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9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185cm"/>
    </style:style>
    <style:style style:name="co8" style:family="table-column">
      <style:table-column-properties fo:break-before="auto" style:column-width="6.165cm"/>
    </style:style>
    <style:style style:name="co9" style:family="table-column">
      <style:table-column-properties fo:break-before="auto" style:column-width="0.926cm"/>
    </style:style>
    <style:style style:name="co10" style:family="table-column">
      <style:table-column-properties fo:break-before="auto" style:column-width="1.984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page" style:column-width="1.799cm"/>
    </style:style>
    <style:style style:name="co13" style:family="table-column">
      <style:table-column-properties fo:break-before="auto" style:column-width="4.828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2.17cm"/>
    </style:style>
    <style:style style:name="co16" style:family="table-column">
      <style:table-column-properties fo:break-before="auto" style:column-width="7.541cm"/>
    </style:style>
    <style:style style:name="co17" style:family="table-column">
      <style:table-column-properties fo:break-before="auto" style:column-width="2.143cm"/>
    </style:style>
    <style:style style:name="co18" style:family="table-column">
      <style:table-column-properties fo:break-before="auto" style:column-width="3.773cm"/>
    </style:style>
    <style:style style:name="co19" style:family="table-column">
      <style:table-column-properties fo:break-before="auto" style:column-width="9.022cm"/>
    </style:style>
    <style:style style:name="co20" style:family="table-column">
      <style:table-column-properties fo:break-before="auto" style:column-width="4.842cm"/>
    </style:style>
    <style:style style:name="co21" style:family="table-column">
      <style:table-column-properties fo:break-before="auto" style:column-width="1.508cm"/>
    </style:style>
    <style:style style:name="co22" style:family="table-column">
      <style:table-column-properties fo:break-before="auto" style:column-width="2.607cm"/>
    </style:style>
    <style:style style:name="co23" style:family="table-column">
      <style:table-column-properties fo:break-before="auto" style:column-width="1.455cm"/>
    </style:style>
    <style:style style:name="co24" style:family="table-column">
      <style:table-column-properties fo:break-before="auto" style:column-width="3.551cm"/>
    </style:style>
    <style:style style:name="co25" style:family="table-column">
      <style:table-column-properties fo:break-before="auto" style:column-width="2.413cm"/>
    </style:style>
    <style:style style:name="co26" style:family="table-column">
      <style:table-column-properties fo:break-before="auto" style:column-width="2.912cm"/>
    </style:style>
    <style:style style:name="co27" style:family="table-column">
      <style:table-column-properties fo:break-before="auto" style:column-width="2.408cm"/>
    </style:style>
    <style:style style:name="co28" style:family="table-column">
      <style:table-column-properties fo:break-before="auto" style:column-width="2.514cm"/>
    </style:style>
    <style:style style:name="co29" style:family="table-column">
      <style:table-column-properties fo:break-before="auto" style:column-width="0.238cm"/>
    </style:style>
    <style:style style:name="co30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8.176cm"/>
    </style:style>
    <style:style style:name="co32" style:family="table-column">
      <style:table-column-properties fo:break-before="auto" style:column-width="2.718cm"/>
    </style:style>
    <style:style style:name="co33" style:family="table-column">
      <style:table-column-properties fo:break-before="auto" style:column-width="0.873cm"/>
    </style:style>
    <style:style style:name="co34" style:family="table-column">
      <style:table-column-properties fo:break-before="auto" style:column-width="0.318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0.106cm"/>
    </style:style>
    <style:style style:name="co37" style:family="table-column">
      <style:table-column-properties fo:break-before="auto" style:column-width="0.503cm"/>
    </style:style>
    <style:style style:name="co38" style:family="table-column">
      <style:table-column-properties fo:break-before="auto" style:column-width="0.079cm"/>
    </style:style>
    <style:style style:name="co39" style:family="table-column">
      <style:table-column-properties fo:break-before="auto" style:column-width="0.397cm"/>
    </style:style>
    <style:style style:name="co40" style:family="table-column">
      <style:table-column-properties fo:break-before="auto" style:column-width="0.609cm"/>
    </style:style>
    <style:style style:name="co41" style:family="table-column">
      <style:table-column-properties fo:break-before="auto" style:column-width="0.277cm"/>
    </style:style>
    <style:style style:name="co42" style:family="table-column">
      <style:table-column-properties fo:break-before="auto" style:column-width="6.826cm"/>
    </style:style>
    <style:style style:name="co43" style:family="table-column">
      <style:table-column-properties fo:break-before="auto" style:column-width="0.265cm"/>
    </style:style>
    <style:style style:name="co44" style:family="table-column">
      <style:table-column-properties fo:break-before="auto" style:column-width="1.482cm"/>
    </style:style>
    <style:style style:name="co45" style:family="table-column">
      <style:table-column-properties fo:break-before="auto" style:column-width="3.191cm"/>
    </style:style>
    <style:style style:name="co46" style:family="table-column">
      <style:table-column-properties fo:break-before="auto" style:column-width="0.291cm"/>
    </style:style>
    <style:style style:name="co47" style:family="table-column">
      <style:table-column-properties fo:break-before="auto" style:column-width="1.879cm"/>
    </style:style>
    <style:style style:name="co48" style:family="table-column">
      <style:table-column-properties fo:break-before="auto" style:column-width="0.45cm"/>
    </style:style>
    <style:style style:name="co49" style:family="table-column">
      <style:table-column-properties fo:break-before="auto" style:column-width="2.775cm"/>
    </style:style>
    <style:style style:name="co50" style:family="table-column">
      <style:table-column-properties fo:break-before="auto" style:column-width="3.163cm"/>
    </style:style>
    <style:style style:name="co51" style:family="table-column">
      <style:table-column-properties fo:break-before="auto" style:column-width="2.275cm"/>
    </style:style>
    <style:style style:name="co52" style:family="table-column">
      <style:table-column-properties fo:break-before="auto" style:column-width="1.164cm"/>
    </style:style>
    <style:style style:name="co53" style:family="table-column">
      <style:table-column-properties fo:break-before="auto" style:column-width="1.323cm"/>
    </style:style>
    <style:style style:name="co54" style:family="table-column">
      <style:table-column-properties fo:break-before="auto" style:column-width="2.858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212cm" fo:break-before="page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11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185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661cm" fo:break-before="auto" style:use-optimal-row-height="false"/>
    </style:style>
    <style:style style:name="ro17" style:family="table-row">
      <style:table-row-properties style:row-height="0.792cm" fo:break-before="auto" style:use-optimal-row-height="true"/>
    </style:style>
    <style:style style:name="ro18" style:family="table-row">
      <style:table-row-properties style:row-height="0.707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53cm" fo:break-before="page" style:use-optimal-row-height="true"/>
    </style:style>
    <style:style style:name="ro21" style:family="table-row">
      <style:table-row-properties style:row-height="0.496cm" fo:break-before="auto" style:use-optimal-row-height="true"/>
    </style:style>
    <style:style style:name="ro22" style:family="table-row">
      <style:table-row-properties style:row-height="0.538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0.847cm" fo:break-before="auto" style:use-optimal-row-height="false"/>
    </style:style>
    <style:style style:name="ro25" style:family="table-row">
      <style:table-row-properties style:row-height="0.529cm" fo:break-before="auto" style:use-optimal-row-height="false"/>
    </style:style>
    <style:style style:name="ro26" style:family="table-row">
      <style:table-row-properties style:row-height="0.45cm" fo:break-before="auto" style:use-optimal-row-height="false"/>
    </style:style>
    <style:style style:name="ro27" style:family="table-row">
      <style:table-row-properties style:row-height="0.45cm" fo:break-before="page" style:use-optimal-row-height="false"/>
    </style:style>
    <style:style style:name="ro28" style:family="table-row">
      <style:table-row-properties style:row-height="0.953cm" fo:break-before="auto" style:use-optimal-row-height="false"/>
    </style:style>
    <style:style style:name="ro29" style:family="table-row">
      <style:table-row-properties style:row-height="0.635cm" fo:break-before="auto" style:use-optimal-row-height="false"/>
    </style:style>
    <style:style style:name="ro30" style:family="table-row">
      <style:table-row-properties style:row-height="0.582cm" fo:break-before="auto" style:use-optimal-row-height="false"/>
    </style:style>
    <style:style style:name="ro31" style:family="table-row">
      <style:table-row-properties style:row-height="0.286cm" fo:break-before="auto" style:use-optimal-row-height="false"/>
    </style:style>
    <style:style style:name="ro32" style:family="table-row">
      <style:table-row-properties style:row-height="0.497cm" fo:break-before="auto" style:use-optimal-row-height="false"/>
    </style:style>
    <style:style style:name="ro33" style:family="table-row">
      <style:table-row-properties style:row-height="0.318cm" fo:break-before="auto" style:use-optimal-row-height="false"/>
    </style:style>
    <style:style style:name="ro34" style:family="table-row">
      <style:table-row-properties style:row-height="0.139cm" fo:break-before="auto" style:use-optimal-row-height="false"/>
    </style:style>
    <style:style style:name="ro35" style:family="table-row">
      <style:table-row-properties style:row-height="0.404cm" fo:break-before="auto" style:use-optimal-row-height="false"/>
    </style:style>
    <style:style style:name="ro36" style:family="table-row">
      <style:table-row-properties style:row-height="0.074cm" fo:break-before="auto" style:use-optimal-row-height="false"/>
    </style:style>
    <style:style style:name="ro37" style:family="table-row">
      <style:table-row-properties style:row-height="0.106cm" fo:break-before="auto" style:use-optimal-row-height="false"/>
    </style:style>
    <style:style style:name="ro38" style:family="table-row">
      <style:table-row-properties style:row-height="0.392cm" fo:break-before="auto" style:use-optimal-row-height="false"/>
    </style:style>
    <style:style style:name="ro39" style:family="table-row">
      <style:table-row-properties style:row-height="0.351cm" fo:break-before="auto" style:use-optimal-row-height="false"/>
    </style:style>
    <style:style style:name="ro40" style:family="table-row">
      <style:table-row-properties style:row-height="0.026cm" fo:break-before="auto" style:use-optimal-row-height="false"/>
    </style:style>
    <style:style style:name="ro41" style:family="table-row">
      <style:table-row-properties style:row-height="0.563cm" fo:break-before="auto" style:use-optimal-row-height="false"/>
    </style:style>
    <style:style style:name="ro42" style:family="table-row">
      <style:table-row-properties style:row-height="0.709cm" fo:break-before="auto" style:use-optimal-row-height="false"/>
    </style:style>
    <style:style style:name="ro43" style:family="table-row">
      <style:table-row-properties style:row-height="0.18cm" fo:break-before="auto" style:use-optimal-row-height="false"/>
    </style:style>
    <style:style style:name="ro44" style:family="table-row">
      <style:table-row-properties style:row-height="0.529cm" fo:break-before="page" style:use-optimal-row-height="false"/>
    </style:style>
    <style:style style:name="ro45" style:family="table-row">
      <style:table-row-properties style:row-height="1.632cm" fo:break-before="auto" style:use-optimal-row-height="true"/>
    </style:style>
    <style:style style:name="ro46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9">
      <style:table-cell-properties fo:background-color="#ffffcc"/>
      <style:text-properties fo:font-size="8pt" style:font-size-asian="8pt" style:font-size-complex="8pt"/>
    </style:style>
    <style:style style:name="ce3" style:family="table-cell" style:parent-style-name="Default" style:data-style-name="N109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4" style:family="table-cell" style:parent-style-name="Default" style:data-style-name="N109">
      <style:text-properties fo:font-size="8pt" style:font-size-asian="8pt" style:font-size-complex="8pt"/>
    </style:style>
    <style:style style:name="ce5" style:family="table-cell" style:parent-style-name="Default" style:data-style-name="N109">
      <style:table-cell-properties fo:background-color="#ffffcc" fo:border="0.002cm solid #000000"/>
      <style:text-properties fo:font-size="8pt" style:font-size-asian="8pt" style:font-size-complex="8pt"/>
    </style:style>
    <style:style style:name="ce6" style:family="table-cell" style:parent-style-name="Default" style:data-style-name="N109">
      <style:table-cell-properties fo:background-color="#ccffcc"/>
      <style:text-properties fo:font-size="8pt" style:font-size-asian="8pt" style:font-size-complex="8pt"/>
    </style:style>
    <style:style style:name="ce7" style:family="table-cell" style:parent-style-name="Default" style:data-style-name="N109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9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109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6" style:family="table-cell" style:parent-style-name="Default" style:data-style-name="N109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17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8" style:family="table-cell" style:parent-style-name="Default" style:data-style-name="N109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9" style:family="table-cell" style:parent-style-name="Default" style:data-style-name="N109">
      <style:table-cell-properties fo:border="0.002cm solid #000000"/>
      <style:text-properties fo:font-size="8pt" style:font-size-asian="8pt" style:font-size-complex="8pt"/>
    </style:style>
    <style:style style:name="ce20" style:family="table-cell" style:parent-style-name="Default" style:data-style-name="N109">
      <style:table-cell-properties fo:background-color="transparent" fo:border="0.002cm solid #000000"/>
      <style:text-properties fo:font-size="8pt" style:font-size-asian="8pt" style:font-size-complex="8pt"/>
    </style:style>
    <style:style style:name="ce21" style:family="table-cell" style:parent-style-name="Default" style:data-style-name="N109">
      <style:table-cell-properties fo:background-color="#ffffcc" fo:wrap-option="wrap" style:vertical-align="automatic"/>
    </style:style>
    <style:style style:name="ce22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109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25" style:family="table-cell" style:parent-style-name="Default" style:data-style-name="N109">
      <style:table-cell-properties fo:background-color="transparent"/>
      <style:text-properties fo:font-size="8pt" style:font-size-asian="8pt" style:font-size-complex="8pt"/>
    </style:style>
    <style:style style:name="ce26" style:family="table-cell" style:parent-style-name="Default" style:data-style-name="N109">
      <style:table-cell-properties fo:border="0.002cm solid #000000" style:vertical-align="automatic"/>
      <style:text-properties fo:font-size="8pt" style:font-size-asian="8pt" style:font-size-complex="8pt"/>
    </style:style>
    <style:style style:name="ce27" style:family="table-cell" style:parent-style-name="Default" style:data-style-name="N109">
      <style:table-cell-properties fo:background-color="#ffffcc" style:vertical-align="automatic"/>
      <style:text-properties fo:font-size="8pt" style:font-size-asian="8pt" style:font-size-complex="8pt"/>
    </style:style>
    <style:style style:name="ce28" style:family="table-cell" style:parent-style-name="Default" style:data-style-name="N109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29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30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109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 style:data-style-name="N109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33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35" style:family="table-cell" style:parent-style-name="Default" style:data-style-name="N109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36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09">
      <style:table-cell-properties fo:wrap-option="wrap" style:vertical-align="automatic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41" style:family="table-cell" style:parent-style-name="Hyperlink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42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5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4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50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109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109">
      <style:text-properties style:font-name="Times New Roman1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09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60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2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63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64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5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6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67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11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11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111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11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11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9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2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4" style:family="table-cell" style:parent-style-name="Default" style:data-style-name="N111">
      <style:text-properties fo:font-size="9pt" style:font-size-asian="9pt" style:font-size-complex="9pt"/>
    </style:style>
    <style:style style:name="ce85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6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7" style:family="table-cell" style:parent-style-name="Default" style:data-style-name="N111">
      <style:table-cell-properties style:vertical-align="automatic"/>
      <style:text-properties fo:font-size="9pt" style:font-size-asian="9pt" style:font-size-complex="9pt"/>
    </style:style>
    <style:style style:name="ce88" style:family="table-cell" style:parent-style-name="Default" style:data-style-name="N111">
      <style:text-properties fo:font-size="9pt" fo:font-weight="bold" style:font-size-asian="9pt" style:font-weight-asian="bold" style:font-size-complex="9pt" style:font-weight-complex="bold"/>
    </style:style>
    <style:style style:name="ce89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90" style:family="table-cell" style:parent-style-name="Default" style:data-style-name="N111">
      <style:text-properties fo:color="#ff0000" fo:font-size="9pt" style:font-size-asian="9pt" style:font-size-complex="9pt"/>
    </style:style>
    <style:style style:name="ce91" style:family="table-cell" style:parent-style-name="Default" style:data-style-name="N3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92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93" style:family="table-cell" style:parent-style-name="Default" style:data-style-name="N111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94" style:family="table-cell" style:parent-style-name="Default" style:data-style-name="N111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95" style:family="table-cell" style:parent-style-name="Default" style:data-style-name="N111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97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8" style:family="table-cell" style:parent-style-name="Default" style:data-style-name="N0"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00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01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02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03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05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0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07" style:family="table-cell" style:parent-style-name="Default" style:data-style-name="N3">
      <style:text-properties fo:font-size="9pt" style:font-size-asian="9pt" style:font-size-complex="9pt"/>
    </style:style>
    <style:style style:name="ce108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09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11" style:family="table-cell" style:parent-style-name="Default" style:data-style-name="N111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12" style:family="table-cell" style:parent-style-name="Default" style:data-style-name="N111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 style:data-style-name="N111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14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1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19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20" style:family="table-cell" style:parent-style-name="Default" style:data-style-name="N111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21" style:family="table-cell" style:parent-style-name="Default" style:data-style-name="N111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22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2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31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33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34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10">
      <style:text-properties fo:font-size="9pt" style:font-size-asian="9pt" style:font-size-complex="9pt"/>
    </style:style>
    <style:style style:name="ce136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37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38" style:family="table-cell" style:parent-style-name="Default" style:data-style-name="N0"/>
    <style:style style:name="ce1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4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43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4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46" style:family="table-cell" style:parent-style-name="Default" style:data-style-name="N0">
      <style:text-properties style:font-name="Verdana" style:font-name-asian="Verdana" style:font-name-complex="Verdana"/>
    </style:style>
    <style:style style:name="ce14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48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14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5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152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153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5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5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56" style:family="table-cell" style:parent-style-name="Default" style:data-style-name="N0"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58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159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60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6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6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63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16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16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66" style:family="table-cell" style:parent-style-name="Default" style:data-style-name="N3">
      <style:text-properties style:font-name="Verdana" style:font-name-asian="Verdana" style:font-name-complex="Verdana"/>
    </style:style>
    <style:style style:name="ce16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6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69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17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ackground-color="transparent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173" style:family="table-cell" style:parent-style-name="Default" style:data-style-name="N113">
      <style:table-cell-properties fo:background-color="#ffffcc"/>
      <style:text-properties fo:font-size="9pt" style:font-size-asian="9pt" style:font-size-complex="9pt"/>
    </style:style>
    <style:style style:name="ce174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11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76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113">
      <style:text-properties fo:font-size="9pt" style:font-size-asian="9pt" style:font-size-complex="9pt"/>
    </style:style>
    <style:style style:name="ce178" style:family="table-cell" style:parent-style-name="Default" style:data-style-name="N106">
      <style:table-cell-properties fo:background-color="transparent"/>
      <style:text-properties fo:font-size="9pt" style:font-size-asian="9pt" style:font-size-complex="9pt"/>
    </style:style>
    <style:style style:name="ce179" style:family="table-cell" style:parent-style-name="Default" style:data-style-name="N106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80" style:family="table-cell" style:parent-style-name="Default" style:data-style-name="N0">
      <style:table-cell-properties fo:background-color="#ffffcc" style:vertical-align="automatic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fo:background-color="#ffffcc" style:vertical-align="automatic"/>
    </style:style>
    <style:style style:name="ce18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184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185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186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8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2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195" style:family="table-cell" style:parent-style-name="Default" style:data-style-name="N0">
      <style:table-cell-properties fo:background-color="#ffffcc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96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9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198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0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203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4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0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6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8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211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3">
      <style:table-cell-properties fo:background-color="#ffffcc" style:vertical-align="middle"/>
      <style:text-properties fo:font-size="9pt" fo:font-weight="bold" style:font-size-asian="9pt" style:font-weight-asian="bold" style:font-size-complex="9pt" style:font-weight-complex="bold"/>
    </style:style>
    <style:style style:name="ce21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</style:style>
    <style:style style:name="ce215" style:family="table-cell" style:parent-style-name="Default" style:data-style-name="N3">
      <style:table-cell-properties fo:background-color="#ffffff" fo:border="0.002cm solid #000000"/>
      <style:text-properties fo:font-size="9pt" style:font-size-asian="9pt" style:font-size-complex="9pt"/>
    </style:style>
    <style:style style:name="ce216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17" style:family="table-cell" style:parent-style-name="Default" style:data-style-name="N111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18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9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21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22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23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2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5" style:family="table-cell" style:parent-style-name="Default" style:data-style-name="N111">
      <style:table-cell-properties fo:border="0.002cm solid #000000"/>
      <style:text-properties fo:font-size="9pt" style:font-size-asian="9pt" style:font-size-complex="9pt"/>
    </style:style>
    <style:style style:name="ce226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27" style:family="table-cell" style:parent-style-name="Default" style:data-style-name="N111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111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30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231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32" style:family="table-cell" style:parent-style-name="Default" style:data-style-name="N109">
      <style:table-cell-properties fo:background-color="#ffffff" fo:border="0.071cm solid #000000"/>
      <style:text-properties fo:font-weight="bold" style:font-weight-asian="bold" style:font-weight-complex="bold"/>
    </style:style>
    <style:style style:name="ce233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234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235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0">
      <style:table-cell-properties style:vertical-align="automatic"/>
    </style:style>
    <style:style style:name="ce237" style:family="table-cell" style:parent-style-name="Default" style:data-style-name="N0">
      <style:table-cell-properties fo:background-color="transparent" style:vertical-align="automatic"/>
    </style:style>
    <style:style style:name="ce238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39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4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41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0">
      <style:table-cell-properties fo:background-color="#ccffff"/>
    </style:style>
    <style:style style:name="ce243" style:family="table-cell" style:parent-style-name="Default" style:data-style-name="N0">
      <style:table-cell-properties fo:background-color="#ffffff" style:vertical-align="automatic"/>
    </style:style>
    <style:style style:name="ce244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46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47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48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4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251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25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253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5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256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258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259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63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264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65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115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267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268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26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70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1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2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273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274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276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277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278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79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28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82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84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285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286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287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88" style:family="table-cell" style:parent-style-name="Default" style:data-style-name="N0">
      <style:table-cell-properties fo:background-color="#00ffff" fo:border="0.002cm solid #008080"/>
      <style:text-properties fo:font-size="9pt" style:font-size-asian="9pt" style:font-size-complex="9pt"/>
    </style:style>
    <style:style style:name="ce289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290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291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292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293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295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296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297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298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299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300" style:family="table-cell" style:parent-style-name="Default" style:data-style-name="N116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01" style:family="table-cell" style:parent-style-name="Default" style:data-style-name="N0">
      <style:table-cell-properties fo:background-color="#ccffff" style:vertical-align="automatic"/>
    </style:style>
    <style:style style:name="ce30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0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0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06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0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09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10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312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13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14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15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6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317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18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20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21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22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23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324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325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326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27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328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29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30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31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32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33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34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335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336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37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339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0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41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342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45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346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347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348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349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350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352" style:family="table-cell" style:parent-style-name="Default" style:data-style-name="N0">
      <style:table-cell-properties fo:background-color="transparent"/>
    </style:style>
    <style:style style:name="ce353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354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355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56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35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58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59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60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61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2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63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64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5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66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68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9" style:family="table-cell" style:parent-style-name="Default" style:data-style-name="N109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70" style:family="table-cell" style:parent-style-name="Default" style:data-style-name="N109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71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72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7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4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5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6" style:family="table-cell" style:parent-style-name="Default" style:data-style-name="N106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77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8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9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0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1" style:family="table-cell" style:parent-style-name="Default" style:data-style-name="N106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2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3" style:family="table-cell" style:parent-style-name="Default" style:data-style-name="N106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385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6" style:family="table-cell" style:parent-style-name="Default" style:data-style-name="N10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7" style:family="table-cell" style:parent-style-name="Default" style:data-style-name="N111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8" style:family="table-cell" style:parent-style-name="Default" style:data-style-name="N11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9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0" style:family="table-cell" style:parent-style-name="Default" style:data-style-name="N11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1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2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3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4" style:family="table-cell" style:parent-style-name="Default" style:data-style-name="N111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6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7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8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9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0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1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2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3" style:family="table-cell" style:parent-style-name="Default" style:data-style-name="N111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4" style:family="table-cell" style:parent-style-name="Default" style:data-style-name="N111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5" style:family="table-cell" style:parent-style-name="Default" style:data-style-name="N111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6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7" style:family="table-cell" style:parent-style-name="Default" style:data-style-name="N111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8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9" style:family="table-cell" style:parent-style-name="Default" style:data-style-name="N111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0" style:family="table-cell" style:parent-style-name="Default" style:data-style-name="N111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1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2" style:family="table-cell" style:parent-style-name="Default" style:data-style-name="N111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3" style:family="table-cell" style:parent-style-name="Default" style:data-style-name="N111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4" style:family="table-cell" style:parent-style-name="Default" style:data-style-name="N111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5" style:family="table-cell" style:parent-style-name="Default" style:data-style-name="N111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6" style:family="table-cell" style:parent-style-name="Default" style:data-style-name="N11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7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19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20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21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2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423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24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25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27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31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32" style:family="table-cell" style:parent-style-name="Default" style:data-style-name="N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33" style:family="table-cell" style:parent-style-name="Default" style:data-style-name="N106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34" style:family="table-cell" style:parent-style-name="Default" style:data-style-name="N106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35" style:family="table-cell" style:parent-style-name="Default" style:data-style-name="N106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36" style:family="table-cell" style:parent-style-name="Default" style:data-style-name="N106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37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3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39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40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41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42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4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44" style:family="table-cell" style:parent-style-name="Default" style:data-style-name="N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45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4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47" style:family="table-cell" style:parent-style-name="Default" style:data-style-name="N106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48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49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50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51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5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4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6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58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59" style:family="table-cell" style:parent-style-name="Default" style:data-style-name="N112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0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62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6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64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65" style:family="table-cell" style:parent-style-name="Default" style:data-style-name="N106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46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4" table:number-columns-repeated="5" table:default-cell-style-name="ce4"/>
        <table:table-column table:style-name="co1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4" table:default-cell-style-name="ce4"/>
        <table:table-column table:style-name="co1" table:default-cell-style-name="ce4"/>
        <table:table-column table:style-name="co6" table:number-columns-repeated="1006" table:default-cell-style-name="ce4"/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ompany Name (including Limited)</text:p>
          </table:table-cell>
          <table:table-cell table:style-name="ce2"/>
          <table:table-cell table:style-name="ce16" table:number-columns-spanned="4" table:number-rows-spanned="1"/>
          <table:covered-table-cell table:number-columns-repeated="3"/>
          <table:table-cell table:style-name="ce2"/>
          <table:table-cell table:style-name="ce2" office:value-type="string">
            <text:p>Registered Office Address</text:p>
          </table:table-cell>
          <table:table-cell table:style-name="ce2" table:number-columns-repeated="4"/>
          <table:table-cell table:style-name="ce32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ompany registration number</text:p>
          </table:table-cell>
          <table:table-cell table:style-name="ce2"/>
          <table:table-cell table:style-name="ce17" table:number-columns-spanned="4" table:number-rows-spanned="1"/>
          <table:covered-table-cell table:number-columns-repeated="3"/>
          <table:table-cell table:style-name="ce2"/>
          <table:table-cell table:style-name="ce16" table:number-columns-spanned="5" table:number-rows-spanned="1"/>
          <table:covered-table-cell table:number-columns-repeated="4"/>
          <table:table-cell table:number-columns-repeated="3" table:style-name="ce33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Telephone number (including STD Code)</text:p>
          </table:table-cell>
          <table:table-cell table:style-name="ce2"/>
          <table:table-cell table:style-name="ce18" table:number-columns-spanned="4" table:number-rows-spanned="1"/>
          <table:covered-table-cell table:number-columns-repeated="3"/>
          <table:table-cell table:style-name="ce2"/>
          <table:table-cell table:style-name="ce16" table:number-columns-spanned="5" table:number-rows-spanned="1"/>
          <table:covered-table-cell table:number-columns-repeated="4"/>
          <table:table-cell table:style-name="ce2" table:number-columns-repeated="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First Director's Name</text:p>
          </table:table-cell>
          <table:table-cell table:style-name="ce2"/>
          <table:table-cell table:style-name="ce18" table:number-columns-spanned="4" table:number-rows-spanned="1"/>
          <table:covered-table-cell table:number-columns-repeated="3"/>
          <table:table-cell table:style-name="ce2"/>
          <table:table-cell table:style-name="ce16" table:number-columns-spanned="5" table:number-rows-spanned="1"/>
          <table:covered-table-cell table:number-columns-repeated="4"/>
          <table:table-cell table:style-name="ce34" office:value-type="string" table:number-columns-spanned="2" table:number-rows-spanned="1">
            <text:p>Loss brought forward</text:p>
          </table:table-cell>
          <table:covered-table-cell/>
          <table:table-cell table:style-name="ce20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Second Director's Name</text:p>
          </table:table-cell>
          <table:table-cell table:style-name="ce2"/>
          <table:table-cell table:style-name="ce18" table:number-columns-spanned="4" table:number-rows-spanned="1"/>
          <table:covered-table-cell table:number-columns-repeated="3"/>
          <table:table-cell table:style-name="ce2"/>
          <table:table-cell table:style-name="ce26" table:number-columns-spanned="2" table:number-rows-spanned="1"/>
          <table:covered-table-cell/>
          <table:table-cell table:style-name="ce30" office:value-type="string" table:number-columns-spanned="2" table:number-rows-spanned="1">
            <text:p>Postcode</text:p>
          </table:table-cell>
          <table:covered-table-cell/>
          <table:table-cell table:style-name="ce31"/>
          <table:table-cell table:style-name="ce35"/>
          <table:table-cell table:style-name="ce2" table:number-columns-repeated="3"/>
          <table:table-cell table:number-columns-repeated="1006"/>
        </table:table-row>
        <table:table-row table:style-name="ro1">
          <table:table-cell table:style-name="ce2" table:number-columns-repeated="4"/>
          <table:table-cell table:style-name="ce3" table:number-columns-repeated="4"/>
          <table:table-cell table:style-name="ce2"/>
          <table:table-cell table:style-name="ce3" table:number-columns-repeated="5"/>
          <table:table-cell table:style-name="ce2" table:number-columns-repeated="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The principal activity of the company is</text:p>
          </table:table-cell>
          <table:table-cell table:style-name="ce2"/>
          <table:table-cell table:style-name="ce18" table:number-columns-spanned="5" table:number-rows-spanned="1"/>
          <table:covered-table-cell table:number-columns-repeated="4"/>
          <table:table-cell table:style-name="ce27"/>
          <table:table-cell table:style-name="ce28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36" table:content-validation-name="val1"/>
          <table:table-cell table:style-name="ce2" table:number-columns-repeated="2"/>
          <table:table-cell table:number-columns-repeated="1006"/>
        </table:table-row>
        <table:table-row table:style-name="ro1">
          <table:table-cell table:style-name="ce2" table:number-columns-repeated="4"/>
          <table:table-cell table:style-name="ce3" table:number-columns-repeated="4"/>
          <table:table-cell table:style-name="ce2"/>
          <table:table-cell table:style-name="ce3" table:number-columns-repeated="5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2" table:number-columns-repeated="2"/>
          <table:table-cell table:style-name="ce7" office:value-type="string">
            <text:p>PREVIOUS YEAR BALANCE SHEET</text:p>
          </table:table-cell>
          <table:table-cell table:style-name="ce2"/>
          <table:table-cell table:style-name="ce3" office:value-type="string" table:number-columns-spanned="1" table:number-rows-spanned="2">
            <text:p>OPENING BALANCE SHEET</text:p>
          </table:table-cell>
          <table:table-cell table:style-name="ce3"/>
          <table:table-cell table:style-name="ce22" office:value-type="string" table:number-columns-spanned="5" table:number-rows-spanned="1">
            <text:p>Fixed Aset Original Cost</text:p>
          </table:table-cell>
          <table:covered-table-cell table:number-columns-repeated="4"/>
          <table:table-cell table:style-name="ce22"/>
          <table:table-cell table:style-name="ce22" office:value-type="string" table:number-columns-spanned="5" table:number-rows-spanned="1">
            <text:p>Fixed Asset Accumulated Deprecisation</text:p>
          </table:table-cell>
          <table:covered-table-cell table:number-columns-repeated="4"/>
          <table:table-cell table:style-name="ce2"/>
          <table:table-cell table:number-columns-repeated="1006"/>
        </table:table-row>
        <table:table-row table:style-name="ro3">
          <table:table-cell table:style-name="ce3"/>
          <table:table-cell table:style-name="ce3" office:value-type="string">
            <text:p>AUDIT CHECK</text:p>
          </table:table-cell>
          <table:table-cell table:style-name="ce3" table:number-columns-repeated="2"/>
          <table:covered-table-cell/>
          <table:table-cell table:style-name="ce21"/>
          <table:table-cell table:style-name="ce23" office:value-type="string">
            <text:p>Land &amp; Buildings</text:p>
          </table:table-cell>
          <table:table-cell table:style-name="ce3" office:value-type="string">
            <text:p>Plant &amp; Machinery</text:p>
          </table:table-cell>
          <table:table-cell table:style-name="ce3" office:value-type="string">
            <text:p>Fixtures &amp; Fittings</text:p>
          </table:table-cell>
          <table:table-cell table:style-name="ce3" office:value-type="string">
            <text:p>Computer Technology</text:p>
          </table:table-cell>
          <table:table-cell table:style-name="ce3" office:value-type="string">
            <text:p>Motor Vehicles</text:p>
          </table:table-cell>
          <table:table-cell table:style-name="ce3"/>
          <table:table-cell table:style-name="ce3" office:value-type="string">
            <text:p>Land &amp; Buildings</text:p>
          </table:table-cell>
          <table:table-cell table:style-name="ce3" office:value-type="string">
            <text:p>Plant &amp; Machinery</text:p>
          </table:table-cell>
          <table:table-cell table:style-name="ce3" office:value-type="string">
            <text:p>Fixtures &amp; Fittings</text:p>
          </table:table-cell>
          <table:table-cell table:style-name="ce3" office:value-type="string">
            <text:p>Computer Technology</text:p>
          </table:table-cell>
          <table:table-cell table:style-name="ce3" office:value-type="string">
            <text:p>Motor Vehicles</text:p>
          </table:table-cell>
          <table:table-cell table:style-name="ce3"/>
          <table:table-cell table:style-name="ce37" table:number-columns-repeated="1006"/>
        </table:table-row>
        <table:table-row table:style-name="ro4">
          <table:table-cell table:style-name="ce2" table:number-columns-repeated="2"/>
          <table:table-cell table:style-name="ce8" office:value-type="string">
            <text:p>Fixed Assets</text:p>
          </table:table-cell>
          <table:table-cell table:style-name="ce8"/>
          <table:table-cell table:style-name="ce2" table:number-columns-repeated="2"/>
          <table:table-cell table:style-name="ce24"/>
          <table:table-cell table:style-name="ce2" table:number-columns-repeated="11"/>
          <table:table-cell table:number-columns-repeated="1006"/>
        </table:table-row>
        <table:table-row table:style-name="ro1">
          <table:table-cell table:style-name="ce2"/>
          <table:table-cell table:style-name="ce5" table:formula="of:=[.E13]-[.G13]-[.H13]-[.I13]-[.J13]-[.K13]+[.M13]+[.N13]+[.O13]+[.P13]+[.Q13]" office:value-type="float" office:value="0">
            <text:p>0.00 </text:p>
          </table:table-cell>
          <table:table-cell table:style-name="ce2" office:value-type="string">
            <text:p>Tangible assets (note 1)</text:p>
          </table:table-cell>
          <table:table-cell table:style-name="ce2"/>
          <table:table-cell table:style-name="ce19"/>
          <table:table-cell table:style-name="ce2"/>
          <table:table-cell table:number-columns-repeated="5" table:style-name="ce19"/>
          <table:table-cell table:style-name="ce2"/>
          <table:table-cell table:number-columns-repeated="5" table:style-name="ce19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Current Assets</text:p>
          </table:table-cell>
          <table:table-cell table:style-name="ce8"/>
          <table:table-cell table:style-name="ce2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Stock at cost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5">
          <table:table-cell table:style-name="ce2" table:number-columns-repeated="2"/>
          <table:table-cell table:style-name="ce2" office:value-type="string">
            <text:p>Trade Debtors</text:p>
          </table:table-cell>
          <table:table-cell table:style-name="ce2"/>
          <table:table-cell table:style-name="ce19"/>
          <table:table-cell table:style-name="ce2"/>
          <table:table-cell table:style-name="ce22" table:number-columns-repeated="4"/>
          <table:table-cell table:style-name="ce2" table:number-columns-repeated="8"/>
          <table:table-cell table:number-columns-repeated="1006"/>
        </table:table-row>
        <table:table-row table:style-name="ro3">
          <table:table-cell table:style-name="ce2" table:number-columns-repeated="6"/>
          <table:table-cell table:style-name="ce22" office:value-type="string">
            <text:p>Current Account</text:p>
          </table:table-cell>
          <table:table-cell table:style-name="ce22" office:value-type="string">
            <text:p>Savings Account</text:p>
          </table:table-cell>
          <table:table-cell table:style-name="ce22" office:value-type="string">
            <text:p>Credit Card Account</text:p>
          </table:table-cell>
          <table:table-cell table:style-name="ce22" office:value-type="string">
            <text:p>Cash Account</text:p>
          </table:table-cell>
          <table:table-cell table:style-name="ce2" table:number-columns-repeated="8"/>
          <table:table-cell table:number-columns-repeated="1006"/>
        </table:table-row>
        <table:table-row table:style-name="ro1">
          <table:table-cell table:style-name="ce2"/>
          <table:table-cell table:style-name="ce5" table:formula="of:=[.E18]-[.G18]-[.H18]-[.I18]-[.J18]" office:value-type="float" office:value="0">
            <text:p>0.00 </text:p>
          </table:table-cell>
          <table:table-cell table:style-name="ce2" office:value-type="string">
            <text:p>Cash and Bank Balances</text:p>
          </table:table-cell>
          <table:table-cell table:style-name="ce2"/>
          <table:table-cell table:style-name="ce19"/>
          <table:table-cell table:style-name="ce2"/>
          <table:table-cell table:number-columns-repeated="4" table:style-name="ce19"/>
          <table:table-cell table:style-name="ce29" office:value-type="string" table:number-columns-spanned="5" table:number-rows-spanned="2">
            <text:p>Enter all bank balances on this row including accounts overdrawn as negative amounts</text:p>
          </table:table-cell>
          <table:covered-table-cell table:number-columns-repeated="4"/>
          <table:table-cell table:style-name="ce2" table:number-columns-repeated="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Current Liabilities</text:p>
          </table:table-cell>
          <table:table-cell table:style-name="ce8"/>
          <table:table-cell table:style-name="ce2" table:number-columns-repeated="6"/>
          <table:covered-table-cell table:number-columns-repeated="5"/>
          <table:table-cell table:style-name="ce2" table:number-columns-repeated="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Trade Creditors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Net wages due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Wage deductions due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Dividends due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orporation Tax</text:p>
          </table:table-cell>
          <table:table-cell table:style-name="ce2"/>
          <table:table-cell table:style-name="ce19"/>
          <table:table-cell table:style-name="ce2"/>
          <table:table-cell table:style-name="ce22" table:number-columns-repeated="3"/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 table:number-columns-repeated="6"/>
          <table:table-cell table:style-name="ce2" office:value-type="string">
            <text:p>HMCE Paye</text:p>
          </table:table-cell>
          <table:table-cell table:style-name="ce2" office:value-type="string">
            <text:p>HMCE Vat</text:p>
          </table:table-cell>
          <table:table-cell table:style-name="ce2" office:value-type="string">
            <text:p>HMCE CIS</text:p>
          </table:table-cell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/>
          <table:table-cell table:style-name="ce5" table:formula="of:=[.E26]-[.G26]-[.H26]-[.I26]" office:value-type="float" office:value="0">
            <text:p>0.00 </text:p>
          </table:table-cell>
          <table:table-cell table:style-name="ce2" office:value-type="string">
            <text:p>Taxation and Social Security</text:p>
          </table:table-cell>
          <table:table-cell table:style-name="ce2"/>
          <table:table-cell table:style-name="ce19"/>
          <table:table-cell table:style-name="ce2"/>
          <table:table-cell table:number-columns-repeated="3" table:style-name="ce19"/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Long Term Debtors (3-5 years)</text:p>
          </table:table-cell>
          <table:table-cell table:style-name="ce8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Other Creditors</text:p>
          </table:table-cell>
          <table:table-cell table:style-name="ce8"/>
          <table:table-cell table:style-name="ce2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Directors Loan Account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Long Term Creditors (over 1 year)</text:p>
          </table:table-cell>
          <table:table-cell table:style-name="ce8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Capital and Reserves</text:p>
          </table:table-cell>
          <table:table-cell table:style-name="ce8"/>
          <table:table-cell table:style-name="ce2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alled up share capital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Retained Profit and Loss account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apital Reserves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9" office:value-type="string">
            <text:p>ACCURACY CHECK</text:p>
          </table:table-cell>
          <table:table-cell table:style-name="ce9"/>
          <table:table-cell table:style-name="ce5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6">
          <table:table-cell/>
          <table:table-cell table:style-name="ce6" table:number-columns-repeated="17"/>
          <table:table-cell table:number-columns-repeated="1006"/>
        </table:table-row>
        <table:table-row table:style-name="ro7">
          <table:table-cell table:style-name="ce2" table:number-columns-repeated="8"/>
          <table:table-cell table:style-name="ce25" table:number-columns-repeated="1016"/>
        </table:table-row>
        <table:table-row table:style-name="ro2">
          <table:table-cell table:style-name="ce2" table:number-columns-repeated="2"/>
          <table:table-cell table:style-name="ce10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2" table:number-columns-repeated="3"/>
          <table:table-cell table:number-columns-repeated="1016"/>
        </table:table-row>
        <table:table-row table:style-name="ro6">
          <table:table-cell table:style-name="ce2" table:number-columns-repeated="2"/>
          <table:table-cell table:style-name="ce11" table:number-columns-repeated="3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Sales Turnover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Investment Grants received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Sales Turnover</text:p>
          </table:table-cell>
          <table:table-cell table:style-name="ce2" table:number-columns-repeated="3"/>
          <table:table-cell table:style-name="ce5" table:formula="of:=SUM([.E43:.E44])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Stock at 1 June 2007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Purchas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Less Stock at 31 May 2008</text:p>
          </table:table-cell>
          <table:table-cell table:style-name="ce2"/>
          <table:table-cell table:style-name="ce20" table:formula="of:=[.E15]" office:value-type="float" office:value="0">
            <text:p>0.00 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Sub contractor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Cost of Sales</text:p>
          </table:table-cell>
          <table:table-cell table:style-name="ce2" table:number-columns-repeated="3"/>
          <table:table-cell table:style-name="ce5" table:formula="of:=[.E46]+[.E47]-[.E48]+[.E49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/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Gross Profit</text:p>
          </table:table-cell>
          <table:table-cell table:style-name="ce2" table:number-columns-repeated="3"/>
          <table:table-cell table:style-name="ce5" table:formula="of:=[.G45]-[.G50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4" office:value-type="string">
            <text:p>Administrative Expenses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Wages and Salari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Directors Wag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National Insuranc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Premises Rent &amp; Rat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Premises Light &amp; Heating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Distribution Transport Cost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Equipment Tools &amp; Plant Hir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Repairs &amp; Maintenanc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Consumable Material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Advertising &amp; Promotion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Telephone Postage &amp; Stationery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Travel &amp; Hotel Expens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Motor Vehicle Expens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Insurance Cost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Leasing Charg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Legal &amp; Professional Fe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Bad Debts written off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Bank Interest Paid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Bank Charg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Charitable Donation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Goodwill written off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Loss on disposal of asset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Depreciation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Administrative Expenses</text:p>
          </table:table-cell>
          <table:table-cell table:style-name="ce2" table:number-columns-repeated="3"/>
          <table:table-cell table:style-name="ce5" table:formula="of:=SUM([.E54:.E76])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/>
          <table:table-cell table:style-name="ce2" table:number-columns-repeated="5"/>
          <table:table-cell table:number-columns-repeated="1016"/>
        </table:table-row>
        <table:table-row table:style-name="ro1">
          <table:table-cell/>
          <table:table-cell table:style-name="ce2"/>
          <table:table-cell table:style-name="ce13" office:value-type="string">
            <text:p>Operating Profit</text:p>
          </table:table-cell>
          <table:table-cell table:style-name="ce2" table:number-columns-repeated="3"/>
          <table:table-cell table:style-name="ce5" table:formula="of:=[.G52]-[.G77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 table:style-name="ce12" office:value-type="string">
            <text:p>Other Incom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14" office:value-type="string">
            <text:p>Profit (Loss) before Tax</text:p>
          </table:table-cell>
          <table:table-cell table:style-name="ce2" table:number-columns-repeated="3"/>
          <table:table-cell table:style-name="ce5" table:formula="of:=[.G79]+[.E80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 table:style-name="ce12" office:value-type="string">
            <text:p>Corporation tax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14" office:value-type="string">
            <text:p>Profit (Loss) after Tax</text:p>
          </table:table-cell>
          <table:table-cell table:style-name="ce2" table:number-columns-repeated="3"/>
          <table:table-cell table:style-name="ce5" table:formula="of:=[.G81]-[.E82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 table:style-name="ce12" office:value-type="string">
            <text:p>Dividend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14" office:value-type="string">
            <text:p>Retained Profit (Loss) for the year</text:p>
          </table:table-cell>
          <table:table-cell table:style-name="ce2" table:number-columns-repeated="3"/>
          <table:table-cell table:style-name="ce5" table:formula="of:=[.G83]-[.E84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alBalance" table:style-name="ta2" table:protected="true">
        <table:table-column table:style-name="co7" table:default-cell-style-name="ce40"/>
        <table:table-column table:style-name="co8" table:default-cell-style-name="ce40"/>
        <table:table-column table:style-name="co9" table:default-cell-style-name="ce48"/>
        <table:table-column table:style-name="co10" table:default-cell-style-name="ce40"/>
        <table:table-column table:style-name="co1" table:default-cell-style-name="ce40"/>
        <table:table-column table:style-name="co11" table:number-columns-repeated="7" table:default-cell-style-name="ce40"/>
        <table:table-column table:style-name="co11" table:default-cell-style-name="ce53"/>
        <table:table-column table:style-name="co1" table:default-cell-style-name="ce40"/>
        <table:table-column table:style-name="co10" table:default-cell-style-name="ce40"/>
        <table:table-column table:style-name="co1" table:default-cell-style-name="ce40"/>
        <table:table-column table:style-name="co12" table:default-cell-style-name="ce40"/>
        <table:table-column table:style-name="co11" table:number-columns-repeated="7" table:default-cell-style-name="ce40"/>
        <table:table-column table:style-name="co1" table:default-cell-style-name="ce40"/>
        <table:table-column table:style-name="co10" table:default-cell-style-name="ce40"/>
        <table:table-column table:style-name="co1" table:default-cell-style-name="ce40"/>
        <table:table-column table:style-name="co12" table:default-cell-style-name="ce40"/>
        <table:table-column table:style-name="co11" table:number-columns-repeated="7" table:default-cell-style-name="ce40"/>
        <table:table-column table:style-name="co1" table:default-cell-style-name="ce40"/>
        <table:table-column table:style-name="co10" table:default-cell-style-name="ce40"/>
        <table:table-column table:style-name="co1" table:default-cell-style-name="ce40"/>
        <table:table-column table:style-name="co12" table:default-cell-style-name="ce40"/>
        <table:table-column table:style-name="co11" table:number-columns-repeated="7" table:default-cell-style-name="ce40"/>
        <table:table-column table:style-name="co1" table:default-cell-style-name="ce40"/>
        <table:table-column table:style-name="co10" table:default-cell-style-name="ce40"/>
        <table:table-column table:style-name="co1" table:default-cell-style-name="ce40"/>
        <table:table-column table:style-name="co12" table:default-cell-style-name="ce40"/>
        <table:table-column table:style-name="co11" table:number-columns-repeated="7" table:default-cell-style-name="ce40"/>
        <table:table-column table:style-name="co1" table:default-cell-style-name="ce40"/>
        <table:table-column table:style-name="co10" table:default-cell-style-name="ce40"/>
        <table:table-column table:style-name="co1" table:default-cell-style-name="ce40"/>
        <table:table-column table:style-name="co12" table:default-cell-style-name="ce40"/>
        <table:table-column table:style-name="co11" table:number-columns-repeated="7" table:default-cell-style-name="ce40"/>
        <table:table-column table:style-name="co1" table:default-cell-style-name="ce40"/>
        <table:table-column table:style-name="co10" table:default-cell-style-name="ce40"/>
        <table:table-column table:style-name="co1" table:default-cell-style-name="ce40"/>
        <table:table-column table:style-name="co12" table:default-cell-style-name="ce40"/>
        <table:table-column table:style-name="co11" table:number-columns-repeated="7" table:default-cell-style-name="ce40"/>
        <table:table-column table:style-name="co1" table:default-cell-style-name="ce40"/>
        <table:table-column table:style-name="co10" table:default-cell-style-name="ce40"/>
        <table:table-column table:style-name="co1" table:default-cell-style-name="ce40"/>
        <table:table-column table:style-name="co12" table:default-cell-style-name="ce40"/>
        <table:table-column table:style-name="co11" table:number-columns-repeated="7" table:default-cell-style-name="ce40"/>
        <table:table-column table:style-name="co1" table:default-cell-style-name="ce40"/>
        <table:table-column table:style-name="co10" table:default-cell-style-name="ce40"/>
        <table:table-column table:style-name="co1" table:default-cell-style-name="ce40"/>
        <table:table-column table:style-name="co12" table:default-cell-style-name="ce40"/>
        <table:table-column table:style-name="co11" table:number-columns-repeated="7" table:default-cell-style-name="ce40"/>
        <table:table-column table:style-name="co1" table:default-cell-style-name="ce40"/>
        <table:table-column table:style-name="co10" table:default-cell-style-name="ce40"/>
        <table:table-column table:style-name="co1" table:default-cell-style-name="ce40"/>
        <table:table-column table:style-name="co12" table:default-cell-style-name="ce40"/>
        <table:table-column table:style-name="co11" table:number-columns-repeated="7" table:default-cell-style-name="ce40"/>
        <table:table-column table:style-name="co1" table:default-cell-style-name="ce40"/>
        <table:table-column table:style-name="co10" table:default-cell-style-name="ce40"/>
        <table:table-column table:style-name="co1" table:default-cell-style-name="ce40"/>
        <table:table-column table:style-name="co12" table:default-cell-style-name="ce40"/>
        <table:table-column table:style-name="co11" table:number-columns-repeated="7" table:default-cell-style-name="ce40"/>
        <table:table-column table:style-name="co1" table:default-cell-style-name="ce40"/>
        <table:table-column table:style-name="co10" table:default-cell-style-name="ce40"/>
        <table:table-column table:style-name="co1" table:default-cell-style-name="ce40"/>
        <table:table-column table:style-name="co12" table:default-cell-style-name="ce40"/>
        <table:table-column table:style-name="co11" table:number-columns-repeated="7" table:default-cell-style-name="ce40"/>
        <table:table-column table:style-name="co1" table:default-cell-style-name="ce40"/>
        <table:table-column table:style-name="co10" table:default-cell-style-name="ce40"/>
        <table:table-column table:style-name="co1" table:default-cell-style-name="ce40"/>
        <table:table-column table:style-name="co10" table:default-cell-style-name="ce53"/>
        <table:table-column table:style-name="co1" table:default-cell-style-name="ce40"/>
        <table:table-column table:style-name="co10" table:default-cell-style-name="ce40"/>
        <table:table-column table:style-name="co1" table:default-cell-style-name="ce40"/>
        <table:table-column table:style-name="co6" table:number-columns-repeated="883" table:default-cell-style-name="ce40"/>
        <table:table-row table:style-name="ro8">
          <table:table-cell table:style-name="ce38"/>
          <table:table-cell table:style-name="ce41" office:value-type="string">
            <text:p><text:a xlink:href="http://www.diyaccounting.co.uk/">www.DIYaccounting.co.uk</text:a></text:p>
          </table:table-cell>
          <table:table-cell table:style-name="ce47" office:value-type="string" table:number-columns-spanned="1" table:number-rows-spanned="2">
            <text:p>Acct Code Letter</text:p>
          </table:table-cell>
          <table:table-cell table:style-name="ce47" office:value-type="string" table:number-columns-spanned="1" table:number-rows-spanned="2">
            <text:p>Opening Balances <text:s text:c="6"/>01 Jun 08</text:p>
          </table:table-cell>
          <table:table-cell table:style-name="ce47" table:number-columns-spanned="1" table:number-rows-spanned="2"/>
          <table:table-cell table:style-name="ce55" office:value-type="string" table:number-columns-spanned="8" table:number-rows-spanned="1">
            <text:p><text:s/>JUNE 08</text:p>
          </table:table-cell>
          <table:covered-table-cell table:number-columns-repeated="7"/>
          <table:table-cell table:style-name="ce47" table:number-columns-spanned="1" table:number-rows-spanned="2"/>
          <table:table-cell table:style-name="ce47" office:value-type="string" table:number-columns-spanned="1" table:number-rows-spanned="2">
            <text:p>Closing Balances <text:s text:c="6"/>30 Jun 08</text:p>
          </table:table-cell>
          <table:table-cell table:style-name="ce47" table:number-columns-spanned="1" table:number-rows-spanned="2"/>
          <table:table-cell table:style-name="ce55" office:value-type="string" table:number-columns-spanned="8" table:number-rows-spanned="1">
            <text:p><text:s/>JULY 08</text:p>
          </table:table-cell>
          <table:covered-table-cell table:number-columns-repeated="7"/>
          <table:table-cell table:style-name="ce47" table:number-columns-spanned="1" table:number-rows-spanned="2"/>
          <table:table-cell table:style-name="ce47" office:value-type="string" table:number-columns-spanned="1" table:number-rows-spanned="2">
            <text:p>Closing Balances <text:s text:c="6"/>31 Jul 08</text:p>
          </table:table-cell>
          <table:table-cell table:style-name="ce47" table:number-columns-spanned="1" table:number-rows-spanned="2"/>
          <table:table-cell table:style-name="ce55" office:value-type="string" table:number-columns-spanned="8" table:number-rows-spanned="1">
            <text:p><text:s/>AUGUST 08</text:p>
          </table:table-cell>
          <table:covered-table-cell table:number-columns-repeated="7"/>
          <table:table-cell table:style-name="ce47" table:number-columns-spanned="1" table:number-rows-spanned="2"/>
          <table:table-cell table:style-name="ce47" office:value-type="string" table:number-columns-spanned="1" table:number-rows-spanned="2">
            <text:p>Closing Balances <text:s text:c="6"/>31 Aug 08</text:p>
          </table:table-cell>
          <table:table-cell table:style-name="ce47" table:number-columns-spanned="1" table:number-rows-spanned="2"/>
          <table:table-cell table:style-name="ce55" office:value-type="string" table:number-columns-spanned="8" table:number-rows-spanned="1">
            <text:p><text:s/>SEPTEMBER 08</text:p>
          </table:table-cell>
          <table:covered-table-cell table:number-columns-repeated="7"/>
          <table:table-cell table:style-name="ce47" table:number-columns-spanned="1" table:number-rows-spanned="2"/>
          <table:table-cell table:style-name="ce47" office:value-type="string" table:number-columns-spanned="1" table:number-rows-spanned="2">
            <text:p>Closing Balances <text:s text:c="6"/>30 Sep 08</text:p>
          </table:table-cell>
          <table:table-cell table:style-name="ce47" table:number-columns-spanned="1" table:number-rows-spanned="2"/>
          <table:table-cell table:style-name="ce55" office:value-type="string" table:number-columns-spanned="8" table:number-rows-spanned="1">
            <text:p><text:s/>OCTOBER 08</text:p>
          </table:table-cell>
          <table:covered-table-cell table:number-columns-repeated="7"/>
          <table:table-cell table:style-name="ce47" table:number-columns-spanned="1" table:number-rows-spanned="2"/>
          <table:table-cell table:style-name="ce47" office:value-type="string" table:number-columns-spanned="1" table:number-rows-spanned="2">
            <text:p>Closing Balances <text:s text:c="6"/>31 Oct 08</text:p>
          </table:table-cell>
          <table:table-cell table:style-name="ce47" table:number-columns-spanned="1" table:number-rows-spanned="2"/>
          <table:table-cell table:style-name="ce55" office:value-type="string" table:number-columns-spanned="8" table:number-rows-spanned="1">
            <text:p><text:s/>NOVEMBER 08</text:p>
          </table:table-cell>
          <table:covered-table-cell table:number-columns-repeated="7"/>
          <table:table-cell table:style-name="ce47" table:number-columns-spanned="1" table:number-rows-spanned="2"/>
          <table:table-cell table:style-name="ce47" office:value-type="string" table:number-columns-spanned="1" table:number-rows-spanned="2">
            <text:p>Closing Balances <text:s text:c="6"/>30 Nov 08</text:p>
          </table:table-cell>
          <table:table-cell table:style-name="ce47" table:number-columns-spanned="1" table:number-rows-spanned="2"/>
          <table:table-cell table:style-name="ce55" office:value-type="string" table:number-columns-spanned="8" table:number-rows-spanned="1">
            <text:p><text:s/>DECEMBER 08</text:p>
          </table:table-cell>
          <table:covered-table-cell table:number-columns-repeated="7"/>
          <table:table-cell table:style-name="ce47" table:number-columns-spanned="1" table:number-rows-spanned="2"/>
          <table:table-cell table:style-name="ce47" office:value-type="string" table:number-columns-spanned="1" table:number-rows-spanned="2">
            <text:p>Closing Balances <text:s text:c="6"/>31 Dec 08</text:p>
          </table:table-cell>
          <table:table-cell table:style-name="ce47" table:number-columns-spanned="1" table:number-rows-spanned="2"/>
          <table:table-cell table:style-name="ce55" office:value-type="string" table:number-columns-spanned="8" table:number-rows-spanned="1">
            <text:p><text:s/>JANUARY 09</text:p>
          </table:table-cell>
          <table:covered-table-cell table:number-columns-repeated="7"/>
          <table:table-cell table:style-name="ce47" table:number-columns-spanned="1" table:number-rows-spanned="2"/>
          <table:table-cell table:style-name="ce47" office:value-type="string" table:number-columns-spanned="1" table:number-rows-spanned="2">
            <text:p>Closing Balances <text:s text:c="6"/>31 Jan 09</text:p>
          </table:table-cell>
          <table:table-cell table:style-name="ce47" table:number-columns-spanned="1" table:number-rows-spanned="2"/>
          <table:table-cell table:style-name="ce55" office:value-type="string" table:number-columns-spanned="8" table:number-rows-spanned="1">
            <text:p><text:s/>FEBRUARY 09</text:p>
          </table:table-cell>
          <table:covered-table-cell table:number-columns-repeated="7"/>
          <table:table-cell table:style-name="ce47" table:number-columns-spanned="1" table:number-rows-spanned="2"/>
          <table:table-cell table:style-name="ce47" office:value-type="string" table:number-columns-spanned="1" table:number-rows-spanned="2">
            <text:p>Closing Balances <text:s text:c="6"/>28 Feb 09</text:p>
          </table:table-cell>
          <table:table-cell table:style-name="ce47" table:number-columns-spanned="1" table:number-rows-spanned="2"/>
          <table:table-cell table:style-name="ce55" office:value-type="string" table:number-columns-spanned="8" table:number-rows-spanned="1">
            <text:p><text:s/>MARCH 09</text:p>
          </table:table-cell>
          <table:covered-table-cell table:number-columns-repeated="7"/>
          <table:table-cell table:style-name="ce47" table:number-columns-spanned="1" table:number-rows-spanned="2"/>
          <table:table-cell table:style-name="ce47" office:value-type="string" table:number-columns-spanned="1" table:number-rows-spanned="2">
            <text:p>Closing Balances <text:s text:c="6"/>31 Mar 09</text:p>
          </table:table-cell>
          <table:table-cell table:style-name="ce47" table:number-columns-spanned="1" table:number-rows-spanned="2"/>
          <table:table-cell table:style-name="ce55" office:value-type="string" table:number-columns-spanned="8" table:number-rows-spanned="1">
            <text:p><text:s/>APRIL 09</text:p>
          </table:table-cell>
          <table:covered-table-cell table:number-columns-repeated="7"/>
          <table:table-cell table:style-name="ce47" table:number-columns-spanned="1" table:number-rows-spanned="2"/>
          <table:table-cell table:style-name="ce47" office:value-type="string" table:number-columns-spanned="1" table:number-rows-spanned="2">
            <text:p>Closing Balances <text:s text:c="6"/>30 Apr 09</text:p>
          </table:table-cell>
          <table:table-cell table:style-name="ce47" table:number-columns-spanned="1" table:number-rows-spanned="2"/>
          <table:table-cell table:style-name="ce55" office:value-type="string" table:number-columns-spanned="8" table:number-rows-spanned="1">
            <text:p><text:s/>MAY 09</text:p>
          </table:table-cell>
          <table:covered-table-cell table:number-columns-repeated="7"/>
          <table:table-cell table:style-name="ce47" table:number-columns-spanned="1" table:number-rows-spanned="2"/>
          <table:table-cell table:style-name="ce47" office:value-type="string" table:number-columns-spanned="1" table:number-rows-spanned="2">
            <text:p>Closing Balances <text:s text:c="6"/>31 May 09</text:p>
          </table:table-cell>
          <table:table-cell table:style-name="ce47" table:number-columns-spanned="1" table:number-rows-spanned="2"/>
          <table:table-cell table:style-name="ce57" office:value-type="string" table:number-columns-spanned="1" table:number-rows-spanned="2">
            <text:p>Year End Accounting</text:p>
          </table:table-cell>
          <table:table-cell table:style-name="ce47" table:number-columns-spanned="1" table:number-rows-spanned="2"/>
          <table:table-cell table:style-name="ce47" office:value-type="string" table:number-columns-spanned="1" table:number-rows-spanned="2">
            <text:p>FINAL Balances <text:s text:c="5"/>31 May 09</text:p>
          </table:table-cell>
          <table:table-cell table:style-name="ce47" table:number-columns-spanned="1" table:number-rows-spanned="2"/>
          <table:table-cell table:number-columns-repeated="883"/>
        </table:table-row>
        <table:table-row table:style-name="ro9">
          <table:table-cell table:style-name="ce39"/>
          <table:table-cell table:style-name="ce42" office:value-type="string">
            <text:p>AUTOMATED TRIAL BALANCE</text:p>
          </table:table-cell>
          <table:covered-table-cell table:number-columns-repeated="3"/>
          <table:table-cell table:style-name="ce47" office:value-type="string">
            <text:p>Sales</text:p>
          </table:table-cell>
          <table:table-cell table:style-name="ce47" office:value-type="string">
            <text:p>Purchases</text:p>
          </table:table-cell>
          <table:table-cell table:style-name="ce47" office:value-type="string">
            <text:p>Bank Current</text:p>
          </table:table-cell>
          <table:table-cell table:style-name="ce47" office:value-type="string">
            <text:p>Bank Savings</text:p>
          </table:table-cell>
          <table:table-cell table:style-name="ce47" office:value-type="string">
            <text:p>Credit Card</text:p>
          </table:table-cell>
          <table:table-cell table:style-name="ce47" office:value-type="string">
            <text:p>Cash Account</text:p>
          </table:table-cell>
          <table:table-cell table:style-name="ce47" office:value-type="string">
            <text:p>Wages</text:p>
          </table:table-cell>
          <table:table-cell table:style-name="ce57" office:value-type="string">
            <text:p>Monthly Accrual</text:p>
          </table:table-cell>
          <table:covered-table-cell table:number-columns-repeated="3"/>
          <table:table-cell table:style-name="ce47" office:value-type="string">
            <text:p>Sales</text:p>
          </table:table-cell>
          <table:table-cell table:style-name="ce47" office:value-type="string">
            <text:p>Purchases</text:p>
          </table:table-cell>
          <table:table-cell table:style-name="ce47" office:value-type="string">
            <text:p>Bank Current</text:p>
          </table:table-cell>
          <table:table-cell table:style-name="ce47" office:value-type="string">
            <text:p>Bank Savings</text:p>
          </table:table-cell>
          <table:table-cell table:style-name="ce47" office:value-type="string">
            <text:p>Credit Card</text:p>
          </table:table-cell>
          <table:table-cell table:style-name="ce47" office:value-type="string">
            <text:p>Cash Account</text:p>
          </table:table-cell>
          <table:table-cell table:style-name="ce47" office:value-type="string">
            <text:p>Wages</text:p>
          </table:table-cell>
          <table:table-cell table:style-name="ce57" office:value-type="string">
            <text:p>Monthly Accrual</text:p>
          </table:table-cell>
          <table:covered-table-cell table:number-columns-repeated="3"/>
          <table:table-cell table:style-name="ce47" office:value-type="string">
            <text:p>Sales</text:p>
          </table:table-cell>
          <table:table-cell table:style-name="ce47" office:value-type="string">
            <text:p>Purchases</text:p>
          </table:table-cell>
          <table:table-cell table:style-name="ce47" office:value-type="string">
            <text:p>Bank Current</text:p>
          </table:table-cell>
          <table:table-cell table:style-name="ce47" office:value-type="string">
            <text:p>Bank Savings</text:p>
          </table:table-cell>
          <table:table-cell table:style-name="ce47" office:value-type="string">
            <text:p>Credit Card</text:p>
          </table:table-cell>
          <table:table-cell table:style-name="ce47" office:value-type="string">
            <text:p>Cash Account</text:p>
          </table:table-cell>
          <table:table-cell table:style-name="ce47" office:value-type="string">
            <text:p>Wages</text:p>
          </table:table-cell>
          <table:table-cell table:style-name="ce57" office:value-type="string">
            <text:p>Monthly Accrual</text:p>
          </table:table-cell>
          <table:covered-table-cell table:number-columns-repeated="3"/>
          <table:table-cell table:style-name="ce47" office:value-type="string">
            <text:p>Sales</text:p>
          </table:table-cell>
          <table:table-cell table:style-name="ce47" office:value-type="string">
            <text:p>Purchases</text:p>
          </table:table-cell>
          <table:table-cell table:style-name="ce47" office:value-type="string">
            <text:p>Bank Current</text:p>
          </table:table-cell>
          <table:table-cell table:style-name="ce47" office:value-type="string">
            <text:p>Bank Savings</text:p>
          </table:table-cell>
          <table:table-cell table:style-name="ce47" office:value-type="string">
            <text:p>Credit Card</text:p>
          </table:table-cell>
          <table:table-cell table:style-name="ce47" office:value-type="string">
            <text:p>Cash Account</text:p>
          </table:table-cell>
          <table:table-cell table:style-name="ce47" office:value-type="string">
            <text:p>Wages</text:p>
          </table:table-cell>
          <table:table-cell table:style-name="ce57" office:value-type="string">
            <text:p>Monthly Accrual</text:p>
          </table:table-cell>
          <table:covered-table-cell table:number-columns-repeated="3"/>
          <table:table-cell table:style-name="ce47" office:value-type="string">
            <text:p>Sales</text:p>
          </table:table-cell>
          <table:table-cell table:style-name="ce47" office:value-type="string">
            <text:p>Purchases</text:p>
          </table:table-cell>
          <table:table-cell table:style-name="ce47" office:value-type="string">
            <text:p>Bank Current</text:p>
          </table:table-cell>
          <table:table-cell table:style-name="ce47" office:value-type="string">
            <text:p>Bank Savings</text:p>
          </table:table-cell>
          <table:table-cell table:style-name="ce47" office:value-type="string">
            <text:p>Credit Card</text:p>
          </table:table-cell>
          <table:table-cell table:style-name="ce47" office:value-type="string">
            <text:p>Cash Account</text:p>
          </table:table-cell>
          <table:table-cell table:style-name="ce47" office:value-type="string">
            <text:p>Wages</text:p>
          </table:table-cell>
          <table:table-cell table:style-name="ce57" office:value-type="string">
            <text:p>Monthly Accrual</text:p>
          </table:table-cell>
          <table:covered-table-cell table:number-columns-repeated="3"/>
          <table:table-cell table:style-name="ce47" office:value-type="string">
            <text:p>Sales</text:p>
          </table:table-cell>
          <table:table-cell table:style-name="ce47" office:value-type="string">
            <text:p>Purchases</text:p>
          </table:table-cell>
          <table:table-cell table:style-name="ce47" office:value-type="string">
            <text:p>Bank Current</text:p>
          </table:table-cell>
          <table:table-cell table:style-name="ce47" office:value-type="string">
            <text:p>Bank Savings</text:p>
          </table:table-cell>
          <table:table-cell table:style-name="ce47" office:value-type="string">
            <text:p>Credit Card</text:p>
          </table:table-cell>
          <table:table-cell table:style-name="ce47" office:value-type="string">
            <text:p>Cash Account</text:p>
          </table:table-cell>
          <table:table-cell table:style-name="ce47" office:value-type="string">
            <text:p>Wages</text:p>
          </table:table-cell>
          <table:table-cell table:style-name="ce57" office:value-type="string">
            <text:p>Monthly Accrual</text:p>
          </table:table-cell>
          <table:covered-table-cell table:number-columns-repeated="3"/>
          <table:table-cell table:style-name="ce47" office:value-type="string">
            <text:p>Sales</text:p>
          </table:table-cell>
          <table:table-cell table:style-name="ce47" office:value-type="string">
            <text:p>Purchases</text:p>
          </table:table-cell>
          <table:table-cell table:style-name="ce47" office:value-type="string">
            <text:p>Bank Current</text:p>
          </table:table-cell>
          <table:table-cell table:style-name="ce47" office:value-type="string">
            <text:p>Bank Savings</text:p>
          </table:table-cell>
          <table:table-cell table:style-name="ce47" office:value-type="string">
            <text:p>Credit Card</text:p>
          </table:table-cell>
          <table:table-cell table:style-name="ce47" office:value-type="string">
            <text:p>Cash Account</text:p>
          </table:table-cell>
          <table:table-cell table:style-name="ce47" office:value-type="string">
            <text:p>Wages</text:p>
          </table:table-cell>
          <table:table-cell table:style-name="ce57" office:value-type="string">
            <text:p>Monthly Accrual</text:p>
          </table:table-cell>
          <table:covered-table-cell table:number-columns-repeated="3"/>
          <table:table-cell table:style-name="ce47" office:value-type="string">
            <text:p>Sales</text:p>
          </table:table-cell>
          <table:table-cell table:style-name="ce47" office:value-type="string">
            <text:p>Purchases</text:p>
          </table:table-cell>
          <table:table-cell table:style-name="ce47" office:value-type="string">
            <text:p>Bank Current</text:p>
          </table:table-cell>
          <table:table-cell table:style-name="ce47" office:value-type="string">
            <text:p>Bank Savings</text:p>
          </table:table-cell>
          <table:table-cell table:style-name="ce47" office:value-type="string">
            <text:p>Credit Card</text:p>
          </table:table-cell>
          <table:table-cell table:style-name="ce47" office:value-type="string">
            <text:p>Cash Account</text:p>
          </table:table-cell>
          <table:table-cell table:style-name="ce47" office:value-type="string">
            <text:p>Wages</text:p>
          </table:table-cell>
          <table:table-cell table:style-name="ce57" office:value-type="string">
            <text:p>Monthly Accrual</text:p>
          </table:table-cell>
          <table:covered-table-cell table:number-columns-repeated="3"/>
          <table:table-cell table:style-name="ce47" office:value-type="string">
            <text:p>Sales</text:p>
          </table:table-cell>
          <table:table-cell table:style-name="ce47" office:value-type="string">
            <text:p>Purchases</text:p>
          </table:table-cell>
          <table:table-cell table:style-name="ce47" office:value-type="string">
            <text:p>Bank Current</text:p>
          </table:table-cell>
          <table:table-cell table:style-name="ce47" office:value-type="string">
            <text:p>Bank Savings</text:p>
          </table:table-cell>
          <table:table-cell table:style-name="ce47" office:value-type="string">
            <text:p>Credit Card</text:p>
          </table:table-cell>
          <table:table-cell table:style-name="ce47" office:value-type="string">
            <text:p>Cash Account</text:p>
          </table:table-cell>
          <table:table-cell table:style-name="ce47" office:value-type="string">
            <text:p>Wages</text:p>
          </table:table-cell>
          <table:table-cell table:style-name="ce57" office:value-type="string">
            <text:p>Monthly Accrual</text:p>
          </table:table-cell>
          <table:covered-table-cell table:number-columns-repeated="3"/>
          <table:table-cell table:style-name="ce47" office:value-type="string">
            <text:p>Sales</text:p>
          </table:table-cell>
          <table:table-cell table:style-name="ce47" office:value-type="string">
            <text:p>Purchases</text:p>
          </table:table-cell>
          <table:table-cell table:style-name="ce47" office:value-type="string">
            <text:p>Bank Current</text:p>
          </table:table-cell>
          <table:table-cell table:style-name="ce47" office:value-type="string">
            <text:p>Bank Savings</text:p>
          </table:table-cell>
          <table:table-cell table:style-name="ce47" office:value-type="string">
            <text:p>Credit Card</text:p>
          </table:table-cell>
          <table:table-cell table:style-name="ce47" office:value-type="string">
            <text:p>Cash Account</text:p>
          </table:table-cell>
          <table:table-cell table:style-name="ce47" office:value-type="string">
            <text:p>Wages</text:p>
          </table:table-cell>
          <table:table-cell table:style-name="ce57" office:value-type="string">
            <text:p>Monthly Accrual</text:p>
          </table:table-cell>
          <table:covered-table-cell table:number-columns-repeated="3"/>
          <table:table-cell table:style-name="ce47" office:value-type="string">
            <text:p>Sales</text:p>
          </table:table-cell>
          <table:table-cell table:style-name="ce47" office:value-type="string">
            <text:p>Purchases</text:p>
          </table:table-cell>
          <table:table-cell table:style-name="ce47" office:value-type="string">
            <text:p>Bank Current</text:p>
          </table:table-cell>
          <table:table-cell table:style-name="ce47" office:value-type="string">
            <text:p>Bank Savings</text:p>
          </table:table-cell>
          <table:table-cell table:style-name="ce47" office:value-type="string">
            <text:p>Credit Card</text:p>
          </table:table-cell>
          <table:table-cell table:style-name="ce47" office:value-type="string">
            <text:p>Cash Account</text:p>
          </table:table-cell>
          <table:table-cell table:style-name="ce47" office:value-type="string">
            <text:p>Wages</text:p>
          </table:table-cell>
          <table:table-cell table:style-name="ce57" office:value-type="string">
            <text:p>Monthly Accrual</text:p>
          </table:table-cell>
          <table:covered-table-cell table:number-columns-repeated="3"/>
          <table:table-cell table:style-name="ce47" office:value-type="string">
            <text:p>Sales</text:p>
          </table:table-cell>
          <table:table-cell table:style-name="ce47" office:value-type="string">
            <text:p>Purchases</text:p>
          </table:table-cell>
          <table:table-cell table:style-name="ce47" office:value-type="string">
            <text:p>Bank Current</text:p>
          </table:table-cell>
          <table:table-cell table:style-name="ce47" office:value-type="string">
            <text:p>Bank Savings</text:p>
          </table:table-cell>
          <table:table-cell table:style-name="ce47" office:value-type="string">
            <text:p>Credit Card</text:p>
          </table:table-cell>
          <table:table-cell table:style-name="ce47" office:value-type="string">
            <text:p>Cash Account</text:p>
          </table:table-cell>
          <table:table-cell table:style-name="ce47" office:value-type="string">
            <text:p>Wages</text:p>
          </table:table-cell>
          <table:table-cell table:style-name="ce57" office:value-type="string">
            <text:p>Monthly Accrual</text:p>
          </table:table-cell>
          <table:covered-table-cell table:number-columns-repeated="7"/>
          <table:table-cell table:style-name="ce60" table:number-columns-repeated="883"/>
        </table:table-row>
        <table:table-row table:style-name="ro10">
          <table:table-cell table:style-name="ce39"/>
          <table:table-cell table:style-name="ce43"/>
          <table:table-cell table:style-name="ce49"/>
          <table:table-cell table:style-name="ce43" table:number-columns-repeated="2"/>
          <table:table-cell table:style-name="ce56" table:number-columns-repeated="7"/>
          <table:table-cell table:style-name="ce58"/>
          <table:table-cell table:style-name="ce43" table:number-columns-repeated="3"/>
          <table:table-cell table:style-name="ce56" table:number-columns-repeated="7"/>
          <table:table-cell table:style-name="ce58"/>
          <table:table-cell table:style-name="ce43" table:number-columns-repeated="3"/>
          <table:table-cell table:style-name="ce56" table:number-columns-repeated="7"/>
          <table:table-cell table:style-name="ce58"/>
          <table:table-cell table:style-name="ce43"/>
          <table:table-cell table:style-name="ce56"/>
          <table:table-cell table:style-name="ce43"/>
          <table:table-cell table:style-name="ce56" table:number-columns-repeated="7"/>
          <table:table-cell table:style-name="ce58"/>
          <table:table-cell table:style-name="ce43" table:number-columns-repeated="3"/>
          <table:table-cell table:style-name="ce56" table:number-columns-repeated="7"/>
          <table:table-cell table:style-name="ce58"/>
          <table:table-cell table:style-name="ce43" table:number-columns-repeated="3"/>
          <table:table-cell table:style-name="ce56" table:number-columns-repeated="7"/>
          <table:table-cell table:style-name="ce58"/>
          <table:table-cell table:style-name="ce43" table:number-columns-repeated="3"/>
          <table:table-cell table:style-name="ce56" table:number-columns-repeated="7"/>
          <table:table-cell table:style-name="ce58"/>
          <table:table-cell table:style-name="ce43" table:number-columns-repeated="3"/>
          <table:table-cell table:style-name="ce56" table:number-columns-repeated="7"/>
          <table:table-cell table:style-name="ce58"/>
          <table:table-cell table:style-name="ce43" table:number-columns-repeated="3"/>
          <table:table-cell table:style-name="ce56" table:number-columns-repeated="7"/>
          <table:table-cell table:style-name="ce58"/>
          <table:table-cell table:style-name="ce43" table:number-columns-repeated="3"/>
          <table:table-cell table:style-name="ce56" table:number-columns-repeated="7"/>
          <table:table-cell table:style-name="ce58"/>
          <table:table-cell table:style-name="ce43" table:number-columns-repeated="3"/>
          <table:table-cell table:style-name="ce56" table:number-columns-repeated="7"/>
          <table:table-cell table:style-name="ce58"/>
          <table:table-cell table:style-name="ce43" table:number-columns-repeated="3"/>
          <table:table-cell table:style-name="ce56" table:number-columns-repeated="7"/>
          <table:table-cell table:style-name="ce58"/>
          <table:table-cell table:style-name="ce43" table:number-columns-repeated="3"/>
          <table:table-cell table:style-name="ce59"/>
          <table:table-cell table:style-name="ce43" table:number-columns-repeated="3"/>
          <table:table-cell table:style-name="ce60" table:number-columns-repeated="883"/>
        </table:table-row>
        <table:table-row table:style-name="ro10">
          <table:table-cell table:style-name="ce38"/>
          <table:table-cell table:style-name="ce44" office:value-type="string">
            <text:p>BALANCE SHEET ITEMS</text:p>
          </table:table-cell>
          <table:table-cell table:style-name="ce50"/>
          <table:table-cell table:style-name="ce52" table:number-columns-repeated="21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44" office:value-type="string">
            <text:p>FIXED ASSETS</text:p>
          </table:table-cell>
          <table:table-cell table:style-name="ce50"/>
          <table:table-cell table:style-name="ce52" table:number-columns-repeated="21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Fixed Asset Land &amp; Property</text:p>
          </table:table-cell>
          <table:table-cell table:style-name="ce50" office:value-type="string">
            <text:p>FL</text:p>
          </table:table-cell>
          <table:table-cell table:style-name="ce53" table:formula="of:=[$OpenAccounts.G13]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/>
          <table:table-cell table:style-name="ce52"/>
          <table:table-cell table:style-name="ce53" table:formula="of:=SUM([.D6:.N6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O6:.Y6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Z6:.AJ6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AK6:.AU6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AV6:.BF6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BG6:.BQ6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BR6:.CB6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CC6:.CM6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CN6:.CX6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CY6:.DI6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DJ6:.DT6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DU6:.EE6])" office:value-type="float" office:value="0">
            <text:p>0.00 </text:p>
          </table:table-cell>
          <table:table-cell table:style-name="ce38"/>
          <table:table-cell table:formula="of:=['file:///C:/Users/Antony/diy/GB%20Accounts/GB%20Accounts%202009/GB%20Accounts%20Company%202009-05-31%20(May09)%20OpenOffice/Fixedassets.ods'#$Schedule.$E$64]-(['file:///C:/Users/Antony/diy/GB%20Accounts/GB%20Accounts%202009/GB%20Accounts%20Company%202009-05-31%20(May09)%20OpenOffice/Fixedassets.ods'#$Schedule.$W$11]+['file:///C:/Users/Antony/diy/GB%20Accounts/GB%20Accounts%202009/GB%20Accounts%20Company%202009-05-31%20(May09)%20OpenOffice/Fixedassets.ods'#$Schedule.$W$64])" office:value-type="float" office:value="0">
            <text:p>0.00 </text:p>
          </table:table-cell>
          <table:table-cell table:style-name="ce38"/>
          <table:table-cell table:style-name="ce53" table:formula="of:=SUM([.EF6:.EH6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Fixed Asset Plant &amp; Machinery</text:p>
          </table:table-cell>
          <table:table-cell table:style-name="ce50" office:value-type="string">
            <text:p>FP</text:p>
          </table:table-cell>
          <table:table-cell table:style-name="ce53" table:formula="of:=[$OpenAccounts.H13]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/>
          <table:table-cell table:style-name="ce52"/>
          <table:table-cell table:style-name="ce53" table:formula="of:=SUM([.D7:.N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O7:.Y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Z7:.AJ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AK7:.AU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AV7:.BF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BG7:.BQ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BR7:.CB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CC7:.CM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CN7:.CX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CY7:.DI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DJ7:.DT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DU7:.EE7])" office:value-type="float" office:value="0">
            <text:p>0.00 </text:p>
          </table:table-cell>
          <table:table-cell table:style-name="ce38"/>
          <table:table-cell table:formula="of:=['file:///C:/Users/Antony/diy/GB%20Accounts/GB%20Accounts%202009/GB%20Accounts%20Company%202009-05-31%20(May09)%20OpenOffice/Fixedassets.ods'#$Schedule.$E$75]-(['file:///C:/Users/Antony/diy/GB%20Accounts/GB%20Accounts%202009/GB%20Accounts%20Company%202009-05-31%20(May09)%20OpenOffice/Fixedassets.ods'#$Schedule.$W$22]+['file:///C:/Users/Antony/diy/GB%20Accounts/GB%20Accounts%202009/GB%20Accounts%20Company%202009-05-31%20(May09)%20OpenOffice/Fixedassets.ods'#$Schedule.$W$75])" office:value-type="float" office:value="0">
            <text:p>0.00 </text:p>
          </table:table-cell>
          <table:table-cell table:style-name="ce38"/>
          <table:table-cell table:style-name="ce53" table:formula="of:=SUM([.EF7:.EH7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Fixed Asset Fixtures &amp; Fittings</text:p>
          </table:table-cell>
          <table:table-cell table:style-name="ce50" office:value-type="string">
            <text:p>FF</text:p>
          </table:table-cell>
          <table:table-cell table:style-name="ce53" table:formula="of:=[$OpenAccounts.I13]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/>
          <table:table-cell table:style-name="ce52"/>
          <table:table-cell table:style-name="ce53" table:formula="of:=SUM([.D8:.N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O8:.Y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Z8:.AJ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AK8:.AU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AV8:.BF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BG8:.BQ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BR8:.CB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CC8:.CM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CN8:.CX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CY8:.DI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DJ8:.DT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DU8:.EE8])" office:value-type="float" office:value="0">
            <text:p>0.00 </text:p>
          </table:table-cell>
          <table:table-cell table:style-name="ce38"/>
          <table:table-cell table:formula="of:=['file:///C:/Users/Antony/diy/GB%20Accounts/GB%20Accounts%202009/GB%20Accounts%20Company%202009-05-31%20(May09)%20OpenOffice/Fixedassets.ods'#$Schedule.$E$83]-(['file:///C:/Users/Antony/diy/GB%20Accounts/GB%20Accounts%202009/GB%20Accounts%20Company%202009-05-31%20(May09)%20OpenOffice/Fixedassets.ods'#$Schedule.$W$30]+['file:///C:/Users/Antony/diy/GB%20Accounts/GB%20Accounts%202009/GB%20Accounts%20Company%202009-05-31%20(May09)%20OpenOffice/Fixedassets.ods'#$Schedule.$W$83])" office:value-type="float" office:value="0">
            <text:p>0.00 </text:p>
          </table:table-cell>
          <table:table-cell table:style-name="ce38"/>
          <table:table-cell table:style-name="ce53" table:formula="of:=SUM([.EF8:.EH8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Fixed Asset Computers</text:p>
          </table:table-cell>
          <table:table-cell table:style-name="ce50" office:value-type="string">
            <text:p>FC</text:p>
          </table:table-cell>
          <table:table-cell table:style-name="ce53" table:formula="of:=[$OpenAccounts.J13]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/>
          <table:table-cell table:style-name="ce52"/>
          <table:table-cell table:style-name="ce53" table:formula="of:=SUM([.D9:.N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O9:.Y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Z9:.AJ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AK9:.AU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AV9:.BF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BG9:.BQ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BR9:.CB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CC9:.CM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CN9:.CX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CY9:.DI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DJ9:.DT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DU9:.EE9])" office:value-type="float" office:value="0">
            <text:p>0.00 </text:p>
          </table:table-cell>
          <table:table-cell table:style-name="ce38"/>
          <table:table-cell table:formula="of:=['file:///C:/Users/Antony/diy/GB%20Accounts/GB%20Accounts%202009/GB%20Accounts%20Company%202009-05-31%20(May09)%20OpenOffice/Fixedassets.ods'#$Schedule.$E$94]-(['file:///C:/Users/Antony/diy/GB%20Accounts/GB%20Accounts%202009/GB%20Accounts%20Company%202009-05-31%20(May09)%20OpenOffice/Fixedassets.ods'#$Schedule.$W$41]+['file:///C:/Users/Antony/diy/GB%20Accounts/GB%20Accounts%202009/GB%20Accounts%20Company%202009-05-31%20(May09)%20OpenOffice/Fixedassets.ods'#$Schedule.$W$94])" office:value-type="float" office:value="0">
            <text:p>0.00 </text:p>
          </table:table-cell>
          <table:table-cell table:style-name="ce38"/>
          <table:table-cell table:style-name="ce53" table:formula="of:=SUM([.EF9:.EH9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Fixed Asset Motor Vehicles</text:p>
          </table:table-cell>
          <table:table-cell table:style-name="ce50" office:value-type="string">
            <text:p>FM</text:p>
          </table:table-cell>
          <table:table-cell table:style-name="ce53" table:formula="of:=[$OpenAccounts.K13]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/>
          <table:table-cell table:style-name="ce52"/>
          <table:table-cell table:style-name="ce53" table:formula="of:=SUM([.D10:.N1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O10:.Y1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Z10:.AJ1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AK10:.AU1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AV10:.BF1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BG10:.BQ1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BR10:.CB1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CC10:.CM1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CN10:.CX1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CY10:.DI1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DJ10:.DT1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/>
          <table:table-cell table:style-name="ce38"/>
          <table:table-cell table:style-name="ce53" table:formula="of:=SUM([.DU10:.EE10])" office:value-type="float" office:value="0">
            <text:p>0.00 </text:p>
          </table:table-cell>
          <table:table-cell table:style-name="ce38"/>
          <table:table-cell table:formula="of:=['file:///C:/Users/Antony/diy/GB%20Accounts/GB%20Accounts%202009/GB%20Accounts%20Company%202009-05-31%20(May09)%20OpenOffice/Fixedassets.ods'#$Schedule.$E$108]-(['file:///C:/Users/Antony/diy/GB%20Accounts/GB%20Accounts%202009/GB%20Accounts%20Company%202009-05-31%20(May09)%20OpenOffice/Fixedassets.ods'#$Schedule.$W$55]+['file:///C:/Users/Antony/diy/GB%20Accounts/GB%20Accounts%202009/GB%20Accounts%20Company%202009-05-31%20(May09)%20OpenOffice/Fixedassets.ods'#$Schedule.$W$108])" office:value-type="float" office:value="0">
            <text:p>0.00 </text:p>
          </table:table-cell>
          <table:table-cell table:style-name="ce38"/>
          <table:table-cell table:style-name="ce53" table:formula="of:=SUM([.EF10:.EH10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Accumulated Depreciation Land &amp; Property</text:p>
          </table:table-cell>
          <table:table-cell table:style-name="ce50"/>
          <table:table-cell table:style-name="ce53" table:formula="of:=-[$OpenAccounts.M13]" office:value-type="float" office:value="-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formula="of:=-(['file:///C:/Users/Antony/diy/GB%20Accounts/GB%20Accounts%202009/GB%20Accounts%20Company%202009-05-31%20(May09)%20OpenOffice/Fixedassets.ods'#$Schedule.$I$11]+['file:///C:/Users/Antony/diy/GB%20Accounts/GB%20Accounts%202009/GB%20Accounts%20Company%202009-05-31%20(May09)%20OpenOffice/Fixedassets.ods'#$Schedule.$I$64])/12" office:value-type="float" office:value="-0">
            <text:p>0.00 </text:p>
          </table:table-cell>
          <table:table-cell table:style-name="ce52"/>
          <table:table-cell table:style-name="ce53" table:formula="of:=SUM([.D11:.N1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11]+['file:///C:/Users/Antony/diy/GB%20Accounts/GB%20Accounts%202009/GB%20Accounts%20Company%202009-05-31%20(May09)%20OpenOffice/Fixedassets.ods'#$Schedule.$I$64])/12" office:value-type="float" office:value="-0">
            <text:p>0.00 </text:p>
          </table:table-cell>
          <table:table-cell table:style-name="ce38"/>
          <table:table-cell table:style-name="ce53" table:formula="of:=SUM([.O11:.Y1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11]+['file:///C:/Users/Antony/diy/GB%20Accounts/GB%20Accounts%202009/GB%20Accounts%20Company%202009-05-31%20(May09)%20OpenOffice/Fixedassets.ods'#$Schedule.$I$64])/12" office:value-type="float" office:value="-0">
            <text:p>0.00 </text:p>
          </table:table-cell>
          <table:table-cell table:style-name="ce38"/>
          <table:table-cell table:style-name="ce53" table:formula="of:=SUM([.Z11:.AJ1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11]+['file:///C:/Users/Antony/diy/GB%20Accounts/GB%20Accounts%202009/GB%20Accounts%20Company%202009-05-31%20(May09)%20OpenOffice/Fixedassets.ods'#$Schedule.$I$64])/12" office:value-type="float" office:value="-0">
            <text:p>0.00 </text:p>
          </table:table-cell>
          <table:table-cell table:style-name="ce38"/>
          <table:table-cell table:style-name="ce53" table:formula="of:=SUM([.AK11:.AU1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11]+['file:///C:/Users/Antony/diy/GB%20Accounts/GB%20Accounts%202009/GB%20Accounts%20Company%202009-05-31%20(May09)%20OpenOffice/Fixedassets.ods'#$Schedule.$I$64])/12" office:value-type="float" office:value="-0">
            <text:p>0.00 </text:p>
          </table:table-cell>
          <table:table-cell table:style-name="ce38"/>
          <table:table-cell table:style-name="ce53" table:formula="of:=SUM([.AV11:.BF1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11]+['file:///C:/Users/Antony/diy/GB%20Accounts/GB%20Accounts%202009/GB%20Accounts%20Company%202009-05-31%20(May09)%20OpenOffice/Fixedassets.ods'#$Schedule.$I$64])/12" office:value-type="float" office:value="-0">
            <text:p>0.00 </text:p>
          </table:table-cell>
          <table:table-cell table:style-name="ce38"/>
          <table:table-cell table:style-name="ce53" table:formula="of:=SUM([.BG11:.BQ1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11]+['file:///C:/Users/Antony/diy/GB%20Accounts/GB%20Accounts%202009/GB%20Accounts%20Company%202009-05-31%20(May09)%20OpenOffice/Fixedassets.ods'#$Schedule.$I$64])/12" office:value-type="float" office:value="-0">
            <text:p>0.00 </text:p>
          </table:table-cell>
          <table:table-cell table:style-name="ce38"/>
          <table:table-cell table:style-name="ce53" table:formula="of:=SUM([.BR11:.CB1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11]+['file:///C:/Users/Antony/diy/GB%20Accounts/GB%20Accounts%202009/GB%20Accounts%20Company%202009-05-31%20(May09)%20OpenOffice/Fixedassets.ods'#$Schedule.$I$64])/12" office:value-type="float" office:value="-0">
            <text:p>0.00 </text:p>
          </table:table-cell>
          <table:table-cell table:style-name="ce38"/>
          <table:table-cell table:style-name="ce53" table:formula="of:=SUM([.CC11:.CM1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11]+['file:///C:/Users/Antony/diy/GB%20Accounts/GB%20Accounts%202009/GB%20Accounts%20Company%202009-05-31%20(May09)%20OpenOffice/Fixedassets.ods'#$Schedule.$I$64])/12" office:value-type="float" office:value="-0">
            <text:p>0.00 </text:p>
          </table:table-cell>
          <table:table-cell table:style-name="ce38"/>
          <table:table-cell table:style-name="ce53" table:formula="of:=SUM([.CN11:.CX1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11]+['file:///C:/Users/Antony/diy/GB%20Accounts/GB%20Accounts%202009/GB%20Accounts%20Company%202009-05-31%20(May09)%20OpenOffice/Fixedassets.ods'#$Schedule.$I$64])/12" office:value-type="float" office:value="-0">
            <text:p>0.00 </text:p>
          </table:table-cell>
          <table:table-cell table:style-name="ce38"/>
          <table:table-cell table:style-name="ce53" table:formula="of:=SUM([.CY11:.DI1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11]+['file:///C:/Users/Antony/diy/GB%20Accounts/GB%20Accounts%202009/GB%20Accounts%20Company%202009-05-31%20(May09)%20OpenOffice/Fixedassets.ods'#$Schedule.$I$64])/12" office:value-type="float" office:value="-0">
            <text:p>0.00 </text:p>
          </table:table-cell>
          <table:table-cell table:style-name="ce38"/>
          <table:table-cell table:style-name="ce53" table:formula="of:=SUM([.DJ11:.DT1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11]+['file:///C:/Users/Antony/diy/GB%20Accounts/GB%20Accounts%202009/GB%20Accounts%20Company%202009-05-31%20(May09)%20OpenOffice/Fixedassets.ods'#$Schedule.$I$64])/12" office:value-type="float" office:value="-0">
            <text:p>0.00 </text:p>
          </table:table-cell>
          <table:table-cell table:style-name="ce38"/>
          <table:table-cell table:style-name="ce53" table:formula="of:=SUM([.DU11:.EE11])" office:value-type="float" office:value="0">
            <text:p>0.00 </text:p>
          </table:table-cell>
          <table:table-cell table:style-name="ce38"/>
          <table:table-cell table:formula="of:=['file:///C:/Users/Antony/diy/GB%20Accounts/GB%20Accounts%202009/GB%20Accounts%20Company%202009-05-31%20(May09)%20OpenOffice/Fixedassets.ods'#$Schedule.$X$11]+['file:///C:/Users/Antony/diy/GB%20Accounts/GB%20Accounts%202009/GB%20Accounts%20Company%202009-05-31%20(May09)%20OpenOffice/Fixedassets.ods'#$Schedule.$X$64]" office:value-type="float" office:value="0">
            <text:p>0.00 </text:p>
          </table:table-cell>
          <table:table-cell table:style-name="ce38"/>
          <table:table-cell table:style-name="ce53" table:formula="of:=SUM([.EF11:.EH11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Accumulated Depreciation Plant &amp; Machinery</text:p>
          </table:table-cell>
          <table:table-cell table:style-name="ce50"/>
          <table:table-cell table:style-name="ce53" table:formula="of:=-[$OpenAccounts.N13]" office:value-type="float" office:value="-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formula="of:=-(['file:///C:/Users/Antony/diy/GB%20Accounts/GB%20Accounts%202009/GB%20Accounts%20Company%202009-05-31%20(May09)%20OpenOffice/Fixedassets.ods'#$Schedule.$I$22]+['file:///C:/Users/Antony/diy/GB%20Accounts/GB%20Accounts%202009/GB%20Accounts%20Company%202009-05-31%20(May09)%20OpenOffice/Fixedassets.ods'#$Schedule.$I$75])/12" office:value-type="float" office:value="-0">
            <text:p>0.00 </text:p>
          </table:table-cell>
          <table:table-cell table:style-name="ce52"/>
          <table:table-cell table:style-name="ce53" table:formula="of:=SUM([.D12:.N1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22]+['file:///C:/Users/Antony/diy/GB%20Accounts/GB%20Accounts%202009/GB%20Accounts%20Company%202009-05-31%20(May09)%20OpenOffice/Fixedassets.ods'#$Schedule.$I$75])/12" office:value-type="float" office:value="-0">
            <text:p>0.00 </text:p>
          </table:table-cell>
          <table:table-cell table:style-name="ce38"/>
          <table:table-cell table:style-name="ce53" table:formula="of:=SUM([.O12:.Y1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22]+['file:///C:/Users/Antony/diy/GB%20Accounts/GB%20Accounts%202009/GB%20Accounts%20Company%202009-05-31%20(May09)%20OpenOffice/Fixedassets.ods'#$Schedule.$I$75])/12" office:value-type="float" office:value="-0">
            <text:p>0.00 </text:p>
          </table:table-cell>
          <table:table-cell table:style-name="ce38"/>
          <table:table-cell table:style-name="ce53" table:formula="of:=SUM([.Z12:.AJ1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22]+['file:///C:/Users/Antony/diy/GB%20Accounts/GB%20Accounts%202009/GB%20Accounts%20Company%202009-05-31%20(May09)%20OpenOffice/Fixedassets.ods'#$Schedule.$I$75])/12" office:value-type="float" office:value="-0">
            <text:p>0.00 </text:p>
          </table:table-cell>
          <table:table-cell table:style-name="ce38"/>
          <table:table-cell table:style-name="ce53" table:formula="of:=SUM([.AK12:.AU1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22]+['file:///C:/Users/Antony/diy/GB%20Accounts/GB%20Accounts%202009/GB%20Accounts%20Company%202009-05-31%20(May09)%20OpenOffice/Fixedassets.ods'#$Schedule.$I$75])/12" office:value-type="float" office:value="-0">
            <text:p>0.00 </text:p>
          </table:table-cell>
          <table:table-cell table:style-name="ce38"/>
          <table:table-cell table:style-name="ce53" table:formula="of:=SUM([.AV12:.BF1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22]+['file:///C:/Users/Antony/diy/GB%20Accounts/GB%20Accounts%202009/GB%20Accounts%20Company%202009-05-31%20(May09)%20OpenOffice/Fixedassets.ods'#$Schedule.$I$75])/12" office:value-type="float" office:value="-0">
            <text:p>0.00 </text:p>
          </table:table-cell>
          <table:table-cell table:style-name="ce38"/>
          <table:table-cell table:style-name="ce53" table:formula="of:=SUM([.BG12:.BQ1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22]+['file:///C:/Users/Antony/diy/GB%20Accounts/GB%20Accounts%202009/GB%20Accounts%20Company%202009-05-31%20(May09)%20OpenOffice/Fixedassets.ods'#$Schedule.$I$75])/12" office:value-type="float" office:value="-0">
            <text:p>0.00 </text:p>
          </table:table-cell>
          <table:table-cell table:style-name="ce38"/>
          <table:table-cell table:style-name="ce53" table:formula="of:=SUM([.BR12:.CB1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22]+['file:///C:/Users/Antony/diy/GB%20Accounts/GB%20Accounts%202009/GB%20Accounts%20Company%202009-05-31%20(May09)%20OpenOffice/Fixedassets.ods'#$Schedule.$I$75])/12" office:value-type="float" office:value="-0">
            <text:p>0.00 </text:p>
          </table:table-cell>
          <table:table-cell table:style-name="ce38"/>
          <table:table-cell table:style-name="ce53" table:formula="of:=SUM([.CC12:.CM1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22]+['file:///C:/Users/Antony/diy/GB%20Accounts/GB%20Accounts%202009/GB%20Accounts%20Company%202009-05-31%20(May09)%20OpenOffice/Fixedassets.ods'#$Schedule.$I$75])/12" office:value-type="float" office:value="-0">
            <text:p>0.00 </text:p>
          </table:table-cell>
          <table:table-cell table:style-name="ce38"/>
          <table:table-cell table:style-name="ce53" table:formula="of:=SUM([.CN12:.CX1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22]+['file:///C:/Users/Antony/diy/GB%20Accounts/GB%20Accounts%202009/GB%20Accounts%20Company%202009-05-31%20(May09)%20OpenOffice/Fixedassets.ods'#$Schedule.$I$75])/12" office:value-type="float" office:value="-0">
            <text:p>0.00 </text:p>
          </table:table-cell>
          <table:table-cell table:style-name="ce38"/>
          <table:table-cell table:style-name="ce53" table:formula="of:=SUM([.CY12:.DI1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22]+['file:///C:/Users/Antony/diy/GB%20Accounts/GB%20Accounts%202009/GB%20Accounts%20Company%202009-05-31%20(May09)%20OpenOffice/Fixedassets.ods'#$Schedule.$I$75])/12" office:value-type="float" office:value="-0">
            <text:p>0.00 </text:p>
          </table:table-cell>
          <table:table-cell table:style-name="ce38"/>
          <table:table-cell table:style-name="ce53" table:formula="of:=SUM([.DJ12:.DT1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22]+['file:///C:/Users/Antony/diy/GB%20Accounts/GB%20Accounts%202009/GB%20Accounts%20Company%202009-05-31%20(May09)%20OpenOffice/Fixedassets.ods'#$Schedule.$I$75])/12" office:value-type="float" office:value="-0">
            <text:p>0.00 </text:p>
          </table:table-cell>
          <table:table-cell table:style-name="ce38"/>
          <table:table-cell table:style-name="ce53" table:formula="of:=SUM([.DU12:.EE12])" office:value-type="float" office:value="0">
            <text:p>0.00 </text:p>
          </table:table-cell>
          <table:table-cell table:style-name="ce38"/>
          <table:table-cell table:formula="of:=['file:///C:/Users/Antony/diy/GB%20Accounts/GB%20Accounts%202009/GB%20Accounts%20Company%202009-05-31%20(May09)%20OpenOffice/Fixedassets.ods'#$Schedule.$X$22]+['file:///C:/Users/Antony/diy/GB%20Accounts/GB%20Accounts%202009/GB%20Accounts%20Company%202009-05-31%20(May09)%20OpenOffice/Fixedassets.ods'#$Schedule.$X$75]" office:value-type="float" office:value="0">
            <text:p>0.00 </text:p>
          </table:table-cell>
          <table:table-cell table:style-name="ce38"/>
          <table:table-cell table:style-name="ce53" table:formula="of:=SUM([.EF12:.EH12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Accumulated Depreciation Fixtures &amp; Fittings</text:p>
          </table:table-cell>
          <table:table-cell table:style-name="ce50"/>
          <table:table-cell table:style-name="ce53" table:formula="of:=-[$OpenAccounts.O13]" office:value-type="float" office:value="-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formula="of:=-(['file:///C:/Users/Antony/diy/GB%20Accounts/GB%20Accounts%202009/GB%20Accounts%20Company%202009-05-31%20(May09)%20OpenOffice/Fixedassets.ods'#$Schedule.$I$30]+['file:///C:/Users/Antony/diy/GB%20Accounts/GB%20Accounts%202009/GB%20Accounts%20Company%202009-05-31%20(May09)%20OpenOffice/Fixedassets.ods'#$Schedule.$I$83])/12" office:value-type="float" office:value="-0">
            <text:p>0.00 </text:p>
          </table:table-cell>
          <table:table-cell table:style-name="ce52"/>
          <table:table-cell table:style-name="ce53" table:formula="of:=SUM([.D13:.N1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30]+['file:///C:/Users/Antony/diy/GB%20Accounts/GB%20Accounts%202009/GB%20Accounts%20Company%202009-05-31%20(May09)%20OpenOffice/Fixedassets.ods'#$Schedule.$I$83])/12" office:value-type="float" office:value="-0">
            <text:p>0.00 </text:p>
          </table:table-cell>
          <table:table-cell table:style-name="ce38"/>
          <table:table-cell table:style-name="ce53" table:formula="of:=SUM([.O13:.Y1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30]+['file:///C:/Users/Antony/diy/GB%20Accounts/GB%20Accounts%202009/GB%20Accounts%20Company%202009-05-31%20(May09)%20OpenOffice/Fixedassets.ods'#$Schedule.$I$83])/12" office:value-type="float" office:value="-0">
            <text:p>0.00 </text:p>
          </table:table-cell>
          <table:table-cell table:style-name="ce38"/>
          <table:table-cell table:style-name="ce53" table:formula="of:=SUM([.Z13:.AJ1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30]+['file:///C:/Users/Antony/diy/GB%20Accounts/GB%20Accounts%202009/GB%20Accounts%20Company%202009-05-31%20(May09)%20OpenOffice/Fixedassets.ods'#$Schedule.$I$83])/12" office:value-type="float" office:value="-0">
            <text:p>0.00 </text:p>
          </table:table-cell>
          <table:table-cell table:style-name="ce38"/>
          <table:table-cell table:style-name="ce53" table:formula="of:=SUM([.AK13:.AU1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30]+['file:///C:/Users/Antony/diy/GB%20Accounts/GB%20Accounts%202009/GB%20Accounts%20Company%202009-05-31%20(May09)%20OpenOffice/Fixedassets.ods'#$Schedule.$I$83])/12" office:value-type="float" office:value="-0">
            <text:p>0.00 </text:p>
          </table:table-cell>
          <table:table-cell table:style-name="ce38"/>
          <table:table-cell table:style-name="ce53" table:formula="of:=SUM([.AV13:.BF1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30]+['file:///C:/Users/Antony/diy/GB%20Accounts/GB%20Accounts%202009/GB%20Accounts%20Company%202009-05-31%20(May09)%20OpenOffice/Fixedassets.ods'#$Schedule.$I$83])/12" office:value-type="float" office:value="-0">
            <text:p>0.00 </text:p>
          </table:table-cell>
          <table:table-cell table:style-name="ce38"/>
          <table:table-cell table:style-name="ce53" table:formula="of:=SUM([.BG13:.BQ1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30]+['file:///C:/Users/Antony/diy/GB%20Accounts/GB%20Accounts%202009/GB%20Accounts%20Company%202009-05-31%20(May09)%20OpenOffice/Fixedassets.ods'#$Schedule.$I$83])/12" office:value-type="float" office:value="-0">
            <text:p>0.00 </text:p>
          </table:table-cell>
          <table:table-cell table:style-name="ce38"/>
          <table:table-cell table:style-name="ce53" table:formula="of:=SUM([.BR13:.CB1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30]+['file:///C:/Users/Antony/diy/GB%20Accounts/GB%20Accounts%202009/GB%20Accounts%20Company%202009-05-31%20(May09)%20OpenOffice/Fixedassets.ods'#$Schedule.$I$83])/12" office:value-type="float" office:value="-0">
            <text:p>0.00 </text:p>
          </table:table-cell>
          <table:table-cell table:style-name="ce38"/>
          <table:table-cell table:style-name="ce53" table:formula="of:=SUM([.CC13:.CM1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30]+['file:///C:/Users/Antony/diy/GB%20Accounts/GB%20Accounts%202009/GB%20Accounts%20Company%202009-05-31%20(May09)%20OpenOffice/Fixedassets.ods'#$Schedule.$I$83])/12" office:value-type="float" office:value="-0">
            <text:p>0.00 </text:p>
          </table:table-cell>
          <table:table-cell table:style-name="ce38"/>
          <table:table-cell table:style-name="ce53" table:formula="of:=SUM([.CN13:.CX1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30]+['file:///C:/Users/Antony/diy/GB%20Accounts/GB%20Accounts%202009/GB%20Accounts%20Company%202009-05-31%20(May09)%20OpenOffice/Fixedassets.ods'#$Schedule.$I$83])/12" office:value-type="float" office:value="-0">
            <text:p>0.00 </text:p>
          </table:table-cell>
          <table:table-cell table:style-name="ce38"/>
          <table:table-cell table:style-name="ce53" table:formula="of:=SUM([.CY13:.DI1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30]+['file:///C:/Users/Antony/diy/GB%20Accounts/GB%20Accounts%202009/GB%20Accounts%20Company%202009-05-31%20(May09)%20OpenOffice/Fixedassets.ods'#$Schedule.$I$83])/12" office:value-type="float" office:value="-0">
            <text:p>0.00 </text:p>
          </table:table-cell>
          <table:table-cell table:style-name="ce38"/>
          <table:table-cell table:style-name="ce53" table:formula="of:=SUM([.DJ13:.DT1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30]+['file:///C:/Users/Antony/diy/GB%20Accounts/GB%20Accounts%202009/GB%20Accounts%20Company%202009-05-31%20(May09)%20OpenOffice/Fixedassets.ods'#$Schedule.$I$83])/12" office:value-type="float" office:value="-0">
            <text:p>0.00 </text:p>
          </table:table-cell>
          <table:table-cell table:style-name="ce38"/>
          <table:table-cell table:style-name="ce53" table:formula="of:=SUM([.DU13:.EE13])" office:value-type="float" office:value="0">
            <text:p>0.00 </text:p>
          </table:table-cell>
          <table:table-cell table:style-name="ce38"/>
          <table:table-cell table:formula="of:=['file:///C:/Users/Antony/diy/GB%20Accounts/GB%20Accounts%202009/GB%20Accounts%20Company%202009-05-31%20(May09)%20OpenOffice/Fixedassets.ods'#$Schedule.$X$30]+['file:///C:/Users/Antony/diy/GB%20Accounts/GB%20Accounts%202009/GB%20Accounts%20Company%202009-05-31%20(May09)%20OpenOffice/Fixedassets.ods'#$Schedule.$X$83]" office:value-type="float" office:value="0">
            <text:p>0.00 </text:p>
          </table:table-cell>
          <table:table-cell table:style-name="ce38"/>
          <table:table-cell table:style-name="ce53" table:formula="of:=SUM([.EF13:.EH13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Accumulated Depreciation Computers</text:p>
          </table:table-cell>
          <table:table-cell table:style-name="ce50"/>
          <table:table-cell table:style-name="ce53" table:formula="of:=-[$OpenAccounts.P13]" office:value-type="float" office:value="-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formula="of:=-(['file:///C:/Users/Antony/diy/GB%20Accounts/GB%20Accounts%202009/GB%20Accounts%20Company%202009-05-31%20(May09)%20OpenOffice/Fixedassets.ods'#$Schedule.$I$41]+['file:///C:/Users/Antony/diy/GB%20Accounts/GB%20Accounts%202009/GB%20Accounts%20Company%202009-05-31%20(May09)%20OpenOffice/Fixedassets.ods'#$Schedule.$I$94])/12" office:value-type="float" office:value="-0">
            <text:p>0.00 </text:p>
          </table:table-cell>
          <table:table-cell table:style-name="ce52"/>
          <table:table-cell table:style-name="ce53" table:formula="of:=SUM([.D14:.N1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41]+['file:///C:/Users/Antony/diy/GB%20Accounts/GB%20Accounts%202009/GB%20Accounts%20Company%202009-05-31%20(May09)%20OpenOffice/Fixedassets.ods'#$Schedule.$I$94])/12" office:value-type="float" office:value="-0">
            <text:p>0.00 </text:p>
          </table:table-cell>
          <table:table-cell table:style-name="ce38"/>
          <table:table-cell table:style-name="ce53" table:formula="of:=SUM([.O14:.Y1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41]+['file:///C:/Users/Antony/diy/GB%20Accounts/GB%20Accounts%202009/GB%20Accounts%20Company%202009-05-31%20(May09)%20OpenOffice/Fixedassets.ods'#$Schedule.$I$94])/12" office:value-type="float" office:value="-0">
            <text:p>0.00 </text:p>
          </table:table-cell>
          <table:table-cell table:style-name="ce38"/>
          <table:table-cell table:style-name="ce53" table:formula="of:=SUM([.Z14:.AJ1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41]+['file:///C:/Users/Antony/diy/GB%20Accounts/GB%20Accounts%202009/GB%20Accounts%20Company%202009-05-31%20(May09)%20OpenOffice/Fixedassets.ods'#$Schedule.$I$94])/12" office:value-type="float" office:value="-0">
            <text:p>0.00 </text:p>
          </table:table-cell>
          <table:table-cell table:style-name="ce38"/>
          <table:table-cell table:style-name="ce53" table:formula="of:=SUM([.AK14:.AU1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41]+['file:///C:/Users/Antony/diy/GB%20Accounts/GB%20Accounts%202009/GB%20Accounts%20Company%202009-05-31%20(May09)%20OpenOffice/Fixedassets.ods'#$Schedule.$I$94])/12" office:value-type="float" office:value="-0">
            <text:p>0.00 </text:p>
          </table:table-cell>
          <table:table-cell table:style-name="ce38"/>
          <table:table-cell table:style-name="ce53" table:formula="of:=SUM([.AV14:.BF1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41]+['file:///C:/Users/Antony/diy/GB%20Accounts/GB%20Accounts%202009/GB%20Accounts%20Company%202009-05-31%20(May09)%20OpenOffice/Fixedassets.ods'#$Schedule.$I$94])/12" office:value-type="float" office:value="-0">
            <text:p>0.00 </text:p>
          </table:table-cell>
          <table:table-cell table:style-name="ce38"/>
          <table:table-cell table:style-name="ce53" table:formula="of:=SUM([.BG14:.BQ1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41]+['file:///C:/Users/Antony/diy/GB%20Accounts/GB%20Accounts%202009/GB%20Accounts%20Company%202009-05-31%20(May09)%20OpenOffice/Fixedassets.ods'#$Schedule.$I$94])/12" office:value-type="float" office:value="-0">
            <text:p>0.00 </text:p>
          </table:table-cell>
          <table:table-cell table:style-name="ce38"/>
          <table:table-cell table:style-name="ce53" table:formula="of:=SUM([.BR14:.CB1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41]+['file:///C:/Users/Antony/diy/GB%20Accounts/GB%20Accounts%202009/GB%20Accounts%20Company%202009-05-31%20(May09)%20OpenOffice/Fixedassets.ods'#$Schedule.$I$94])/12" office:value-type="float" office:value="-0">
            <text:p>0.00 </text:p>
          </table:table-cell>
          <table:table-cell table:style-name="ce38"/>
          <table:table-cell table:style-name="ce53" table:formula="of:=SUM([.CC14:.CM1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41]+['file:///C:/Users/Antony/diy/GB%20Accounts/GB%20Accounts%202009/GB%20Accounts%20Company%202009-05-31%20(May09)%20OpenOffice/Fixedassets.ods'#$Schedule.$I$94])/12" office:value-type="float" office:value="-0">
            <text:p>0.00 </text:p>
          </table:table-cell>
          <table:table-cell table:style-name="ce38"/>
          <table:table-cell table:style-name="ce53" table:formula="of:=SUM([.CN14:.CX1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41]+['file:///C:/Users/Antony/diy/GB%20Accounts/GB%20Accounts%202009/GB%20Accounts%20Company%202009-05-31%20(May09)%20OpenOffice/Fixedassets.ods'#$Schedule.$I$94])/12" office:value-type="float" office:value="-0">
            <text:p>0.00 </text:p>
          </table:table-cell>
          <table:table-cell table:style-name="ce38"/>
          <table:table-cell table:style-name="ce53" table:formula="of:=SUM([.CY14:.DI1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41]+['file:///C:/Users/Antony/diy/GB%20Accounts/GB%20Accounts%202009/GB%20Accounts%20Company%202009-05-31%20(May09)%20OpenOffice/Fixedassets.ods'#$Schedule.$I$94])/12" office:value-type="float" office:value="-0">
            <text:p>0.00 </text:p>
          </table:table-cell>
          <table:table-cell table:style-name="ce38"/>
          <table:table-cell table:style-name="ce53" table:formula="of:=SUM([.DJ14:.DT1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41]+['file:///C:/Users/Antony/diy/GB%20Accounts/GB%20Accounts%202009/GB%20Accounts%20Company%202009-05-31%20(May09)%20OpenOffice/Fixedassets.ods'#$Schedule.$I$94])/12" office:value-type="float" office:value="-0">
            <text:p>0.00 </text:p>
          </table:table-cell>
          <table:table-cell table:style-name="ce38"/>
          <table:table-cell table:style-name="ce53" table:formula="of:=SUM([.DU14:.EE14])" office:value-type="float" office:value="0">
            <text:p>0.00 </text:p>
          </table:table-cell>
          <table:table-cell table:style-name="ce38"/>
          <table:table-cell table:formula="of:=['file:///C:/Users/Antony/diy/GB%20Accounts/GB%20Accounts%202009/GB%20Accounts%20Company%202009-05-31%20(May09)%20OpenOffice/Fixedassets.ods'#$Schedule.$X$41]+['file:///C:/Users/Antony/diy/GB%20Accounts/GB%20Accounts%202009/GB%20Accounts%20Company%202009-05-31%20(May09)%20OpenOffice/Fixedassets.ods'#$Schedule.$X$94]" office:value-type="float" office:value="0">
            <text:p>0.00 </text:p>
          </table:table-cell>
          <table:table-cell table:style-name="ce38"/>
          <table:table-cell table:style-name="ce53" table:formula="of:=SUM([.EF14:.EH14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Accumulated Depreciation Motor Vehicles</text:p>
          </table:table-cell>
          <table:table-cell table:style-name="ce50"/>
          <table:table-cell table:style-name="ce53" table:formula="of:=-[$OpenAccounts.Q13]" office:value-type="float" office:value="-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formula="of:=-(['file:///C:/Users/Antony/diy/GB%20Accounts/GB%20Accounts%202009/GB%20Accounts%20Company%202009-05-31%20(May09)%20OpenOffice/Fixedassets.ods'#$Schedule.$I$55]+['file:///C:/Users/Antony/diy/GB%20Accounts/GB%20Accounts%202009/GB%20Accounts%20Company%202009-05-31%20(May09)%20OpenOffice/Fixedassets.ods'#$Schedule.$I$108])/12" office:value-type="float" office:value="-0">
            <text:p>0.00 </text:p>
          </table:table-cell>
          <table:table-cell table:style-name="ce52"/>
          <table:table-cell table:style-name="ce53" table:formula="of:=SUM([.D15:.N1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55]+['file:///C:/Users/Antony/diy/GB%20Accounts/GB%20Accounts%202009/GB%20Accounts%20Company%202009-05-31%20(May09)%20OpenOffice/Fixedassets.ods'#$Schedule.$I$108])/12" office:value-type="float" office:value="-0">
            <text:p>0.00 </text:p>
          </table:table-cell>
          <table:table-cell table:style-name="ce38"/>
          <table:table-cell table:style-name="ce53" table:formula="of:=SUM([.O15:.Y1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55]+['file:///C:/Users/Antony/diy/GB%20Accounts/GB%20Accounts%202009/GB%20Accounts%20Company%202009-05-31%20(May09)%20OpenOffice/Fixedassets.ods'#$Schedule.$I$108])/12" office:value-type="float" office:value="-0">
            <text:p>0.00 </text:p>
          </table:table-cell>
          <table:table-cell table:style-name="ce38"/>
          <table:table-cell table:style-name="ce53" table:formula="of:=SUM([.Z15:.AJ1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55]+['file:///C:/Users/Antony/diy/GB%20Accounts/GB%20Accounts%202009/GB%20Accounts%20Company%202009-05-31%20(May09)%20OpenOffice/Fixedassets.ods'#$Schedule.$I$108])/12" office:value-type="float" office:value="-0">
            <text:p>0.00 </text:p>
          </table:table-cell>
          <table:table-cell table:style-name="ce38"/>
          <table:table-cell table:style-name="ce53" table:formula="of:=SUM([.AK15:.AU1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55]+['file:///C:/Users/Antony/diy/GB%20Accounts/GB%20Accounts%202009/GB%20Accounts%20Company%202009-05-31%20(May09)%20OpenOffice/Fixedassets.ods'#$Schedule.$I$108])/12" office:value-type="float" office:value="-0">
            <text:p>0.00 </text:p>
          </table:table-cell>
          <table:table-cell table:style-name="ce38"/>
          <table:table-cell table:style-name="ce53" table:formula="of:=SUM([.AV15:.BF1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55]+['file:///C:/Users/Antony/diy/GB%20Accounts/GB%20Accounts%202009/GB%20Accounts%20Company%202009-05-31%20(May09)%20OpenOffice/Fixedassets.ods'#$Schedule.$I$108])/12" office:value-type="float" office:value="-0">
            <text:p>0.00 </text:p>
          </table:table-cell>
          <table:table-cell table:style-name="ce38"/>
          <table:table-cell table:style-name="ce53" table:formula="of:=SUM([.BG15:.BQ1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55]+['file:///C:/Users/Antony/diy/GB%20Accounts/GB%20Accounts%202009/GB%20Accounts%20Company%202009-05-31%20(May09)%20OpenOffice/Fixedassets.ods'#$Schedule.$I$108])/12" office:value-type="float" office:value="-0">
            <text:p>0.00 </text:p>
          </table:table-cell>
          <table:table-cell table:style-name="ce38"/>
          <table:table-cell table:style-name="ce53" table:formula="of:=SUM([.BR15:.CB1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55]+['file:///C:/Users/Antony/diy/GB%20Accounts/GB%20Accounts%202009/GB%20Accounts%20Company%202009-05-31%20(May09)%20OpenOffice/Fixedassets.ods'#$Schedule.$I$108])/12" office:value-type="float" office:value="-0">
            <text:p>0.00 </text:p>
          </table:table-cell>
          <table:table-cell table:style-name="ce38"/>
          <table:table-cell table:style-name="ce53" table:formula="of:=SUM([.CC15:.CM1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55]+['file:///C:/Users/Antony/diy/GB%20Accounts/GB%20Accounts%202009/GB%20Accounts%20Company%202009-05-31%20(May09)%20OpenOffice/Fixedassets.ods'#$Schedule.$I$108])/12" office:value-type="float" office:value="-0">
            <text:p>0.00 </text:p>
          </table:table-cell>
          <table:table-cell table:style-name="ce38"/>
          <table:table-cell table:style-name="ce53" table:formula="of:=SUM([.CN15:.CX1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55]+['file:///C:/Users/Antony/diy/GB%20Accounts/GB%20Accounts%202009/GB%20Accounts%20Company%202009-05-31%20(May09)%20OpenOffice/Fixedassets.ods'#$Schedule.$I$108])/12" office:value-type="float" office:value="-0">
            <text:p>0.00 </text:p>
          </table:table-cell>
          <table:table-cell table:style-name="ce38"/>
          <table:table-cell table:style-name="ce53" table:formula="of:=SUM([.CY15:.DI1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55]+['file:///C:/Users/Antony/diy/GB%20Accounts/GB%20Accounts%202009/GB%20Accounts%20Company%202009-05-31%20(May09)%20OpenOffice/Fixedassets.ods'#$Schedule.$I$108])/12" office:value-type="float" office:value="-0">
            <text:p>0.00 </text:p>
          </table:table-cell>
          <table:table-cell table:style-name="ce38"/>
          <table:table-cell table:style-name="ce53" table:formula="of:=SUM([.DJ15:.DT1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4" table:number-columns-repeated="5"/>
          <table:table-cell table:style-name="ce53" table:formula="of:=-(['file:///C:/Users/Antony/diy/GB%20Accounts/GB%20Accounts%202009/GB%20Accounts%20Company%202009-05-31%20(May09)%20OpenOffice/Fixedassets.ods'#$Schedule.$I$55]+['file:///C:/Users/Antony/diy/GB%20Accounts/GB%20Accounts%202009/GB%20Accounts%20Company%202009-05-31%20(May09)%20OpenOffice/Fixedassets.ods'#$Schedule.$I$108])/12" office:value-type="float" office:value="-0">
            <text:p>0.00 </text:p>
          </table:table-cell>
          <table:table-cell table:style-name="ce38"/>
          <table:table-cell table:style-name="ce53" table:formula="of:=SUM([.DU15:.EE15])" office:value-type="float" office:value="0">
            <text:p>0.00 </text:p>
          </table:table-cell>
          <table:table-cell table:style-name="ce38"/>
          <table:table-cell table:formula="of:=['file:///C:/Users/Antony/diy/GB%20Accounts/GB%20Accounts%202009/GB%20Accounts%20Company%202009-05-31%20(May09)%20OpenOffice/Fixedassets.ods'#$Schedule.$X$55]+['file:///C:/Users/Antony/diy/GB%20Accounts/GB%20Accounts%202009/GB%20Accounts%20Company%202009-05-31%20(May09)%20OpenOffice/Fixedassets.ods'#$Schedule.$X$108]" office:value-type="float" office:value="0">
            <text:p>0.00 </text:p>
          </table:table-cell>
          <table:table-cell table:style-name="ce38"/>
          <table:table-cell table:style-name="ce53" table:formula="of:=SUM([.EF15:.EH15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Fixed Asset Additions accrued</text:p>
          </table:table-cell>
          <table:table-cell table:style-name="ce50"/>
          <table:table-cell table:style-name="ce53"/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n08.$AI$1]" office:value-type="float" office:value="0">
            <text:p>0.00 </text:p>
          </table:table-cell>
          <table:table-cell table:style-name="ce54" table:number-columns-repeated="5"/>
          <table:table-cell/>
          <table:table-cell table:style-name="ce52"/>
          <table:table-cell table:style-name="ce53" table:formula="of:=SUM([.D16:.N1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AI$1]" office:value-type="float" office:value="0">
            <text:p>0.00 </text:p>
          </table:table-cell>
          <table:table-cell table:style-name="ce54" table:number-columns-repeated="5"/>
          <table:table-cell table:style-name="ce53"/>
          <table:table-cell table:style-name="ce38"/>
          <table:table-cell table:style-name="ce53" table:formula="of:=SUM([.O16:.Y1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AI$1]" office:value-type="float" office:value="0">
            <text:p>0.00 </text:p>
          </table:table-cell>
          <table:table-cell table:style-name="ce54" table:number-columns-repeated="5"/>
          <table:table-cell table:style-name="ce53"/>
          <table:table-cell table:style-name="ce38"/>
          <table:table-cell table:style-name="ce53" table:formula="of:=SUM([.Z16:.AJ1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AI$1]" office:value-type="float" office:value="0">
            <text:p>0.00 </text:p>
          </table:table-cell>
          <table:table-cell table:style-name="ce54" table:number-columns-repeated="5"/>
          <table:table-cell table:style-name="ce53"/>
          <table:table-cell table:style-name="ce38"/>
          <table:table-cell table:style-name="ce53" table:formula="of:=SUM([.AK16:.AU1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AI$1]" office:value-type="float" office:value="0">
            <text:p>0.00 </text:p>
          </table:table-cell>
          <table:table-cell table:style-name="ce54" table:number-columns-repeated="5"/>
          <table:table-cell table:style-name="ce53"/>
          <table:table-cell table:style-name="ce38"/>
          <table:table-cell table:style-name="ce53" table:formula="of:=SUM([.AV16:.BF1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AI$1]" office:value-type="float" office:value="0">
            <text:p>0.00 </text:p>
          </table:table-cell>
          <table:table-cell table:style-name="ce54" table:number-columns-repeated="5"/>
          <table:table-cell table:style-name="ce53"/>
          <table:table-cell table:style-name="ce38"/>
          <table:table-cell table:style-name="ce53" table:formula="of:=SUM([.BG16:.BQ1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AI$1]" office:value-type="float" office:value="0">
            <text:p>0.00 </text:p>
          </table:table-cell>
          <table:table-cell table:style-name="ce54" table:number-columns-repeated="5"/>
          <table:table-cell table:style-name="ce53"/>
          <table:table-cell table:style-name="ce38"/>
          <table:table-cell table:style-name="ce53" table:formula="of:=SUM([.BR16:.CB1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AI$1]" office:value-type="float" office:value="0">
            <text:p>0.00 </text:p>
          </table:table-cell>
          <table:table-cell table:style-name="ce54" table:number-columns-repeated="5"/>
          <table:table-cell table:style-name="ce53"/>
          <table:table-cell table:style-name="ce38"/>
          <table:table-cell table:style-name="ce53" table:formula="of:=SUM([.CC16:.CM1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AI$1]" office:value-type="float" office:value="0">
            <text:p>0.00 </text:p>
          </table:table-cell>
          <table:table-cell table:style-name="ce54" table:number-columns-repeated="5"/>
          <table:table-cell table:style-name="ce53"/>
          <table:table-cell table:style-name="ce38"/>
          <table:table-cell table:style-name="ce53" table:formula="of:=SUM([.CN16:.CX1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AI$1]" office:value-type="float" office:value="0">
            <text:p>0.00 </text:p>
          </table:table-cell>
          <table:table-cell table:style-name="ce54" table:number-columns-repeated="5"/>
          <table:table-cell table:style-name="ce53"/>
          <table:table-cell table:style-name="ce38"/>
          <table:table-cell table:style-name="ce53" table:formula="of:=SUM([.CY16:.DI1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AI$1]" office:value-type="float" office:value="0">
            <text:p>0.00 </text:p>
          </table:table-cell>
          <table:table-cell table:style-name="ce54" table:number-columns-repeated="5"/>
          <table:table-cell table:style-name="ce53"/>
          <table:table-cell table:style-name="ce38"/>
          <table:table-cell table:style-name="ce53" table:formula="of:=SUM([.DJ16:.DT1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AI$1]" office:value-type="float" office:value="0">
            <text:p>0.00 </text:p>
          </table:table-cell>
          <table:table-cell table:style-name="ce54" table:number-columns-repeated="5"/>
          <table:table-cell table:style-name="ce53"/>
          <table:table-cell table:style-name="ce38"/>
          <table:table-cell table:style-name="ce53" table:formula="of:=SUM([.DU16:.EE16])" office:value-type="float" office:value="0">
            <text:p>0.00 </text:p>
          </table:table-cell>
          <table:table-cell table:style-name="ce38"/>
          <table:table-cell table:formula="of:=-['file:///C:/Users/Antony/diy/GB%20Accounts/GB%20Accounts%202009/GB%20Accounts%20Company%202009-05-31%20(May09)%20OpenOffice/Fixedassets.ods'#$Schedule.$E$110]" office:value-type="float" office:value="-0">
            <text:p>0.00 </text:p>
          </table:table-cell>
          <table:table-cell table:style-name="ce38"/>
          <table:table-cell table:style-name="ce53" table:formula="of:=SUM([.EF16:.EH16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Fixed Asset Disposal Value accrued</text:p>
          </table:table-cell>
          <table:table-cell table:style-name="ce50" office:value-type="string">
            <text:p>FS</text:p>
          </table:table-cell>
          <table:table-cell table:style-name="ce53"/>
          <table:table-cell table:style-name="ce52"/>
          <table:table-cell table:style-name="ce53" table:formula="of:=-['file:///C:/Users/Antony/diy/GB%20Accounts/GB%20Accounts%202009/GB%20Accounts%20Company%202009-05-31%20(May09)%20OpenOffice/Sales.ods'#$Jun08.$U$1]" office:value-type="float" office:value="-0">
            <text:p>0.00 </text:p>
          </table:table-cell>
          <table:table-cell table:style-name="ce53"/>
          <table:table-cell table:style-name="ce54" table:number-columns-repeated="5"/>
          <table:table-cell table:formula="of:=-(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)" office:value-type="float" office:value="-0">
            <text:p>0.00 </text:p>
          </table:table-cell>
          <table:table-cell table:style-name="ce52"/>
          <table:table-cell table:style-name="ce53" table:formula="of:=SUM([.D17:.N1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ul08.$U$1]" office:value-type="float" office:value="-0">
            <text:p>0.00 </text:p>
          </table:table-cell>
          <table:table-cell table:style-name="ce53"/>
          <table:table-cell table:style-name="ce54" table:number-columns-repeated="5"/>
          <table:table-cell table:style-name="ce53" table:formula="of:=-(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)" office:value-type="float" office:value="-0">
            <text:p>0.00 </text:p>
          </table:table-cell>
          <table:table-cell table:style-name="ce38"/>
          <table:table-cell table:style-name="ce53" table:formula="of:=SUM([.O17:.Y1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Aug08.$U$1]" office:value-type="float" office:value="-0">
            <text:p>0.00 </text:p>
          </table:table-cell>
          <table:table-cell table:style-name="ce53"/>
          <table:table-cell table:style-name="ce54" table:number-columns-repeated="5"/>
          <table:table-cell table:style-name="ce53" table:formula="of:=-(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)" office:value-type="float" office:value="-0">
            <text:p>0.00 </text:p>
          </table:table-cell>
          <table:table-cell table:style-name="ce38"/>
          <table:table-cell table:style-name="ce53" table:formula="of:=SUM([.Z17:.AJ1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Sep08.$U$1]" office:value-type="float" office:value="-0">
            <text:p>0.00 </text:p>
          </table:table-cell>
          <table:table-cell table:style-name="ce53"/>
          <table:table-cell table:style-name="ce54" table:number-columns-repeated="5"/>
          <table:table-cell table:style-name="ce53" table:formula="of:=-(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)" office:value-type="float" office:value="-0">
            <text:p>0.00 </text:p>
          </table:table-cell>
          <table:table-cell table:style-name="ce38"/>
          <table:table-cell table:style-name="ce53" table:formula="of:=SUM([.AK17:.AU1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Oct08.$U$1]" office:value-type="float" office:value="-0">
            <text:p>0.00 </text:p>
          </table:table-cell>
          <table:table-cell table:style-name="ce53"/>
          <table:table-cell table:style-name="ce54" table:number-columns-repeated="5"/>
          <table:table-cell table:style-name="ce53" table:formula="of:=-(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)" office:value-type="float" office:value="-0">
            <text:p>0.00 </text:p>
          </table:table-cell>
          <table:table-cell table:style-name="ce38"/>
          <table:table-cell table:style-name="ce53" table:formula="of:=SUM([.AV17:.BF1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Nov08.$U$1]" office:value-type="float" office:value="-0">
            <text:p>0.00 </text:p>
          </table:table-cell>
          <table:table-cell table:style-name="ce53"/>
          <table:table-cell table:style-name="ce54" table:number-columns-repeated="5"/>
          <table:table-cell table:style-name="ce53" table:formula="of:=-(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)" office:value-type="float" office:value="-0">
            <text:p>0.00 </text:p>
          </table:table-cell>
          <table:table-cell table:style-name="ce38"/>
          <table:table-cell table:style-name="ce53" table:formula="of:=SUM([.BG17:.BQ1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Dec08.$U$1]" office:value-type="float" office:value="-0">
            <text:p>0.00 </text:p>
          </table:table-cell>
          <table:table-cell table:style-name="ce53"/>
          <table:table-cell table:style-name="ce54" table:number-columns-repeated="5"/>
          <table:table-cell table:style-name="ce53" table:formula="of:=-(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)" office:value-type="float" office:value="-0">
            <text:p>0.00 </text:p>
          </table:table-cell>
          <table:table-cell table:style-name="ce38"/>
          <table:table-cell table:style-name="ce53" table:formula="of:=SUM([.BR17:.CB1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an09.$U$1]" office:value-type="float" office:value="-0">
            <text:p>0.00 </text:p>
          </table:table-cell>
          <table:table-cell table:style-name="ce53"/>
          <table:table-cell table:style-name="ce54" table:number-columns-repeated="5"/>
          <table:table-cell table:style-name="ce53" table:formula="of:=-(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)" office:value-type="float" office:value="-0">
            <text:p>0.00 </text:p>
          </table:table-cell>
          <table:table-cell table:style-name="ce38"/>
          <table:table-cell table:style-name="ce53" table:formula="of:=SUM([.CC17:.CM1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Feb09.$U$1]" office:value-type="float" office:value="-0">
            <text:p>0.00 </text:p>
          </table:table-cell>
          <table:table-cell table:style-name="ce53"/>
          <table:table-cell table:style-name="ce54" table:number-columns-repeated="5"/>
          <table:table-cell table:style-name="ce53" table:formula="of:=-(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)" office:value-type="float" office:value="-0">
            <text:p>0.00 </text:p>
          </table:table-cell>
          <table:table-cell table:style-name="ce38"/>
          <table:table-cell table:style-name="ce53" table:formula="of:=SUM([.CN17:.CX1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Mar09.$U$1]" office:value-type="float" office:value="-0">
            <text:p>0.00 </text:p>
          </table:table-cell>
          <table:table-cell table:style-name="ce53"/>
          <table:table-cell table:style-name="ce54" table:number-columns-repeated="5"/>
          <table:table-cell table:style-name="ce53" table:formula="of:=-(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)" office:value-type="float" office:value="-0">
            <text:p>0.00 </text:p>
          </table:table-cell>
          <table:table-cell table:style-name="ce38"/>
          <table:table-cell table:style-name="ce53" table:formula="of:=SUM([.CY17:.DI1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Apr09.$U$1]" office:value-type="float" office:value="-0">
            <text:p>0.00 </text:p>
          </table:table-cell>
          <table:table-cell table:style-name="ce53"/>
          <table:table-cell table:style-name="ce54" table:number-columns-repeated="5"/>
          <table:table-cell table:style-name="ce53" table:formula="of:=-(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)" office:value-type="float" office:value="-0">
            <text:p>0.00 </text:p>
          </table:table-cell>
          <table:table-cell table:style-name="ce38"/>
          <table:table-cell table:style-name="ce53" table:formula="of:=SUM([.DJ17:.DT1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May09.$U$1]" office:value-type="float" office:value="-0">
            <text:p>0.00 </text:p>
          </table:table-cell>
          <table:table-cell table:style-name="ce53"/>
          <table:table-cell table:style-name="ce54" table:number-columns-repeated="5"/>
          <table:table-cell table:style-name="ce53" table:formula="of:=-(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)" office:value-type="float" office:value="-0">
            <text:p>0.00 </text:p>
          </table:table-cell>
          <table:table-cell table:style-name="ce38"/>
          <table:table-cell table:style-name="ce53" table:formula="of:=SUM([.DU17:.EE17])" office:value-type="float" office:value="0">
            <text:p>0.00 </text:p>
          </table:table-cell>
          <table:table-cell table:style-name="ce38"/>
          <table:table-cell table:formula="of:=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" office:value-type="float" office:value="0">
            <text:p>0.00 </text:p>
          </table:table-cell>
          <table:table-cell table:style-name="ce38"/>
          <table:table-cell table:style-name="ce53" table:formula="of:=SUM([.EF17:.EH17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44" office:value-type="string">
            <text:p>CURRENT ASSETS</text:p>
          </table:table-cell>
          <table:table-cell table:style-name="ce50"/>
          <table:table-cell table:style-name="ce52" table:number-columns-repeated="21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Stock</text:p>
          </table:table-cell>
          <table:table-cell table:style-name="ce50"/>
          <table:table-cell table:style-name="ce53" table:formula="of:=[$OpenAccounts.E15]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52"/>
          <table:table-cell table:style-name="ce53" table:formula="of:=SUM([.D19:.N19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$Stock.$F$10]-[$Stock.$L$10]-[$Stock.$R$10]-[$Stock.$X$10]+[$Stock.$Z$10]" office:value-type="float" office:value="0">
            <text:p>0.00 </text:p>
          </table:table-cell>
          <table:table-cell table:style-name="ce38"/>
          <table:table-cell table:style-name="ce53" table:formula="of:=SUM([.O19:.Y19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$Stock.$F$12]-[$Stock.$L$12]-[$Stock.$R$12]-[$Stock.$X$12]+[$Stock.$Z$12]" office:value-type="float" office:value="0">
            <text:p>0.00 </text:p>
          </table:table-cell>
          <table:table-cell table:style-name="ce38"/>
          <table:table-cell table:style-name="ce53" table:formula="of:=SUM([.Z19:.AJ19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$Stock.$F$14]-[$Stock.$L$14]-[$Stock.$R$14]-[$Stock.$X$14]+[$Stock.$Z$14]" office:value-type="float" office:value="0">
            <text:p>0.00 </text:p>
          </table:table-cell>
          <table:table-cell table:style-name="ce38"/>
          <table:table-cell table:style-name="ce53" table:formula="of:=SUM([.AK19:.AU19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$Stock.$F$16]-[$Stock.$L$16]-[$Stock.$R$16]-[$Stock.$X$16]+[$Stock.$Z$16]" office:value-type="float" office:value="0">
            <text:p>0.00 </text:p>
          </table:table-cell>
          <table:table-cell table:style-name="ce38"/>
          <table:table-cell table:style-name="ce53" table:formula="of:=SUM([.AV19:.BF19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$Stock.$F$18]-[$Stock.$L$18]-[$Stock.$R$18]-[$Stock.$X$18]+[$Stock.$Z$18]" office:value-type="float" office:value="0">
            <text:p>0.00 </text:p>
          </table:table-cell>
          <table:table-cell table:style-name="ce38"/>
          <table:table-cell table:style-name="ce53" table:formula="of:=SUM([.BG19:.BQ19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$Stock.$F$20]-[$Stock.$L$20]-[$Stock.$R$20]-[$Stock.$X$20]+[$Stock.$Z$20]" office:value-type="float" office:value="0">
            <text:p>0.00 </text:p>
          </table:table-cell>
          <table:table-cell table:style-name="ce38"/>
          <table:table-cell table:style-name="ce53" table:formula="of:=SUM([.BR19:.CB19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$Stock.$F$22]-[$Stock.$L$22]-[$Stock.$R$22]-[$Stock.$X$22]+[$Stock.$Z$22]" office:value-type="float" office:value="0">
            <text:p>0.00 </text:p>
          </table:table-cell>
          <table:table-cell table:style-name="ce38"/>
          <table:table-cell table:style-name="ce53" table:formula="of:=SUM([.CC19:.CM19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$Stock.$F$24]-[$Stock.$L$24]-[$Stock.$R$24]-[$Stock.$X$24]+[$Stock.$Z$24]" office:value-type="float" office:value="0">
            <text:p>0.00 </text:p>
          </table:table-cell>
          <table:table-cell table:style-name="ce38"/>
          <table:table-cell table:style-name="ce53" table:formula="of:=SUM([.CN19:.CX19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$Stock.$F$26]-[$Stock.$L$26]-[$Stock.$R$26]-[$Stock.$X$26]+[$Stock.$Z$26]" office:value-type="float" office:value="0">
            <text:p>0.00 </text:p>
          </table:table-cell>
          <table:table-cell table:style-name="ce38"/>
          <table:table-cell table:style-name="ce53" table:formula="of:=SUM([.CY19:.DI19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$Stock.$F$28]-[$Stock.$L$28]-[$Stock.$R$28]-[$Stock.$X$28]+[$Stock.$Z$28]" office:value-type="float" office:value="0">
            <text:p>0.00 </text:p>
          </table:table-cell>
          <table:table-cell table:style-name="ce38"/>
          <table:table-cell table:style-name="ce53" table:formula="of:=SUM([.DJ19:.DT19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$Stock.$F$30]-[$Stock.$L$30]-[$Stock.$R$30]-[$Stock.$X$30]+[$Stock.$Z$30]" office:value-type="float" office:value="0">
            <text:p>0.00 </text:p>
          </table:table-cell>
          <table:table-cell table:style-name="ce38"/>
          <table:table-cell table:style-name="ce53" table:formula="of:=SUM([.DU19:.EE19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19:.EH19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Trade Debtors</text:p>
          </table:table-cell>
          <table:table-cell table:style-name="ce50" office:value-type="string">
            <text:p>DR</text:p>
          </table:table-cell>
          <table:table-cell table:style-name="ce53" table:formula="of:=[$OpenAccounts.E16]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Jun08.$F$1]-['file:///C:/Users/Antony/diy/GB%20Accounts/GB%20Accounts%202009/GB%20Accounts%20Company%202009-05-31%20(May09)%20OpenOffice/Sales.ods'#$Jun08.$V$1]" office:value-type="float" office:value="0">
            <text:p>0.00 </text:p>
          </table:table-cell>
          <table:table-cell table:style-name="ce53"/>
          <table:table-cell table:style-name="ce53" table:formula="of:=-['file:///C:/Users/Antony/diy/GB%20Accounts/GB%20Accounts%202009/GB%20Accounts%20Company%202009-05-31%20(May09)%20OpenOffice/Currentaccount.ods'#$Jun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un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un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Jun08.$J$1]" office:value-type="float" office:value="-0">
            <text:p>0.00 </text:p>
          </table:table-cell>
          <table:table-cell table:style-name="ce53"/>
          <table:table-cell/>
          <table:table-cell table:style-name="ce52"/>
          <table:table-cell table:style-name="ce53" table:formula="of:=SUM([.D20:.N20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Jul08.$F$1]-['file:///C:/Users/Antony/diy/GB%20Accounts/GB%20Accounts%202009/GB%20Accounts%20Company%202009-05-31%20(May09)%20OpenOffice/Sales.ods'#$Jul08.$V$1]" office:value-type="float" office:value="0">
            <text:p>0.00 </text:p>
          </table:table-cell>
          <table:table-cell table:style-name="ce53"/>
          <table:table-cell table:style-name="ce53" table:formula="of:=-['file:///C:/Users/Antony/diy/GB%20Accounts/GB%20Accounts%202009/GB%20Accounts%20Company%202009-05-31%20(May09)%20OpenOffice/Currentaccount.ods'#$Jul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ul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ul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Jul08.$J$1]" office:value-type="float" office:value="-0">
            <text:p>0.00 </text:p>
          </table:table-cell>
          <table:table-cell table:style-name="ce53"/>
          <table:table-cell table:style-name="ce53" office:value-type="string">
            <text:p><text:s/></text:p>
          </table:table-cell>
          <table:table-cell table:style-name="ce38"/>
          <table:table-cell table:style-name="ce53" table:formula="of:=SUM([.O20:.Y20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Aug08.$F$1]-['file:///C:/Users/Antony/diy/GB%20Accounts/GB%20Accounts%202009/GB%20Accounts%20Company%202009-05-31%20(May09)%20OpenOffice/Sales.ods'#$Aug08.$V$1]" office:value-type="float" office:value="0">
            <text:p>0.00 </text:p>
          </table:table-cell>
          <table:table-cell table:style-name="ce53"/>
          <table:table-cell table:style-name="ce53" table:formula="of:=-['file:///C:/Users/Antony/diy/GB%20Accounts/GB%20Accounts%202009/GB%20Accounts%20Company%202009-05-31%20(May09)%20OpenOffice/Currentaccount.ods'#$Aug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Aug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Aug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Aug08.$J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Z20:.AJ20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Sep08.$F$1]-['file:///C:/Users/Antony/diy/GB%20Accounts/GB%20Accounts%202009/GB%20Accounts%20Company%202009-05-31%20(May09)%20OpenOffice/Sales.ods'#$Sep08.$V$1]" office:value-type="float" office:value="0">
            <text:p>0.00 </text:p>
          </table:table-cell>
          <table:table-cell table:style-name="ce53"/>
          <table:table-cell table:style-name="ce53" table:formula="of:=-['file:///C:/Users/Antony/diy/GB%20Accounts/GB%20Accounts%202009/GB%20Accounts%20Company%202009-05-31%20(May09)%20OpenOffice/Currentaccount.ods'#$Sep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Sep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Sep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Sep08.$J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K20:.AU20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Oct08.$F$1]-['file:///C:/Users/Antony/diy/GB%20Accounts/GB%20Accounts%202009/GB%20Accounts%20Company%202009-05-31%20(May09)%20OpenOffice/Sales.ods'#$Oct08.$V$1]" office:value-type="float" office:value="0">
            <text:p>0.00 </text:p>
          </table:table-cell>
          <table:table-cell table:style-name="ce53"/>
          <table:table-cell table:style-name="ce53" table:formula="of:=-['file:///C:/Users/Antony/diy/GB%20Accounts/GB%20Accounts%202009/GB%20Accounts%20Company%202009-05-31%20(May09)%20OpenOffice/Currentaccount.ods'#$Oct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Oct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Oct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Oct08.$J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V20:.BF20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Nov08.$F$1]-['file:///C:/Users/Antony/diy/GB%20Accounts/GB%20Accounts%202009/GB%20Accounts%20Company%202009-05-31%20(May09)%20OpenOffice/Sales.ods'#$Nov08.$V$1]" office:value-type="float" office:value="0">
            <text:p>0.00 </text:p>
          </table:table-cell>
          <table:table-cell table:style-name="ce53"/>
          <table:table-cell table:style-name="ce53" table:formula="of:=-['file:///C:/Users/Antony/diy/GB%20Accounts/GB%20Accounts%202009/GB%20Accounts%20Company%202009-05-31%20(May09)%20OpenOffice/Currentaccount.ods'#$Nov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Nov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Nov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Nov08.$J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G20:.BQ20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Dec08.$F$1]-['file:///C:/Users/Antony/diy/GB%20Accounts/GB%20Accounts%202009/GB%20Accounts%20Company%202009-05-31%20(May09)%20OpenOffice/Sales.ods'#$Dec08.$V$1]" office:value-type="float" office:value="0">
            <text:p>0.00 </text:p>
          </table:table-cell>
          <table:table-cell table:style-name="ce53"/>
          <table:table-cell table:style-name="ce53" table:formula="of:=-['file:///C:/Users/Antony/diy/GB%20Accounts/GB%20Accounts%202009/GB%20Accounts%20Company%202009-05-31%20(May09)%20OpenOffice/Currentaccount.ods'#$Dec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Dec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Dec08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Dec08.$J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R20:.CB20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Jan09.$F$1]-['file:///C:/Users/Antony/diy/GB%20Accounts/GB%20Accounts%202009/GB%20Accounts%20Company%202009-05-31%20(May09)%20OpenOffice/Sales.ods'#$Jan09.$V$1]" office:value-type="float" office:value="0">
            <text:p>0.00 </text:p>
          </table:table-cell>
          <table:table-cell table:style-name="ce53"/>
          <table:table-cell table:style-name="ce53" table:formula="of:=-['file:///C:/Users/Antony/diy/GB%20Accounts/GB%20Accounts%202009/GB%20Accounts%20Company%202009-05-31%20(May09)%20OpenOffice/Currentaccount.ods'#$Jan09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an09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an09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Jan09.$J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C20:.CM20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Feb09.$F$1]-['file:///C:/Users/Antony/diy/GB%20Accounts/GB%20Accounts%202009/GB%20Accounts%20Company%202009-05-31%20(May09)%20OpenOffice/Sales.ods'#$Feb09.$V$1]" office:value-type="float" office:value="0">
            <text:p>0.00 </text:p>
          </table:table-cell>
          <table:table-cell table:style-name="ce53"/>
          <table:table-cell table:style-name="ce53" table:formula="of:=-['file:///C:/Users/Antony/diy/GB%20Accounts/GB%20Accounts%202009/GB%20Accounts%20Company%202009-05-31%20(May09)%20OpenOffice/Currentaccount.ods'#$Feb09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Feb09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Feb09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Feb09.$J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N20:.CX20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Mar09.$F$1]-['file:///C:/Users/Antony/diy/GB%20Accounts/GB%20Accounts%202009/GB%20Accounts%20Company%202009-05-31%20(May09)%20OpenOffice/Sales.ods'#$Mar09.$V$1]" office:value-type="float" office:value="0">
            <text:p>0.00 </text:p>
          </table:table-cell>
          <table:table-cell table:style-name="ce53"/>
          <table:table-cell table:style-name="ce53" table:formula="of:=-['file:///C:/Users/Antony/diy/GB%20Accounts/GB%20Accounts%202009/GB%20Accounts%20Company%202009-05-31%20(May09)%20OpenOffice/Currentaccount.ods'#$Mar09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Mar09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Mar09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Mar09.$J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Y20:.DI20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Apr09.$F$1]-['file:///C:/Users/Antony/diy/GB%20Accounts/GB%20Accounts%202009/GB%20Accounts%20Company%202009-05-31%20(May09)%20OpenOffice/Sales.ods'#$Apr09.$V$1]" office:value-type="float" office:value="0">
            <text:p>0.00 </text:p>
          </table:table-cell>
          <table:table-cell table:style-name="ce53"/>
          <table:table-cell table:style-name="ce53" table:formula="of:=-['file:///C:/Users/Antony/diy/GB%20Accounts/GB%20Accounts%202009/GB%20Accounts%20Company%202009-05-31%20(May09)%20OpenOffice/Currentaccount.ods'#$Apr09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Apr09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Apr09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Apr09.$J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J20:.DT20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May09.$F$1]-['file:///C:/Users/Antony/diy/GB%20Accounts/GB%20Accounts%202009/GB%20Accounts%20Company%202009-05-31%20(May09)%20OpenOffice/Sales.ods'#$May09.$V$1]" office:value-type="float" office:value="0">
            <text:p>0.00 </text:p>
          </table:table-cell>
          <table:table-cell table:style-name="ce53"/>
          <table:table-cell table:style-name="ce53" table:formula="of:=-['file:///C:/Users/Antony/diy/GB%20Accounts/GB%20Accounts%202009/GB%20Accounts%20Company%202009-05-31%20(May09)%20OpenOffice/Currentaccount.ods'#$May09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May09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May09.$J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May09.$J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U20:.EE20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20:.EH20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45" office:value-type="string">
            <text:p>Cash &amp; Bank Receipts</text:p>
          </table:table-cell>
          <table:table-cell table:style-name="ce50"/>
          <table:table-cell table:style-name="ce52" table:number-columns-repeated="21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number-columns-repeated="883"/>
        </table:table-row>
        <table:table-row table:style-name="ro11">
          <table:table-cell table:style-name="ce38"/>
          <table:table-cell table:style-name="ce38" office:value-type="string">
            <text:p>Bank Current Accountt</text:p>
          </table:table-cell>
          <table:table-cell table:style-name="ce50" office:value-type="string">
            <text:p>BB</text:p>
          </table:table-cell>
          <table:table-cell table:style-name="ce53" table:formula="of:=[$OpenAccounts.G18]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['file:///C:/Users/Antony/diy/GB%20Accounts/GB%20Accounts%202009/GB%20Accounts%20Company%202009-05-31%20(May09)%20OpenOffice/Currentaccount.ods'#$Jun08.$F$1]-['file:///C:/Users/Antony/diy/GB%20Accounts/GB%20Accounts%202009/GB%20Accounts%20Company%202009-05-31%20(May09)%20OpenOffice/Currentaccount.ods'#$Jun08.$X$1]" office:value-type="float" office:value="0">
            <text:p>0.00 </text:p>
          </table:table-cell>
          <table:table-cell table:style-name="ce54" table:number-columns-repeated="4"/>
          <table:table-cell/>
          <table:table-cell table:style-name="ce52"/>
          <table:table-cell table:style-name="ce53" table:formula="of:=SUM([.D22:.N22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['file:///C:/Users/Antony/diy/GB%20Accounts/GB%20Accounts%202009/GB%20Accounts%20Company%202009-05-31%20(May09)%20OpenOffice/Currentaccount.ods'#$Jul08.$F$1]-['file:///C:/Users/Antony/diy/GB%20Accounts/GB%20Accounts%202009/GB%20Accounts%20Company%202009-05-31%20(May09)%20OpenOffice/Currentaccount.ods'#$Jul08.$X$1]" office:value-type="float" office:value="0">
            <text:p>0.00 </text:p>
          </table:table-cell>
          <table:table-cell table:style-name="ce54" table:number-columns-repeated="4"/>
          <table:table-cell table:style-name="ce53"/>
          <table:table-cell table:style-name="ce38"/>
          <table:table-cell table:style-name="ce53" table:formula="of:=SUM([.O22:.Y22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['file:///C:/Users/Antony/diy/GB%20Accounts/GB%20Accounts%202009/GB%20Accounts%20Company%202009-05-31%20(May09)%20OpenOffice/Currentaccount.ods'#$Aug08.$F$1]-['file:///C:/Users/Antony/diy/GB%20Accounts/GB%20Accounts%202009/GB%20Accounts%20Company%202009-05-31%20(May09)%20OpenOffice/Currentaccount.ods'#$Aug08.$X$1]" office:value-type="float" office:value="0">
            <text:p>0.00 </text:p>
          </table:table-cell>
          <table:table-cell table:style-name="ce54" table:number-columns-repeated="4"/>
          <table:table-cell table:style-name="ce53"/>
          <table:table-cell table:style-name="ce38"/>
          <table:table-cell table:style-name="ce53" table:formula="of:=SUM([.Z22:.AJ22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['file:///C:/Users/Antony/diy/GB%20Accounts/GB%20Accounts%202009/GB%20Accounts%20Company%202009-05-31%20(May09)%20OpenOffice/Currentaccount.ods'#$Sep08.$F$1]-['file:///C:/Users/Antony/diy/GB%20Accounts/GB%20Accounts%202009/GB%20Accounts%20Company%202009-05-31%20(May09)%20OpenOffice/Currentaccount.ods'#$Sep08.$X$1]" office:value-type="float" office:value="0">
            <text:p>0.00 </text:p>
          </table:table-cell>
          <table:table-cell table:style-name="ce54" table:number-columns-repeated="4"/>
          <table:table-cell table:style-name="ce53"/>
          <table:table-cell table:style-name="ce38"/>
          <table:table-cell table:style-name="ce53" table:formula="of:=SUM([.AK22:.AU22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['file:///C:/Users/Antony/diy/GB%20Accounts/GB%20Accounts%202009/GB%20Accounts%20Company%202009-05-31%20(May09)%20OpenOffice/Currentaccount.ods'#$Oct08.$F$1]-['file:///C:/Users/Antony/diy/GB%20Accounts/GB%20Accounts%202009/GB%20Accounts%20Company%202009-05-31%20(May09)%20OpenOffice/Currentaccount.ods'#$Oct08.$X$1]" office:value-type="float" office:value="0">
            <text:p>0.00 </text:p>
          </table:table-cell>
          <table:table-cell table:style-name="ce54" table:number-columns-repeated="4"/>
          <table:table-cell table:style-name="ce53"/>
          <table:table-cell table:style-name="ce38"/>
          <table:table-cell table:style-name="ce53" table:formula="of:=SUM([.AV22:.BF22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['file:///C:/Users/Antony/diy/GB%20Accounts/GB%20Accounts%202009/GB%20Accounts%20Company%202009-05-31%20(May09)%20OpenOffice/Currentaccount.ods'#$Nov08.$F$1]-['file:///C:/Users/Antony/diy/GB%20Accounts/GB%20Accounts%202009/GB%20Accounts%20Company%202009-05-31%20(May09)%20OpenOffice/Currentaccount.ods'#$Nov08.$X$1]" office:value-type="float" office:value="0">
            <text:p>0.00 </text:p>
          </table:table-cell>
          <table:table-cell table:style-name="ce54" table:number-columns-repeated="4"/>
          <table:table-cell table:style-name="ce53"/>
          <table:table-cell table:style-name="ce38"/>
          <table:table-cell table:style-name="ce53" table:formula="of:=SUM([.BG22:.BQ22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['file:///C:/Users/Antony/diy/GB%20Accounts/GB%20Accounts%202009/GB%20Accounts%20Company%202009-05-31%20(May09)%20OpenOffice/Currentaccount.ods'#$Dec08.$F$1]-['file:///C:/Users/Antony/diy/GB%20Accounts/GB%20Accounts%202009/GB%20Accounts%20Company%202009-05-31%20(May09)%20OpenOffice/Currentaccount.ods'#$Dec08.$X$1]" office:value-type="float" office:value="0">
            <text:p>0.00 </text:p>
          </table:table-cell>
          <table:table-cell table:style-name="ce54" table:number-columns-repeated="4"/>
          <table:table-cell table:style-name="ce53"/>
          <table:table-cell table:style-name="ce38"/>
          <table:table-cell table:style-name="ce53" table:formula="of:=SUM([.BR22:.CB22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['file:///C:/Users/Antony/diy/GB%20Accounts/GB%20Accounts%202009/GB%20Accounts%20Company%202009-05-31%20(May09)%20OpenOffice/Currentaccount.ods'#$Jan09.$F$1]-['file:///C:/Users/Antony/diy/GB%20Accounts/GB%20Accounts%202009/GB%20Accounts%20Company%202009-05-31%20(May09)%20OpenOffice/Currentaccount.ods'#$Jan09.$X$1]" office:value-type="float" office:value="0">
            <text:p>0.00 </text:p>
          </table:table-cell>
          <table:table-cell table:style-name="ce54" table:number-columns-repeated="4"/>
          <table:table-cell table:style-name="ce53"/>
          <table:table-cell table:style-name="ce38"/>
          <table:table-cell table:style-name="ce53" table:formula="of:=SUM([.CC22:.CM22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['file:///C:/Users/Antony/diy/GB%20Accounts/GB%20Accounts%202009/GB%20Accounts%20Company%202009-05-31%20(May09)%20OpenOffice/Currentaccount.ods'#$Feb09.$F$1]-['file:///C:/Users/Antony/diy/GB%20Accounts/GB%20Accounts%202009/GB%20Accounts%20Company%202009-05-31%20(May09)%20OpenOffice/Currentaccount.ods'#$Feb09.$X$1]" office:value-type="float" office:value="0">
            <text:p>0.00 </text:p>
          </table:table-cell>
          <table:table-cell table:style-name="ce54" table:number-columns-repeated="4"/>
          <table:table-cell table:style-name="ce53"/>
          <table:table-cell table:style-name="ce38"/>
          <table:table-cell table:style-name="ce53" table:formula="of:=SUM([.CN22:.CX22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['file:///C:/Users/Antony/diy/GB%20Accounts/GB%20Accounts%202009/GB%20Accounts%20Company%202009-05-31%20(May09)%20OpenOffice/Currentaccount.ods'#$Mar09.$F$1]-['file:///C:/Users/Antony/diy/GB%20Accounts/GB%20Accounts%202009/GB%20Accounts%20Company%202009-05-31%20(May09)%20OpenOffice/Currentaccount.ods'#$Mar09.$X$1]" office:value-type="float" office:value="0">
            <text:p>0.00 </text:p>
          </table:table-cell>
          <table:table-cell table:style-name="ce54" table:number-columns-repeated="4"/>
          <table:table-cell table:style-name="ce53"/>
          <table:table-cell table:style-name="ce38"/>
          <table:table-cell table:style-name="ce53" table:formula="of:=SUM([.CY22:.DI22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['file:///C:/Users/Antony/diy/GB%20Accounts/GB%20Accounts%202009/GB%20Accounts%20Company%202009-05-31%20(May09)%20OpenOffice/Currentaccount.ods'#$Apr09.$F$1]-['file:///C:/Users/Antony/diy/GB%20Accounts/GB%20Accounts%202009/GB%20Accounts%20Company%202009-05-31%20(May09)%20OpenOffice/Currentaccount.ods'#$Apr09.$X$1]" office:value-type="float" office:value="0">
            <text:p>0.00 </text:p>
          </table:table-cell>
          <table:table-cell table:style-name="ce54" table:number-columns-repeated="4"/>
          <table:table-cell table:style-name="ce53"/>
          <table:table-cell table:style-name="ce38"/>
          <table:table-cell table:style-name="ce53" table:formula="of:=SUM([.DJ22:.DT22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['file:///C:/Users/Antony/diy/GB%20Accounts/GB%20Accounts%202009/GB%20Accounts%20Company%202009-05-31%20(May09)%20OpenOffice/Currentaccount.ods'#$May09.$F$1]-['file:///C:/Users/Antony/diy/GB%20Accounts/GB%20Accounts%202009/GB%20Accounts%20Company%202009-05-31%20(May09)%20OpenOffice/Currentaccount.ods'#$May09.$X$1]" office:value-type="float" office:value="0">
            <text:p>0.00 </text:p>
          </table:table-cell>
          <table:table-cell table:style-name="ce54" table:number-columns-repeated="4"/>
          <table:table-cell table:style-name="ce53"/>
          <table:table-cell table:style-name="ce38"/>
          <table:table-cell table:style-name="ce53" table:formula="of:=SUM([.DU22:.EE22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22:.EH22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Bank Savings Account</text:p>
          </table:table-cell>
          <table:table-cell table:style-name="ce50" office:value-type="string">
            <text:p>BS</text:p>
          </table:table-cell>
          <table:table-cell table:style-name="ce53" table:formula="of:=[$OpenAccounts.H18]" office:value-type="float" office:value="0">
            <text:p>0.00 </text:p>
          </table:table-cell>
          <table:table-cell table:style-name="ce52"/>
          <table:table-cell table:style-name="ce54" table:number-columns-repeated="3"/>
          <table:table-cell table:style-name="ce54" table:formula="of:=['file:///C:/Users/Antony/diy/GB%20Accounts/GB%20Accounts%202009/GB%20Accounts%20Company%202009-05-31%20(May09)%20OpenOffice/Savingaccount.ods'#$Jun08.$F$1]-['file:///C:/Users/Antony/diy/GB%20Accounts/GB%20Accounts%202009/GB%20Accounts%20Company%202009-05-31%20(May09)%20OpenOffice/Savingaccount.ods'#$Jun08.$X$1]" office:value-type="float" office:value="0">
            <text:p>0.00 </text:p>
          </table:table-cell>
          <table:table-cell table:style-name="ce54" table:number-columns-repeated="3"/>
          <table:table-cell/>
          <table:table-cell table:style-name="ce52"/>
          <table:table-cell table:style-name="ce53" table:formula="of:=SUM([.D23:.N23])" office:value-type="float" office:value="0">
            <text:p>0.00 </text:p>
          </table:table-cell>
          <table:table-cell table:style-name="ce52"/>
          <table:table-cell table:style-name="ce54" table:number-columns-repeated="3"/>
          <table:table-cell table:style-name="ce54" table:formula="of:=['file:///C:/Users/Antony/diy/GB%20Accounts/GB%20Accounts%202009/GB%20Accounts%20Company%202009-05-31%20(May09)%20OpenOffice/Savingaccount.ods'#$Jul08.$F$1]-['file:///C:/Users/Antony/diy/GB%20Accounts/GB%20Accounts%202009/GB%20Accounts%20Company%202009-05-31%20(May09)%20OpenOffice/Savingaccount.ods'#$Jul08.$X$1]" office:value-type="float" office:value="0">
            <text:p>0.00 </text:p>
          </table:table-cell>
          <table:table-cell table:style-name="ce54" table:number-columns-repeated="3"/>
          <table:table-cell table:style-name="ce53"/>
          <table:table-cell table:style-name="ce38"/>
          <table:table-cell table:style-name="ce53" table:formula="of:=SUM([.O23:.Y23])" office:value-type="float" office:value="0">
            <text:p>0.00 </text:p>
          </table:table-cell>
          <table:table-cell table:style-name="ce52"/>
          <table:table-cell table:style-name="ce54" table:number-columns-repeated="3"/>
          <table:table-cell table:style-name="ce54" table:formula="of:=['file:///C:/Users/Antony/diy/GB%20Accounts/GB%20Accounts%202009/GB%20Accounts%20Company%202009-05-31%20(May09)%20OpenOffice/Savingaccount.ods'#$Aug08.$F$1]-['file:///C:/Users/Antony/diy/GB%20Accounts/GB%20Accounts%202009/GB%20Accounts%20Company%202009-05-31%20(May09)%20OpenOffice/Savingaccount.ods'#$Aug08.$X$1]" office:value-type="float" office:value="0">
            <text:p>0.00 </text:p>
          </table:table-cell>
          <table:table-cell table:style-name="ce54" table:number-columns-repeated="3"/>
          <table:table-cell table:style-name="ce53"/>
          <table:table-cell table:style-name="ce38"/>
          <table:table-cell table:style-name="ce53" table:formula="of:=SUM([.Z23:.AJ23])" office:value-type="float" office:value="0">
            <text:p>0.00 </text:p>
          </table:table-cell>
          <table:table-cell table:style-name="ce52"/>
          <table:table-cell table:style-name="ce54" table:number-columns-repeated="3"/>
          <table:table-cell table:style-name="ce54" table:formula="of:=['file:///C:/Users/Antony/diy/GB%20Accounts/GB%20Accounts%202009/GB%20Accounts%20Company%202009-05-31%20(May09)%20OpenOffice/Savingaccount.ods'#$Sep08.$F$1]-['file:///C:/Users/Antony/diy/GB%20Accounts/GB%20Accounts%202009/GB%20Accounts%20Company%202009-05-31%20(May09)%20OpenOffice/Savingaccount.ods'#$Sep08.$X$1]" office:value-type="float" office:value="0">
            <text:p>0.00 </text:p>
          </table:table-cell>
          <table:table-cell table:style-name="ce54" table:number-columns-repeated="3"/>
          <table:table-cell table:style-name="ce53"/>
          <table:table-cell table:style-name="ce38"/>
          <table:table-cell table:style-name="ce53" table:formula="of:=SUM([.AK23:.AU23])" office:value-type="float" office:value="0">
            <text:p>0.00 </text:p>
          </table:table-cell>
          <table:table-cell table:style-name="ce52"/>
          <table:table-cell table:style-name="ce54" table:number-columns-repeated="3"/>
          <table:table-cell table:style-name="ce54" table:formula="of:=['file:///C:/Users/Antony/diy/GB%20Accounts/GB%20Accounts%202009/GB%20Accounts%20Company%202009-05-31%20(May09)%20OpenOffice/Savingaccount.ods'#$Oct08.$F$1]-['file:///C:/Users/Antony/diy/GB%20Accounts/GB%20Accounts%202009/GB%20Accounts%20Company%202009-05-31%20(May09)%20OpenOffice/Savingaccount.ods'#$Oct08.$X$1]" office:value-type="float" office:value="0">
            <text:p>0.00 </text:p>
          </table:table-cell>
          <table:table-cell table:style-name="ce54" table:number-columns-repeated="3"/>
          <table:table-cell table:style-name="ce53"/>
          <table:table-cell table:style-name="ce38"/>
          <table:table-cell table:style-name="ce53" table:formula="of:=SUM([.AV23:.BF23])" office:value-type="float" office:value="0">
            <text:p>0.00 </text:p>
          </table:table-cell>
          <table:table-cell table:style-name="ce52"/>
          <table:table-cell table:style-name="ce54" table:number-columns-repeated="3"/>
          <table:table-cell table:style-name="ce54" table:formula="of:=['file:///C:/Users/Antony/diy/GB%20Accounts/GB%20Accounts%202009/GB%20Accounts%20Company%202009-05-31%20(May09)%20OpenOffice/Savingaccount.ods'#$Nov08.$F$1]-['file:///C:/Users/Antony/diy/GB%20Accounts/GB%20Accounts%202009/GB%20Accounts%20Company%202009-05-31%20(May09)%20OpenOffice/Savingaccount.ods'#$Nov08.$X$1]" office:value-type="float" office:value="0">
            <text:p>0.00 </text:p>
          </table:table-cell>
          <table:table-cell table:style-name="ce54" table:number-columns-repeated="3"/>
          <table:table-cell table:style-name="ce53"/>
          <table:table-cell table:style-name="ce38"/>
          <table:table-cell table:style-name="ce53" table:formula="of:=SUM([.BG23:.BQ23])" office:value-type="float" office:value="0">
            <text:p>0.00 </text:p>
          </table:table-cell>
          <table:table-cell table:style-name="ce52"/>
          <table:table-cell table:style-name="ce54" table:number-columns-repeated="3"/>
          <table:table-cell table:style-name="ce54" table:formula="of:=['file:///C:/Users/Antony/diy/GB%20Accounts/GB%20Accounts%202009/GB%20Accounts%20Company%202009-05-31%20(May09)%20OpenOffice/Savingaccount.ods'#$Dec08.$F$1]-['file:///C:/Users/Antony/diy/GB%20Accounts/GB%20Accounts%202009/GB%20Accounts%20Company%202009-05-31%20(May09)%20OpenOffice/Savingaccount.ods'#$Dec08.$X$1]" office:value-type="float" office:value="0">
            <text:p>0.00 </text:p>
          </table:table-cell>
          <table:table-cell table:style-name="ce54" table:number-columns-repeated="3"/>
          <table:table-cell table:style-name="ce53"/>
          <table:table-cell table:style-name="ce38"/>
          <table:table-cell table:style-name="ce53" table:formula="of:=SUM([.BR23:.CB23])" office:value-type="float" office:value="0">
            <text:p>0.00 </text:p>
          </table:table-cell>
          <table:table-cell table:style-name="ce52"/>
          <table:table-cell table:style-name="ce54" table:number-columns-repeated="3"/>
          <table:table-cell table:style-name="ce54" table:formula="of:=['file:///C:/Users/Antony/diy/GB%20Accounts/GB%20Accounts%202009/GB%20Accounts%20Company%202009-05-31%20(May09)%20OpenOffice/Savingaccount.ods'#$Jan09.$F$1]-['file:///C:/Users/Antony/diy/GB%20Accounts/GB%20Accounts%202009/GB%20Accounts%20Company%202009-05-31%20(May09)%20OpenOffice/Savingaccount.ods'#$Jan09.$X$1]" office:value-type="float" office:value="0">
            <text:p>0.00 </text:p>
          </table:table-cell>
          <table:table-cell table:style-name="ce54" table:number-columns-repeated="3"/>
          <table:table-cell table:style-name="ce53"/>
          <table:table-cell table:style-name="ce38"/>
          <table:table-cell table:style-name="ce53" table:formula="of:=SUM([.CC23:.CM23])" office:value-type="float" office:value="0">
            <text:p>0.00 </text:p>
          </table:table-cell>
          <table:table-cell table:style-name="ce52"/>
          <table:table-cell table:style-name="ce54" table:number-columns-repeated="3"/>
          <table:table-cell table:style-name="ce54" table:formula="of:=['file:///C:/Users/Antony/diy/GB%20Accounts/GB%20Accounts%202009/GB%20Accounts%20Company%202009-05-31%20(May09)%20OpenOffice/Savingaccount.ods'#$Feb09.$F$1]-['file:///C:/Users/Antony/diy/GB%20Accounts/GB%20Accounts%202009/GB%20Accounts%20Company%202009-05-31%20(May09)%20OpenOffice/Savingaccount.ods'#$Feb09.$X$1]" office:value-type="float" office:value="0">
            <text:p>0.00 </text:p>
          </table:table-cell>
          <table:table-cell table:style-name="ce54" table:number-columns-repeated="3"/>
          <table:table-cell table:style-name="ce53"/>
          <table:table-cell table:style-name="ce38"/>
          <table:table-cell table:style-name="ce53" table:formula="of:=SUM([.CN23:.CX23])" office:value-type="float" office:value="0">
            <text:p>0.00 </text:p>
          </table:table-cell>
          <table:table-cell table:style-name="ce52"/>
          <table:table-cell table:style-name="ce54" table:number-columns-repeated="3"/>
          <table:table-cell table:style-name="ce54" table:formula="of:=['file:///C:/Users/Antony/diy/GB%20Accounts/GB%20Accounts%202009/GB%20Accounts%20Company%202009-05-31%20(May09)%20OpenOffice/Savingaccount.ods'#$Mar09.$F$1]-['file:///C:/Users/Antony/diy/GB%20Accounts/GB%20Accounts%202009/GB%20Accounts%20Company%202009-05-31%20(May09)%20OpenOffice/Savingaccount.ods'#$Mar09.$X$1]" office:value-type="float" office:value="0">
            <text:p>0.00 </text:p>
          </table:table-cell>
          <table:table-cell table:style-name="ce54" table:number-columns-repeated="3"/>
          <table:table-cell table:style-name="ce53"/>
          <table:table-cell table:style-name="ce38"/>
          <table:table-cell table:style-name="ce53" table:formula="of:=SUM([.CY23:.DI23])" office:value-type="float" office:value="0">
            <text:p>0.00 </text:p>
          </table:table-cell>
          <table:table-cell table:style-name="ce52"/>
          <table:table-cell table:style-name="ce54" table:number-columns-repeated="3"/>
          <table:table-cell table:style-name="ce54" table:formula="of:=['file:///C:/Users/Antony/diy/GB%20Accounts/GB%20Accounts%202009/GB%20Accounts%20Company%202009-05-31%20(May09)%20OpenOffice/Savingaccount.ods'#$Apr09.$F$1]-['file:///C:/Users/Antony/diy/GB%20Accounts/GB%20Accounts%202009/GB%20Accounts%20Company%202009-05-31%20(May09)%20OpenOffice/Savingaccount.ods'#$Apr09.$X$1]" office:value-type="float" office:value="0">
            <text:p>0.00 </text:p>
          </table:table-cell>
          <table:table-cell table:style-name="ce54" table:number-columns-repeated="3"/>
          <table:table-cell table:style-name="ce53"/>
          <table:table-cell table:style-name="ce38"/>
          <table:table-cell table:style-name="ce53" table:formula="of:=SUM([.DJ23:.DT23])" office:value-type="float" office:value="0">
            <text:p>0.00 </text:p>
          </table:table-cell>
          <table:table-cell table:style-name="ce52"/>
          <table:table-cell table:style-name="ce54" table:number-columns-repeated="3"/>
          <table:table-cell table:style-name="ce54" table:formula="of:=['file:///C:/Users/Antony/diy/GB%20Accounts/GB%20Accounts%202009/GB%20Accounts%20Company%202009-05-31%20(May09)%20OpenOffice/Savingaccount.ods'#$May09.$F$1]-['file:///C:/Users/Antony/diy/GB%20Accounts/GB%20Accounts%202009/GB%20Accounts%20Company%202009-05-31%20(May09)%20OpenOffice/Savingaccount.ods'#$May09.$X$1]" office:value-type="float" office:value="0">
            <text:p>0.00 </text:p>
          </table:table-cell>
          <table:table-cell table:style-name="ce54" table:number-columns-repeated="3"/>
          <table:table-cell table:style-name="ce53"/>
          <table:table-cell table:style-name="ce38"/>
          <table:table-cell table:style-name="ce53" table:formula="of:=SUM([.DU23:.EE23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23:.EH23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Credit Card Account</text:p>
          </table:table-cell>
          <table:table-cell table:style-name="ce50" office:value-type="string">
            <text:p>BD</text:p>
          </table:table-cell>
          <table:table-cell table:style-name="ce53" table:formula="of:=[$OpenAccounts.I18]" office:value-type="float" office:value="0">
            <text:p>0.00 </text:p>
          </table:table-cell>
          <table:table-cell table:style-name="ce52"/>
          <table:table-cell table:style-name="ce54" table:number-columns-repeated="4"/>
          <table:table-cell table:style-name="ce54" table:formula="of:=['file:///C:/Users/Antony/diy/GB%20Accounts/GB%20Accounts%202009/GB%20Accounts%20Company%202009-05-31%20(May09)%20OpenOffice/Creditcardaccount.ods'#$Jun08.$F$1]-['file:///C:/Users/Antony/diy/GB%20Accounts/GB%20Accounts%202009/GB%20Accounts%20Company%202009-05-31%20(May09)%20OpenOffice/Creditcardaccount.ods'#$Jun08.$X$1]" office:value-type="float" office:value="0">
            <text:p>0.00 </text:p>
          </table:table-cell>
          <table:table-cell table:style-name="ce54" table:number-columns-repeated="2"/>
          <table:table-cell/>
          <table:table-cell table:style-name="ce52"/>
          <table:table-cell table:style-name="ce53" table:formula="of:=SUM([.D24:.N24])" office:value-type="float" office:value="0">
            <text:p>0.00 </text:p>
          </table:table-cell>
          <table:table-cell table:style-name="ce52"/>
          <table:table-cell table:style-name="ce54" table:number-columns-repeated="4"/>
          <table:table-cell table:style-name="ce54" table:formula="of:=['file:///C:/Users/Antony/diy/GB%20Accounts/GB%20Accounts%202009/GB%20Accounts%20Company%202009-05-31%20(May09)%20OpenOffice/Creditcardaccount.ods'#$Jul08.$F$1]-['file:///C:/Users/Antony/diy/GB%20Accounts/GB%20Accounts%202009/GB%20Accounts%20Company%202009-05-31%20(May09)%20OpenOffice/Creditcardaccount.ods'#$Jul08.$X$1]" office:value-type="float" office:value="0">
            <text:p>0.00 </text:p>
          </table:table-cell>
          <table:table-cell table:style-name="ce54" table:number-columns-repeated="2"/>
          <table:table-cell table:style-name="ce53"/>
          <table:table-cell table:style-name="ce38"/>
          <table:table-cell table:style-name="ce53" table:formula="of:=SUM([.O24:.Y24])" office:value-type="float" office:value="0">
            <text:p>0.00 </text:p>
          </table:table-cell>
          <table:table-cell table:style-name="ce52"/>
          <table:table-cell table:style-name="ce54" table:number-columns-repeated="4"/>
          <table:table-cell table:style-name="ce54" table:formula="of:=['file:///C:/Users/Antony/diy/GB%20Accounts/GB%20Accounts%202009/GB%20Accounts%20Company%202009-05-31%20(May09)%20OpenOffice/Creditcardaccount.ods'#$Aug08.$F$1]-['file:///C:/Users/Antony/diy/GB%20Accounts/GB%20Accounts%202009/GB%20Accounts%20Company%202009-05-31%20(May09)%20OpenOffice/Creditcardaccount.ods'#$Aug08.$X$1]" office:value-type="float" office:value="0">
            <text:p>0.00 </text:p>
          </table:table-cell>
          <table:table-cell table:style-name="ce54" table:number-columns-repeated="2"/>
          <table:table-cell table:style-name="ce53"/>
          <table:table-cell table:style-name="ce38"/>
          <table:table-cell table:style-name="ce53" table:formula="of:=SUM([.Z24:.AJ24])" office:value-type="float" office:value="0">
            <text:p>0.00 </text:p>
          </table:table-cell>
          <table:table-cell table:style-name="ce52"/>
          <table:table-cell table:style-name="ce54" table:number-columns-repeated="4"/>
          <table:table-cell table:style-name="ce54" table:formula="of:=['file:///C:/Users/Antony/diy/GB%20Accounts/GB%20Accounts%202009/GB%20Accounts%20Company%202009-05-31%20(May09)%20OpenOffice/Creditcardaccount.ods'#$Sep08.$F$1]-['file:///C:/Users/Antony/diy/GB%20Accounts/GB%20Accounts%202009/GB%20Accounts%20Company%202009-05-31%20(May09)%20OpenOffice/Creditcardaccount.ods'#$Sep08.$X$1]" office:value-type="float" office:value="0">
            <text:p>0.00 </text:p>
          </table:table-cell>
          <table:table-cell table:style-name="ce54" table:number-columns-repeated="2"/>
          <table:table-cell table:style-name="ce53"/>
          <table:table-cell table:style-name="ce38"/>
          <table:table-cell table:style-name="ce53" table:formula="of:=SUM([.AK24:.AU24])" office:value-type="float" office:value="0">
            <text:p>0.00 </text:p>
          </table:table-cell>
          <table:table-cell table:style-name="ce52"/>
          <table:table-cell table:style-name="ce54" table:number-columns-repeated="4"/>
          <table:table-cell table:style-name="ce54" table:formula="of:=['file:///C:/Users/Antony/diy/GB%20Accounts/GB%20Accounts%202009/GB%20Accounts%20Company%202009-05-31%20(May09)%20OpenOffice/Creditcardaccount.ods'#$Oct08.$F$1]-['file:///C:/Users/Antony/diy/GB%20Accounts/GB%20Accounts%202009/GB%20Accounts%20Company%202009-05-31%20(May09)%20OpenOffice/Creditcardaccount.ods'#$Oct08.$X$1]" office:value-type="float" office:value="0">
            <text:p>0.00 </text:p>
          </table:table-cell>
          <table:table-cell table:style-name="ce54" table:number-columns-repeated="2"/>
          <table:table-cell table:style-name="ce53"/>
          <table:table-cell table:style-name="ce38"/>
          <table:table-cell table:style-name="ce53" table:formula="of:=SUM([.AV24:.BF24])" office:value-type="float" office:value="0">
            <text:p>0.00 </text:p>
          </table:table-cell>
          <table:table-cell table:style-name="ce52"/>
          <table:table-cell table:style-name="ce54" table:number-columns-repeated="4"/>
          <table:table-cell table:style-name="ce54" table:formula="of:=['file:///C:/Users/Antony/diy/GB%20Accounts/GB%20Accounts%202009/GB%20Accounts%20Company%202009-05-31%20(May09)%20OpenOffice/Creditcardaccount.ods'#$Nov08.$F$1]-['file:///C:/Users/Antony/diy/GB%20Accounts/GB%20Accounts%202009/GB%20Accounts%20Company%202009-05-31%20(May09)%20OpenOffice/Creditcardaccount.ods'#$Nov08.$X$1]" office:value-type="float" office:value="0">
            <text:p>0.00 </text:p>
          </table:table-cell>
          <table:table-cell table:style-name="ce54" table:number-columns-repeated="2"/>
          <table:table-cell table:style-name="ce53"/>
          <table:table-cell table:style-name="ce38"/>
          <table:table-cell table:style-name="ce53" table:formula="of:=SUM([.BG24:.BQ24])" office:value-type="float" office:value="0">
            <text:p>0.00 </text:p>
          </table:table-cell>
          <table:table-cell table:style-name="ce52"/>
          <table:table-cell table:style-name="ce54" table:number-columns-repeated="4"/>
          <table:table-cell table:style-name="ce54" table:formula="of:=['file:///C:/Users/Antony/diy/GB%20Accounts/GB%20Accounts%202009/GB%20Accounts%20Company%202009-05-31%20(May09)%20OpenOffice/Creditcardaccount.ods'#$Dec08.$F$1]-['file:///C:/Users/Antony/diy/GB%20Accounts/GB%20Accounts%202009/GB%20Accounts%20Company%202009-05-31%20(May09)%20OpenOffice/Creditcardaccount.ods'#$Dec08.$X$1]" office:value-type="float" office:value="0">
            <text:p>0.00 </text:p>
          </table:table-cell>
          <table:table-cell table:style-name="ce54" table:number-columns-repeated="2"/>
          <table:table-cell table:style-name="ce53"/>
          <table:table-cell table:style-name="ce38"/>
          <table:table-cell table:style-name="ce53" table:formula="of:=SUM([.BR24:.CB24])" office:value-type="float" office:value="0">
            <text:p>0.00 </text:p>
          </table:table-cell>
          <table:table-cell table:style-name="ce52"/>
          <table:table-cell table:style-name="ce54" table:number-columns-repeated="4"/>
          <table:table-cell table:style-name="ce54" table:formula="of:=['file:///C:/Users/Antony/diy/GB%20Accounts/GB%20Accounts%202009/GB%20Accounts%20Company%202009-05-31%20(May09)%20OpenOffice/Creditcardaccount.ods'#$Jan09.$F$1]-['file:///C:/Users/Antony/diy/GB%20Accounts/GB%20Accounts%202009/GB%20Accounts%20Company%202009-05-31%20(May09)%20OpenOffice/Creditcardaccount.ods'#$Jan09.$X$1]" office:value-type="float" office:value="0">
            <text:p>0.00 </text:p>
          </table:table-cell>
          <table:table-cell table:style-name="ce54" table:number-columns-repeated="2"/>
          <table:table-cell table:style-name="ce53"/>
          <table:table-cell table:style-name="ce38"/>
          <table:table-cell table:style-name="ce53" table:formula="of:=SUM([.CC24:.CM24])" office:value-type="float" office:value="0">
            <text:p>0.00 </text:p>
          </table:table-cell>
          <table:table-cell table:style-name="ce52"/>
          <table:table-cell table:style-name="ce54" table:number-columns-repeated="4"/>
          <table:table-cell table:style-name="ce54" table:formula="of:=['file:///C:/Users/Antony/diy/GB%20Accounts/GB%20Accounts%202009/GB%20Accounts%20Company%202009-05-31%20(May09)%20OpenOffice/Creditcardaccount.ods'#$Feb09.$F$1]-['file:///C:/Users/Antony/diy/GB%20Accounts/GB%20Accounts%202009/GB%20Accounts%20Company%202009-05-31%20(May09)%20OpenOffice/Creditcardaccount.ods'#$Feb09.$X$1]" office:value-type="float" office:value="0">
            <text:p>0.00 </text:p>
          </table:table-cell>
          <table:table-cell table:style-name="ce54" table:number-columns-repeated="2"/>
          <table:table-cell table:style-name="ce53"/>
          <table:table-cell table:style-name="ce38"/>
          <table:table-cell table:style-name="ce53" table:formula="of:=SUM([.CN24:.CX24])" office:value-type="float" office:value="0">
            <text:p>0.00 </text:p>
          </table:table-cell>
          <table:table-cell table:style-name="ce52"/>
          <table:table-cell table:style-name="ce54" table:number-columns-repeated="4"/>
          <table:table-cell table:style-name="ce54" table:formula="of:=['file:///C:/Users/Antony/diy/GB%20Accounts/GB%20Accounts%202009/GB%20Accounts%20Company%202009-05-31%20(May09)%20OpenOffice/Creditcardaccount.ods'#$Mar09.$F$1]-['file:///C:/Users/Antony/diy/GB%20Accounts/GB%20Accounts%202009/GB%20Accounts%20Company%202009-05-31%20(May09)%20OpenOffice/Creditcardaccount.ods'#$Mar09.$X$1]" office:value-type="float" office:value="0">
            <text:p>0.00 </text:p>
          </table:table-cell>
          <table:table-cell table:style-name="ce54" table:number-columns-repeated="2"/>
          <table:table-cell table:style-name="ce53"/>
          <table:table-cell table:style-name="ce38"/>
          <table:table-cell table:style-name="ce53" table:formula="of:=SUM([.CY24:.DI24])" office:value-type="float" office:value="0">
            <text:p>0.00 </text:p>
          </table:table-cell>
          <table:table-cell table:style-name="ce52"/>
          <table:table-cell table:style-name="ce54" table:number-columns-repeated="4"/>
          <table:table-cell table:style-name="ce54" table:formula="of:=['file:///C:/Users/Antony/diy/GB%20Accounts/GB%20Accounts%202009/GB%20Accounts%20Company%202009-05-31%20(May09)%20OpenOffice/Creditcardaccount.ods'#$Apr09.$F$1]-['file:///C:/Users/Antony/diy/GB%20Accounts/GB%20Accounts%202009/GB%20Accounts%20Company%202009-05-31%20(May09)%20OpenOffice/Creditcardaccount.ods'#$Apr09.$X$1]" office:value-type="float" office:value="0">
            <text:p>0.00 </text:p>
          </table:table-cell>
          <table:table-cell table:style-name="ce54" table:number-columns-repeated="2"/>
          <table:table-cell table:style-name="ce53"/>
          <table:table-cell table:style-name="ce38"/>
          <table:table-cell table:style-name="ce53" table:formula="of:=SUM([.DJ24:.DT24])" office:value-type="float" office:value="0">
            <text:p>0.00 </text:p>
          </table:table-cell>
          <table:table-cell table:style-name="ce52"/>
          <table:table-cell table:style-name="ce54" table:number-columns-repeated="4"/>
          <table:table-cell table:style-name="ce54" table:formula="of:=['file:///C:/Users/Antony/diy/GB%20Accounts/GB%20Accounts%202009/GB%20Accounts%20Company%202009-05-31%20(May09)%20OpenOffice/Creditcardaccount.ods'#$May09.$F$1]-['file:///C:/Users/Antony/diy/GB%20Accounts/GB%20Accounts%202009/GB%20Accounts%20Company%202009-05-31%20(May09)%20OpenOffice/Creditcardaccount.ods'#$May09.$X$1]" office:value-type="float" office:value="0">
            <text:p>0.00 </text:p>
          </table:table-cell>
          <table:table-cell table:style-name="ce54" table:number-columns-repeated="2"/>
          <table:table-cell table:style-name="ce53"/>
          <table:table-cell table:style-name="ce38"/>
          <table:table-cell table:style-name="ce53" table:formula="of:=SUM([.DU24:.EE24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24:.EH24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Cash Account</text:p>
          </table:table-cell>
          <table:table-cell table:style-name="ce50" office:value-type="string">
            <text:p>BC</text:p>
          </table:table-cell>
          <table:table-cell table:style-name="ce53" table:formula="of:=[$OpenAccounts.J18]" office:value-type="float" office:value="0">
            <text:p>0.00 </text:p>
          </table:table-cell>
          <table:table-cell table:style-name="ce52"/>
          <table:table-cell table:style-name="ce54" table:number-columns-repeated="5"/>
          <table:table-cell table:style-name="ce54" table:formula="of:=['file:///C:/Users/Antony/diy/GB%20Accounts/GB%20Accounts%202009/GB%20Accounts%20Company%202009-05-31%20(May09)%20OpenOffice/Cashaccount.ods'#$Jun08.$F$1]-['file:///C:/Users/Antony/diy/GB%20Accounts/GB%20Accounts%202009/GB%20Accounts%20Company%202009-05-31%20(May09)%20OpenOffice/Cashaccount.ods'#$Jun08.$U$1]" office:value-type="float" office:value="0">
            <text:p>0.00 </text:p>
          </table:table-cell>
          <table:table-cell table:style-name="ce54"/>
          <table:table-cell/>
          <table:table-cell table:style-name="ce52"/>
          <table:table-cell table:style-name="ce53" table:formula="of:=SUM([.D25:.N25])" office:value-type="float" office:value="0">
            <text:p>0.00 </text:p>
          </table:table-cell>
          <table:table-cell table:style-name="ce52"/>
          <table:table-cell table:style-name="ce54" table:number-columns-repeated="5"/>
          <table:table-cell table:style-name="ce54" table:formula="of:=['file:///C:/Users/Antony/diy/GB%20Accounts/GB%20Accounts%202009/GB%20Accounts%20Company%202009-05-31%20(May09)%20OpenOffice/Cashaccount.ods'#$Jul08.$F$1]-['file:///C:/Users/Antony/diy/GB%20Accounts/GB%20Accounts%202009/GB%20Accounts%20Company%202009-05-31%20(May09)%20OpenOffice/Cashaccount.ods'#$Jul08.$U$1]" office:value-type="float" office:value="0">
            <text:p>0.00 </text:p>
          </table:table-cell>
          <table:table-cell table:style-name="ce54"/>
          <table:table-cell table:style-name="ce53"/>
          <table:table-cell table:style-name="ce38"/>
          <table:table-cell table:style-name="ce53" table:formula="of:=SUM([.O25:.Y25])" office:value-type="float" office:value="0">
            <text:p>0.00 </text:p>
          </table:table-cell>
          <table:table-cell table:style-name="ce52"/>
          <table:table-cell table:style-name="ce54" table:number-columns-repeated="5"/>
          <table:table-cell table:style-name="ce54" table:formula="of:=['file:///C:/Users/Antony/diy/GB%20Accounts/GB%20Accounts%202009/GB%20Accounts%20Company%202009-05-31%20(May09)%20OpenOffice/Cashaccount.ods'#$Aug08.$F$1]-['file:///C:/Users/Antony/diy/GB%20Accounts/GB%20Accounts%202009/GB%20Accounts%20Company%202009-05-31%20(May09)%20OpenOffice/Cashaccount.ods'#$Aug08.$U$1]" office:value-type="float" office:value="0">
            <text:p>0.00 </text:p>
          </table:table-cell>
          <table:table-cell table:style-name="ce54"/>
          <table:table-cell table:style-name="ce53"/>
          <table:table-cell table:style-name="ce38"/>
          <table:table-cell table:style-name="ce53" table:formula="of:=SUM([.Z25:.AJ25])" office:value-type="float" office:value="0">
            <text:p>0.00 </text:p>
          </table:table-cell>
          <table:table-cell table:style-name="ce52"/>
          <table:table-cell table:style-name="ce54" table:number-columns-repeated="5"/>
          <table:table-cell table:style-name="ce54" table:formula="of:=['file:///C:/Users/Antony/diy/GB%20Accounts/GB%20Accounts%202009/GB%20Accounts%20Company%202009-05-31%20(May09)%20OpenOffice/Cashaccount.ods'#$Sep08.$F$1]-['file:///C:/Users/Antony/diy/GB%20Accounts/GB%20Accounts%202009/GB%20Accounts%20Company%202009-05-31%20(May09)%20OpenOffice/Cashaccount.ods'#$Sep08.$U$1]" office:value-type="float" office:value="0">
            <text:p>0.00 </text:p>
          </table:table-cell>
          <table:table-cell table:style-name="ce54"/>
          <table:table-cell table:style-name="ce53"/>
          <table:table-cell table:style-name="ce38"/>
          <table:table-cell table:style-name="ce53" table:formula="of:=SUM([.AK25:.AU25])" office:value-type="float" office:value="0">
            <text:p>0.00 </text:p>
          </table:table-cell>
          <table:table-cell table:style-name="ce52"/>
          <table:table-cell table:style-name="ce54" table:number-columns-repeated="5"/>
          <table:table-cell table:style-name="ce54" table:formula="of:=['file:///C:/Users/Antony/diy/GB%20Accounts/GB%20Accounts%202009/GB%20Accounts%20Company%202009-05-31%20(May09)%20OpenOffice/Cashaccount.ods'#$Oct08.$F$1]-['file:///C:/Users/Antony/diy/GB%20Accounts/GB%20Accounts%202009/GB%20Accounts%20Company%202009-05-31%20(May09)%20OpenOffice/Cashaccount.ods'#$Oct08.$U$1]" office:value-type="float" office:value="0">
            <text:p>0.00 </text:p>
          </table:table-cell>
          <table:table-cell table:style-name="ce54"/>
          <table:table-cell table:style-name="ce53"/>
          <table:table-cell table:style-name="ce38"/>
          <table:table-cell table:style-name="ce53" table:formula="of:=SUM([.AV25:.BF25])" office:value-type="float" office:value="0">
            <text:p>0.00 </text:p>
          </table:table-cell>
          <table:table-cell table:style-name="ce52"/>
          <table:table-cell table:style-name="ce54" table:number-columns-repeated="5"/>
          <table:table-cell table:style-name="ce54" table:formula="of:=['file:///C:/Users/Antony/diy/GB%20Accounts/GB%20Accounts%202009/GB%20Accounts%20Company%202009-05-31%20(May09)%20OpenOffice/Cashaccount.ods'#$Nov08.$F$1]-['file:///C:/Users/Antony/diy/GB%20Accounts/GB%20Accounts%202009/GB%20Accounts%20Company%202009-05-31%20(May09)%20OpenOffice/Cashaccount.ods'#$Nov08.$U$1]" office:value-type="float" office:value="0">
            <text:p>0.00 </text:p>
          </table:table-cell>
          <table:table-cell table:style-name="ce54"/>
          <table:table-cell table:style-name="ce53"/>
          <table:table-cell table:style-name="ce38"/>
          <table:table-cell table:style-name="ce53" table:formula="of:=SUM([.BG25:.BQ25])" office:value-type="float" office:value="0">
            <text:p>0.00 </text:p>
          </table:table-cell>
          <table:table-cell table:style-name="ce52"/>
          <table:table-cell table:style-name="ce54" table:number-columns-repeated="5"/>
          <table:table-cell table:style-name="ce54" table:formula="of:=['file:///C:/Users/Antony/diy/GB%20Accounts/GB%20Accounts%202009/GB%20Accounts%20Company%202009-05-31%20(May09)%20OpenOffice/Cashaccount.ods'#$Dec08.$F$1]-['file:///C:/Users/Antony/diy/GB%20Accounts/GB%20Accounts%202009/GB%20Accounts%20Company%202009-05-31%20(May09)%20OpenOffice/Cashaccount.ods'#$Dec08.$U$1]" office:value-type="float" office:value="0">
            <text:p>0.00 </text:p>
          </table:table-cell>
          <table:table-cell table:style-name="ce54"/>
          <table:table-cell table:style-name="ce53"/>
          <table:table-cell table:style-name="ce38"/>
          <table:table-cell table:style-name="ce53" table:formula="of:=SUM([.BR25:.CB25])" office:value-type="float" office:value="0">
            <text:p>0.00 </text:p>
          </table:table-cell>
          <table:table-cell table:style-name="ce52"/>
          <table:table-cell table:style-name="ce54" table:number-columns-repeated="5"/>
          <table:table-cell table:style-name="ce54" table:formula="of:=['file:///C:/Users/Antony/diy/GB%20Accounts/GB%20Accounts%202009/GB%20Accounts%20Company%202009-05-31%20(May09)%20OpenOffice/Cashaccount.ods'#$Jan09.$F$1]-['file:///C:/Users/Antony/diy/GB%20Accounts/GB%20Accounts%202009/GB%20Accounts%20Company%202009-05-31%20(May09)%20OpenOffice/Cashaccount.ods'#$Jan09.$U$1]" office:value-type="float" office:value="0">
            <text:p>0.00 </text:p>
          </table:table-cell>
          <table:table-cell table:style-name="ce54"/>
          <table:table-cell table:style-name="ce53"/>
          <table:table-cell table:style-name="ce38"/>
          <table:table-cell table:style-name="ce53" table:formula="of:=SUM([.CC25:.CM25])" office:value-type="float" office:value="0">
            <text:p>0.00 </text:p>
          </table:table-cell>
          <table:table-cell table:style-name="ce52"/>
          <table:table-cell table:style-name="ce54" table:number-columns-repeated="5"/>
          <table:table-cell table:style-name="ce54" table:formula="of:=['file:///C:/Users/Antony/diy/GB%20Accounts/GB%20Accounts%202009/GB%20Accounts%20Company%202009-05-31%20(May09)%20OpenOffice/Cashaccount.ods'#$Feb09.$F$1]-['file:///C:/Users/Antony/diy/GB%20Accounts/GB%20Accounts%202009/GB%20Accounts%20Company%202009-05-31%20(May09)%20OpenOffice/Cashaccount.ods'#$Feb09.$U$1]" office:value-type="float" office:value="0">
            <text:p>0.00 </text:p>
          </table:table-cell>
          <table:table-cell table:style-name="ce54"/>
          <table:table-cell table:style-name="ce53"/>
          <table:table-cell table:style-name="ce38"/>
          <table:table-cell table:style-name="ce53" table:formula="of:=SUM([.CN25:.CX25])" office:value-type="float" office:value="0">
            <text:p>0.00 </text:p>
          </table:table-cell>
          <table:table-cell table:style-name="ce52"/>
          <table:table-cell table:style-name="ce54" table:number-columns-repeated="5"/>
          <table:table-cell table:style-name="ce54" table:formula="of:=['file:///C:/Users/Antony/diy/GB%20Accounts/GB%20Accounts%202009/GB%20Accounts%20Company%202009-05-31%20(May09)%20OpenOffice/Cashaccount.ods'#$Mar09.$F$1]-['file:///C:/Users/Antony/diy/GB%20Accounts/GB%20Accounts%202009/GB%20Accounts%20Company%202009-05-31%20(May09)%20OpenOffice/Cashaccount.ods'#$Mar09.$U$1]" office:value-type="float" office:value="0">
            <text:p>0.00 </text:p>
          </table:table-cell>
          <table:table-cell table:style-name="ce54"/>
          <table:table-cell table:style-name="ce53"/>
          <table:table-cell table:style-name="ce38"/>
          <table:table-cell table:style-name="ce53" table:formula="of:=SUM([.CY25:.DI25])" office:value-type="float" office:value="0">
            <text:p>0.00 </text:p>
          </table:table-cell>
          <table:table-cell table:style-name="ce52"/>
          <table:table-cell table:style-name="ce54" table:number-columns-repeated="5"/>
          <table:table-cell table:style-name="ce54" table:formula="of:=['file:///C:/Users/Antony/diy/GB%20Accounts/GB%20Accounts%202009/GB%20Accounts%20Company%202009-05-31%20(May09)%20OpenOffice/Cashaccount.ods'#$Apr09.$F$1]-['file:///C:/Users/Antony/diy/GB%20Accounts/GB%20Accounts%202009/GB%20Accounts%20Company%202009-05-31%20(May09)%20OpenOffice/Cashaccount.ods'#$Apr09.$U$1]" office:value-type="float" office:value="0">
            <text:p>0.00 </text:p>
          </table:table-cell>
          <table:table-cell table:style-name="ce54"/>
          <table:table-cell table:style-name="ce53"/>
          <table:table-cell table:style-name="ce38"/>
          <table:table-cell table:style-name="ce53" table:formula="of:=SUM([.DJ25:.DT25])" office:value-type="float" office:value="0">
            <text:p>0.00 </text:p>
          </table:table-cell>
          <table:table-cell table:style-name="ce52"/>
          <table:table-cell table:style-name="ce54" table:number-columns-repeated="5"/>
          <table:table-cell table:style-name="ce54" table:formula="of:=['file:///C:/Users/Antony/diy/GB%20Accounts/GB%20Accounts%202009/GB%20Accounts%20Company%202009-05-31%20(May09)%20OpenOffice/Cashaccount.ods'#$May09.$F$1]-['file:///C:/Users/Antony/diy/GB%20Accounts/GB%20Accounts%202009/GB%20Accounts%20Company%202009-05-31%20(May09)%20OpenOffice/Cashaccount.ods'#$May09.$U$1]" office:value-type="float" office:value="0">
            <text:p>0.00 </text:p>
          </table:table-cell>
          <table:table-cell table:style-name="ce54"/>
          <table:table-cell table:style-name="ce53"/>
          <table:table-cell table:style-name="ce38"/>
          <table:table-cell table:style-name="ce53" table:formula="of:=SUM([.DU25:.EE25])" office:value-type="float" office:value="0">
            <text:p>0.00 </text:p>
          </table:table-cell>
          <table:table-cell table:style-name="ce38"/>
          <table:table-cell table:formula="of:=['file:///C:/Users/Antony/diy/GB%20Accounts/GB%20Accounts%202009/GB%20Accounts%20Company%202009-05-31%20(May09)%20OpenOffice/Companysecretary.ods'#$Boardmeeting.$E$6]" office:value-type="float" office:value="0">
            <text:p>0.00 </text:p>
          </table:table-cell>
          <table:table-cell table:style-name="ce38"/>
          <table:table-cell table:style-name="ce53" table:formula="of:=SUM([.EF25:.EH25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Intra Cash &amp; Bank Transfers</text:p>
          </table:table-cell>
          <table:table-cell table:style-name="ce50"/>
          <table:table-cell table:style-name="ce54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-['file:///C:/Users/Antony/diy/GB%20Accounts/GB%20Accounts%202009/GB%20Accounts%20Company%202009-05-31%20(May09)%20OpenOffice/Currentaccount.ods'#$Jun08.$G$1]-['file:///C:/Users/Antony/diy/GB%20Accounts/GB%20Accounts%202009/GB%20Accounts%20Company%202009-05-31%20(May09)%20OpenOffice/Currentaccount.ods'#$Jun08.$H$1]-['file:///C:/Users/Antony/diy/GB%20Accounts/GB%20Accounts%202009/GB%20Accounts%20Company%202009-05-31%20(May09)%20OpenOffice/Currentaccount.ods'#$Jun08.$I$1]+['file:///C:/Users/Antony/diy/GB%20Accounts/GB%20Accounts%202009/GB%20Accounts%20Company%202009-05-31%20(May09)%20OpenOffice/Currentaccount.ods'#$Jun08.$Y$1]+['file:///C:/Users/Antony/diy/GB%20Accounts/GB%20Accounts%202009/GB%20Accounts%20Company%202009-05-31%20(May09)%20OpenOffice/Currentaccount.ods'#$Jun08.$Z$1]+['file:///C:/Users/Antony/diy/GB%20Accounts/GB%20Accounts%202009/GB%20Accounts%20Company%202009-05-31%20(May09)%20OpenOffice/Currentaccount.ods'#$Jun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Savingaccount.ods'#$Jun08.$G$1]-['file:///C:/Users/Antony/diy/GB%20Accounts/GB%20Accounts%202009/GB%20Accounts%20Company%202009-05-31%20(May09)%20OpenOffice/Savingaccount.ods'#$Jun08.$H$1]-['file:///C:/Users/Antony/diy/GB%20Accounts/GB%20Accounts%202009/GB%20Accounts%20Company%202009-05-31%20(May09)%20OpenOffice/Savingaccount.ods'#$Jun08.$I$1]+['file:///C:/Users/Antony/diy/GB%20Accounts/GB%20Accounts%202009/GB%20Accounts%20Company%202009-05-31%20(May09)%20OpenOffice/Savingaccount.ods'#$Jun08.$Y$1]+['file:///C:/Users/Antony/diy/GB%20Accounts/GB%20Accounts%202009/GB%20Accounts%20Company%202009-05-31%20(May09)%20OpenOffice/Savingaccount.ods'#$Jun08.$Z$1]+['file:///C:/Users/Antony/diy/GB%20Accounts/GB%20Accounts%202009/GB%20Accounts%20Company%202009-05-31%20(May09)%20OpenOffice/Savingaccount.ods'#$Jun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reditcardaccount.ods'#$Jun08.$G$1]-['file:///C:/Users/Antony/diy/GB%20Accounts/GB%20Accounts%202009/GB%20Accounts%20Company%202009-05-31%20(May09)%20OpenOffice/Creditcardaccount.ods'#$Jun08.$H$1]-['file:///C:/Users/Antony/diy/GB%20Accounts/GB%20Accounts%202009/GB%20Accounts%20Company%202009-05-31%20(May09)%20OpenOffice/Creditcardaccount.ods'#$Jun08.$I$1]+['file:///C:/Users/Antony/diy/GB%20Accounts/GB%20Accounts%202009/GB%20Accounts%20Company%202009-05-31%20(May09)%20OpenOffice/Creditcardaccount.ods'#$Jun08.$Y$1]+['file:///C:/Users/Antony/diy/GB%20Accounts/GB%20Accounts%202009/GB%20Accounts%20Company%202009-05-31%20(May09)%20OpenOffice/Creditcardaccount.ods'#$Jun08.$Z$1]+['file:///C:/Users/Antony/diy/GB%20Accounts/GB%20Accounts%202009/GB%20Accounts%20Company%202009-05-31%20(May09)%20OpenOffice/Creditcardaccount.ods'#$Jun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ashaccount.ods'#$Jun08.$G$1]-['file:///C:/Users/Antony/diy/GB%20Accounts/GB%20Accounts%202009/GB%20Accounts%20Company%202009-05-31%20(May09)%20OpenOffice/Cashaccount.ods'#$Jun08.$H$1]-['file:///C:/Users/Antony/diy/GB%20Accounts/GB%20Accounts%202009/GB%20Accounts%20Company%202009-05-31%20(May09)%20OpenOffice/Cashaccount.ods'#$Jun08.$I$1]+['file:///C:/Users/Antony/diy/GB%20Accounts/GB%20Accounts%202009/GB%20Accounts%20Company%202009-05-31%20(May09)%20OpenOffice/Cashaccount.ods'#$Jun08.$V$1]+['file:///C:/Users/Antony/diy/GB%20Accounts/GB%20Accounts%202009/GB%20Accounts%20Company%202009-05-31%20(May09)%20OpenOffice/Cashaccount.ods'#$Jun08.$W$1]+['file:///C:/Users/Antony/diy/GB%20Accounts/GB%20Accounts%202009/GB%20Accounts%20Company%202009-05-31%20(May09)%20OpenOffice/Cashaccount.ods'#$Jun08.$X$1]" office:value-type="float" office:value="0">
            <text:p>0.00 </text:p>
          </table:table-cell>
          <table:table-cell table:style-name="ce54" table:number-columns-repeated="2"/>
          <table:table-cell table:style-name="ce52"/>
          <table:table-cell table:style-name="ce53" table:formula="of:=SUM([.D26:.N26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-['file:///C:/Users/Antony/diy/GB%20Accounts/GB%20Accounts%202009/GB%20Accounts%20Company%202009-05-31%20(May09)%20OpenOffice/Currentaccount.ods'#$Jul08.$G$1]-['file:///C:/Users/Antony/diy/GB%20Accounts/GB%20Accounts%202009/GB%20Accounts%20Company%202009-05-31%20(May09)%20OpenOffice/Currentaccount.ods'#$Jul08.$H$1]-['file:///C:/Users/Antony/diy/GB%20Accounts/GB%20Accounts%202009/GB%20Accounts%20Company%202009-05-31%20(May09)%20OpenOffice/Currentaccount.ods'#$Jul08.$I$1]+['file:///C:/Users/Antony/diy/GB%20Accounts/GB%20Accounts%202009/GB%20Accounts%20Company%202009-05-31%20(May09)%20OpenOffice/Currentaccount.ods'#$Jul08.$Y$1]+['file:///C:/Users/Antony/diy/GB%20Accounts/GB%20Accounts%202009/GB%20Accounts%20Company%202009-05-31%20(May09)%20OpenOffice/Currentaccount.ods'#$Jul08.$Z$1]+['file:///C:/Users/Antony/diy/GB%20Accounts/GB%20Accounts%202009/GB%20Accounts%20Company%202009-05-31%20(May09)%20OpenOffice/Currentaccount.ods'#$Jul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Savingaccount.ods'#$Jul08.$G$1]-['file:///C:/Users/Antony/diy/GB%20Accounts/GB%20Accounts%202009/GB%20Accounts%20Company%202009-05-31%20(May09)%20OpenOffice/Savingaccount.ods'#$Jul08.$H$1]-['file:///C:/Users/Antony/diy/GB%20Accounts/GB%20Accounts%202009/GB%20Accounts%20Company%202009-05-31%20(May09)%20OpenOffice/Savingaccount.ods'#$Jul08.$I$1]+['file:///C:/Users/Antony/diy/GB%20Accounts/GB%20Accounts%202009/GB%20Accounts%20Company%202009-05-31%20(May09)%20OpenOffice/Savingaccount.ods'#$Jul08.$Y$1]+['file:///C:/Users/Antony/diy/GB%20Accounts/GB%20Accounts%202009/GB%20Accounts%20Company%202009-05-31%20(May09)%20OpenOffice/Savingaccount.ods'#$Jul08.$Z$1]+['file:///C:/Users/Antony/diy/GB%20Accounts/GB%20Accounts%202009/GB%20Accounts%20Company%202009-05-31%20(May09)%20OpenOffice/Savingaccount.ods'#$Jul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reditcardaccount.ods'#$Jul08.$G$1]-['file:///C:/Users/Antony/diy/GB%20Accounts/GB%20Accounts%202009/GB%20Accounts%20Company%202009-05-31%20(May09)%20OpenOffice/Creditcardaccount.ods'#$Jul08.$H$1]-['file:///C:/Users/Antony/diy/GB%20Accounts/GB%20Accounts%202009/GB%20Accounts%20Company%202009-05-31%20(May09)%20OpenOffice/Creditcardaccount.ods'#$Jul08.$I$1]+['file:///C:/Users/Antony/diy/GB%20Accounts/GB%20Accounts%202009/GB%20Accounts%20Company%202009-05-31%20(May09)%20OpenOffice/Creditcardaccount.ods'#$Jul08.$Y$1]+['file:///C:/Users/Antony/diy/GB%20Accounts/GB%20Accounts%202009/GB%20Accounts%20Company%202009-05-31%20(May09)%20OpenOffice/Creditcardaccount.ods'#$Jul08.$Z$1]+['file:///C:/Users/Antony/diy/GB%20Accounts/GB%20Accounts%202009/GB%20Accounts%20Company%202009-05-31%20(May09)%20OpenOffice/Creditcardaccount.ods'#$Jul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ashaccount.ods'#$Jul08.$G$1]-['file:///C:/Users/Antony/diy/GB%20Accounts/GB%20Accounts%202009/GB%20Accounts%20Company%202009-05-31%20(May09)%20OpenOffice/Cashaccount.ods'#$Jul08.$H$1]-['file:///C:/Users/Antony/diy/GB%20Accounts/GB%20Accounts%202009/GB%20Accounts%20Company%202009-05-31%20(May09)%20OpenOffice/Cashaccount.ods'#$Jul08.$I$1]+['file:///C:/Users/Antony/diy/GB%20Accounts/GB%20Accounts%202009/GB%20Accounts%20Company%202009-05-31%20(May09)%20OpenOffice/Cashaccount.ods'#$Jul08.$V$1]+['file:///C:/Users/Antony/diy/GB%20Accounts/GB%20Accounts%202009/GB%20Accounts%20Company%202009-05-31%20(May09)%20OpenOffice/Cashaccount.ods'#$Jul08.$W$1]+['file:///C:/Users/Antony/diy/GB%20Accounts/GB%20Accounts%202009/GB%20Accounts%20Company%202009-05-31%20(May09)%20OpenOffice/Cashaccount.ods'#$Jul08.$X$1]" office:value-type="float" office:value="0">
            <text:p>0.00 </text:p>
          </table:table-cell>
          <table:table-cell table:style-name="ce54" table:number-columns-repeated="2"/>
          <table:table-cell table:style-name="ce38"/>
          <table:table-cell table:style-name="ce53" table:formula="of:=SUM([.O26:.Y26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-['file:///C:/Users/Antony/diy/GB%20Accounts/GB%20Accounts%202009/GB%20Accounts%20Company%202009-05-31%20(May09)%20OpenOffice/Currentaccount.ods'#$Aug08.$G$1]-['file:///C:/Users/Antony/diy/GB%20Accounts/GB%20Accounts%202009/GB%20Accounts%20Company%202009-05-31%20(May09)%20OpenOffice/Currentaccount.ods'#$Aug08.$H$1]-['file:///C:/Users/Antony/diy/GB%20Accounts/GB%20Accounts%202009/GB%20Accounts%20Company%202009-05-31%20(May09)%20OpenOffice/Currentaccount.ods'#$Aug08.$I$1]+['file:///C:/Users/Antony/diy/GB%20Accounts/GB%20Accounts%202009/GB%20Accounts%20Company%202009-05-31%20(May09)%20OpenOffice/Currentaccount.ods'#$Aug08.$Y$1]+['file:///C:/Users/Antony/diy/GB%20Accounts/GB%20Accounts%202009/GB%20Accounts%20Company%202009-05-31%20(May09)%20OpenOffice/Currentaccount.ods'#$Aug08.$Z$1]+['file:///C:/Users/Antony/diy/GB%20Accounts/GB%20Accounts%202009/GB%20Accounts%20Company%202009-05-31%20(May09)%20OpenOffice/Currentaccount.ods'#$Aug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Savingaccount.ods'#$Aug08.$G$1]-['file:///C:/Users/Antony/diy/GB%20Accounts/GB%20Accounts%202009/GB%20Accounts%20Company%202009-05-31%20(May09)%20OpenOffice/Savingaccount.ods'#$Aug08.$H$1]-['file:///C:/Users/Antony/diy/GB%20Accounts/GB%20Accounts%202009/GB%20Accounts%20Company%202009-05-31%20(May09)%20OpenOffice/Savingaccount.ods'#$Aug08.$I$1]+['file:///C:/Users/Antony/diy/GB%20Accounts/GB%20Accounts%202009/GB%20Accounts%20Company%202009-05-31%20(May09)%20OpenOffice/Savingaccount.ods'#$Aug08.$Y$1]+['file:///C:/Users/Antony/diy/GB%20Accounts/GB%20Accounts%202009/GB%20Accounts%20Company%202009-05-31%20(May09)%20OpenOffice/Savingaccount.ods'#$Aug08.$Z$1]+['file:///C:/Users/Antony/diy/GB%20Accounts/GB%20Accounts%202009/GB%20Accounts%20Company%202009-05-31%20(May09)%20OpenOffice/Savingaccount.ods'#$Aug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reditcardaccount.ods'#$Aug08.$G$1]-['file:///C:/Users/Antony/diy/GB%20Accounts/GB%20Accounts%202009/GB%20Accounts%20Company%202009-05-31%20(May09)%20OpenOffice/Creditcardaccount.ods'#$Aug08.$H$1]-['file:///C:/Users/Antony/diy/GB%20Accounts/GB%20Accounts%202009/GB%20Accounts%20Company%202009-05-31%20(May09)%20OpenOffice/Creditcardaccount.ods'#$Aug08.$I$1]+['file:///C:/Users/Antony/diy/GB%20Accounts/GB%20Accounts%202009/GB%20Accounts%20Company%202009-05-31%20(May09)%20OpenOffice/Creditcardaccount.ods'#$Aug08.$Y$1]+['file:///C:/Users/Antony/diy/GB%20Accounts/GB%20Accounts%202009/GB%20Accounts%20Company%202009-05-31%20(May09)%20OpenOffice/Creditcardaccount.ods'#$Aug08.$Z$1]+['file:///C:/Users/Antony/diy/GB%20Accounts/GB%20Accounts%202009/GB%20Accounts%20Company%202009-05-31%20(May09)%20OpenOffice/Creditcardaccount.ods'#$Aug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ashaccount.ods'#$Aug08.$G$1]-['file:///C:/Users/Antony/diy/GB%20Accounts/GB%20Accounts%202009/GB%20Accounts%20Company%202009-05-31%20(May09)%20OpenOffice/Cashaccount.ods'#$Aug08.$H$1]-['file:///C:/Users/Antony/diy/GB%20Accounts/GB%20Accounts%202009/GB%20Accounts%20Company%202009-05-31%20(May09)%20OpenOffice/Cashaccount.ods'#$Aug08.$I$1]+['file:///C:/Users/Antony/diy/GB%20Accounts/GB%20Accounts%202009/GB%20Accounts%20Company%202009-05-31%20(May09)%20OpenOffice/Cashaccount.ods'#$Aug08.$V$1]+['file:///C:/Users/Antony/diy/GB%20Accounts/GB%20Accounts%202009/GB%20Accounts%20Company%202009-05-31%20(May09)%20OpenOffice/Cashaccount.ods'#$Aug08.$W$1]+['file:///C:/Users/Antony/diy/GB%20Accounts/GB%20Accounts%202009/GB%20Accounts%20Company%202009-05-31%20(May09)%20OpenOffice/Cashaccount.ods'#$Aug08.$X$1]" office:value-type="float" office:value="0">
            <text:p>0.00 </text:p>
          </table:table-cell>
          <table:table-cell table:style-name="ce54" table:number-columns-repeated="2"/>
          <table:table-cell table:style-name="ce38"/>
          <table:table-cell table:style-name="ce53" table:formula="of:=SUM([.Z26:.AJ26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-['file:///C:/Users/Antony/diy/GB%20Accounts/GB%20Accounts%202009/GB%20Accounts%20Company%202009-05-31%20(May09)%20OpenOffice/Currentaccount.ods'#$Sep08.$G$1]-['file:///C:/Users/Antony/diy/GB%20Accounts/GB%20Accounts%202009/GB%20Accounts%20Company%202009-05-31%20(May09)%20OpenOffice/Currentaccount.ods'#$Sep08.$H$1]-['file:///C:/Users/Antony/diy/GB%20Accounts/GB%20Accounts%202009/GB%20Accounts%20Company%202009-05-31%20(May09)%20OpenOffice/Currentaccount.ods'#$Sep08.$I$1]+['file:///C:/Users/Antony/diy/GB%20Accounts/GB%20Accounts%202009/GB%20Accounts%20Company%202009-05-31%20(May09)%20OpenOffice/Currentaccount.ods'#$Sep08.$Y$1]+['file:///C:/Users/Antony/diy/GB%20Accounts/GB%20Accounts%202009/GB%20Accounts%20Company%202009-05-31%20(May09)%20OpenOffice/Currentaccount.ods'#$Sep08.$Z$1]+['file:///C:/Users/Antony/diy/GB%20Accounts/GB%20Accounts%202009/GB%20Accounts%20Company%202009-05-31%20(May09)%20OpenOffice/Currentaccount.ods'#$Sep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Savingaccount.ods'#$Sep08.$G$1]-['file:///C:/Users/Antony/diy/GB%20Accounts/GB%20Accounts%202009/GB%20Accounts%20Company%202009-05-31%20(May09)%20OpenOffice/Savingaccount.ods'#$Sep08.$H$1]-['file:///C:/Users/Antony/diy/GB%20Accounts/GB%20Accounts%202009/GB%20Accounts%20Company%202009-05-31%20(May09)%20OpenOffice/Savingaccount.ods'#$Sep08.$I$1]+['file:///C:/Users/Antony/diy/GB%20Accounts/GB%20Accounts%202009/GB%20Accounts%20Company%202009-05-31%20(May09)%20OpenOffice/Savingaccount.ods'#$Sep08.$Y$1]+['file:///C:/Users/Antony/diy/GB%20Accounts/GB%20Accounts%202009/GB%20Accounts%20Company%202009-05-31%20(May09)%20OpenOffice/Savingaccount.ods'#$Sep08.$Z$1]+['file:///C:/Users/Antony/diy/GB%20Accounts/GB%20Accounts%202009/GB%20Accounts%20Company%202009-05-31%20(May09)%20OpenOffice/Savingaccount.ods'#$Sep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reditcardaccount.ods'#$Sep08.$G$1]-['file:///C:/Users/Antony/diy/GB%20Accounts/GB%20Accounts%202009/GB%20Accounts%20Company%202009-05-31%20(May09)%20OpenOffice/Creditcardaccount.ods'#$Sep08.$H$1]-['file:///C:/Users/Antony/diy/GB%20Accounts/GB%20Accounts%202009/GB%20Accounts%20Company%202009-05-31%20(May09)%20OpenOffice/Creditcardaccount.ods'#$Sep08.$I$1]+['file:///C:/Users/Antony/diy/GB%20Accounts/GB%20Accounts%202009/GB%20Accounts%20Company%202009-05-31%20(May09)%20OpenOffice/Creditcardaccount.ods'#$Sep08.$Y$1]+['file:///C:/Users/Antony/diy/GB%20Accounts/GB%20Accounts%202009/GB%20Accounts%20Company%202009-05-31%20(May09)%20OpenOffice/Creditcardaccount.ods'#$Sep08.$Z$1]+['file:///C:/Users/Antony/diy/GB%20Accounts/GB%20Accounts%202009/GB%20Accounts%20Company%202009-05-31%20(May09)%20OpenOffice/Creditcardaccount.ods'#$Sep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ashaccount.ods'#$Sep08.$G$1]-['file:///C:/Users/Antony/diy/GB%20Accounts/GB%20Accounts%202009/GB%20Accounts%20Company%202009-05-31%20(May09)%20OpenOffice/Cashaccount.ods'#$Sep08.$H$1]-['file:///C:/Users/Antony/diy/GB%20Accounts/GB%20Accounts%202009/GB%20Accounts%20Company%202009-05-31%20(May09)%20OpenOffice/Cashaccount.ods'#$Sep08.$I$1]+['file:///C:/Users/Antony/diy/GB%20Accounts/GB%20Accounts%202009/GB%20Accounts%20Company%202009-05-31%20(May09)%20OpenOffice/Cashaccount.ods'#$Sep08.$V$1]+['file:///C:/Users/Antony/diy/GB%20Accounts/GB%20Accounts%202009/GB%20Accounts%20Company%202009-05-31%20(May09)%20OpenOffice/Cashaccount.ods'#$Sep08.$W$1]+['file:///C:/Users/Antony/diy/GB%20Accounts/GB%20Accounts%202009/GB%20Accounts%20Company%202009-05-31%20(May09)%20OpenOffice/Cashaccount.ods'#$Sep08.$X$1]" office:value-type="float" office:value="0">
            <text:p>0.00 </text:p>
          </table:table-cell>
          <table:table-cell table:style-name="ce54" table:number-columns-repeated="2"/>
          <table:table-cell table:style-name="ce38"/>
          <table:table-cell table:style-name="ce53" table:formula="of:=SUM([.AK26:.AU26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-['file:///C:/Users/Antony/diy/GB%20Accounts/GB%20Accounts%202009/GB%20Accounts%20Company%202009-05-31%20(May09)%20OpenOffice/Currentaccount.ods'#$Oct08.$G$1]-['file:///C:/Users/Antony/diy/GB%20Accounts/GB%20Accounts%202009/GB%20Accounts%20Company%202009-05-31%20(May09)%20OpenOffice/Currentaccount.ods'#$Oct08.$H$1]-['file:///C:/Users/Antony/diy/GB%20Accounts/GB%20Accounts%202009/GB%20Accounts%20Company%202009-05-31%20(May09)%20OpenOffice/Currentaccount.ods'#$Oct08.$I$1]+['file:///C:/Users/Antony/diy/GB%20Accounts/GB%20Accounts%202009/GB%20Accounts%20Company%202009-05-31%20(May09)%20OpenOffice/Currentaccount.ods'#$Oct08.$Y$1]+['file:///C:/Users/Antony/diy/GB%20Accounts/GB%20Accounts%202009/GB%20Accounts%20Company%202009-05-31%20(May09)%20OpenOffice/Currentaccount.ods'#$Oct08.$Z$1]+['file:///C:/Users/Antony/diy/GB%20Accounts/GB%20Accounts%202009/GB%20Accounts%20Company%202009-05-31%20(May09)%20OpenOffice/Currentaccount.ods'#$Oct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Savingaccount.ods'#$Oct08.$G$1]-['file:///C:/Users/Antony/diy/GB%20Accounts/GB%20Accounts%202009/GB%20Accounts%20Company%202009-05-31%20(May09)%20OpenOffice/Savingaccount.ods'#$Oct08.$H$1]-['file:///C:/Users/Antony/diy/GB%20Accounts/GB%20Accounts%202009/GB%20Accounts%20Company%202009-05-31%20(May09)%20OpenOffice/Savingaccount.ods'#$Oct08.$I$1]+['file:///C:/Users/Antony/diy/GB%20Accounts/GB%20Accounts%202009/GB%20Accounts%20Company%202009-05-31%20(May09)%20OpenOffice/Savingaccount.ods'#$Oct08.$Y$1]+['file:///C:/Users/Antony/diy/GB%20Accounts/GB%20Accounts%202009/GB%20Accounts%20Company%202009-05-31%20(May09)%20OpenOffice/Savingaccount.ods'#$Oct08.$Z$1]+['file:///C:/Users/Antony/diy/GB%20Accounts/GB%20Accounts%202009/GB%20Accounts%20Company%202009-05-31%20(May09)%20OpenOffice/Savingaccount.ods'#$Oct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reditcardaccount.ods'#$Oct08.$G$1]-['file:///C:/Users/Antony/diy/GB%20Accounts/GB%20Accounts%202009/GB%20Accounts%20Company%202009-05-31%20(May09)%20OpenOffice/Creditcardaccount.ods'#$Oct08.$H$1]-['file:///C:/Users/Antony/diy/GB%20Accounts/GB%20Accounts%202009/GB%20Accounts%20Company%202009-05-31%20(May09)%20OpenOffice/Creditcardaccount.ods'#$Oct08.$I$1]+['file:///C:/Users/Antony/diy/GB%20Accounts/GB%20Accounts%202009/GB%20Accounts%20Company%202009-05-31%20(May09)%20OpenOffice/Creditcardaccount.ods'#$Oct08.$Y$1]+['file:///C:/Users/Antony/diy/GB%20Accounts/GB%20Accounts%202009/GB%20Accounts%20Company%202009-05-31%20(May09)%20OpenOffice/Creditcardaccount.ods'#$Oct08.$Z$1]+['file:///C:/Users/Antony/diy/GB%20Accounts/GB%20Accounts%202009/GB%20Accounts%20Company%202009-05-31%20(May09)%20OpenOffice/Creditcardaccount.ods'#$Oct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ashaccount.ods'#$Oct08.$G$1]-['file:///C:/Users/Antony/diy/GB%20Accounts/GB%20Accounts%202009/GB%20Accounts%20Company%202009-05-31%20(May09)%20OpenOffice/Cashaccount.ods'#$Oct08.$H$1]-['file:///C:/Users/Antony/diy/GB%20Accounts/GB%20Accounts%202009/GB%20Accounts%20Company%202009-05-31%20(May09)%20OpenOffice/Cashaccount.ods'#$Oct08.$I$1]+['file:///C:/Users/Antony/diy/GB%20Accounts/GB%20Accounts%202009/GB%20Accounts%20Company%202009-05-31%20(May09)%20OpenOffice/Cashaccount.ods'#$Oct08.$V$1]+['file:///C:/Users/Antony/diy/GB%20Accounts/GB%20Accounts%202009/GB%20Accounts%20Company%202009-05-31%20(May09)%20OpenOffice/Cashaccount.ods'#$Oct08.$W$1]+['file:///C:/Users/Antony/diy/GB%20Accounts/GB%20Accounts%202009/GB%20Accounts%20Company%202009-05-31%20(May09)%20OpenOffice/Cashaccount.ods'#$Oct08.$X$1]" office:value-type="float" office:value="0">
            <text:p>0.00 </text:p>
          </table:table-cell>
          <table:table-cell table:style-name="ce54" table:number-columns-repeated="2"/>
          <table:table-cell table:style-name="ce38"/>
          <table:table-cell table:style-name="ce53" table:formula="of:=SUM([.AV26:.BF26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-['file:///C:/Users/Antony/diy/GB%20Accounts/GB%20Accounts%202009/GB%20Accounts%20Company%202009-05-31%20(May09)%20OpenOffice/Currentaccount.ods'#$Nov08.$G$1]-['file:///C:/Users/Antony/diy/GB%20Accounts/GB%20Accounts%202009/GB%20Accounts%20Company%202009-05-31%20(May09)%20OpenOffice/Currentaccount.ods'#$Nov08.$H$1]-['file:///C:/Users/Antony/diy/GB%20Accounts/GB%20Accounts%202009/GB%20Accounts%20Company%202009-05-31%20(May09)%20OpenOffice/Currentaccount.ods'#$Nov08.$I$1]+['file:///C:/Users/Antony/diy/GB%20Accounts/GB%20Accounts%202009/GB%20Accounts%20Company%202009-05-31%20(May09)%20OpenOffice/Currentaccount.ods'#$Nov08.$Y$1]+['file:///C:/Users/Antony/diy/GB%20Accounts/GB%20Accounts%202009/GB%20Accounts%20Company%202009-05-31%20(May09)%20OpenOffice/Currentaccount.ods'#$Nov08.$Z$1]+['file:///C:/Users/Antony/diy/GB%20Accounts/GB%20Accounts%202009/GB%20Accounts%20Company%202009-05-31%20(May09)%20OpenOffice/Currentaccount.ods'#$Nov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Savingaccount.ods'#$Nov08.$G$1]-['file:///C:/Users/Antony/diy/GB%20Accounts/GB%20Accounts%202009/GB%20Accounts%20Company%202009-05-31%20(May09)%20OpenOffice/Savingaccount.ods'#$Nov08.$H$1]-['file:///C:/Users/Antony/diy/GB%20Accounts/GB%20Accounts%202009/GB%20Accounts%20Company%202009-05-31%20(May09)%20OpenOffice/Savingaccount.ods'#$Nov08.$I$1]+['file:///C:/Users/Antony/diy/GB%20Accounts/GB%20Accounts%202009/GB%20Accounts%20Company%202009-05-31%20(May09)%20OpenOffice/Savingaccount.ods'#$Nov08.$Y$1]+['file:///C:/Users/Antony/diy/GB%20Accounts/GB%20Accounts%202009/GB%20Accounts%20Company%202009-05-31%20(May09)%20OpenOffice/Savingaccount.ods'#$Nov08.$Z$1]+['file:///C:/Users/Antony/diy/GB%20Accounts/GB%20Accounts%202009/GB%20Accounts%20Company%202009-05-31%20(May09)%20OpenOffice/Savingaccount.ods'#$Nov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reditcardaccount.ods'#$Nov08.$G$1]-['file:///C:/Users/Antony/diy/GB%20Accounts/GB%20Accounts%202009/GB%20Accounts%20Company%202009-05-31%20(May09)%20OpenOffice/Creditcardaccount.ods'#$Nov08.$H$1]-['file:///C:/Users/Antony/diy/GB%20Accounts/GB%20Accounts%202009/GB%20Accounts%20Company%202009-05-31%20(May09)%20OpenOffice/Creditcardaccount.ods'#$Nov08.$I$1]+['file:///C:/Users/Antony/diy/GB%20Accounts/GB%20Accounts%202009/GB%20Accounts%20Company%202009-05-31%20(May09)%20OpenOffice/Creditcardaccount.ods'#$Nov08.$Y$1]+['file:///C:/Users/Antony/diy/GB%20Accounts/GB%20Accounts%202009/GB%20Accounts%20Company%202009-05-31%20(May09)%20OpenOffice/Creditcardaccount.ods'#$Nov08.$Z$1]+['file:///C:/Users/Antony/diy/GB%20Accounts/GB%20Accounts%202009/GB%20Accounts%20Company%202009-05-31%20(May09)%20OpenOffice/Creditcardaccount.ods'#$Nov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ashaccount.ods'#$Nov08.$G$1]-['file:///C:/Users/Antony/diy/GB%20Accounts/GB%20Accounts%202009/GB%20Accounts%20Company%202009-05-31%20(May09)%20OpenOffice/Cashaccount.ods'#$Nov08.$H$1]-['file:///C:/Users/Antony/diy/GB%20Accounts/GB%20Accounts%202009/GB%20Accounts%20Company%202009-05-31%20(May09)%20OpenOffice/Cashaccount.ods'#$Nov08.$I$1]+['file:///C:/Users/Antony/diy/GB%20Accounts/GB%20Accounts%202009/GB%20Accounts%20Company%202009-05-31%20(May09)%20OpenOffice/Cashaccount.ods'#$Nov08.$V$1]+['file:///C:/Users/Antony/diy/GB%20Accounts/GB%20Accounts%202009/GB%20Accounts%20Company%202009-05-31%20(May09)%20OpenOffice/Cashaccount.ods'#$Nov08.$W$1]+['file:///C:/Users/Antony/diy/GB%20Accounts/GB%20Accounts%202009/GB%20Accounts%20Company%202009-05-31%20(May09)%20OpenOffice/Cashaccount.ods'#$Nov08.$X$1]" office:value-type="float" office:value="0">
            <text:p>0.00 </text:p>
          </table:table-cell>
          <table:table-cell table:style-name="ce54" table:number-columns-repeated="2"/>
          <table:table-cell table:style-name="ce38"/>
          <table:table-cell table:style-name="ce53" table:formula="of:=SUM([.BG26:.BQ26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-['file:///C:/Users/Antony/diy/GB%20Accounts/GB%20Accounts%202009/GB%20Accounts%20Company%202009-05-31%20(May09)%20OpenOffice/Currentaccount.ods'#$Dec08.$G$1]-['file:///C:/Users/Antony/diy/GB%20Accounts/GB%20Accounts%202009/GB%20Accounts%20Company%202009-05-31%20(May09)%20OpenOffice/Currentaccount.ods'#$Dec08.$H$1]-['file:///C:/Users/Antony/diy/GB%20Accounts/GB%20Accounts%202009/GB%20Accounts%20Company%202009-05-31%20(May09)%20OpenOffice/Currentaccount.ods'#$Dec08.$I$1]+['file:///C:/Users/Antony/diy/GB%20Accounts/GB%20Accounts%202009/GB%20Accounts%20Company%202009-05-31%20(May09)%20OpenOffice/Currentaccount.ods'#$Dec08.$Y$1]+['file:///C:/Users/Antony/diy/GB%20Accounts/GB%20Accounts%202009/GB%20Accounts%20Company%202009-05-31%20(May09)%20OpenOffice/Currentaccount.ods'#$Dec08.$Z$1]+['file:///C:/Users/Antony/diy/GB%20Accounts/GB%20Accounts%202009/GB%20Accounts%20Company%202009-05-31%20(May09)%20OpenOffice/Currentaccount.ods'#$Dec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Savingaccount.ods'#$Dec08.$G$1]-['file:///C:/Users/Antony/diy/GB%20Accounts/GB%20Accounts%202009/GB%20Accounts%20Company%202009-05-31%20(May09)%20OpenOffice/Savingaccount.ods'#$Dec08.$H$1]-['file:///C:/Users/Antony/diy/GB%20Accounts/GB%20Accounts%202009/GB%20Accounts%20Company%202009-05-31%20(May09)%20OpenOffice/Savingaccount.ods'#$Dec08.$I$1]+['file:///C:/Users/Antony/diy/GB%20Accounts/GB%20Accounts%202009/GB%20Accounts%20Company%202009-05-31%20(May09)%20OpenOffice/Savingaccount.ods'#$Dec08.$Y$1]+['file:///C:/Users/Antony/diy/GB%20Accounts/GB%20Accounts%202009/GB%20Accounts%20Company%202009-05-31%20(May09)%20OpenOffice/Savingaccount.ods'#$Dec08.$Z$1]+['file:///C:/Users/Antony/diy/GB%20Accounts/GB%20Accounts%202009/GB%20Accounts%20Company%202009-05-31%20(May09)%20OpenOffice/Savingaccount.ods'#$Dec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reditcardaccount.ods'#$Dec08.$G$1]-['file:///C:/Users/Antony/diy/GB%20Accounts/GB%20Accounts%202009/GB%20Accounts%20Company%202009-05-31%20(May09)%20OpenOffice/Creditcardaccount.ods'#$Dec08.$H$1]-['file:///C:/Users/Antony/diy/GB%20Accounts/GB%20Accounts%202009/GB%20Accounts%20Company%202009-05-31%20(May09)%20OpenOffice/Creditcardaccount.ods'#$Dec08.$I$1]+['file:///C:/Users/Antony/diy/GB%20Accounts/GB%20Accounts%202009/GB%20Accounts%20Company%202009-05-31%20(May09)%20OpenOffice/Creditcardaccount.ods'#$Dec08.$Y$1]+['file:///C:/Users/Antony/diy/GB%20Accounts/GB%20Accounts%202009/GB%20Accounts%20Company%202009-05-31%20(May09)%20OpenOffice/Creditcardaccount.ods'#$Dec08.$Z$1]+['file:///C:/Users/Antony/diy/GB%20Accounts/GB%20Accounts%202009/GB%20Accounts%20Company%202009-05-31%20(May09)%20OpenOffice/Creditcardaccount.ods'#$Dec08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ashaccount.ods'#$Dec08.$G$1]-['file:///C:/Users/Antony/diy/GB%20Accounts/GB%20Accounts%202009/GB%20Accounts%20Company%202009-05-31%20(May09)%20OpenOffice/Cashaccount.ods'#$Dec08.$H$1]-['file:///C:/Users/Antony/diy/GB%20Accounts/GB%20Accounts%202009/GB%20Accounts%20Company%202009-05-31%20(May09)%20OpenOffice/Cashaccount.ods'#$Dec08.$I$1]+['file:///C:/Users/Antony/diy/GB%20Accounts/GB%20Accounts%202009/GB%20Accounts%20Company%202009-05-31%20(May09)%20OpenOffice/Cashaccount.ods'#$Dec08.$V$1]+['file:///C:/Users/Antony/diy/GB%20Accounts/GB%20Accounts%202009/GB%20Accounts%20Company%202009-05-31%20(May09)%20OpenOffice/Cashaccount.ods'#$Dec08.$W$1]+['file:///C:/Users/Antony/diy/GB%20Accounts/GB%20Accounts%202009/GB%20Accounts%20Company%202009-05-31%20(May09)%20OpenOffice/Cashaccount.ods'#$Dec08.$X$1]" office:value-type="float" office:value="0">
            <text:p>0.00 </text:p>
          </table:table-cell>
          <table:table-cell table:style-name="ce54" table:number-columns-repeated="2"/>
          <table:table-cell table:style-name="ce38"/>
          <table:table-cell table:style-name="ce53" table:formula="of:=SUM([.BR26:.CB26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-['file:///C:/Users/Antony/diy/GB%20Accounts/GB%20Accounts%202009/GB%20Accounts%20Company%202009-05-31%20(May09)%20OpenOffice/Currentaccount.ods'#$Jan09.$G$1]-['file:///C:/Users/Antony/diy/GB%20Accounts/GB%20Accounts%202009/GB%20Accounts%20Company%202009-05-31%20(May09)%20OpenOffice/Currentaccount.ods'#$Jan09.$H$1]-['file:///C:/Users/Antony/diy/GB%20Accounts/GB%20Accounts%202009/GB%20Accounts%20Company%202009-05-31%20(May09)%20OpenOffice/Currentaccount.ods'#$Jan09.$I$1]+['file:///C:/Users/Antony/diy/GB%20Accounts/GB%20Accounts%202009/GB%20Accounts%20Company%202009-05-31%20(May09)%20OpenOffice/Currentaccount.ods'#$Jan09.$Y$1]+['file:///C:/Users/Antony/diy/GB%20Accounts/GB%20Accounts%202009/GB%20Accounts%20Company%202009-05-31%20(May09)%20OpenOffice/Currentaccount.ods'#$Jan09.$Z$1]+['file:///C:/Users/Antony/diy/GB%20Accounts/GB%20Accounts%202009/GB%20Accounts%20Company%202009-05-31%20(May09)%20OpenOffice/Currentaccount.ods'#$Jan09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Savingaccount.ods'#$Jan09.$G$1]-['file:///C:/Users/Antony/diy/GB%20Accounts/GB%20Accounts%202009/GB%20Accounts%20Company%202009-05-31%20(May09)%20OpenOffice/Savingaccount.ods'#$Jan09.$H$1]-['file:///C:/Users/Antony/diy/GB%20Accounts/GB%20Accounts%202009/GB%20Accounts%20Company%202009-05-31%20(May09)%20OpenOffice/Savingaccount.ods'#$Jan09.$I$1]+['file:///C:/Users/Antony/diy/GB%20Accounts/GB%20Accounts%202009/GB%20Accounts%20Company%202009-05-31%20(May09)%20OpenOffice/Savingaccount.ods'#$Jan09.$Y$1]+['file:///C:/Users/Antony/diy/GB%20Accounts/GB%20Accounts%202009/GB%20Accounts%20Company%202009-05-31%20(May09)%20OpenOffice/Savingaccount.ods'#$Jan09.$Z$1]+['file:///C:/Users/Antony/diy/GB%20Accounts/GB%20Accounts%202009/GB%20Accounts%20Company%202009-05-31%20(May09)%20OpenOffice/Savingaccount.ods'#$Jan09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reditcardaccount.ods'#$Jan09.$G$1]-['file:///C:/Users/Antony/diy/GB%20Accounts/GB%20Accounts%202009/GB%20Accounts%20Company%202009-05-31%20(May09)%20OpenOffice/Creditcardaccount.ods'#$Jan09.$H$1]-['file:///C:/Users/Antony/diy/GB%20Accounts/GB%20Accounts%202009/GB%20Accounts%20Company%202009-05-31%20(May09)%20OpenOffice/Creditcardaccount.ods'#$Jan09.$I$1]+['file:///C:/Users/Antony/diy/GB%20Accounts/GB%20Accounts%202009/GB%20Accounts%20Company%202009-05-31%20(May09)%20OpenOffice/Creditcardaccount.ods'#$Jan09.$Y$1]+['file:///C:/Users/Antony/diy/GB%20Accounts/GB%20Accounts%202009/GB%20Accounts%20Company%202009-05-31%20(May09)%20OpenOffice/Creditcardaccount.ods'#$Jan09.$Z$1]+['file:///C:/Users/Antony/diy/GB%20Accounts/GB%20Accounts%202009/GB%20Accounts%20Company%202009-05-31%20(May09)%20OpenOffice/Creditcardaccount.ods'#$Jan09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ashaccount.ods'#$Jan09.$G$1]-['file:///C:/Users/Antony/diy/GB%20Accounts/GB%20Accounts%202009/GB%20Accounts%20Company%202009-05-31%20(May09)%20OpenOffice/Cashaccount.ods'#$Jan09.$H$1]-['file:///C:/Users/Antony/diy/GB%20Accounts/GB%20Accounts%202009/GB%20Accounts%20Company%202009-05-31%20(May09)%20OpenOffice/Cashaccount.ods'#$Jan09.$I$1]+['file:///C:/Users/Antony/diy/GB%20Accounts/GB%20Accounts%202009/GB%20Accounts%20Company%202009-05-31%20(May09)%20OpenOffice/Cashaccount.ods'#$Jan09.$V$1]+['file:///C:/Users/Antony/diy/GB%20Accounts/GB%20Accounts%202009/GB%20Accounts%20Company%202009-05-31%20(May09)%20OpenOffice/Cashaccount.ods'#$Jan09.$W$1]+['file:///C:/Users/Antony/diy/GB%20Accounts/GB%20Accounts%202009/GB%20Accounts%20Company%202009-05-31%20(May09)%20OpenOffice/Cashaccount.ods'#$Jan09.$X$1]" office:value-type="float" office:value="0">
            <text:p>0.00 </text:p>
          </table:table-cell>
          <table:table-cell table:style-name="ce54" table:number-columns-repeated="2"/>
          <table:table-cell table:style-name="ce38"/>
          <table:table-cell table:style-name="ce53" table:formula="of:=SUM([.CC26:.CM26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-['file:///C:/Users/Antony/diy/GB%20Accounts/GB%20Accounts%202009/GB%20Accounts%20Company%202009-05-31%20(May09)%20OpenOffice/Currentaccount.ods'#$Feb09.$G$1]-['file:///C:/Users/Antony/diy/GB%20Accounts/GB%20Accounts%202009/GB%20Accounts%20Company%202009-05-31%20(May09)%20OpenOffice/Currentaccount.ods'#$Feb09.$H$1]-['file:///C:/Users/Antony/diy/GB%20Accounts/GB%20Accounts%202009/GB%20Accounts%20Company%202009-05-31%20(May09)%20OpenOffice/Currentaccount.ods'#$Feb09.$I$1]+['file:///C:/Users/Antony/diy/GB%20Accounts/GB%20Accounts%202009/GB%20Accounts%20Company%202009-05-31%20(May09)%20OpenOffice/Currentaccount.ods'#$Feb09.$Y$1]+['file:///C:/Users/Antony/diy/GB%20Accounts/GB%20Accounts%202009/GB%20Accounts%20Company%202009-05-31%20(May09)%20OpenOffice/Currentaccount.ods'#$Feb09.$Z$1]+['file:///C:/Users/Antony/diy/GB%20Accounts/GB%20Accounts%202009/GB%20Accounts%20Company%202009-05-31%20(May09)%20OpenOffice/Currentaccount.ods'#$Feb09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Savingaccount.ods'#$Feb09.$G$1]-['file:///C:/Users/Antony/diy/GB%20Accounts/GB%20Accounts%202009/GB%20Accounts%20Company%202009-05-31%20(May09)%20OpenOffice/Savingaccount.ods'#$Feb09.$H$1]-['file:///C:/Users/Antony/diy/GB%20Accounts/GB%20Accounts%202009/GB%20Accounts%20Company%202009-05-31%20(May09)%20OpenOffice/Savingaccount.ods'#$Feb09.$I$1]+['file:///C:/Users/Antony/diy/GB%20Accounts/GB%20Accounts%202009/GB%20Accounts%20Company%202009-05-31%20(May09)%20OpenOffice/Savingaccount.ods'#$Feb09.$Y$1]+['file:///C:/Users/Antony/diy/GB%20Accounts/GB%20Accounts%202009/GB%20Accounts%20Company%202009-05-31%20(May09)%20OpenOffice/Savingaccount.ods'#$Feb09.$Z$1]+['file:///C:/Users/Antony/diy/GB%20Accounts/GB%20Accounts%202009/GB%20Accounts%20Company%202009-05-31%20(May09)%20OpenOffice/Savingaccount.ods'#$Feb09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reditcardaccount.ods'#$Feb09.$G$1]-['file:///C:/Users/Antony/diy/GB%20Accounts/GB%20Accounts%202009/GB%20Accounts%20Company%202009-05-31%20(May09)%20OpenOffice/Creditcardaccount.ods'#$Feb09.$H$1]-['file:///C:/Users/Antony/diy/GB%20Accounts/GB%20Accounts%202009/GB%20Accounts%20Company%202009-05-31%20(May09)%20OpenOffice/Creditcardaccount.ods'#$Feb09.$I$1]+['file:///C:/Users/Antony/diy/GB%20Accounts/GB%20Accounts%202009/GB%20Accounts%20Company%202009-05-31%20(May09)%20OpenOffice/Creditcardaccount.ods'#$Feb09.$Y$1]+['file:///C:/Users/Antony/diy/GB%20Accounts/GB%20Accounts%202009/GB%20Accounts%20Company%202009-05-31%20(May09)%20OpenOffice/Creditcardaccount.ods'#$Feb09.$Z$1]+['file:///C:/Users/Antony/diy/GB%20Accounts/GB%20Accounts%202009/GB%20Accounts%20Company%202009-05-31%20(May09)%20OpenOffice/Creditcardaccount.ods'#$Feb09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ashaccount.ods'#$Feb09.$G$1]-['file:///C:/Users/Antony/diy/GB%20Accounts/GB%20Accounts%202009/GB%20Accounts%20Company%202009-05-31%20(May09)%20OpenOffice/Cashaccount.ods'#$Feb09.$H$1]-['file:///C:/Users/Antony/diy/GB%20Accounts/GB%20Accounts%202009/GB%20Accounts%20Company%202009-05-31%20(May09)%20OpenOffice/Cashaccount.ods'#$Feb09.$I$1]+['file:///C:/Users/Antony/diy/GB%20Accounts/GB%20Accounts%202009/GB%20Accounts%20Company%202009-05-31%20(May09)%20OpenOffice/Cashaccount.ods'#$Feb09.$V$1]+['file:///C:/Users/Antony/diy/GB%20Accounts/GB%20Accounts%202009/GB%20Accounts%20Company%202009-05-31%20(May09)%20OpenOffice/Cashaccount.ods'#$Feb09.$W$1]+['file:///C:/Users/Antony/diy/GB%20Accounts/GB%20Accounts%202009/GB%20Accounts%20Company%202009-05-31%20(May09)%20OpenOffice/Cashaccount.ods'#$Feb09.$X$1]" office:value-type="float" office:value="0">
            <text:p>0.00 </text:p>
          </table:table-cell>
          <table:table-cell table:style-name="ce54" table:number-columns-repeated="2"/>
          <table:table-cell table:style-name="ce38"/>
          <table:table-cell table:style-name="ce53" table:formula="of:=SUM([.CN26:.CX26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-['file:///C:/Users/Antony/diy/GB%20Accounts/GB%20Accounts%202009/GB%20Accounts%20Company%202009-05-31%20(May09)%20OpenOffice/Currentaccount.ods'#$Mar09.$G$1]-['file:///C:/Users/Antony/diy/GB%20Accounts/GB%20Accounts%202009/GB%20Accounts%20Company%202009-05-31%20(May09)%20OpenOffice/Currentaccount.ods'#$Mar09.$H$1]-['file:///C:/Users/Antony/diy/GB%20Accounts/GB%20Accounts%202009/GB%20Accounts%20Company%202009-05-31%20(May09)%20OpenOffice/Currentaccount.ods'#$Mar09.$I$1]+['file:///C:/Users/Antony/diy/GB%20Accounts/GB%20Accounts%202009/GB%20Accounts%20Company%202009-05-31%20(May09)%20OpenOffice/Currentaccount.ods'#$Mar09.$Y$1]+['file:///C:/Users/Antony/diy/GB%20Accounts/GB%20Accounts%202009/GB%20Accounts%20Company%202009-05-31%20(May09)%20OpenOffice/Currentaccount.ods'#$Mar09.$Z$1]+['file:///C:/Users/Antony/diy/GB%20Accounts/GB%20Accounts%202009/GB%20Accounts%20Company%202009-05-31%20(May09)%20OpenOffice/Currentaccount.ods'#$Mar09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Savingaccount.ods'#$Mar09.$G$1]-['file:///C:/Users/Antony/diy/GB%20Accounts/GB%20Accounts%202009/GB%20Accounts%20Company%202009-05-31%20(May09)%20OpenOffice/Savingaccount.ods'#$Mar09.$H$1]-['file:///C:/Users/Antony/diy/GB%20Accounts/GB%20Accounts%202009/GB%20Accounts%20Company%202009-05-31%20(May09)%20OpenOffice/Savingaccount.ods'#$Mar09.$I$1]+['file:///C:/Users/Antony/diy/GB%20Accounts/GB%20Accounts%202009/GB%20Accounts%20Company%202009-05-31%20(May09)%20OpenOffice/Savingaccount.ods'#$Mar09.$Y$1]+['file:///C:/Users/Antony/diy/GB%20Accounts/GB%20Accounts%202009/GB%20Accounts%20Company%202009-05-31%20(May09)%20OpenOffice/Savingaccount.ods'#$Mar09.$Z$1]+['file:///C:/Users/Antony/diy/GB%20Accounts/GB%20Accounts%202009/GB%20Accounts%20Company%202009-05-31%20(May09)%20OpenOffice/Savingaccount.ods'#$Mar09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reditcardaccount.ods'#$Mar09.$G$1]-['file:///C:/Users/Antony/diy/GB%20Accounts/GB%20Accounts%202009/GB%20Accounts%20Company%202009-05-31%20(May09)%20OpenOffice/Creditcardaccount.ods'#$Mar09.$H$1]-['file:///C:/Users/Antony/diy/GB%20Accounts/GB%20Accounts%202009/GB%20Accounts%20Company%202009-05-31%20(May09)%20OpenOffice/Creditcardaccount.ods'#$Mar09.$I$1]+['file:///C:/Users/Antony/diy/GB%20Accounts/GB%20Accounts%202009/GB%20Accounts%20Company%202009-05-31%20(May09)%20OpenOffice/Creditcardaccount.ods'#$Mar09.$Y$1]+['file:///C:/Users/Antony/diy/GB%20Accounts/GB%20Accounts%202009/GB%20Accounts%20Company%202009-05-31%20(May09)%20OpenOffice/Creditcardaccount.ods'#$Mar09.$Z$1]+['file:///C:/Users/Antony/diy/GB%20Accounts/GB%20Accounts%202009/GB%20Accounts%20Company%202009-05-31%20(May09)%20OpenOffice/Creditcardaccount.ods'#$Mar09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ashaccount.ods'#$Mar09.$G$1]-['file:///C:/Users/Antony/diy/GB%20Accounts/GB%20Accounts%202009/GB%20Accounts%20Company%202009-05-31%20(May09)%20OpenOffice/Cashaccount.ods'#$Mar09.$H$1]-['file:///C:/Users/Antony/diy/GB%20Accounts/GB%20Accounts%202009/GB%20Accounts%20Company%202009-05-31%20(May09)%20OpenOffice/Cashaccount.ods'#$Mar09.$I$1]+['file:///C:/Users/Antony/diy/GB%20Accounts/GB%20Accounts%202009/GB%20Accounts%20Company%202009-05-31%20(May09)%20OpenOffice/Cashaccount.ods'#$Mar09.$V$1]+['file:///C:/Users/Antony/diy/GB%20Accounts/GB%20Accounts%202009/GB%20Accounts%20Company%202009-05-31%20(May09)%20OpenOffice/Cashaccount.ods'#$Mar09.$W$1]+['file:///C:/Users/Antony/diy/GB%20Accounts/GB%20Accounts%202009/GB%20Accounts%20Company%202009-05-31%20(May09)%20OpenOffice/Cashaccount.ods'#$Mar09.$X$1]" office:value-type="float" office:value="0">
            <text:p>0.00 </text:p>
          </table:table-cell>
          <table:table-cell table:style-name="ce54" table:number-columns-repeated="2"/>
          <table:table-cell table:style-name="ce38"/>
          <table:table-cell table:style-name="ce53" table:formula="of:=SUM([.CY26:.DI26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-['file:///C:/Users/Antony/diy/GB%20Accounts/GB%20Accounts%202009/GB%20Accounts%20Company%202009-05-31%20(May09)%20OpenOffice/Currentaccount.ods'#$Apr09.$G$1]-['file:///C:/Users/Antony/diy/GB%20Accounts/GB%20Accounts%202009/GB%20Accounts%20Company%202009-05-31%20(May09)%20OpenOffice/Currentaccount.ods'#$Apr09.$H$1]-['file:///C:/Users/Antony/diy/GB%20Accounts/GB%20Accounts%202009/GB%20Accounts%20Company%202009-05-31%20(May09)%20OpenOffice/Currentaccount.ods'#$Apr09.$I$1]+['file:///C:/Users/Antony/diy/GB%20Accounts/GB%20Accounts%202009/GB%20Accounts%20Company%202009-05-31%20(May09)%20OpenOffice/Currentaccount.ods'#$Apr09.$Y$1]+['file:///C:/Users/Antony/diy/GB%20Accounts/GB%20Accounts%202009/GB%20Accounts%20Company%202009-05-31%20(May09)%20OpenOffice/Currentaccount.ods'#$Apr09.$Z$1]+['file:///C:/Users/Antony/diy/GB%20Accounts/GB%20Accounts%202009/GB%20Accounts%20Company%202009-05-31%20(May09)%20OpenOffice/Currentaccount.ods'#$Apr09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Savingaccount.ods'#$Apr09.$G$1]-['file:///C:/Users/Antony/diy/GB%20Accounts/GB%20Accounts%202009/GB%20Accounts%20Company%202009-05-31%20(May09)%20OpenOffice/Savingaccount.ods'#$Apr09.$H$1]-['file:///C:/Users/Antony/diy/GB%20Accounts/GB%20Accounts%202009/GB%20Accounts%20Company%202009-05-31%20(May09)%20OpenOffice/Savingaccount.ods'#$Apr09.$I$1]+['file:///C:/Users/Antony/diy/GB%20Accounts/GB%20Accounts%202009/GB%20Accounts%20Company%202009-05-31%20(May09)%20OpenOffice/Savingaccount.ods'#$Apr09.$Y$1]+['file:///C:/Users/Antony/diy/GB%20Accounts/GB%20Accounts%202009/GB%20Accounts%20Company%202009-05-31%20(May09)%20OpenOffice/Savingaccount.ods'#$Apr09.$Z$1]+['file:///C:/Users/Antony/diy/GB%20Accounts/GB%20Accounts%202009/GB%20Accounts%20Company%202009-05-31%20(May09)%20OpenOffice/Savingaccount.ods'#$Apr09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reditcardaccount.ods'#$Apr09.$G$1]-['file:///C:/Users/Antony/diy/GB%20Accounts/GB%20Accounts%202009/GB%20Accounts%20Company%202009-05-31%20(May09)%20OpenOffice/Creditcardaccount.ods'#$Apr09.$H$1]-['file:///C:/Users/Antony/diy/GB%20Accounts/GB%20Accounts%202009/GB%20Accounts%20Company%202009-05-31%20(May09)%20OpenOffice/Creditcardaccount.ods'#$Apr09.$I$1]+['file:///C:/Users/Antony/diy/GB%20Accounts/GB%20Accounts%202009/GB%20Accounts%20Company%202009-05-31%20(May09)%20OpenOffice/Creditcardaccount.ods'#$Apr09.$Y$1]+['file:///C:/Users/Antony/diy/GB%20Accounts/GB%20Accounts%202009/GB%20Accounts%20Company%202009-05-31%20(May09)%20OpenOffice/Creditcardaccount.ods'#$Apr09.$Z$1]+['file:///C:/Users/Antony/diy/GB%20Accounts/GB%20Accounts%202009/GB%20Accounts%20Company%202009-05-31%20(May09)%20OpenOffice/Creditcardaccount.ods'#$Apr09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ashaccount.ods'#$Apr09.$G$1]-['file:///C:/Users/Antony/diy/GB%20Accounts/GB%20Accounts%202009/GB%20Accounts%20Company%202009-05-31%20(May09)%20OpenOffice/Cashaccount.ods'#$Apr09.$H$1]-['file:///C:/Users/Antony/diy/GB%20Accounts/GB%20Accounts%202009/GB%20Accounts%20Company%202009-05-31%20(May09)%20OpenOffice/Cashaccount.ods'#$Apr09.$I$1]+['file:///C:/Users/Antony/diy/GB%20Accounts/GB%20Accounts%202009/GB%20Accounts%20Company%202009-05-31%20(May09)%20OpenOffice/Cashaccount.ods'#$Apr09.$V$1]+['file:///C:/Users/Antony/diy/GB%20Accounts/GB%20Accounts%202009/GB%20Accounts%20Company%202009-05-31%20(May09)%20OpenOffice/Cashaccount.ods'#$Apr09.$W$1]+['file:///C:/Users/Antony/diy/GB%20Accounts/GB%20Accounts%202009/GB%20Accounts%20Company%202009-05-31%20(May09)%20OpenOffice/Cashaccount.ods'#$Apr09.$X$1]" office:value-type="float" office:value="0">
            <text:p>0.00 </text:p>
          </table:table-cell>
          <table:table-cell table:style-name="ce54" table:number-columns-repeated="2"/>
          <table:table-cell table:style-name="ce38"/>
          <table:table-cell table:style-name="ce53" table:formula="of:=SUM([.DJ26:.DT26])" office:value-type="float" office:value="0">
            <text:p>0.00 </text:p>
          </table:table-cell>
          <table:table-cell table:style-name="ce52"/>
          <table:table-cell table:style-name="ce54" table:number-columns-repeated="2"/>
          <table:table-cell table:style-name="ce54" table:formula="of:=-['file:///C:/Users/Antony/diy/GB%20Accounts/GB%20Accounts%202009/GB%20Accounts%20Company%202009-05-31%20(May09)%20OpenOffice/Currentaccount.ods'#$May09.$G$1]-['file:///C:/Users/Antony/diy/GB%20Accounts/GB%20Accounts%202009/GB%20Accounts%20Company%202009-05-31%20(May09)%20OpenOffice/Currentaccount.ods'#$May09.$H$1]-['file:///C:/Users/Antony/diy/GB%20Accounts/GB%20Accounts%202009/GB%20Accounts%20Company%202009-05-31%20(May09)%20OpenOffice/Currentaccount.ods'#$May09.$I$1]+['file:///C:/Users/Antony/diy/GB%20Accounts/GB%20Accounts%202009/GB%20Accounts%20Company%202009-05-31%20(May09)%20OpenOffice/Currentaccount.ods'#$May09.$Y$1]+['file:///C:/Users/Antony/diy/GB%20Accounts/GB%20Accounts%202009/GB%20Accounts%20Company%202009-05-31%20(May09)%20OpenOffice/Currentaccount.ods'#$May09.$Z$1]+['file:///C:/Users/Antony/diy/GB%20Accounts/GB%20Accounts%202009/GB%20Accounts%20Company%202009-05-31%20(May09)%20OpenOffice/Currentaccount.ods'#$May09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Savingaccount.ods'#$May09.$G$1]-['file:///C:/Users/Antony/diy/GB%20Accounts/GB%20Accounts%202009/GB%20Accounts%20Company%202009-05-31%20(May09)%20OpenOffice/Savingaccount.ods'#$May09.$H$1]-['file:///C:/Users/Antony/diy/GB%20Accounts/GB%20Accounts%202009/GB%20Accounts%20Company%202009-05-31%20(May09)%20OpenOffice/Savingaccount.ods'#$May09.$I$1]+['file:///C:/Users/Antony/diy/GB%20Accounts/GB%20Accounts%202009/GB%20Accounts%20Company%202009-05-31%20(May09)%20OpenOffice/Savingaccount.ods'#$May09.$Y$1]+['file:///C:/Users/Antony/diy/GB%20Accounts/GB%20Accounts%202009/GB%20Accounts%20Company%202009-05-31%20(May09)%20OpenOffice/Savingaccount.ods'#$May09.$Z$1]+['file:///C:/Users/Antony/diy/GB%20Accounts/GB%20Accounts%202009/GB%20Accounts%20Company%202009-05-31%20(May09)%20OpenOffice/Savingaccount.ods'#$May09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reditcardaccount.ods'#$May09.$G$1]-['file:///C:/Users/Antony/diy/GB%20Accounts/GB%20Accounts%202009/GB%20Accounts%20Company%202009-05-31%20(May09)%20OpenOffice/Creditcardaccount.ods'#$May09.$H$1]-['file:///C:/Users/Antony/diy/GB%20Accounts/GB%20Accounts%202009/GB%20Accounts%20Company%202009-05-31%20(May09)%20OpenOffice/Creditcardaccount.ods'#$May09.$I$1]+['file:///C:/Users/Antony/diy/GB%20Accounts/GB%20Accounts%202009/GB%20Accounts%20Company%202009-05-31%20(May09)%20OpenOffice/Creditcardaccount.ods'#$May09.$Y$1]+['file:///C:/Users/Antony/diy/GB%20Accounts/GB%20Accounts%202009/GB%20Accounts%20Company%202009-05-31%20(May09)%20OpenOffice/Creditcardaccount.ods'#$May09.$Z$1]+['file:///C:/Users/Antony/diy/GB%20Accounts/GB%20Accounts%202009/GB%20Accounts%20Company%202009-05-31%20(May09)%20OpenOffice/Creditcardaccount.ods'#$May09.$AA$1]" office:value-type="float" office:value="0">
            <text:p>0.00 </text:p>
          </table:table-cell>
          <table:table-cell table:style-name="ce54" table:formula="of:=-['file:///C:/Users/Antony/diy/GB%20Accounts/GB%20Accounts%202009/GB%20Accounts%20Company%202009-05-31%20(May09)%20OpenOffice/Cashaccount.ods'#$May09.$G$1]-['file:///C:/Users/Antony/diy/GB%20Accounts/GB%20Accounts%202009/GB%20Accounts%20Company%202009-05-31%20(May09)%20OpenOffice/Cashaccount.ods'#$May09.$H$1]-['file:///C:/Users/Antony/diy/GB%20Accounts/GB%20Accounts%202009/GB%20Accounts%20Company%202009-05-31%20(May09)%20OpenOffice/Cashaccount.ods'#$May09.$I$1]+['file:///C:/Users/Antony/diy/GB%20Accounts/GB%20Accounts%202009/GB%20Accounts%20Company%202009-05-31%20(May09)%20OpenOffice/Cashaccount.ods'#$May09.$V$1]+['file:///C:/Users/Antony/diy/GB%20Accounts/GB%20Accounts%202009/GB%20Accounts%20Company%202009-05-31%20(May09)%20OpenOffice/Cashaccount.ods'#$May09.$W$1]+['file:///C:/Users/Antony/diy/GB%20Accounts/GB%20Accounts%202009/GB%20Accounts%20Company%202009-05-31%20(May09)%20OpenOffice/Cashaccount.ods'#$May09.$X$1]" office:value-type="float" office:value="0">
            <text:p>0.00 </text:p>
          </table:table-cell>
          <table:table-cell table:style-name="ce54" table:number-columns-repeated="2"/>
          <table:table-cell table:style-name="ce38"/>
          <table:table-cell table:style-name="ce53" table:formula="of:=SUM([.DU26:.EE26])" office:value-type="float" office:value="0">
            <text:p>0.00 </text:p>
          </table:table-cell>
          <table:table-cell table:style-name="ce38"/>
          <table:table-cell table:style-name="ce54"/>
          <table:table-cell table:style-name="ce38"/>
          <table:table-cell table:style-name="ce53" table:formula="of:=SUM([.EF26:.EH26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44" office:value-type="string">
            <text:p>CURRENT LIABILITIES</text:p>
          </table:table-cell>
          <table:table-cell table:style-name="ce50"/>
          <table:table-cell table:style-name="ce52" table:number-columns-repeated="21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Trade Creditors</text:p>
          </table:table-cell>
          <table:table-cell table:style-name="ce50" office:value-type="string">
            <text:p>CR</text:p>
          </table:table-cell>
          <table:table-cell table:style-name="ce53" table:formula="of:=-[$OpenAccounts.E20]" office:value-type="float" office:value="-0">
            <text:p>0.00 </text:p>
          </table:table-cell>
          <table:table-cell table:style-name="ce52"/>
          <table:table-cell table:style-name="ce53"/>
          <table:table-cell table:style-name="ce53" table:formula="of:=-['file:///C:/Users/Antony/diy/GB%20Accounts/GB%20Accounts%202009/GB%20Accounts%20Company%202009-05-31%20(May09)%20OpenOffice/Purchases.ods'#$Jun08.$F$1]+['file:///C:/Users/Antony/diy/GB%20Accounts/GB%20Accounts%202009/GB%20Accounts%20Company%202009-05-31%20(May09)%20OpenOffice/Purchases.ods'#$Jun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urrentaccount.ods'#$Jun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un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un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n08.$Y$1]" office:value-type="float" office:value="0">
            <text:p>0.00 </text:p>
          </table:table-cell>
          <table:table-cell table:style-name="ce53"/>
          <table:table-cell/>
          <table:table-cell table:style-name="ce52"/>
          <table:table-cell table:style-name="ce53" table:formula="of:=SUM([.D28:.N2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-['file:///C:/Users/Antony/diy/GB%20Accounts/GB%20Accounts%202009/GB%20Accounts%20Company%202009-05-31%20(May09)%20OpenOffice/Purchases.ods'#$Jul08.$F$1]+['file:///C:/Users/Antony/diy/GB%20Accounts/GB%20Accounts%202009/GB%20Accounts%20Company%202009-05-31%20(May09)%20OpenOffice/Purchases.ods'#$Jul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urrentaccount.ods'#$Jul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ul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ul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l08.$Y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O28:.Y2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-['file:///C:/Users/Antony/diy/GB%20Accounts/GB%20Accounts%202009/GB%20Accounts%20Company%202009-05-31%20(May09)%20OpenOffice/Purchases.ods'#$Aug08.$F$1]+['file:///C:/Users/Antony/diy/GB%20Accounts/GB%20Accounts%202009/GB%20Accounts%20Company%202009-05-31%20(May09)%20OpenOffice/Purchases.ods'#$Aug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urrentaccount.ods'#$Aug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Aug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Aug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ug08.$Y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Z28:.AJ2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-['file:///C:/Users/Antony/diy/GB%20Accounts/GB%20Accounts%202009/GB%20Accounts%20Company%202009-05-31%20(May09)%20OpenOffice/Purchases.ods'#$Sep08.$F$1]+['file:///C:/Users/Antony/diy/GB%20Accounts/GB%20Accounts%202009/GB%20Accounts%20Company%202009-05-31%20(May09)%20OpenOffice/Purchases.ods'#$Sep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urrentaccount.ods'#$Sep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Sep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Sep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Sep08.$Y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K28:.AU2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-['file:///C:/Users/Antony/diy/GB%20Accounts/GB%20Accounts%202009/GB%20Accounts%20Company%202009-05-31%20(May09)%20OpenOffice/Purchases.ods'#$Oct08.$F$1]+['file:///C:/Users/Antony/diy/GB%20Accounts/GB%20Accounts%202009/GB%20Accounts%20Company%202009-05-31%20(May09)%20OpenOffice/Purchases.ods'#$Oct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urrentaccount.ods'#$Oct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Oct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Oct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Oct08.$Y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V28:.BF2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-['file:///C:/Users/Antony/diy/GB%20Accounts/GB%20Accounts%202009/GB%20Accounts%20Company%202009-05-31%20(May09)%20OpenOffice/Purchases.ods'#$Nov08.$F$1]+['file:///C:/Users/Antony/diy/GB%20Accounts/GB%20Accounts%202009/GB%20Accounts%20Company%202009-05-31%20(May09)%20OpenOffice/Purchases.ods'#$Nov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urrentaccount.ods'#$Nov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Nov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Nov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Nov08.$Y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G28:.BQ2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-['file:///C:/Users/Antony/diy/GB%20Accounts/GB%20Accounts%202009/GB%20Accounts%20Company%202009-05-31%20(May09)%20OpenOffice/Purchases.ods'#$Dec08.$F$1]+['file:///C:/Users/Antony/diy/GB%20Accounts/GB%20Accounts%202009/GB%20Accounts%20Company%202009-05-31%20(May09)%20OpenOffice/Purchases.ods'#$Dec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urrentaccount.ods'#$Dec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Dec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Dec08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Dec08.$Y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R28:.CB2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-['file:///C:/Users/Antony/diy/GB%20Accounts/GB%20Accounts%202009/GB%20Accounts%20Company%202009-05-31%20(May09)%20OpenOffice/Purchases.ods'#$Jan09.$F$1]+['file:///C:/Users/Antony/diy/GB%20Accounts/GB%20Accounts%202009/GB%20Accounts%20Company%202009-05-31%20(May09)%20OpenOffice/Purchases.ods'#$Jan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urrentaccount.ods'#$Jan09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an09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an09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an09.$Y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C28:.CM2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-['file:///C:/Users/Antony/diy/GB%20Accounts/GB%20Accounts%202009/GB%20Accounts%20Company%202009-05-31%20(May09)%20OpenOffice/Purchases.ods'#$Feb09.$F$1]+['file:///C:/Users/Antony/diy/GB%20Accounts/GB%20Accounts%202009/GB%20Accounts%20Company%202009-05-31%20(May09)%20OpenOffice/Purchases.ods'#$Feb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urrentaccount.ods'#$Feb09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Feb09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Feb09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Feb09.$Y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N28:.CX2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-['file:///C:/Users/Antony/diy/GB%20Accounts/GB%20Accounts%202009/GB%20Accounts%20Company%202009-05-31%20(May09)%20OpenOffice/Purchases.ods'#$Mar09.$F$1]+['file:///C:/Users/Antony/diy/GB%20Accounts/GB%20Accounts%202009/GB%20Accounts%20Company%202009-05-31%20(May09)%20OpenOffice/Purchases.ods'#$Mar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urrentaccount.ods'#$Mar09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Mar09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Mar09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r09.$Y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Y28:.DI2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-['file:///C:/Users/Antony/diy/GB%20Accounts/GB%20Accounts%202009/GB%20Accounts%20Company%202009-05-31%20(May09)%20OpenOffice/Purchases.ods'#$Apr09.$F$1]+['file:///C:/Users/Antony/diy/GB%20Accounts/GB%20Accounts%202009/GB%20Accounts%20Company%202009-05-31%20(May09)%20OpenOffice/Purchases.ods'#$Apr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urrentaccount.ods'#$Apr09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Apr09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Apr09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pr09.$Y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J28:.DT2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-['file:///C:/Users/Antony/diy/GB%20Accounts/GB%20Accounts%202009/GB%20Accounts%20Company%202009-05-31%20(May09)%20OpenOffice/Purchases.ods'#$May09.$F$1]+['file:///C:/Users/Antony/diy/GB%20Accounts/GB%20Accounts%202009/GB%20Accounts%20Company%202009-05-31%20(May09)%20OpenOffice/Purchases.ods'#$May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urrentaccount.ods'#$May09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May09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May09.$AB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y09.$Y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U28:.EE28])" office:value-type="float" office:value="0">
            <text:p>0.00 </text:p>
          </table:table-cell>
          <table:table-cell table:style-name="ce38"/>
          <table:table-cell table:formula="of:=['file:///C:/Users/Antony/diy/GB%20Accounts/GB%20Accounts%202009/GB%20Accounts%20Company%202009-05-31%20(May09)%20OpenOffice/Fixedassets.ods'#$HPfinance.$E$2]" office:value-type="float" office:value="0">
            <text:p>0.00 </text:p>
          </table:table-cell>
          <table:table-cell table:style-name="ce38"/>
          <table:table-cell table:style-name="ce53" table:formula="of:=SUM([.EF28:.EH28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Net Wages Creditor</text:p>
          </table:table-cell>
          <table:table-cell table:style-name="ce50"/>
          <table:table-cell table:style-name="ce53" table:formula="of:=-[$OpenAccounts.E21]" office:value-type="float" office:value="-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un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un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un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n08.$Z$1]" office:value-type="float" office:value="0">
            <text:p>0.00 </text:p>
          </table:table-cell>
          <table:table-cell table:style-name="ce53" table:formula="of:=-[$WagesInterface.G4]-[$WagesInterface.G17]" office:value-type="float" office:value="-0">
            <text:p>0.00 </text:p>
          </table:table-cell>
          <table:table-cell/>
          <table:table-cell table:style-name="ce52"/>
          <table:table-cell table:style-name="ce53" table:formula="of:=SUM([.D29:.N2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ul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ul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ul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l08.$Z$1]" office:value-type="float" office:value="0">
            <text:p>0.00 </text:p>
          </table:table-cell>
          <table:table-cell table:style-name="ce53" table:formula="of:=-[$WagesInterface.G5]-[$WagesInterface.G18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O29:.Y2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Aug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Aug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Aug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ug08.$Z$1]" office:value-type="float" office:value="0">
            <text:p>0.00 </text:p>
          </table:table-cell>
          <table:table-cell table:style-name="ce53" table:formula="of:=-[$WagesInterface.G6]-[$WagesInterface.G19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Z29:.AJ2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Sep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Sep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Sep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Sep08.$Z$1]" office:value-type="float" office:value="0">
            <text:p>0.00 </text:p>
          </table:table-cell>
          <table:table-cell table:style-name="ce53" table:formula="of:=-[$WagesInterface.G7]-[$WagesInterface.G20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AK29:.AU2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Oct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Oct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Oct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Oct08.$Z$1]" office:value-type="float" office:value="0">
            <text:p>0.00 </text:p>
          </table:table-cell>
          <table:table-cell table:style-name="ce53" table:formula="of:=-[$WagesInterface.G8]-[$WagesInterface.G21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AV29:.BF2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Nov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Nov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Nov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Nov08.$Z$1]" office:value-type="float" office:value="0">
            <text:p>0.00 </text:p>
          </table:table-cell>
          <table:table-cell table:style-name="ce53" table:formula="of:=-[$WagesInterface.G9]-[$WagesInterface.G22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BG29:.BQ2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Dec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Dec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Dec08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Dec08.$Z$1]" office:value-type="float" office:value="0">
            <text:p>0.00 </text:p>
          </table:table-cell>
          <table:table-cell table:style-name="ce53" table:formula="of:=-[$WagesInterface.G10]-[$WagesInterface.G23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BR29:.CB2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an09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an09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an09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an09.$Z$1]" office:value-type="float" office:value="0">
            <text:p>0.00 </text:p>
          </table:table-cell>
          <table:table-cell table:style-name="ce53" table:formula="of:=-[$WagesInterface.G11]-[$WagesInterface.G24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CC29:.CM2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Feb09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Feb09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Feb09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Feb09.$Z$1]" office:value-type="float" office:value="0">
            <text:p>0.00 </text:p>
          </table:table-cell>
          <table:table-cell table:style-name="ce53" table:formula="of:=-[$WagesInterface.G12]-[$WagesInterface.G25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CN29:.CX2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Mar09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Mar09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Mar09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r09.$Z$1]" office:value-type="float" office:value="0">
            <text:p>0.00 </text:p>
          </table:table-cell>
          <table:table-cell table:style-name="ce53" table:formula="of:=-[$WagesInterface.G13]-[$WagesInterface.G26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CY29:.DI2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Apr09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Apr09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Apr09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pr09.$Z$1]" office:value-type="float" office:value="0">
            <text:p>0.00 </text:p>
          </table:table-cell>
          <table:table-cell table:style-name="ce53" table:formula="of:=-[$WagesInterface.G14]-[$WagesInterface.G27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DJ29:.DT2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May09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May09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May09.$AC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y09.$Z$1]" office:value-type="float" office:value="0">
            <text:p>0.00 </text:p>
          </table:table-cell>
          <table:table-cell table:style-name="ce53" table:formula="of:=-[$WagesInterface.G15]-[$WagesInterface.G28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DU29:.EE29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29:.EH29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Other Deductions from wages</text:p>
          </table:table-cell>
          <table:table-cell table:style-name="ce50"/>
          <table:table-cell table:style-name="ce53" table:formula="of:=-[$OpenAccounts.E22]" office:value-type="float" office:value="-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-[$WagesInterface.F4]-[$WagesInterface.F17]" office:value-type="float" office:value="-0">
            <text:p>0.00 </text:p>
          </table:table-cell>
          <table:table-cell/>
          <table:table-cell table:style-name="ce52"/>
          <table:table-cell table:style-name="ce53" table:formula="of:=SUM([.D30:.N30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-[$WagesInterface.F5]-[$WagesInterface.F18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O30:.Y30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-[$WagesInterface.F6]-[$WagesInterface.F19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Z30:.AJ30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-[$WagesInterface.F7]-[$WagesInterface.F20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AK30:.AU30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-[$WagesInterface.F8]-[$WagesInterface.F21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AV30:.BF30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-[$WagesInterface.F9]-[$WagesInterface.F22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BG30:.BQ30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-[$WagesInterface.F10]-[$WagesInterface.F23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BR30:.CB30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-[$WagesInterface.F11]-[$WagesInterface.F24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CC30:.CM30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-[$WagesInterface.F12]-[$WagesInterface.F25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CN30:.CX30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-[$WagesInterface.F13]-[$WagesInterface.F26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CY30:.DI30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-[$WagesInterface.F14]-[$WagesInterface.F27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DJ30:.DT30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-[$WagesInterface.F15]-[$WagesInterface.F28]" office:value-type="float" office:value="-0">
            <text:p>0.00 </text:p>
          </table:table-cell>
          <table:table-cell table:style-name="ce53"/>
          <table:table-cell table:style-name="ce38"/>
          <table:table-cell table:style-name="ce53" table:formula="of:=SUM([.DU30:.EE30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30:.EH30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Dividends Creditor</text:p>
          </table:table-cell>
          <table:table-cell table:style-name="ce50" office:value-type="string">
            <text:p>DV</text:p>
          </table:table-cell>
          <table:table-cell table:style-name="ce53" table:formula="of:=-[$OpenAccounts.E23]" office:value-type="float" office:value="-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un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un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un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n08.$AI$1]" office:value-type="float" office:value="0">
            <text:p>0.00 </text:p>
          </table:table-cell>
          <table:table-cell table:style-name="ce53"/>
          <table:table-cell/>
          <table:table-cell table:style-name="ce52"/>
          <table:table-cell table:style-name="ce53" table:formula="of:=SUM([.D31:.N3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ul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ul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ul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l08.$AI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O31:.Y3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Aug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Aug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Aug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ug08.$AI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Z31:.AJ3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Sep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Sep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Sep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Sep08.$AI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K31:.AU3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Oct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Oct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Oct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Oct08.$AI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V31:.BF3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Nov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Nov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Nov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Nov08.$AI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G31:.BQ3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Dec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Dec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Dec08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Dec08.$AI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R31:.CB3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an09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an09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an09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an09.$AI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C31:.CM3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Feb09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Feb09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Feb09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Feb09.$AI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N31:.CX3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Mar09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Mar09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Mar09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r09.$AI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Y31:.DI3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Apr09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Apr09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Apr09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pr09.$AI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J31:.DT31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May09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May09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May09.$AL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y09.$AI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U31:.EE31])" office:value-type="float" office:value="0">
            <text:p>0.00 </text:p>
          </table:table-cell>
          <table:table-cell table:style-name="ce38"/>
          <table:table-cell table:formula="of:=-['file:///C:/Users/Antony/diy/GB%20Accounts/GB%20Accounts%202009/GB%20Accounts%20Company%202009-05-31%20(May09)%20OpenOffice/Companysecretary.ods'#$Boardmeeting.$E$4]" office:value-type="float" office:value="-0">
            <text:p>0.00 </text:p>
          </table:table-cell>
          <table:table-cell table:style-name="ce38"/>
          <table:table-cell table:style-name="ce53" table:formula="of:=SUM([.EF31:.EH31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Creditor HMRC CIS</text:p>
          </table:table-cell>
          <table:table-cell table:style-name="ce50" office:value-type="string">
            <text:p>RC</text:p>
          </table:table-cell>
          <table:table-cell table:style-name="ce53" table:formula="of:=-[$OpenAccounts.I26]" office:value-type="float" office:value="-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Jun08.$V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Purchases.ods'#$Jun08.$A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Jun08.$O$1]+['file:///C:/Users/Antony/diy/GB%20Accounts/GB%20Accounts%202009/GB%20Accounts%20Company%202009-05-31%20(May09)%20OpenOffice/Currentaccount.ods'#$Jun08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un08.$O$1]+['file:///C:/Users/Antony/diy/GB%20Accounts/GB%20Accounts%202009/GB%20Accounts%20Company%202009-05-31%20(May09)%20OpenOffice/Savingaccount.ods'#$Jun08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un08.$O$1]+['file:///C:/Users/Antony/diy/GB%20Accounts/GB%20Accounts%202009/GB%20Accounts%20Company%202009-05-31%20(May09)%20OpenOffice/Creditcardaccount.ods'#$Jun08.$AJ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n08.$AG$1]" office:value-type="float" office:value="0">
            <text:p>0.00 </text:p>
          </table:table-cell>
          <table:table-cell table:style-name="ce53"/>
          <table:table-cell/>
          <table:table-cell table:style-name="ce52"/>
          <table:table-cell table:style-name="ce53" table:formula="of:=SUM([.D32:.N32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Jul08.$V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Purchases.ods'#$Jul08.$A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Jul08.$O$1]+['file:///C:/Users/Antony/diy/GB%20Accounts/GB%20Accounts%202009/GB%20Accounts%20Company%202009-05-31%20(May09)%20OpenOffice/Currentaccount.ods'#$Jul08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ul08.$O$1]+['file:///C:/Users/Antony/diy/GB%20Accounts/GB%20Accounts%202009/GB%20Accounts%20Company%202009-05-31%20(May09)%20OpenOffice/Savingaccount.ods'#$Jul08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ul08.$O$1]+['file:///C:/Users/Antony/diy/GB%20Accounts/GB%20Accounts%202009/GB%20Accounts%20Company%202009-05-31%20(May09)%20OpenOffice/Creditcardaccount.ods'#$Jul08.$AJ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l08.$AG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O32:.Y32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Aug08.$V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Purchases.ods'#$Aug08.$A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Aug08.$O$1]+['file:///C:/Users/Antony/diy/GB%20Accounts/GB%20Accounts%202009/GB%20Accounts%20Company%202009-05-31%20(May09)%20OpenOffice/Currentaccount.ods'#$Aug08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Aug08.$O$1]+['file:///C:/Users/Antony/diy/GB%20Accounts/GB%20Accounts%202009/GB%20Accounts%20Company%202009-05-31%20(May09)%20OpenOffice/Savingaccount.ods'#$Aug08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Aug08.$O$1]+['file:///C:/Users/Antony/diy/GB%20Accounts/GB%20Accounts%202009/GB%20Accounts%20Company%202009-05-31%20(May09)%20OpenOffice/Creditcardaccount.ods'#$Aug08.$AJ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ug08.$AG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Z32:.AJ32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Sep08.$V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Purchases.ods'#$Sep08.$A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Sep08.$O$1]+['file:///C:/Users/Antony/diy/GB%20Accounts/GB%20Accounts%202009/GB%20Accounts%20Company%202009-05-31%20(May09)%20OpenOffice/Currentaccount.ods'#$Sep08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Sep08.$O$1]+['file:///C:/Users/Antony/diy/GB%20Accounts/GB%20Accounts%202009/GB%20Accounts%20Company%202009-05-31%20(May09)%20OpenOffice/Savingaccount.ods'#$Sep08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Sep08.$O$1]+['file:///C:/Users/Antony/diy/GB%20Accounts/GB%20Accounts%202009/GB%20Accounts%20Company%202009-05-31%20(May09)%20OpenOffice/Creditcardaccount.ods'#$Sep08.$AJ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Sep08.$AG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K32:.AU32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Oct08.$V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Purchases.ods'#$Oct08.$A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Oct08.$O$1]+['file:///C:/Users/Antony/diy/GB%20Accounts/GB%20Accounts%202009/GB%20Accounts%20Company%202009-05-31%20(May09)%20OpenOffice/Currentaccount.ods'#$Oct08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Oct08.$O$1]+['file:///C:/Users/Antony/diy/GB%20Accounts/GB%20Accounts%202009/GB%20Accounts%20Company%202009-05-31%20(May09)%20OpenOffice/Savingaccount.ods'#$Oct08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Oct08.$O$1]+['file:///C:/Users/Antony/diy/GB%20Accounts/GB%20Accounts%202009/GB%20Accounts%20Company%202009-05-31%20(May09)%20OpenOffice/Creditcardaccount.ods'#$Oct08.$AJ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Oct08.$AG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V32:.BF32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Nov08.$V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Purchases.ods'#$Nov08.$A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Nov08.$O$1]+['file:///C:/Users/Antony/diy/GB%20Accounts/GB%20Accounts%202009/GB%20Accounts%20Company%202009-05-31%20(May09)%20OpenOffice/Currentaccount.ods'#$Nov08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Nov08.$O$1]+['file:///C:/Users/Antony/diy/GB%20Accounts/GB%20Accounts%202009/GB%20Accounts%20Company%202009-05-31%20(May09)%20OpenOffice/Savingaccount.ods'#$Nov08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Nov08.$O$1]+['file:///C:/Users/Antony/diy/GB%20Accounts/GB%20Accounts%202009/GB%20Accounts%20Company%202009-05-31%20(May09)%20OpenOffice/Creditcardaccount.ods'#$Nov08.$AJ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Nov08.$AG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G32:.BQ32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Dec08.$V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Purchases.ods'#$Dec08.$A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Dec08.$O$1]+['file:///C:/Users/Antony/diy/GB%20Accounts/GB%20Accounts%202009/GB%20Accounts%20Company%202009-05-31%20(May09)%20OpenOffice/Currentaccount.ods'#$Dec08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Dec08.$O$1]+['file:///C:/Users/Antony/diy/GB%20Accounts/GB%20Accounts%202009/GB%20Accounts%20Company%202009-05-31%20(May09)%20OpenOffice/Savingaccount.ods'#$Dec08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Dec08.$O$1]+['file:///C:/Users/Antony/diy/GB%20Accounts/GB%20Accounts%202009/GB%20Accounts%20Company%202009-05-31%20(May09)%20OpenOffice/Creditcardaccount.ods'#$Dec08.$AJ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Dec08.$AG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R32:.CB32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Jan09.$V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Purchases.ods'#$Jan09.$A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Jan09.$O$1]+['file:///C:/Users/Antony/diy/GB%20Accounts/GB%20Accounts%202009/GB%20Accounts%20Company%202009-05-31%20(May09)%20OpenOffice/Currentaccount.ods'#$Jan09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an09.$O$1]+['file:///C:/Users/Antony/diy/GB%20Accounts/GB%20Accounts%202009/GB%20Accounts%20Company%202009-05-31%20(May09)%20OpenOffice/Savingaccount.ods'#$Jan09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an09.$O$1]+['file:///C:/Users/Antony/diy/GB%20Accounts/GB%20Accounts%202009/GB%20Accounts%20Company%202009-05-31%20(May09)%20OpenOffice/Creditcardaccount.ods'#$Jan09.$AJ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an09.$AG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C32:.CM32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Feb09.$V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Purchases.ods'#$Feb09.$A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Feb09.$O$1]+['file:///C:/Users/Antony/diy/GB%20Accounts/GB%20Accounts%202009/GB%20Accounts%20Company%202009-05-31%20(May09)%20OpenOffice/Currentaccount.ods'#$Feb09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Feb09.$O$1]+['file:///C:/Users/Antony/diy/GB%20Accounts/GB%20Accounts%202009/GB%20Accounts%20Company%202009-05-31%20(May09)%20OpenOffice/Savingaccount.ods'#$Feb09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Feb09.$O$1]+['file:///C:/Users/Antony/diy/GB%20Accounts/GB%20Accounts%202009/GB%20Accounts%20Company%202009-05-31%20(May09)%20OpenOffice/Creditcardaccount.ods'#$Feb09.$AJ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Feb09.$AG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N32:.CX32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Mar09.$V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Purchases.ods'#$Mar09.$A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Mar09.$O$1]+['file:///C:/Users/Antony/diy/GB%20Accounts/GB%20Accounts%202009/GB%20Accounts%20Company%202009-05-31%20(May09)%20OpenOffice/Currentaccount.ods'#$Mar09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Mar09.$O$1]+['file:///C:/Users/Antony/diy/GB%20Accounts/GB%20Accounts%202009/GB%20Accounts%20Company%202009-05-31%20(May09)%20OpenOffice/Savingaccount.ods'#$Mar09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Mar09.$O$1]+['file:///C:/Users/Antony/diy/GB%20Accounts/GB%20Accounts%202009/GB%20Accounts%20Company%202009-05-31%20(May09)%20OpenOffice/Creditcardaccount.ods'#$Mar09.$AJ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r09.$AG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Y32:.DI32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Apr09.$V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Purchases.ods'#$Apr09.$A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Apr09.$O$1]+['file:///C:/Users/Antony/diy/GB%20Accounts/GB%20Accounts%202009/GB%20Accounts%20Company%202009-05-31%20(May09)%20OpenOffice/Currentaccount.ods'#$Apr09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Apr09.$O$1]+['file:///C:/Users/Antony/diy/GB%20Accounts/GB%20Accounts%202009/GB%20Accounts%20Company%202009-05-31%20(May09)%20OpenOffice/Savingaccount.ods'#$Apr09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Apr09.$O$1]+['file:///C:/Users/Antony/diy/GB%20Accounts/GB%20Accounts%202009/GB%20Accounts%20Company%202009-05-31%20(May09)%20OpenOffice/Creditcardaccount.ods'#$Apr09.$AJ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pr09.$AG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J32:.DT32])" office:value-type="float" office:value="0">
            <text:p>0.00 </text:p>
          </table:table-cell>
          <table:table-cell table:style-name="ce52"/>
          <table:table-cell table:style-name="ce53" table:formula="of:=['file:///C:/Users/Antony/diy/GB%20Accounts/GB%20Accounts%202009/GB%20Accounts%20Company%202009-05-31%20(May09)%20OpenOffice/Sales.ods'#$May09.$V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Purchases.ods'#$May09.$A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May09.$O$1]+['file:///C:/Users/Antony/diy/GB%20Accounts/GB%20Accounts%202009/GB%20Accounts%20Company%202009-05-31%20(May09)%20OpenOffice/Currentaccount.ods'#$May09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May09.$O$1]+['file:///C:/Users/Antony/diy/GB%20Accounts/GB%20Accounts%202009/GB%20Accounts%20Company%202009-05-31%20(May09)%20OpenOffice/Savingaccount.ods'#$May09.$AJ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May09.$O$1]+['file:///C:/Users/Antony/diy/GB%20Accounts/GB%20Accounts%202009/GB%20Accounts%20Company%202009-05-31%20(May09)%20OpenOffice/Creditcardaccount.ods'#$May09.$AJ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y09.$AG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U32:.EE32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32:.EH32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Creditor HMRC Vat</text:p>
          </table:table-cell>
          <table:table-cell table:style-name="ce50" office:value-type="string">
            <text:p>RV</text:p>
          </table:table-cell>
          <table:table-cell table:style-name="ce53" table:formula="of:=-[$OpenAccounts.H26]" office:value-type="float" office:value="-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un08.$G$1]" office:value-type="float" office:value="-0">
            <text:p>0.00 </text:p>
          </table:table-cell>
          <table:table-cell table:style-name="ce53" table:formula="of:=['file:///C:/Users/Antony/diy/GB%20Accounts/GB%20Accounts%202009/GB%20Accounts%20Company%202009-05-31%20(May09)%20OpenOffice/Purchases.ods'#$Jun08.$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Jun08.$N$1]+['file:///C:/Users/Antony/diy/GB%20Accounts/GB%20Accounts%202009/GB%20Accounts%20Company%202009-05-31%20(May09)%20OpenOffice/Currentaccount.ods'#$Jun08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un08.$N$1]+['file:///C:/Users/Antony/diy/GB%20Accounts/GB%20Accounts%202009/GB%20Accounts%20Company%202009-05-31%20(May09)%20OpenOffice/Savingaccount.ods'#$Jun08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un08.$N$1]+['file:///C:/Users/Antony/diy/GB%20Accounts/GB%20Accounts%202009/GB%20Accounts%20Company%202009-05-31%20(May09)%20OpenOffice/Creditcardaccount.ods'#$Jun08.$AI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n08.$AF$1]" office:value-type="float" office:value="0">
            <text:p>0.00 </text:p>
          </table:table-cell>
          <table:table-cell table:style-name="ce53"/>
          <table:table-cell/>
          <table:table-cell table:style-name="ce52"/>
          <table:table-cell table:style-name="ce53" table:formula="of:=SUM([.D33:.N3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ul08.$G$1]" office:value-type="float" office:value="-0">
            <text:p>0.00 </text:p>
          </table:table-cell>
          <table:table-cell table:style-name="ce53" table:formula="of:=['file:///C:/Users/Antony/diy/GB%20Accounts/GB%20Accounts%202009/GB%20Accounts%20Company%202009-05-31%20(May09)%20OpenOffice/Purchases.ods'#$Jul08.$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Jul08.$N$1]+['file:///C:/Users/Antony/diy/GB%20Accounts/GB%20Accounts%202009/GB%20Accounts%20Company%202009-05-31%20(May09)%20OpenOffice/Currentaccount.ods'#$Jul08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ul08.$N$1]+['file:///C:/Users/Antony/diy/GB%20Accounts/GB%20Accounts%202009/GB%20Accounts%20Company%202009-05-31%20(May09)%20OpenOffice/Savingaccount.ods'#$Jul08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ul08.$N$1]+['file:///C:/Users/Antony/diy/GB%20Accounts/GB%20Accounts%202009/GB%20Accounts%20Company%202009-05-31%20(May09)%20OpenOffice/Creditcardaccount.ods'#$Jul08.$AI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l08.$AF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O33:.Y3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Aug08.$G$1]" office:value-type="float" office:value="-0">
            <text:p>0.00 </text:p>
          </table:table-cell>
          <table:table-cell table:style-name="ce53" table:formula="of:=['file:///C:/Users/Antony/diy/GB%20Accounts/GB%20Accounts%202009/GB%20Accounts%20Company%202009-05-31%20(May09)%20OpenOffice/Purchases.ods'#$Aug08.$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Aug08.$N$1]+['file:///C:/Users/Antony/diy/GB%20Accounts/GB%20Accounts%202009/GB%20Accounts%20Company%202009-05-31%20(May09)%20OpenOffice/Currentaccount.ods'#$Aug08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Aug08.$N$1]+['file:///C:/Users/Antony/diy/GB%20Accounts/GB%20Accounts%202009/GB%20Accounts%20Company%202009-05-31%20(May09)%20OpenOffice/Savingaccount.ods'#$Aug08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Aug08.$N$1]+['file:///C:/Users/Antony/diy/GB%20Accounts/GB%20Accounts%202009/GB%20Accounts%20Company%202009-05-31%20(May09)%20OpenOffice/Creditcardaccount.ods'#$Aug08.$AI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ug08.$AF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Z33:.AJ3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Sep08.$G$1]" office:value-type="float" office:value="-0">
            <text:p>0.00 </text:p>
          </table:table-cell>
          <table:table-cell table:style-name="ce53" table:formula="of:=['file:///C:/Users/Antony/diy/GB%20Accounts/GB%20Accounts%202009/GB%20Accounts%20Company%202009-05-31%20(May09)%20OpenOffice/Purchases.ods'#$Sep08.$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Sep08.$N$1]+['file:///C:/Users/Antony/diy/GB%20Accounts/GB%20Accounts%202009/GB%20Accounts%20Company%202009-05-31%20(May09)%20OpenOffice/Currentaccount.ods'#$Sep08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Sep08.$N$1]+['file:///C:/Users/Antony/diy/GB%20Accounts/GB%20Accounts%202009/GB%20Accounts%20Company%202009-05-31%20(May09)%20OpenOffice/Savingaccount.ods'#$Sep08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Sep08.$N$1]+['file:///C:/Users/Antony/diy/GB%20Accounts/GB%20Accounts%202009/GB%20Accounts%20Company%202009-05-31%20(May09)%20OpenOffice/Creditcardaccount.ods'#$Sep08.$AI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Sep08.$AF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K33:.AU3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Oct08.$G$1]" office:value-type="float" office:value="-0">
            <text:p>0.00 </text:p>
          </table:table-cell>
          <table:table-cell table:style-name="ce53" table:formula="of:=['file:///C:/Users/Antony/diy/GB%20Accounts/GB%20Accounts%202009/GB%20Accounts%20Company%202009-05-31%20(May09)%20OpenOffice/Purchases.ods'#$Oct08.$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Oct08.$N$1]+['file:///C:/Users/Antony/diy/GB%20Accounts/GB%20Accounts%202009/GB%20Accounts%20Company%202009-05-31%20(May09)%20OpenOffice/Currentaccount.ods'#$Oct08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Oct08.$N$1]+['file:///C:/Users/Antony/diy/GB%20Accounts/GB%20Accounts%202009/GB%20Accounts%20Company%202009-05-31%20(May09)%20OpenOffice/Savingaccount.ods'#$Oct08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Oct08.$N$1]+['file:///C:/Users/Antony/diy/GB%20Accounts/GB%20Accounts%202009/GB%20Accounts%20Company%202009-05-31%20(May09)%20OpenOffice/Creditcardaccount.ods'#$Oct08.$AI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Oct08.$AF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V33:.BF3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Nov08.$G$1]" office:value-type="float" office:value="-0">
            <text:p>0.00 </text:p>
          </table:table-cell>
          <table:table-cell table:style-name="ce53" table:formula="of:=['file:///C:/Users/Antony/diy/GB%20Accounts/GB%20Accounts%202009/GB%20Accounts%20Company%202009-05-31%20(May09)%20OpenOffice/Purchases.ods'#$Nov08.$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Nov08.$N$1]+['file:///C:/Users/Antony/diy/GB%20Accounts/GB%20Accounts%202009/GB%20Accounts%20Company%202009-05-31%20(May09)%20OpenOffice/Currentaccount.ods'#$Nov08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Nov08.$N$1]+['file:///C:/Users/Antony/diy/GB%20Accounts/GB%20Accounts%202009/GB%20Accounts%20Company%202009-05-31%20(May09)%20OpenOffice/Savingaccount.ods'#$Nov08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Nov08.$N$1]+['file:///C:/Users/Antony/diy/GB%20Accounts/GB%20Accounts%202009/GB%20Accounts%20Company%202009-05-31%20(May09)%20OpenOffice/Creditcardaccount.ods'#$Nov08.$AI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Nov08.$AF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G33:.BQ3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Dec08.$G$1]" office:value-type="float" office:value="-0">
            <text:p>0.00 </text:p>
          </table:table-cell>
          <table:table-cell table:style-name="ce53" table:formula="of:=['file:///C:/Users/Antony/diy/GB%20Accounts/GB%20Accounts%202009/GB%20Accounts%20Company%202009-05-31%20(May09)%20OpenOffice/Purchases.ods'#$Dec08.$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Dec08.$N$1]+['file:///C:/Users/Antony/diy/GB%20Accounts/GB%20Accounts%202009/GB%20Accounts%20Company%202009-05-31%20(May09)%20OpenOffice/Currentaccount.ods'#$Dec08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Dec08.$N$1]+['file:///C:/Users/Antony/diy/GB%20Accounts/GB%20Accounts%202009/GB%20Accounts%20Company%202009-05-31%20(May09)%20OpenOffice/Savingaccount.ods'#$Dec08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Dec08.$N$1]+['file:///C:/Users/Antony/diy/GB%20Accounts/GB%20Accounts%202009/GB%20Accounts%20Company%202009-05-31%20(May09)%20OpenOffice/Creditcardaccount.ods'#$Dec08.$AI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Dec08.$AF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R33:.CB3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an09.$G$1]" office:value-type="float" office:value="-0">
            <text:p>0.00 </text:p>
          </table:table-cell>
          <table:table-cell table:style-name="ce53" table:formula="of:=['file:///C:/Users/Antony/diy/GB%20Accounts/GB%20Accounts%202009/GB%20Accounts%20Company%202009-05-31%20(May09)%20OpenOffice/Purchases.ods'#$Jan09.$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Jan09.$N$1]+['file:///C:/Users/Antony/diy/GB%20Accounts/GB%20Accounts%202009/GB%20Accounts%20Company%202009-05-31%20(May09)%20OpenOffice/Currentaccount.ods'#$Jan09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an09.$N$1]+['file:///C:/Users/Antony/diy/GB%20Accounts/GB%20Accounts%202009/GB%20Accounts%20Company%202009-05-31%20(May09)%20OpenOffice/Savingaccount.ods'#$Jan09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an09.$N$1]+['file:///C:/Users/Antony/diy/GB%20Accounts/GB%20Accounts%202009/GB%20Accounts%20Company%202009-05-31%20(May09)%20OpenOffice/Creditcardaccount.ods'#$Jan09.$AI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an09.$AF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C33:.CM3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Feb09.$G$1]" office:value-type="float" office:value="-0">
            <text:p>0.00 </text:p>
          </table:table-cell>
          <table:table-cell table:style-name="ce53" table:formula="of:=['file:///C:/Users/Antony/diy/GB%20Accounts/GB%20Accounts%202009/GB%20Accounts%20Company%202009-05-31%20(May09)%20OpenOffice/Purchases.ods'#$Feb09.$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Feb09.$N$1]+['file:///C:/Users/Antony/diy/GB%20Accounts/GB%20Accounts%202009/GB%20Accounts%20Company%202009-05-31%20(May09)%20OpenOffice/Currentaccount.ods'#$Feb09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Feb09.$N$1]+['file:///C:/Users/Antony/diy/GB%20Accounts/GB%20Accounts%202009/GB%20Accounts%20Company%202009-05-31%20(May09)%20OpenOffice/Savingaccount.ods'#$Feb09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Feb09.$N$1]+['file:///C:/Users/Antony/diy/GB%20Accounts/GB%20Accounts%202009/GB%20Accounts%20Company%202009-05-31%20(May09)%20OpenOffice/Creditcardaccount.ods'#$Feb09.$AI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Feb09.$AF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N33:.CX3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Mar09.$G$1]" office:value-type="float" office:value="-0">
            <text:p>0.00 </text:p>
          </table:table-cell>
          <table:table-cell table:style-name="ce53" table:formula="of:=['file:///C:/Users/Antony/diy/GB%20Accounts/GB%20Accounts%202009/GB%20Accounts%20Company%202009-05-31%20(May09)%20OpenOffice/Purchases.ods'#$Mar09.$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Mar09.$N$1]+['file:///C:/Users/Antony/diy/GB%20Accounts/GB%20Accounts%202009/GB%20Accounts%20Company%202009-05-31%20(May09)%20OpenOffice/Currentaccount.ods'#$Mar09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Mar09.$N$1]+['file:///C:/Users/Antony/diy/GB%20Accounts/GB%20Accounts%202009/GB%20Accounts%20Company%202009-05-31%20(May09)%20OpenOffice/Savingaccount.ods'#$Mar09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Mar09.$N$1]+['file:///C:/Users/Antony/diy/GB%20Accounts/GB%20Accounts%202009/GB%20Accounts%20Company%202009-05-31%20(May09)%20OpenOffice/Creditcardaccount.ods'#$Mar09.$AI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r09.$AF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Y33:.DI3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Apr09.$G$1]" office:value-type="float" office:value="-0">
            <text:p>0.00 </text:p>
          </table:table-cell>
          <table:table-cell table:style-name="ce53" table:formula="of:=['file:///C:/Users/Antony/diy/GB%20Accounts/GB%20Accounts%202009/GB%20Accounts%20Company%202009-05-31%20(May09)%20OpenOffice/Purchases.ods'#$Apr09.$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Apr09.$N$1]+['file:///C:/Users/Antony/diy/GB%20Accounts/GB%20Accounts%202009/GB%20Accounts%20Company%202009-05-31%20(May09)%20OpenOffice/Currentaccount.ods'#$Apr09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Apr09.$N$1]+['file:///C:/Users/Antony/diy/GB%20Accounts/GB%20Accounts%202009/GB%20Accounts%20Company%202009-05-31%20(May09)%20OpenOffice/Savingaccount.ods'#$Apr09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Apr09.$N$1]+['file:///C:/Users/Antony/diy/GB%20Accounts/GB%20Accounts%202009/GB%20Accounts%20Company%202009-05-31%20(May09)%20OpenOffice/Creditcardaccount.ods'#$Apr09.$AI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pr09.$AF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J33:.DT3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May09.$G$1]" office:value-type="float" office:value="-0">
            <text:p>0.00 </text:p>
          </table:table-cell>
          <table:table-cell table:style-name="ce53" table:formula="of:=['file:///C:/Users/Antony/diy/GB%20Accounts/GB%20Accounts%202009/GB%20Accounts%20Company%202009-05-31%20(May09)%20OpenOffice/Purchases.ods'#$May09.$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urrentaccount.ods'#$May09.$N$1]+['file:///C:/Users/Antony/diy/GB%20Accounts/GB%20Accounts%202009/GB%20Accounts%20Company%202009-05-31%20(May09)%20OpenOffice/Currentaccount.ods'#$May09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May09.$N$1]+['file:///C:/Users/Antony/diy/GB%20Accounts/GB%20Accounts%202009/GB%20Accounts%20Company%202009-05-31%20(May09)%20OpenOffice/Savingaccount.ods'#$May09.$AI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May09.$N$1]+['file:///C:/Users/Antony/diy/GB%20Accounts/GB%20Accounts%202009/GB%20Accounts%20Company%202009-05-31%20(May09)%20OpenOffice/Creditcardaccount.ods'#$May09.$AI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y09.$AF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U33:.EE33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33:.EH33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1">
          <table:table-cell table:style-name="ce38"/>
          <table:table-cell table:style-name="ce38" office:value-type="string">
            <text:p>Creditor HMRC Paye</text:p>
          </table:table-cell>
          <table:table-cell table:style-name="ce50" office:value-type="string">
            <text:p>RP</text:p>
          </table:table-cell>
          <table:table-cell table:style-name="ce53" table:formula="of:=-[$OpenAccounts.G26]" office:value-type="float" office:value="-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un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un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un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n08.$AE$1]" office:value-type="float" office:value="0">
            <text:p>0.00 </text:p>
          </table:table-cell>
          <table:table-cell table:style-name="ce53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52"/>
          <table:table-cell table:style-name="ce53" table:formula="of:=SUM([.D34:.N3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ul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ul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ul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l08.$AE$1]" office:value-type="float" office:value="0">
            <text:p>0.00 </text:p>
          </table:table-cell>
          <table:table-cell table:style-name="ce53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O34:.Y3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Aug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Aug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Aug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ug08.$AE$1]" office:value-type="float" office:value="0">
            <text:p>0.00 </text:p>
          </table:table-cell>
          <table:table-cell table:style-name="ce53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Z34:.AJ3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Sep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Sep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Sep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Sep08.$AE$1]" office:value-type="float" office:value="0">
            <text:p>0.00 </text:p>
          </table:table-cell>
          <table:table-cell table:style-name="ce53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AK34:.AU3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Oct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Oct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Oct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Oct08.$AE$1]" office:value-type="float" office:value="0">
            <text:p>0.00 </text:p>
          </table:table-cell>
          <table:table-cell table:style-name="ce53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AV34:.BF3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Nov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Nov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Nov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Nov08.$AE$1]" office:value-type="float" office:value="0">
            <text:p>0.00 </text:p>
          </table:table-cell>
          <table:table-cell table:style-name="ce53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BG34:.BQ3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Dec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Dec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Dec08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Dec08.$AE$1]" office:value-type="float" office:value="0">
            <text:p>0.00 </text:p>
          </table:table-cell>
          <table:table-cell table:style-name="ce53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BR34:.CB3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an09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an09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an09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an09.$AE$1]" office:value-type="float" office:value="0">
            <text:p>0.00 </text:p>
          </table:table-cell>
          <table:table-cell table:style-name="ce53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CC34:.CM3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Feb09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Feb09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Feb09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Feb09.$AE$1]" office:value-type="float" office:value="0">
            <text:p>0.00 </text:p>
          </table:table-cell>
          <table:table-cell table:style-name="ce53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CN34:.CX3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Mar09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Mar09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Mar09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r09.$AE$1]" office:value-type="float" office:value="0">
            <text:p>0.00 </text:p>
          </table:table-cell>
          <table:table-cell table:style-name="ce53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CY34:.DI3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Apr09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Apr09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Apr09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pr09.$AE$1]" office:value-type="float" office:value="0">
            <text:p>0.00 </text:p>
          </table:table-cell>
          <table:table-cell table:style-name="ce53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DJ34:.DT34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May09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May09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May09.$AH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y09.$AE$1]" office:value-type="float" office:value="0">
            <text:p>0.00 </text:p>
          </table:table-cell>
          <table:table-cell table:style-name="ce53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DU34:.EE34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34:.EH34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Creditor HMRC Corporation Tax</text:p>
          </table:table-cell>
          <table:table-cell table:style-name="ce50" office:value-type="string">
            <text:p>RT</text:p>
          </table:table-cell>
          <table:table-cell table:style-name="ce53" table:formula="of:=-[$OpenAccounts.E24]" office:value-type="float" office:value="-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un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un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un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n08.$AH$1]" office:value-type="float" office:value="0">
            <text:p>0.00 </text:p>
          </table:table-cell>
          <table:table-cell table:style-name="ce53"/>
          <table:table-cell/>
          <table:table-cell table:style-name="ce52"/>
          <table:table-cell table:style-name="ce53" table:formula="of:=SUM([.D35:.N3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ul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ul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ul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l08.$AH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O35:.Y3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Aug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Aug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Aug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ug08.$AH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Z35:.AJ3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Sep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Sep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Sep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Sep08.$AH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K35:.AU3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Oct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Oct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Oct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Oct08.$AH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V35:.BF3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Nov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Nov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Nov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Nov08.$AH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G35:.BQ3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Dec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Dec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Dec08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Dec08.$AH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R35:.CB3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an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an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an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an09.$AH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C35:.CM3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Feb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Feb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Feb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Feb09.$AH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N35:.CX3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Mar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Mar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Mar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r09.$AH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Y35:.DI3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Apr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Apr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Apr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pr09.$AH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J35:.DT35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May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May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May09.$AK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y09.$AH$1]" office:value-type="float" office:value="0">
            <text:p>0.00 </text:p>
          </table:table-cell>
          <table:table-cell table:style-name="ce53"/>
          <table:table-cell table:style-name="ce53" table:formula="of:=-[$CorporationTax.J35]" office:value-type="float" office:value="-0">
            <text:p>0.00 </text:p>
          </table:table-cell>
          <table:table-cell table:style-name="ce38"/>
          <table:table-cell table:style-name="ce53" table:formula="of:=SUM([.DU35:.EE35])" office:value-type="float" office:value="0">
            <text:p>0.00 </text:p>
          </table:table-cell>
          <table:table-cell table:style-name="ce38"/>
          <table:table-cell table:formula="of:=-[.EH58]" office:value-type="float" office:value="-0">
            <text:p>0.00 </text:p>
          </table:table-cell>
          <table:table-cell table:style-name="ce38"/>
          <table:table-cell table:style-name="ce53" table:formula="of:=SUM([.EF35:.EH35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44" office:value-type="string">
            <text:p>OTHER ASSETS</text:p>
          </table:table-cell>
          <table:table-cell table:style-name="ce50"/>
          <table:table-cell table:style-name="ce52" table:number-columns-repeated="21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Debtor Long Term (repayable 3 - 5 years)</text:p>
          </table:table-cell>
          <table:table-cell table:style-name="ce50" office:value-type="string">
            <text:p>LDR</text:p>
          </table:table-cell>
          <table:table-cell table:style-name="ce53" table:formula="of:=[$OpenAccounts.E28]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Jun08.$L$1]+['file:///C:/Users/Antony/diy/GB%20Accounts/GB%20Accounts%202009/GB%20Accounts%20Company%202009-05-31%20(May09)%20OpenOffice/Currentaccount.ods'#$Jun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un08.$L$1]+['file:///C:/Users/Antony/diy/GB%20Accounts/GB%20Accounts%202009/GB%20Accounts%20Company%202009-05-31%20(May09)%20OpenOffice/Savingaccount.ods'#$Jun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un08.$L$1]+['file:///C:/Users/Antony/diy/GB%20Accounts/GB%20Accounts%202009/GB%20Accounts%20Company%202009-05-31%20(May09)%20OpenOffice/Creditcardaccount.ods'#$Jun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Jun08.$L$1]+['file:///C:/Users/Antony/diy/GB%20Accounts/GB%20Accounts%202009/GB%20Accounts%20Company%202009-05-31%20(May09)%20OpenOffice/Cashaccount.ods'#$Jun08.$AC$1]" office:value-type="float" office:value="0">
            <text:p>0.00 </text:p>
          </table:table-cell>
          <table:table-cell table:style-name="ce53"/>
          <table:table-cell/>
          <table:table-cell table:style-name="ce52"/>
          <table:table-cell table:style-name="ce53" table:formula="of:=SUM([.D37:.N3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Jul08.$L$1]+['file:///C:/Users/Antony/diy/GB%20Accounts/GB%20Accounts%202009/GB%20Accounts%20Company%202009-05-31%20(May09)%20OpenOffice/Currentaccount.ods'#$Jul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ul08.$L$1]+['file:///C:/Users/Antony/diy/GB%20Accounts/GB%20Accounts%202009/GB%20Accounts%20Company%202009-05-31%20(May09)%20OpenOffice/Savingaccount.ods'#$Jul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ul08.$L$1]+['file:///C:/Users/Antony/diy/GB%20Accounts/GB%20Accounts%202009/GB%20Accounts%20Company%202009-05-31%20(May09)%20OpenOffice/Creditcardaccount.ods'#$Jul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Jul08.$L$1]+['file:///C:/Users/Antony/diy/GB%20Accounts/GB%20Accounts%202009/GB%20Accounts%20Company%202009-05-31%20(May09)%20OpenOffice/Cashaccount.ods'#$Jul08.$AC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O37:.Y3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Aug08.$L$1]+['file:///C:/Users/Antony/diy/GB%20Accounts/GB%20Accounts%202009/GB%20Accounts%20Company%202009-05-31%20(May09)%20OpenOffice/Currentaccount.ods'#$Aug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Aug08.$L$1]+['file:///C:/Users/Antony/diy/GB%20Accounts/GB%20Accounts%202009/GB%20Accounts%20Company%202009-05-31%20(May09)%20OpenOffice/Savingaccount.ods'#$Aug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Aug08.$L$1]+['file:///C:/Users/Antony/diy/GB%20Accounts/GB%20Accounts%202009/GB%20Accounts%20Company%202009-05-31%20(May09)%20OpenOffice/Creditcardaccount.ods'#$Aug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Aug08.$L$1]+['file:///C:/Users/Antony/diy/GB%20Accounts/GB%20Accounts%202009/GB%20Accounts%20Company%202009-05-31%20(May09)%20OpenOffice/Cashaccount.ods'#$Aug08.$AC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Z37:.AJ3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Sep08.$L$1]+['file:///C:/Users/Antony/diy/GB%20Accounts/GB%20Accounts%202009/GB%20Accounts%20Company%202009-05-31%20(May09)%20OpenOffice/Currentaccount.ods'#$Sep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Sep08.$L$1]+['file:///C:/Users/Antony/diy/GB%20Accounts/GB%20Accounts%202009/GB%20Accounts%20Company%202009-05-31%20(May09)%20OpenOffice/Savingaccount.ods'#$Sep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Sep08.$L$1]+['file:///C:/Users/Antony/diy/GB%20Accounts/GB%20Accounts%202009/GB%20Accounts%20Company%202009-05-31%20(May09)%20OpenOffice/Creditcardaccount.ods'#$Sep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Sep08.$L$1]+['file:///C:/Users/Antony/diy/GB%20Accounts/GB%20Accounts%202009/GB%20Accounts%20Company%202009-05-31%20(May09)%20OpenOffice/Cashaccount.ods'#$Sep08.$AC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K37:.AU3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Oct08.$L$1]+['file:///C:/Users/Antony/diy/GB%20Accounts/GB%20Accounts%202009/GB%20Accounts%20Company%202009-05-31%20(May09)%20OpenOffice/Currentaccount.ods'#$Oct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Oct08.$L$1]+['file:///C:/Users/Antony/diy/GB%20Accounts/GB%20Accounts%202009/GB%20Accounts%20Company%202009-05-31%20(May09)%20OpenOffice/Savingaccount.ods'#$Oct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Oct08.$L$1]+['file:///C:/Users/Antony/diy/GB%20Accounts/GB%20Accounts%202009/GB%20Accounts%20Company%202009-05-31%20(May09)%20OpenOffice/Creditcardaccount.ods'#$Oct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Oct08.$L$1]+['file:///C:/Users/Antony/diy/GB%20Accounts/GB%20Accounts%202009/GB%20Accounts%20Company%202009-05-31%20(May09)%20OpenOffice/Cashaccount.ods'#$Oct08.$AC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V37:.BF3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Nov08.$L$1]+['file:///C:/Users/Antony/diy/GB%20Accounts/GB%20Accounts%202009/GB%20Accounts%20Company%202009-05-31%20(May09)%20OpenOffice/Currentaccount.ods'#$Nov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Nov08.$L$1]+['file:///C:/Users/Antony/diy/GB%20Accounts/GB%20Accounts%202009/GB%20Accounts%20Company%202009-05-31%20(May09)%20OpenOffice/Savingaccount.ods'#$Nov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Nov08.$L$1]+['file:///C:/Users/Antony/diy/GB%20Accounts/GB%20Accounts%202009/GB%20Accounts%20Company%202009-05-31%20(May09)%20OpenOffice/Creditcardaccount.ods'#$Nov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Nov08.$L$1]+['file:///C:/Users/Antony/diy/GB%20Accounts/GB%20Accounts%202009/GB%20Accounts%20Company%202009-05-31%20(May09)%20OpenOffice/Cashaccount.ods'#$Nov08.$AC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G37:.BQ3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Dec08.$L$1]+['file:///C:/Users/Antony/diy/GB%20Accounts/GB%20Accounts%202009/GB%20Accounts%20Company%202009-05-31%20(May09)%20OpenOffice/Currentaccount.ods'#$Dec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Dec08.$L$1]+['file:///C:/Users/Antony/diy/GB%20Accounts/GB%20Accounts%202009/GB%20Accounts%20Company%202009-05-31%20(May09)%20OpenOffice/Savingaccount.ods'#$Dec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Dec08.$L$1]+['file:///C:/Users/Antony/diy/GB%20Accounts/GB%20Accounts%202009/GB%20Accounts%20Company%202009-05-31%20(May09)%20OpenOffice/Creditcardaccount.ods'#$Dec08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Dec08.$L$1]+['file:///C:/Users/Antony/diy/GB%20Accounts/GB%20Accounts%202009/GB%20Accounts%20Company%202009-05-31%20(May09)%20OpenOffice/Cashaccount.ods'#$Dec08.$AC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R37:.CB3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Jan09.$L$1]+['file:///C:/Users/Antony/diy/GB%20Accounts/GB%20Accounts%202009/GB%20Accounts%20Company%202009-05-31%20(May09)%20OpenOffice/Currentaccount.ods'#$Jan09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an09.$L$1]+['file:///C:/Users/Antony/diy/GB%20Accounts/GB%20Accounts%202009/GB%20Accounts%20Company%202009-05-31%20(May09)%20OpenOffice/Savingaccount.ods'#$Jan09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an09.$L$1]+['file:///C:/Users/Antony/diy/GB%20Accounts/GB%20Accounts%202009/GB%20Accounts%20Company%202009-05-31%20(May09)%20OpenOffice/Creditcardaccount.ods'#$Jan09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Jan09.$L$1]+['file:///C:/Users/Antony/diy/GB%20Accounts/GB%20Accounts%202009/GB%20Accounts%20Company%202009-05-31%20(May09)%20OpenOffice/Cashaccount.ods'#$Jan09.$AC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C37:.CM3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Feb09.$L$1]+['file:///C:/Users/Antony/diy/GB%20Accounts/GB%20Accounts%202009/GB%20Accounts%20Company%202009-05-31%20(May09)%20OpenOffice/Currentaccount.ods'#$Feb09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Feb09.$L$1]+['file:///C:/Users/Antony/diy/GB%20Accounts/GB%20Accounts%202009/GB%20Accounts%20Company%202009-05-31%20(May09)%20OpenOffice/Savingaccount.ods'#$Feb09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Feb09.$L$1]+['file:///C:/Users/Antony/diy/GB%20Accounts/GB%20Accounts%202009/GB%20Accounts%20Company%202009-05-31%20(May09)%20OpenOffice/Creditcardaccount.ods'#$Feb09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Feb09.$L$1]+['file:///C:/Users/Antony/diy/GB%20Accounts/GB%20Accounts%202009/GB%20Accounts%20Company%202009-05-31%20(May09)%20OpenOffice/Cashaccount.ods'#$Feb09.$AC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N37:.CX3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Mar09.$L$1]+['file:///C:/Users/Antony/diy/GB%20Accounts/GB%20Accounts%202009/GB%20Accounts%20Company%202009-05-31%20(May09)%20OpenOffice/Currentaccount.ods'#$Mar09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Mar09.$L$1]+['file:///C:/Users/Antony/diy/GB%20Accounts/GB%20Accounts%202009/GB%20Accounts%20Company%202009-05-31%20(May09)%20OpenOffice/Savingaccount.ods'#$Mar09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Mar09.$L$1]+['file:///C:/Users/Antony/diy/GB%20Accounts/GB%20Accounts%202009/GB%20Accounts%20Company%202009-05-31%20(May09)%20OpenOffice/Creditcardaccount.ods'#$Mar09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Mar09.$L$1]+['file:///C:/Users/Antony/diy/GB%20Accounts/GB%20Accounts%202009/GB%20Accounts%20Company%202009-05-31%20(May09)%20OpenOffice/Cashaccount.ods'#$Mar09.$AC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Y37:.DI3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Apr09.$L$1]+['file:///C:/Users/Antony/diy/GB%20Accounts/GB%20Accounts%202009/GB%20Accounts%20Company%202009-05-31%20(May09)%20OpenOffice/Currentaccount.ods'#$Apr09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Apr09.$L$1]+['file:///C:/Users/Antony/diy/GB%20Accounts/GB%20Accounts%202009/GB%20Accounts%20Company%202009-05-31%20(May09)%20OpenOffice/Savingaccount.ods'#$Apr09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Apr09.$L$1]+['file:///C:/Users/Antony/diy/GB%20Accounts/GB%20Accounts%202009/GB%20Accounts%20Company%202009-05-31%20(May09)%20OpenOffice/Creditcardaccount.ods'#$Apr09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Apr09.$L$1]+['file:///C:/Users/Antony/diy/GB%20Accounts/GB%20Accounts%202009/GB%20Accounts%20Company%202009-05-31%20(May09)%20OpenOffice/Cashaccount.ods'#$Apr09.$AC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J37:.DT37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May09.$L$1]+['file:///C:/Users/Antony/diy/GB%20Accounts/GB%20Accounts%202009/GB%20Accounts%20Company%202009-05-31%20(May09)%20OpenOffice/Currentaccount.ods'#$May09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May09.$L$1]+['file:///C:/Users/Antony/diy/GB%20Accounts/GB%20Accounts%202009/GB%20Accounts%20Company%202009-05-31%20(May09)%20OpenOffice/Savingaccount.ods'#$May09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May09.$L$1]+['file:///C:/Users/Antony/diy/GB%20Accounts/GB%20Accounts%202009/GB%20Accounts%20Company%202009-05-31%20(May09)%20OpenOffice/Creditcardaccount.ods'#$May09.$AF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May09.$L$1]+['file:///C:/Users/Antony/diy/GB%20Accounts/GB%20Accounts%202009/GB%20Accounts%20Company%202009-05-31%20(May09)%20OpenOffice/Cashaccount.ods'#$May09.$AC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U37:.EE37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37:.EH37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44" office:value-type="string">
            <text:p>OTHER CREDITORS</text:p>
          </table:table-cell>
          <table:table-cell table:style-name="ce50"/>
          <table:table-cell table:style-name="ce52" table:number-columns-repeated="21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Directors Loan Account</text:p>
          </table:table-cell>
          <table:table-cell table:style-name="ce50" office:value-type="string">
            <text:p>DL</text:p>
          </table:table-cell>
          <table:table-cell table:style-name="ce53" table:formula="of:=-[$OpenAccounts.E30]" office:value-type="float" office:value="-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Jun08.$P$1]+['file:///C:/Users/Antony/diy/GB%20Accounts/GB%20Accounts%202009/GB%20Accounts%20Company%202009-05-31%20(May09)%20OpenOffice/Currentaccount.ods'#$Jun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un08.$P$1]+['file:///C:/Users/Antony/diy/GB%20Accounts/GB%20Accounts%202009/GB%20Accounts%20Company%202009-05-31%20(May09)%20OpenOffice/Savingaccount.ods'#$Jun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un08.$P$1]+['file:///C:/Users/Antony/diy/GB%20Accounts/GB%20Accounts%202009/GB%20Accounts%20Company%202009-05-31%20(May09)%20OpenOffice/Creditcardaccount.ods'#$Jun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Jun08.$N$1]+['file:///C:/Users/Antony/diy/GB%20Accounts/GB%20Accounts%202009/GB%20Accounts%20Company%202009-05-31%20(May09)%20OpenOffice/Cashaccount.ods'#$Jun08.$AJ$1]" office:value-type="float" office:value="0">
            <text:p>0.00 </text:p>
          </table:table-cell>
          <table:table-cell table:style-name="ce53"/>
          <table:table-cell/>
          <table:table-cell table:style-name="ce52"/>
          <table:table-cell table:style-name="ce53" table:formula="of:=SUM([.D39:.N3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Jul08.$P$1]+['file:///C:/Users/Antony/diy/GB%20Accounts/GB%20Accounts%202009/GB%20Accounts%20Company%202009-05-31%20(May09)%20OpenOffice/Currentaccount.ods'#$Jul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ul08.$P$1]+['file:///C:/Users/Antony/diy/GB%20Accounts/GB%20Accounts%202009/GB%20Accounts%20Company%202009-05-31%20(May09)%20OpenOffice/Savingaccount.ods'#$Jul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ul08.$P$1]+['file:///C:/Users/Antony/diy/GB%20Accounts/GB%20Accounts%202009/GB%20Accounts%20Company%202009-05-31%20(May09)%20OpenOffice/Creditcardaccount.ods'#$Jul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Jul08.$N$1]+['file:///C:/Users/Antony/diy/GB%20Accounts/GB%20Accounts%202009/GB%20Accounts%20Company%202009-05-31%20(May09)%20OpenOffice/Cashaccount.ods'#$Jul08.$AJ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O39:.Y3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Aug08.$P$1]+['file:///C:/Users/Antony/diy/GB%20Accounts/GB%20Accounts%202009/GB%20Accounts%20Company%202009-05-31%20(May09)%20OpenOffice/Currentaccount.ods'#$Aug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Aug08.$P$1]+['file:///C:/Users/Antony/diy/GB%20Accounts/GB%20Accounts%202009/GB%20Accounts%20Company%202009-05-31%20(May09)%20OpenOffice/Savingaccount.ods'#$Aug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Aug08.$P$1]+['file:///C:/Users/Antony/diy/GB%20Accounts/GB%20Accounts%202009/GB%20Accounts%20Company%202009-05-31%20(May09)%20OpenOffice/Creditcardaccount.ods'#$Aug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Aug08.$N$1]+['file:///C:/Users/Antony/diy/GB%20Accounts/GB%20Accounts%202009/GB%20Accounts%20Company%202009-05-31%20(May09)%20OpenOffice/Cashaccount.ods'#$Aug08.$AJ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Z39:.AJ3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Sep08.$P$1]+['file:///C:/Users/Antony/diy/GB%20Accounts/GB%20Accounts%202009/GB%20Accounts%20Company%202009-05-31%20(May09)%20OpenOffice/Currentaccount.ods'#$Sep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Sep08.$P$1]+['file:///C:/Users/Antony/diy/GB%20Accounts/GB%20Accounts%202009/GB%20Accounts%20Company%202009-05-31%20(May09)%20OpenOffice/Savingaccount.ods'#$Sep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Sep08.$P$1]+['file:///C:/Users/Antony/diy/GB%20Accounts/GB%20Accounts%202009/GB%20Accounts%20Company%202009-05-31%20(May09)%20OpenOffice/Creditcardaccount.ods'#$Sep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Sep08.$N$1]+['file:///C:/Users/Antony/diy/GB%20Accounts/GB%20Accounts%202009/GB%20Accounts%20Company%202009-05-31%20(May09)%20OpenOffice/Cashaccount.ods'#$Sep08.$AJ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K39:.AU3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Oct08.$P$1]+['file:///C:/Users/Antony/diy/GB%20Accounts/GB%20Accounts%202009/GB%20Accounts%20Company%202009-05-31%20(May09)%20OpenOffice/Currentaccount.ods'#$Oct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Oct08.$P$1]+['file:///C:/Users/Antony/diy/GB%20Accounts/GB%20Accounts%202009/GB%20Accounts%20Company%202009-05-31%20(May09)%20OpenOffice/Savingaccount.ods'#$Oct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Oct08.$P$1]+['file:///C:/Users/Antony/diy/GB%20Accounts/GB%20Accounts%202009/GB%20Accounts%20Company%202009-05-31%20(May09)%20OpenOffice/Creditcardaccount.ods'#$Oct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Oct08.$N$1]+['file:///C:/Users/Antony/diy/GB%20Accounts/GB%20Accounts%202009/GB%20Accounts%20Company%202009-05-31%20(May09)%20OpenOffice/Cashaccount.ods'#$Oct08.$AJ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V39:.BF3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Nov08.$P$1]+['file:///C:/Users/Antony/diy/GB%20Accounts/GB%20Accounts%202009/GB%20Accounts%20Company%202009-05-31%20(May09)%20OpenOffice/Currentaccount.ods'#$Nov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Nov08.$P$1]+['file:///C:/Users/Antony/diy/GB%20Accounts/GB%20Accounts%202009/GB%20Accounts%20Company%202009-05-31%20(May09)%20OpenOffice/Savingaccount.ods'#$Nov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Nov08.$P$1]+['file:///C:/Users/Antony/diy/GB%20Accounts/GB%20Accounts%202009/GB%20Accounts%20Company%202009-05-31%20(May09)%20OpenOffice/Creditcardaccount.ods'#$Nov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Nov08.$N$1]+['file:///C:/Users/Antony/diy/GB%20Accounts/GB%20Accounts%202009/GB%20Accounts%20Company%202009-05-31%20(May09)%20OpenOffice/Cashaccount.ods'#$Nov08.$AJ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G39:.BQ3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Dec08.$P$1]+['file:///C:/Users/Antony/diy/GB%20Accounts/GB%20Accounts%202009/GB%20Accounts%20Company%202009-05-31%20(May09)%20OpenOffice/Currentaccount.ods'#$Dec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Dec08.$P$1]+['file:///C:/Users/Antony/diy/GB%20Accounts/GB%20Accounts%202009/GB%20Accounts%20Company%202009-05-31%20(May09)%20OpenOffice/Savingaccount.ods'#$Dec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Dec08.$P$1]+['file:///C:/Users/Antony/diy/GB%20Accounts/GB%20Accounts%202009/GB%20Accounts%20Company%202009-05-31%20(May09)%20OpenOffice/Creditcardaccount.ods'#$Dec08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Dec08.$N$1]+['file:///C:/Users/Antony/diy/GB%20Accounts/GB%20Accounts%202009/GB%20Accounts%20Company%202009-05-31%20(May09)%20OpenOffice/Cashaccount.ods'#$Dec08.$AJ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R39:.CB3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Jan09.$P$1]+['file:///C:/Users/Antony/diy/GB%20Accounts/GB%20Accounts%202009/GB%20Accounts%20Company%202009-05-31%20(May09)%20OpenOffice/Currentaccount.ods'#$Jan09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an09.$P$1]+['file:///C:/Users/Antony/diy/GB%20Accounts/GB%20Accounts%202009/GB%20Accounts%20Company%202009-05-31%20(May09)%20OpenOffice/Savingaccount.ods'#$Jan09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an09.$P$1]+['file:///C:/Users/Antony/diy/GB%20Accounts/GB%20Accounts%202009/GB%20Accounts%20Company%202009-05-31%20(May09)%20OpenOffice/Creditcardaccount.ods'#$Jan09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Jan09.$N$1]+['file:///C:/Users/Antony/diy/GB%20Accounts/GB%20Accounts%202009/GB%20Accounts%20Company%202009-05-31%20(May09)%20OpenOffice/Cashaccount.ods'#$Jan09.$AJ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C39:.CM3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Feb09.$P$1]+['file:///C:/Users/Antony/diy/GB%20Accounts/GB%20Accounts%202009/GB%20Accounts%20Company%202009-05-31%20(May09)%20OpenOffice/Currentaccount.ods'#$Feb09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Feb09.$P$1]+['file:///C:/Users/Antony/diy/GB%20Accounts/GB%20Accounts%202009/GB%20Accounts%20Company%202009-05-31%20(May09)%20OpenOffice/Savingaccount.ods'#$Feb09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Feb09.$P$1]+['file:///C:/Users/Antony/diy/GB%20Accounts/GB%20Accounts%202009/GB%20Accounts%20Company%202009-05-31%20(May09)%20OpenOffice/Creditcardaccount.ods'#$Feb09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Feb09.$N$1]+['file:///C:/Users/Antony/diy/GB%20Accounts/GB%20Accounts%202009/GB%20Accounts%20Company%202009-05-31%20(May09)%20OpenOffice/Cashaccount.ods'#$Feb09.$AJ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N39:.CX3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Mar09.$P$1]+['file:///C:/Users/Antony/diy/GB%20Accounts/GB%20Accounts%202009/GB%20Accounts%20Company%202009-05-31%20(May09)%20OpenOffice/Currentaccount.ods'#$Mar09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Mar09.$P$1]+['file:///C:/Users/Antony/diy/GB%20Accounts/GB%20Accounts%202009/GB%20Accounts%20Company%202009-05-31%20(May09)%20OpenOffice/Savingaccount.ods'#$Mar09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Mar09.$P$1]+['file:///C:/Users/Antony/diy/GB%20Accounts/GB%20Accounts%202009/GB%20Accounts%20Company%202009-05-31%20(May09)%20OpenOffice/Creditcardaccount.ods'#$Mar09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Mar09.$N$1]+['file:///C:/Users/Antony/diy/GB%20Accounts/GB%20Accounts%202009/GB%20Accounts%20Company%202009-05-31%20(May09)%20OpenOffice/Cashaccount.ods'#$Mar09.$AJ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Y39:.DI3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Apr09.$P$1]+['file:///C:/Users/Antony/diy/GB%20Accounts/GB%20Accounts%202009/GB%20Accounts%20Company%202009-05-31%20(May09)%20OpenOffice/Currentaccount.ods'#$Apr09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Apr09.$P$1]+['file:///C:/Users/Antony/diy/GB%20Accounts/GB%20Accounts%202009/GB%20Accounts%20Company%202009-05-31%20(May09)%20OpenOffice/Savingaccount.ods'#$Apr09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Apr09.$P$1]+['file:///C:/Users/Antony/diy/GB%20Accounts/GB%20Accounts%202009/GB%20Accounts%20Company%202009-05-31%20(May09)%20OpenOffice/Creditcardaccount.ods'#$Apr09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Apr09.$N$1]+['file:///C:/Users/Antony/diy/GB%20Accounts/GB%20Accounts%202009/GB%20Accounts%20Company%202009-05-31%20(May09)%20OpenOffice/Cashaccount.ods'#$Apr09.$AJ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J39:.DT3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May09.$P$1]+['file:///C:/Users/Antony/diy/GB%20Accounts/GB%20Accounts%202009/GB%20Accounts%20Company%202009-05-31%20(May09)%20OpenOffice/Currentaccount.ods'#$May09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May09.$P$1]+['file:///C:/Users/Antony/diy/GB%20Accounts/GB%20Accounts%202009/GB%20Accounts%20Company%202009-05-31%20(May09)%20OpenOffice/Savingaccount.ods'#$May09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May09.$P$1]+['file:///C:/Users/Antony/diy/GB%20Accounts/GB%20Accounts%202009/GB%20Accounts%20Company%202009-05-31%20(May09)%20OpenOffice/Creditcardaccount.ods'#$May09.$AM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May09.$N$1]+['file:///C:/Users/Antony/diy/GB%20Accounts/GB%20Accounts%202009/GB%20Accounts%20Company%202009-05-31%20(May09)%20OpenOffice/Cashaccount.ods'#$May09.$AJ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U39:.EE39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39:.EH39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Creditor Long Term (falling due after 1 year)</text:p>
          </table:table-cell>
          <table:table-cell table:style-name="ce50" office:value-type="string">
            <text:p>LCR</text:p>
          </table:table-cell>
          <table:table-cell table:style-name="ce53" table:formula="of:=-[$OpenAccounts.E31]" office:value-type="float" office:value="-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Jun08.$M$1]+['file:///C:/Users/Antony/diy/GB%20Accounts/GB%20Accounts%202009/GB%20Accounts%20Company%202009-05-31%20(May09)%20OpenOffice/Currentaccount.ods'#$Jun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un08.$M$1]+['file:///C:/Users/Antony/diy/GB%20Accounts/GB%20Accounts%202009/GB%20Accounts%20Company%202009-05-31%20(May09)%20OpenOffice/Savingaccount.ods'#$Jun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un08.$M$1]+['file:///C:/Users/Antony/diy/GB%20Accounts/GB%20Accounts%202009/GB%20Accounts%20Company%202009-05-31%20(May09)%20OpenOffice/Creditcardaccount.ods'#$Jun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Jun08.$M$1]+['file:///C:/Users/Antony/diy/GB%20Accounts/GB%20Accounts%202009/GB%20Accounts%20Company%202009-05-31%20(May09)%20OpenOffice/Cashaccount.ods'#$Jun08.$AD$1]" office:value-type="float" office:value="0">
            <text:p>0.00 </text:p>
          </table:table-cell>
          <table:table-cell table:style-name="ce53"/>
          <table:table-cell/>
          <table:table-cell table:style-name="ce52"/>
          <table:table-cell table:style-name="ce53" table:formula="of:=SUM([.D40:.N4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Jul08.$M$1]+['file:///C:/Users/Antony/diy/GB%20Accounts/GB%20Accounts%202009/GB%20Accounts%20Company%202009-05-31%20(May09)%20OpenOffice/Currentaccount.ods'#$Jul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ul08.$M$1]+['file:///C:/Users/Antony/diy/GB%20Accounts/GB%20Accounts%202009/GB%20Accounts%20Company%202009-05-31%20(May09)%20OpenOffice/Savingaccount.ods'#$Jul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ul08.$M$1]+['file:///C:/Users/Antony/diy/GB%20Accounts/GB%20Accounts%202009/GB%20Accounts%20Company%202009-05-31%20(May09)%20OpenOffice/Creditcardaccount.ods'#$Jul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Jul08.$M$1]+['file:///C:/Users/Antony/diy/GB%20Accounts/GB%20Accounts%202009/GB%20Accounts%20Company%202009-05-31%20(May09)%20OpenOffice/Cashaccount.ods'#$Jul08.$AD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O40:.Y4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Aug08.$M$1]+['file:///C:/Users/Antony/diy/GB%20Accounts/GB%20Accounts%202009/GB%20Accounts%20Company%202009-05-31%20(May09)%20OpenOffice/Currentaccount.ods'#$Aug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Aug08.$M$1]+['file:///C:/Users/Antony/diy/GB%20Accounts/GB%20Accounts%202009/GB%20Accounts%20Company%202009-05-31%20(May09)%20OpenOffice/Savingaccount.ods'#$Aug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Aug08.$M$1]+['file:///C:/Users/Antony/diy/GB%20Accounts/GB%20Accounts%202009/GB%20Accounts%20Company%202009-05-31%20(May09)%20OpenOffice/Creditcardaccount.ods'#$Aug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Aug08.$M$1]+['file:///C:/Users/Antony/diy/GB%20Accounts/GB%20Accounts%202009/GB%20Accounts%20Company%202009-05-31%20(May09)%20OpenOffice/Cashaccount.ods'#$Aug08.$AD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Z40:.AJ4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Sep08.$M$1]+['file:///C:/Users/Antony/diy/GB%20Accounts/GB%20Accounts%202009/GB%20Accounts%20Company%202009-05-31%20(May09)%20OpenOffice/Currentaccount.ods'#$Sep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Sep08.$M$1]+['file:///C:/Users/Antony/diy/GB%20Accounts/GB%20Accounts%202009/GB%20Accounts%20Company%202009-05-31%20(May09)%20OpenOffice/Savingaccount.ods'#$Sep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Sep08.$M$1]+['file:///C:/Users/Antony/diy/GB%20Accounts/GB%20Accounts%202009/GB%20Accounts%20Company%202009-05-31%20(May09)%20OpenOffice/Creditcardaccount.ods'#$Sep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Sep08.$M$1]+['file:///C:/Users/Antony/diy/GB%20Accounts/GB%20Accounts%202009/GB%20Accounts%20Company%202009-05-31%20(May09)%20OpenOffice/Cashaccount.ods'#$Sep08.$AD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K40:.AU4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Oct08.$M$1]+['file:///C:/Users/Antony/diy/GB%20Accounts/GB%20Accounts%202009/GB%20Accounts%20Company%202009-05-31%20(May09)%20OpenOffice/Currentaccount.ods'#$Oct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Oct08.$M$1]+['file:///C:/Users/Antony/diy/GB%20Accounts/GB%20Accounts%202009/GB%20Accounts%20Company%202009-05-31%20(May09)%20OpenOffice/Savingaccount.ods'#$Oct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Oct08.$M$1]+['file:///C:/Users/Antony/diy/GB%20Accounts/GB%20Accounts%202009/GB%20Accounts%20Company%202009-05-31%20(May09)%20OpenOffice/Creditcardaccount.ods'#$Oct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Oct08.$M$1]+['file:///C:/Users/Antony/diy/GB%20Accounts/GB%20Accounts%202009/GB%20Accounts%20Company%202009-05-31%20(May09)%20OpenOffice/Cashaccount.ods'#$Oct08.$AD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V40:.BF4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Nov08.$M$1]+['file:///C:/Users/Antony/diy/GB%20Accounts/GB%20Accounts%202009/GB%20Accounts%20Company%202009-05-31%20(May09)%20OpenOffice/Currentaccount.ods'#$Nov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Nov08.$M$1]+['file:///C:/Users/Antony/diy/GB%20Accounts/GB%20Accounts%202009/GB%20Accounts%20Company%202009-05-31%20(May09)%20OpenOffice/Savingaccount.ods'#$Nov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Nov08.$M$1]+['file:///C:/Users/Antony/diy/GB%20Accounts/GB%20Accounts%202009/GB%20Accounts%20Company%202009-05-31%20(May09)%20OpenOffice/Creditcardaccount.ods'#$Nov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Nov08.$M$1]+['file:///C:/Users/Antony/diy/GB%20Accounts/GB%20Accounts%202009/GB%20Accounts%20Company%202009-05-31%20(May09)%20OpenOffice/Cashaccount.ods'#$Nov08.$AD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G40:.BQ4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Dec08.$M$1]+['file:///C:/Users/Antony/diy/GB%20Accounts/GB%20Accounts%202009/GB%20Accounts%20Company%202009-05-31%20(May09)%20OpenOffice/Currentaccount.ods'#$Dec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Dec08.$M$1]+['file:///C:/Users/Antony/diy/GB%20Accounts/GB%20Accounts%202009/GB%20Accounts%20Company%202009-05-31%20(May09)%20OpenOffice/Savingaccount.ods'#$Dec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Dec08.$M$1]+['file:///C:/Users/Antony/diy/GB%20Accounts/GB%20Accounts%202009/GB%20Accounts%20Company%202009-05-31%20(May09)%20OpenOffice/Creditcardaccount.ods'#$Dec08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Dec08.$M$1]+['file:///C:/Users/Antony/diy/GB%20Accounts/GB%20Accounts%202009/GB%20Accounts%20Company%202009-05-31%20(May09)%20OpenOffice/Cashaccount.ods'#$Dec08.$AD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R40:.CB4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Jan09.$M$1]+['file:///C:/Users/Antony/diy/GB%20Accounts/GB%20Accounts%202009/GB%20Accounts%20Company%202009-05-31%20(May09)%20OpenOffice/Currentaccount.ods'#$Jan09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an09.$M$1]+['file:///C:/Users/Antony/diy/GB%20Accounts/GB%20Accounts%202009/GB%20Accounts%20Company%202009-05-31%20(May09)%20OpenOffice/Savingaccount.ods'#$Jan09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an09.$M$1]+['file:///C:/Users/Antony/diy/GB%20Accounts/GB%20Accounts%202009/GB%20Accounts%20Company%202009-05-31%20(May09)%20OpenOffice/Creditcardaccount.ods'#$Jan09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Jan09.$M$1]+['file:///C:/Users/Antony/diy/GB%20Accounts/GB%20Accounts%202009/GB%20Accounts%20Company%202009-05-31%20(May09)%20OpenOffice/Cashaccount.ods'#$Jan09.$AD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C40:.CM4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Feb09.$M$1]+['file:///C:/Users/Antony/diy/GB%20Accounts/GB%20Accounts%202009/GB%20Accounts%20Company%202009-05-31%20(May09)%20OpenOffice/Currentaccount.ods'#$Feb09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Feb09.$M$1]+['file:///C:/Users/Antony/diy/GB%20Accounts/GB%20Accounts%202009/GB%20Accounts%20Company%202009-05-31%20(May09)%20OpenOffice/Savingaccount.ods'#$Feb09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Feb09.$M$1]+['file:///C:/Users/Antony/diy/GB%20Accounts/GB%20Accounts%202009/GB%20Accounts%20Company%202009-05-31%20(May09)%20OpenOffice/Creditcardaccount.ods'#$Feb09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Feb09.$M$1]+['file:///C:/Users/Antony/diy/GB%20Accounts/GB%20Accounts%202009/GB%20Accounts%20Company%202009-05-31%20(May09)%20OpenOffice/Cashaccount.ods'#$Feb09.$AD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N40:.CX4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Mar09.$M$1]+['file:///C:/Users/Antony/diy/GB%20Accounts/GB%20Accounts%202009/GB%20Accounts%20Company%202009-05-31%20(May09)%20OpenOffice/Currentaccount.ods'#$Mar09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Mar09.$M$1]+['file:///C:/Users/Antony/diy/GB%20Accounts/GB%20Accounts%202009/GB%20Accounts%20Company%202009-05-31%20(May09)%20OpenOffice/Savingaccount.ods'#$Mar09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Mar09.$M$1]+['file:///C:/Users/Antony/diy/GB%20Accounts/GB%20Accounts%202009/GB%20Accounts%20Company%202009-05-31%20(May09)%20OpenOffice/Creditcardaccount.ods'#$Mar09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Mar09.$M$1]+['file:///C:/Users/Antony/diy/GB%20Accounts/GB%20Accounts%202009/GB%20Accounts%20Company%202009-05-31%20(May09)%20OpenOffice/Cashaccount.ods'#$Mar09.$AD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Y40:.DI4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Apr09.$M$1]+['file:///C:/Users/Antony/diy/GB%20Accounts/GB%20Accounts%202009/GB%20Accounts%20Company%202009-05-31%20(May09)%20OpenOffice/Currentaccount.ods'#$Apr09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Apr09.$M$1]+['file:///C:/Users/Antony/diy/GB%20Accounts/GB%20Accounts%202009/GB%20Accounts%20Company%202009-05-31%20(May09)%20OpenOffice/Savingaccount.ods'#$Apr09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Apr09.$M$1]+['file:///C:/Users/Antony/diy/GB%20Accounts/GB%20Accounts%202009/GB%20Accounts%20Company%202009-05-31%20(May09)%20OpenOffice/Creditcardaccount.ods'#$Apr09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Apr09.$M$1]+['file:///C:/Users/Antony/diy/GB%20Accounts/GB%20Accounts%202009/GB%20Accounts%20Company%202009-05-31%20(May09)%20OpenOffice/Cashaccount.ods'#$Apr09.$AD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J40:.DT40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May09.$M$1]+['file:///C:/Users/Antony/diy/GB%20Accounts/GB%20Accounts%202009/GB%20Accounts%20Company%202009-05-31%20(May09)%20OpenOffice/Currentaccount.ods'#$May09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May09.$M$1]+['file:///C:/Users/Antony/diy/GB%20Accounts/GB%20Accounts%202009/GB%20Accounts%20Company%202009-05-31%20(May09)%20OpenOffice/Savingaccount.ods'#$May09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May09.$M$1]+['file:///C:/Users/Antony/diy/GB%20Accounts/GB%20Accounts%202009/GB%20Accounts%20Company%202009-05-31%20(May09)%20OpenOffice/Creditcardaccount.ods'#$May09.$AG$1]" office:value-type="float" office:value="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May09.$M$1]+['file:///C:/Users/Antony/diy/GB%20Accounts/GB%20Accounts%202009/GB%20Accounts%20Company%202009-05-31%20(May09)%20OpenOffice/Cashaccount.ods'#$May09.$AD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U40:.EE40])" office:value-type="float" office:value="0">
            <text:p>0.00 </text:p>
          </table:table-cell>
          <table:table-cell table:style-name="ce38"/>
          <table:table-cell table:formula="of:=-['file:///C:/Users/Antony/diy/GB%20Accounts/GB%20Accounts%202009/GB%20Accounts%20Company%202009-05-31%20(May09)%20OpenOffice/Fixedassets.ods'#$HPfinance.$E$2]" office:value-type="float" office:value="-0">
            <text:p>0.00 </text:p>
          </table:table-cell>
          <table:table-cell table:style-name="ce38"/>
          <table:table-cell table:style-name="ce53" table:formula="of:=SUM([.EF40:.EH40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44" office:value-type="string">
            <text:p>CAPITAL &amp; RESERVES</text:p>
          </table:table-cell>
          <table:table-cell table:style-name="ce50"/>
          <table:table-cell table:style-name="ce52" table:number-columns-repeated="21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Share Capital</text:p>
          </table:table-cell>
          <table:table-cell table:style-name="ce50"/>
          <table:table-cell table:style-name="ce53" table:formula="of:=-[$OpenAccounts.E33]" office:value-type="float" office:value="-0">
            <text:p>0.00 </text:p>
          </table:table-cell>
          <table:table-cell table:style-name="ce52"/>
          <table:table-cell table:style-name="ce53" table:number-columns-repeated="7"/>
          <table:table-cell/>
          <table:table-cell table:style-name="ce52"/>
          <table:table-cell table:style-name="ce53" table:formula="of:=SUM([.D42:.N42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O42:.Y42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Z42:.AJ42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AK42:.AU42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AV42:.BF42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BG42:.BQ42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BR42:.CB42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C42:.CM42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N42:.CX42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Y42:.DI42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DJ42:.DT42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DU42:.EE42])" office:value-type="float" office:value="0">
            <text:p>0.00 </text:p>
          </table:table-cell>
          <table:table-cell table:style-name="ce38"/>
          <table:table-cell table:formula="of:=-['file:///C:/Users/Antony/diy/GB%20Accounts/GB%20Accounts%202009/GB%20Accounts%20Company%202009-05-31%20(May09)%20OpenOffice/Companysecretary.ods'#$Boardmeeting.$E$6]" office:value-type="float" office:value="-0">
            <text:p>0.00 </text:p>
          </table:table-cell>
          <table:table-cell table:style-name="ce38"/>
          <table:table-cell table:style-name="ce53" table:formula="of:=SUM([.EF42:.EH42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Revenue Reserve Profit &amp; Loss Account</text:p>
          </table:table-cell>
          <table:table-cell table:style-name="ce50"/>
          <table:table-cell table:style-name="ce53" table:formula="of:=-[$OpenAccounts.E34]" office:value-type="float" office:value="-0">
            <text:p>0.00 </text:p>
          </table:table-cell>
          <table:table-cell table:style-name="ce52"/>
          <table:table-cell table:style-name="ce53" table:number-columns-repeated="7"/>
          <table:table-cell/>
          <table:table-cell table:style-name="ce52"/>
          <table:table-cell table:style-name="ce53" table:formula="of:=SUM([.D43:.N43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O43:.Y43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Z43:.AJ43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AK43:.AU43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AV43:.BF43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BG43:.BQ43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BR43:.CB43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C43:.CM43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N43:.CX43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Y43:.DI43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DJ43:.DT43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DU43:.EE43])" office:value-type="float" office:value="0">
            <text:p>0.00 </text:p>
          </table:table-cell>
          <table:table-cell table:style-name="ce38"/>
          <table:table-cell table:formula="of:=-[$'PubP&amp;L'.E54]" office:value-type="float" office:value="-0">
            <text:p>0.00 </text:p>
          </table:table-cell>
          <table:table-cell table:style-name="ce38"/>
          <table:table-cell table:style-name="ce53" table:formula="of:=SUM([.EF43:.EH43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Capital Reserve</text:p>
          </table:table-cell>
          <table:table-cell table:style-name="ce50"/>
          <table:table-cell table:style-name="ce53" table:formula="of:=-[$OpenAccounts.E35]" office:value-type="float" office:value="-0">
            <text:p>0.00 </text:p>
          </table:table-cell>
          <table:table-cell table:style-name="ce52"/>
          <table:table-cell table:style-name="ce53" table:number-columns-repeated="7"/>
          <table:table-cell/>
          <table:table-cell table:style-name="ce52"/>
          <table:table-cell table:style-name="ce53" table:formula="of:=SUM([.D44:.N44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O44:.Y44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Z44:.AJ44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AK44:.AU44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AV44:.BF44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BG44:.BQ44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BR44:.CB44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C44:.CM44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N44:.CX44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Y44:.DI44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DJ44:.DT44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DU44:.EE44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44:.EH44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 table:number-columns-repeated="2"/>
          <table:table-cell table:style-name="ce50"/>
          <table:table-cell table:style-name="ce52" table:number-columns-repeated="21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44" office:value-type="string">
            <text:p>PROFIT DISTRIBUTION</text:p>
          </table:table-cell>
          <table:table-cell table:style-name="ce50"/>
          <table:table-cell table:style-name="ce52" table:number-columns-repeated="21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Corporation Tax Payable</text:p>
          </table:table-cell>
          <table:table-cell table:style-name="ce50"/>
          <table:table-cell table:style-name="ce52" table:number-columns-repeated="2"/>
          <table:table-cell table:style-name="ce53" table:number-columns-repeated="7"/>
          <table:table-cell/>
          <table:table-cell table:style-name="ce52"/>
          <table:table-cell table:style-name="ce53" table:formula="of:=SUM([.D47:.N47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O47:.Y47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Z47:.AJ47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AK47:.AU47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AV47:.BF47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BG47:.BQ47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BR47:.CB47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C47:.CM47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N47:.CX47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Y47:.DI47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DJ47:.DT47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$CorporationTax.J35]" office:value-type="float" office:value="0">
            <text:p>0.00 </text:p>
          </table:table-cell>
          <table:table-cell table:style-name="ce38"/>
          <table:table-cell table:style-name="ce53" table:formula="of:=SUM([.DU47:.EE47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47:.EH47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Dividends</text:p>
          </table:table-cell>
          <table:table-cell table:style-name="ce50" office:value-type="string">
            <text:p>DV</text:p>
          </table:table-cell>
          <table:table-cell table:style-name="ce52" table:number-columns-repeated="2"/>
          <table:table-cell table:style-name="ce53" table:number-columns-repeated="7"/>
          <table:table-cell/>
          <table:table-cell table:style-name="ce52"/>
          <table:table-cell table:style-name="ce53" table:formula="of:=SUM([.D48:.N48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O48:.Y48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Z48:.AJ48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AK48:.AU48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AV48:.BF48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BG48:.BQ48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BR48:.CB48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C48:.CM48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N48:.CX48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Y48:.DI48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DJ48:.DT48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DU48:.EE48])" office:value-type="float" office:value="0">
            <text:p>0.00 </text:p>
          </table:table-cell>
          <table:table-cell table:style-name="ce38"/>
          <table:table-cell table:formula="of:=['file:///C:/Users/Antony/diy/GB%20Accounts/GB%20Accounts%202009/GB%20Accounts%20Company%202009-05-31%20(May09)%20OpenOffice/Companysecretary.ods'#$Boardmeeting.$E$4]" office:value-type="float" office:value="0">
            <text:p>0.00 </text:p>
          </table:table-cell>
          <table:table-cell table:style-name="ce38"/>
          <table:table-cell table:style-name="ce53" table:formula="of:=SUM([.EF48:.EH48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Profit &amp; Loss Retained</text:p>
          </table:table-cell>
          <table:table-cell table:style-name="ce50"/>
          <table:table-cell table:style-name="ce52" table:number-columns-repeated="2"/>
          <table:table-cell table:style-name="ce53" table:number-columns-repeated="7"/>
          <table:table-cell/>
          <table:table-cell table:style-name="ce52"/>
          <table:table-cell table:style-name="ce53" table:formula="of:=SUM([.D49:.N49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O49:.Y49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Z49:.AJ49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AK49:.AU49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AV49:.BF49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BG49:.BQ49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BR49:.CB49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C49:.CM49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N49:.CX49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CY49:.DI49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DJ49:.DT49])" office:value-type="float" office:value="0">
            <text:p>0.00 </text:p>
          </table:table-cell>
          <table:table-cell table:style-name="ce52"/>
          <table:table-cell table:style-name="ce53" table:number-columns-repeated="8"/>
          <table:table-cell table:style-name="ce38"/>
          <table:table-cell table:style-name="ce53" table:formula="of:=SUM([.DU49:.EE49])" office:value-type="float" office:value="0">
            <text:p>0.00 </text:p>
          </table:table-cell>
          <table:table-cell table:style-name="ce38"/>
          <table:table-cell table:formula="of:=[$'PubP&amp;L'.E54]" office:value-type="float" office:value="0">
            <text:p>0.00 </text:p>
          </table:table-cell>
          <table:table-cell table:style-name="ce38"/>
          <table:table-cell table:style-name="ce53" table:formula="of:=SUM([.EF49:.EH49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 table:number-columns-repeated="2"/>
          <table:table-cell table:style-name="ce50"/>
          <table:table-cell table:style-name="ce52" table:number-columns-repeated="21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44" office:value-type="string">
            <text:p>PROFIT &amp; LOSS ACCOUNT</text:p>
          </table:table-cell>
          <table:table-cell table:style-name="ce50"/>
          <table:table-cell table:style-name="ce52" table:number-columns-repeated="21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44" office:value-type="string">
            <text:p>INCOME</text:p>
          </table:table-cell>
          <table:table-cell table:style-name="ce50"/>
          <table:table-cell table:style-name="ce52" table:number-columns-repeated="21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Sales Product A</text:p>
          </table:table-cell>
          <table:table-cell table:style-name="ce50" office:value-type="string">
            <text:p>A</text:p>
          </table:table-cell>
          <table:table-cell table:style-name="ce52" table:number-columns-repeated="2"/>
          <table:table-cell table:style-name="ce53" table:formula="of:=-['file:///C:/Users/Antony/diy/GB%20Accounts/GB%20Accounts%202009/GB%20Accounts%20Company%202009-05-31%20(May09)%20OpenOffice/Sales.ods'#$Jun08.$O$1]" office:value-type="float" office:value="-0">
            <text:p>0.00 </text:p>
          </table:table-cell>
          <table:table-cell table:style-name="ce53" table:number-columns-repeated="6"/>
          <table:table-cell/>
          <table:table-cell table:style-name="ce52"/>
          <table:table-cell table:style-name="ce53" table:formula="of:=SUM([.D53:.N5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ul08.$O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O53:.Y5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Aug08.$O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Z53:.AJ5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Sep08.$O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AK53:.AU5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Oct08.$O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AV53:.BF5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Nov08.$O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BG53:.BQ5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Dec08.$O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BR53:.CB5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an09.$O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C53:.CM5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Feb09.$O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N53:.CX5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Mar09.$O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Y53:.DI5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Apr09.$O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DJ53:.DT53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May09.$O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DU53:.EE53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53:.EH53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Sales Product B</text:p>
          </table:table-cell>
          <table:table-cell table:style-name="ce50" office:value-type="string">
            <text:p>B</text:p>
          </table:table-cell>
          <table:table-cell table:style-name="ce52" table:number-columns-repeated="2"/>
          <table:table-cell table:style-name="ce53" table:formula="of:=-['file:///C:/Users/Antony/diy/GB%20Accounts/GB%20Accounts%202009/GB%20Accounts%20Company%202009-05-31%20(May09)%20OpenOffice/Sales.ods'#$Jun08.$P$1]" office:value-type="float" office:value="-0">
            <text:p>0.00 </text:p>
          </table:table-cell>
          <table:table-cell table:style-name="ce53" table:number-columns-repeated="6"/>
          <table:table-cell/>
          <table:table-cell table:style-name="ce52"/>
          <table:table-cell table:style-name="ce53" table:formula="of:=SUM([.D54:.N54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ul08.$P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O54:.Y54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Aug08.$P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Z54:.AJ54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Sep08.$P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AK54:.AU54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Oct08.$P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AV54:.BF54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Nov08.$P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BG54:.BQ54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Dec08.$P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BR54:.CB54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an09.$P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C54:.CM54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Feb09.$P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N54:.CX54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Mar09.$P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Y54:.DI54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Apr09.$P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DJ54:.DT54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May09.$P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DU54:.EE54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54:.EH54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Sales Product C</text:p>
          </table:table-cell>
          <table:table-cell table:style-name="ce50" office:value-type="string">
            <text:p>C</text:p>
          </table:table-cell>
          <table:table-cell table:style-name="ce52" table:number-columns-repeated="2"/>
          <table:table-cell table:style-name="ce53" table:formula="of:=-['file:///C:/Users/Antony/diy/GB%20Accounts/GB%20Accounts%202009/GB%20Accounts%20Company%202009-05-31%20(May09)%20OpenOffice/Sales.ods'#$Jun08.$Q$1]" office:value-type="float" office:value="-0">
            <text:p>0.00 </text:p>
          </table:table-cell>
          <table:table-cell table:style-name="ce53" table:number-columns-repeated="6"/>
          <table:table-cell/>
          <table:table-cell table:style-name="ce52"/>
          <table:table-cell table:style-name="ce53" table:formula="of:=SUM([.D55:.N55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ul08.$Q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O55:.Y55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Aug08.$Q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Z55:.AJ55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Sep08.$Q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AK55:.AU55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Oct08.$Q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AV55:.BF55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Nov08.$Q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BG55:.BQ55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Dec08.$Q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BR55:.CB55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an09.$Q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C55:.CM55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Feb09.$Q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N55:.CX55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Mar09.$Q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Y55:.DI55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Apr09.$Q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DJ55:.DT55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May09.$Q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DU55:.EE55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55:.EH55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Other Income</text:p>
          </table:table-cell>
          <table:table-cell table:style-name="ce50" office:value-type="string">
            <text:p>D</text:p>
          </table:table-cell>
          <table:table-cell table:style-name="ce52" table:number-columns-repeated="2"/>
          <table:table-cell table:style-name="ce53" table:formula="of:=-['file:///C:/Users/Antony/diy/GB%20Accounts/GB%20Accounts%202009/GB%20Accounts%20Company%202009-05-31%20(May09)%20OpenOffice/Sales.ods'#$Jun08.$R$1]" office:value-type="float" office:value="-0">
            <text:p>0.00 </text:p>
          </table:table-cell>
          <table:table-cell table:style-name="ce53" table:number-columns-repeated="6"/>
          <table:table-cell/>
          <table:table-cell table:style-name="ce52"/>
          <table:table-cell table:style-name="ce53" table:formula="of:=SUM([.D56:.N56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ul08.$R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O56:.Y56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Aug08.$R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Z56:.AJ56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Sep08.$R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AK56:.AU56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Oct08.$R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AV56:.BF56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Nov08.$R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BG56:.BQ56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Dec08.$R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BR56:.CB56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an09.$R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C56:.CM56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Feb09.$R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N56:.CX56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Mar09.$R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Y56:.DI56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Apr09.$R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DJ56:.DT56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May09.$R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DU56:.EE56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56:.EH56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Investment Grants Received</text:p>
          </table:table-cell>
          <table:table-cell table:style-name="ce50" office:value-type="string">
            <text:p>G</text:p>
          </table:table-cell>
          <table:table-cell table:style-name="ce52" table:number-columns-repeated="2"/>
          <table:table-cell table:style-name="ce53" table:formula="of:=-['file:///C:/Users/Antony/diy/GB%20Accounts/GB%20Accounts%202009/GB%20Accounts%20Company%202009-05-31%20(May09)%20OpenOffice/Sales.ods'#$Jun08.$S$1]" office:value-type="float" office:value="-0">
            <text:p>0.00 </text:p>
          </table:table-cell>
          <table:table-cell table:style-name="ce53" table:number-columns-repeated="6"/>
          <table:table-cell/>
          <table:table-cell table:style-name="ce52"/>
          <table:table-cell table:style-name="ce53" table:formula="of:=SUM([.D57:.N5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ul08.$S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O57:.Y5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Aug08.$S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Z57:.AJ5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Sep08.$S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AK57:.AU5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Oct08.$S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AV57:.BF5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Nov08.$S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BG57:.BQ5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Dec08.$S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BR57:.CB5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an09.$S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C57:.CM5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Feb09.$S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N57:.CX5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Mar09.$S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Y57:.DI5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Apr09.$S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DJ57:.DT57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May09.$S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DU57:.EE57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57:.EH57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Interest Received</text:p>
          </table:table-cell>
          <table:table-cell table:style-name="ce50" office:value-type="string">
            <text:p>K</text:p>
          </table:table-cell>
          <table:table-cell table:style-name="ce52" table:number-columns-repeated="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Jun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un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un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Jun08.$K$1]" office:value-type="float" office:value="-0">
            <text:p>0.00 </text:p>
          </table:table-cell>
          <table:table-cell table:style-name="ce53"/>
          <table:table-cell/>
          <table:table-cell table:style-name="ce52"/>
          <table:table-cell table:style-name="ce53" table:formula="of:=SUM([.D58:.N5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Jul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ul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ul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Jul08.$K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O58:.Y5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Aug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Aug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Aug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Aug08.$K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Z58:.AJ5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Sep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Sep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Sep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Sep08.$K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K58:.AU5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Oct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Oct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Oct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Oct08.$K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V58:.BF5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Nov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Nov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Nov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Nov08.$K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G58:.BQ5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Dec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Dec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Dec08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Dec08.$K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R58:.CB5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Jan09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an09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an09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Jan09.$K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C58:.CM5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Feb09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Feb09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Feb09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Feb09.$K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N58:.CX5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Mar09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Mar09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Mar09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Mar09.$K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Y58:.DI5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Apr09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Apr09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Apr09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Apr09.$K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J58:.DT5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May09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May09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May09.$K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ashaccount.ods'#$May09.$K$1]" office:value-type="float" office:value="-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U58:.EE58])" office:value-type="float" office:value="0">
            <text:p>0.00 </text:p>
          </table:table-cell>
          <table:table-cell table:style-name="ce38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38"/>
          <table:table-cell table:style-name="ce53" table:formula="of:=SUM([.EF58:.EH58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44" office:value-type="string">
            <text:p>COST OF SALES</text:p>
          </table:table-cell>
          <table:table-cell table:style-name="ce50"/>
          <table:table-cell table:style-name="ce52" table:number-columns-repeated="21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Purchases Stock Materials</text:p>
          </table:table-cell>
          <table:table-cell table:style-name="ce50" office:value-type="string">
            <text:p>S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O$1]" office:value-type="float" office:value="0">
            <text:p>0.00 </text:p>
          </table:table-cell>
          <table:table-cell table:style-name="ce53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52"/>
          <table:table-cell table:style-name="ce53" table:formula="of:=SUM([.D60:.N6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O$1]" office:value-type="float" office:value="0">
            <text:p>0.00 </text:p>
          </table:table-cell>
          <table:table-cell table:style-name="ce53" table:number-columns-repeated="5"/>
          <table:table-cell table:style-name="ce53" table:formula="of:=-([$Stock.$F$10]-[$Stock.$L$10]-[$Stock.$R$10]-[$Stock.$X$10]+[$Stock.$Z$10])" office:value-type="float" office:value="-0">
            <text:p>0.00 </text:p>
          </table:table-cell>
          <table:table-cell table:style-name="ce38"/>
          <table:table-cell table:style-name="ce53" table:formula="of:=SUM([.O60:.Y6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O$1]" office:value-type="float" office:value="0">
            <text:p>0.00 </text:p>
          </table:table-cell>
          <table:table-cell table:style-name="ce53" table:number-columns-repeated="5"/>
          <table:table-cell table:style-name="ce53" table:formula="of:=-([$Stock.$F$12]-[$Stock.$L$12]-[$Stock.$R$12]-[$Stock.$X$12]+[$Stock.$Z$12])" office:value-type="float" office:value="-0">
            <text:p>0.00 </text:p>
          </table:table-cell>
          <table:table-cell table:style-name="ce38"/>
          <table:table-cell table:style-name="ce53" table:formula="of:=SUM([.Z60:.AJ6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O$1]" office:value-type="float" office:value="0">
            <text:p>0.00 </text:p>
          </table:table-cell>
          <table:table-cell table:style-name="ce53" table:number-columns-repeated="5"/>
          <table:table-cell table:style-name="ce53" table:formula="of:=-([$Stock.$F$14]-[$Stock.$L$14]-[$Stock.$R$14]-[$Stock.$X$14]+[$Stock.$Z$14])" office:value-type="float" office:value="-0">
            <text:p>0.00 </text:p>
          </table:table-cell>
          <table:table-cell table:style-name="ce38"/>
          <table:table-cell table:style-name="ce53" table:formula="of:=SUM([.AK60:.AU6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O$1]" office:value-type="float" office:value="0">
            <text:p>0.00 </text:p>
          </table:table-cell>
          <table:table-cell table:style-name="ce53" table:number-columns-repeated="5"/>
          <table:table-cell table:style-name="ce53" table:formula="of:=-([$Stock.$F$16]-[$Stock.$L$16]-[$Stock.$R$16]-[$Stock.$X$16]+[$Stock.$Z$16])" office:value-type="float" office:value="-0">
            <text:p>0.00 </text:p>
          </table:table-cell>
          <table:table-cell table:style-name="ce38"/>
          <table:table-cell table:style-name="ce53" table:formula="of:=SUM([.AV60:.BF6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O$1]" office:value-type="float" office:value="0">
            <text:p>0.00 </text:p>
          </table:table-cell>
          <table:table-cell table:style-name="ce53" table:number-columns-repeated="5"/>
          <table:table-cell table:style-name="ce53" table:formula="of:=-([$Stock.$F$18]-[$Stock.$L$18]-[$Stock.$R$18]-[$Stock.$X$18]+[$Stock.$Z$18])" office:value-type="float" office:value="-0">
            <text:p>0.00 </text:p>
          </table:table-cell>
          <table:table-cell table:style-name="ce38"/>
          <table:table-cell table:style-name="ce53" table:formula="of:=SUM([.BG60:.BQ6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O$1]" office:value-type="float" office:value="0">
            <text:p>0.00 </text:p>
          </table:table-cell>
          <table:table-cell table:style-name="ce53" table:number-columns-repeated="5"/>
          <table:table-cell table:style-name="ce53" table:formula="of:=-([$Stock.$F$20]-[$Stock.$L$20]-[$Stock.$R$20]-[$Stock.$X$20]+[$Stock.$Z$20])" office:value-type="float" office:value="-0">
            <text:p>0.00 </text:p>
          </table:table-cell>
          <table:table-cell table:style-name="ce38"/>
          <table:table-cell table:style-name="ce53" table:formula="of:=SUM([.BR60:.CB6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O$1]" office:value-type="float" office:value="0">
            <text:p>0.00 </text:p>
          </table:table-cell>
          <table:table-cell table:style-name="ce53" table:number-columns-repeated="5"/>
          <table:table-cell table:style-name="ce53" table:formula="of:=-([$Stock.$F$22]-[$Stock.$L$22]-[$Stock.$R$22]-[$Stock.$X$22]+[$Stock.$Z$22])" office:value-type="float" office:value="-0">
            <text:p>0.00 </text:p>
          </table:table-cell>
          <table:table-cell table:style-name="ce38"/>
          <table:table-cell table:style-name="ce53" table:formula="of:=SUM([.CC60:.CM6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O$1]" office:value-type="float" office:value="0">
            <text:p>0.00 </text:p>
          </table:table-cell>
          <table:table-cell table:style-name="ce53" table:number-columns-repeated="5"/>
          <table:table-cell table:style-name="ce53" table:formula="of:=-([$Stock.$F$24]-[$Stock.$L$24]-[$Stock.$R$24]-[$Stock.$X$24]+[$Stock.$Z$24])" office:value-type="float" office:value="-0">
            <text:p>0.00 </text:p>
          </table:table-cell>
          <table:table-cell table:style-name="ce38"/>
          <table:table-cell table:style-name="ce53" table:formula="of:=SUM([.CN60:.CX6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O$1]" office:value-type="float" office:value="0">
            <text:p>0.00 </text:p>
          </table:table-cell>
          <table:table-cell table:style-name="ce53" table:number-columns-repeated="5"/>
          <table:table-cell table:style-name="ce53" table:formula="of:=-([$Stock.$F$26]-[$Stock.$L$26]-[$Stock.$R$26]-[$Stock.$X$26]+[$Stock.$Z$26])" office:value-type="float" office:value="-0">
            <text:p>0.00 </text:p>
          </table:table-cell>
          <table:table-cell table:style-name="ce38"/>
          <table:table-cell table:style-name="ce53" table:formula="of:=SUM([.CY60:.DI6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O$1]" office:value-type="float" office:value="0">
            <text:p>0.00 </text:p>
          </table:table-cell>
          <table:table-cell table:style-name="ce53" table:number-columns-repeated="5"/>
          <table:table-cell table:style-name="ce53" table:formula="of:=-([$Stock.$F$28]-[$Stock.$L$28]-[$Stock.$R$28]-[$Stock.$X$28]+[$Stock.$Z$28])" office:value-type="float" office:value="-0">
            <text:p>0.00 </text:p>
          </table:table-cell>
          <table:table-cell table:style-name="ce38"/>
          <table:table-cell table:style-name="ce53" table:formula="of:=SUM([.DJ60:.DT6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O$1]" office:value-type="float" office:value="0">
            <text:p>0.00 </text:p>
          </table:table-cell>
          <table:table-cell table:style-name="ce53" table:number-columns-repeated="5"/>
          <table:table-cell table:style-name="ce53" table:formula="of:=-([$Stock.$F$30]-[$Stock.$L$30]-[$Stock.$R$30]-[$Stock.$X$30]+[$Stock.$Z$30])" office:value-type="float" office:value="-0">
            <text:p>0.00 </text:p>
          </table:table-cell>
          <table:table-cell table:style-name="ce38"/>
          <table:table-cell table:style-name="ce53" table:formula="of:=SUM([.DU60:.EE60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60:.EH60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Purchases Sub Contractors</text:p>
          </table:table-cell>
          <table:table-cell table:style-name="ce50" office:value-type="string">
            <text:p>C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P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61:.N6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P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61:.Y6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P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61:.AJ6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P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61:.AU6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P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61:.BF6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P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61:.BQ6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P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61:.CB6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P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61:.CM6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P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61:.CX6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P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61:.DI6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P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61:.DT6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P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61:.EE61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61:.EH61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Purchases Other Direct Costs</text:p>
          </table:table-cell>
          <table:table-cell table:style-name="ce50" office:value-type="string">
            <text:p>O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Q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62:.N6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Q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62:.Y6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Q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62:.AJ6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Q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62:.AU6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Q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62:.BF6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Q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62:.BQ6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Q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62:.CB6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Q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62:.CM6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Q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62:.CX6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Q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62:.DI6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Q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62:.DT6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Q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62:.EE62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62:.EH62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44" office:value-type="string">
            <text:p>EXPENSES</text:p>
          </table:table-cell>
          <table:table-cell table:style-name="ce50"/>
          <table:table-cell table:style-name="ce52" table:number-columns-repeated="21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number-columns-repeated="883"/>
        </table:table-row>
        <table:table-row table:style-name="ro11">
          <table:table-cell table:style-name="ce38"/>
          <table:table-cell table:style-name="ce38" office:value-type="string">
            <text:p>Paye Net Wages</text:p>
          </table:table-cell>
          <table:table-cell table:style-name="ce50" office:value-type="string">
            <text:p>W</text:p>
          </table:table-cell>
          <table:table-cell table:style-name="ce52" table:number-columns-repeated="2"/>
          <table:table-cell table:style-name="ce53" table:number-columns-repeated="6"/>
          <table:table-cell table:style-name="ce53" table:formula="of:=[$WagesInterface.C4]-[$WagesInterface.I4]" office:value-type="float" office:value="0">
            <text:p>0.00 </text:p>
          </table:table-cell>
          <table:table-cell/>
          <table:table-cell table:style-name="ce52"/>
          <table:table-cell table:style-name="ce53" table:formula="of:=SUM([.D64:.N64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C5]-[$WagesInterface.I5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O64:.Y64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C6]-[$WagesInterface.I6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Z64:.AJ64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C7]-[$WagesInterface.I7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AK64:.AU64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C8]-[$WagesInterface.I8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AV64:.BF64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C9]-[$WagesInterface.I9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BG64:.BQ64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C10]-[$WagesInterface.I10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BR64:.CB64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C11]-[$WagesInterface.I11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CC64:.CM64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C12]-[$WagesInterface.I12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CN64:.CX64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C13]-[$WagesInterface.I13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CY64:.DI64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C14]-[$WagesInterface.I14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DJ64:.DT64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C15]-[$WagesInterface.I15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DU64:.EE64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64:.EH64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1">
          <table:table-cell table:style-name="ce38"/>
          <table:table-cell table:style-name="ce38" office:value-type="string">
            <text:p>Non Paye Casual Employee Wages</text:p>
          </table:table-cell>
          <table:table-cell table:style-name="ce50" office:value-type="string">
            <text:p>E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S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65:.N6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S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65:.Y6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S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65:.AJ6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S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65:.AU6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S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65:.BF6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S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65:.BQ6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S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65:.CB6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S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65:.CM6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S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65:.CX6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S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65:.DI6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S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65:.DT6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S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65:.EE65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65:.EH65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Directors Wages</text:p>
          </table:table-cell>
          <table:table-cell table:style-name="ce50" office:value-type="string">
            <text:p>D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R$1]" office:value-type="float" office:value="0">
            <text:p>0.00 </text:p>
          </table:table-cell>
          <table:table-cell table:style-name="ce53" table:number-columns-repeated="4"/>
          <table:table-cell table:style-name="ce53" table:formula="of:=[$WagesInterface.C17]-[$WagesInterface.I17]" office:value-type="float" office:value="0">
            <text:p>0.00 </text:p>
          </table:table-cell>
          <table:table-cell/>
          <table:table-cell table:style-name="ce52"/>
          <table:table-cell table:style-name="ce53" table:formula="of:=SUM([.D66:.N6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R$1]" office:value-type="float" office:value="0">
            <text:p>0.00 </text:p>
          </table:table-cell>
          <table:table-cell table:style-name="ce53" table:number-columns-repeated="4"/>
          <table:table-cell table:style-name="ce53" table:formula="of:=[$WagesInterface.C18]-[$WagesInterface.I18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O66:.Y6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R$1]" office:value-type="float" office:value="0">
            <text:p>0.00 </text:p>
          </table:table-cell>
          <table:table-cell table:style-name="ce53" table:number-columns-repeated="4"/>
          <table:table-cell table:style-name="ce53" table:formula="of:=[$WagesInterface.C19]-[$WagesInterface.I19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Z66:.AJ6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R$1]" office:value-type="float" office:value="0">
            <text:p>0.00 </text:p>
          </table:table-cell>
          <table:table-cell table:style-name="ce53" table:number-columns-repeated="4"/>
          <table:table-cell table:style-name="ce53" table:formula="of:=[$WagesInterface.C20]-[$WagesInterface.I20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AK66:.AU6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R$1]" office:value-type="float" office:value="0">
            <text:p>0.00 </text:p>
          </table:table-cell>
          <table:table-cell table:style-name="ce53" table:number-columns-repeated="4"/>
          <table:table-cell table:style-name="ce53" table:formula="of:=[$WagesInterface.C21]-[$WagesInterface.I21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AV66:.BF6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R$1]" office:value-type="float" office:value="0">
            <text:p>0.00 </text:p>
          </table:table-cell>
          <table:table-cell table:style-name="ce53" table:number-columns-repeated="4"/>
          <table:table-cell table:style-name="ce53" table:formula="of:=[$WagesInterface.C22]-[$WagesInterface.I22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BG66:.BQ6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R$1]" office:value-type="float" office:value="0">
            <text:p>0.00 </text:p>
          </table:table-cell>
          <table:table-cell table:style-name="ce53" table:number-columns-repeated="4"/>
          <table:table-cell table:style-name="ce53" table:formula="of:=[$WagesInterface.C23]-[$WagesInterface.I23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BR66:.CB6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R$1]" office:value-type="float" office:value="0">
            <text:p>0.00 </text:p>
          </table:table-cell>
          <table:table-cell table:style-name="ce53" table:number-columns-repeated="4"/>
          <table:table-cell table:style-name="ce53" table:formula="of:=[$WagesInterface.C24]-[$WagesInterface.I24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CC66:.CM6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R$1]" office:value-type="float" office:value="0">
            <text:p>0.00 </text:p>
          </table:table-cell>
          <table:table-cell table:style-name="ce53" table:number-columns-repeated="4"/>
          <table:table-cell table:style-name="ce53" table:formula="of:=[$WagesInterface.C25]-[$WagesInterface.I25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CN66:.CX6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R$1]" office:value-type="float" office:value="0">
            <text:p>0.00 </text:p>
          </table:table-cell>
          <table:table-cell table:style-name="ce53" table:number-columns-repeated="4"/>
          <table:table-cell table:style-name="ce53" table:formula="of:=[$WagesInterface.C26]-[$WagesInterface.I26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CY66:.DI6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R$1]" office:value-type="float" office:value="0">
            <text:p>0.00 </text:p>
          </table:table-cell>
          <table:table-cell table:style-name="ce53" table:number-columns-repeated="4"/>
          <table:table-cell table:style-name="ce53" table:formula="of:=[$WagesInterface.C27]-[$WagesInterface.I27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DJ66:.DT6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R$1]" office:value-type="float" office:value="0">
            <text:p>0.00 </text:p>
          </table:table-cell>
          <table:table-cell table:style-name="ce53" table:number-columns-repeated="4"/>
          <table:table-cell table:style-name="ce53" table:formula="of:=[$WagesInterface.C28]-[$WagesInterface.I28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DU66:.EE66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66:.EH66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Employers National Insurance</text:p>
          </table:table-cell>
          <table:table-cell table:style-name="ce50"/>
          <table:table-cell table:style-name="ce52" table:number-columns-repeated="2"/>
          <table:table-cell table:style-name="ce53" table:number-columns-repeated="6"/>
          <table:table-cell table:style-name="ce53" table:formula="of:=[$WagesInterface.H4]+[$WagesInterface.H17]" office:value-type="float" office:value="0">
            <text:p>0.00 </text:p>
          </table:table-cell>
          <table:table-cell/>
          <table:table-cell table:style-name="ce52"/>
          <table:table-cell table:style-name="ce53" table:formula="of:=SUM([.D67:.N67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H5]+[$WagesInterface.H18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O67:.Y67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H6]+[$WagesInterface.H19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Z67:.AJ67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H7]+[$WagesInterface.H20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AK67:.AU67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H8]+[$WagesInterface.H21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AV67:.BF67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H9]+[$WagesInterface.H22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BG67:.BQ67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H10]+[$WagesInterface.H23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BR67:.CB67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H11]+[$WagesInterface.H24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CC67:.CM67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H12]+[$WagesInterface.H25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CN67:.CX67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H13]+[$WagesInterface.H26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CY67:.DI67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H14]+[$WagesInterface.H27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DJ67:.DT67])" office:value-type="float" office:value="0">
            <text:p>0.00 </text:p>
          </table:table-cell>
          <table:table-cell table:style-name="ce52"/>
          <table:table-cell table:style-name="ce53" table:number-columns-repeated="6"/>
          <table:table-cell table:style-name="ce53" table:formula="of:=[$WagesInterface.H15]+[$WagesInterface.H28]" office:value-type="float" office:value="0">
            <text:p>0.00 </text:p>
          </table:table-cell>
          <table:table-cell table:style-name="ce53"/>
          <table:table-cell table:style-name="ce38"/>
          <table:table-cell table:style-name="ce53" table:formula="of:=SUM([.DU67:.EE67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67:.EH67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Premises Rent &amp; Rates</text:p>
          </table:table-cell>
          <table:table-cell table:style-name="ce50" office:value-type="string">
            <text:p>R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T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68:.N6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T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68:.Y6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T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68:.AJ6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T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68:.AU6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T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68:.BF6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T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68:.BQ6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T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68:.CB6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T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68:.CM6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T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68:.CX6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T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68:.DI6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T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68:.DT6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T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68:.EE68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68:.EH68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Premises Light &amp; Heating</text:p>
          </table:table-cell>
          <table:table-cell table:style-name="ce50" office:value-type="string">
            <text:p>P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U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69:.N6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U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69:.Y6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U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69:.AJ6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U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69:.AU6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U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69:.BF6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U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69:.BQ6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U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69:.CB6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U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69:.CM6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U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69:.CX6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U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69:.DI6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U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69:.DT6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U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69:.EE69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69:.EH69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Distribution Transport Costs</text:p>
          </table:table-cell>
          <table:table-cell table:style-name="ce50" office:value-type="string">
            <text:p>T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V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70:.N7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V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70:.Y7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V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70:.AJ7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V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70:.AU7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V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70:.BF7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V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70:.BQ7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V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70:.CB7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V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70:.CM7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V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70:.CX7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V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70:.DI7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V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70:.DT7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V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70:.EE70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70:.EH70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Equipment Tools &amp; Plant Hire</text:p>
          </table:table-cell>
          <table:table-cell table:style-name="ce50" office:value-type="string">
            <text:p>Q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W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71:.N7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W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71:.Y7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W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71:.AJ7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W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71:.AU7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W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71:.BF7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W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71:.BQ7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W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71:.CB7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W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71:.CM7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W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71:.CX7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W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71:.DI7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W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71:.DT71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W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71:.EE71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71:.EH71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Repairs &amp; Maintenance</text:p>
          </table:table-cell>
          <table:table-cell table:style-name="ce50" office:value-type="string">
            <text:p>M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X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72:.N7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X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72:.Y7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X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72:.AJ7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X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72:.AU7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X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72:.BF7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X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72:.BQ7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X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72:.CB7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X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72:.CM7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X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72:.CX7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X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72:.DI7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X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72:.DT72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X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72:.EE72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72:.EH72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Consumable Materials</text:p>
          </table:table-cell>
          <table:table-cell table:style-name="ce50" office:value-type="string">
            <text:p>U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Y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73:.N73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Y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73:.Y73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Y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73:.AJ73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Y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73:.AU73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Y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73:.BF73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Y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73:.BQ73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Y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73:.CB73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Y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73:.CM73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Y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73:.CX73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Y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73:.DI73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Y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73:.DT73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Y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73:.EE73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73:.EH73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Advertising &amp; Promotion</text:p>
          </table:table-cell>
          <table:table-cell table:style-name="ce50" office:value-type="string">
            <text:p>A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Z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74:.N7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Z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74:.Y7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Z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74:.AJ7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Z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74:.AU7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Z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74:.BF7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Z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74:.BQ7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Z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74:.CB7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Z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74:.CM7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Z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74:.CX7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Z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74:.DI7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Z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74:.DT7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Z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74:.EE74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74:.EH74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Telephone Postage &amp; Stationery</text:p>
          </table:table-cell>
          <table:table-cell table:style-name="ce50" office:value-type="string">
            <text:p>G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AA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75:.N7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AA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75:.Y7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AA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75:.AJ7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AA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75:.AU7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AA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75:.BF7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AA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75:.BQ7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AA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75:.CB7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AA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75:.CM7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AA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75:.CX7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AA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75:.DI7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AA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75:.DT7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AA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75:.EE75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75:.EH75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Travel &amp; Hotel Expenses</text:p>
          </table:table-cell>
          <table:table-cell table:style-name="ce50" office:value-type="string">
            <text:p>H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AB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76:.N7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AB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76:.Y7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AB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76:.AJ7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AB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76:.AU7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AB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76:.BF7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AB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76:.BQ7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AB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76:.CB7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AB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76:.CM7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AB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76:.CX7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AB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76:.DI7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AB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76:.DT76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AB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76:.EE76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76:.EH76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Motor Vehicle Expenses</text:p>
          </table:table-cell>
          <table:table-cell table:style-name="ce50" office:value-type="string">
            <text:p>V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AC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77:.N77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AC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77:.Y77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AC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77:.AJ77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AC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77:.AU77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AC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77:.BF77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AC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77:.BQ77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AC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77:.CB77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AC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77:.CM77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AC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77:.CX77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AC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77:.DI77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AC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77:.DT77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AC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77:.EE77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77:.EH77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Insurance Costs</text:p>
          </table:table-cell>
          <table:table-cell table:style-name="ce50" office:value-type="string">
            <text:p>N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AD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78:.N7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AD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78:.Y7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AD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78:.AJ7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AD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78:.AU7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AD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78:.BF7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AD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78:.BQ7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AD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78:.CB7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AD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78:.CM7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AD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78:.CX7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AD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78:.DI7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AD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78:.DT78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AD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78:.EE78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78:.EH78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Leasing Charges</text:p>
          </table:table-cell>
          <table:table-cell table:style-name="ce50" office:value-type="string">
            <text:p>F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AE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79:.N7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AE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79:.Y7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AE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79:.AJ7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AE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79:.AU7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AE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79:.BF7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AE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79:.BQ7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AE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79:.CB7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AE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79:.CM7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AE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79:.CX7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AE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79:.DI7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AE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79:.DT79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AE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79:.EE79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79:.EH79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Legal &amp; Professional Fees</text:p>
          </table:table-cell>
          <table:table-cell table:style-name="ce50" office:value-type="string">
            <text:p>L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AF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80:.N8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AF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80:.Y8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AF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80:.AJ8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AF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80:.AU8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AF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80:.BF8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AF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80:.BQ8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AF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80:.CB8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AF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80:.CM8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AF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80:.CX8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AF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80:.DI8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AF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80:.DT80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AF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80:.EE80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80:.EH80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Bad Debts written off</text:p>
          </table:table-cell>
          <table:table-cell table:style-name="ce50" office:value-type="string">
            <text:p>O</text:p>
          </table:table-cell>
          <table:table-cell table:style-name="ce52" table:number-columns-repeated="2"/>
          <table:table-cell table:style-name="ce53" table:formula="of:=-['file:///C:/Users/Antony/diy/GB%20Accounts/GB%20Accounts%202009/GB%20Accounts%20Company%202009-05-31%20(May09)%20OpenOffice/Sales.ods'#$Jun08.$T$1]" office:value-type="float" office:value="-0">
            <text:p>0.00 </text:p>
          </table:table-cell>
          <table:table-cell table:style-name="ce53" table:number-columns-repeated="6"/>
          <table:table-cell/>
          <table:table-cell table:style-name="ce52"/>
          <table:table-cell table:style-name="ce53" table:formula="of:=SUM([.D81:.N81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ul08.$T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O81:.Y81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Aug08.$T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Z81:.AJ81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Sep08.$T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AK81:.AU81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Oct08.$T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AV81:.BF81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Nov08.$T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BG81:.BQ81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Dec08.$T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BR81:.CB81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Jan09.$T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C81:.CM81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Feb09.$T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N81:.CX81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Mar09.$T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CY81:.DI81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Apr09.$T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DJ81:.DT81])" office:value-type="float" office:value="0">
            <text:p>0.00 </text:p>
          </table:table-cell>
          <table:table-cell table:style-name="ce52"/>
          <table:table-cell table:style-name="ce53" table:formula="of:=-['file:///C:/Users/Antony/diy/GB%20Accounts/GB%20Accounts%202009/GB%20Accounts%20Company%202009-05-31%20(May09)%20OpenOffice/Sales.ods'#$May09.$T$1]" office:value-type="float" office:value="-0">
            <text:p>0.00 </text:p>
          </table:table-cell>
          <table:table-cell table:style-name="ce53" table:number-columns-repeated="7"/>
          <table:table-cell table:style-name="ce38"/>
          <table:table-cell table:style-name="ce53" table:formula="of:=SUM([.DU81:.EE81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81:.EH81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Bank Interest Paid</text:p>
          </table:table-cell>
          <table:table-cell table:style-name="ce50" office:value-type="string">
            <text:p>J</text:p>
          </table:table-cell>
          <table:table-cell table:style-name="ce52" table:number-columns-repeated="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un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un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un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n08.$AB$1]" office:value-type="float" office:value="0">
            <text:p>0.00 </text:p>
          </table:table-cell>
          <table:table-cell table:style-name="ce53"/>
          <table:table-cell/>
          <table:table-cell table:style-name="ce52"/>
          <table:table-cell table:style-name="ce53" table:formula="of:=SUM([.D82:.N8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ul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ul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ul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l08.$AB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O82:.Y8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Aug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Aug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Aug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ug08.$AB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Z82:.AJ8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Sep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Sep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Sep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Sep08.$AB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K82:.AU8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Oct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Oct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Oct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Oct08.$AB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V82:.BF8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Nov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Nov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Nov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Nov08.$AB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G82:.BQ8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Dec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Dec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Dec08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Dec08.$AB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R82:.CB8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an09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an09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an09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an09.$AB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C82:.CM8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Feb09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Feb09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Feb09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Feb09.$AB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N82:.CX8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Mar09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Mar09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Mar09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r09.$AB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Y82:.DI8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Apr09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Apr09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Apr09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pr09.$AB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J82:.DT82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May09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May09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May09.$AE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y09.$AB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U82:.EE82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82:.EH82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Bank Charges</text:p>
          </table:table-cell>
          <table:table-cell table:style-name="ce50" office:value-type="string">
            <text:p>B</text:p>
          </table:table-cell>
          <table:table-cell table:style-name="ce52" table:number-columns-repeated="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un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un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un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n08.$AA$1]" office:value-type="float" office:value="0">
            <text:p>0.00 </text:p>
          </table:table-cell>
          <table:table-cell table:style-name="ce53"/>
          <table:table-cell/>
          <table:table-cell table:style-name="ce52"/>
          <table:table-cell table:style-name="ce53" table:formula="of:=SUM([.D83:.N8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ul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ul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ul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ul08.$AA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O83:.Y8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Aug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Aug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Aug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ug08.$AA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Z83:.AJ8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Sep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Sep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Sep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Sep08.$AA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K83:.AU8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Oct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Oct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Oct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Oct08.$AA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AV83:.BF8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Nov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Nov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Nov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Nov08.$AA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G83:.BQ8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Dec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Dec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Dec08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Dec08.$AA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BR83:.CB8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an09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an09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an09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Jan09.$AA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C83:.CM8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Feb09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Feb09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Feb09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Feb09.$AA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N83:.CX8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Mar09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Mar09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Mar09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r09.$AA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CY83:.DI8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Apr09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Apr09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Apr09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Apr09.$AA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J83:.DT83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May09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May09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May09.$AD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ashaccount.ods'#$May09.$AA$1]" office:value-type="float" office:value="0">
            <text:p>0.00 </text:p>
          </table:table-cell>
          <table:table-cell table:style-name="ce53" table:number-columns-repeated="2"/>
          <table:table-cell table:style-name="ce38"/>
          <table:table-cell table:style-name="ce53" table:formula="of:=SUM([.DU83:.EE83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83:.EH83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Charitable Donations</text:p>
          </table:table-cell>
          <table:table-cell table:style-name="ce50" office:value-type="string">
            <text:p>Y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AG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84:.N8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AG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84:.Y8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AG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84:.AJ8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AG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84:.AU8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AG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84:.BF8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AG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84:.BQ8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AG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84:.CB8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AG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84:.CM8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AG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84:.CX8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AG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84:.DI8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AG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84:.DT84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AG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84:.EE84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84:.EH84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Goodwill written off</text:p>
          </table:table-cell>
          <table:table-cell table:style-name="ce50" office:value-type="string">
            <text:p>Z</text:p>
          </table:table-cell>
          <table:table-cell table:style-name="ce52" table:number-columns-repeated="2"/>
          <table:table-cell table:style-name="ce53"/>
          <table:table-cell table:style-name="ce53" table:formula="of:=['file:///C:/Users/Antony/diy/GB%20Accounts/GB%20Accounts%202009/GB%20Accounts%20Company%202009-05-31%20(May09)%20OpenOffice/Purchases.ods'#$Jun08.$AH$1]" office:value-type="float" office:value="0">
            <text:p>0.00 </text:p>
          </table:table-cell>
          <table:table-cell table:style-name="ce53" table:number-columns-repeated="5"/>
          <table:table-cell/>
          <table:table-cell table:style-name="ce52"/>
          <table:table-cell table:style-name="ce53" table:formula="of:=SUM([.D85:.N8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ul08.$AH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O85:.Y8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ug08.$AH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Z85:.AJ8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Sep08.$AH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K85:.AU8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Oct08.$AH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AV85:.BF8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Nov08.$AH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G85:.BQ8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Dec08.$AH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BR85:.CB8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Jan09.$AH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C85:.CM8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Feb09.$AH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N85:.CX8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r09.$AH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CY85:.DI8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Apr09.$AH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J85:.DT85])" office:value-type="float" office:value="0">
            <text:p>0.00 </text:p>
          </table:table-cell>
          <table:table-cell table:style-name="ce52"/>
          <table:table-cell table:style-name="ce53"/>
          <table:table-cell table:style-name="ce53" table:formula="of:=['file:///C:/Users/Antony/diy/GB%20Accounts/GB%20Accounts%202009/GB%20Accounts%20Company%202009-05-31%20(May09)%20OpenOffice/Purchases.ods'#$May09.$AH$1]" office:value-type="float" office:value="0">
            <text:p>0.00 </text:p>
          </table:table-cell>
          <table:table-cell table:style-name="ce53" table:number-columns-repeated="6"/>
          <table:table-cell table:style-name="ce38"/>
          <table:table-cell table:style-name="ce53" table:formula="of:=SUM([.DU85:.EE85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85:.EH85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Loss on disposal of assets</text:p>
          </table:table-cell>
          <table:table-cell table:style-name="ce50"/>
          <table:table-cell table:style-name="ce52" table:number-columns-repeated="2"/>
          <table:table-cell table:style-name="ce53" table:number-columns-repeated="7"/>
          <table:table-cell table:formula="of:=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" office:value-type="float" office:value="0">
            <text:p>0.00 </text:p>
          </table:table-cell>
          <table:table-cell table:style-name="ce52"/>
          <table:table-cell table:style-name="ce53" table:formula="of:=SUM([.D86:.N86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" office:value-type="float" office:value="0">
            <text:p>0.00 </text:p>
          </table:table-cell>
          <table:table-cell table:style-name="ce38"/>
          <table:table-cell table:style-name="ce53" table:formula="of:=SUM([.O86:.Y86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" office:value-type="float" office:value="0">
            <text:p>0.00 </text:p>
          </table:table-cell>
          <table:table-cell table:style-name="ce38"/>
          <table:table-cell table:style-name="ce53" table:formula="of:=SUM([.Z86:.AJ86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" office:value-type="float" office:value="0">
            <text:p>0.00 </text:p>
          </table:table-cell>
          <table:table-cell table:style-name="ce38"/>
          <table:table-cell table:style-name="ce53" table:formula="of:=SUM([.AK86:.AU86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" office:value-type="float" office:value="0">
            <text:p>0.00 </text:p>
          </table:table-cell>
          <table:table-cell table:style-name="ce38"/>
          <table:table-cell table:style-name="ce53" table:formula="of:=SUM([.AV86:.BF86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" office:value-type="float" office:value="0">
            <text:p>0.00 </text:p>
          </table:table-cell>
          <table:table-cell table:style-name="ce38"/>
          <table:table-cell table:style-name="ce53" table:formula="of:=SUM([.BG86:.BQ86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" office:value-type="float" office:value="0">
            <text:p>0.00 </text:p>
          </table:table-cell>
          <table:table-cell table:style-name="ce38"/>
          <table:table-cell table:style-name="ce53" table:formula="of:=SUM([.BR86:.CB86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" office:value-type="float" office:value="0">
            <text:p>0.00 </text:p>
          </table:table-cell>
          <table:table-cell table:style-name="ce38"/>
          <table:table-cell table:style-name="ce53" table:formula="of:=SUM([.CC86:.CM86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" office:value-type="float" office:value="0">
            <text:p>0.00 </text:p>
          </table:table-cell>
          <table:table-cell table:style-name="ce38"/>
          <table:table-cell table:style-name="ce53" table:formula="of:=SUM([.CN86:.CX86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" office:value-type="float" office:value="0">
            <text:p>0.00 </text:p>
          </table:table-cell>
          <table:table-cell table:style-name="ce38"/>
          <table:table-cell table:style-name="ce53" table:formula="of:=SUM([.CY86:.DI86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" office:value-type="float" office:value="0">
            <text:p>0.00 </text:p>
          </table:table-cell>
          <table:table-cell table:style-name="ce38"/>
          <table:table-cell table:style-name="ce53" table:formula="of:=SUM([.DJ86:.DT86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(['file:///C:/Users/Antony/diy/GB%20Accounts/GB%20Accounts%202009/GB%20Accounts%20Company%202009-05-31%20(May09)%20OpenOffice/Fixedassets.ods'#$Schedule.$W$1]-['file:///C:/Users/Antony/diy/GB%20Accounts/GB%20Accounts%202009/GB%20Accounts%20Company%202009-05-31%20(May09)%20OpenOffice/Fixedassets.ods'#$Schedule.$X$1]-['file:///C:/Users/Antony/diy/GB%20Accounts/GB%20Accounts%202009/GB%20Accounts%20Company%202009-05-31%20(May09)%20OpenOffice/Fixedassets.ods'#$Schedule.$V$1])/12" office:value-type="float" office:value="0">
            <text:p>0.00 </text:p>
          </table:table-cell>
          <table:table-cell table:style-name="ce38"/>
          <table:table-cell table:style-name="ce53" table:formula="of:=SUM([.DU86:.EE86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86:.EH86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Depreciation</text:p>
          </table:table-cell>
          <table:table-cell table:style-name="ce50"/>
          <table:table-cell table:style-name="ce52" table:number-columns-repeated="2"/>
          <table:table-cell table:style-name="ce53" table:number-columns-repeated="7"/>
          <table:table-cell table:formula="of:=['file:///C:/Users/Antony/diy/GB%20Accounts/GB%20Accounts%202009/GB%20Accounts%20Company%202009-05-31%20(May09)%20OpenOffice/Fixedassets.ods'#$Schedule.$I$1]/12" office:value-type="float" office:value="0">
            <text:p>0.00 </text:p>
          </table:table-cell>
          <table:table-cell table:style-name="ce52"/>
          <table:table-cell table:style-name="ce53" table:formula="of:=SUM([.D87:.N87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'file:///C:/Users/Antony/diy/GB%20Accounts/GB%20Accounts%202009/GB%20Accounts%20Company%202009-05-31%20(May09)%20OpenOffice/Fixedassets.ods'#$Schedule.$I$1]/12" office:value-type="float" office:value="0">
            <text:p>0.00 </text:p>
          </table:table-cell>
          <table:table-cell table:style-name="ce38"/>
          <table:table-cell table:style-name="ce53" table:formula="of:=SUM([.O87:.Y87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'file:///C:/Users/Antony/diy/GB%20Accounts/GB%20Accounts%202009/GB%20Accounts%20Company%202009-05-31%20(May09)%20OpenOffice/Fixedassets.ods'#$Schedule.$I$1]/12" office:value-type="float" office:value="0">
            <text:p>0.00 </text:p>
          </table:table-cell>
          <table:table-cell table:style-name="ce38"/>
          <table:table-cell table:style-name="ce53" table:formula="of:=SUM([.Z87:.AJ87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'file:///C:/Users/Antony/diy/GB%20Accounts/GB%20Accounts%202009/GB%20Accounts%20Company%202009-05-31%20(May09)%20OpenOffice/Fixedassets.ods'#$Schedule.$I$1]/12" office:value-type="float" office:value="0">
            <text:p>0.00 </text:p>
          </table:table-cell>
          <table:table-cell table:style-name="ce38"/>
          <table:table-cell table:style-name="ce53" table:formula="of:=SUM([.AK87:.AU87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'file:///C:/Users/Antony/diy/GB%20Accounts/GB%20Accounts%202009/GB%20Accounts%20Company%202009-05-31%20(May09)%20OpenOffice/Fixedassets.ods'#$Schedule.$I$1]/12" office:value-type="float" office:value="0">
            <text:p>0.00 </text:p>
          </table:table-cell>
          <table:table-cell table:style-name="ce38"/>
          <table:table-cell table:style-name="ce53" table:formula="of:=SUM([.AV87:.BF87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'file:///C:/Users/Antony/diy/GB%20Accounts/GB%20Accounts%202009/GB%20Accounts%20Company%202009-05-31%20(May09)%20OpenOffice/Fixedassets.ods'#$Schedule.$I$1]/12" office:value-type="float" office:value="0">
            <text:p>0.00 </text:p>
          </table:table-cell>
          <table:table-cell table:style-name="ce38"/>
          <table:table-cell table:style-name="ce53" table:formula="of:=SUM([.BG87:.BQ87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'file:///C:/Users/Antony/diy/GB%20Accounts/GB%20Accounts%202009/GB%20Accounts%20Company%202009-05-31%20(May09)%20OpenOffice/Fixedassets.ods'#$Schedule.$I$1]/12" office:value-type="float" office:value="0">
            <text:p>0.00 </text:p>
          </table:table-cell>
          <table:table-cell table:style-name="ce38"/>
          <table:table-cell table:style-name="ce53" table:formula="of:=SUM([.BR87:.CB87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'file:///C:/Users/Antony/diy/GB%20Accounts/GB%20Accounts%202009/GB%20Accounts%20Company%202009-05-31%20(May09)%20OpenOffice/Fixedassets.ods'#$Schedule.$I$1]/12" office:value-type="float" office:value="0">
            <text:p>0.00 </text:p>
          </table:table-cell>
          <table:table-cell table:style-name="ce38"/>
          <table:table-cell table:style-name="ce53" table:formula="of:=SUM([.CC87:.CM87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'file:///C:/Users/Antony/diy/GB%20Accounts/GB%20Accounts%202009/GB%20Accounts%20Company%202009-05-31%20(May09)%20OpenOffice/Fixedassets.ods'#$Schedule.$I$1]/12" office:value-type="float" office:value="0">
            <text:p>0.00 </text:p>
          </table:table-cell>
          <table:table-cell table:style-name="ce38"/>
          <table:table-cell table:style-name="ce53" table:formula="of:=SUM([.CN87:.CX87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'file:///C:/Users/Antony/diy/GB%20Accounts/GB%20Accounts%202009/GB%20Accounts%20Company%202009-05-31%20(May09)%20OpenOffice/Fixedassets.ods'#$Schedule.$I$1]/12" office:value-type="float" office:value="0">
            <text:p>0.00 </text:p>
          </table:table-cell>
          <table:table-cell table:style-name="ce38"/>
          <table:table-cell table:style-name="ce53" table:formula="of:=SUM([.CY87:.DI87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'file:///C:/Users/Antony/diy/GB%20Accounts/GB%20Accounts%202009/GB%20Accounts%20Company%202009-05-31%20(May09)%20OpenOffice/Fixedassets.ods'#$Schedule.$I$1]/12" office:value-type="float" office:value="0">
            <text:p>0.00 </text:p>
          </table:table-cell>
          <table:table-cell table:style-name="ce38"/>
          <table:table-cell table:style-name="ce53" table:formula="of:=SUM([.DJ87:.DT87])" office:value-type="float" office:value="0">
            <text:p>0.00 </text:p>
          </table:table-cell>
          <table:table-cell table:style-name="ce52"/>
          <table:table-cell table:style-name="ce53" table:number-columns-repeated="7"/>
          <table:table-cell table:style-name="ce53" table:formula="of:=['file:///C:/Users/Antony/diy/GB%20Accounts/GB%20Accounts%202009/GB%20Accounts%20Company%202009-05-31%20(May09)%20OpenOffice/Fixedassets.ods'#$Schedule.$I$1]/12" office:value-type="float" office:value="0">
            <text:p>0.00 </text:p>
          </table:table-cell>
          <table:table-cell table:style-name="ce38"/>
          <table:table-cell table:style-name="ce53" table:formula="of:=SUM([.DU87:.EE87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87:.EH87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Bank Contra Items Received</text:p>
          </table:table-cell>
          <table:table-cell table:style-name="ce50" office:value-type="string">
            <text:p>X</text:p>
          </table:table-cell>
          <table:table-cell table:style-name="ce52" table:number-columns-repeated="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Jun08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un08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un08.$Q$1]" office:value-type="float" office:value="-0">
            <text:p>0.00 </text:p>
          </table:table-cell>
          <table:table-cell table:style-name="ce53" table:number-columns-repeated="2"/>
          <table:table-cell/>
          <table:table-cell table:style-name="ce52"/>
          <table:table-cell table:style-name="ce53" table:formula="of:=SUM([.D88:.N8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Jul08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ul08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ul08.$Q$1]" office:value-type="float" office:value="-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O88:.Y8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Aug08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Aug08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Aug08.$Q$1]" office:value-type="float" office:value="-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Z88:.AJ8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Sep08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Sep08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Sep08.$Q$1]" office:value-type="float" office:value="-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AK88:.AU8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Oct08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Oct08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Oct08.$Q$1]" office:value-type="float" office:value="-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AV88:.BF8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Nov08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Nov08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Nov08.$Q$1]" office:value-type="float" office:value="-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BG88:.BQ8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Dec08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Dec08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Dec08.$Q$1]" office:value-type="float" office:value="-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BR88:.CB8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Jan09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Jan09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Jan09.$Q$1]" office:value-type="float" office:value="-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CC88:.CM8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Feb09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Feb09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Feb09.$Q$1]" office:value-type="float" office:value="-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CN88:.CX8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Mar09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Mar09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Mar09.$Q$1]" office:value-type="float" office:value="-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CY88:.DI8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Apr09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Apr09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Apr09.$Q$1]" office:value-type="float" office:value="-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DJ88:.DT88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-['file:///C:/Users/Antony/diy/GB%20Accounts/GB%20Accounts%202009/GB%20Accounts%20Company%202009-05-31%20(May09)%20OpenOffice/Currentaccount.ods'#$May09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Savingaccount.ods'#$May09.$Q$1]" office:value-type="float" office:value="-0">
            <text:p>0.00 </text:p>
          </table:table-cell>
          <table:table-cell table:style-name="ce53" table:formula="of:=-['file:///C:/Users/Antony/diy/GB%20Accounts/GB%20Accounts%202009/GB%20Accounts%20Company%202009-05-31%20(May09)%20OpenOffice/Creditcardaccount.ods'#$May09.$Q$1]" office:value-type="float" office:value="-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DU88:.EE88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88:.EH88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38" office:value-type="string">
            <text:p>Bank Contra Items Paid</text:p>
          </table:table-cell>
          <table:table-cell table:style-name="ce50" office:value-type="string">
            <text:p>X</text:p>
          </table:table-cell>
          <table:table-cell table:style-name="ce52" table:number-columns-repeated="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un08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un08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un08.$AN$1]" office:value-type="float" office:value="0">
            <text:p>0.00 </text:p>
          </table:table-cell>
          <table:table-cell table:style-name="ce53" table:number-columns-repeated="2"/>
          <table:table-cell/>
          <table:table-cell table:style-name="ce52"/>
          <table:table-cell table:style-name="ce53" table:formula="of:=SUM([.D89:.N8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ul08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ul08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ul08.$AN$1]" office:value-type="float" office:value="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O89:.Y8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Aug08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Aug08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Aug08.$AN$1]" office:value-type="float" office:value="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Z89:.AJ8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Sep08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Sep08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Sep08.$AN$1]" office:value-type="float" office:value="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AK89:.AU8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Oct08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Oct08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Oct08.$AN$1]" office:value-type="float" office:value="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AV89:.BF8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Nov08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Nov08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Nov08.$AN$1]" office:value-type="float" office:value="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BG89:.BQ8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Dec08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Dec08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Dec08.$AN$1]" office:value-type="float" office:value="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BR89:.CB8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Jan09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Jan09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Jan09.$AN$1]" office:value-type="float" office:value="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CC89:.CM8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Feb09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Feb09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Feb09.$AN$1]" office:value-type="float" office:value="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CN89:.CX8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Mar09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Mar09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Mar09.$AN$1]" office:value-type="float" office:value="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CY89:.DI8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Apr09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Apr09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Apr09.$AN$1]" office:value-type="float" office:value="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DJ89:.DT89])" office:value-type="float" office:value="0">
            <text:p>0.00 </text:p>
          </table:table-cell>
          <table:table-cell table:style-name="ce52"/>
          <table:table-cell table:style-name="ce53" table:number-columns-repeated="2"/>
          <table:table-cell table:style-name="ce53" table:formula="of:=['file:///C:/Users/Antony/diy/GB%20Accounts/GB%20Accounts%202009/GB%20Accounts%20Company%202009-05-31%20(May09)%20OpenOffice/Currentaccount.ods'#$May09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Savingaccount.ods'#$May09.$AN$1]" office:value-type="float" office:value="0">
            <text:p>0.00 </text:p>
          </table:table-cell>
          <table:table-cell table:style-name="ce53" table:formula="of:=['file:///C:/Users/Antony/diy/GB%20Accounts/GB%20Accounts%202009/GB%20Accounts%20Company%202009-05-31%20(May09)%20OpenOffice/Creditcardaccount.ods'#$May09.$AN$1]" office:value-type="float" office:value="0">
            <text:p>0.00 </text:p>
          </table:table-cell>
          <table:table-cell table:style-name="ce53" table:number-columns-repeated="3"/>
          <table:table-cell table:style-name="ce38"/>
          <table:table-cell table:style-name="ce53" table:formula="of:=SUM([.DU89:.EE89])" office:value-type="float" office:value="0">
            <text:p>0.00 </text:p>
          </table:table-cell>
          <table:table-cell table:style-name="ce38"/>
          <table:table-cell/>
          <table:table-cell table:style-name="ce38"/>
          <table:table-cell table:style-name="ce53" table:formula="of:=SUM([.EF89:.EH89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12">
          <table:table-cell table:style-name="ce38" table:number-columns-repeated="2"/>
          <table:table-cell table:style-name="ce51"/>
          <table:table-cell table:style-name="ce52" table:number-columns-repeated="21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 table:number-columns-repeated="10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number-columns-repeated="883"/>
        </table:table-row>
        <table:table-row table:style-name="ro10">
          <table:table-cell table:style-name="ce38"/>
          <table:table-cell table:style-name="ce46" office:value-type="string">
            <text:p>AUDIT ACCURACY CHECK</text:p>
          </table:table-cell>
          <table:table-cell table:style-name="ce46"/>
          <table:table-cell table:style-name="ce53" table:content-validation-name="val2" table:formula="of:=SUM([.D4:.D90])" office:value-type="float" office:value="0">
            <text:p>0.00 </text:p>
          </table:table-cell>
          <table:table-cell table:style-name="ce38"/>
          <table:table-cell table:style-name="ce53" table:content-validation-name="val3" table:formula="of:=SUM([.F4:.F90])" office:value-type="float" office:value="0">
            <text:p>0.00 </text:p>
          </table:table-cell>
          <table:table-cell table:style-name="ce53" table:content-validation-name="val4" table:formula="of:=SUM([.G4:.G90])" office:value-type="float" office:value="0">
            <text:p>0.00 </text:p>
          </table:table-cell>
          <table:table-cell table:style-name="ce53" table:content-validation-name="val5" table:formula="of:=SUM([.H4:.H90])" office:value-type="float" office:value="0">
            <text:p>0.00 </text:p>
          </table:table-cell>
          <table:table-cell table:style-name="ce53" table:content-validation-name="val6" table:formula="of:=SUM([.I4:.I90])" office:value-type="float" office:value="0">
            <text:p>0.00 </text:p>
          </table:table-cell>
          <table:table-cell table:style-name="ce53" table:content-validation-name="val7" table:formula="of:=SUM([.J4:.J90])" office:value-type="float" office:value="0">
            <text:p>0.00 </text:p>
          </table:table-cell>
          <table:table-cell table:style-name="ce53" table:content-validation-name="val8" table:formula="of:=SUM([.K4:.K90])" office:value-type="float" office:value="0">
            <text:p>0.00 </text:p>
          </table:table-cell>
          <table:table-cell table:style-name="ce53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38"/>
          <table:table-cell table:style-name="ce53" table:content-validation-name="val11" table:formula="of:=SUM([.O4:.O90])" office:value-type="float" office:value="0">
            <text:p>0.00 </text:p>
          </table:table-cell>
          <table:table-cell table:style-name="ce38"/>
          <table:table-cell table:style-name="ce53" table:content-validation-name="val3" table:formula="of:=SUM([.Q4:.Q90])" office:value-type="float" office:value="0">
            <text:p>0.00 </text:p>
          </table:table-cell>
          <table:table-cell table:style-name="ce53" table:content-validation-name="val4" table:formula="of:=SUM([.R4:.R90])" office:value-type="float" office:value="0">
            <text:p>0.00 </text:p>
          </table:table-cell>
          <table:table-cell table:style-name="ce53" table:content-validation-name="val5" table:formula="of:=SUM([.S4:.S90])" office:value-type="float" office:value="0">
            <text:p>0.00 </text:p>
          </table:table-cell>
          <table:table-cell table:style-name="ce53" table:content-validation-name="val6" table:formula="of:=SUM([.T4:.T90])" office:value-type="float" office:value="0">
            <text:p>0.00 </text:p>
          </table:table-cell>
          <table:table-cell table:style-name="ce53" table:content-validation-name="val7" table:formula="of:=SUM([.U4:.U90])" office:value-type="float" office:value="0">
            <text:p>0.00 </text:p>
          </table:table-cell>
          <table:table-cell table:style-name="ce53" table:content-validation-name="val8" table:formula="of:=SUM([.V4:.V90])" office:value-type="float" office:value="0">
            <text:p>0.00 </text:p>
          </table:table-cell>
          <table:table-cell table:style-name="ce53" table:content-validation-name="val9" table:formula="of:=SUM([.W4:.W90])" office:value-type="float" office:value="0">
            <text:p>0.00 </text:p>
          </table:table-cell>
          <table:table-cell table:style-name="ce53" table:content-validation-name="val10" table:formula="of:=SUM([.X4:.X90])" office:value-type="float" office:value="0">
            <text:p>0.00 </text:p>
          </table:table-cell>
          <table:table-cell table:style-name="ce38"/>
          <table:table-cell table:style-name="ce53" table:content-validation-name="val11" table:formula="of:=SUM([.Z4:.Z90])" office:value-type="float" office:value="0">
            <text:p>0.00 </text:p>
          </table:table-cell>
          <table:table-cell table:style-name="ce38"/>
          <table:table-cell table:style-name="ce53" table:content-validation-name="val3" table:formula="of:=SUM([.AB4:.AB90])" office:value-type="float" office:value="0">
            <text:p>0.00 </text:p>
          </table:table-cell>
          <table:table-cell table:style-name="ce53" table:content-validation-name="val4" table:formula="of:=SUM([.AC4:.AC90])" office:value-type="float" office:value="0">
            <text:p>0.00 </text:p>
          </table:table-cell>
          <table:table-cell table:style-name="ce53" table:content-validation-name="val5" table:formula="of:=SUM([.AD4:.AD90])" office:value-type="float" office:value="0">
            <text:p>0.00 </text:p>
          </table:table-cell>
          <table:table-cell table:style-name="ce53" table:content-validation-name="val6" table:formula="of:=SUM([.AE4:.AE90])" office:value-type="float" office:value="0">
            <text:p>0.00 </text:p>
          </table:table-cell>
          <table:table-cell table:style-name="ce53" table:content-validation-name="val7" table:formula="of:=SUM([.AF4:.AF90])" office:value-type="float" office:value="0">
            <text:p>0.00 </text:p>
          </table:table-cell>
          <table:table-cell table:style-name="ce53" table:content-validation-name="val8" table:formula="of:=SUM([.AG4:.AG90])" office:value-type="float" office:value="0">
            <text:p>0.00 </text:p>
          </table:table-cell>
          <table:table-cell table:style-name="ce53" table:content-validation-name="val9" table:formula="of:=SUM([.AH4:.AH90])" office:value-type="float" office:value="0">
            <text:p>0.00 </text:p>
          </table:table-cell>
          <table:table-cell table:style-name="ce53" table:content-validation-name="val10" table:formula="of:=SUM([.AI4:.AI90])" office:value-type="float" office:value="0">
            <text:p>0.00 </text:p>
          </table:table-cell>
          <table:table-cell table:style-name="ce38"/>
          <table:table-cell table:style-name="ce53" table:content-validation-name="val11" table:formula="of:=SUM([.AK4:.AK90])" office:value-type="float" office:value="0">
            <text:p>0.00 </text:p>
          </table:table-cell>
          <table:table-cell table:style-name="ce38"/>
          <table:table-cell table:style-name="ce53" table:content-validation-name="val3" table:formula="of:=SUM([.AM4:.AM90])" office:value-type="float" office:value="0">
            <text:p>0.00 </text:p>
          </table:table-cell>
          <table:table-cell table:style-name="ce53" table:content-validation-name="val4" table:formula="of:=SUM([.AN4:.AN90])" office:value-type="float" office:value="0">
            <text:p>0.00 </text:p>
          </table:table-cell>
          <table:table-cell table:style-name="ce53" table:content-validation-name="val5" table:formula="of:=SUM([.AO4:.AO90])" office:value-type="float" office:value="0">
            <text:p>0.00 </text:p>
          </table:table-cell>
          <table:table-cell table:style-name="ce53" table:content-validation-name="val6" table:formula="of:=SUM([.AP4:.AP90])" office:value-type="float" office:value="0">
            <text:p>0.00 </text:p>
          </table:table-cell>
          <table:table-cell table:style-name="ce53" table:content-validation-name="val7" table:formula="of:=SUM([.AQ4:.AQ90])" office:value-type="float" office:value="0">
            <text:p>0.00 </text:p>
          </table:table-cell>
          <table:table-cell table:style-name="ce53" table:content-validation-name="val8" table:formula="of:=SUM([.AR4:.AR90])" office:value-type="float" office:value="0">
            <text:p>0.00 </text:p>
          </table:table-cell>
          <table:table-cell table:style-name="ce53" table:content-validation-name="val9" table:formula="of:=SUM([.AS4:.AS90])" office:value-type="float" office:value="0">
            <text:p>0.00 </text:p>
          </table:table-cell>
          <table:table-cell table:style-name="ce53" table:content-validation-name="val10" table:formula="of:=SUM([.AT4:.AT90])" office:value-type="float" office:value="0">
            <text:p>0.00 </text:p>
          </table:table-cell>
          <table:table-cell table:style-name="ce38"/>
          <table:table-cell table:style-name="ce53" table:content-validation-name="val11" table:formula="of:=SUM([.AV4:.AV90])" office:value-type="float" office:value="0">
            <text:p>0.00 </text:p>
          </table:table-cell>
          <table:table-cell table:style-name="ce38"/>
          <table:table-cell table:style-name="ce53" table:content-validation-name="val3" table:formula="of:=SUM([.AX4:.AX90])" office:value-type="float" office:value="0">
            <text:p>0.00 </text:p>
          </table:table-cell>
          <table:table-cell table:style-name="ce53" table:content-validation-name="val4" table:formula="of:=SUM([.AY4:.AY90])" office:value-type="float" office:value="0">
            <text:p>0.00 </text:p>
          </table:table-cell>
          <table:table-cell table:style-name="ce53" table:content-validation-name="val5" table:formula="of:=SUM([.AZ4:.AZ90])" office:value-type="float" office:value="0">
            <text:p>0.00 </text:p>
          </table:table-cell>
          <table:table-cell table:style-name="ce53" table:content-validation-name="val6" table:formula="of:=SUM([.BA4:.BA90])" office:value-type="float" office:value="0">
            <text:p>0.00 </text:p>
          </table:table-cell>
          <table:table-cell table:style-name="ce53" table:content-validation-name="val7" table:formula="of:=SUM([.BB4:.BB90])" office:value-type="float" office:value="0">
            <text:p>0.00 </text:p>
          </table:table-cell>
          <table:table-cell table:style-name="ce53" table:content-validation-name="val8" table:formula="of:=SUM([.BC4:.BC90])" office:value-type="float" office:value="0">
            <text:p>0.00 </text:p>
          </table:table-cell>
          <table:table-cell table:style-name="ce53" table:content-validation-name="val9" table:formula="of:=SUM([.BD4:.BD90])" office:value-type="float" office:value="0">
            <text:p>0.00 </text:p>
          </table:table-cell>
          <table:table-cell table:style-name="ce53" table:content-validation-name="val10" table:formula="of:=SUM([.BE4:.BE90])" office:value-type="float" office:value="0">
            <text:p>0.00 </text:p>
          </table:table-cell>
          <table:table-cell table:style-name="ce38"/>
          <table:table-cell table:style-name="ce53" table:content-validation-name="val11" table:formula="of:=SUM([.BG4:.BG90])" office:value-type="float" office:value="0">
            <text:p>0.00 </text:p>
          </table:table-cell>
          <table:table-cell table:style-name="ce38"/>
          <table:table-cell table:style-name="ce53" table:content-validation-name="val3" table:formula="of:=SUM([.BI4:.BI90])" office:value-type="float" office:value="0">
            <text:p>0.00 </text:p>
          </table:table-cell>
          <table:table-cell table:style-name="ce53" table:content-validation-name="val4" table:formula="of:=SUM([.BJ4:.BJ90])" office:value-type="float" office:value="0">
            <text:p>0.00 </text:p>
          </table:table-cell>
          <table:table-cell table:style-name="ce53" table:content-validation-name="val5" table:formula="of:=SUM([.BK4:.BK90])" office:value-type="float" office:value="0">
            <text:p>0.00 </text:p>
          </table:table-cell>
          <table:table-cell table:style-name="ce53" table:content-validation-name="val6" table:formula="of:=SUM([.BL4:.BL90])" office:value-type="float" office:value="0">
            <text:p>0.00 </text:p>
          </table:table-cell>
          <table:table-cell table:style-name="ce53" table:content-validation-name="val7" table:formula="of:=SUM([.BM4:.BM90])" office:value-type="float" office:value="0">
            <text:p>0.00 </text:p>
          </table:table-cell>
          <table:table-cell table:style-name="ce53" table:content-validation-name="val8" table:formula="of:=SUM([.BN4:.BN90])" office:value-type="float" office:value="0">
            <text:p>0.00 </text:p>
          </table:table-cell>
          <table:table-cell table:style-name="ce53" table:content-validation-name="val9" table:formula="of:=SUM([.BO4:.BO90])" office:value-type="float" office:value="0">
            <text:p>0.00 </text:p>
          </table:table-cell>
          <table:table-cell table:style-name="ce53" table:content-validation-name="val10" table:formula="of:=SUM([.BP4:.BP90])" office:value-type="float" office:value="0">
            <text:p>0.00 </text:p>
          </table:table-cell>
          <table:table-cell table:style-name="ce38"/>
          <table:table-cell table:style-name="ce53" table:content-validation-name="val11" table:formula="of:=SUM([.BR4:.BR90])" office:value-type="float" office:value="0">
            <text:p>0.00 </text:p>
          </table:table-cell>
          <table:table-cell table:style-name="ce38"/>
          <table:table-cell table:style-name="ce53" table:content-validation-name="val3" table:formula="of:=SUM([.BT4:.BT90])" office:value-type="float" office:value="0">
            <text:p>0.00 </text:p>
          </table:table-cell>
          <table:table-cell table:style-name="ce53" table:content-validation-name="val4" table:formula="of:=SUM([.BU4:.BU90])" office:value-type="float" office:value="0">
            <text:p>0.00 </text:p>
          </table:table-cell>
          <table:table-cell table:style-name="ce53" table:content-validation-name="val5" table:formula="of:=SUM([.BV4:.BV90])" office:value-type="float" office:value="0">
            <text:p>0.00 </text:p>
          </table:table-cell>
          <table:table-cell table:style-name="ce53" table:content-validation-name="val6" table:formula="of:=SUM([.BW4:.BW90])" office:value-type="float" office:value="0">
            <text:p>0.00 </text:p>
          </table:table-cell>
          <table:table-cell table:style-name="ce53" table:content-validation-name="val7" table:formula="of:=SUM([.BX4:.BX90])" office:value-type="float" office:value="0">
            <text:p>0.00 </text:p>
          </table:table-cell>
          <table:table-cell table:style-name="ce53" table:content-validation-name="val8" table:formula="of:=SUM([.BY4:.BY90])" office:value-type="float" office:value="0">
            <text:p>0.00 </text:p>
          </table:table-cell>
          <table:table-cell table:style-name="ce53" table:content-validation-name="val9" table:formula="of:=SUM([.BZ4:.BZ90])" office:value-type="float" office:value="0">
            <text:p>0.00 </text:p>
          </table:table-cell>
          <table:table-cell table:style-name="ce53" table:content-validation-name="val10" table:formula="of:=SUM([.CA4:.CA90])" office:value-type="float" office:value="0">
            <text:p>0.00 </text:p>
          </table:table-cell>
          <table:table-cell table:style-name="ce38"/>
          <table:table-cell table:style-name="ce53" table:content-validation-name="val11" table:formula="of:=SUM([.CC4:.CC90])" office:value-type="float" office:value="0">
            <text:p>0.00 </text:p>
          </table:table-cell>
          <table:table-cell table:style-name="ce38"/>
          <table:table-cell table:style-name="ce53" table:content-validation-name="val3" table:formula="of:=SUM([.CE4:.CE90])" office:value-type="float" office:value="0">
            <text:p>0.00 </text:p>
          </table:table-cell>
          <table:table-cell table:style-name="ce53" table:content-validation-name="val4" table:formula="of:=SUM([.CF4:.CF90])" office:value-type="float" office:value="0">
            <text:p>0.00 </text:p>
          </table:table-cell>
          <table:table-cell table:style-name="ce53" table:content-validation-name="val5" table:formula="of:=SUM([.CG4:.CG90])" office:value-type="float" office:value="0">
            <text:p>0.00 </text:p>
          </table:table-cell>
          <table:table-cell table:style-name="ce53" table:content-validation-name="val6" table:formula="of:=SUM([.CH4:.CH90])" office:value-type="float" office:value="0">
            <text:p>0.00 </text:p>
          </table:table-cell>
          <table:table-cell table:style-name="ce53" table:content-validation-name="val7" table:formula="of:=SUM([.CI4:.CI90])" office:value-type="float" office:value="0">
            <text:p>0.00 </text:p>
          </table:table-cell>
          <table:table-cell table:style-name="ce53" table:content-validation-name="val8" table:formula="of:=SUM([.CJ4:.CJ90])" office:value-type="float" office:value="0">
            <text:p>0.00 </text:p>
          </table:table-cell>
          <table:table-cell table:style-name="ce53" table:content-validation-name="val9" table:formula="of:=SUM([.CK4:.CK90])" office:value-type="float" office:value="0">
            <text:p>0.00 </text:p>
          </table:table-cell>
          <table:table-cell table:style-name="ce53" table:content-validation-name="val10" table:formula="of:=SUM([.CL4:.CL90])" office:value-type="float" office:value="0">
            <text:p>0.00 </text:p>
          </table:table-cell>
          <table:table-cell table:style-name="ce38"/>
          <table:table-cell table:style-name="ce53" table:content-validation-name="val11" table:formula="of:=SUM([.CN4:.CN90])" office:value-type="float" office:value="0">
            <text:p>0.00 </text:p>
          </table:table-cell>
          <table:table-cell table:style-name="ce38"/>
          <table:table-cell table:style-name="ce53" table:content-validation-name="val3" table:formula="of:=SUM([.CP4:.CP90])" office:value-type="float" office:value="0">
            <text:p>0.00 </text:p>
          </table:table-cell>
          <table:table-cell table:style-name="ce53" table:content-validation-name="val4" table:formula="of:=SUM([.CQ4:.CQ90])" office:value-type="float" office:value="0">
            <text:p>0.00 </text:p>
          </table:table-cell>
          <table:table-cell table:style-name="ce53" table:content-validation-name="val5" table:formula="of:=SUM([.CR4:.CR90])" office:value-type="float" office:value="0">
            <text:p>0.00 </text:p>
          </table:table-cell>
          <table:table-cell table:style-name="ce53" table:content-validation-name="val6" table:formula="of:=SUM([.CS4:.CS90])" office:value-type="float" office:value="0">
            <text:p>0.00 </text:p>
          </table:table-cell>
          <table:table-cell table:style-name="ce53" table:content-validation-name="val7" table:formula="of:=SUM([.CT4:.CT90])" office:value-type="float" office:value="0">
            <text:p>0.00 </text:p>
          </table:table-cell>
          <table:table-cell table:style-name="ce53" table:content-validation-name="val8" table:formula="of:=SUM([.CU4:.CU90])" office:value-type="float" office:value="0">
            <text:p>0.00 </text:p>
          </table:table-cell>
          <table:table-cell table:style-name="ce53" table:content-validation-name="val9" table:formula="of:=SUM([.CV4:.CV90])" office:value-type="float" office:value="0">
            <text:p>0.00 </text:p>
          </table:table-cell>
          <table:table-cell table:style-name="ce53" table:content-validation-name="val10" table:formula="of:=SUM([.CW4:.CW90])" office:value-type="float" office:value="0">
            <text:p>0.00 </text:p>
          </table:table-cell>
          <table:table-cell table:style-name="ce38"/>
          <table:table-cell table:style-name="ce53" table:content-validation-name="val11" table:formula="of:=SUM([.CY4:.CY90])" office:value-type="float" office:value="0">
            <text:p>0.00 </text:p>
          </table:table-cell>
          <table:table-cell table:style-name="ce38"/>
          <table:table-cell table:style-name="ce53" table:content-validation-name="val3" table:formula="of:=SUM([.DA4:.DA90])" office:value-type="float" office:value="0">
            <text:p>0.00 </text:p>
          </table:table-cell>
          <table:table-cell table:style-name="ce53" table:content-validation-name="val4" table:formula="of:=SUM([.DB4:.DB90])" office:value-type="float" office:value="0">
            <text:p>0.00 </text:p>
          </table:table-cell>
          <table:table-cell table:style-name="ce53" table:content-validation-name="val5" table:formula="of:=SUM([.DC4:.DC90])" office:value-type="float" office:value="0">
            <text:p>0.00 </text:p>
          </table:table-cell>
          <table:table-cell table:style-name="ce53" table:content-validation-name="val6" table:formula="of:=SUM([.DD4:.DD90])" office:value-type="float" office:value="0">
            <text:p>0.00 </text:p>
          </table:table-cell>
          <table:table-cell table:style-name="ce53" table:content-validation-name="val7" table:formula="of:=SUM([.DE4:.DE90])" office:value-type="float" office:value="0">
            <text:p>0.00 </text:p>
          </table:table-cell>
          <table:table-cell table:style-name="ce53" table:content-validation-name="val8" table:formula="of:=SUM([.DF4:.DF90])" office:value-type="float" office:value="0">
            <text:p>0.00 </text:p>
          </table:table-cell>
          <table:table-cell table:style-name="ce53" table:content-validation-name="val9" table:formula="of:=SUM([.DG4:.DG90])" office:value-type="float" office:value="0">
            <text:p>0.00 </text:p>
          </table:table-cell>
          <table:table-cell table:style-name="ce53" table:content-validation-name="val10" table:formula="of:=SUM([.DH4:.DH90])" office:value-type="float" office:value="0">
            <text:p>0.00 </text:p>
          </table:table-cell>
          <table:table-cell table:style-name="ce38"/>
          <table:table-cell table:style-name="ce53" table:content-validation-name="val11" table:formula="of:=SUM([.DJ4:.DJ90])" office:value-type="float" office:value="0">
            <text:p>0.00 </text:p>
          </table:table-cell>
          <table:table-cell table:style-name="ce38"/>
          <table:table-cell table:style-name="ce53" table:content-validation-name="val3" table:formula="of:=SUM([.DL4:.DL90])" office:value-type="float" office:value="0">
            <text:p>0.00 </text:p>
          </table:table-cell>
          <table:table-cell table:style-name="ce53" table:content-validation-name="val4" table:formula="of:=SUM([.DM4:.DM90])" office:value-type="float" office:value="0">
            <text:p>0.00 </text:p>
          </table:table-cell>
          <table:table-cell table:style-name="ce53" table:content-validation-name="val5" table:formula="of:=SUM([.DN4:.DN90])" office:value-type="float" office:value="0">
            <text:p>0.00 </text:p>
          </table:table-cell>
          <table:table-cell table:style-name="ce53" table:content-validation-name="val6" table:formula="of:=SUM([.DO4:.DO90])" office:value-type="float" office:value="0">
            <text:p>0.00 </text:p>
          </table:table-cell>
          <table:table-cell table:style-name="ce53" table:content-validation-name="val7" table:formula="of:=SUM([.DP4:.DP90])" office:value-type="float" office:value="0">
            <text:p>0.00 </text:p>
          </table:table-cell>
          <table:table-cell table:style-name="ce53" table:content-validation-name="val8" table:formula="of:=SUM([.DQ4:.DQ90])" office:value-type="float" office:value="0">
            <text:p>0.00 </text:p>
          </table:table-cell>
          <table:table-cell table:style-name="ce53" table:content-validation-name="val9" table:formula="of:=SUM([.DR4:.DR90])" office:value-type="float" office:value="0">
            <text:p>0.00 </text:p>
          </table:table-cell>
          <table:table-cell table:style-name="ce53" table:content-validation-name="val10" table:formula="of:=SUM([.DS4:.DS90])" office:value-type="float" office:value="0">
            <text:p>0.00 </text:p>
          </table:table-cell>
          <table:table-cell table:style-name="ce38"/>
          <table:table-cell table:style-name="ce53" table:content-validation-name="val11" table:formula="of:=SUM([.DU4:.DU90])" office:value-type="float" office:value="0">
            <text:p>0.00 </text:p>
          </table:table-cell>
          <table:table-cell table:style-name="ce38"/>
          <table:table-cell table:style-name="ce53" table:content-validation-name="val3" table:formula="of:=SUM([.DW4:.DW90])" office:value-type="float" office:value="0">
            <text:p>0.00 </text:p>
          </table:table-cell>
          <table:table-cell table:style-name="ce53" table:content-validation-name="val4" table:formula="of:=SUM([.DX4:.DX90])" office:value-type="float" office:value="0">
            <text:p>0.00 </text:p>
          </table:table-cell>
          <table:table-cell table:style-name="ce53" table:content-validation-name="val5" table:formula="of:=SUM([.DY4:.DY90])" office:value-type="float" office:value="0">
            <text:p>0.00 </text:p>
          </table:table-cell>
          <table:table-cell table:style-name="ce53" table:content-validation-name="val6" table:formula="of:=SUM([.DZ4:.DZ90])" office:value-type="float" office:value="0">
            <text:p>0.00 </text:p>
          </table:table-cell>
          <table:table-cell table:style-name="ce53" table:content-validation-name="val7" table:formula="of:=SUM([.EA4:.EA90])" office:value-type="float" office:value="0">
            <text:p>0.00 </text:p>
          </table:table-cell>
          <table:table-cell table:style-name="ce53" table:content-validation-name="val8" table:formula="of:=SUM([.EB4:.EB90])" office:value-type="float" office:value="0">
            <text:p>0.00 </text:p>
          </table:table-cell>
          <table:table-cell table:style-name="ce53" table:content-validation-name="val9" table:formula="of:=SUM([.EC4:.EC90])" office:value-type="float" office:value="0">
            <text:p>0.00 </text:p>
          </table:table-cell>
          <table:table-cell table:style-name="ce53" table:content-validation-name="val10" table:formula="of:=SUM([.ED4:.ED90])" office:value-type="float" office:value="0">
            <text:p>0.00 </text:p>
          </table:table-cell>
          <table:table-cell table:style-name="ce38"/>
          <table:table-cell table:style-name="ce53" table:content-validation-name="val11" table:formula="of:=SUM([.EF4:.EF90])" office:value-type="float" office:value="0">
            <text:p>0.00 </text:p>
          </table:table-cell>
          <table:table-cell table:style-name="ce38"/>
          <table:table-cell table:content-validation-name="val12" table:formula="of:=SUM([.EH4:.EH90])" office:value-type="float" office:value="0">
            <text:p>0.00 </text:p>
          </table:table-cell>
          <table:table-cell table:style-name="ce38"/>
          <table:table-cell table:style-name="ce53" table:content-validation-name="val11" table:formula="of:=SUM([.EJ4:.EJ90])" office:value-type="float" office:value="0">
            <text:p>0.00 </text:p>
          </table:table-cell>
          <table:table-cell table:style-name="ce38"/>
          <table:table-cell table:number-columns-repeated="883"/>
        </table:table-row>
        <table:table-row table:style-name="ro6">
          <table:table-cell table:style-name="ce38" table:number-columns-repeated="2"/>
          <table:table-cell table:style-name="ce46"/>
          <table:table-cell table:style-name="ce38" table:number-columns-repeated="9"/>
          <table:table-cell table:style-name="ce52"/>
          <table:table-cell table:style-name="ce38" table:number-columns-repeated="124"/>
          <table:table-cell table:style-name="ce52"/>
          <table:table-cell table:style-name="ce38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3" table:default-cell-style-name="ce62"/>
        <table:table-column table:style-name="co10" table:default-cell-style-name="ce62"/>
        <table:table-column table:style-name="co14" table:number-columns-repeated="12" table:default-cell-style-name="ce40"/>
        <table:table-column table:style-name="co1" table:default-cell-style-name="ce40"/>
        <table:table-column table:style-name="co6" table:number-columns-repeated="1009" table:default-cell-style-name="ce40"/>
        <table:table-row table:style-name="ro10">
          <table:table-cell table:style-name="ce61" office:value-type="string" table:number-columns-spanned="1" table:number-rows-spanned="3">
            <text:p>Monthly Management Accounts Profit and Loss Account</text:p>
          </table:table-cell>
          <table:table-cell table:style-name="ce69" office:value-type="string" table:number-columns-spanned="1" table:number-rows-spanned="2">
            <text:p>Total Year to 31 May 09</text:p>
          </table:table-cell>
          <table:table-cell table:style-name="ce74" office:value-type="date" office:date-value="2008-06-01" table:number-columns-spanned="1" table:number-rows-spanned="2">
            <text:p>Jun-08</text:p>
          </table:table-cell>
          <table:table-cell table:style-name="ce74" office:value-type="date" office:date-value="2008-07-01" table:number-columns-spanned="1" table:number-rows-spanned="2">
            <text:p>Jul-08</text:p>
          </table:table-cell>
          <table:table-cell table:style-name="ce74" office:value-type="date" office:date-value="2008-08-01" table:number-columns-spanned="1" table:number-rows-spanned="2">
            <text:p>Aug-08</text:p>
          </table:table-cell>
          <table:table-cell table:style-name="ce74" office:value-type="date" office:date-value="2008-09-01" table:number-columns-spanned="1" table:number-rows-spanned="2">
            <text:p>Sep-08</text:p>
          </table:table-cell>
          <table:table-cell table:style-name="ce74" office:value-type="date" office:date-value="2008-10-01" table:number-columns-spanned="1" table:number-rows-spanned="2">
            <text:p>Oct-08</text:p>
          </table:table-cell>
          <table:table-cell table:style-name="ce74" office:value-type="date" office:date-value="2008-11-01" table:number-columns-spanned="1" table:number-rows-spanned="2">
            <text:p>Nov-08</text:p>
          </table:table-cell>
          <table:table-cell table:style-name="ce74" office:value-type="date" office:date-value="2008-12-01" table:number-columns-spanned="1" table:number-rows-spanned="2">
            <text:p>Dec-08</text:p>
          </table:table-cell>
          <table:table-cell table:style-name="ce74" office:value-type="date" office:date-value="2009-01-01" table:number-columns-spanned="1" table:number-rows-spanned="2">
            <text:p>Jan-09</text:p>
          </table:table-cell>
          <table:table-cell table:style-name="ce74" office:value-type="date" office:date-value="2009-02-01" table:number-columns-spanned="1" table:number-rows-spanned="2">
            <text:p>Feb-09</text:p>
          </table:table-cell>
          <table:table-cell table:style-name="ce74" office:value-type="date" office:date-value="2009-03-01" table:number-columns-spanned="1" table:number-rows-spanned="2">
            <text:p>Mar-09</text:p>
          </table:table-cell>
          <table:table-cell table:style-name="ce74" office:value-type="date" office:date-value="2009-04-01" table:number-columns-spanned="1" table:number-rows-spanned="2">
            <text:p>Apr-09</text:p>
          </table:table-cell>
          <table:table-cell table:style-name="ce74" office:value-type="date" office:date-value="2009-05-01" table:number-columns-spanned="1" table:number-rows-spanned="2">
            <text:p>May-09</text:p>
          </table:table-cell>
          <table:table-cell table:style-name="ce79"/>
          <table:table-cell table:number-columns-repeated="1009"/>
        </table:table-row>
        <table:table-row table:style-name="ro10">
          <table:covered-table-cell table:number-columns-repeated="14"/>
          <table:table-cell table:style-name="ce80"/>
          <table:table-cell table:number-columns-repeated="1009"/>
        </table:table-row>
        <table:table-row table:style-name="ro10">
          <table:covered-table-cell/>
          <table:table-cell table:number-columns-repeated="13" table:style-name="ce70" office:value-type="string">
            <text:p>£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3" office:value-type="string">
            <text:p>Sales Product A</text:p>
          </table:table-cell>
          <table:table-cell table:style-name="ce71" table:formula="of:=SUM([.C4:.N4])" office:value-type="float" office:value="0">
            <text:p>0 </text:p>
          </table:table-cell>
          <table:table-cell table:style-name="ce75" table:formula="of:=-[$TrialBalance.O53]-0" office:value-type="float" office:value="-0">
            <text:p>0 </text:p>
          </table:table-cell>
          <table:table-cell table:style-name="ce75" table:formula="of:=-[$TrialBalance.Z53]-[.C4]" office:value-type="float" office:value="0">
            <text:p>0 </text:p>
          </table:table-cell>
          <table:table-cell table:style-name="ce75" table:formula="of:=-[$TrialBalance.AK53]-SUM([.C4:.D4])" office:value-type="float" office:value="-0">
            <text:p>0 </text:p>
          </table:table-cell>
          <table:table-cell table:style-name="ce75" table:formula="of:=-[$TrialBalance.AV53]-SUM([.C4:.E4])" office:value-type="float" office:value="-0">
            <text:p>0 </text:p>
          </table:table-cell>
          <table:table-cell table:style-name="ce75" table:formula="of:=-[$TrialBalance.BG53]-SUM([.C4:.F4])" office:value-type="float" office:value="-0">
            <text:p>0 </text:p>
          </table:table-cell>
          <table:table-cell table:style-name="ce75" table:formula="of:=-[$TrialBalance.BR53]-SUM([.C4:.G4])" office:value-type="float" office:value="-0">
            <text:p>0 </text:p>
          </table:table-cell>
          <table:table-cell table:style-name="ce75" table:formula="of:=-[$TrialBalance.CC53]-SUM([.C4:.H4])" office:value-type="float" office:value="-0">
            <text:p>0 </text:p>
          </table:table-cell>
          <table:table-cell table:style-name="ce75" table:formula="of:=-[$TrialBalance.CN53]-SUM([.C4:.I4])" office:value-type="float" office:value="-0">
            <text:p>0 </text:p>
          </table:table-cell>
          <table:table-cell table:style-name="ce75" table:formula="of:=-[$TrialBalance.CY53]-SUM([.C4:.J4])" office:value-type="float" office:value="-0">
            <text:p>0 </text:p>
          </table:table-cell>
          <table:table-cell table:style-name="ce75" table:formula="of:=-[$TrialBalance.DJ53]-SUM([.C4:.K4])" office:value-type="float" office:value="-0">
            <text:p>0 </text:p>
          </table:table-cell>
          <table:table-cell table:style-name="ce75" table:formula="of:=-[$TrialBalance.DU53]-SUM([.C4:.L4])" office:value-type="float" office:value="-0">
            <text:p>0 </text:p>
          </table:table-cell>
          <table:table-cell table:style-name="ce75" table:formula="of:=-[$TrialBalance.EF53]-SUM([.C4:.M4])" office:value-type="float" office:value="-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3" office:value-type="string">
            <text:p>Sales Product B</text:p>
          </table:table-cell>
          <table:table-cell table:style-name="ce71" table:formula="of:=SUM([.C5:.N5])" office:value-type="float" office:value="0">
            <text:p>0 </text:p>
          </table:table-cell>
          <table:table-cell table:style-name="ce75" table:formula="of:=-[$TrialBalance.O54]-0" office:value-type="float" office:value="-0">
            <text:p>0 </text:p>
          </table:table-cell>
          <table:table-cell table:style-name="ce75" table:formula="of:=-[$TrialBalance.Z54]-[.C5]" office:value-type="float" office:value="0">
            <text:p>0 </text:p>
          </table:table-cell>
          <table:table-cell table:style-name="ce75" table:formula="of:=-[$TrialBalance.AK54]-SUM([.C5:.D5])" office:value-type="float" office:value="-0">
            <text:p>0 </text:p>
          </table:table-cell>
          <table:table-cell table:style-name="ce75" table:formula="of:=-[$TrialBalance.AV54]-SUM([.C5:.E5])" office:value-type="float" office:value="-0">
            <text:p>0 </text:p>
          </table:table-cell>
          <table:table-cell table:style-name="ce75" table:formula="of:=-[$TrialBalance.BG54]-SUM([.C5:.F5])" office:value-type="float" office:value="-0">
            <text:p>0 </text:p>
          </table:table-cell>
          <table:table-cell table:style-name="ce75" table:formula="of:=-[$TrialBalance.BR54]-SUM([.C5:.G5])" office:value-type="float" office:value="-0">
            <text:p>0 </text:p>
          </table:table-cell>
          <table:table-cell table:style-name="ce75" table:formula="of:=-[$TrialBalance.CC54]-SUM([.C5:.H5])" office:value-type="float" office:value="-0">
            <text:p>0 </text:p>
          </table:table-cell>
          <table:table-cell table:style-name="ce75" table:formula="of:=-[$TrialBalance.CN54]-SUM([.C5:.I5])" office:value-type="float" office:value="-0">
            <text:p>0 </text:p>
          </table:table-cell>
          <table:table-cell table:style-name="ce75" table:formula="of:=-[$TrialBalance.CY54]-SUM([.C5:.J5])" office:value-type="float" office:value="-0">
            <text:p>0 </text:p>
          </table:table-cell>
          <table:table-cell table:style-name="ce75" table:formula="of:=-[$TrialBalance.DJ54]-SUM([.C5:.K5])" office:value-type="float" office:value="-0">
            <text:p>0 </text:p>
          </table:table-cell>
          <table:table-cell table:style-name="ce75" table:formula="of:=-[$TrialBalance.DU54]-SUM([.C5:.L5])" office:value-type="float" office:value="-0">
            <text:p>0 </text:p>
          </table:table-cell>
          <table:table-cell table:style-name="ce75" table:formula="of:=-[$TrialBalance.EF54]-SUM([.C5:.M5])" office:value-type="float" office:value="-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3" office:value-type="string">
            <text:p>Sales Product C</text:p>
          </table:table-cell>
          <table:table-cell table:style-name="ce71" table:formula="of:=SUM([.C6:.N6])" office:value-type="float" office:value="0">
            <text:p>0 </text:p>
          </table:table-cell>
          <table:table-cell table:style-name="ce75" table:formula="of:=-[$TrialBalance.O55]-0" office:value-type="float" office:value="-0">
            <text:p>0 </text:p>
          </table:table-cell>
          <table:table-cell table:style-name="ce75" table:formula="of:=-[$TrialBalance.Z55]-[.C6]" office:value-type="float" office:value="0">
            <text:p>0 </text:p>
          </table:table-cell>
          <table:table-cell table:style-name="ce75" table:formula="of:=-[$TrialBalance.AK55]-SUM([.C6:.D6])" office:value-type="float" office:value="-0">
            <text:p>0 </text:p>
          </table:table-cell>
          <table:table-cell table:style-name="ce75" table:formula="of:=-[$TrialBalance.AV55]-SUM([.C6:.E6])" office:value-type="float" office:value="-0">
            <text:p>0 </text:p>
          </table:table-cell>
          <table:table-cell table:style-name="ce75" table:formula="of:=-[$TrialBalance.BG55]-SUM([.C6:.F6])" office:value-type="float" office:value="-0">
            <text:p>0 </text:p>
          </table:table-cell>
          <table:table-cell table:style-name="ce75" table:formula="of:=-[$TrialBalance.BR55]-SUM([.C6:.G6])" office:value-type="float" office:value="-0">
            <text:p>0 </text:p>
          </table:table-cell>
          <table:table-cell table:style-name="ce75" table:formula="of:=-[$TrialBalance.CC55]-SUM([.C6:.H6])" office:value-type="float" office:value="-0">
            <text:p>0 </text:p>
          </table:table-cell>
          <table:table-cell table:style-name="ce75" table:formula="of:=-[$TrialBalance.CN55]-SUM([.C6:.I6])" office:value-type="float" office:value="-0">
            <text:p>0 </text:p>
          </table:table-cell>
          <table:table-cell table:style-name="ce75" table:formula="of:=-[$TrialBalance.CY55]-SUM([.C6:.J6])" office:value-type="float" office:value="-0">
            <text:p>0 </text:p>
          </table:table-cell>
          <table:table-cell table:style-name="ce75" table:formula="of:=-[$TrialBalance.DJ55]-SUM([.C6:.K6])" office:value-type="float" office:value="-0">
            <text:p>0 </text:p>
          </table:table-cell>
          <table:table-cell table:style-name="ce75" table:formula="of:=-[$TrialBalance.DU55]-SUM([.C6:.L6])" office:value-type="float" office:value="-0">
            <text:p>0 </text:p>
          </table:table-cell>
          <table:table-cell table:style-name="ce75" table:formula="of:=-[$TrialBalance.EF55]-SUM([.C6:.M6])" office:value-type="float" office:value="-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3" office:value-type="string">
            <text:p>Other Income</text:p>
          </table:table-cell>
          <table:table-cell table:style-name="ce71" table:formula="of:=SUM([.C7:.N7])" office:value-type="float" office:value="0">
            <text:p>0 </text:p>
          </table:table-cell>
          <table:table-cell table:style-name="ce75" table:formula="of:=-[$TrialBalance.O56]" office:value-type="float" office:value="-0">
            <text:p>0 </text:p>
          </table:table-cell>
          <table:table-cell table:style-name="ce75" table:formula="of:=-[$TrialBalance.Z56]-[.C7]" office:value-type="float" office:value="0">
            <text:p>0 </text:p>
          </table:table-cell>
          <table:table-cell table:style-name="ce75" table:formula="of:=-[$TrialBalance.AK56]-SUM([.C7:.D7])" office:value-type="float" office:value="-0">
            <text:p>0 </text:p>
          </table:table-cell>
          <table:table-cell table:style-name="ce75" table:formula="of:=-[$TrialBalance.AV56]-SUM([.C7:.E7])" office:value-type="float" office:value="-0">
            <text:p>0 </text:p>
          </table:table-cell>
          <table:table-cell table:style-name="ce75" table:formula="of:=-[$TrialBalance.BG56]-SUM([.C7:.F7])" office:value-type="float" office:value="-0">
            <text:p>0 </text:p>
          </table:table-cell>
          <table:table-cell table:style-name="ce75" table:formula="of:=-[$TrialBalance.BR56]-SUM([.C7:.G7])" office:value-type="float" office:value="-0">
            <text:p>0 </text:p>
          </table:table-cell>
          <table:table-cell table:style-name="ce75" table:formula="of:=-[$TrialBalance.CC56]-SUM([.C7:.H7])" office:value-type="float" office:value="-0">
            <text:p>0 </text:p>
          </table:table-cell>
          <table:table-cell table:style-name="ce75" table:formula="of:=-[$TrialBalance.CN56]-SUM([.C7:.I7])" office:value-type="float" office:value="-0">
            <text:p>0 </text:p>
          </table:table-cell>
          <table:table-cell table:style-name="ce75" table:formula="of:=-[$TrialBalance.CY56]-SUM([.C7:.J7])" office:value-type="float" office:value="-0">
            <text:p>0 </text:p>
          </table:table-cell>
          <table:table-cell table:style-name="ce75" table:formula="of:=-[$TrialBalance.DJ56]-SUM([.C7:.K7])" office:value-type="float" office:value="-0">
            <text:p>0 </text:p>
          </table:table-cell>
          <table:table-cell table:style-name="ce75" table:formula="of:=-[$TrialBalance.DU56]-SUM([.C7:.L7])" office:value-type="float" office:value="-0">
            <text:p>0 </text:p>
          </table:table-cell>
          <table:table-cell table:style-name="ce75" table:formula="of:=-[$TrialBalance.EF56]-SUM([.C7:.M7])" office:value-type="float" office:value="-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3" office:value-type="string">
            <text:p>Investment Grants received</text:p>
          </table:table-cell>
          <table:table-cell table:style-name="ce71" table:formula="of:=SUM([.C8:.N8])" office:value-type="float" office:value="0">
            <text:p>0 </text:p>
          </table:table-cell>
          <table:table-cell table:style-name="ce75" table:formula="of:=-[$TrialBalance.O57]" office:value-type="float" office:value="-0">
            <text:p>0 </text:p>
          </table:table-cell>
          <table:table-cell table:style-name="ce75" table:formula="of:=-[$TrialBalance.Z57]-[.C8]" office:value-type="float" office:value="0">
            <text:p>0 </text:p>
          </table:table-cell>
          <table:table-cell table:style-name="ce75" table:formula="of:=-[$TrialBalance.AK57]-SUM([.C8:.D8])" office:value-type="float" office:value="-0">
            <text:p>0 </text:p>
          </table:table-cell>
          <table:table-cell table:style-name="ce75" table:formula="of:=-[$TrialBalance.AV57]-SUM([.C8:.E8])" office:value-type="float" office:value="-0">
            <text:p>0 </text:p>
          </table:table-cell>
          <table:table-cell table:style-name="ce75" table:formula="of:=-[$TrialBalance.BG57]-SUM([.C8:.F8])" office:value-type="float" office:value="-0">
            <text:p>0 </text:p>
          </table:table-cell>
          <table:table-cell table:style-name="ce75" table:formula="of:=-[$TrialBalance.BR57]-SUM([.C8:.G8])" office:value-type="float" office:value="-0">
            <text:p>0 </text:p>
          </table:table-cell>
          <table:table-cell table:style-name="ce75" table:formula="of:=-[$TrialBalance.CC57]-SUM([.C8:.H8])" office:value-type="float" office:value="-0">
            <text:p>0 </text:p>
          </table:table-cell>
          <table:table-cell table:style-name="ce75" table:formula="of:=-[$TrialBalance.CN57]-SUM([.C8:.I8])" office:value-type="float" office:value="-0">
            <text:p>0 </text:p>
          </table:table-cell>
          <table:table-cell table:style-name="ce75" table:formula="of:=-[$TrialBalance.CY57]-SUM([.C8:.J8])" office:value-type="float" office:value="-0">
            <text:p>0 </text:p>
          </table:table-cell>
          <table:table-cell table:style-name="ce75" table:formula="of:=-[$TrialBalance.DJ57]-SUM([.C8:.K8])" office:value-type="float" office:value="-0">
            <text:p>0 </text:p>
          </table:table-cell>
          <table:table-cell table:style-name="ce75" table:formula="of:=-[$TrialBalance.DU57]-SUM([.C8:.L8])" office:value-type="float" office:value="-0">
            <text:p>0 </text:p>
          </table:table-cell>
          <table:table-cell table:style-name="ce75" table:formula="of:=-[$TrialBalance.EF57]-SUM([.C8:.M8])" office:value-type="float" office:value="-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4" office:value-type="string">
            <text:p>Sales Turnover</text:p>
          </table:table-cell>
          <table:table-cell table:style-name="ce71" table:formula="of:=SUM([.B4:.B8])" office:value-type="float" office:value="0">
            <text:p>0 </text:p>
          </table:table-cell>
          <table:table-cell table:style-name="ce76" table:formula="of:=SUM([.C4:.C8])" office:value-type="float" office:value="0">
            <text:p>0 </text:p>
          </table:table-cell>
          <table:table-cell table:style-name="ce71" table:formula="of:=SUM([.D4:.D8])" office:value-type="float" office:value="0">
            <text:p>0 </text:p>
          </table:table-cell>
          <table:table-cell table:style-name="ce71" table:formula="of:=SUM([.E4:.E8])" office:value-type="float" office:value="0">
            <text:p>0 </text:p>
          </table:table-cell>
          <table:table-cell table:style-name="ce71" table:formula="of:=SUM([.F4:.F8])" office:value-type="float" office:value="0">
            <text:p>0 </text:p>
          </table:table-cell>
          <table:table-cell table:style-name="ce71" table:formula="of:=SUM([.G4:.G8])" office:value-type="float" office:value="0">
            <text:p>0 </text:p>
          </table:table-cell>
          <table:table-cell table:style-name="ce71" table:formula="of:=SUM([.H4:.H8])" office:value-type="float" office:value="0">
            <text:p>0 </text:p>
          </table:table-cell>
          <table:table-cell table:style-name="ce71" table:formula="of:=SUM([.I4:.I8])" office:value-type="float" office:value="0">
            <text:p>0 </text:p>
          </table:table-cell>
          <table:table-cell table:style-name="ce71" table:formula="of:=SUM([.J4:.J8])" office:value-type="float" office:value="0">
            <text:p>0 </text:p>
          </table:table-cell>
          <table:table-cell table:style-name="ce71" table:formula="of:=SUM([.K4:.K8])" office:value-type="float" office:value="0">
            <text:p>0 </text:p>
          </table:table-cell>
          <table:table-cell table:style-name="ce71" table:formula="of:=SUM([.L4:.L8])" office:value-type="float" office:value="0">
            <text:p>0 </text:p>
          </table:table-cell>
          <table:table-cell table:style-name="ce71" table:formula="of:=SUM([.M4:.M8])" office:value-type="float" office:value="0">
            <text:p>0 </text:p>
          </table:table-cell>
          <table:table-cell table:style-name="ce71" table:formula="of:=SUM([.N4:.N8])" office:value-type="float" office:value="0">
            <text:p>0 </text:p>
          </table:table-cell>
          <table:table-cell table:style-name="ce81"/>
          <table:table-cell table:style-name="ce83" table:number-columns-repeated="1009"/>
        </table:table-row>
        <table:table-row table:style-name="ro13">
          <table:table-cell table:style-name="ce65" office:value-type="string">
            <text:p>Cost of Sales</text:p>
          </table:table-cell>
          <table:table-cell table:style-name="ce72" table:number-columns-repeated="13"/>
          <table:table-cell table:style-name="ce81"/>
          <table:table-cell table:style-name="ce83" table:number-columns-repeated="1009"/>
        </table:table-row>
        <table:table-row table:style-name="ro10">
          <table:table-cell table:style-name="ce63" office:value-type="string">
            <text:p>Purchases</text:p>
          </table:table-cell>
          <table:table-cell table:style-name="ce71" table:formula="of:=SUM([.C11:.N11])" office:value-type="float" office:value="0">
            <text:p>0 </text:p>
          </table:table-cell>
          <table:table-cell table:style-name="ce75" table:formula="of:=[$TrialBalance.O60]-0" office:value-type="float" office:value="0">
            <text:p>0 </text:p>
          </table:table-cell>
          <table:table-cell table:style-name="ce75" table:formula="of:=[$TrialBalance.Z60]-[.C11]" office:value-type="float" office:value="0">
            <text:p>0 </text:p>
          </table:table-cell>
          <table:table-cell table:style-name="ce75" table:formula="of:=[$TrialBalance.AK60]-SUM([.C11:.D11])" office:value-type="float" office:value="0">
            <text:p>0 </text:p>
          </table:table-cell>
          <table:table-cell table:style-name="ce75" table:formula="of:=[$TrialBalance.AV60]-SUM([.C11:.E11])" office:value-type="float" office:value="0">
            <text:p>0 </text:p>
          </table:table-cell>
          <table:table-cell table:style-name="ce75" table:formula="of:=[$TrialBalance.BG60]-SUM([.C11:.F11])" office:value-type="float" office:value="0">
            <text:p>0 </text:p>
          </table:table-cell>
          <table:table-cell table:style-name="ce75" table:formula="of:=[$TrialBalance.BR60]-SUM([.C11:.G11])" office:value-type="float" office:value="0">
            <text:p>0 </text:p>
          </table:table-cell>
          <table:table-cell table:style-name="ce75" table:formula="of:=[$TrialBalance.CC60]-SUM([.C11:.H11])" office:value-type="float" office:value="0">
            <text:p>0 </text:p>
          </table:table-cell>
          <table:table-cell table:style-name="ce75" table:formula="of:=[$TrialBalance.CN60]-SUM([.C11:.I11])" office:value-type="float" office:value="0">
            <text:p>0 </text:p>
          </table:table-cell>
          <table:table-cell table:style-name="ce75" table:formula="of:=[$TrialBalance.CY60]-SUM([.C11:.J11])" office:value-type="float" office:value="0">
            <text:p>0 </text:p>
          </table:table-cell>
          <table:table-cell table:style-name="ce75" table:formula="of:=[$TrialBalance.DJ60]-SUM([.C11:.K11])" office:value-type="float" office:value="0">
            <text:p>0 </text:p>
          </table:table-cell>
          <table:table-cell table:style-name="ce75" table:formula="of:=[$TrialBalance.DU60]-SUM([.C11:.L11])" office:value-type="float" office:value="0">
            <text:p>0 </text:p>
          </table:table-cell>
          <table:table-cell table:style-name="ce75" table:formula="of:=[$TrialBalance.EF60]-SUM([.C11:.M11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3" office:value-type="string">
            <text:p>Sub contractors</text:p>
          </table:table-cell>
          <table:table-cell table:style-name="ce71" table:formula="of:=SUM([.C12:.N12])" office:value-type="float" office:value="0">
            <text:p>0 </text:p>
          </table:table-cell>
          <table:table-cell table:style-name="ce75" table:formula="of:=[$TrialBalance.O61]-0" office:value-type="float" office:value="0">
            <text:p>0 </text:p>
          </table:table-cell>
          <table:table-cell table:style-name="ce75" table:formula="of:=[$TrialBalance.Z61]-[.C12]" office:value-type="float" office:value="0">
            <text:p>0 </text:p>
          </table:table-cell>
          <table:table-cell table:style-name="ce75" table:formula="of:=[$TrialBalance.AK61]-SUM([.C12:.D12])" office:value-type="float" office:value="0">
            <text:p>0 </text:p>
          </table:table-cell>
          <table:table-cell table:style-name="ce75" table:formula="of:=[$TrialBalance.AV61]-SUM([.C12:.E12])" office:value-type="float" office:value="0">
            <text:p>0 </text:p>
          </table:table-cell>
          <table:table-cell table:style-name="ce75" table:formula="of:=[$TrialBalance.BG61]-SUM([.C12:.F12])" office:value-type="float" office:value="0">
            <text:p>0 </text:p>
          </table:table-cell>
          <table:table-cell table:style-name="ce75" table:formula="of:=[$TrialBalance.BR61]-SUM([.C12:.G12])" office:value-type="float" office:value="0">
            <text:p>0 </text:p>
          </table:table-cell>
          <table:table-cell table:style-name="ce75" table:formula="of:=[$TrialBalance.CC61]-SUM([.C12:.H12])" office:value-type="float" office:value="0">
            <text:p>0 </text:p>
          </table:table-cell>
          <table:table-cell table:style-name="ce75" table:formula="of:=[$TrialBalance.CN61]-SUM([.C12:.I12])" office:value-type="float" office:value="0">
            <text:p>0 </text:p>
          </table:table-cell>
          <table:table-cell table:style-name="ce75" table:formula="of:=[$TrialBalance.CY61]-SUM([.C12:.J12])" office:value-type="float" office:value="0">
            <text:p>0 </text:p>
          </table:table-cell>
          <table:table-cell table:style-name="ce75" table:formula="of:=[$TrialBalance.DJ61]-SUM([.C12:.K12])" office:value-type="float" office:value="0">
            <text:p>0 </text:p>
          </table:table-cell>
          <table:table-cell table:style-name="ce75" table:formula="of:=[$TrialBalance.DU61]-SUM([.C12:.L12])" office:value-type="float" office:value="0">
            <text:p>0 </text:p>
          </table:table-cell>
          <table:table-cell table:style-name="ce75" table:formula="of:=[$TrialBalance.EF61]-SUM([.C12:.M12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3" office:value-type="string">
            <text:p>Other Direct Cost of Sales</text:p>
          </table:table-cell>
          <table:table-cell table:style-name="ce71" table:formula="of:=SUM([.C13:.N13])" office:value-type="float" office:value="0">
            <text:p>0 </text:p>
          </table:table-cell>
          <table:table-cell table:style-name="ce77" table:formula="of:=[$TrialBalance.O62]-0" office:value-type="float" office:value="0">
            <text:p>0 </text:p>
          </table:table-cell>
          <table:table-cell table:style-name="ce75" table:formula="of:=[$TrialBalance.Z62]-[.C13]" office:value-type="float" office:value="0">
            <text:p>0 </text:p>
          </table:table-cell>
          <table:table-cell table:style-name="ce75" table:formula="of:=[$TrialBalance.AK62]-SUM([.C13:.D13])" office:value-type="float" office:value="0">
            <text:p>0 </text:p>
          </table:table-cell>
          <table:table-cell table:style-name="ce77" table:formula="of:=[$TrialBalance.AV62]-SUM([.C13:.E13])" office:value-type="float" office:value="0">
            <text:p>0 </text:p>
          </table:table-cell>
          <table:table-cell table:style-name="ce75" table:formula="of:=[$TrialBalance.BG62]-SUM([.C13:.F13])" office:value-type="float" office:value="0">
            <text:p>0 </text:p>
          </table:table-cell>
          <table:table-cell table:style-name="ce75" table:formula="of:=[$TrialBalance.BR62]-SUM([.C13:.G13])" office:value-type="float" office:value="0">
            <text:p>0 </text:p>
          </table:table-cell>
          <table:table-cell table:style-name="ce75" table:formula="of:=[$TrialBalance.CC62]-SUM([.C13:.H13])" office:value-type="float" office:value="0">
            <text:p>0 </text:p>
          </table:table-cell>
          <table:table-cell table:style-name="ce75" table:formula="of:=[$TrialBalance.CN62]-SUM([.C13:.I13])" office:value-type="float" office:value="0">
            <text:p>0 </text:p>
          </table:table-cell>
          <table:table-cell table:style-name="ce75" table:formula="of:=[$TrialBalance.CY62]-SUM([.C13:.J13])" office:value-type="float" office:value="0">
            <text:p>0 </text:p>
          </table:table-cell>
          <table:table-cell table:style-name="ce75" table:formula="of:=[$TrialBalance.DJ62]-SUM([.C13:.K13])" office:value-type="float" office:value="0">
            <text:p>0 </text:p>
          </table:table-cell>
          <table:table-cell table:style-name="ce75" table:formula="of:=[$TrialBalance.DU62]-SUM([.C13:.L13])" office:value-type="float" office:value="0">
            <text:p>0 </text:p>
          </table:table-cell>
          <table:table-cell table:style-name="ce75" table:formula="of:=[$TrialBalance.EF62]-SUM([.C13:.M13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4" office:value-type="string">
            <text:p>Cost of Sales</text:p>
          </table:table-cell>
          <table:table-cell table:style-name="ce71" table:formula="of:=SUM([.B11:.B13])" office:value-type="float" office:value="0">
            <text:p>0 </text:p>
          </table:table-cell>
          <table:table-cell table:style-name="ce76" table:formula="of:=SUM([.C11:.C13])" office:value-type="float" office:value="0">
            <text:p>0 </text:p>
          </table:table-cell>
          <table:table-cell table:style-name="ce71" table:formula="of:=SUM([.D11:.D13])" office:value-type="float" office:value="0">
            <text:p>0 </text:p>
          </table:table-cell>
          <table:table-cell table:style-name="ce71" table:formula="of:=SUM([.E11:.E13])" office:value-type="float" office:value="0">
            <text:p>0 </text:p>
          </table:table-cell>
          <table:table-cell table:style-name="ce71" table:formula="of:=SUM([.F11:.F13])" office:value-type="float" office:value="0">
            <text:p>0 </text:p>
          </table:table-cell>
          <table:table-cell table:style-name="ce71" table:formula="of:=SUM([.G11:.G13])" office:value-type="float" office:value="0">
            <text:p>0 </text:p>
          </table:table-cell>
          <table:table-cell table:style-name="ce71" table:formula="of:=SUM([.H11:.H13])" office:value-type="float" office:value="0">
            <text:p>0 </text:p>
          </table:table-cell>
          <table:table-cell table:style-name="ce71" table:formula="of:=SUM([.I11:.I13])" office:value-type="float" office:value="0">
            <text:p>0 </text:p>
          </table:table-cell>
          <table:table-cell table:style-name="ce71" table:formula="of:=SUM([.J11:.J13])" office:value-type="float" office:value="0">
            <text:p>0 </text:p>
          </table:table-cell>
          <table:table-cell table:style-name="ce71" table:formula="of:=SUM([.K11:.K13])" office:value-type="float" office:value="0">
            <text:p>0 </text:p>
          </table:table-cell>
          <table:table-cell table:style-name="ce71" table:formula="of:=SUM([.L11:.L13])" office:value-type="float" office:value="0">
            <text:p>0 </text:p>
          </table:table-cell>
          <table:table-cell table:style-name="ce71" table:formula="of:=SUM([.M11:.M13])" office:value-type="float" office:value="0">
            <text:p>0 </text:p>
          </table:table-cell>
          <table:table-cell table:style-name="ce71" table:formula="of:=SUM([.N11:.N13])" office:value-type="float" office:value="0">
            <text:p>0 </text:p>
          </table:table-cell>
          <table:table-cell table:style-name="ce81"/>
          <table:table-cell table:style-name="ce83" table:number-columns-repeated="1009"/>
        </table:table-row>
        <table:table-row table:style-name="ro14">
          <table:table-cell table:style-name="ce64"/>
          <table:table-cell table:style-name="ce72" table:number-columns-repeated="13"/>
          <table:table-cell table:style-name="ce81"/>
          <table:table-cell table:style-name="ce83" table:number-columns-repeated="1009"/>
        </table:table-row>
        <table:table-row table:style-name="ro10">
          <table:table-cell table:style-name="ce64" office:value-type="string">
            <text:p>Gross Profit</text:p>
          </table:table-cell>
          <table:table-cell table:style-name="ce71" table:formula="of:=[.B9]-[.B14]" office:value-type="float" office:value="0">
            <text:p>0 </text:p>
          </table:table-cell>
          <table:table-cell table:style-name="ce71" table:formula="of:=[.C9]-[.C14]" office:value-type="float" office:value="0">
            <text:p>0 </text:p>
          </table:table-cell>
          <table:table-cell table:style-name="ce71" table:formula="of:=[.D9]-[.D14]" office:value-type="float" office:value="0">
            <text:p>0 </text:p>
          </table:table-cell>
          <table:table-cell table:style-name="ce71" table:formula="of:=[.E9]-[.E14]" office:value-type="float" office:value="0">
            <text:p>0 </text:p>
          </table:table-cell>
          <table:table-cell table:style-name="ce71" table:formula="of:=[.F9]-[.F14]" office:value-type="float" office:value="0">
            <text:p>0 </text:p>
          </table:table-cell>
          <table:table-cell table:style-name="ce71" table:formula="of:=[.G9]-[.G14]" office:value-type="float" office:value="0">
            <text:p>0 </text:p>
          </table:table-cell>
          <table:table-cell table:style-name="ce71" table:formula="of:=[.H9]-[.H14]" office:value-type="float" office:value="0">
            <text:p>0 </text:p>
          </table:table-cell>
          <table:table-cell table:style-name="ce71" table:formula="of:=[.I9]-[.I14]" office:value-type="float" office:value="0">
            <text:p>0 </text:p>
          </table:table-cell>
          <table:table-cell table:style-name="ce71" table:formula="of:=[.J9]-[.J14]" office:value-type="float" office:value="0">
            <text:p>0 </text:p>
          </table:table-cell>
          <table:table-cell table:style-name="ce71" table:formula="of:=[.K9]-[.K14]" office:value-type="float" office:value="0">
            <text:p>0 </text:p>
          </table:table-cell>
          <table:table-cell table:style-name="ce71" table:formula="of:=[.L9]-[.L14]" office:value-type="float" office:value="0">
            <text:p>0 </text:p>
          </table:table-cell>
          <table:table-cell table:style-name="ce71" table:formula="of:=[.M9]-[.M14]" office:value-type="float" office:value="0">
            <text:p>0 </text:p>
          </table:table-cell>
          <table:table-cell table:style-name="ce71" table:formula="of:=[.N9]-[.N14]" office:value-type="float" office:value="0">
            <text:p>0 </text:p>
          </table:table-cell>
          <table:table-cell table:style-name="ce81"/>
          <table:table-cell table:style-name="ce83" table:number-columns-repeated="1009"/>
        </table:table-row>
        <table:table-row table:style-name="ro13">
          <table:table-cell table:style-name="ce65" office:value-type="string">
            <text:p>Administrative Expenses</text:p>
          </table:table-cell>
          <table:table-cell table:style-name="ce72"/>
          <table:table-cell table:style-name="ce78" table:number-columns-repeated="12"/>
          <table:table-cell table:style-name="ce81"/>
          <table:table-cell table:style-name="ce83" table:number-columns-repeated="1009"/>
        </table:table-row>
        <table:table-row table:style-name="ro10">
          <table:table-cell table:style-name="ce63" office:value-type="string">
            <text:p>Wages and Salaries</text:p>
          </table:table-cell>
          <table:table-cell table:style-name="ce71" table:formula="of:=SUM([.C18:.N18])" office:value-type="float" office:value="0">
            <text:p>0 </text:p>
          </table:table-cell>
          <table:table-cell table:style-name="ce75" table:formula="of:=[$TrialBalance.O64]+[$TrialBalance.O65]-0" office:value-type="float" office:value="0">
            <text:p>0 </text:p>
          </table:table-cell>
          <table:table-cell table:style-name="ce75" table:formula="of:=[$TrialBalance.Z64]+[$TrialBalance.Z65]-[.C18]" office:value-type="float" office:value="0">
            <text:p>0 </text:p>
          </table:table-cell>
          <table:table-cell table:style-name="ce75" table:formula="of:=[$TrialBalance.AK64]+[$TrialBalance.AK65]-SUM([.C18:.D18])" office:value-type="float" office:value="0">
            <text:p>0 </text:p>
          </table:table-cell>
          <table:table-cell table:style-name="ce75" table:formula="of:=[$TrialBalance.AV64]+[$TrialBalance.AV65]-SUM([.C18:.E18])" office:value-type="float" office:value="0">
            <text:p>0 </text:p>
          </table:table-cell>
          <table:table-cell table:style-name="ce75" table:formula="of:=[$TrialBalance.BG64]+[$TrialBalance.BG65]-SUM([.C18:.F18])" office:value-type="float" office:value="0">
            <text:p>0 </text:p>
          </table:table-cell>
          <table:table-cell table:style-name="ce75" table:formula="of:=[$TrialBalance.BR64]+[$TrialBalance.BR65]-SUM([.C18:.G18])" office:value-type="float" office:value="0">
            <text:p>0 </text:p>
          </table:table-cell>
          <table:table-cell table:style-name="ce75" table:formula="of:=[$TrialBalance.CC64]+[$TrialBalance.CC65]-SUM([.C18:.H18])" office:value-type="float" office:value="0">
            <text:p>0 </text:p>
          </table:table-cell>
          <table:table-cell table:style-name="ce75" table:formula="of:=[$TrialBalance.CN64]+[$TrialBalance.CN65]-SUM([.C18:.I18])" office:value-type="float" office:value="0">
            <text:p>0 </text:p>
          </table:table-cell>
          <table:table-cell table:style-name="ce75" table:formula="of:=[$TrialBalance.CY64]+[$TrialBalance.CY65]-SUM([.C18:.J18])" office:value-type="float" office:value="0">
            <text:p>0 </text:p>
          </table:table-cell>
          <table:table-cell table:style-name="ce75" table:formula="of:=[$TrialBalance.DJ64]+[$TrialBalance.DJ65]-SUM([.C18:.K18])" office:value-type="float" office:value="0">
            <text:p>0 </text:p>
          </table:table-cell>
          <table:table-cell table:style-name="ce75" table:formula="of:=[$TrialBalance.DU64]+[$TrialBalance.DU65]-SUM([.C18:.L18])" office:value-type="float" office:value="0">
            <text:p>0 </text:p>
          </table:table-cell>
          <table:table-cell table:style-name="ce75" table:formula="of:=[$TrialBalance.EF64]+[$TrialBalance.EF65]-SUM([.C18:.M18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3" office:value-type="string">
            <text:p>Directors Wages</text:p>
          </table:table-cell>
          <table:table-cell table:style-name="ce71" table:formula="of:=SUM([.C19:.N19])" office:value-type="float" office:value="0">
            <text:p>0 </text:p>
          </table:table-cell>
          <table:table-cell table:style-name="ce75" table:formula="of:=[$TrialBalance.O66]-0" office:value-type="float" office:value="0">
            <text:p>0 </text:p>
          </table:table-cell>
          <table:table-cell table:style-name="ce75" table:formula="of:=[$TrialBalance.Z66]-[.C19]" office:value-type="float" office:value="0">
            <text:p>0 </text:p>
          </table:table-cell>
          <table:table-cell table:style-name="ce75" table:formula="of:=[$TrialBalance.AK66]-SUM([.C19:.D19])" office:value-type="float" office:value="0">
            <text:p>0 </text:p>
          </table:table-cell>
          <table:table-cell table:style-name="ce75" table:formula="of:=[$TrialBalance.AV66]-SUM([.C19:.E19])" office:value-type="float" office:value="0">
            <text:p>0 </text:p>
          </table:table-cell>
          <table:table-cell table:style-name="ce75" table:formula="of:=[$TrialBalance.BG66]-SUM([.C19:.F19])" office:value-type="float" office:value="0">
            <text:p>0 </text:p>
          </table:table-cell>
          <table:table-cell table:style-name="ce75" table:formula="of:=[$TrialBalance.BR66]-SUM([.C19:.G19])" office:value-type="float" office:value="0">
            <text:p>0 </text:p>
          </table:table-cell>
          <table:table-cell table:style-name="ce75" table:formula="of:=[$TrialBalance.CC66]-SUM([.C19:.H19])" office:value-type="float" office:value="0">
            <text:p>0 </text:p>
          </table:table-cell>
          <table:table-cell table:style-name="ce75" table:formula="of:=[$TrialBalance.CN66]-SUM([.C19:.I19])" office:value-type="float" office:value="0">
            <text:p>0 </text:p>
          </table:table-cell>
          <table:table-cell table:style-name="ce75" table:formula="of:=[$TrialBalance.CY66]-SUM([.C19:.J19])" office:value-type="float" office:value="0">
            <text:p>0 </text:p>
          </table:table-cell>
          <table:table-cell table:style-name="ce75" table:formula="of:=[$TrialBalance.DJ66]-SUM([.C19:.K19])" office:value-type="float" office:value="0">
            <text:p>0 </text:p>
          </table:table-cell>
          <table:table-cell table:style-name="ce75" table:formula="of:=[$TrialBalance.DU66]-SUM([.C19:.L19])" office:value-type="float" office:value="0">
            <text:p>0 </text:p>
          </table:table-cell>
          <table:table-cell table:style-name="ce75" table:formula="of:=[$TrialBalance.EF66]-SUM([.C19:.M19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3" office:value-type="string">
            <text:p>Employers National Insurance</text:p>
          </table:table-cell>
          <table:table-cell table:style-name="ce71" table:formula="of:=SUM([.C20:.N20])" office:value-type="float" office:value="0">
            <text:p>0 </text:p>
          </table:table-cell>
          <table:table-cell table:style-name="ce75" table:formula="of:=[$TrialBalance.O67]-0" office:value-type="float" office:value="0">
            <text:p>0 </text:p>
          </table:table-cell>
          <table:table-cell table:style-name="ce75" table:formula="of:=[$TrialBalance.Z67]-[.C20]" office:value-type="float" office:value="0">
            <text:p>0 </text:p>
          </table:table-cell>
          <table:table-cell table:style-name="ce75" table:formula="of:=[$TrialBalance.AK67]-SUM([.C20:.D20])" office:value-type="float" office:value="0">
            <text:p>0 </text:p>
          </table:table-cell>
          <table:table-cell table:style-name="ce75" table:formula="of:=[$TrialBalance.AV67]-SUM([.C20:.E20])" office:value-type="float" office:value="0">
            <text:p>0 </text:p>
          </table:table-cell>
          <table:table-cell table:style-name="ce75" table:formula="of:=[$TrialBalance.BG67]-SUM([.C20:.F20])" office:value-type="float" office:value="0">
            <text:p>0 </text:p>
          </table:table-cell>
          <table:table-cell table:style-name="ce75" table:formula="of:=[$TrialBalance.BR67]-SUM([.C20:.G20])" office:value-type="float" office:value="0">
            <text:p>0 </text:p>
          </table:table-cell>
          <table:table-cell table:style-name="ce75" table:formula="of:=[$TrialBalance.CC67]-SUM([.C20:.H20])" office:value-type="float" office:value="0">
            <text:p>0 </text:p>
          </table:table-cell>
          <table:table-cell table:style-name="ce75" table:formula="of:=[$TrialBalance.CN67]-SUM([.C20:.I20])" office:value-type="float" office:value="0">
            <text:p>0 </text:p>
          </table:table-cell>
          <table:table-cell table:style-name="ce75" table:formula="of:=[$TrialBalance.CY67]-SUM([.C20:.J20])" office:value-type="float" office:value="0">
            <text:p>0 </text:p>
          </table:table-cell>
          <table:table-cell table:style-name="ce75" table:formula="of:=[$TrialBalance.DJ67]-SUM([.C20:.K20])" office:value-type="float" office:value="0">
            <text:p>0 </text:p>
          </table:table-cell>
          <table:table-cell table:style-name="ce75" table:formula="of:=[$TrialBalance.DU67]-SUM([.C20:.L20])" office:value-type="float" office:value="0">
            <text:p>0 </text:p>
          </table:table-cell>
          <table:table-cell table:style-name="ce75" table:formula="of:=[$TrialBalance.EF67]-SUM([.C20:.M20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Premises Rent &amp; Rates</text:p>
          </table:table-cell>
          <table:table-cell table:style-name="ce71" table:formula="of:=SUM([.C21:.N21])" office:value-type="float" office:value="0">
            <text:p>0 </text:p>
          </table:table-cell>
          <table:table-cell table:style-name="ce75" table:formula="of:=[$TrialBalance.O68]-0" office:value-type="float" office:value="0">
            <text:p>0 </text:p>
          </table:table-cell>
          <table:table-cell table:style-name="ce75" table:formula="of:=[$TrialBalance.Z68]-[.C21]" office:value-type="float" office:value="0">
            <text:p>0 </text:p>
          </table:table-cell>
          <table:table-cell table:style-name="ce75" table:formula="of:=[$TrialBalance.AK68]-SUM([.C21:.D21])" office:value-type="float" office:value="0">
            <text:p>0 </text:p>
          </table:table-cell>
          <table:table-cell table:style-name="ce75" table:formula="of:=[$TrialBalance.AV68]-SUM([.C21:.E21])" office:value-type="float" office:value="0">
            <text:p>0 </text:p>
          </table:table-cell>
          <table:table-cell table:style-name="ce75" table:formula="of:=[$TrialBalance.BG68]-SUM([.C21:.F21])" office:value-type="float" office:value="0">
            <text:p>0 </text:p>
          </table:table-cell>
          <table:table-cell table:style-name="ce75" table:formula="of:=[$TrialBalance.BR68]-SUM([.C21:.G21])" office:value-type="float" office:value="0">
            <text:p>0 </text:p>
          </table:table-cell>
          <table:table-cell table:style-name="ce75" table:formula="of:=[$TrialBalance.CC68]-SUM([.C21:.H21])" office:value-type="float" office:value="0">
            <text:p>0 </text:p>
          </table:table-cell>
          <table:table-cell table:style-name="ce75" table:formula="of:=[$TrialBalance.CN68]-SUM([.C21:.I21])" office:value-type="float" office:value="0">
            <text:p>0 </text:p>
          </table:table-cell>
          <table:table-cell table:style-name="ce75" table:formula="of:=[$TrialBalance.CY68]-SUM([.C21:.J21])" office:value-type="float" office:value="0">
            <text:p>0 </text:p>
          </table:table-cell>
          <table:table-cell table:style-name="ce75" table:formula="of:=[$TrialBalance.DJ68]-SUM([.C21:.K21])" office:value-type="float" office:value="0">
            <text:p>0 </text:p>
          </table:table-cell>
          <table:table-cell table:style-name="ce75" table:formula="of:=[$TrialBalance.DU68]-SUM([.C21:.L21])" office:value-type="float" office:value="0">
            <text:p>0 </text:p>
          </table:table-cell>
          <table:table-cell table:style-name="ce75" table:formula="of:=[$TrialBalance.EF68]-SUM([.C21:.M21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Premises Light &amp; Heating</text:p>
          </table:table-cell>
          <table:table-cell table:style-name="ce71" table:formula="of:=SUM([.C22:.N22])" office:value-type="float" office:value="0">
            <text:p>0 </text:p>
          </table:table-cell>
          <table:table-cell table:style-name="ce75" table:formula="of:=[$TrialBalance.O69]-0" office:value-type="float" office:value="0">
            <text:p>0 </text:p>
          </table:table-cell>
          <table:table-cell table:style-name="ce75" table:formula="of:=[$TrialBalance.Z69]-[.C22]" office:value-type="float" office:value="0">
            <text:p>0 </text:p>
          </table:table-cell>
          <table:table-cell table:style-name="ce75" table:formula="of:=[$TrialBalance.AK69]-SUM([.C22:.D22])" office:value-type="float" office:value="0">
            <text:p>0 </text:p>
          </table:table-cell>
          <table:table-cell table:style-name="ce75" table:formula="of:=[$TrialBalance.AV69]-SUM([.C22:.E22])" office:value-type="float" office:value="0">
            <text:p>0 </text:p>
          </table:table-cell>
          <table:table-cell table:style-name="ce75" table:formula="of:=[$TrialBalance.BG69]-SUM([.C22:.F22])" office:value-type="float" office:value="0">
            <text:p>0 </text:p>
          </table:table-cell>
          <table:table-cell table:style-name="ce75" table:formula="of:=[$TrialBalance.BR69]-SUM([.C22:.G22])" office:value-type="float" office:value="0">
            <text:p>0 </text:p>
          </table:table-cell>
          <table:table-cell table:style-name="ce75" table:formula="of:=[$TrialBalance.CC69]-SUM([.C22:.H22])" office:value-type="float" office:value="0">
            <text:p>0 </text:p>
          </table:table-cell>
          <table:table-cell table:style-name="ce75" table:formula="of:=[$TrialBalance.CN69]-SUM([.C22:.I22])" office:value-type="float" office:value="0">
            <text:p>0 </text:p>
          </table:table-cell>
          <table:table-cell table:style-name="ce75" table:formula="of:=[$TrialBalance.CY69]-SUM([.C22:.J22])" office:value-type="float" office:value="0">
            <text:p>0 </text:p>
          </table:table-cell>
          <table:table-cell table:style-name="ce75" table:formula="of:=[$TrialBalance.DJ69]-SUM([.C22:.K22])" office:value-type="float" office:value="0">
            <text:p>0 </text:p>
          </table:table-cell>
          <table:table-cell table:style-name="ce75" table:formula="of:=[$TrialBalance.DU69]-SUM([.C22:.L22])" office:value-type="float" office:value="0">
            <text:p>0 </text:p>
          </table:table-cell>
          <table:table-cell table:style-name="ce75" table:formula="of:=[$TrialBalance.EF69]-SUM([.C22:.M22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Distribution Transport Costs</text:p>
          </table:table-cell>
          <table:table-cell table:style-name="ce71" table:formula="of:=SUM([.C23:.N23])" office:value-type="float" office:value="0">
            <text:p>0 </text:p>
          </table:table-cell>
          <table:table-cell table:style-name="ce75" table:formula="of:=[$TrialBalance.O70]-0" office:value-type="float" office:value="0">
            <text:p>0 </text:p>
          </table:table-cell>
          <table:table-cell table:style-name="ce75" table:formula="of:=[$TrialBalance.Z70]-[.C23]" office:value-type="float" office:value="0">
            <text:p>0 </text:p>
          </table:table-cell>
          <table:table-cell table:style-name="ce75" table:formula="of:=[$TrialBalance.AK70]-SUM([.C23:.D23])" office:value-type="float" office:value="0">
            <text:p>0 </text:p>
          </table:table-cell>
          <table:table-cell table:style-name="ce75" table:formula="of:=[$TrialBalance.AV70]-SUM([.C23:.E23])" office:value-type="float" office:value="0">
            <text:p>0 </text:p>
          </table:table-cell>
          <table:table-cell table:style-name="ce75" table:formula="of:=[$TrialBalance.BG70]-SUM([.C23:.F23])" office:value-type="float" office:value="0">
            <text:p>0 </text:p>
          </table:table-cell>
          <table:table-cell table:style-name="ce75" table:formula="of:=[$TrialBalance.BR70]-SUM([.C23:.G23])" office:value-type="float" office:value="0">
            <text:p>0 </text:p>
          </table:table-cell>
          <table:table-cell table:style-name="ce75" table:formula="of:=[$TrialBalance.CC70]-SUM([.C23:.H23])" office:value-type="float" office:value="0">
            <text:p>0 </text:p>
          </table:table-cell>
          <table:table-cell table:style-name="ce75" table:formula="of:=[$TrialBalance.CN70]-SUM([.C23:.I23])" office:value-type="float" office:value="0">
            <text:p>0 </text:p>
          </table:table-cell>
          <table:table-cell table:style-name="ce75" table:formula="of:=[$TrialBalance.CY70]-SUM([.C23:.J23])" office:value-type="float" office:value="0">
            <text:p>0 </text:p>
          </table:table-cell>
          <table:table-cell table:style-name="ce75" table:formula="of:=[$TrialBalance.DJ70]-SUM([.C23:.K23])" office:value-type="float" office:value="0">
            <text:p>0 </text:p>
          </table:table-cell>
          <table:table-cell table:style-name="ce75" table:formula="of:=[$TrialBalance.DU70]-SUM([.C23:.L23])" office:value-type="float" office:value="0">
            <text:p>0 </text:p>
          </table:table-cell>
          <table:table-cell table:style-name="ce75" table:formula="of:=[$TrialBalance.EF70]-SUM([.C23:.M23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Equipment Tools &amp; Plant Hire</text:p>
          </table:table-cell>
          <table:table-cell table:style-name="ce71" table:formula="of:=SUM([.C24:.N24])" office:value-type="float" office:value="0">
            <text:p>0 </text:p>
          </table:table-cell>
          <table:table-cell table:style-name="ce75" table:formula="of:=[$TrialBalance.O71]-0" office:value-type="float" office:value="0">
            <text:p>0 </text:p>
          </table:table-cell>
          <table:table-cell table:style-name="ce75" table:formula="of:=[$TrialBalance.Z71]-[.C24]" office:value-type="float" office:value="0">
            <text:p>0 </text:p>
          </table:table-cell>
          <table:table-cell table:style-name="ce75" table:formula="of:=[$TrialBalance.AK71]-SUM([.C24:.D24])" office:value-type="float" office:value="0">
            <text:p>0 </text:p>
          </table:table-cell>
          <table:table-cell table:style-name="ce75" table:formula="of:=[$TrialBalance.AV71]-SUM([.C24:.E24])" office:value-type="float" office:value="0">
            <text:p>0 </text:p>
          </table:table-cell>
          <table:table-cell table:style-name="ce75" table:formula="of:=[$TrialBalance.BG71]-SUM([.C24:.F24])" office:value-type="float" office:value="0">
            <text:p>0 </text:p>
          </table:table-cell>
          <table:table-cell table:style-name="ce75" table:formula="of:=[$TrialBalance.BR71]-SUM([.C24:.G24])" office:value-type="float" office:value="0">
            <text:p>0 </text:p>
          </table:table-cell>
          <table:table-cell table:style-name="ce75" table:formula="of:=[$TrialBalance.CC71]-SUM([.C24:.H24])" office:value-type="float" office:value="0">
            <text:p>0 </text:p>
          </table:table-cell>
          <table:table-cell table:style-name="ce75" table:formula="of:=[$TrialBalance.CN71]-SUM([.C24:.I24])" office:value-type="float" office:value="0">
            <text:p>0 </text:p>
          </table:table-cell>
          <table:table-cell table:style-name="ce75" table:formula="of:=[$TrialBalance.CY71]-SUM([.C24:.J24])" office:value-type="float" office:value="0">
            <text:p>0 </text:p>
          </table:table-cell>
          <table:table-cell table:style-name="ce75" table:formula="of:=[$TrialBalance.DJ71]-SUM([.C24:.K24])" office:value-type="float" office:value="0">
            <text:p>0 </text:p>
          </table:table-cell>
          <table:table-cell table:style-name="ce75" table:formula="of:=[$TrialBalance.DU71]-SUM([.C24:.L24])" office:value-type="float" office:value="0">
            <text:p>0 </text:p>
          </table:table-cell>
          <table:table-cell table:style-name="ce75" table:formula="of:=[$TrialBalance.EF71]-SUM([.C24:.M24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Repairs &amp; Maintenance</text:p>
          </table:table-cell>
          <table:table-cell table:style-name="ce71" table:formula="of:=SUM([.C25:.N25])" office:value-type="float" office:value="0">
            <text:p>0 </text:p>
          </table:table-cell>
          <table:table-cell table:style-name="ce75" table:formula="of:=[$TrialBalance.O72]-0" office:value-type="float" office:value="0">
            <text:p>0 </text:p>
          </table:table-cell>
          <table:table-cell table:style-name="ce75" table:formula="of:=[$TrialBalance.Z72]-[.C25]" office:value-type="float" office:value="0">
            <text:p>0 </text:p>
          </table:table-cell>
          <table:table-cell table:style-name="ce75" table:formula="of:=[$TrialBalance.AK72]-SUM([.C25:.D25])" office:value-type="float" office:value="0">
            <text:p>0 </text:p>
          </table:table-cell>
          <table:table-cell table:style-name="ce75" table:formula="of:=[$TrialBalance.AV72]-SUM([.C25:.E25])" office:value-type="float" office:value="0">
            <text:p>0 </text:p>
          </table:table-cell>
          <table:table-cell table:style-name="ce75" table:formula="of:=[$TrialBalance.BG72]-SUM([.C25:.F25])" office:value-type="float" office:value="0">
            <text:p>0 </text:p>
          </table:table-cell>
          <table:table-cell table:style-name="ce75" table:formula="of:=[$TrialBalance.BR72]-SUM([.C25:.G25])" office:value-type="float" office:value="0">
            <text:p>0 </text:p>
          </table:table-cell>
          <table:table-cell table:style-name="ce75" table:formula="of:=[$TrialBalance.CC72]-SUM([.C25:.H25])" office:value-type="float" office:value="0">
            <text:p>0 </text:p>
          </table:table-cell>
          <table:table-cell table:style-name="ce75" table:formula="of:=[$TrialBalance.CN72]-SUM([.C25:.I25])" office:value-type="float" office:value="0">
            <text:p>0 </text:p>
          </table:table-cell>
          <table:table-cell table:style-name="ce75" table:formula="of:=[$TrialBalance.CY72]-SUM([.C25:.J25])" office:value-type="float" office:value="0">
            <text:p>0 </text:p>
          </table:table-cell>
          <table:table-cell table:style-name="ce75" table:formula="of:=[$TrialBalance.DJ72]-SUM([.C25:.K25])" office:value-type="float" office:value="0">
            <text:p>0 </text:p>
          </table:table-cell>
          <table:table-cell table:style-name="ce75" table:formula="of:=[$TrialBalance.DU72]-SUM([.C25:.L25])" office:value-type="float" office:value="0">
            <text:p>0 </text:p>
          </table:table-cell>
          <table:table-cell table:style-name="ce75" table:formula="of:=[$TrialBalance.EF72]-SUM([.C25:.M25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Consumable Materials</text:p>
          </table:table-cell>
          <table:table-cell table:style-name="ce71" table:formula="of:=SUM([.C26:.N26])" office:value-type="float" office:value="0">
            <text:p>0 </text:p>
          </table:table-cell>
          <table:table-cell table:style-name="ce75" table:formula="of:=[$TrialBalance.O73]-0" office:value-type="float" office:value="0">
            <text:p>0 </text:p>
          </table:table-cell>
          <table:table-cell table:style-name="ce75" table:formula="of:=[$TrialBalance.Z73]-[.C26]" office:value-type="float" office:value="0">
            <text:p>0 </text:p>
          </table:table-cell>
          <table:table-cell table:style-name="ce75" table:formula="of:=[$TrialBalance.AK73]-SUM([.C26:.D26])" office:value-type="float" office:value="0">
            <text:p>0 </text:p>
          </table:table-cell>
          <table:table-cell table:style-name="ce75" table:formula="of:=[$TrialBalance.AV73]-SUM([.C26:.E26])" office:value-type="float" office:value="0">
            <text:p>0 </text:p>
          </table:table-cell>
          <table:table-cell table:style-name="ce75" table:formula="of:=[$TrialBalance.BG73]-SUM([.C26:.F26])" office:value-type="float" office:value="0">
            <text:p>0 </text:p>
          </table:table-cell>
          <table:table-cell table:style-name="ce75" table:formula="of:=[$TrialBalance.BR73]-SUM([.C26:.G26])" office:value-type="float" office:value="0">
            <text:p>0 </text:p>
          </table:table-cell>
          <table:table-cell table:style-name="ce75" table:formula="of:=[$TrialBalance.CC73]-SUM([.C26:.H26])" office:value-type="float" office:value="0">
            <text:p>0 </text:p>
          </table:table-cell>
          <table:table-cell table:style-name="ce75" table:formula="of:=[$TrialBalance.CN73]-SUM([.C26:.I26])" office:value-type="float" office:value="0">
            <text:p>0 </text:p>
          </table:table-cell>
          <table:table-cell table:style-name="ce75" table:formula="of:=[$TrialBalance.CY73]-SUM([.C26:.J26])" office:value-type="float" office:value="0">
            <text:p>0 </text:p>
          </table:table-cell>
          <table:table-cell table:style-name="ce75" table:formula="of:=[$TrialBalance.DJ73]-SUM([.C26:.K26])" office:value-type="float" office:value="0">
            <text:p>0 </text:p>
          </table:table-cell>
          <table:table-cell table:style-name="ce75" table:formula="of:=[$TrialBalance.DU73]-SUM([.C26:.L26])" office:value-type="float" office:value="0">
            <text:p>0 </text:p>
          </table:table-cell>
          <table:table-cell table:style-name="ce75" table:formula="of:=[$TrialBalance.EF73]-SUM([.C26:.M26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Advertising &amp; Promotion</text:p>
          </table:table-cell>
          <table:table-cell table:style-name="ce71" table:formula="of:=SUM([.C27:.N27])" office:value-type="float" office:value="0">
            <text:p>0 </text:p>
          </table:table-cell>
          <table:table-cell table:style-name="ce75" table:formula="of:=[$TrialBalance.O74]-0" office:value-type="float" office:value="0">
            <text:p>0 </text:p>
          </table:table-cell>
          <table:table-cell table:style-name="ce75" table:formula="of:=[$TrialBalance.Z74]-[.C27]" office:value-type="float" office:value="0">
            <text:p>0 </text:p>
          </table:table-cell>
          <table:table-cell table:style-name="ce75" table:formula="of:=[$TrialBalance.AK74]-SUM([.C27:.D27])" office:value-type="float" office:value="0">
            <text:p>0 </text:p>
          </table:table-cell>
          <table:table-cell table:style-name="ce75" table:formula="of:=[$TrialBalance.AV74]-SUM([.C27:.E27])" office:value-type="float" office:value="0">
            <text:p>0 </text:p>
          </table:table-cell>
          <table:table-cell table:style-name="ce75" table:formula="of:=[$TrialBalance.BG74]-SUM([.C27:.F27])" office:value-type="float" office:value="0">
            <text:p>0 </text:p>
          </table:table-cell>
          <table:table-cell table:style-name="ce75" table:formula="of:=[$TrialBalance.BR74]-SUM([.C27:.G27])" office:value-type="float" office:value="0">
            <text:p>0 </text:p>
          </table:table-cell>
          <table:table-cell table:style-name="ce75" table:formula="of:=[$TrialBalance.CC74]-SUM([.C27:.H27])" office:value-type="float" office:value="0">
            <text:p>0 </text:p>
          </table:table-cell>
          <table:table-cell table:style-name="ce75" table:formula="of:=[$TrialBalance.CN74]-SUM([.C27:.I27])" office:value-type="float" office:value="0">
            <text:p>0 </text:p>
          </table:table-cell>
          <table:table-cell table:style-name="ce75" table:formula="of:=[$TrialBalance.CY74]-SUM([.C27:.J27])" office:value-type="float" office:value="0">
            <text:p>0 </text:p>
          </table:table-cell>
          <table:table-cell table:style-name="ce75" table:formula="of:=[$TrialBalance.DJ74]-SUM([.C27:.K27])" office:value-type="float" office:value="0">
            <text:p>0 </text:p>
          </table:table-cell>
          <table:table-cell table:style-name="ce75" table:formula="of:=[$TrialBalance.DU74]-SUM([.C27:.L27])" office:value-type="float" office:value="0">
            <text:p>0 </text:p>
          </table:table-cell>
          <table:table-cell table:style-name="ce75" table:formula="of:=[$TrialBalance.EF74]-SUM([.C27:.M27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Telephone Postage &amp; Stationery</text:p>
          </table:table-cell>
          <table:table-cell table:style-name="ce71" table:formula="of:=SUM([.C28:.N28])" office:value-type="float" office:value="0">
            <text:p>0 </text:p>
          </table:table-cell>
          <table:table-cell table:style-name="ce75" table:formula="of:=[$TrialBalance.O75]-0" office:value-type="float" office:value="0">
            <text:p>0 </text:p>
          </table:table-cell>
          <table:table-cell table:style-name="ce75" table:formula="of:=[$TrialBalance.Z75]-[.C28]" office:value-type="float" office:value="0">
            <text:p>0 </text:p>
          </table:table-cell>
          <table:table-cell table:style-name="ce75" table:formula="of:=[$TrialBalance.AK75]-SUM([.C28:.D28])" office:value-type="float" office:value="0">
            <text:p>0 </text:p>
          </table:table-cell>
          <table:table-cell table:style-name="ce75" table:formula="of:=[$TrialBalance.AV75]-SUM([.C28:.E28])" office:value-type="float" office:value="0">
            <text:p>0 </text:p>
          </table:table-cell>
          <table:table-cell table:style-name="ce75" table:formula="of:=[$TrialBalance.BG75]-SUM([.C28:.F28])" office:value-type="float" office:value="0">
            <text:p>0 </text:p>
          </table:table-cell>
          <table:table-cell table:style-name="ce75" table:formula="of:=[$TrialBalance.BR75]-SUM([.C28:.G28])" office:value-type="float" office:value="0">
            <text:p>0 </text:p>
          </table:table-cell>
          <table:table-cell table:style-name="ce75" table:formula="of:=[$TrialBalance.CC75]-SUM([.C28:.H28])" office:value-type="float" office:value="0">
            <text:p>0 </text:p>
          </table:table-cell>
          <table:table-cell table:style-name="ce75" table:formula="of:=[$TrialBalance.CN75]-SUM([.C28:.I28])" office:value-type="float" office:value="0">
            <text:p>0 </text:p>
          </table:table-cell>
          <table:table-cell table:style-name="ce75" table:formula="of:=[$TrialBalance.CY75]-SUM([.C28:.J28])" office:value-type="float" office:value="0">
            <text:p>0 </text:p>
          </table:table-cell>
          <table:table-cell table:style-name="ce75" table:formula="of:=[$TrialBalance.DJ75]-SUM([.C28:.K28])" office:value-type="float" office:value="0">
            <text:p>0 </text:p>
          </table:table-cell>
          <table:table-cell table:style-name="ce75" table:formula="of:=[$TrialBalance.DU75]-SUM([.C28:.L28])" office:value-type="float" office:value="0">
            <text:p>0 </text:p>
          </table:table-cell>
          <table:table-cell table:style-name="ce75" table:formula="of:=[$TrialBalance.EF75]-SUM([.C28:.M28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Travel &amp; Hotel Expenses</text:p>
          </table:table-cell>
          <table:table-cell table:style-name="ce71" table:formula="of:=SUM([.C29:.N29])" office:value-type="float" office:value="0">
            <text:p>0 </text:p>
          </table:table-cell>
          <table:table-cell table:style-name="ce75" table:formula="of:=[$TrialBalance.O76]-0" office:value-type="float" office:value="0">
            <text:p>0 </text:p>
          </table:table-cell>
          <table:table-cell table:style-name="ce75" table:formula="of:=[$TrialBalance.Z76]-[.C29]" office:value-type="float" office:value="0">
            <text:p>0 </text:p>
          </table:table-cell>
          <table:table-cell table:style-name="ce75" table:formula="of:=[$TrialBalance.AK76]-SUM([.C29:.D29])" office:value-type="float" office:value="0">
            <text:p>0 </text:p>
          </table:table-cell>
          <table:table-cell table:style-name="ce75" table:formula="of:=[$TrialBalance.AV76]-SUM([.C29:.E29])" office:value-type="float" office:value="0">
            <text:p>0 </text:p>
          </table:table-cell>
          <table:table-cell table:style-name="ce75" table:formula="of:=[$TrialBalance.BG76]-SUM([.C29:.F29])" office:value-type="float" office:value="0">
            <text:p>0 </text:p>
          </table:table-cell>
          <table:table-cell table:style-name="ce75" table:formula="of:=[$TrialBalance.BR76]-SUM([.C29:.G29])" office:value-type="float" office:value="0">
            <text:p>0 </text:p>
          </table:table-cell>
          <table:table-cell table:style-name="ce75" table:formula="of:=[$TrialBalance.CC76]-SUM([.C29:.H29])" office:value-type="float" office:value="0">
            <text:p>0 </text:p>
          </table:table-cell>
          <table:table-cell table:style-name="ce75" table:formula="of:=[$TrialBalance.CN76]-SUM([.C29:.I29])" office:value-type="float" office:value="0">
            <text:p>0 </text:p>
          </table:table-cell>
          <table:table-cell table:style-name="ce75" table:formula="of:=[$TrialBalance.CY76]-SUM([.C29:.J29])" office:value-type="float" office:value="0">
            <text:p>0 </text:p>
          </table:table-cell>
          <table:table-cell table:style-name="ce75" table:formula="of:=[$TrialBalance.DJ76]-SUM([.C29:.K29])" office:value-type="float" office:value="0">
            <text:p>0 </text:p>
          </table:table-cell>
          <table:table-cell table:style-name="ce75" table:formula="of:=[$TrialBalance.DU76]-SUM([.C29:.L29])" office:value-type="float" office:value="0">
            <text:p>0 </text:p>
          </table:table-cell>
          <table:table-cell table:style-name="ce75" table:formula="of:=[$TrialBalance.EF76]-SUM([.C29:.M29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Motor Vehicle Expenses</text:p>
          </table:table-cell>
          <table:table-cell table:style-name="ce71" table:formula="of:=SUM([.C30:.N30])" office:value-type="float" office:value="0">
            <text:p>0 </text:p>
          </table:table-cell>
          <table:table-cell table:style-name="ce75" table:formula="of:=[$TrialBalance.O77]-0" office:value-type="float" office:value="0">
            <text:p>0 </text:p>
          </table:table-cell>
          <table:table-cell table:style-name="ce75" table:formula="of:=[$TrialBalance.Z77]-[.C30]" office:value-type="float" office:value="0">
            <text:p>0 </text:p>
          </table:table-cell>
          <table:table-cell table:style-name="ce75" table:formula="of:=[$TrialBalance.AK77]-SUM([.C30:.D30])" office:value-type="float" office:value="0">
            <text:p>0 </text:p>
          </table:table-cell>
          <table:table-cell table:style-name="ce75" table:formula="of:=[$TrialBalance.AV77]-SUM([.C30:.E30])" office:value-type="float" office:value="0">
            <text:p>0 </text:p>
          </table:table-cell>
          <table:table-cell table:style-name="ce75" table:formula="of:=[$TrialBalance.BG77]-SUM([.C30:.F30])" office:value-type="float" office:value="0">
            <text:p>0 </text:p>
          </table:table-cell>
          <table:table-cell table:style-name="ce75" table:formula="of:=[$TrialBalance.BR77]-SUM([.C30:.G30])" office:value-type="float" office:value="0">
            <text:p>0 </text:p>
          </table:table-cell>
          <table:table-cell table:style-name="ce75" table:formula="of:=[$TrialBalance.CC77]-SUM([.C30:.H30])" office:value-type="float" office:value="0">
            <text:p>0 </text:p>
          </table:table-cell>
          <table:table-cell table:style-name="ce75" table:formula="of:=[$TrialBalance.CN77]-SUM([.C30:.I30])" office:value-type="float" office:value="0">
            <text:p>0 </text:p>
          </table:table-cell>
          <table:table-cell table:style-name="ce75" table:formula="of:=[$TrialBalance.CY77]-SUM([.C30:.J30])" office:value-type="float" office:value="0">
            <text:p>0 </text:p>
          </table:table-cell>
          <table:table-cell table:style-name="ce75" table:formula="of:=[$TrialBalance.DJ77]-SUM([.C30:.K30])" office:value-type="float" office:value="0">
            <text:p>0 </text:p>
          </table:table-cell>
          <table:table-cell table:style-name="ce75" table:formula="of:=[$TrialBalance.DU77]-SUM([.C30:.L30])" office:value-type="float" office:value="0">
            <text:p>0 </text:p>
          </table:table-cell>
          <table:table-cell table:style-name="ce75" table:formula="of:=[$TrialBalance.EF77]-SUM([.C30:.M30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Insurance Costs</text:p>
          </table:table-cell>
          <table:table-cell table:style-name="ce71" table:formula="of:=SUM([.C31:.N31])" office:value-type="float" office:value="0">
            <text:p>0 </text:p>
          </table:table-cell>
          <table:table-cell table:style-name="ce75" table:formula="of:=[$TrialBalance.O78]-0" office:value-type="float" office:value="0">
            <text:p>0 </text:p>
          </table:table-cell>
          <table:table-cell table:style-name="ce75" table:formula="of:=[$TrialBalance.Z78]-[.C31]" office:value-type="float" office:value="0">
            <text:p>0 </text:p>
          </table:table-cell>
          <table:table-cell table:style-name="ce75" table:formula="of:=[$TrialBalance.AK78]-SUM([.C31:.D31])" office:value-type="float" office:value="0">
            <text:p>0 </text:p>
          </table:table-cell>
          <table:table-cell table:style-name="ce75" table:formula="of:=[$TrialBalance.AV78]-SUM([.C31:.E31])" office:value-type="float" office:value="0">
            <text:p>0 </text:p>
          </table:table-cell>
          <table:table-cell table:style-name="ce75" table:formula="of:=[$TrialBalance.BG78]-SUM([.C31:.F31])" office:value-type="float" office:value="0">
            <text:p>0 </text:p>
          </table:table-cell>
          <table:table-cell table:style-name="ce75" table:formula="of:=[$TrialBalance.BR78]-SUM([.C31:.G31])" office:value-type="float" office:value="0">
            <text:p>0 </text:p>
          </table:table-cell>
          <table:table-cell table:style-name="ce75" table:formula="of:=[$TrialBalance.CC78]-SUM([.C31:.H31])" office:value-type="float" office:value="0">
            <text:p>0 </text:p>
          </table:table-cell>
          <table:table-cell table:style-name="ce75" table:formula="of:=[$TrialBalance.CN78]-SUM([.C31:.I31])" office:value-type="float" office:value="0">
            <text:p>0 </text:p>
          </table:table-cell>
          <table:table-cell table:style-name="ce75" table:formula="of:=[$TrialBalance.CY78]-SUM([.C31:.J31])" office:value-type="float" office:value="0">
            <text:p>0 </text:p>
          </table:table-cell>
          <table:table-cell table:style-name="ce75" table:formula="of:=[$TrialBalance.DJ78]-SUM([.C31:.K31])" office:value-type="float" office:value="0">
            <text:p>0 </text:p>
          </table:table-cell>
          <table:table-cell table:style-name="ce75" table:formula="of:=[$TrialBalance.DU78]-SUM([.C31:.L31])" office:value-type="float" office:value="0">
            <text:p>0 </text:p>
          </table:table-cell>
          <table:table-cell table:style-name="ce75" table:formula="of:=[$TrialBalance.EF78]-SUM([.C31:.M31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Leasing Charges</text:p>
          </table:table-cell>
          <table:table-cell table:style-name="ce71" table:formula="of:=SUM([.C32:.N32])" office:value-type="float" office:value="0">
            <text:p>0 </text:p>
          </table:table-cell>
          <table:table-cell table:style-name="ce75" table:formula="of:=[$TrialBalance.O79]-0" office:value-type="float" office:value="0">
            <text:p>0 </text:p>
          </table:table-cell>
          <table:table-cell table:style-name="ce75" table:formula="of:=[$TrialBalance.Z79]-[.C32]" office:value-type="float" office:value="0">
            <text:p>0 </text:p>
          </table:table-cell>
          <table:table-cell table:style-name="ce75" table:formula="of:=[$TrialBalance.AK79]-SUM([.C32:.D32])" office:value-type="float" office:value="0">
            <text:p>0 </text:p>
          </table:table-cell>
          <table:table-cell table:style-name="ce75" table:formula="of:=[$TrialBalance.AV79]-SUM([.C32:.E32])" office:value-type="float" office:value="0">
            <text:p>0 </text:p>
          </table:table-cell>
          <table:table-cell table:style-name="ce75" table:formula="of:=[$TrialBalance.BG79]-SUM([.C32:.F32])" office:value-type="float" office:value="0">
            <text:p>0 </text:p>
          </table:table-cell>
          <table:table-cell table:style-name="ce75" table:formula="of:=[$TrialBalance.BR79]-SUM([.C32:.G32])" office:value-type="float" office:value="0">
            <text:p>0 </text:p>
          </table:table-cell>
          <table:table-cell table:style-name="ce75" table:formula="of:=[$TrialBalance.CC79]-SUM([.C32:.H32])" office:value-type="float" office:value="0">
            <text:p>0 </text:p>
          </table:table-cell>
          <table:table-cell table:style-name="ce75" table:formula="of:=[$TrialBalance.CN79]-SUM([.C32:.I32])" office:value-type="float" office:value="0">
            <text:p>0 </text:p>
          </table:table-cell>
          <table:table-cell table:style-name="ce75" table:formula="of:=[$TrialBalance.CY79]-SUM([.C32:.J32])" office:value-type="float" office:value="0">
            <text:p>0 </text:p>
          </table:table-cell>
          <table:table-cell table:style-name="ce75" table:formula="of:=[$TrialBalance.DJ79]-SUM([.C32:.K32])" office:value-type="float" office:value="0">
            <text:p>0 </text:p>
          </table:table-cell>
          <table:table-cell table:style-name="ce75" table:formula="of:=[$TrialBalance.DU79]-SUM([.C32:.L32])" office:value-type="float" office:value="0">
            <text:p>0 </text:p>
          </table:table-cell>
          <table:table-cell table:style-name="ce75" table:formula="of:=[$TrialBalance.EF79]-SUM([.C32:.M32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Legal &amp; Professional Fees</text:p>
          </table:table-cell>
          <table:table-cell table:style-name="ce71" table:formula="of:=SUM([.C33:.N33])" office:value-type="float" office:value="0">
            <text:p>0 </text:p>
          </table:table-cell>
          <table:table-cell table:style-name="ce75" table:formula="of:=[$TrialBalance.O80]-0" office:value-type="float" office:value="0">
            <text:p>0 </text:p>
          </table:table-cell>
          <table:table-cell table:style-name="ce75" table:formula="of:=[$TrialBalance.Z80]-[.C33]" office:value-type="float" office:value="0">
            <text:p>0 </text:p>
          </table:table-cell>
          <table:table-cell table:style-name="ce75" table:formula="of:=[$TrialBalance.AK80]-SUM([.C33:.D33])" office:value-type="float" office:value="0">
            <text:p>0 </text:p>
          </table:table-cell>
          <table:table-cell table:style-name="ce75" table:formula="of:=[$TrialBalance.AV80]-SUM([.C33:.E33])" office:value-type="float" office:value="0">
            <text:p>0 </text:p>
          </table:table-cell>
          <table:table-cell table:style-name="ce75" table:formula="of:=[$TrialBalance.BG80]-SUM([.C33:.F33])" office:value-type="float" office:value="0">
            <text:p>0 </text:p>
          </table:table-cell>
          <table:table-cell table:style-name="ce75" table:formula="of:=[$TrialBalance.BR80]-SUM([.C33:.G33])" office:value-type="float" office:value="0">
            <text:p>0 </text:p>
          </table:table-cell>
          <table:table-cell table:style-name="ce75" table:formula="of:=[$TrialBalance.CC80]-SUM([.C33:.H33])" office:value-type="float" office:value="0">
            <text:p>0 </text:p>
          </table:table-cell>
          <table:table-cell table:style-name="ce75" table:formula="of:=[$TrialBalance.CN80]-SUM([.C33:.I33])" office:value-type="float" office:value="0">
            <text:p>0 </text:p>
          </table:table-cell>
          <table:table-cell table:style-name="ce75" table:formula="of:=[$TrialBalance.CY80]-SUM([.C33:.J33])" office:value-type="float" office:value="0">
            <text:p>0 </text:p>
          </table:table-cell>
          <table:table-cell table:style-name="ce75" table:formula="of:=[$TrialBalance.DJ80]-SUM([.C33:.K33])" office:value-type="float" office:value="0">
            <text:p>0 </text:p>
          </table:table-cell>
          <table:table-cell table:style-name="ce75" table:formula="of:=[$TrialBalance.DU80]-SUM([.C33:.L33])" office:value-type="float" office:value="0">
            <text:p>0 </text:p>
          </table:table-cell>
          <table:table-cell table:style-name="ce75" table:formula="of:=[$TrialBalance.EF80]-SUM([.C33:.M33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Bad Debts written off</text:p>
          </table:table-cell>
          <table:table-cell table:style-name="ce71" table:formula="of:=SUM([.C34:.N34])" office:value-type="float" office:value="0">
            <text:p>0 </text:p>
          </table:table-cell>
          <table:table-cell table:style-name="ce75" table:formula="of:=[$TrialBalance.O81]-0" office:value-type="float" office:value="0">
            <text:p>0 </text:p>
          </table:table-cell>
          <table:table-cell table:style-name="ce75" table:formula="of:=[$TrialBalance.Z81]-[.C34]" office:value-type="float" office:value="0">
            <text:p>0 </text:p>
          </table:table-cell>
          <table:table-cell table:style-name="ce75" table:formula="of:=[$TrialBalance.AK81]-SUM([.C34:.D34])" office:value-type="float" office:value="0">
            <text:p>0 </text:p>
          </table:table-cell>
          <table:table-cell table:style-name="ce75" table:formula="of:=[$TrialBalance.AV81]-SUM([.C34:.E34])" office:value-type="float" office:value="0">
            <text:p>0 </text:p>
          </table:table-cell>
          <table:table-cell table:style-name="ce75" table:formula="of:=[$TrialBalance.BG81]-SUM([.C34:.F34])" office:value-type="float" office:value="0">
            <text:p>0 </text:p>
          </table:table-cell>
          <table:table-cell table:style-name="ce75" table:formula="of:=[$TrialBalance.BR81]-SUM([.C34:.G34])" office:value-type="float" office:value="0">
            <text:p>0 </text:p>
          </table:table-cell>
          <table:table-cell table:style-name="ce75" table:formula="of:=[$TrialBalance.CC81]-SUM([.C34:.H34])" office:value-type="float" office:value="0">
            <text:p>0 </text:p>
          </table:table-cell>
          <table:table-cell table:style-name="ce75" table:formula="of:=[$TrialBalance.CN81]-SUM([.C34:.I34])" office:value-type="float" office:value="0">
            <text:p>0 </text:p>
          </table:table-cell>
          <table:table-cell table:style-name="ce75" table:formula="of:=[$TrialBalance.CY81]-SUM([.C34:.J34])" office:value-type="float" office:value="0">
            <text:p>0 </text:p>
          </table:table-cell>
          <table:table-cell table:style-name="ce75" table:formula="of:=[$TrialBalance.DJ81]-SUM([.C34:.K34])" office:value-type="float" office:value="0">
            <text:p>0 </text:p>
          </table:table-cell>
          <table:table-cell table:style-name="ce75" table:formula="of:=[$TrialBalance.DU81]-SUM([.C34:.L34])" office:value-type="float" office:value="0">
            <text:p>0 </text:p>
          </table:table-cell>
          <table:table-cell table:style-name="ce75" table:formula="of:=[$TrialBalance.EF81]-SUM([.C34:.M34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Bank Interest Paid</text:p>
          </table:table-cell>
          <table:table-cell table:style-name="ce71" table:formula="of:=SUM([.C35:.N35])" office:value-type="float" office:value="0">
            <text:p>0 </text:p>
          </table:table-cell>
          <table:table-cell table:style-name="ce75" table:formula="of:=[$TrialBalance.O82]-0" office:value-type="float" office:value="0">
            <text:p>0 </text:p>
          </table:table-cell>
          <table:table-cell table:style-name="ce75" table:formula="of:=[$TrialBalance.Z82]-[.C35]" office:value-type="float" office:value="0">
            <text:p>0 </text:p>
          </table:table-cell>
          <table:table-cell table:style-name="ce75" table:formula="of:=[$TrialBalance.AK82]-SUM([.C35:.D35])" office:value-type="float" office:value="0">
            <text:p>0 </text:p>
          </table:table-cell>
          <table:table-cell table:style-name="ce75" table:formula="of:=[$TrialBalance.AV82]-SUM([.C35:.E35])" office:value-type="float" office:value="0">
            <text:p>0 </text:p>
          </table:table-cell>
          <table:table-cell table:style-name="ce75" table:formula="of:=[$TrialBalance.BG82]-SUM([.C35:.F35])" office:value-type="float" office:value="0">
            <text:p>0 </text:p>
          </table:table-cell>
          <table:table-cell table:style-name="ce75" table:formula="of:=[$TrialBalance.BR82]-SUM([.C35:.G35])" office:value-type="float" office:value="0">
            <text:p>0 </text:p>
          </table:table-cell>
          <table:table-cell table:style-name="ce75" table:formula="of:=[$TrialBalance.CC82]-SUM([.C35:.H35])" office:value-type="float" office:value="0">
            <text:p>0 </text:p>
          </table:table-cell>
          <table:table-cell table:style-name="ce75" table:formula="of:=[$TrialBalance.CN82]-SUM([.C35:.I35])" office:value-type="float" office:value="0">
            <text:p>0 </text:p>
          </table:table-cell>
          <table:table-cell table:style-name="ce75" table:formula="of:=[$TrialBalance.CY82]-SUM([.C35:.J35])" office:value-type="float" office:value="0">
            <text:p>0 </text:p>
          </table:table-cell>
          <table:table-cell table:style-name="ce75" table:formula="of:=[$TrialBalance.DJ82]-SUM([.C35:.K35])" office:value-type="float" office:value="0">
            <text:p>0 </text:p>
          </table:table-cell>
          <table:table-cell table:style-name="ce75" table:formula="of:=[$TrialBalance.DU82]-SUM([.C35:.L35])" office:value-type="float" office:value="0">
            <text:p>0 </text:p>
          </table:table-cell>
          <table:table-cell table:style-name="ce75" table:formula="of:=[$TrialBalance.EF82]-SUM([.C35:.M35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Bank Charges</text:p>
          </table:table-cell>
          <table:table-cell table:style-name="ce71" table:formula="of:=SUM([.C36:.N36])" office:value-type="float" office:value="0">
            <text:p>0 </text:p>
          </table:table-cell>
          <table:table-cell table:style-name="ce75" table:formula="of:=[$TrialBalance.O83]+[$TrialBalance.O88]+[$TrialBalance.O89]-0" office:value-type="float" office:value="0">
            <text:p>0 </text:p>
          </table:table-cell>
          <table:table-cell table:style-name="ce75" table:formula="of:=[$TrialBalance.Z83]+[$TrialBalance.Z88]+[$TrialBalance.Z89]-[.C36]" office:value-type="float" office:value="0">
            <text:p>0 </text:p>
          </table:table-cell>
          <table:table-cell table:style-name="ce75" table:formula="of:=[$TrialBalance.AK83]+[$TrialBalance.AK88]+[$TrialBalance.AK89]-SUM([.C36:.D36])" office:value-type="float" office:value="0">
            <text:p>0 </text:p>
          </table:table-cell>
          <table:table-cell table:style-name="ce75" table:formula="of:=[$TrialBalance.AV83]+[$TrialBalance.AV88]+[$TrialBalance.AV89]-SUM([.C36:.E36])" office:value-type="float" office:value="0">
            <text:p>0 </text:p>
          </table:table-cell>
          <table:table-cell table:style-name="ce75" table:formula="of:=[$TrialBalance.BG83]+[$TrialBalance.BG88]+[$TrialBalance.BG89]-SUM([.C36:.F36])" office:value-type="float" office:value="0">
            <text:p>0 </text:p>
          </table:table-cell>
          <table:table-cell table:style-name="ce75" table:formula="of:=[$TrialBalance.BR83]+[$TrialBalance.BR88]+[$TrialBalance.BR89]-SUM([.C36:.G36])" office:value-type="float" office:value="0">
            <text:p>0 </text:p>
          </table:table-cell>
          <table:table-cell table:style-name="ce75" table:formula="of:=[$TrialBalance.CC83]+[$TrialBalance.CC88]+[$TrialBalance.CC89]-SUM([.C36:.H36])" office:value-type="float" office:value="0">
            <text:p>0 </text:p>
          </table:table-cell>
          <table:table-cell table:style-name="ce75" table:formula="of:=[$TrialBalance.CN83]+[$TrialBalance.CN88]+[$TrialBalance.CN89]-SUM([.C36:.I36])" office:value-type="float" office:value="0">
            <text:p>0 </text:p>
          </table:table-cell>
          <table:table-cell table:style-name="ce75" table:formula="of:=[$TrialBalance.CY83]+[$TrialBalance.CY88]+[$TrialBalance.CY89]-SUM([.C36:.J36])" office:value-type="float" office:value="0">
            <text:p>0 </text:p>
          </table:table-cell>
          <table:table-cell table:style-name="ce75" table:formula="of:=[$TrialBalance.DJ83]+[$TrialBalance.DJ88]+[$TrialBalance.DJ89]-SUM([.C36:.K36])" office:value-type="float" office:value="0">
            <text:p>0 </text:p>
          </table:table-cell>
          <table:table-cell table:style-name="ce75" table:formula="of:=[$TrialBalance.DU83]+[$TrialBalance.DU88]+[$TrialBalance.DU89]-SUM([.C36:.L36])" office:value-type="float" office:value="0">
            <text:p>0 </text:p>
          </table:table-cell>
          <table:table-cell table:style-name="ce75" table:formula="of:=[$TrialBalance.EF83]+[$TrialBalance.EF88]+[$TrialBalance.EF89]-SUM([.C36:.M36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Charitable Donations</text:p>
          </table:table-cell>
          <table:table-cell table:style-name="ce71" table:formula="of:=SUM([.C37:.N37])" office:value-type="float" office:value="0">
            <text:p>0 </text:p>
          </table:table-cell>
          <table:table-cell table:style-name="ce75" table:formula="of:=[$TrialBalance.O84]-0" office:value-type="float" office:value="0">
            <text:p>0 </text:p>
          </table:table-cell>
          <table:table-cell table:style-name="ce75" table:formula="of:=[$TrialBalance.Z84]-[.C37]" office:value-type="float" office:value="0">
            <text:p>0 </text:p>
          </table:table-cell>
          <table:table-cell table:style-name="ce75" table:formula="of:=[$TrialBalance.AK84]-SUM([.C37:.D37])" office:value-type="float" office:value="0">
            <text:p>0 </text:p>
          </table:table-cell>
          <table:table-cell table:style-name="ce75" table:formula="of:=[$TrialBalance.AV84]-SUM([.C37:.E37])" office:value-type="float" office:value="0">
            <text:p>0 </text:p>
          </table:table-cell>
          <table:table-cell table:style-name="ce75" table:formula="of:=[$TrialBalance.BG84]-SUM([.C37:.F37])" office:value-type="float" office:value="0">
            <text:p>0 </text:p>
          </table:table-cell>
          <table:table-cell table:style-name="ce75" table:formula="of:=[$TrialBalance.BR84]-SUM([.C37:.G37])" office:value-type="float" office:value="0">
            <text:p>0 </text:p>
          </table:table-cell>
          <table:table-cell table:style-name="ce75" table:formula="of:=[$TrialBalance.CC84]-SUM([.C37:.H37])" office:value-type="float" office:value="0">
            <text:p>0 </text:p>
          </table:table-cell>
          <table:table-cell table:style-name="ce75" table:formula="of:=[$TrialBalance.CN84]-SUM([.C37:.I37])" office:value-type="float" office:value="0">
            <text:p>0 </text:p>
          </table:table-cell>
          <table:table-cell table:style-name="ce75" table:formula="of:=[$TrialBalance.CY84]-SUM([.C37:.J37])" office:value-type="float" office:value="0">
            <text:p>0 </text:p>
          </table:table-cell>
          <table:table-cell table:style-name="ce75" table:formula="of:=[$TrialBalance.DJ84]-SUM([.C37:.K37])" office:value-type="float" office:value="0">
            <text:p>0 </text:p>
          </table:table-cell>
          <table:table-cell table:style-name="ce75" table:formula="of:=[$TrialBalance.DU84]-SUM([.C37:.L37])" office:value-type="float" office:value="0">
            <text:p>0 </text:p>
          </table:table-cell>
          <table:table-cell table:style-name="ce75" table:formula="of:=[$TrialBalance.EF84]-SUM([.C37:.M37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6" office:value-type="string">
            <text:p>Goodwill written off</text:p>
          </table:table-cell>
          <table:table-cell table:style-name="ce71" table:formula="of:=SUM([.C38:.N38])" office:value-type="float" office:value="0">
            <text:p>0 </text:p>
          </table:table-cell>
          <table:table-cell table:style-name="ce75" table:formula="of:=[$TrialBalance.O85]-0" office:value-type="float" office:value="0">
            <text:p>0 </text:p>
          </table:table-cell>
          <table:table-cell table:style-name="ce75" table:formula="of:=[$TrialBalance.Z85]-[.C38]" office:value-type="float" office:value="0">
            <text:p>0 </text:p>
          </table:table-cell>
          <table:table-cell table:style-name="ce75" table:formula="of:=[$TrialBalance.AK85]-SUM([.C38:.D38])" office:value-type="float" office:value="0">
            <text:p>0 </text:p>
          </table:table-cell>
          <table:table-cell table:style-name="ce75" table:formula="of:=[$TrialBalance.AV85]-SUM([.C38:.E38])" office:value-type="float" office:value="0">
            <text:p>0 </text:p>
          </table:table-cell>
          <table:table-cell table:style-name="ce75" table:formula="of:=[$TrialBalance.BG85]-SUM([.C38:.F38])" office:value-type="float" office:value="0">
            <text:p>0 </text:p>
          </table:table-cell>
          <table:table-cell table:style-name="ce75" table:formula="of:=[$TrialBalance.BR85]-SUM([.C38:.G38])" office:value-type="float" office:value="0">
            <text:p>0 </text:p>
          </table:table-cell>
          <table:table-cell table:style-name="ce75" table:formula="of:=[$TrialBalance.CC85]-SUM([.C38:.H38])" office:value-type="float" office:value="0">
            <text:p>0 </text:p>
          </table:table-cell>
          <table:table-cell table:style-name="ce75" table:formula="of:=[$TrialBalance.CN85]-SUM([.C38:.I38])" office:value-type="float" office:value="0">
            <text:p>0 </text:p>
          </table:table-cell>
          <table:table-cell table:style-name="ce75" table:formula="of:=[$TrialBalance.CY85]-SUM([.C38:.J38])" office:value-type="float" office:value="0">
            <text:p>0 </text:p>
          </table:table-cell>
          <table:table-cell table:style-name="ce75" table:formula="of:=[$TrialBalance.DJ85]-SUM([.C38:.K38])" office:value-type="float" office:value="0">
            <text:p>0 </text:p>
          </table:table-cell>
          <table:table-cell table:style-name="ce75" table:formula="of:=[$TrialBalance.DU85]-SUM([.C38:.L38])" office:value-type="float" office:value="0">
            <text:p>0 </text:p>
          </table:table-cell>
          <table:table-cell table:style-name="ce75" table:formula="of:=[$TrialBalance.EF85]-SUM([.C38:.M38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3" office:value-type="string">
            <text:p>Loss on disposal of assets</text:p>
          </table:table-cell>
          <table:table-cell table:style-name="ce71" table:formula="of:=SUM([.C39:.N39])" office:value-type="float" office:value="0">
            <text:p>0 </text:p>
          </table:table-cell>
          <table:table-cell table:style-name="ce75" table:formula="of:=[$TrialBalance.O86]-0" office:value-type="float" office:value="0">
            <text:p>0 </text:p>
          </table:table-cell>
          <table:table-cell table:style-name="ce75" table:formula="of:=[$TrialBalance.Z86]-[.C39]" office:value-type="float" office:value="0">
            <text:p>0 </text:p>
          </table:table-cell>
          <table:table-cell table:style-name="ce75" table:formula="of:=[$TrialBalance.AK86]-SUM([.C39:.D39])" office:value-type="float" office:value="0">
            <text:p>0 </text:p>
          </table:table-cell>
          <table:table-cell table:style-name="ce75" table:formula="of:=[$TrialBalance.AV86]-SUM([.C39:.E39])" office:value-type="float" office:value="0">
            <text:p>0 </text:p>
          </table:table-cell>
          <table:table-cell table:style-name="ce75" table:formula="of:=[$TrialBalance.BG86]-SUM([.C39:.F39])" office:value-type="float" office:value="0">
            <text:p>0 </text:p>
          </table:table-cell>
          <table:table-cell table:style-name="ce75" table:formula="of:=[$TrialBalance.BR86]-SUM([.C39:.G39])" office:value-type="float" office:value="0">
            <text:p>0 </text:p>
          </table:table-cell>
          <table:table-cell table:style-name="ce75" table:formula="of:=[$TrialBalance.CC86]-SUM([.C39:.H39])" office:value-type="float" office:value="0">
            <text:p>0 </text:p>
          </table:table-cell>
          <table:table-cell table:style-name="ce75" table:formula="of:=[$TrialBalance.CN86]-SUM([.C39:.I39])" office:value-type="float" office:value="0">
            <text:p>0 </text:p>
          </table:table-cell>
          <table:table-cell table:style-name="ce75" table:formula="of:=[$TrialBalance.CY86]-SUM([.C39:.J39])" office:value-type="float" office:value="0">
            <text:p>0 </text:p>
          </table:table-cell>
          <table:table-cell table:style-name="ce75" table:formula="of:=[$TrialBalance.DJ86]-SUM([.C39:.K39])" office:value-type="float" office:value="0">
            <text:p>0 </text:p>
          </table:table-cell>
          <table:table-cell table:style-name="ce75" table:formula="of:=[$TrialBalance.DU86]-SUM([.C39:.L39])" office:value-type="float" office:value="0">
            <text:p>0 </text:p>
          </table:table-cell>
          <table:table-cell table:style-name="ce75" table:formula="of:=[$TrialBalance.EF86]-SUM([.C39:.M39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3" office:value-type="string">
            <text:p>Depreciation</text:p>
          </table:table-cell>
          <table:table-cell table:style-name="ce71" table:formula="of:=SUM([.C40:.N40])" office:value-type="float" office:value="0">
            <text:p>0 </text:p>
          </table:table-cell>
          <table:table-cell table:style-name="ce77" table:formula="of:=[$TrialBalance.O87]-0" office:value-type="float" office:value="0">
            <text:p>0 </text:p>
          </table:table-cell>
          <table:table-cell table:style-name="ce75" table:formula="of:=[$TrialBalance.Z87]-[.C40]" office:value-type="float" office:value="0">
            <text:p>0 </text:p>
          </table:table-cell>
          <table:table-cell table:style-name="ce75" table:formula="of:=[$TrialBalance.AK87]-SUM([.C40:.D40])" office:value-type="float" office:value="0">
            <text:p>0 </text:p>
          </table:table-cell>
          <table:table-cell table:style-name="ce75" table:formula="of:=[$TrialBalance.AV87]-SUM([.C40:.E40])" office:value-type="float" office:value="0">
            <text:p>0 </text:p>
          </table:table-cell>
          <table:table-cell table:style-name="ce75" table:formula="of:=[$TrialBalance.BG87]-SUM([.C40:.F40])" office:value-type="float" office:value="0">
            <text:p>0 </text:p>
          </table:table-cell>
          <table:table-cell table:style-name="ce75" table:formula="of:=[$TrialBalance.BR87]-SUM([.C40:.G40])" office:value-type="float" office:value="0">
            <text:p>0 </text:p>
          </table:table-cell>
          <table:table-cell table:style-name="ce75" table:formula="of:=[$TrialBalance.CC87]-SUM([.C40:.H40])" office:value-type="float" office:value="0">
            <text:p>0 </text:p>
          </table:table-cell>
          <table:table-cell table:style-name="ce75" table:formula="of:=[$TrialBalance.CN87]-SUM([.C40:.I40])" office:value-type="float" office:value="0">
            <text:p>0 </text:p>
          </table:table-cell>
          <table:table-cell table:style-name="ce75" table:formula="of:=[$TrialBalance.CY87]-SUM([.C40:.J40])" office:value-type="float" office:value="0">
            <text:p>0 </text:p>
          </table:table-cell>
          <table:table-cell table:style-name="ce75" table:formula="of:=[$TrialBalance.DJ87]-SUM([.C40:.K40])" office:value-type="float" office:value="0">
            <text:p>0 </text:p>
          </table:table-cell>
          <table:table-cell table:style-name="ce75" table:formula="of:=[$TrialBalance.DU87]-SUM([.C40:.L40])" office:value-type="float" office:value="0">
            <text:p>0 </text:p>
          </table:table-cell>
          <table:table-cell table:style-name="ce75" table:formula="of:=[$TrialBalance.EF87]-SUM([.C40:.M40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4" office:value-type="string">
            <text:p>Administrative Expenses</text:p>
          </table:table-cell>
          <table:table-cell table:style-name="ce71" table:formula="of:=SUM([.B18:.B40])" office:value-type="float" office:value="0">
            <text:p>0 </text:p>
          </table:table-cell>
          <table:table-cell table:style-name="ce76" table:formula="of:=SUM([.C18:.C40])" office:value-type="float" office:value="0">
            <text:p>0 </text:p>
          </table:table-cell>
          <table:table-cell table:style-name="ce71" table:formula="of:=SUM([.D18:.D40])" office:value-type="float" office:value="0">
            <text:p>0 </text:p>
          </table:table-cell>
          <table:table-cell table:style-name="ce71" table:formula="of:=SUM([.E18:.E40])" office:value-type="float" office:value="0">
            <text:p>0 </text:p>
          </table:table-cell>
          <table:table-cell table:style-name="ce71" table:formula="of:=SUM([.F18:.F40])" office:value-type="float" office:value="0">
            <text:p>0 </text:p>
          </table:table-cell>
          <table:table-cell table:style-name="ce71" table:formula="of:=SUM([.G18:.G40])" office:value-type="float" office:value="0">
            <text:p>0 </text:p>
          </table:table-cell>
          <table:table-cell table:style-name="ce71" table:formula="of:=SUM([.H18:.H40])" office:value-type="float" office:value="0">
            <text:p>0 </text:p>
          </table:table-cell>
          <table:table-cell table:style-name="ce71" table:formula="of:=SUM([.I18:.I40])" office:value-type="float" office:value="0">
            <text:p>0 </text:p>
          </table:table-cell>
          <table:table-cell table:style-name="ce71" table:formula="of:=SUM([.J18:.J40])" office:value-type="float" office:value="0">
            <text:p>0 </text:p>
          </table:table-cell>
          <table:table-cell table:style-name="ce71" table:formula="of:=SUM([.K18:.K40])" office:value-type="float" office:value="0">
            <text:p>0 </text:p>
          </table:table-cell>
          <table:table-cell table:style-name="ce71" table:formula="of:=SUM([.L18:.L40])" office:value-type="float" office:value="0">
            <text:p>0 </text:p>
          </table:table-cell>
          <table:table-cell table:style-name="ce71" table:formula="of:=SUM([.M18:.M40])" office:value-type="float" office:value="0">
            <text:p>0 </text:p>
          </table:table-cell>
          <table:table-cell table:style-name="ce71" table:formula="of:=SUM([.N18:.N40])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4">
          <table:table-cell table:style-name="ce67"/>
          <table:table-cell table:style-name="ce72" table:number-columns-repeated="13"/>
          <table:table-cell table:style-name="ce80"/>
          <table:table-cell table:number-columns-repeated="1009"/>
        </table:table-row>
        <table:table-row table:style-name="ro10">
          <table:table-cell table:style-name="ce64" office:value-type="string">
            <text:p>Operating Profit</text:p>
          </table:table-cell>
          <table:table-cell table:style-name="ce71" table:formula="of:=[.B16]-[.B41]" office:value-type="float" office:value="0">
            <text:p>0 </text:p>
          </table:table-cell>
          <table:table-cell table:style-name="ce71" table:formula="of:=[.C16]-[.C41]" office:value-type="float" office:value="0">
            <text:p>0 </text:p>
          </table:table-cell>
          <table:table-cell table:style-name="ce71" table:formula="of:=[.D16]-[.D41]" office:value-type="float" office:value="0">
            <text:p>0 </text:p>
          </table:table-cell>
          <table:table-cell table:style-name="ce71" table:formula="of:=[.E16]-[.E41]" office:value-type="float" office:value="0">
            <text:p>0 </text:p>
          </table:table-cell>
          <table:table-cell table:style-name="ce71" table:formula="of:=[.F16]-[.F41]" office:value-type="float" office:value="0">
            <text:p>0 </text:p>
          </table:table-cell>
          <table:table-cell table:style-name="ce71" table:formula="of:=[.G16]-[.G41]" office:value-type="float" office:value="0">
            <text:p>0 </text:p>
          </table:table-cell>
          <table:table-cell table:style-name="ce71" table:formula="of:=[.H16]-[.H41]" office:value-type="float" office:value="0">
            <text:p>0 </text:p>
          </table:table-cell>
          <table:table-cell table:style-name="ce71" table:formula="of:=[.I16]-[.I41]" office:value-type="float" office:value="0">
            <text:p>0 </text:p>
          </table:table-cell>
          <table:table-cell table:style-name="ce71" table:formula="of:=[.J16]-[.J41]" office:value-type="float" office:value="0">
            <text:p>0 </text:p>
          </table:table-cell>
          <table:table-cell table:style-name="ce71" table:formula="of:=[.K16]-[.K41]" office:value-type="float" office:value="0">
            <text:p>0 </text:p>
          </table:table-cell>
          <table:table-cell table:style-name="ce71" table:formula="of:=[.L16]-[.L41]" office:value-type="float" office:value="0">
            <text:p>0 </text:p>
          </table:table-cell>
          <table:table-cell table:style-name="ce71" table:formula="of:=[.M16]-[.M41]" office:value-type="float" office:value="0">
            <text:p>0 </text:p>
          </table:table-cell>
          <table:table-cell table:style-name="ce71" table:formula="of:=[.N16]-[.N41]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3" office:value-type="string">
            <text:p>Interest received</text:p>
          </table:table-cell>
          <table:table-cell table:style-name="ce71" table:formula="of:=SUM([.C44:.N44])" office:value-type="float" office:value="0">
            <text:p>0 </text:p>
          </table:table-cell>
          <table:table-cell table:style-name="ce75" table:formula="of:=-([$TrialBalance.O58]-0)" office:value-type="float" office:value="-0">
            <text:p>0 </text:p>
          </table:table-cell>
          <table:table-cell table:style-name="ce75" table:formula="of:=-[$TrialBalance.Z58]-[.C44]" office:value-type="float" office:value="0">
            <text:p>0 </text:p>
          </table:table-cell>
          <table:table-cell table:style-name="ce75" table:formula="of:=-[$TrialBalance.AK58]-SUM([.C44:.D44])" office:value-type="float" office:value="-0">
            <text:p>0 </text:p>
          </table:table-cell>
          <table:table-cell table:style-name="ce75" table:formula="of:=-[$TrialBalance.AV58]-SUM([.C44:.E44])" office:value-type="float" office:value="-0">
            <text:p>0 </text:p>
          </table:table-cell>
          <table:table-cell table:style-name="ce75" table:formula="of:=-[$TrialBalance.BG58]-SUM([.C44:.F44])" office:value-type="float" office:value="-0">
            <text:p>0 </text:p>
          </table:table-cell>
          <table:table-cell table:style-name="ce75" table:formula="of:=-[$TrialBalance.BR58]-SUM([.C44:.G44])" office:value-type="float" office:value="-0">
            <text:p>0 </text:p>
          </table:table-cell>
          <table:table-cell table:style-name="ce75" table:formula="of:=-[$TrialBalance.CC58]-SUM([.C44:.H44])" office:value-type="float" office:value="-0">
            <text:p>0 </text:p>
          </table:table-cell>
          <table:table-cell table:style-name="ce75" table:formula="of:=-[$TrialBalance.CN58]-SUM([.C44:.I44])" office:value-type="float" office:value="-0">
            <text:p>0 </text:p>
          </table:table-cell>
          <table:table-cell table:style-name="ce75" table:formula="of:=-[$TrialBalance.CY58]-SUM([.C44:.J44])" office:value-type="float" office:value="-0">
            <text:p>0 </text:p>
          </table:table-cell>
          <table:table-cell table:style-name="ce75" table:formula="of:=-[$TrialBalance.DJ58]-SUM([.C44:.K44])" office:value-type="float" office:value="-0">
            <text:p>0 </text:p>
          </table:table-cell>
          <table:table-cell table:style-name="ce75" table:formula="of:=-[$TrialBalance.DU58]-SUM([.C44:.L44])" office:value-type="float" office:value="-0">
            <text:p>0 </text:p>
          </table:table-cell>
          <table:table-cell table:style-name="ce75" table:formula="of:=-[$TrialBalance.EF58]-SUM([.C44:.M44])" office:value-type="float" office:value="-0">
            <text:p>0 </text:p>
          </table:table-cell>
          <table:table-cell table:style-name="ce80"/>
          <table:table-cell table:number-columns-repeated="1009"/>
        </table:table-row>
        <table:table-row table:style-name="ro10">
          <table:table-cell table:style-name="ce64" office:value-type="string">
            <text:p>Profit (Loss) before Tax</text:p>
          </table:table-cell>
          <table:table-cell table:style-name="ce71" table:formula="of:=[.B43]+[.B44]" office:value-type="float" office:value="0">
            <text:p>0 </text:p>
          </table:table-cell>
          <table:table-cell table:style-name="ce71" table:formula="of:=[.C43]+[.C44]" office:value-type="float" office:value="0">
            <text:p>0 </text:p>
          </table:table-cell>
          <table:table-cell table:style-name="ce71" table:formula="of:=[.D43]+[.D44]" office:value-type="float" office:value="0">
            <text:p>0 </text:p>
          </table:table-cell>
          <table:table-cell table:style-name="ce71" table:formula="of:=[.E43]+[.E44]" office:value-type="float" office:value="0">
            <text:p>0 </text:p>
          </table:table-cell>
          <table:table-cell table:style-name="ce71" table:formula="of:=[.F43]+[.F44]" office:value-type="float" office:value="0">
            <text:p>0 </text:p>
          </table:table-cell>
          <table:table-cell table:style-name="ce71" table:formula="of:=[.G43]+[.G44]" office:value-type="float" office:value="0">
            <text:p>0 </text:p>
          </table:table-cell>
          <table:table-cell table:style-name="ce71" table:formula="of:=[.H43]+[.H44]" office:value-type="float" office:value="0">
            <text:p>0 </text:p>
          </table:table-cell>
          <table:table-cell table:style-name="ce71" table:formula="of:=[.I43]+[.I44]" office:value-type="float" office:value="0">
            <text:p>0 </text:p>
          </table:table-cell>
          <table:table-cell table:style-name="ce71" table:formula="of:=[.J43]+[.J44]" office:value-type="float" office:value="0">
            <text:p>0 </text:p>
          </table:table-cell>
          <table:table-cell table:style-name="ce71" table:formula="of:=[.K43]+[.K44]" office:value-type="float" office:value="0">
            <text:p>0 </text:p>
          </table:table-cell>
          <table:table-cell table:style-name="ce71" table:formula="of:=[.L43]+[.L44]" office:value-type="float" office:value="0">
            <text:p>0 </text:p>
          </table:table-cell>
          <table:table-cell table:style-name="ce71" table:formula="of:=[.M43]+[.M44]" office:value-type="float" office:value="0">
            <text:p>0 </text:p>
          </table:table-cell>
          <table:table-cell table:style-name="ce71" table:formula="of:=[.N43]+[.N44]" office:value-type="float" office:value="0">
            <text:p>0 </text:p>
          </table:table-cell>
          <table:table-cell table:style-name="ce80"/>
          <table:table-cell table:number-columns-repeated="1009"/>
        </table:table-row>
        <table:table-row table:style-name="ro6">
          <table:table-cell table:style-name="ce68"/>
          <table:table-cell table:style-name="ce73" table:number-columns-repeated="13"/>
          <table:table-cell table:style-name="ce82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4">
        <table:table-column table:style-name="co15" table:number-columns-repeated="2" table:default-cell-style-name="ce84"/>
        <table:table-column table:style-name="co16" table:default-cell-style-name="ce98"/>
        <table:table-column table:style-name="co17" table:default-cell-style-name="ce84"/>
        <table:table-column table:style-name="co15" table:default-cell-style-name="ce84"/>
        <table:table-column table:style-name="co6" table:number-columns-repeated="1019" table:default-cell-style-name="ce98"/>
        <table:table-row table:style-name="ro10">
          <table:table-cell table:number-columns-repeated="2"/>
          <table:table-cell table:style-name="ce96"/>
          <table:table-cell table:number-columns-repeated="3"/>
          <table:table-cell table:style-name="ce107" table:number-columns-repeated="7"/>
          <table:table-cell table:number-columns-repeated="1011"/>
        </table:table-row>
        <table:table-row table:style-name="ro10">
          <table:table-cell/>
          <table:table-cell table:style-name="ce90"/>
          <table:table-cell table:style-name="ce97" office:value-type="string">
            <text:p>Profit and Loss Account</text:p>
          </table:table-cell>
          <table:table-cell table:style-name="ce90"/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1">
          <table:table-cell/>
          <table:table-cell table:style-name="ce91" office:value-type="string" table:number-columns-spanned="3" table:number-rows-spanned="1">
            <text:p>for the year ended 31st May 2009</text:p>
          </table:table-cell>
          <table:covered-table-cell table:number-columns-repeated="2"/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/>
          <table:table-cell table:style-name="ce92"/>
          <table:table-cell table:style-name="ce99"/>
          <table:table-cell table:style-name="ce108"/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1">
          <table:table-cell table:style-name="ce85" office:value-type="string" table:number-columns-spanned="2" table:number-rows-spanned="1">
            <text:p>31 May 2008</text:p>
          </table:table-cell>
          <table:covered-table-cell/>
          <table:table-cell table:style-name="ce100"/>
          <table:table-cell table:style-name="ce109" office:value-type="date" office:date-value="2009-05-31" table:number-columns-spanned="2" table:number-rows-spanned="1">
            <text:p>Sunday, May 31, 2009</text:p>
          </table:table-cell>
          <table:covered-table-cell/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 table:number-columns-repeated="2" table:style-name="ce86" office:value-type="string">
            <text:p>£</text:p>
          </table:table-cell>
          <table:table-cell table:style-name="ce97"/>
          <table:table-cell table:number-columns-repeated="2" table:style-name="ce86" office:value-type="string">
            <text:p>£</text:p>
          </table:table-cell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101" office:value-type="string">
            <text:p>Sales Turnover</text:p>
          </table:table-cell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 table:style-name="ce87"/>
          <table:table-cell table:style-name="ce93" table:formula="of:=[$OpenAccounts.E44]" office:value-type="float" office:value="0">
            <text:p>0 </text:p>
          </table:table-cell>
          <table:table-cell table:style-name="ce101" office:value-type="string">
            <text:p>Investment Grants received</text:p>
          </table:table-cell>
          <table:table-cell/>
          <table:table-cell table:style-name="ce95" table:formula="of:=-([$TrialBalance.EJ57])" office:value-type="float" office:value="-0">
            <text:p>0 </text:p>
          </table:table-cell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 table:style-name="ce88"/>
          <table:table-cell table:style-name="ce94" table:formula="of:=SUM([.B7:.B8])" office:value-type="float" office:value="0">
            <text:p>0 </text:p>
          </table:table-cell>
          <table:table-cell table:style-name="ce102" office:value-type="string">
            <text:p>Sales Turnover</text:p>
          </table:table-cell>
          <table:table-cell table:style-name="ce88"/>
          <table:table-cell table:style-name="ce94" table:formula="of:=SUM([.E7:.E8])" office:value-type="float" office:value="0">
            <text:p>0 </text:p>
          </table:table-cell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 table:number-columns-repeated="2"/>
          <table:table-cell table:style-name="ce101"/>
          <table:table-cell table:number-columns-repeated="3"/>
          <table:table-cell table:style-name="ce107" table:number-columns-repeated="7"/>
          <table:table-cell table:number-columns-repeated="1011"/>
        </table:table-row>
        <table:table-row table:style-name="ro10">
          <table:table-cell table:style-name="ce88" table:number-columns-repeated="2"/>
          <table:table-cell table:style-name="ce103" office:value-type="string">
            <text:p>Cost of Sales</text:p>
          </table:table-cell>
          <table:table-cell table:style-name="ce88" table:number-columns-repeated="2"/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101" office:value-type="string">
            <text:p>Stock at 1 June 2008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101" office:value-type="string">
            <text:p>Purchases</text:p>
          </table:table-cell>
          <table:table-cell table:formula="of:=[.E14]-[.D12]+[.D14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01" office:value-type="string">
            <text:p>Less Stock at 31 May 2009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07"/>
          <table:table-cell table:style-name="ce84"/>
          <table:table-cell table:style-name="ce107" table:number-columns-repeated="5"/>
          <table:table-cell table:number-columns-repeated="1011"/>
        </table:table-row>
        <table:table-row table:style-name="ro10">
          <table:table-cell/>
          <table:table-cell table:style-name="ce95" table:formula="of:=[$OpenAccounts.E49]" office:value-type="float" office:value="0">
            <text:p>0 </text:p>
          </table:table-cell>
          <table:table-cell table:style-name="ce101" office:value-type="string">
            <text:p>Sub contractors</text:p>
          </table:table-cell>
          <table:table-cell/>
          <table:table-cell table:style-name="ce95" table:formula="of:=[$TrialBalance.EJ61]" office:value-type="float" office:value="0">
            <text:p>0 </text:p>
          </table:table-cell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 table:style-name="ce88"/>
          <table:table-cell table:style-name="ce94" table:formula="of:=SUM([.B14:.B15])" office:value-type="float" office:value="0">
            <text:p>0 </text:p>
          </table:table-cell>
          <table:table-cell table:style-name="ce102" office:value-type="string">
            <text:p>Cost of Sales</text:p>
          </table:table-cell>
          <table:table-cell table:style-name="ce88"/>
          <table:table-cell table:style-name="ce94" table:formula="of:=SUM([.E14:.E15])" office:value-type="float" office:value="0">
            <text:p>0 </text:p>
          </table:table-cell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 table:number-columns-repeated="2"/>
          <table:table-cell table:style-name="ce104"/>
          <table:table-cell table:number-columns-repeated="3"/>
          <table:table-cell table:style-name="ce107" table:number-columns-repeated="7"/>
          <table:table-cell table:number-columns-repeated="1011"/>
        </table:table-row>
        <table:table-row table:style-name="ro10">
          <table:table-cell table:style-name="ce88"/>
          <table:table-cell table:style-name="ce94" table:formula="of:=[.B9]-[.B16]" office:value-type="float" office:value="0">
            <text:p>0 </text:p>
          </table:table-cell>
          <table:table-cell table:style-name="ce102" office:value-type="string">
            <text:p>Gross Profit</text:p>
          </table:table-cell>
          <table:table-cell table:style-name="ce88"/>
          <table:table-cell table:style-name="ce94" table:formula="of:=[.E9]-[.E16]" office:value-type="float" office:value="0">
            <text:p>0 </text:p>
          </table:table-cell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 table:number-columns-repeated="2"/>
          <table:table-cell table:style-name="ce101"/>
          <table:table-cell table:number-columns-repeated="3"/>
          <table:table-cell table:style-name="ce107" table:number-columns-repeated="7"/>
          <table:table-cell table:number-columns-repeated="1011"/>
        </table:table-row>
        <table:table-row table:style-name="ro10">
          <table:table-cell table:style-name="ce88" table:number-columns-repeated="2"/>
          <table:table-cell table:style-name="ce103" office:value-type="string">
            <text:p>Administrative Expenses</text:p>
          </table:table-cell>
          <table:table-cell table:style-name="ce88" table:number-columns-repeated="2"/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105" office:value-type="string">
            <text:p>Wages and Salaries</text:p>
          </table:table-cell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105" office:value-type="string">
            <text:p>Directors Wages</text:p>
          </table:table-cell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105" office:value-type="string">
            <text:p>National Insurance</text:p>
          </table:table-cell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106" office:value-type="string">
            <text:p>Premises Rent &amp; Rates</text:p>
          </table:table-cell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106" office:value-type="string">
            <text:p>Premises Light &amp; Heating</text:p>
          </table:table-cell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106" office:value-type="string">
            <text:p>Distribution Transport Costs</text:p>
          </table:table-cell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106" office:value-type="string">
            <text:p>Equipment Tools &amp; Plant Hire</text:p>
          </table:table-cell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106" office:value-type="string">
            <text:p>Repairs &amp; Maintenance</text:p>
          </table:table-cell>
          <table:table-cell table:style-name="ce87" table:formula="of:=[$TrialBalance.EJ72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106" office:value-type="string">
            <text:p>Consumable Materials</text:p>
          </table:table-cell>
          <table:table-cell table:style-name="ce87" table:formula="of:=[$TrialBalance.EJ73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106" office:value-type="string">
            <text:p>Advertising &amp; Promotion</text:p>
          </table:table-cell>
          <table:table-cell table:style-name="ce87" table:formula="of:=[$TrialBalance.EJ74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106" office:value-type="string">
            <text:p>Telephone Postage &amp; Stationery</text:p>
          </table:table-cell>
          <table:table-cell table:style-name="ce87" table:formula="of:=[$TrialBalance.EJ75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106" office:value-type="string">
            <text:p>Travel &amp; Hotel Expenses</text:p>
          </table:table-cell>
          <table:table-cell table:style-name="ce87" table:formula="of:=[$TrialBalance.EJ76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106" office:value-type="string">
            <text:p>Motor Vehicle Expenses</text:p>
          </table:table-cell>
          <table:table-cell table:style-name="ce87" table:formula="of:=[$TrialBalance.EJ77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106" office:value-type="string">
            <text:p>Insurance Costs</text:p>
          </table:table-cell>
          <table:table-cell table:style-name="ce87" table:formula="of:=[$TrialBalance.EJ78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106" office:value-type="string">
            <text:p>Leasing Charges</text:p>
          </table:table-cell>
          <table:table-cell table:style-name="ce87" table:formula="of:=[$TrialBalance.EJ79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106" office:value-type="string">
            <text:p>Legal &amp; Professional Fees</text:p>
          </table:table-cell>
          <table:table-cell table:style-name="ce87" table:formula="of:=[$TrialBalance.EJ80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106" office:value-type="string">
            <text:p>Bad Debts written off</text:p>
          </table:table-cell>
          <table:table-cell table:style-name="ce87" table:formula="of:=[$TrialBalance.EJ81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106" office:value-type="string">
            <text:p>Bank Interest Paid</text:p>
          </table:table-cell>
          <table:table-cell table:style-name="ce87" table:formula="of:=[$TrialBalance.EJ82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106" office:value-type="string">
            <text:p>Bank Charges</text:p>
          </table:table-cell>
          <table:table-cell table:style-name="ce87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106" office:value-type="string">
            <text:p>Charitable Donations</text:p>
          </table:table-cell>
          <table:table-cell table:style-name="ce87" table:formula="of:=[$TrialBalance.EJ84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106" office:value-type="string">
            <text:p>Goodwill written off</text:p>
          </table:table-cell>
          <table:table-cell table:style-name="ce87" table:formula="of:=[$TrialBalance.EJ85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105" office:value-type="string">
            <text:p>Loss on disposal of assets</text:p>
          </table:table-cell>
          <table:table-cell table:style-name="ce87" table:formula="of:=[$TrialBalance.EJ86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105" office:value-type="string">
            <text:p>Depreciation</text:p>
          </table:table-cell>
          <table:table-cell table:style-name="ce87" table:formula="of:=[$TrialBalance.EJ87]" office:value-type="float" office:value="0">
            <text:p>0 </text:p>
          </table:table-cell>
          <table:table-cell table:number-columns-repeated="2"/>
          <table:table-cell table:style-name="ce107" table:number-columns-repeated="7"/>
          <table:table-cell table:number-columns-repeated="1011"/>
        </table:table-row>
        <table:table-row table:style-name="ro10">
          <table:table-cell table:style-name="ce88"/>
          <table:table-cell table:style-name="ce94" table:formula="of:=SUM([.A21:.A43])" office:value-type="float" office:value="0">
            <text:p>0 </text:p>
          </table:table-cell>
          <table:table-cell table:style-name="ce102" office:value-type="string">
            <text:p>Administrative Expenses</text:p>
          </table:table-cell>
          <table:table-cell table:style-name="ce88"/>
          <table:table-cell table:style-name="ce94" table:formula="of:=SUM([.D21:.D43])" office:value-type="float" office:value="0">
            <text:p>0 </text:p>
          </table:table-cell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/>
          <table:table-cell table:style-name="ce95"/>
          <table:table-cell table:style-name="ce104"/>
          <table:table-cell/>
          <table:table-cell table:style-name="ce95"/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 table:style-name="ce88"/>
          <table:table-cell table:style-name="ce94" table:formula="of:=[.B18]-[.B44]" office:value-type="float" office:value="0">
            <text:p>0 </text:p>
          </table:table-cell>
          <table:table-cell table:style-name="ce102" office:value-type="string">
            <text:p>Operating Profit</text:p>
          </table:table-cell>
          <table:table-cell table:style-name="ce88"/>
          <table:table-cell table:style-name="ce94" table:formula="of:=[.E18]-[.E44]" office:value-type="float" office:value="0">
            <text:p>0 </text:p>
          </table:table-cell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 table:number-columns-repeated="2"/>
          <table:table-cell table:style-name="ce101"/>
          <table:table-cell table:number-columns-repeated="3"/>
          <table:table-cell table:style-name="ce107" table:number-columns-repeated="7"/>
          <table:table-cell table:number-columns-repeated="1011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101" office:value-type="string">
            <text:p>Other Income</text:p>
          </table:table-cell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 table:style-name="ce88"/>
          <table:table-cell table:style-name="ce94" table:formula="of:=[.B46]+[.B48]" office:value-type="float" office:value="0">
            <text:p>0 </text:p>
          </table:table-cell>
          <table:table-cell table:style-name="ce103" office:value-type="string">
            <text:p>Profit (Loss) before Tax</text:p>
          </table:table-cell>
          <table:table-cell table:style-name="ce88"/>
          <table:table-cell table:style-name="ce94" table:formula="of:=[.E46]+[.E48]" office:value-type="float" office:value="0">
            <text:p>0 </text:p>
          </table:table-cell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101" office:value-type="string">
            <text:p>Corporation tax</text:p>
          </table:table-cell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 table:style-name="ce88"/>
          <table:table-cell table:style-name="ce94" table:formula="of:=[.B49]-[.B50]" office:value-type="float" office:value="0">
            <text:p>0 </text:p>
          </table:table-cell>
          <table:table-cell table:style-name="ce103" office:value-type="string">
            <text:p>Profit (Loss) after Tax</text:p>
          </table:table-cell>
          <table:table-cell table:style-name="ce88"/>
          <table:table-cell table:style-name="ce94" table:formula="of:=[.E49]-[.E50]" office:value-type="float" office:value="0">
            <text:p>0 </text:p>
          </table:table-cell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101" office:value-type="string">
            <text:p>Dividends</text:p>
          </table:table-cell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/>
          <table:table-cell table:style-name="ce95"/>
          <table:table-cell table:style-name="ce101"/>
          <table:table-cell/>
          <table:table-cell table:style-name="ce95"/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 table:style-name="ce89" office:value-type="string">
            <text:p>£</text:p>
          </table:table-cell>
          <table:table-cell table:style-name="ce94" table:formula="of:=[.B51]-[.B52]" office:value-type="float" office:value="0">
            <text:p>0 </text:p>
          </table:table-cell>
          <table:table-cell table:style-name="ce103" office:value-type="string">
            <text:p>Retained Profit (Loss) for the year</text:p>
          </table:table-cell>
          <table:table-cell table:style-name="ce89" office:value-type="string">
            <text:p>£</text:p>
          </table:table-cell>
          <table:table-cell table:style-name="ce94" table:formula="of:=[.E51]-[.E52]" office:value-type="float" office:value="0">
            <text:p>0 </text:p>
          </table:table-cell>
          <table:table-cell/>
          <table:table-cell table:style-name="ce107" table:number-columns-repeated="7"/>
          <table:table-cell table:number-columns-repeated="1011"/>
        </table:table-row>
        <table:table-row table:style-name="ro10">
          <table:table-cell table:number-columns-repeated="2"/>
          <table:table-cell table:style-name="ce107"/>
          <table:table-cell table:number-columns-repeated="3"/>
          <table:table-cell table:style-name="ce107" table:number-columns-repeated="7"/>
          <table:table-cell table:number-columns-repeated="1011"/>
        </table:table-row>
        <table:table-row table:style-name="ro10">
          <table:table-cell table:number-columns-repeated="2"/>
          <table:table-cell table:style-name="ce96"/>
          <table:table-cell table:number-columns-repeated="3"/>
          <table:table-cell table:style-name="ce107" table:number-columns-repeated="7"/>
          <table:table-cell table:number-columns-repeated="1011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5">
        <table:table-column table:style-name="co18" table:default-cell-style-name="ce84"/>
        <table:table-column table:style-name="co15" table:default-cell-style-name="ce84"/>
        <table:table-column table:style-name="co19" table:default-cell-style-name="ce96"/>
        <table:table-column table:style-name="co15" table:number-columns-repeated="2" table:default-cell-style-name="ce84"/>
        <table:table-column table:style-name="co6" table:number-columns-repeated="1019" table:default-cell-style-name="ce98"/>
        <table:table-row table:style-name="ro10">
          <table:table-cell/>
          <table:table-cell table:style-name="ce90"/>
          <table:table-cell table:style-name="ce123" office:value-type="string">
            <text:p>Balance Sheet</text:p>
          </table:table-cell>
          <table:table-cell table:style-name="ce90"/>
          <table:table-cell table:number-columns-repeated="1020"/>
        </table:table-row>
        <table:table-row table:style-name="ro10">
          <table:table-cell table:number-columns-repeated="2"/>
          <table:table-cell table:style-name="ce124" office:value-type="string">
            <text:p>as at 31st May 2009</text:p>
          </table:table-cell>
          <table:table-cell table:number-columns-repeated="1021"/>
        </table:table-row>
        <table:table-row table:style-name="ro11">
          <table:table-cell table:style-name="ce85" table:formula="of:=[$'PubP&amp;L'.A5:.B5]" office:value-type="string" office:string-value="31 May 2008" table:number-columns-spanned="2" table:number-rows-spanned="1">
            <text:p>31 May 2008</text:p>
          </table:table-cell>
          <table:covered-table-cell/>
          <table:table-cell/>
          <table:table-cell table:style-name="ce109" table:formula="of:=[$'PubP&amp;L'.D5:.E5]" office:value-type="date" office:date-value="2009-05-31" table:number-columns-spanned="2" table:number-rows-spanned="1">
            <text:p>Sunday, May 31, 2009</text:p>
          </table:table-cell>
          <table:covered-table-cell/>
          <table:table-cell table:number-columns-repeated="1019"/>
        </table:table-row>
        <table:table-row table:style-name="ro10">
          <table:table-cell table:number-columns-repeated="2" table:style-name="ce86" office:value-type="string">
            <text:p>£</text:p>
          </table:table-cell>
          <table:table-cell/>
          <table:table-cell table:number-columns-repeated="2" table:style-name="ce86" office:value-type="string">
            <text:p>£</text:p>
          </table:table-cell>
          <table:table-cell table:style-name="ce130"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10"/>
          <table:table-cell table:style-name="ce112" table:formula="of:=SUM([$TrialBalance.D6:.D17])" office:value-type="float" office:value="0">
            <text:p>0 </text:p>
          </table:table-cell>
          <table:table-cell table:style-name="ce125" office:value-type="string">
            <text:p>Fixed Assets</text:p>
          </table:table-cell>
          <table:table-cell table:style-name="ce110"/>
          <table:table-cell table:style-name="ce112" table:formula="of:=SUM([$TrialBalance.EJ6:.EJ17])" office:value-type="float" office:value="0">
            <text:p>0 </text:p>
          </table:table-cell>
          <table:table-cell table:number-columns-repeated="1019"/>
        </table:table-row>
        <table:table-row table:style-name="ro10">
          <table:table-cell table:style-name="ce110"/>
          <table:table-cell table:style-name="ce114"/>
          <table:table-cell office:value-type="string">
            <text:p>Tangible assets (note 1)</text:p>
          </table:table-cell>
          <table:table-cell table:style-name="ce110"/>
          <table:table-cell table:style-name="ce114"/>
          <table:table-cell table:number-columns-repeated="1019"/>
        </table:table-row>
        <table:table-row table:style-name="ro10">
          <table:table-cell table:style-name="ce110" table:number-columns-repeated="2"/>
          <table:table-cell/>
          <table:table-cell table:style-name="ce110" table:number-columns-repeated="2"/>
          <table:table-cell table:number-columns-repeated="1019"/>
        </table:table-row>
        <table:table-row table:style-name="ro10">
          <table:table-cell table:style-name="ce110" table:number-columns-repeated="2"/>
          <table:table-cell table:style-name="ce125" office:value-type="string">
            <text:p>Current Assets</text:p>
          </table:table-cell>
          <table:table-cell table:style-name="ce110" table:number-columns-repeated="2"/>
          <table:table-cell table:number-columns-repeated="1019"/>
        </table:table-row>
        <table:table-row table:style-name="ro10">
          <table:table-cell table:style-name="ce110" table:formula="of:=[$TrialBalance.D19]" office:value-type="float" office:value="0">
            <text:p>0 </text:p>
          </table:table-cell>
          <table:table-cell table:style-name="ce110"/>
          <table:table-cell office:value-type="string">
            <text:p>Stock at cost</text:p>
          </table:table-cell>
          <table:table-cell table:style-name="ce110" table:formula="of:=[$TrialBalance.EJ19]" office:value-type="float" office:value="0">
            <text:p>0 </text:p>
          </table:table-cell>
          <table:table-cell table:style-name="ce110"/>
          <table:table-cell table:number-columns-repeated="1019"/>
        </table:table-row>
        <table:table-row table:style-name="ro10">
          <table:table-cell table:style-name="ce110" table:formula="of:=[$TrialBalance.D20]" office:value-type="float" office:value="0">
            <text:p>0 </text:p>
          </table:table-cell>
          <table:table-cell table:style-name="ce110"/>
          <table:table-cell office:value-type="string">
            <text:p>Trade Debtors</text:p>
          </table:table-cell>
          <table:table-cell table:style-name="ce110" table:formula="of:=[$TrialBalance.EJ20]" office:value-type="float" office:value="0">
            <text:p>0 </text:p>
          </table:table-cell>
          <table:table-cell table:style-name="ce110"/>
          <table:table-cell table:number-columns-repeated="1019"/>
        </table:table-row>
        <table:table-row table:style-name="ro10">
          <table:table-cell table:style-name="ce111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10"/>
          <table:table-cell office:value-type="string">
            <text:p>Cash at bank and in hand</text:p>
          </table:table-cell>
          <table:table-cell table:style-name="ce111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10"/>
          <table:table-cell table:number-columns-repeated="1019"/>
        </table:table-row>
        <table:table-row table:style-name="ro10">
          <table:table-cell table:style-name="ce112" table:formula="of:=SUM([.A10:.A12])" office:value-type="float" office:value="0">
            <text:p>0 </text:p>
          </table:table-cell>
          <table:table-cell table:style-name="ce114"/>
          <table:table-cell table:style-name="ce125" office:value-type="string">
            <text:p>Current Assets</text:p>
          </table:table-cell>
          <table:table-cell table:style-name="ce112" table:formula="of:=SUM([.D10:.D12])" office:value-type="float" office:value="0">
            <text:p>0 </text:p>
          </table:table-cell>
          <table:table-cell table:style-name="ce114"/>
          <table:table-cell table:style-name="ce131" table:number-columns-repeated="1019"/>
        </table:table-row>
        <table:table-row table:style-name="ro10">
          <table:table-cell table:style-name="ce110" table:number-columns-repeated="2"/>
          <table:table-cell/>
          <table:table-cell table:style-name="ce110" table:number-columns-repeated="2"/>
          <table:table-cell table:number-columns-repeated="1019"/>
        </table:table-row>
        <table:table-row table:style-name="ro10">
          <table:table-cell table:style-name="ce110" table:number-columns-repeated="2"/>
          <table:table-cell table:style-name="ce125" office:value-type="string">
            <text:p>Current Liabilities (due within one year)</text:p>
          </table:table-cell>
          <table:table-cell table:style-name="ce110" table:number-columns-repeated="2"/>
          <table:table-cell table:number-columns-repeated="1019"/>
        </table:table-row>
        <table:table-row table:style-name="ro10">
          <table:table-cell table:style-name="ce110" table:formula="of:=-SUM([$TrialBalance.D28:.D31])" office:value-type="float" office:value="-0">
            <text:p>0 </text:p>
          </table:table-cell>
          <table:table-cell table:style-name="ce110"/>
          <table:table-cell office:value-type="string">
            <text:p>Trade Creditors</text:p>
          </table:table-cell>
          <table:table-cell table:style-name="ce110" table:formula="of:=-SUM([$TrialBalance.EJ28:.EJ31])" office:value-type="float" office:value="-0">
            <text:p>0 </text:p>
          </table:table-cell>
          <table:table-cell table:style-name="ce110"/>
          <table:table-cell table:number-columns-repeated="1019"/>
        </table:table-row>
        <table:table-row table:style-name="ro10">
          <table:table-cell table:style-name="ce113" table:formula="of:=-[$TrialBalance.D35]" office:value-type="float" office:value="0">
            <text:p>0 </text:p>
          </table:table-cell>
          <table:table-cell table:style-name="ce110"/>
          <table:table-cell office:value-type="string">
            <text:p>Corporation Tax</text:p>
          </table:table-cell>
          <table:table-cell table:style-name="ce113" table:formula="of:=-[$TrialBalance.EJ35]" office:value-type="float" office:value="-0">
            <text:p>0 </text:p>
          </table:table-cell>
          <table:table-cell table:style-name="ce110"/>
          <table:table-cell table:number-columns-repeated="1019"/>
        </table:table-row>
        <table:table-row table:style-name="ro10">
          <table:table-cell table:style-name="ce110" table:formula="of:=-SUM([$TrialBalance.D32:.D34])" office:value-type="float" office:value="-0">
            <text:p>0 </text:p>
          </table:table-cell>
          <table:table-cell table:style-name="ce110"/>
          <table:table-cell office:value-type="string">
            <text:p>Taxation and Social Security</text:p>
          </table:table-cell>
          <table:table-cell table:style-name="ce110" table:formula="of:=-SUM([$TrialBalance.EJ32:.EJ34])" office:value-type="float" office:value="-0">
            <text:p>0 </text:p>
          </table:table-cell>
          <table:table-cell table:style-name="ce110"/>
          <table:table-cell table:number-columns-repeated="1019"/>
        </table:table-row>
        <table:table-row table:style-name="ro10">
          <table:table-cell table:style-name="ce111" table:formula="of:=IF(SUM([$TrialBalance.D22:.D24])&lt;0;-SUM([$TrialBalance.D22:.D24]);0)" office:value-type="float" office:value="0">
            <text:p>0 </text:p>
          </table:table-cell>
          <table:table-cell table:style-name="ce110"/>
          <table:table-cell office:value-type="string">
            <text:p>Bank Overdraft</text:p>
          </table:table-cell>
          <table:table-cell table:style-name="ce111" table:formula="of:=IF(SUM([$TrialBalance.EJ22:.EJ24])&lt;0;-SUM([$TrialBalance.EJ22:.EJ24]);0)" office:value-type="float" office:value="0">
            <text:p>0 </text:p>
          </table:table-cell>
          <table:table-cell table:style-name="ce110"/>
          <table:table-cell/>
          <table:table-cell table:style-name="ce131" table:number-columns-repeated="1018"/>
        </table:table-row>
        <table:table-row table:style-name="ro10">
          <table:table-cell table:style-name="ce112" table:formula="of:=SUM([.A16:.A19])" office:value-type="float" office:value="0">
            <text:p>0 </text:p>
          </table:table-cell>
          <table:table-cell table:style-name="ce114"/>
          <table:table-cell table:style-name="ce125" office:value-type="string">
            <text:p>Current Liabilities</text:p>
          </table:table-cell>
          <table:table-cell table:style-name="ce112" table:formula="of:=SUM([.D16:.D19])" office:value-type="float" office:value="0">
            <text:p>0 </text:p>
          </table:table-cell>
          <table:table-cell table:style-name="ce114"/>
          <table:table-cell table:style-name="ce131"/>
          <table:table-cell table:number-columns-repeated="1018"/>
        </table:table-row>
        <table:table-row table:style-name="ro10">
          <table:table-cell table:style-name="ce110" table:number-columns-repeated="2"/>
          <table:table-cell/>
          <table:table-cell table:style-name="ce110" table:number-columns-repeated="2"/>
          <table:table-cell/>
          <table:table-cell table:style-name="ce131" table:number-columns-repeated="1018"/>
        </table:table-row>
        <table:table-row table:style-name="ro10">
          <table:table-cell table:style-name="ce114"/>
          <table:table-cell table:style-name="ce112" table:formula="of:=[.A13]-[.A20]" office:value-type="float" office:value="0">
            <text:p>0 </text:p>
          </table:table-cell>
          <table:table-cell table:style-name="ce125" office:value-type="string">
            <text:p>Net Current Assets</text:p>
          </table:table-cell>
          <table:table-cell table:style-name="ce114"/>
          <table:table-cell table:style-name="ce112" table:formula="of:=[.D13]-[.D20]" office:value-type="float" office:value="0">
            <text:p>0 </text:p>
          </table:table-cell>
          <table:table-cell table:style-name="ce131"/>
          <table:table-cell table:number-columns-repeated="1018"/>
        </table:table-row>
        <table:table-row table:style-name="ro10">
          <table:table-cell table:style-name="ce110" table:number-columns-repeated="2"/>
          <table:table-cell/>
          <table:table-cell table:style-name="ce110" table:number-columns-repeated="2"/>
          <table:table-cell/>
          <table:table-cell table:style-name="ce131" table:number-columns-repeated="1018"/>
        </table:table-row>
        <table:table-row table:style-name="ro10">
          <table:table-cell table:style-name="ce114"/>
          <table:table-cell table:style-name="ce114" table:formula="of:=[$TrialBalance.D37]" office:value-type="float" office:value="0">
            <text:p>0 </text:p>
          </table:table-cell>
          <table:table-cell table:style-name="ce125" office:value-type="string">
            <text:p>Long Term Debtor (repayable within 3 - 5 years)</text:p>
          </table:table-cell>
          <table:table-cell table:style-name="ce114"/>
          <table:table-cell table:style-name="ce112" table:formula="of:=[$TrialBalance.EJ37]" office:value-type="float" office:value="0">
            <text:p>0 </text:p>
          </table:table-cell>
          <table:table-cell table:style-name="ce131"/>
          <table:table-cell table:number-columns-repeated="1018"/>
        </table:table-row>
        <table:table-row table:style-name="ro10">
          <table:table-cell table:style-name="ce110"/>
          <table:table-cell table:style-name="ce111"/>
          <table:table-cell/>
          <table:table-cell table:style-name="ce110"/>
          <table:table-cell table:style-name="ce111"/>
          <table:table-cell/>
          <table:table-cell table:style-name="ce131" table:number-columns-repeated="7"/>
          <table:table-cell/>
          <table:table-cell table:style-name="ce131" table:number-columns-repeated="1010"/>
        </table:table-row>
        <table:table-row table:style-name="ro10">
          <table:table-cell table:style-name="ce114"/>
          <table:table-cell table:style-name="ce112" table:formula="of:=SUM([.B6:.B25])" office:value-type="float" office:value="0">
            <text:p>0 </text:p>
          </table:table-cell>
          <table:table-cell table:style-name="ce125" office:value-type="string">
            <text:p>Total assets less current liabilities</text:p>
          </table:table-cell>
          <table:table-cell table:style-name="ce114"/>
          <table:table-cell table:style-name="ce112" table:formula="of:=SUM([.E6:.E25])" office:value-type="float" office:value="0">
            <text:p>0 </text:p>
          </table:table-cell>
          <table:table-cell table:style-name="ce131"/>
          <table:table-cell table:number-columns-repeated="1018"/>
        </table:table-row>
        <table:table-row table:style-name="ro10">
          <table:table-cell table:style-name="ce110" table:number-columns-repeated="2"/>
          <table:table-cell/>
          <table:table-cell table:style-name="ce110" table:number-columns-repeated="2"/>
          <table:table-cell table:number-columns-repeated="8"/>
          <table:table-cell table:style-name="ce131"/>
          <table:table-cell table:number-columns-repeated="1010"/>
        </table:table-row>
        <table:table-row table:style-name="ro10">
          <table:table-cell table:style-name="ce110" table:number-columns-repeated="2"/>
          <table:table-cell table:style-name="ce125" office:value-type="string">
            <text:p>Other Creditors</text:p>
          </table:table-cell>
          <table:table-cell table:style-name="ce110" table:number-columns-repeated="2"/>
          <table:table-cell table:number-columns-repeated="1019"/>
        </table:table-row>
        <table:table-row table:style-name="ro10">
          <table:table-cell table:style-name="ce110" table:formula="of:=-[$TrialBalance.D39]" office:value-type="float" office:value="0">
            <text:p>0 </text:p>
          </table:table-cell>
          <table:table-cell table:style-name="ce110"/>
          <table:table-cell office:value-type="string">
            <text:p>Directors Loan Account</text:p>
          </table:table-cell>
          <table:table-cell table:style-name="ce110" table:formula="of:=-[$TrialBalance.EJ39]" office:value-type="float" office:value="-0">
            <text:p>0 </text:p>
          </table:table-cell>
          <table:table-cell table:style-name="ce110"/>
          <table:table-cell/>
          <table:table-cell table:style-name="ce131" table:number-columns-repeated="7"/>
          <table:table-cell/>
          <table:table-cell table:style-name="ce131" table:number-columns-repeated="1010"/>
        </table:table-row>
        <table:table-row table:style-name="ro10">
          <table:table-cell table:style-name="ce110" table:formula="of:=-[$TrialBalance.D40]" office:value-type="float" office:value="0">
            <text:p>0 </text:p>
          </table:table-cell>
          <table:table-cell table:style-name="ce114"/>
          <table:table-cell table:style-name="ce125" office:value-type="string">
            <text:p>Creditors (falling due after more than one year)</text:p>
          </table:table-cell>
          <table:table-cell table:style-name="ce110" table:formula="of:=-[$TrialBalance.EJ40]" office:value-type="float" office:value="-0">
            <text:p>0 </text:p>
          </table:table-cell>
          <table:table-cell table:style-name="ce114"/>
          <table:table-cell table:style-name="ce131"/>
          <table:table-cell table:number-columns-repeated="7"/>
          <table:table-cell table:style-name="ce131"/>
          <table:table-cell table:number-columns-repeated="1010"/>
        </table:table-row>
        <table:table-row table:style-name="ro10">
          <table:table-cell table:style-name="ce110"/>
          <table:table-cell table:style-name="ce112" table:formula="of:=SUM([.A29:.A30])" office:value-type="float" office:value="0">
            <text:p>0 </text:p>
          </table:table-cell>
          <table:table-cell/>
          <table:table-cell table:style-name="ce110"/>
          <table:table-cell table:style-name="ce112" table:formula="of:=SUM([.D29:.D30])" office:value-type="float" office:value="0">
            <text:p>0 </text:p>
          </table:table-cell>
          <table:table-cell table:number-columns-repeated="1019"/>
        </table:table-row>
        <table:table-row table:style-name="ro10">
          <table:table-cell table:style-name="ce110"/>
          <table:table-cell table:style-name="ce111"/>
          <table:table-cell/>
          <table:table-cell table:style-name="ce110"/>
          <table:table-cell table:style-name="ce111"/>
          <table:table-cell/>
          <table:table-cell table:style-name="ce131" table:number-columns-repeated="7"/>
          <table:table-cell/>
          <table:table-cell table:style-name="ce131" table:number-columns-repeated="1010"/>
        </table:table-row>
        <table:table-row table:style-name="ro10">
          <table:table-cell table:style-name="ce114" office:value-type="string">
            <text:p>£</text:p>
          </table:table-cell>
          <table:table-cell table:style-name="ce112" table:formula="of:=[.B26]-[.B31]" office:value-type="float" office:value="0">
            <text:p>0 </text:p>
          </table:table-cell>
          <table:table-cell table:style-name="ce125" office:value-type="string">
            <text:p>Net Assets</text:p>
          </table:table-cell>
          <table:table-cell table:style-name="ce114" office:value-type="string">
            <text:p>£</text:p>
          </table:table-cell>
          <table:table-cell table:style-name="ce112" table:formula="of:=[.E26]-[.E31]" office:value-type="float" office:value="0">
            <text:p>0 </text:p>
          </table:table-cell>
          <table:table-cell table:style-name="ce131"/>
          <table:table-cell table:number-columns-repeated="1018"/>
        </table:table-row>
        <table:table-row table:style-name="ro10">
          <table:table-cell table:style-name="ce110" table:number-columns-repeated="2"/>
          <table:table-cell/>
          <table:table-cell table:style-name="ce110" table:number-columns-repeated="2"/>
          <table:table-cell table:number-columns-repeated="1019"/>
        </table:table-row>
        <table:table-row table:style-name="ro10">
          <table:table-cell table:style-name="ce110" table:number-columns-repeated="2"/>
          <table:table-cell table:style-name="ce125" office:value-type="string">
            <text:p>Capital and Reserves</text:p>
          </table:table-cell>
          <table:table-cell table:style-name="ce110" table:number-columns-repeated="2"/>
          <table:table-cell table:number-columns-repeated="8"/>
          <table:table-cell table:style-name="ce107"/>
          <table:table-cell table:number-columns-repeated="1010"/>
        </table:table-row>
        <table:table-row table:style-name="ro10">
          <table:table-cell table:style-name="ce110"/>
          <table:table-cell table:style-name="ce110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 table:style-name="ce110"/>
          <table:table-cell table:style-name="ce110" table:formula="of:=-[$TrialBalance.EJ42]" office:value-type="float" office:value="-0">
            <text:p>0 </text:p>
          </table:table-cell>
          <table:table-cell table:number-columns-repeated="8"/>
          <table:table-cell table:style-name="ce131"/>
          <table:table-cell table:number-columns-repeated="1010"/>
        </table:table-row>
        <table:table-row table:style-name="ro10">
          <table:table-cell table:style-name="ce110"/>
          <table:table-cell table:style-name="ce110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 table:style-name="ce110"/>
          <table:table-cell table:style-name="ce110" table:formula="of:=-[$TrialBalance.EJ43]" office:value-type="float" office:value="-0">
            <text:p>0 </text:p>
          </table:table-cell>
          <table:table-cell/>
          <table:table-cell table:style-name="ce107" table:number-columns-repeated="7"/>
          <table:table-cell/>
          <table:table-cell table:style-name="ce107" table:number-columns-repeated="1010"/>
        </table:table-row>
        <table:table-row table:style-name="ro10">
          <table:table-cell table:style-name="ce110"/>
          <table:table-cell table:style-name="ce110" table:formula="of:=-[$TrialBalance.D44]" office:value-type="float" office:value="0">
            <text:p>0 </text:p>
          </table:table-cell>
          <table:table-cell table:style-name="ce101" office:value-type="string">
            <text:p>Capital Reserves</text:p>
          </table:table-cell>
          <table:table-cell table:style-name="ce110"/>
          <table:table-cell table:style-name="ce110" table:formula="of:=-[$TrialBalance.EJ44]" office:value-type="float" office:value="-0">
            <text:p>0 </text:p>
          </table:table-cell>
          <table:table-cell table:style-name="ce107"/>
          <table:table-cell table:style-name="ce131" table:number-columns-repeated="7"/>
          <table:table-cell/>
          <table:table-cell table:style-name="ce131" table:number-columns-repeated="1010"/>
        </table:table-row>
        <table:table-row table:style-name="ro10">
          <table:table-cell table:style-name="ce114" office:value-type="string">
            <text:p>£</text:p>
          </table:table-cell>
          <table:table-cell table:style-name="ce112" table:formula="of:=SUM([.B36:.B38])" office:value-type="float" office:value="0">
            <text:p>0 </text:p>
          </table:table-cell>
          <table:table-cell table:style-name="ce125" office:value-type="string">
            <text:p>Shareholders' Funds</text:p>
          </table:table-cell>
          <table:table-cell table:style-name="ce114" office:value-type="string">
            <text:p>£</text:p>
          </table:table-cell>
          <table:table-cell table:style-name="ce112" table:formula="of:=SUM([.E36:.E38])" office:value-type="float" office:value="0">
            <text:p>0 </text:p>
          </table:table-cell>
          <table:table-cell table:style-name="ce131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1">
          <table:table-cell table:style-name="ce115" office:value-type="string">
            <text:p>For the year ending</text:p>
          </table:table-cell>
          <table:table-cell table:style-name="ce122" table:formula="of:=[.D3]" office:value-type="date" office:date-value="2009-05-31">
            <text:p>31/05/2009</text:p>
          </table:table-cell>
          <table:table-cell table:style-name="ce126" office:value-type="string" table:number-columns-spanned="3" table:number-rows-spanned="1">
            <text:p>the company was entitled to exemption from audit under section 477 of the</text:p>
          </table:table-cell>
          <table:covered-table-cell table:number-columns-repeated="2"/>
          <table:table-cell table:number-columns-repeated="1019"/>
        </table:table-row>
        <table:table-row table:style-name="ro11">
          <table:table-cell table:style-name="ce116" office:value-type="string" table:number-columns-spanned="5" table:number-rows-spanned="1">
            <text:p>Companies Act 2006 relating to small companies.  </text:p>
          </table:table-cell>
          <table:covered-table-cell table:number-columns-repeated="4"/>
          <table:table-cell table:number-columns-repeated="1019"/>
        </table:table-row>
        <table:table-row table:style-name="ro11">
          <table:table-cell table:style-name="ce117" office:value-type="string" table:number-columns-spanned="5" table:number-rows-spanned="1">
            <text:p>Directors responsibilities:</text:p>
          </table:table-cell>
          <table:covered-table-cell table:number-columns-repeated="4"/>
          <table:table-cell table:number-columns-repeated="1019"/>
        </table:table-row>
        <table:table-row table:style-name="ro9">
          <table:table-cell table:style-name="ce116" office:value-type="string" table:number-columns-spanned="5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4"/>
          <table:table-cell table:number-columns-repeated="1019"/>
        </table:table-row>
        <table:table-row table:style-name="ro11">
          <table:table-cell table:style-name="ce116" office:value-type="string" table:number-columns-spanned="5" table:number-rows-spanned="1">
            <text:p>with section 476, of the Companies Act 2006</text:p>
          </table:table-cell>
          <table:covered-table-cell table:number-columns-repeated="4"/>
          <table:table-cell table:number-columns-repeated="1019"/>
        </table:table-row>
        <table:table-row table:style-name="ro11">
          <table:table-cell table:style-name="ce116" office:value-type="string" table:number-columns-spanned="5" table:number-rows-spanned="1">
            <text:p>b) The directors acknowledge their responsibilities for complying with the requirements of the Act with respect to </text:p>
          </table:table-cell>
          <table:covered-table-cell table:number-columns-repeated="4"/>
          <table:table-cell table:number-columns-repeated="1019"/>
        </table:table-row>
        <table:table-row table:style-name="ro11">
          <table:table-cell table:style-name="ce116" office:value-type="string" table:number-columns-spanned="5" table:number-rows-spanned="1">
            <text:p>accounting records and the preparation of accounts under the Companies Act 2006.</text:p>
          </table:table-cell>
          <table:covered-table-cell table:number-columns-repeated="4"/>
          <table:table-cell table:number-columns-repeated="1019"/>
        </table:table-row>
        <table:table-row table:style-name="ro9">
          <table:table-cell table:style-name="ce116" office:value-type="string" table:number-columns-spanned="5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4"/>
          <table:table-cell table:number-columns-repeated="1019"/>
        </table:table-row>
        <table:table-row table:style-name="ro11">
          <table:table-cell table:style-name="ce116" office:value-type="string" table:number-columns-spanned="5" table:number-rows-spanned="1">
            <text:p>the state of affairs of the company and of its profit or loss for the year </text:p>
          </table:table-cell>
          <table:covered-table-cell table:number-columns-repeated="4"/>
          <table:table-cell table:number-columns-repeated="1019"/>
        </table:table-row>
        <table:table-row table:style-name="ro11">
          <table:table-cell table:style-name="ce116" office:value-type="string" table:number-columns-spanned="5" table:number-rows-spanned="1">
            <text:p>d) The accounts have been delivered in accordance with the provisions applicable to companies subject to the </text:p>
          </table:table-cell>
          <table:covered-table-cell table:number-columns-repeated="4"/>
          <table:table-cell table:number-columns-repeated="1019"/>
        </table:table-row>
        <table:table-row table:style-name="ro11">
          <table:table-cell table:style-name="ce116" office:value-type="string" table:number-columns-spanned="5" table:number-rows-spanned="1">
            <text:p>small companies regime.</text:p>
          </table:table-cell>
          <table:covered-table-cell table:number-columns-repeated="4"/>
          <table:table-cell table:number-columns-repeated="1019"/>
        </table:table-row>
        <table:table-row table:style-name="ro9">
          <table:table-cell table:style-name="ce118" office:value-type="string" table:number-columns-spanned="5" table:number-rows-spanned="1">
            <text:p>e) <text:s/>T<text:span text:style-name="T1">he accounts have been prepared in accordance </text:span><text:span text:style-name="T1">with the special provisions of the Companies Act </text:span><text:span text:style-name="T1">relating to small </text:span></text:p>
          </table:table-cell>
          <table:covered-table-cell table:number-columns-repeated="4"/>
          <table:table-cell table:number-columns-repeated="1019"/>
        </table:table-row>
        <table:table-row table:style-name="ro11">
          <table:table-cell table:style-name="ce116" office:value-type="string" table:number-columns-spanned="5" table:number-rows-spanned="1">
            <text:p>companies </text:p>
          </table:table-cell>
          <table:covered-table-cell table:number-columns-repeated="4"/>
          <table:table-cell table:number-columns-repeated="1019"/>
        </table:table-row>
        <table:table-row table:style-name="ro10">
          <table:table-cell table:style-name="ce119" table:number-columns-repeated="2"/>
          <table:table-cell table:style-name="ce127"/>
          <table:table-cell table:style-name="ce119" table:number-columns-repeated="2"/>
          <table:table-cell table:number-columns-repeated="1019"/>
        </table:table-row>
        <table:table-row table:style-name="ro10">
          <table:table-cell table:style-name="ce120" table:number-columns-repeated="2"/>
          <table:table-cell table:style-name="ce128"/>
          <table:table-cell table:style-name="ce120"/>
          <table:table-cell table:number-columns-repeated="1020"/>
        </table:table-row>
        <table:table-row table:style-name="ro11">
          <table:table-cell table:style-name="ce121" office:value-type="string" table:number-columns-spanned="2" table:number-rows-spanned="1">
            <text:p>Director's Signature</text:p>
          </table:table-cell>
          <table:covered-table-cell/>
          <table:table-cell table:style-name="ce128"/>
          <table:table-cell table:style-name="ce120"/>
          <table:table-cell table:number-columns-repeated="1020"/>
        </table:table-row>
        <table:table-row table:style-name="ro11">
          <table:table-cell table:style-name="ce121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21" office:value-type="string" table:number-columns-spanned="2" table:number-rows-spanned="1">
            <text:p>Date Signed</text:p>
          </table:table-cell>
          <table:covered-table-cell/>
          <table:table-cell table:style-name="ce129" table:formula="of:=TODAY()" office:value-type="date" office:date-value="2011-02-25">
            <text:p>Friday, February 25, 2011</text:p>
          </table:table-cell>
          <table:table-cell table:number-columns-repeated="1021"/>
        </table:table-row>
        <table:table-row table:style-name="ro10">
          <table:table-cell table:style-name="ce110" table:number-columns-repeated="2"/>
          <table:table-cell table:number-columns-repeated="1022"/>
        </table:table-row>
        <table:table-row table:style-name="ro11">
          <table:table-cell table:style-name="ce121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 table:style-name="ce120"/>
          <table:table-cell table:number-columns-repeated="1020"/>
        </table:table-row>
        <table:table-row table:style-name="ro11">
          <table:table-cell table:style-name="ce121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0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0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0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6">
        <table:table-column table:style-name="co20" table:default-cell-style-name="ce101"/>
        <table:table-column table:style-name="co15" table:number-columns-repeated="6" table:default-cell-style-name="ce107"/>
        <table:table-column table:style-name="co6" table:number-columns-repeated="1017" table:default-cell-style-name="ce98"/>
        <table:table-row table:style-name="ro10">
          <table:table-cell table:style-name="ce103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03" office:value-type="string">
            <text:p>1. Tangible Assets</text:p>
          </table:table-cell>
          <table:table-cell table:number-columns-repeated="1023"/>
        </table:table-row>
        <table:table-row table:style-name="ro15">
          <table:table-cell table:style-name="ce132"/>
          <table:table-cell table:style-name="ce133" office:value-type="string" table:number-columns-spanned="1" table:number-rows-spanned="2">
            <text:p>Land and Buildings</text:p>
          </table:table-cell>
          <table:table-cell table:style-name="ce133" office:value-type="string" table:number-columns-spanned="1" table:number-rows-spanned="2">
            <text:p>Plant and Machinery</text:p>
          </table:table-cell>
          <table:table-cell table:style-name="ce133" office:value-type="string" table:number-columns-spanned="1" table:number-rows-spanned="2">
            <text:p>Fixtures &amp; Fittings</text:p>
          </table:table-cell>
          <table:table-cell table:style-name="ce133" office:value-type="string" table:number-columns-spanned="1" table:number-rows-spanned="2">
            <text:p>Computer Equipment</text:p>
          </table:table-cell>
          <table:table-cell table:style-name="ce133" office:value-type="string" table:number-columns-spanned="1" table:number-rows-spanned="2">
            <text:p>Motor <text:s text:c="3"/>Vehicles</text:p>
          </table:table-cell>
          <table:table-cell table:style-name="ce133" office:value-type="string" table:number-columns-spanned="1" table:number-rows-spanned="2">
            <text:p>Total Tangible Assets</text:p>
          </table:table-cell>
          <table:table-cell table:style-name="ce130" table:number-columns-repeated="1017"/>
        </table:table-row>
        <table:table-row table:style-name="ro16">
          <table:table-cell table:style-name="ce132"/>
          <table:covered-table-cell table:number-columns-repeated="6"/>
          <table:table-cell table:style-name="ce130" table:number-columns-repeated="1017"/>
        </table:table-row>
        <table:table-row table:style-name="ro10">
          <table:table-cell/>
          <table:table-cell table:number-columns-repeated="6" table:style-name="ce132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03" office:value-type="string">
            <text:p>Original Cost</text:p>
          </table:table-cell>
          <table:table-cell table:style-name="ce132" table:number-columns-repeated="6"/>
          <table:table-cell table:number-columns-repeated="1017"/>
        </table:table-row>
        <table:table-row table:style-name="ro10">
          <table:table-cell table:style-name="ce103" office:value-type="string">
            <text:p>At 1st June 2008</text:p>
          </table:table-cell>
          <table:table-cell table:style-name="ce104" table:formula="of:=IF(['file:///C:/Users/Antony/diy/GB%20Accounts/GB%20Accounts%202009/GB%20Accounts%20Company%202009-05-31%20(May09)%20OpenOffice/Fixedassets.ods'#$Schedule.$E$11]&gt;0;['file:///C:/Users/Antony/diy/GB%20Accounts/GB%20Accounts%202009/GB%20Accounts%20Company%202009-05-31%20(May09)%20OpenOffice/Fixedassets.ods'#$Schedule.$E$11];0)" office:value-type="float" office:value="0">
            <text:p>0</text:p>
          </table:table-cell>
          <table:table-cell table:style-name="ce104" table:formula="of:=IF(['file:///C:/Users/Antony/diy/GB%20Accounts/GB%20Accounts%202009/GB%20Accounts%20Company%202009-05-31%20(May09)%20OpenOffice/Fixedassets.ods'#$Schedule.$E$22]&gt;0;['file:///C:/Users/Antony/diy/GB%20Accounts/GB%20Accounts%202009/GB%20Accounts%20Company%202009-05-31%20(May09)%20OpenOffice/Fixedassets.ods'#$Schedule.$E$22];0)" office:value-type="float" office:value="0">
            <text:p>0</text:p>
          </table:table-cell>
          <table:table-cell table:style-name="ce104" table:formula="of:=IF(['file:///C:/Users/Antony/diy/GB%20Accounts/GB%20Accounts%202009/GB%20Accounts%20Company%202009-05-31%20(May09)%20OpenOffice/Fixedassets.ods'#$Schedule.$E$30]&gt;0;['file:///C:/Users/Antony/diy/GB%20Accounts/GB%20Accounts%202009/GB%20Accounts%20Company%202009-05-31%20(May09)%20OpenOffice/Fixedassets.ods'#$Schedule.$E$30];0)" office:value-type="float" office:value="0">
            <text:p>0</text:p>
          </table:table-cell>
          <table:table-cell table:style-name="ce104" table:formula="of:=IF(['file:///C:/Users/Antony/diy/GB%20Accounts/GB%20Accounts%202009/GB%20Accounts%20Company%202009-05-31%20(May09)%20OpenOffice/Fixedassets.ods'#$Schedule.$E$41]&gt;0;['file:///C:/Users/Antony/diy/GB%20Accounts/GB%20Accounts%202009/GB%20Accounts%20Company%202009-05-31%20(May09)%20OpenOffice/Fixedassets.ods'#$Schedule.$E$41];0)" office:value-type="float" office:value="0">
            <text:p>0</text:p>
          </table:table-cell>
          <table:table-cell table:style-name="ce104" table:formula="of:=IF(['file:///C:/Users/Antony/diy/GB%20Accounts/GB%20Accounts%202009/GB%20Accounts%20Company%202009-05-31%20(May09)%20OpenOffice/Fixedassets.ods'#$Schedule.$E$55]&gt;0;['file:///C:/Users/Antony/diy/GB%20Accounts/GB%20Accounts%202009/GB%20Accounts%20Company%202009-05-31%20(May09)%20OpenOffice/Fixedassets.ods'#$Schedule.$E$55];0)" office:value-type="float" office:value="0">
            <text:p>0</text:p>
          </table:table-cell>
          <table:table-cell table:style-name="ce104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Additions</text:p>
          </table:table-cell>
          <table:table-cell table:style-name="ce104" table:formula="of:=IF(['file:///C:/Users/Antony/diy/GB%20Accounts/GB%20Accounts%202009/GB%20Accounts%20Company%202009-05-31%20(May09)%20OpenOffice/Fixedassets.ods'#$Schedule.$E$64]&gt;0;['file:///C:/Users/Antony/diy/GB%20Accounts/GB%20Accounts%202009/GB%20Accounts%20Company%202009-05-31%20(May09)%20OpenOffice/Fixedassets.ods'#$Schedule.$E$64];0)" office:value-type="float" office:value="0">
            <text:p>0</text:p>
          </table:table-cell>
          <table:table-cell table:style-name="ce104" table:formula="of:=IF(['file:///C:/Users/Antony/diy/GB%20Accounts/GB%20Accounts%202009/GB%20Accounts%20Company%202009-05-31%20(May09)%20OpenOffice/Fixedassets.ods'#$Schedule.$E$75]&gt;0;['file:///C:/Users/Antony/diy/GB%20Accounts/GB%20Accounts%202009/GB%20Accounts%20Company%202009-05-31%20(May09)%20OpenOffice/Fixedassets.ods'#$Schedule.$E$75];0)" office:value-type="float" office:value="0">
            <text:p>0</text:p>
          </table:table-cell>
          <table:table-cell table:style-name="ce104" table:formula="of:=IF(['file:///C:/Users/Antony/diy/GB%20Accounts/GB%20Accounts%202009/GB%20Accounts%20Company%202009-05-31%20(May09)%20OpenOffice/Fixedassets.ods'#$Schedule.$E$83]&gt;0;['file:///C:/Users/Antony/diy/GB%20Accounts/GB%20Accounts%202009/GB%20Accounts%20Company%202009-05-31%20(May09)%20OpenOffice/Fixedassets.ods'#$Schedule.$E$83];0)" office:value-type="float" office:value="0">
            <text:p>0</text:p>
          </table:table-cell>
          <table:table-cell table:style-name="ce104" table:formula="of:=IF(['file:///C:/Users/Antony/diy/GB%20Accounts/GB%20Accounts%202009/GB%20Accounts%20Company%202009-05-31%20(May09)%20OpenOffice/Fixedassets.ods'#$Schedule.$E$94]&gt;0;['file:///C:/Users/Antony/diy/GB%20Accounts/GB%20Accounts%202009/GB%20Accounts%20Company%202009-05-31%20(May09)%20OpenOffice/Fixedassets.ods'#$Schedule.$E$94];0)" office:value-type="float" office:value="0">
            <text:p>0</text:p>
          </table:table-cell>
          <table:table-cell table:style-name="ce104" table:formula="of:=IF(['file:///C:/Users/Antony/diy/GB%20Accounts/GB%20Accounts%202009/GB%20Accounts%20Company%202009-05-31%20(May09)%20OpenOffice/Fixedassets.ods'#$Schedule.$E$108]&gt;0;['file:///C:/Users/Antony/diy/GB%20Accounts/GB%20Accounts%202009/GB%20Accounts%20Company%202009-05-31%20(May09)%20OpenOffice/Fixedassets.ods'#$Schedule.$E$108];0)" office:value-type="float" office:value="0">
            <text:p>0</text:p>
          </table:table-cell>
          <table:table-cell table:style-name="ce104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Disposals</text:p>
          </table:table-cell>
          <table:table-cell table:style-name="ce104" table:formula="of:=IF((['file:///C:/Users/Antony/diy/GB%20Accounts/GB%20Accounts%202009/GB%20Accounts%20Company%202009-05-31%20(May09)%20OpenOffice/Fixedassets.ods'#$Schedule.$W$11]+['file:///C:/Users/Antony/diy/GB%20Accounts/GB%20Accounts%202009/GB%20Accounts%20Company%202009-05-31%20(May09)%20OpenOffice/Fixedassets.ods'#$Schedule.$W$64])&gt;0;['file:///C:/Users/Antony/diy/GB%20Accounts/GB%20Accounts%202009/GB%20Accounts%20Company%202009-05-31%20(May09)%20OpenOffice/Fixedassets.ods'#$Schedule.$W$11]+['file:///C:/Users/Antony/diy/GB%20Accounts/GB%20Accounts%202009/GB%20Accounts%20Company%202009-05-31%20(May09)%20OpenOffice/Fixedassets.ods'#$Schedule.$W$64];0)" office:value-type="float" office:value="0">
            <text:p>0</text:p>
          </table:table-cell>
          <table:table-cell table:style-name="ce104" table:formula="of:=IF((['file:///C:/Users/Antony/diy/GB%20Accounts/GB%20Accounts%202009/GB%20Accounts%20Company%202009-05-31%20(May09)%20OpenOffice/Fixedassets.ods'#$Schedule.$W$22]+['file:///C:/Users/Antony/diy/GB%20Accounts/GB%20Accounts%202009/GB%20Accounts%20Company%202009-05-31%20(May09)%20OpenOffice/Fixedassets.ods'#$Schedule.$W$75])&gt;0;['file:///C:/Users/Antony/diy/GB%20Accounts/GB%20Accounts%202009/GB%20Accounts%20Company%202009-05-31%20(May09)%20OpenOffice/Fixedassets.ods'#$Schedule.$W$22]+['file:///C:/Users/Antony/diy/GB%20Accounts/GB%20Accounts%202009/GB%20Accounts%20Company%202009-05-31%20(May09)%20OpenOffice/Fixedassets.ods'#$Schedule.$W$75];0)" office:value-type="float" office:value="0">
            <text:p>0</text:p>
          </table:table-cell>
          <table:table-cell table:style-name="ce104" table:formula="of:=IF((['file:///C:/Users/Antony/diy/GB%20Accounts/GB%20Accounts%202009/GB%20Accounts%20Company%202009-05-31%20(May09)%20OpenOffice/Fixedassets.ods'#$Schedule.$W$30]+['file:///C:/Users/Antony/diy/GB%20Accounts/GB%20Accounts%202009/GB%20Accounts%20Company%202009-05-31%20(May09)%20OpenOffice/Fixedassets.ods'#$Schedule.$W$83])&gt;0;['file:///C:/Users/Antony/diy/GB%20Accounts/GB%20Accounts%202009/GB%20Accounts%20Company%202009-05-31%20(May09)%20OpenOffice/Fixedassets.ods'#$Schedule.$W$30]+['file:///C:/Users/Antony/diy/GB%20Accounts/GB%20Accounts%202009/GB%20Accounts%20Company%202009-05-31%20(May09)%20OpenOffice/Fixedassets.ods'#$Schedule.$W$83];0)" office:value-type="float" office:value="0">
            <text:p>0</text:p>
          </table:table-cell>
          <table:table-cell table:style-name="ce104" table:formula="of:=IF((['file:///C:/Users/Antony/diy/GB%20Accounts/GB%20Accounts%202009/GB%20Accounts%20Company%202009-05-31%20(May09)%20OpenOffice/Fixedassets.ods'#$Schedule.$W$41]+['file:///C:/Users/Antony/diy/GB%20Accounts/GB%20Accounts%202009/GB%20Accounts%20Company%202009-05-31%20(May09)%20OpenOffice/Fixedassets.ods'#$Schedule.$W$94])&gt;0;['file:///C:/Users/Antony/diy/GB%20Accounts/GB%20Accounts%202009/GB%20Accounts%20Company%202009-05-31%20(May09)%20OpenOffice/Fixedassets.ods'#$Schedule.$W$41]+['file:///C:/Users/Antony/diy/GB%20Accounts/GB%20Accounts%202009/GB%20Accounts%20Company%202009-05-31%20(May09)%20OpenOffice/Fixedassets.ods'#$Schedule.$W$94];0)" office:value-type="float" office:value="0">
            <text:p>0</text:p>
          </table:table-cell>
          <table:table-cell table:style-name="ce104" table:formula="of:=IF((['file:///C:/Users/Antony/diy/GB%20Accounts/GB%20Accounts%202009/GB%20Accounts%20Company%202009-05-31%20(May09)%20OpenOffice/Fixedassets.ods'#$Schedule.$W$55]+['file:///C:/Users/Antony/diy/GB%20Accounts/GB%20Accounts%202009/GB%20Accounts%20Company%202009-05-31%20(May09)%20OpenOffice/Fixedassets.ods'#$Schedule.$W$108])&gt;0;['file:///C:/Users/Antony/diy/GB%20Accounts/GB%20Accounts%202009/GB%20Accounts%20Company%202009-05-31%20(May09)%20OpenOffice/Fixedassets.ods'#$Schedule.$W$55]+['file:///C:/Users/Antony/diy/GB%20Accounts/GB%20Accounts%202009/GB%20Accounts%20Company%202009-05-31%20(May09)%20OpenOffice/Fixedassets.ods'#$Schedule.$W$108];0)" office:value-type="float" office:value="0">
            <text:p>0</text:p>
          </table:table-cell>
          <table:table-cell table:style-name="ce104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03" office:value-type="string">
            <text:p>At 31 May 2009</text:p>
          </table:table-cell>
          <table:table-cell table:style-name="ce104" table:formula="of:=[.B8]+[.B9]-[.B10]" office:value-type="float" office:value="0">
            <text:p>0</text:p>
          </table:table-cell>
          <table:table-cell table:style-name="ce104" table:formula="of:=[.C8]+[.C9]-[.C10]" office:value-type="float" office:value="0">
            <text:p>0</text:p>
          </table:table-cell>
          <table:table-cell table:style-name="ce104" table:formula="of:=[.D8]+[.D9]-[.D10]" office:value-type="float" office:value="0">
            <text:p>0</text:p>
          </table:table-cell>
          <table:table-cell table:style-name="ce104" table:formula="of:=[.E8]+[.E9]-[.E10]" office:value-type="float" office:value="0">
            <text:p>0</text:p>
          </table:table-cell>
          <table:table-cell table:style-name="ce104" table:formula="of:=[.F8]+[.F9]-[.F10]" office:value-type="float" office:value="0">
            <text:p>0</text:p>
          </table:table-cell>
          <table:table-cell table:style-name="ce104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04" table:number-columns-repeated="6"/>
          <table:table-cell table:number-columns-repeated="1017"/>
        </table:table-row>
        <table:table-row table:style-name="ro10">
          <table:table-cell table:style-name="ce103" office:value-type="string">
            <text:p>Depreciation</text:p>
          </table:table-cell>
          <table:table-cell table:style-name="ce104" table:number-columns-repeated="6"/>
          <table:table-cell table:number-columns-repeated="1017"/>
        </table:table-row>
        <table:table-row table:style-name="ro10">
          <table:table-cell table:style-name="ce103" table:formula="of:=[.A8]" office:value-type="string" office:string-value="At 1st June 2008">
            <text:p>At 1st June 2008</text:p>
          </table:table-cell>
          <table:table-cell table:style-name="ce104" table:formula="of:=IF(['file:///C:/Users/Antony/diy/GB%20Accounts/GB%20Accounts%202009/GB%20Accounts%20Company%202009-05-31%20(May09)%20OpenOffice/Fixedassets.ods'#$Schedule.$F$11]&gt;0;['file:///C:/Users/Antony/diy/GB%20Accounts/GB%20Accounts%202009/GB%20Accounts%20Company%202009-05-31%20(May09)%20OpenOffice/Fixedassets.ods'#$Schedule.$F$11];0)" office:value-type="float" office:value="0">
            <text:p>0</text:p>
          </table:table-cell>
          <table:table-cell table:style-name="ce104" table:formula="of:=IF(['file:///C:/Users/Antony/diy/GB%20Accounts/GB%20Accounts%202009/GB%20Accounts%20Company%202009-05-31%20(May09)%20OpenOffice/Fixedassets.ods'#$Schedule.$F$22]&gt;0;['file:///C:/Users/Antony/diy/GB%20Accounts/GB%20Accounts%202009/GB%20Accounts%20Company%202009-05-31%20(May09)%20OpenOffice/Fixedassets.ods'#$Schedule.$F$22];0)" office:value-type="float" office:value="0">
            <text:p>0</text:p>
          </table:table-cell>
          <table:table-cell table:style-name="ce104" table:formula="of:=IF(['file:///C:/Users/Antony/diy/GB%20Accounts/GB%20Accounts%202009/GB%20Accounts%20Company%202009-05-31%20(May09)%20OpenOffice/Fixedassets.ods'#$Schedule.$F$30]&gt;0;['file:///C:/Users/Antony/diy/GB%20Accounts/GB%20Accounts%202009/GB%20Accounts%20Company%202009-05-31%20(May09)%20OpenOffice/Fixedassets.ods'#$Schedule.$F$30];0)" office:value-type="float" office:value="0">
            <text:p>0</text:p>
          </table:table-cell>
          <table:table-cell table:style-name="ce104" table:formula="of:=IF(['file:///C:/Users/Antony/diy/GB%20Accounts/GB%20Accounts%202009/GB%20Accounts%20Company%202009-05-31%20(May09)%20OpenOffice/Fixedassets.ods'#$Schedule.$F$41]&gt;0;['file:///C:/Users/Antony/diy/GB%20Accounts/GB%20Accounts%202009/GB%20Accounts%20Company%202009-05-31%20(May09)%20OpenOffice/Fixedassets.ods'#$Schedule.$F$41];0)" office:value-type="float" office:value="0">
            <text:p>0</text:p>
          </table:table-cell>
          <table:table-cell table:style-name="ce104" table:formula="of:=IF(['file:///C:/Users/Antony/diy/GB%20Accounts/GB%20Accounts%202009/GB%20Accounts%20Company%202009-05-31%20(May09)%20OpenOffice/Fixedassets.ods'#$Schedule.$F$55]&gt;0;['file:///C:/Users/Antony/diy/GB%20Accounts/GB%20Accounts%202009/GB%20Accounts%20Company%202009-05-31%20(May09)%20OpenOffice/Fixedassets.ods'#$Schedule.$F$55];0)" office:value-type="float" office:value="0">
            <text:p>0</text:p>
          </table:table-cell>
          <table:table-cell table:style-name="ce104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Charge for the year</text:p>
          </table:table-cell>
          <table:table-cell table:style-name="ce104" table:formula="of:=IF((['file:///C:/Users/Antony/diy/GB%20Accounts/GB%20Accounts%202009/GB%20Accounts%20Company%202009-05-31%20(May09)%20OpenOffice/Fixedassets.ods'#$Schedule.$I$11]+['file:///C:/Users/Antony/diy/GB%20Accounts/GB%20Accounts%202009/GB%20Accounts%20Company%202009-05-31%20(May09)%20OpenOffice/Fixedassets.ods'#$Schedule.$I$64])&gt;0;['file:///C:/Users/Antony/diy/GB%20Accounts/GB%20Accounts%202009/GB%20Accounts%20Company%202009-05-31%20(May09)%20OpenOffice/Fixedassets.ods'#$Schedule.$I$11]+['file:///C:/Users/Antony/diy/GB%20Accounts/GB%20Accounts%202009/GB%20Accounts%20Company%202009-05-31%20(May09)%20OpenOffice/Fixedassets.ods'#$Schedule.$I$64];0)" office:value-type="float" office:value="0">
            <text:p>0</text:p>
          </table:table-cell>
          <table:table-cell table:style-name="ce104" table:formula="of:=IF((['file:///C:/Users/Antony/diy/GB%20Accounts/GB%20Accounts%202009/GB%20Accounts%20Company%202009-05-31%20(May09)%20OpenOffice/Fixedassets.ods'#$Schedule.$I$22]+['file:///C:/Users/Antony/diy/GB%20Accounts/GB%20Accounts%202009/GB%20Accounts%20Company%202009-05-31%20(May09)%20OpenOffice/Fixedassets.ods'#$Schedule.$I$75])&gt;0;['file:///C:/Users/Antony/diy/GB%20Accounts/GB%20Accounts%202009/GB%20Accounts%20Company%202009-05-31%20(May09)%20OpenOffice/Fixedassets.ods'#$Schedule.$I$22]+['file:///C:/Users/Antony/diy/GB%20Accounts/GB%20Accounts%202009/GB%20Accounts%20Company%202009-05-31%20(May09)%20OpenOffice/Fixedassets.ods'#$Schedule.$I$75];0)" office:value-type="float" office:value="0">
            <text:p>0</text:p>
          </table:table-cell>
          <table:table-cell table:style-name="ce104" table:formula="of:=IF((['file:///C:/Users/Antony/diy/GB%20Accounts/GB%20Accounts%202009/GB%20Accounts%20Company%202009-05-31%20(May09)%20OpenOffice/Fixedassets.ods'#$Schedule.$I$30]+['file:///C:/Users/Antony/diy/GB%20Accounts/GB%20Accounts%202009/GB%20Accounts%20Company%202009-05-31%20(May09)%20OpenOffice/Fixedassets.ods'#$Schedule.$I$83])&gt;0;['file:///C:/Users/Antony/diy/GB%20Accounts/GB%20Accounts%202009/GB%20Accounts%20Company%202009-05-31%20(May09)%20OpenOffice/Fixedassets.ods'#$Schedule.$I$30]+['file:///C:/Users/Antony/diy/GB%20Accounts/GB%20Accounts%202009/GB%20Accounts%20Company%202009-05-31%20(May09)%20OpenOffice/Fixedassets.ods'#$Schedule.$I$83];0)" office:value-type="float" office:value="0">
            <text:p>0</text:p>
          </table:table-cell>
          <table:table-cell table:style-name="ce104" table:formula="of:=IF((['file:///C:/Users/Antony/diy/GB%20Accounts/GB%20Accounts%202009/GB%20Accounts%20Company%202009-05-31%20(May09)%20OpenOffice/Fixedassets.ods'#$Schedule.$I$41]+['file:///C:/Users/Antony/diy/GB%20Accounts/GB%20Accounts%202009/GB%20Accounts%20Company%202009-05-31%20(May09)%20OpenOffice/Fixedassets.ods'#$Schedule.$I$94])&gt;0;['file:///C:/Users/Antony/diy/GB%20Accounts/GB%20Accounts%202009/GB%20Accounts%20Company%202009-05-31%20(May09)%20OpenOffice/Fixedassets.ods'#$Schedule.$I$41]+['file:///C:/Users/Antony/diy/GB%20Accounts/GB%20Accounts%202009/GB%20Accounts%20Company%202009-05-31%20(May09)%20OpenOffice/Fixedassets.ods'#$Schedule.$I$94];0)" office:value-type="float" office:value="0">
            <text:p>0</text:p>
          </table:table-cell>
          <table:table-cell table:style-name="ce104" table:formula="of:=IF((['file:///C:/Users/Antony/diy/GB%20Accounts/GB%20Accounts%202009/GB%20Accounts%20Company%202009-05-31%20(May09)%20OpenOffice/Fixedassets.ods'#$Schedule.$I$55]+['file:///C:/Users/Antony/diy/GB%20Accounts/GB%20Accounts%202009/GB%20Accounts%20Company%202009-05-31%20(May09)%20OpenOffice/Fixedassets.ods'#$Schedule.$I$108])&gt;0;['file:///C:/Users/Antony/diy/GB%20Accounts/GB%20Accounts%202009/GB%20Accounts%20Company%202009-05-31%20(May09)%20OpenOffice/Fixedassets.ods'#$Schedule.$I$55]+['file:///C:/Users/Antony/diy/GB%20Accounts/GB%20Accounts%202009/GB%20Accounts%20Company%202009-05-31%20(May09)%20OpenOffice/Fixedassets.ods'#$Schedule.$I$108];0)" office:value-type="float" office:value="0">
            <text:p>0</text:p>
          </table:table-cell>
          <table:table-cell table:style-name="ce104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On Disposals</text:p>
          </table:table-cell>
          <table:table-cell table:style-name="ce104" table:formula="of:=IF((['file:///C:/Users/Antony/diy/GB%20Accounts/GB%20Accounts%202009/GB%20Accounts%20Company%202009-05-31%20(May09)%20OpenOffice/Fixedassets.ods'#$Schedule.$X$11]+['file:///C:/Users/Antony/diy/GB%20Accounts/GB%20Accounts%202009/GB%20Accounts%20Company%202009-05-31%20(May09)%20OpenOffice/Fixedassets.ods'#$Schedule.$X$64])&gt;0;['file:///C:/Users/Antony/diy/GB%20Accounts/GB%20Accounts%202009/GB%20Accounts%20Company%202009-05-31%20(May09)%20OpenOffice/Fixedassets.ods'#$Schedule.$X$11]+['file:///C:/Users/Antony/diy/GB%20Accounts/GB%20Accounts%202009/GB%20Accounts%20Company%202009-05-31%20(May09)%20OpenOffice/Fixedassets.ods'#$Schedule.$X$64];0)" office:value-type="float" office:value="0">
            <text:p>0</text:p>
          </table:table-cell>
          <table:table-cell table:style-name="ce104" table:formula="of:=IF((['file:///C:/Users/Antony/diy/GB%20Accounts/GB%20Accounts%202009/GB%20Accounts%20Company%202009-05-31%20(May09)%20OpenOffice/Fixedassets.ods'#$Schedule.$X$22]+['file:///C:/Users/Antony/diy/GB%20Accounts/GB%20Accounts%202009/GB%20Accounts%20Company%202009-05-31%20(May09)%20OpenOffice/Fixedassets.ods'#$Schedule.$X$75])&gt;0;['file:///C:/Users/Antony/diy/GB%20Accounts/GB%20Accounts%202009/GB%20Accounts%20Company%202009-05-31%20(May09)%20OpenOffice/Fixedassets.ods'#$Schedule.$X$22]+['file:///C:/Users/Antony/diy/GB%20Accounts/GB%20Accounts%202009/GB%20Accounts%20Company%202009-05-31%20(May09)%20OpenOffice/Fixedassets.ods'#$Schedule.$X$75];0)" office:value-type="float" office:value="0">
            <text:p>0</text:p>
          </table:table-cell>
          <table:table-cell table:style-name="ce104" table:formula="of:=IF((['file:///C:/Users/Antony/diy/GB%20Accounts/GB%20Accounts%202009/GB%20Accounts%20Company%202009-05-31%20(May09)%20OpenOffice/Fixedassets.ods'#$Schedule.$X$30]+['file:///C:/Users/Antony/diy/GB%20Accounts/GB%20Accounts%202009/GB%20Accounts%20Company%202009-05-31%20(May09)%20OpenOffice/Fixedassets.ods'#$Schedule.$X$83])&gt;0;['file:///C:/Users/Antony/diy/GB%20Accounts/GB%20Accounts%202009/GB%20Accounts%20Company%202009-05-31%20(May09)%20OpenOffice/Fixedassets.ods'#$Schedule.$X$30]+['file:///C:/Users/Antony/diy/GB%20Accounts/GB%20Accounts%202009/GB%20Accounts%20Company%202009-05-31%20(May09)%20OpenOffice/Fixedassets.ods'#$Schedule.$X$83];0)" office:value-type="float" office:value="0">
            <text:p>0</text:p>
          </table:table-cell>
          <table:table-cell table:style-name="ce104" table:formula="of:=IF((['file:///C:/Users/Antony/diy/GB%20Accounts/GB%20Accounts%202009/GB%20Accounts%20Company%202009-05-31%20(May09)%20OpenOffice/Fixedassets.ods'#$Schedule.$X$41]+['file:///C:/Users/Antony/diy/GB%20Accounts/GB%20Accounts%202009/GB%20Accounts%20Company%202009-05-31%20(May09)%20OpenOffice/Fixedassets.ods'#$Schedule.$X$94])&gt;0;['file:///C:/Users/Antony/diy/GB%20Accounts/GB%20Accounts%202009/GB%20Accounts%20Company%202009-05-31%20(May09)%20OpenOffice/Fixedassets.ods'#$Schedule.$X$41]+['file:///C:/Users/Antony/diy/GB%20Accounts/GB%20Accounts%202009/GB%20Accounts%20Company%202009-05-31%20(May09)%20OpenOffice/Fixedassets.ods'#$Schedule.$X$94];0)" office:value-type="float" office:value="0">
            <text:p>0</text:p>
          </table:table-cell>
          <table:table-cell table:style-name="ce104" table:formula="of:=IF((['file:///C:/Users/Antony/diy/GB%20Accounts/GB%20Accounts%202009/GB%20Accounts%20Company%202009-05-31%20(May09)%20OpenOffice/Fixedassets.ods'#$Schedule.$X$55]+['file:///C:/Users/Antony/diy/GB%20Accounts/GB%20Accounts%202009/GB%20Accounts%20Company%202009-05-31%20(May09)%20OpenOffice/Fixedassets.ods'#$Schedule.$X$108])&gt;0;['file:///C:/Users/Antony/diy/GB%20Accounts/GB%20Accounts%202009/GB%20Accounts%20Company%202009-05-31%20(May09)%20OpenOffice/Fixedassets.ods'#$Schedule.$X$55]+['file:///C:/Users/Antony/diy/GB%20Accounts/GB%20Accounts%202009/GB%20Accounts%20Company%202009-05-31%20(May09)%20OpenOffice/Fixedassets.ods'#$Schedule.$X$108];0)" office:value-type="float" office:value="0">
            <text:p>0</text:p>
          </table:table-cell>
          <table:table-cell table:style-name="ce104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03" table:formula="of:=[.A11]" office:value-type="string" office:string-value="At 31 May 2009">
            <text:p>At 31 May 2009</text:p>
          </table:table-cell>
          <table:table-cell table:style-name="ce104" table:formula="of:=[.B14]-[.B16]+[.B15]" office:value-type="float" office:value="0">
            <text:p>0</text:p>
          </table:table-cell>
          <table:table-cell table:style-name="ce104" table:formula="of:=[.C14]-[.C16]+[.C15]" office:value-type="float" office:value="0">
            <text:p>0</text:p>
          </table:table-cell>
          <table:table-cell table:style-name="ce104" table:formula="of:=[.D14]-[.D16]+[.D15]" office:value-type="float" office:value="0">
            <text:p>0</text:p>
          </table:table-cell>
          <table:table-cell table:style-name="ce104" table:formula="of:=[.E14]-[.E16]+[.E15]" office:value-type="float" office:value="0">
            <text:p>0</text:p>
          </table:table-cell>
          <table:table-cell table:style-name="ce104" table:formula="of:=[.F14]-[.F16]+[.F15]" office:value-type="float" office:value="0">
            <text:p>0</text:p>
          </table:table-cell>
          <table:table-cell table:style-name="ce104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04" table:number-columns-repeated="6"/>
          <table:table-cell table:number-columns-repeated="1017"/>
        </table:table-row>
        <table:table-row table:style-name="ro10">
          <table:table-cell table:style-name="ce103" office:value-type="string">
            <text:p>Net Book Value</text:p>
          </table:table-cell>
          <table:table-cell table:style-name="ce104" table:number-columns-repeated="6"/>
          <table:table-cell table:number-columns-repeated="1017"/>
        </table:table-row>
        <table:table-row table:style-name="ro10">
          <table:table-cell table:style-name="ce103" table:formula="of:=[.A11]" office:value-type="string" office:string-value="At 31 May 2009">
            <text:p>At 31 May 2009</text:p>
          </table:table-cell>
          <table:table-cell table:style-name="ce134" table:formula="of:=[.B11]-[.B17]" office:value-type="float" office:value="0">
            <text:p>0</text:p>
          </table:table-cell>
          <table:table-cell table:style-name="ce134" table:formula="of:=[.C11]-[.C17]" office:value-type="float" office:value="0">
            <text:p>0</text:p>
          </table:table-cell>
          <table:table-cell table:style-name="ce134" table:formula="of:=[.D11]-[.D17]" office:value-type="float" office:value="0">
            <text:p>0</text:p>
          </table:table-cell>
          <table:table-cell table:style-name="ce134" table:formula="of:=[.E11]-[.E17]" office:value-type="float" office:value="0">
            <text:p>0</text:p>
          </table:table-cell>
          <table:table-cell table:style-name="ce134" table:formula="of:=[.F11]-[.F17]" office:value-type="float" office:value="0">
            <text:p>0</text:p>
          </table:table-cell>
          <table:table-cell table:style-name="ce134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35" table:formula="of:=['file:///C:/Users/Antony/diy/GB%20Accounts/GB%20Accounts%202009/GB%20Accounts%20Company%202009-05-31%20(May09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35" table:formula="of:=['file:///C:/Users/Antony/diy/GB%20Accounts/GB%20Accounts%202009/GB%20Accounts%20Company%202009-05-31%20(May09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35" table:formula="of:=['file:///C:/Users/Antony/diy/GB%20Accounts/GB%20Accounts%202009/GB%20Accounts%20Company%202009-05-31%20(May09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35" table:formula="of:=['file:///C:/Users/Antony/diy/GB%20Accounts/GB%20Accounts%202009/GB%20Accounts%20Company%202009-05-31%20(May09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31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35" table:formula="of:=['file:///C:/Users/Antony/diy/GB%20Accounts/GB%20Accounts%202009/GB%20Accounts%20Company%202009-05-31%20(May09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03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37" table:formula="of:=[$TrialBalance.EJ66]" office:value-type="currency" office:currency="GBP" office:value="0">
            <text:p>£0</text:p>
          </table:table-cell>
          <table:table-cell table:style-name="ce98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03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office:value-type="string">
            <text:p>Gross dividend declared declared for the year ended </text:p>
          </table:table-cell>
          <table:table-cell table:style-name="ce98"/>
          <table:table-cell/>
          <table:table-cell table:style-name="ce136" table:formula="of:=[$PubBalSht.D3]" office:value-type="date" office:date-value="2009-05-31" table:number-columns-spanned="2" table:number-rows-spanned="1">
            <text:p>Sunday, May 31, 2009</text:p>
          </table:table-cell>
          <table:covered-table-cell/>
          <table:table-cell table:style-name="ce137" table:formula="of:=['file:///C:/Users/Antony/diy/GB%20Accounts/GB%20Accounts%202009/GB%20Accounts%20Company%202009-05-31%20(May09)%20OpenOffice/Companysecretary.ods'#$Boardmeeting.$E$4]" office:value-type="currency" office:currency="GBP" office:value="0">
            <text:p>£0</text:p>
          </table:table-cell>
          <table:table-cell table:style-name="ce136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03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136" table:formula="of:=[$PubBalSht.D3]" office:value-type="date" office:date-value="2009-05-31" table:number-columns-spanned="2" table:number-rows-spanned="1">
            <text:p>Sunday, May 31, 2009</text:p>
          </table:table-cell>
          <table:covered-table-cell/>
          <table:table-cell table:style-name="ce137" table:formula="of:=[$CorporationTax.J35]" office:value-type="currency" office:currency="GBP" office:value="0">
            <text:p>£0</text:p>
          </table:table-cell>
          <table:table-cell table:style-name="ce98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7">
        <table:table-column table:style-name="co21" table:default-cell-style-name="ce138"/>
        <table:table-column table:style-name="co22" table:default-cell-style-name="ce138"/>
        <table:table-column table:style-name="co23" table:default-cell-style-name="ce138"/>
        <table:table-column table:style-name="co24" table:default-cell-style-name="ce138"/>
        <table:table-column table:style-name="co25" table:default-cell-style-name="ce138"/>
        <table:table-column table:style-name="co6" table:default-cell-style-name="ce138"/>
        <table:table-column table:style-name="co26" table:default-cell-style-name="ce138"/>
        <table:table-column table:style-name="co27" table:default-cell-style-name="ce138"/>
        <table:table-column table:style-name="co28" table:default-cell-style-name="ce138"/>
        <table:table-column table:style-name="co6" table:number-columns-repeated="1015" table:default-cell-style-name="ce138"/>
        <table:table-row table:style-name="ro4" table:number-rows-repeated="11">
          <table:table-cell table:number-columns-repeated="1024"/>
        </table:table-row>
        <table:table-row table:style-name="ro17">
          <table:table-cell table:style-name="ce139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7">
          <table:table-cell table:number-columns-repeated="1024"/>
        </table:table-row>
        <table:table-row table:style-name="ro18">
          <table:table-cell table:style-name="ce140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8">
          <table:table-cell table:style-name="ce141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163" table:formula="of:=[$PubBalSht.D3]" office:value-type="date" office:date-value="2009-05-31" table:number-columns-spanned="4" table:number-rows-spanned="1">
            <text:p>Sunday, May 31, 2009</text:p>
          </table:table-cell>
          <table:covered-table-cell table:number-columns-repeated="3"/>
          <table:table-cell table:number-columns-repeated="1015"/>
        </table:table-row>
        <table:table-row table:style-name="ro4" table:number-rows-repeated="23">
          <table:table-cell table:number-columns-repeated="1024"/>
        </table:table-row>
        <table:table-row table:style-name="ro4">
          <table:table-cell/>
          <table:table-cell table:style-name="ce152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46" table:number-columns-repeated="5"/>
          <table:table-cell table:number-columns-repeated="1015"/>
        </table:table-row>
        <table:table-row table:style-name="ro4">
          <table:table-cell/>
          <table:table-cell table:style-name="ce152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46" table:number-columns-repeated="5"/>
          <table:table-cell table:number-columns-repeated="1015"/>
        </table:table-row>
        <table:table-row table:style-name="ro4">
          <table:table-cell/>
          <table:table-cell table:style-name="ce152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46" table:number-columns-repeated="5"/>
          <table:table-cell table:number-columns-repeated="1015"/>
        </table:table-row>
        <table:table-row table:style-name="ro4">
          <table:table-cell/>
          <table:table-cell table:style-name="ce152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46" table:number-columns-repeated="5"/>
          <table:table-cell table:number-columns-repeated="1015"/>
        </table:table-row>
        <table:table-row table:style-name="ro19">
          <table:table-cell/>
          <table:table-cell table:style-name="ce146" office:value-type="string">
            <text:p>Tel No.</text:p>
          </table:table-cell>
          <table:table-cell table:style-name="ce154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161"/>
          <table:table-cell table:style-name="ce161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54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4" table:number-rows-repeated="4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17">
          <table:table-cell table:style-name="ce139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156" office:value-type="string">
            <text:p>CLIENT CERTIFICATE</text:p>
          </table:table-cell>
          <table:table-cell table:style-name="ce156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164" table:formula="of:=[$'PubP&amp;L'.D5]" office:value-type="date" office:date-value="2009-05-31" table:number-columns-spanned="2" table:number-rows-spanned="1">
            <text:p>Sunday, May 31, 2009</text:p>
          </table:table-cell>
          <table:covered-table-cell/>
          <table:table-cell table:number-columns-repeated="1017"/>
        </table:table-row>
        <table:table-row table:style-name="ro4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DIRECTOR</text:p>
          </table:table-cell>
          <table:table-cell/>
          <table:table-cell table:style-name="ce157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Dated</text:p>
          </table:table-cell>
          <table:table-cell/>
          <table:table-cell table:style-name="ce158" table:formula="of:=TODAY()" office:value-type="date" office:date-value="2011-02-25" table:number-columns-spanned="3" table:number-rows-spanned="1">
            <text:p>Friday, February 25, 2011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1">
          <table:table-cell table:style-name="ce142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156" table:number-columns-repeated="1015"/>
        </table:table-row>
        <table:table-row table:style-name="ro22">
          <table:table-cell table:style-name="ce143"/>
          <table:table-cell table:style-name="ce153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167" table:formula="of:=[$'PubP&amp;L'.D5]" office:value-type="date" office:date-value="2009-05-31" table:number-columns-spanned="3" table:number-rows-spanned="1">
            <text:p>Sunday, May 31, 2009</text:p>
          </table:table-cell>
          <table:covered-table-cell table:number-columns-repeated="2"/>
          <table:table-cell table:style-name="ce143" table:number-columns-repeated="1015"/>
        </table:table-row>
        <table:table-row table:style-name="ro4">
          <table:table-cell table:number-columns-repeated="1024"/>
        </table:table-row>
        <table:table-row table:style-name="ro19">
          <table:table-cell table:style-name="ce144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46" table:number-columns-repeated="1015"/>
        </table:table-row>
        <table:table-row table:style-name="ro4">
          <table:table-cell table:style-name="ce145" office:value-type="string" table:number-columns-spanned="2" table:number-rows-spanned="1">
            <text:p>12 months ended</text:p>
          </table:table-cell>
          <table:covered-table-cell/>
          <table:table-cell table:style-name="ce155" table:formula="of:=[$'PubP&amp;L'.D5]" office:value-type="date" office:date-value="2009-05-31" table:number-columns-spanned="2" table:number-rows-spanned="1">
            <text:p>Sunday, May 31, 2009</text:p>
          </table:table-cell>
          <table:covered-table-cell/>
          <table:table-cell table:style-name="ce146" table:number-columns-repeated="1020"/>
        </table:table-row>
        <table:table-row table:style-name="ro4">
          <table:table-cell table:style-name="ce146" table:number-columns-repeated="1024"/>
        </table:table-row>
        <table:table-row table:style-name="ro23">
          <table:table-cell table:style-name="ce147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162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46" table:number-columns-repeated="1015"/>
        </table:table-row>
        <table:table-row table:style-name="ro4">
          <table:table-cell table:style-name="ce148" table:number-columns-spanned="9" table:number-rows-spanned="1"/>
          <table:covered-table-cell table:number-columns-repeated="8"/>
          <table:table-cell table:style-name="ce146" table:number-columns-repeated="1015"/>
        </table:table-row>
        <table:table-row table:style-name="ro19">
          <table:table-cell table:style-name="ce149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169" table:number-columns-repeated="1015"/>
        </table:table-row>
        <table:table-row table:style-name="ro23">
          <table:table-cell table:style-name="ce147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60" table:formula="of:=[$'PubP&amp;L'.E9]" office:value-type="currency" office:currency="GBP" office:value="0">
            <text:p>£0</text:p>
          </table:table-cell>
          <table:table-cell table:style-name="ce165" office:value-type="string" table:number-columns-spanned="2" table:number-rows-spanned="1">
            <text:p>compared with</text:p>
          </table:table-cell>
          <table:covered-table-cell/>
          <table:table-cell table:style-name="ce160" table:formula="of:=[$'PubP&amp;L'.B9]" office:value-type="currency" office:currency="GBP" office:value="0">
            <text:p>£0</text:p>
          </table:table-cell>
          <table:table-cell table:style-name="ce146" office:value-type="string">
            <text:p>last year.</text:p>
          </table:table-cell>
          <table:table-cell table:style-name="ce146" table:number-columns-repeated="1015"/>
        </table:table-row>
        <table:table-row table:style-name="ro19">
          <table:table-cell table:style-name="ce147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46" table:number-columns-repeated="1015"/>
        </table:table-row>
        <table:table-row table:style-name="ro4">
          <table:table-cell table:style-name="ce150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59" table:formula="of:=IF([$'PubP&amp;L'.E9]&gt;0;[$'PubP&amp;L'.E18]/[$'PubP&amp;L'.E9];&quot; &quot;)" office:value-type="string" office:string-value=" ">
            <text:p><text:s/></text:p>
          </table:table-cell>
          <table:table-cell table:style-name="ce151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59" table:formula="of:=IF([$'PubP&amp;L'.B9]&gt;0;[$'PubP&amp;L'.B18]/[$'PubP&amp;L'.B9];&quot; &quot;)" office:value-type="string" office:string-value=" ">
            <text:p><text:s/></text:p>
          </table:table-cell>
          <table:table-cell table:style-name="ce146" table:number-columns-repeated="1015"/>
        </table:table-row>
        <table:table-row table:style-name="ro19">
          <table:table-cell table:style-name="ce147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46" table:number-columns-repeated="1015"/>
        </table:table-row>
        <table:table-row table:style-name="ro4">
          <table:table-cell table:style-name="ce147" table:number-columns-spanned="9" table:number-rows-spanned="1"/>
          <table:covered-table-cell table:number-columns-repeated="8"/>
          <table:table-cell table:style-name="ce146" table:number-columns-repeated="1015"/>
        </table:table-row>
        <table:table-row table:style-name="ro19">
          <table:table-cell table:style-name="ce149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169" table:number-columns-repeated="1015"/>
        </table:table-row>
        <table:table-row table:style-name="ro19">
          <table:table-cell table:style-name="ce147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46" table:number-columns-repeated="1015"/>
        </table:table-row>
        <table:table-row table:style-name="ro23">
          <table:table-cell table:style-name="ce147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60" table:formula="of:=['file:///C:/Users/Antony/diy/GB%20Accounts/GB%20Accounts%202009/GB%20Accounts%20Company%202009-05-31%20(May09)%20OpenOffice/Companysecretary.ods'#$Boardmeeting.$E$4]" office:value-type="currency" office:currency="GBP" office:value="0">
            <text:p>£0</text:p>
          </table:table-cell>
          <table:table-cell table:style-name="ce152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46" table:number-columns-repeated="1015"/>
        </table:table-row>
        <table:table-row table:style-name="ro4">
          <table:table-cell table:style-name="ce150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168" table:formula="of:=['file:///C:/Users/Antony/diy/GB%20Accounts/GB%20Accounts%202009/GB%20Accounts%20Company%202009-05-31%20(May09)%20OpenOffice/Companysecretary.ods'#$RegisterofMembers.$G$1]" office:value-type="float" office:value="2">
            <text:p>2</text:p>
          </table:table-cell>
          <table:table-cell table:style-name="ce146" table:number-columns-repeated="1015"/>
        </table:table-row>
        <table:table-row table:style-name="ro4">
          <table:table-cell table:style-name="ce150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46" table:number-columns-repeated="1015"/>
        </table:table-row>
        <table:table-row table:style-name="ro4">
          <table:table-cell table:style-name="ce151" table:formula="of:=IF(['file:///C:/Users/Antony/diy/GB%20Accounts/GB%20Accounts%202009/GB%20Accounts%20Company%202009-05-31%20(May09)%20OpenOffice/Companysecretary.ods'#$RegisterofMembers.$A$3]&gt;0;['file:///C:/Users/Antony/diy/GB%20Accounts/GB%20Accounts%202009/GB%20Accounts%20Company%202009-05-31%20(May09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61" office:value-type="string" table:number-columns-spanned="2" table:number-rows-spanned="1">
            <text:p>Number of shares held</text:p>
          </table:table-cell>
          <table:covered-table-cell/>
          <table:table-cell table:style-name="ce166" table:formula="of:=['file:///C:/Users/Antony/diy/GB%20Accounts/GB%20Accounts%202009/GB%20Accounts%20Company%202009-05-31%20(May09)%20OpenOffice/Companysecretary.ods'#$RegisterofMembers.$G$3]" office:value-type="float" office:value="1">
            <text:p>1</text:p>
          </table:table-cell>
          <table:table-cell table:style-name="ce151" office:value-type="string">
            <text:p>as at</text:p>
          </table:table-cell>
          <table:table-cell table:style-name="ce155" table:formula="of:=[$'PubP&amp;L'.D5]" office:value-type="date" office:date-value="2009-05-31" table:number-columns-spanned="2" table:number-rows-spanned="1">
            <text:p>Sunday, May 31, 2009</text:p>
          </table:table-cell>
          <table:covered-table-cell/>
          <table:table-cell table:style-name="ce146" table:number-columns-repeated="1015"/>
        </table:table-row>
        <table:table-row table:style-name="ro4">
          <table:table-cell table:style-name="ce151" table:formula="of:=IF(['file:///C:/Users/Antony/diy/GB%20Accounts/GB%20Accounts%202009/GB%20Accounts%20Company%202009-05-31%20(May09)%20OpenOffice/Companysecretary.ods'#$RegisterofMembers.$A$4]&gt;0;['file:///C:/Users/Antony/diy/GB%20Accounts/GB%20Accounts%202009/GB%20Accounts%20Company%202009-05-31%20(May09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61" office:value-type="string" table:number-columns-spanned="2" table:number-rows-spanned="1">
            <text:p>Number of shares held</text:p>
          </table:table-cell>
          <table:covered-table-cell/>
          <table:table-cell table:style-name="ce166" table:formula="of:=['file:///C:/Users/Antony/diy/GB%20Accounts/GB%20Accounts%202009/GB%20Accounts%20Company%202009-05-31%20(May09)%20OpenOffice/Companysecretary.ods'#$RegisterofMembers.$G$4]" office:value-type="float" office:value="1">
            <text:p>1</text:p>
          </table:table-cell>
          <table:table-cell table:style-name="ce151" office:value-type="string">
            <text:p>as at</text:p>
          </table:table-cell>
          <table:table-cell table:style-name="ce155" table:formula="of:=[$'PubP&amp;L'.D5]" office:value-type="date" office:date-value="2009-05-31" table:number-columns-spanned="2" table:number-rows-spanned="1">
            <text:p>Sunday, May 31, 2009</text:p>
          </table:table-cell>
          <table:covered-table-cell/>
          <table:table-cell table:style-name="ce146" table:number-columns-repeated="1015"/>
        </table:table-row>
        <table:table-row table:style-name="ro4">
          <table:table-cell table:style-name="ce146" table:number-columns-repeated="1024"/>
        </table:table-row>
        <table:table-row table:style-name="ro19">
          <table:table-cell table:style-name="ce149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169" table:number-columns-repeated="1015"/>
        </table:table-row>
        <table:table-row table:style-name="ro19">
          <table:table-cell table:style-name="ce147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46" table:number-columns-repeated="1015"/>
        </table:table-row>
        <table:table-row table:style-name="ro19">
          <table:table-cell table:style-name="ce147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46" table:number-columns-repeated="1015"/>
        </table:table-row>
        <table:table-row table:style-name="ro19">
          <table:table-cell table:style-name="ce147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46" table:number-columns-repeated="1015"/>
        </table:table-row>
        <table:table-row table:style-name="ro19">
          <table:table-cell table:style-name="ce147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46" table:number-columns-repeated="1015"/>
        </table:table-row>
        <table:table-row table:style-name="ro4">
          <table:table-cell table:style-name="ce147" table:number-columns-spanned="9" table:number-rows-spanned="1"/>
          <table:covered-table-cell table:number-columns-repeated="8"/>
          <table:table-cell table:style-name="ce146" table:number-columns-repeated="1015"/>
        </table:table-row>
        <table:table-row table:style-name="ro19">
          <table:table-cell table:style-name="ce147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46" table:number-columns-repeated="1015"/>
        </table:table-row>
        <table:table-row table:style-name="ro19">
          <table:table-cell table:style-name="ce147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46" table:number-columns-repeated="1015"/>
        </table:table-row>
        <table:table-row table:style-name="ro19">
          <table:table-cell table:style-name="ce147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46" table:number-columns-repeated="1015"/>
        </table:table-row>
        <table:table-row table:style-name="ro19">
          <table:table-cell table:style-name="ce147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46" table:number-columns-repeated="1015"/>
        </table:table-row>
        <table:table-row table:style-name="ro19">
          <table:table-cell table:style-name="ce147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46" table:number-columns-repeated="1015"/>
        </table:table-row>
        <table:table-row table:style-name="ro4">
          <table:table-cell table:style-name="ce147" table:number-columns-spanned="9" table:number-rows-spanned="1"/>
          <table:covered-table-cell table:number-columns-repeated="8"/>
          <table:table-cell table:style-name="ce146" table:number-columns-repeated="1015"/>
        </table:table-row>
        <table:table-row table:style-name="ro19">
          <table:table-cell table:style-name="ce147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46" table:number-columns-repeated="1015"/>
        </table:table-row>
        <table:table-row table:style-name="ro4">
          <table:table-cell table:style-name="ce150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55" table:formula="of:=[$'PubP&amp;L'.D5]" office:value-type="date" office:date-value="2009-05-31" table:number-columns-spanned="2" table:number-rows-spanned="1">
            <text:p>Sunday, May 31, 2009</text:p>
          </table:table-cell>
          <table:covered-table-cell/>
          <table:table-cell table:style-name="ce146" table:number-columns-repeated="1015"/>
        </table:table-row>
        <table:table-row table:style-name="ro19">
          <table:table-cell table:style-name="ce147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46" table:number-columns-repeated="1015"/>
        </table:table-row>
        <table:table-row table:style-name="ro19">
          <table:table-cell table:style-name="ce147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46" table:number-columns-repeated="1015"/>
        </table:table-row>
        <table:table-row table:style-name="ro4">
          <table:table-cell table:style-name="ce147" table:number-columns-spanned="9" table:number-rows-spanned="1"/>
          <table:covered-table-cell table:number-columns-repeated="8"/>
          <table:table-cell table:style-name="ce146" table:number-columns-repeated="1015"/>
        </table:table-row>
        <table:table-row table:style-name="ro4">
          <table:table-cell table:style-name="ce146" table:number-columns-repeated="1024"/>
        </table:table-row>
        <table:table-row table:style-name="ro4">
          <table:table-cell table:style-name="ce146"/>
          <table:table-cell table:style-name="ce152" table:number-columns-spanned="2" table:number-rows-spanned="1"/>
          <table:covered-table-cell/>
          <table:table-cell table:style-name="ce146" office:value-type="string">
            <text:p>Signed by</text:p>
          </table:table-cell>
          <table:table-cell table:style-name="ce146" table:number-columns-repeated="1020"/>
        </table:table-row>
        <table:table-row table:style-name="ro4">
          <table:table-cell table:style-name="ce146"/>
          <table:table-cell table:style-name="ce152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46" office:value-type="string">
            <text:p>Director</text:p>
          </table:table-cell>
          <table:table-cell table:style-name="ce146"/>
          <table:table-cell table:style-name="ce146" office:value-type="string">
            <text:p>Date:</text:p>
          </table:table-cell>
          <table:table-cell table:style-name="ce155" table:formula="of:=TODAY()" office:value-type="date" office:date-value="2011-02-25" table:number-columns-spanned="2" table:number-rows-spanned="1">
            <text:p>Friday, February 25, 2011</text:p>
          </table:table-cell>
          <table:covered-table-cell/>
          <table:table-cell table:style-name="ce146" table:number-columns-repeated="1016"/>
        </table:table-row>
        <table:table-row table:style-name="ro4" table:number-rows-repeated="2">
          <table:table-cell table:style-name="ce146" table:number-columns-repeated="1024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rporationTax" table:style-name="ta8" table:protected="true">
        <table:table-column table:style-name="co29" table:default-cell-style-name="ce98"/>
        <table:table-column table:style-name="co30" table:default-cell-style-name="ce177"/>
        <table:table-column table:style-name="co31" table:default-cell-style-name="ce98"/>
        <table:table-column table:style-name="co11" table:default-cell-style-name="ce98"/>
        <table:table-column table:style-name="co32" table:default-cell-style-name="ce107"/>
        <table:table-column table:style-name="co29" table:default-cell-style-name="ce107"/>
        <table:table-column table:style-name="co33" table:default-cell-style-name="ce132"/>
        <table:table-column table:style-name="co15" table:default-cell-style-name="ce107"/>
        <table:table-column table:style-name="co34" table:default-cell-style-name="ce107"/>
        <table:table-column table:style-name="co35" table:default-cell-style-name="ce107"/>
        <table:table-column table:style-name="co29" table:default-cell-style-name="ce98"/>
        <table:table-column table:style-name="co6" table:number-columns-repeated="1013" table:default-cell-style-name="ce98"/>
        <table:table-row table:style-name="ro6">
          <table:table-cell table:style-name="ce170"/>
          <table:table-cell table:style-name="ce173"/>
          <table:table-cell table:style-name="ce170" table:number-columns-repeated="2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0"/>
          <table:table-cell table:number-columns-repeated="1013"/>
        </table:table-row>
        <table:table-row table:style-name="ro24">
          <table:table-cell table:style-name="ce171"/>
          <table:table-cell table:style-name="ce174"/>
          <table:table-cell table:style-name="ce182" table:formula="of:=[$OpenAccounts.E2]" office:value-type="float" office:value="0">
            <text:p>0</text:p>
          </table:table-cell>
          <table:table-cell table:style-name="ce195" office:value-type="string">
            <text:p>Corporation Tax Computation</text:p>
          </table:table-cell>
          <table:table-cell table:style-name="ce202" table:number-columns-repeated="3"/>
          <table:table-cell table:style-name="ce214"/>
          <table:table-cell table:style-name="ce222"/>
          <table:table-cell table:style-name="ce224" office:value-type="string">
            <text:p>Tax Calculation</text:p>
          </table:table-cell>
          <table:table-cell table:style-name="ce171"/>
          <table:table-cell table:style-name="ce235"/>
          <table:table-cell table:style-name="ce131" table:number-columns-repeated="1012"/>
        </table:table-row>
        <table:table-row table:style-name="ro10">
          <table:table-cell table:style-name="ce170"/>
          <table:table-cell table:style-name="ce173"/>
          <table:table-cell table:style-name="ce170" table:number-columns-repeated="2"/>
          <table:table-cell table:style-name="ce201"/>
          <table:table-cell table:style-name="ce205" table:number-columns-repeated="2"/>
          <table:table-cell table:style-name="ce206" office:value-type="string">
            <text:p>£</text:p>
          </table:table-cell>
          <table:table-cell table:style-name="ce206"/>
          <table:table-cell table:style-name="ce206" office:value-type="string">
            <text:p>£</text:p>
          </table:table-cell>
          <table:table-cell table:style-name="ce170"/>
          <table:table-cell table:number-columns-repeated="1013"/>
        </table:table-row>
        <table:table-row table:style-name="ro10">
          <table:table-cell table:style-name="ce170"/>
          <table:table-cell table:style-name="ce173"/>
          <table:table-cell table:style-name="ce170" table:number-columns-repeated="2"/>
          <table:table-cell table:style-name="ce201"/>
          <table:table-cell table:style-name="ce205" table:number-columns-repeated="2"/>
          <table:table-cell table:style-name="ce206" table:number-columns-repeated="3"/>
          <table:table-cell table:style-name="ce170"/>
          <table:table-cell table:number-columns-repeated="1013"/>
        </table:table-row>
        <table:table-row table:style-name="ro10">
          <table:table-cell table:style-name="ce171"/>
          <table:table-cell table:style-name="ce175"/>
          <table:table-cell table:style-name="ce171" office:value-type="string">
            <text:p>Operating profit for the 12 months to 31 May 2009 before tax</text:p>
          </table:table-cell>
          <table:table-cell table:style-name="ce171" table:number-columns-repeated="2"/>
          <table:table-cell table:style-name="ce201"/>
          <table:table-cell table:style-name="ce205"/>
          <table:table-cell table:style-name="ce201" table:number-columns-repeated="2"/>
          <table:table-cell table:style-name="ce225" table:formula="of:=[$'PubP&amp;L'.E46]" office:value-type="float" office:value="0">
            <text:p>0 </text:p>
          </table:table-cell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5"/>
          <table:table-cell table:style-name="ce171" table:number-columns-repeated="3"/>
          <table:table-cell table:style-name="ce201"/>
          <table:table-cell table:style-name="ce205"/>
          <table:table-cell table:style-name="ce201" table:number-columns-repeated="2"/>
          <table:table-cell table:style-name="ce226"/>
          <table:table-cell table:style-name="ce171"/>
          <table:table-cell table:style-name="ce131" table:number-columns-repeated="1013"/>
        </table:table-row>
        <table:table-row table:style-name="ro10">
          <table:table-cell table:style-name="ce170"/>
          <table:table-cell table:style-name="ce173"/>
          <table:table-cell table:style-name="ce170" office:value-type="string">
            <text:p>Add back goodwill written off</text:p>
          </table:table-cell>
          <table:table-cell table:style-name="ce170"/>
          <table:table-cell table:style-name="ce201" table:number-columns-repeated="2"/>
          <table:table-cell table:style-name="ce205"/>
          <table:table-cell table:style-name="ce210" table:formula="of:=IF([$TrialBalance.EJ85]&gt;0;[$TrialBalance.EJ85];&quot; &quot;)" office:value-type="string" office:string-value=" ">
            <text:p><text:s/></text:p>
          </table:table-cell>
          <table:table-cell table:style-name="ce201"/>
          <table:table-cell table:style-name="ce226"/>
          <table:table-cell table:style-name="ce170"/>
          <table:table-cell table:number-columns-repeated="1013"/>
        </table:table-row>
        <table:table-row table:style-name="ro10">
          <table:table-cell table:style-name="ce170"/>
          <table:table-cell table:style-name="ce173"/>
          <table:table-cell table:style-name="ce170" office:value-type="string">
            <text:p>Add back depreciation charged during the year</text:p>
          </table:table-cell>
          <table:table-cell table:style-name="ce170"/>
          <table:table-cell table:style-name="ce201" table:number-columns-repeated="2"/>
          <table:table-cell table:style-name="ce205"/>
          <table:table-cell table:style-name="ce210" table:formula="of:=IF([$TrialBalance.EJ87]&gt;0;[$TrialBalance.EJ87];&quot; &quot;)" office:value-type="string" office:string-value=" ">
            <text:p><text:s/></text:p>
          </table:table-cell>
          <table:table-cell table:style-name="ce201"/>
          <table:table-cell table:style-name="ce226"/>
          <table:table-cell table:style-name="ce170"/>
          <table:table-cell table:number-columns-repeated="1013"/>
        </table:table-row>
        <table:table-row table:style-name="ro6">
          <table:table-cell table:style-name="ce170"/>
          <table:table-cell table:style-name="ce173"/>
          <table:table-cell table:style-name="ce170" table:number-columns-repeated="2"/>
          <table:table-cell table:style-name="ce201" table:number-columns-repeated="2"/>
          <table:table-cell table:style-name="ce205"/>
          <table:table-cell table:style-name="ce201" table:number-columns-repeated="2"/>
          <table:table-cell table:style-name="ce226"/>
          <table:table-cell table:style-name="ce170"/>
          <table:table-cell table:number-columns-repeated="1013"/>
        </table:table-row>
        <table:table-row table:style-name="ro10">
          <table:table-cell table:style-name="ce170"/>
          <table:table-cell table:style-name="ce173"/>
          <table:table-cell table:style-name="ce183" office:value-type="string" table:number-columns-spanned="2" table:number-rows-spanned="1">
            <text:p>Add Depreciation and Goodwill</text:p>
          </table:table-cell>
          <table:covered-table-cell/>
          <table:table-cell table:style-name="ce201" table:number-columns-repeated="2"/>
          <table:table-cell table:style-name="ce205"/>
          <table:table-cell table:style-name="ce201" table:number-columns-repeated="2"/>
          <table:table-cell table:style-name="ce225" table:formula="of:=SUM([.H6:.H9])" office:value-type="float" office:value="0">
            <text:p>0 </text:p>
          </table:table-cell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73"/>
          <table:table-cell table:style-name="ce170" table:number-columns-repeated="2"/>
          <table:table-cell table:style-name="ce201" table:number-columns-repeated="2"/>
          <table:table-cell table:style-name="ce205"/>
          <table:table-cell table:style-name="ce201" table:number-columns-repeated="2"/>
          <table:table-cell table:style-name="ce226"/>
          <table:table-cell table:style-name="ce170"/>
          <table:table-cell table:number-columns-repeated="1013"/>
        </table:table-row>
        <table:table-row table:style-name="ro10">
          <table:table-cell table:style-name="ce171"/>
          <table:table-cell table:style-name="ce175"/>
          <table:table-cell table:style-name="ce171" office:value-type="string">
            <text:p>Operational profit chargeable to corporation tax</text:p>
          </table:table-cell>
          <table:table-cell table:style-name="ce171"/>
          <table:table-cell table:style-name="ce201" table:number-columns-repeated="2"/>
          <table:table-cell table:style-name="ce205"/>
          <table:table-cell table:style-name="ce201" table:number-columns-repeated="2"/>
          <table:table-cell table:style-name="ce225" table:formula="of:=[.J5]+[.J10]" office:value-type="float" office:value="0">
            <text:p>0 </text:p>
          </table:table-cell>
          <table:table-cell table:style-name="ce171"/>
          <table:table-cell table:style-name="ce131" table:number-columns-repeated="1013"/>
        </table:table-row>
        <table:table-row table:style-name="ro8">
          <table:table-cell table:style-name="ce171"/>
          <table:table-cell table:style-name="ce175"/>
          <table:table-cell table:style-name="ce171" table:number-columns-repeated="2"/>
          <table:table-cell table:style-name="ce201" table:number-columns-repeated="2"/>
          <table:table-cell table:style-name="ce205"/>
          <table:table-cell table:style-name="ce201" table:number-columns-repeated="2"/>
          <table:table-cell table:style-name="ce226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5"/>
          <table:table-cell table:style-name="ce171" office:value-type="string">
            <text:p>Deduct Capital Allowances</text:p>
          </table:table-cell>
          <table:table-cell table:style-name="ce171"/>
          <table:table-cell table:style-name="ce201" table:number-columns-repeated="2"/>
          <table:table-cell table:style-name="ce205"/>
          <table:table-cell table:style-name="ce201" table:number-columns-repeated="2"/>
          <table:table-cell table:style-name="ce226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5"/>
          <table:table-cell table:style-name="ce184" office:value-type="string" table:number-columns-spanned="3" table:number-rows-spanned="1">
            <text:p>Annual Investment Allowances on plant &amp; equipment bought 01/06/08 to 31/05/09</text:p>
          </table:table-cell>
          <table:covered-table-cell table:number-columns-repeated="2"/>
          <table:table-cell table:style-name="ce212" office:value-type="string" table:number-columns-spanned="2" table:number-rows-spanned="1">
            <text:p>Note 1</text:p>
          </table:table-cell>
          <table:covered-table-cell/>
          <table:table-cell table:style-name="ce215" table:formula="of:=IF([.J79]&gt;0;[.J79];0)" office:value-type="float" office:value="0">
            <text:p>0</text:p>
          </table:table-cell>
          <table:table-cell table:style-name="ce201"/>
          <table:table-cell table:style-name="ce226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5"/>
          <table:table-cell table:style-name="ce185" office:value-type="string" table:number-columns-spanned="3" table:number-rows-spanned="1">
            <text:p>Writing Down Allowance on cars bought 01/06/08 to 31/05/09 at 20%</text:p>
          </table:table-cell>
          <table:covered-table-cell table:number-columns-repeated="2"/>
          <table:table-cell table:style-name="ce212" office:value-type="string" table:number-columns-spanned="2" table:number-rows-spanned="1">
            <text:p>Note 2</text:p>
          </table:table-cell>
          <table:covered-table-cell/>
          <table:table-cell table:style-name="ce216" table:formula="of:=IF([.J91]&gt;0;[.J91];0)" office:value-type="float" office:value="0">
            <text:p>0</text:p>
          </table:table-cell>
          <table:table-cell table:style-name="ce201"/>
          <table:table-cell table:style-name="ce226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5"/>
          <table:table-cell table:style-name="ce185" office:value-type="string" table:number-columns-spanned="3" table:number-rows-spanned="1">
            <text:p>Writing Down Allowance on assets purchased prior to 31/05/08 at 20%</text:p>
          </table:table-cell>
          <table:covered-table-cell table:number-columns-repeated="2"/>
          <table:table-cell table:style-name="ce212" office:value-type="string" table:number-columns-spanned="2" table:number-rows-spanned="1">
            <text:p>Note 3</text:p>
          </table:table-cell>
          <table:covered-table-cell/>
          <table:table-cell table:style-name="ce216" table:formula="of:=IF([.J99]&gt;0;[.J99];0)" office:value-type="float" office:value="0">
            <text:p>0</text:p>
          </table:table-cell>
          <table:table-cell table:style-name="ce201"/>
          <table:table-cell table:style-name="ce226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5"/>
          <table:table-cell table:style-name="ce185" office:value-type="string" table:number-columns-spanned="3" table:number-rows-spanned="1">
            <text:p>Balancing charges on assets disposed of between 01/06/08 and 31/05/09</text:p>
          </table:table-cell>
          <table:covered-table-cell table:number-columns-repeated="2"/>
          <table:table-cell table:style-name="ce212" office:value-type="string" table:number-columns-spanned="2" table:number-rows-spanned="1">
            <text:p>Note 4</text:p>
          </table:table-cell>
          <table:covered-table-cell/>
          <table:table-cell table:style-name="ce217" table:formula="of:=IF([.J102]&lt;&gt;0;-[.J102];0)" office:value-type="float" office:value="0">
            <text:p>0 </text:p>
          </table:table-cell>
          <table:table-cell table:style-name="ce201"/>
          <table:table-cell table:style-name="ce226"/>
          <table:table-cell table:style-name="ce171"/>
          <table:table-cell table:style-name="ce131" table:number-columns-repeated="1013"/>
        </table:table-row>
        <table:table-row table:style-name="ro6">
          <table:table-cell table:style-name="ce170"/>
          <table:table-cell table:style-name="ce173"/>
          <table:table-cell table:style-name="ce170" table:number-columns-repeated="2"/>
          <table:table-cell table:style-name="ce201" table:number-columns-repeated="2"/>
          <table:table-cell table:style-name="ce205"/>
          <table:table-cell table:style-name="ce201" table:number-columns-repeated="2"/>
          <table:table-cell table:style-name="ce226"/>
          <table:table-cell table:style-name="ce170"/>
          <table:table-cell table:number-columns-repeated="1013"/>
        </table:table-row>
        <table:table-row table:style-name="ro10">
          <table:table-cell table:style-name="ce171"/>
          <table:table-cell table:style-name="ce175"/>
          <table:table-cell table:style-name="ce183" office:value-type="string" table:number-columns-spanned="2" table:number-rows-spanned="1">
            <text:p>Deduct Capital Allowances</text:p>
          </table:table-cell>
          <table:covered-table-cell/>
          <table:table-cell table:style-name="ce201" table:number-columns-repeated="2"/>
          <table:table-cell table:style-name="ce205"/>
          <table:table-cell table:style-name="ce201" table:number-columns-repeated="2"/>
          <table:table-cell table:style-name="ce225" table:formula="of:=SUM([.H14:.H19])" office:value-type="float" office:value="0">
            <text:p>0 </text:p>
          </table:table-cell>
          <table:table-cell table:style-name="ce171"/>
          <table:table-cell table:style-name="ce131" table:number-columns-repeated="1013"/>
        </table:table-row>
        <table:table-row table:style-name="ro8">
          <table:table-cell table:style-name="ce170"/>
          <table:table-cell table:style-name="ce173"/>
          <table:table-cell table:style-name="ce170" table:number-columns-repeated="2"/>
          <table:table-cell table:style-name="ce201" table:number-columns-repeated="2"/>
          <table:table-cell table:style-name="ce205"/>
          <table:table-cell table:style-name="ce201" table:number-columns-repeated="2"/>
          <table:table-cell table:style-name="ce226"/>
          <table:table-cell table:style-name="ce170"/>
          <table:table-cell table:number-columns-repeated="1013"/>
        </table:table-row>
        <table:table-row table:style-name="ro10">
          <table:table-cell table:style-name="ce171"/>
          <table:table-cell table:style-name="ce175"/>
          <table:table-cell table:style-name="ce186" office:value-type="string" table:number-columns-spanned="5" table:number-rows-spanned="1">
            <text:p>Trading and professional profit after deducting capital allowances</text:p>
          </table:table-cell>
          <table:covered-table-cell table:number-columns-repeated="4"/>
          <table:table-cell table:style-name="ce201" table:number-columns-repeated="2"/>
          <table:table-cell table:style-name="ce227" table:formula="of:=[.J12]-[.J20]" office:value-type="float" office:value="0">
            <text:p>0 </text:p>
          </table:table-cell>
          <table:table-cell table:style-name="ce171"/>
          <table:table-cell table:style-name="ce131" table:number-columns-repeated="1013"/>
        </table:table-row>
        <table:table-row table:style-name="ro8">
          <table:table-cell table:style-name="ce171"/>
          <table:table-cell table:style-name="ce175"/>
          <table:table-cell table:style-name="ce187" table:number-columns-repeated="2"/>
          <table:table-cell table:style-name="ce201" table:number-columns-repeated="2"/>
          <table:table-cell table:style-name="ce205"/>
          <table:table-cell table:style-name="ce201" table:number-columns-repeated="2"/>
          <table:table-cell table:style-name="ce226"/>
          <table:table-cell table:style-name="ce171"/>
          <table:table-cell table:style-name="ce131" table:number-columns-repeated="1013"/>
        </table:table-row>
        <table:table-row table:style-name="ro10">
          <table:table-cell table:style-name="ce170"/>
          <table:table-cell table:style-name="ce173"/>
          <table:table-cell table:style-name="ce170" office:value-type="string">
            <text:p>Add gross bank interest received</text:p>
          </table:table-cell>
          <table:table-cell table:style-name="ce170" table:number-columns-repeated="2"/>
          <table:table-cell table:style-name="ce201"/>
          <table:table-cell table:style-name="ce205"/>
          <table:table-cell table:style-name="ce201" table:number-columns-repeated="2"/>
          <table:table-cell table:style-name="ce228" table:formula="of:=-[$TrialBalance.EJ58]" office:value-type="float" office:value="-0">
            <text:p>0 </text:p>
          </table:table-cell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73"/>
          <table:table-cell table:style-name="ce170" table:number-columns-repeated="3"/>
          <table:table-cell table:style-name="ce201"/>
          <table:table-cell table:style-name="ce205"/>
          <table:table-cell table:style-name="ce201" table:number-columns-repeated="2"/>
          <table:table-cell table:style-name="ce226"/>
          <table:table-cell table:style-name="ce170"/>
          <table:table-cell table:number-columns-repeated="1013"/>
        </table:table-row>
        <table:table-row table:style-name="ro10">
          <table:table-cell table:style-name="ce170"/>
          <table:table-cell table:style-name="ce173"/>
          <table:table-cell table:style-name="ce170" office:value-type="string">
            <text:p>Deduct losses brought forward from previous years</text:p>
          </table:table-cell>
          <table:table-cell table:style-name="ce170" table:number-columns-repeated="2"/>
          <table:table-cell table:style-name="ce201"/>
          <table:table-cell table:style-name="ce205"/>
          <table:table-cell table:style-name="ce201" table:number-columns-repeated="2"/>
          <table:table-cell table:style-name="ce228" table:formula="of:=[$OpenAccounts.Q5]" office:value-type="float" office:value="0">
            <text:p>0 </text:p>
          </table:table-cell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73"/>
          <table:table-cell table:style-name="ce170" table:number-columns-repeated="2"/>
          <table:table-cell table:style-name="ce201" table:number-columns-repeated="2"/>
          <table:table-cell table:style-name="ce205"/>
          <table:table-cell table:style-name="ce201" table:number-columns-repeated="2"/>
          <table:table-cell table:style-name="ce226"/>
          <table:table-cell table:style-name="ce170"/>
          <table:table-cell table:number-columns-repeated="1013"/>
        </table:table-row>
        <table:table-row table:style-name="ro10">
          <table:table-cell table:style-name="ce171"/>
          <table:table-cell table:style-name="ce175"/>
          <table:table-cell table:style-name="ce186" office:value-type="string" table:number-columns-spanned="3" table:number-rows-spanned="1">
            <text:p>Amount chargeable to Corporation Tax for the year to 31/05/09</text:p>
          </table:table-cell>
          <table:covered-table-cell table:number-columns-repeated="2"/>
          <table:table-cell table:style-name="ce201"/>
          <table:table-cell table:style-name="ce205"/>
          <table:table-cell table:style-name="ce201" table:number-columns-repeated="2"/>
          <table:table-cell table:style-name="ce227" table:formula="of:=[.J22]+[.J24]-[.J26]" office:value-type="float" office:value="0">
            <text:p>0 </text:p>
          </table:table-cell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5"/>
          <table:table-cell table:style-name="ce186"/>
          <table:table-cell table:style-name="ce196"/>
          <table:table-cell table:style-name="ce203"/>
          <table:table-cell table:style-name="ce201"/>
          <table:table-cell table:style-name="ce205"/>
          <table:table-cell table:style-name="ce201" table:number-columns-repeated="2"/>
          <table:table-cell table:style-name="ce229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3"/>
          <table:table-cell table:style-name="ce171"/>
          <table:table-cell table:style-name="ce197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1"/>
          <table:table-cell table:style-name="ce131" table:number-columns-repeated="1013"/>
        </table:table-row>
        <table:table-row table:style-name="ro2">
          <table:table-cell table:style-name="ce170"/>
          <table:table-cell table:style-name="ce174" office:value-type="string">
            <text:p>No Days</text:p>
          </table:table-cell>
          <table:table-cell table:style-name="ce188" office:value-type="string">
            <text:p>Tax Calculation</text:p>
          </table:table-cell>
          <table:table-cell table:style-name="ce198" office:value-type="string">
            <text:p>Tax Year</text:p>
          </table:table-cell>
          <table:table-cell table:style-name="ce204" office:value-type="string">
            <text:p>Taxable</text:p>
          </table:table-cell>
          <table:table-cell table:style-name="ce204" office:value-type="string" table:number-columns-spanned="2" table:number-rows-spanned="1">
            <text:p>%</text:p>
          </table:table-cell>
          <table:covered-table-cell/>
          <table:table-cell table:style-name="ce204" office:value-type="string">
            <text:p>Corp Tax</text:p>
          </table:table-cell>
          <table:table-cell table:style-name="ce205"/>
          <table:table-cell table:style-name="ce201"/>
          <table:table-cell table:style-name="ce170"/>
          <table:table-cell table:number-columns-repeated="1013"/>
        </table:table-row>
        <table:table-row table:style-name="ro2">
          <table:table-cell table:style-name="ce170"/>
          <table:table-cell table:style-name="ce174"/>
          <table:table-cell table:style-name="ce189"/>
          <table:table-cell table:style-name="ce199"/>
          <table:table-cell table:style-name="ce205" table:number-columns-repeated="2"/>
          <table:table-cell table:style-name="ce181"/>
          <table:table-cell table:style-name="ce205" table:number-columns-repeated="2"/>
          <table:table-cell table:style-name="ce201"/>
          <table:table-cell table:style-name="ce170"/>
          <table:table-cell table:number-columns-repeated="1013"/>
        </table:table-row>
        <table:table-row table:style-name="ro25">
          <table:table-cell table:style-name="ce170"/>
          <table:table-cell table:style-name="ce176" office:value-type="float" office:value="305">
            <text:p>305</text:p>
          </table:table-cell>
          <table:table-cell table:style-name="ce190" office:value-type="string">
            <text:p>Corporation Tax 1 June 2008 - 31 March 2009</text:p>
          </table:table-cell>
          <table:table-cell table:style-name="ce200" office:value-type="float" office:value="2008">
            <text:p>2008</text:p>
          </table:table-cell>
          <table:table-cell table:style-name="ce206" table:formula="of:=IF([.J28]&gt;0;[.J28]*[.B33]/[.B35];0)" office:value-type="float" office:value="0">
            <text:p>0</text:p>
          </table:table-cell>
          <table:table-cell table:style-name="ce213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218" table:formula="of:=[.E33]*[.F33]/100" office:value-type="float" office:value="0">
            <text:p>0.00</text:p>
          </table:table-cell>
          <table:table-cell table:style-name="ce223"/>
          <table:table-cell table:style-name="ce201"/>
          <table:table-cell table:style-name="ce170"/>
          <table:table-cell table:number-columns-repeated="1013"/>
        </table:table-row>
        <table:table-row table:style-name="ro25">
          <table:table-cell table:style-name="ce170"/>
          <table:table-cell table:style-name="ce176" table:formula="of:=365-[.B33]" office:value-type="float" office:value="60">
            <text:p>60</text:p>
          </table:table-cell>
          <table:table-cell table:style-name="ce190" office:value-type="string">
            <text:p>Corporation Tax 1 April 2009 - 31 May 2009</text:p>
          </table:table-cell>
          <table:table-cell table:style-name="ce200" office:value-type="float" office:value="2009">
            <text:p>2009</text:p>
          </table:table-cell>
          <table:table-cell table:style-name="ce206" table:formula="of:=IF([.J28]&gt;0;[.J28]*[.B34]/[.B35];0)" office:value-type="float" office:value="0">
            <text:p>0</text:p>
          </table:table-cell>
          <table:table-cell table:style-name="ce213" table:formula="of:=[$Admin.P7]" office:value-type="float" office:value="21" table:number-columns-spanned="2" table:number-rows-spanned="1">
            <text:p>21</text:p>
          </table:table-cell>
          <table:covered-table-cell/>
          <table:table-cell table:style-name="ce218" table:formula="of:=[.E34]*[.F34]/100" office:value-type="float" office:value="0">
            <text:p>0.00</text:p>
          </table:table-cell>
          <table:table-cell table:style-name="ce223"/>
          <table:table-cell table:style-name="ce201"/>
          <table:table-cell table:style-name="ce170"/>
          <table:table-cell table:number-columns-repeated="1013"/>
        </table:table-row>
        <table:table-row table:style-name="ro25">
          <table:table-cell table:style-name="ce171"/>
          <table:table-cell table:style-name="ce176" table:formula="of:=SUM([.B33:.B34])" office:value-type="float" office:value="365">
            <text:p>365</text:p>
          </table:table-cell>
          <table:table-cell table:style-name="ce187" office:value-type="string">
            <text:p>Corporation Tax chargeable</text:p>
          </table:table-cell>
          <table:table-cell table:style-name="ce187"/>
          <table:table-cell table:style-name="ce207"/>
          <table:table-cell table:style-name="ce201"/>
          <table:table-cell table:style-name="ce205"/>
          <table:table-cell table:style-name="ce219" table:number-columns-repeated="2"/>
          <table:table-cell table:style-name="ce230" table:formula="of:=SUM([.H33:.H34])" office:value-type="float" office:value="0">
            <text:p>0.00</text:p>
          </table:table-cell>
          <table:table-cell table:style-name="ce171"/>
          <table:table-cell table:style-name="ce131" table:number-columns-repeated="1013"/>
        </table:table-row>
        <table:table-row table:style-name="ro8">
          <table:table-cell table:style-name="ce170"/>
          <table:table-cell table:style-name="ce173"/>
          <table:table-cell table:style-name="ce170" table:number-columns-repeated="2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0"/>
          <table:table-cell table:number-columns-repeated="1013"/>
        </table:table-row>
        <table:table-row table:style-name="ro10">
          <table:table-cell table:style-name="ce171"/>
          <table:table-cell table:style-name="ce175"/>
          <table:table-cell table:style-name="ce171" office:value-type="string">
            <text:p>Deduct Income tax deducted from gross bank interest</text:p>
          </table:table-cell>
          <table:table-cell table:style-name="ce171"/>
          <table:table-cell table:style-name="ce201" table:number-columns-repeated="2"/>
          <table:table-cell table:style-name="ce205"/>
          <table:table-cell table:style-name="ce201" table:number-columns-repeated="2"/>
          <table:table-cell table:style-name="ce231" table:formula="of:=[$TrialBalance.EH35]" office:value-type="float" office:value="-0">
            <text:p>0.00</text:p>
          </table:table-cell>
          <table:table-cell table:style-name="ce171"/>
          <table:table-cell table:style-name="ce131" table:number-columns-repeated="1013"/>
        </table:table-row>
        <table:table-row table:style-name="ro8">
          <table:table-cell table:style-name="ce171"/>
          <table:table-cell table:style-name="ce175"/>
          <table:table-cell table:style-name="ce171" table:number-columns-repeated="2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1"/>
          <table:table-cell table:style-name="ce131" table:number-columns-repeated="1013"/>
        </table:table-row>
        <table:table-row table:style-name="ro25">
          <table:table-cell table:style-name="ce171"/>
          <table:table-cell table:style-name="ce175"/>
          <table:table-cell table:style-name="ce191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01"/>
          <table:table-cell table:style-name="ce232" table:formula="of:=[.J35]-[.J37]" office:value-type="float" office:value="0">
            <text:p>0.00 </text:p>
          </table:table-cell>
          <table:table-cell table:style-name="ce171"/>
          <table:table-cell table:style-name="ce131" table:number-columns-repeated="1013"/>
        </table:table-row>
        <table:table-row table:style-name="ro6">
          <table:table-cell table:style-name="ce171"/>
          <table:table-cell table:style-name="ce175"/>
          <table:table-cell table:style-name="ce171" table:number-columns-repeated="2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1"/>
          <table:table-cell table:style-name="ce131" table:number-columns-repeated="1013"/>
        </table:table-row>
        <table:table-row table:style-name="ro26">
          <table:table-cell table:style-name="ce172" table:number-columns-spanned="11" table:number-rows-spanned="1"/>
          <table:covered-table-cell table:number-columns-repeated="10"/>
          <table:table-cell table:style-name="ce235" table:number-columns-repeated="1013"/>
        </table:table-row>
        <table:table-row table:style-name="ro27">
          <table:table-cell table:style-name="ce172" table:number-columns-spanned="11" table:number-rows-spanned="1"/>
          <table:covered-table-cell table:number-columns-repeated="10"/>
          <table:table-cell table:style-name="ce235" table:number-columns-repeated="1013"/>
        </table:table-row>
        <table:table-row table:style-name="ro26">
          <table:table-cell table:style-name="ce171"/>
          <table:table-cell table:style-name="ce175"/>
          <table:table-cell table:style-name="ce171" table:number-columns-repeated="2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1"/>
          <table:table-cell table:style-name="ce131" table:number-columns-repeated="1013"/>
        </table:table-row>
        <table:table-row table:style-name="ro26">
          <table:table-cell table:style-name="ce171"/>
          <table:table-cell table:style-name="ce175"/>
          <table:table-cell table:style-name="ce171" office:value-type="string">
            <text:p><text:s/>CAPITAL ALLOWANCES DEDUCTED </text:p>
          </table:table-cell>
          <table:table-cell table:style-name="ce171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1"/>
          <table:table-cell table:style-name="ce131" table:number-columns-repeated="1013"/>
        </table:table-row>
        <table:table-row table:style-name="ro10">
          <table:table-cell table:style-name="ce170"/>
          <table:table-cell table:style-name="ce173"/>
          <table:table-cell table:style-name="ce170" table:number-columns-repeated="2"/>
          <table:table-cell table:style-name="ce208" office:value-type="string" table:number-columns-spanned="1" table:number-rows-spanned="2">
            <text:p>Capital Expenditure</text:p>
          </table:table-cell>
          <table:table-cell table:style-name="ce201"/>
          <table:table-cell table:style-name="ce205"/>
          <table:table-cell table:style-name="ce208" office:value-type="string" table:number-columns-spanned="1" table:number-rows-spanned="2">
            <text:p>Annual Investment Allowances</text:p>
          </table:table-cell>
          <table:table-cell table:style-name="ce201" table:number-columns-repeated="2"/>
          <table:table-cell table:style-name="ce170"/>
          <table:table-cell table:number-columns-repeated="1013"/>
        </table:table-row>
        <table:table-row table:style-name="ro28">
          <table:table-cell table:style-name="ce170"/>
          <table:table-cell table:style-name="ce175" office:value-type="string">
            <text:p>Note 1</text:p>
          </table:table-cell>
          <table:table-cell table:style-name="ce192" office:value-type="string">
            <text:p>Annual Investment Allowances</text:p>
          </table:table-cell>
          <table:table-cell table:style-name="ce200"/>
          <table:covered-table-cell/>
          <table:table-cell table:style-name="ce201"/>
          <table:table-cell table:style-name="ce205"/>
          <table:covered-table-cell/>
          <table:table-cell table:style-name="ce201" table:number-columns-repeated="2"/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73"/>
          <table:table-cell table:style-name="ce193"/>
          <table:table-cell table:style-name="ce200"/>
          <table:table-cell table:style-name="ce209" office:value-type="string">
            <text:p>£</text:p>
          </table:table-cell>
          <table:table-cell table:style-name="ce201"/>
          <table:table-cell table:style-name="ce205"/>
          <table:table-cell table:style-name="ce220" office:value-type="string">
            <text:p>£</text:p>
          </table:table-cell>
          <table:table-cell table:style-name="ce201" table:number-columns-repeated="2"/>
          <table:table-cell table:style-name="ce170"/>
          <table:table-cell table:number-columns-repeated="1013"/>
        </table:table-row>
        <table:table-row table:style-name="ro10">
          <table:table-cell table:style-name="ce171"/>
          <table:table-cell table:style-name="ce175"/>
          <table:table-cell table:style-name="ce170" office:value-type="string">
            <text:p>Expenditure on plant &amp; machinery between 01/06/08 and 31/05/09</text:p>
          </table:table-cell>
          <table:table-cell table:style-name="ce171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67]&gt;0;['file:///C:/Users/Antony/diy/GB%20Accounts/GB%20Accounts%202009/GB%20Accounts%20Company%202009-05-31%20(May09)%20OpenOffice/Fixedassets.ods'#$Schedule.$B$67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67]&gt;0;['file:///C:/Users/Antony/diy/GB%20Accounts/GB%20Accounts%202009/GB%20Accounts%20Company%202009-05-31%20(May09)%20OpenOffice/Fixedassets.ods'#$Schedule.$C$67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67]&gt;0;['file:///C:/Users/Antony/diy/GB%20Accounts/GB%20Accounts%202009/GB%20Accounts%20Company%202009-05-31%20(May09)%20OpenOffice/Fixedassets.ods'#$Schedule.$E$67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67]&gt;0;['file:///C:/Users/Antony/diy/GB%20Accounts/GB%20Accounts%202009/GB%20Accounts%20Company%202009-05-31%20(May09)%20OpenOffice/Fixedassets.ods'#$Schedule.$Q$67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68]&gt;0;['file:///C:/Users/Antony/diy/GB%20Accounts/GB%20Accounts%202009/GB%20Accounts%20Company%202009-05-31%20(May09)%20OpenOffice/Fixedassets.ods'#$Schedule.$B$68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68]&gt;0;['file:///C:/Users/Antony/diy/GB%20Accounts/GB%20Accounts%202009/GB%20Accounts%20Company%202009-05-31%20(May09)%20OpenOffice/Fixedassets.ods'#$Schedule.$C$68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68]&gt;0;['file:///C:/Users/Antony/diy/GB%20Accounts/GB%20Accounts%202009/GB%20Accounts%20Company%202009-05-31%20(May09)%20OpenOffice/Fixedassets.ods'#$Schedule.$E$68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68]&gt;0;['file:///C:/Users/Antony/diy/GB%20Accounts/GB%20Accounts%202009/GB%20Accounts%20Company%202009-05-31%20(May09)%20OpenOffice/Fixedassets.ods'#$Schedule.$Q$68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69]&gt;0;['file:///C:/Users/Antony/diy/GB%20Accounts/GB%20Accounts%202009/GB%20Accounts%20Company%202009-05-31%20(May09)%20OpenOffice/Fixedassets.ods'#$Schedule.$B$69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69]&gt;0;['file:///C:/Users/Antony/diy/GB%20Accounts/GB%20Accounts%202009/GB%20Accounts%20Company%202009-05-31%20(May09)%20OpenOffice/Fixedassets.ods'#$Schedule.$C$69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69]&gt;0;['file:///C:/Users/Antony/diy/GB%20Accounts/GB%20Accounts%202009/GB%20Accounts%20Company%202009-05-31%20(May09)%20OpenOffice/Fixedassets.ods'#$Schedule.$E$69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69]&gt;0;['file:///C:/Users/Antony/diy/GB%20Accounts/GB%20Accounts%202009/GB%20Accounts%20Company%202009-05-31%20(May09)%20OpenOffice/Fixedassets.ods'#$Schedule.$Q$69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70]&gt;0;['file:///C:/Users/Antony/diy/GB%20Accounts/GB%20Accounts%202009/GB%20Accounts%20Company%202009-05-31%20(May09)%20OpenOffice/Fixedassets.ods'#$Schedule.$B$70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70]&gt;0;['file:///C:/Users/Antony/diy/GB%20Accounts/GB%20Accounts%202009/GB%20Accounts%20Company%202009-05-31%20(May09)%20OpenOffice/Fixedassets.ods'#$Schedule.$C$70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70]&gt;0;['file:///C:/Users/Antony/diy/GB%20Accounts/GB%20Accounts%202009/GB%20Accounts%20Company%202009-05-31%20(May09)%20OpenOffice/Fixedassets.ods'#$Schedule.$E$70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70]&gt;0;['file:///C:/Users/Antony/diy/GB%20Accounts/GB%20Accounts%202009/GB%20Accounts%20Company%202009-05-31%20(May09)%20OpenOffice/Fixedassets.ods'#$Schedule.$Q$70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71]&gt;0;['file:///C:/Users/Antony/diy/GB%20Accounts/GB%20Accounts%202009/GB%20Accounts%20Company%202009-05-31%20(May09)%20OpenOffice/Fixedassets.ods'#$Schedule.$B$71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71]&gt;0;['file:///C:/Users/Antony/diy/GB%20Accounts/GB%20Accounts%202009/GB%20Accounts%20Company%202009-05-31%20(May09)%20OpenOffice/Fixedassets.ods'#$Schedule.$C$71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71]&gt;0;['file:///C:/Users/Antony/diy/GB%20Accounts/GB%20Accounts%202009/GB%20Accounts%20Company%202009-05-31%20(May09)%20OpenOffice/Fixedassets.ods'#$Schedule.$E$71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71]&gt;0;['file:///C:/Users/Antony/diy/GB%20Accounts/GB%20Accounts%202009/GB%20Accounts%20Company%202009-05-31%20(May09)%20OpenOffice/Fixedassets.ods'#$Schedule.$Q$71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72]&gt;0;['file:///C:/Users/Antony/diy/GB%20Accounts/GB%20Accounts%202009/GB%20Accounts%20Company%202009-05-31%20(May09)%20OpenOffice/Fixedassets.ods'#$Schedule.$B$72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72]&gt;0;['file:///C:/Users/Antony/diy/GB%20Accounts/GB%20Accounts%202009/GB%20Accounts%20Company%202009-05-31%20(May09)%20OpenOffice/Fixedassets.ods'#$Schedule.$C$72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72]&gt;0;['file:///C:/Users/Antony/diy/GB%20Accounts/GB%20Accounts%202009/GB%20Accounts%20Company%202009-05-31%20(May09)%20OpenOffice/Fixedassets.ods'#$Schedule.$E$72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72]&gt;0;['file:///C:/Users/Antony/diy/GB%20Accounts/GB%20Accounts%202009/GB%20Accounts%20Company%202009-05-31%20(May09)%20OpenOffice/Fixedassets.ods'#$Schedule.$Q$72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73]&gt;0;['file:///C:/Users/Antony/diy/GB%20Accounts/GB%20Accounts%202009/GB%20Accounts%20Company%202009-05-31%20(May09)%20OpenOffice/Fixedassets.ods'#$Schedule.$B$73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73]&gt;0;['file:///C:/Users/Antony/diy/GB%20Accounts/GB%20Accounts%202009/GB%20Accounts%20Company%202009-05-31%20(May09)%20OpenOffice/Fixedassets.ods'#$Schedule.$C$73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73]&gt;0;['file:///C:/Users/Antony/diy/GB%20Accounts/GB%20Accounts%202009/GB%20Accounts%20Company%202009-05-31%20(May09)%20OpenOffice/Fixedassets.ods'#$Schedule.$E$73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73]&gt;0;['file:///C:/Users/Antony/diy/GB%20Accounts/GB%20Accounts%202009/GB%20Accounts%20Company%202009-05-31%20(May09)%20OpenOffice/Fixedassets.ods'#$Schedule.$Q$73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74]&gt;0;['file:///C:/Users/Antony/diy/GB%20Accounts/GB%20Accounts%202009/GB%20Accounts%20Company%202009-05-31%20(May09)%20OpenOffice/Fixedassets.ods'#$Schedule.$B$74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74]&gt;0;['file:///C:/Users/Antony/diy/GB%20Accounts/GB%20Accounts%202009/GB%20Accounts%20Company%202009-05-31%20(May09)%20OpenOffice/Fixedassets.ods'#$Schedule.$C$74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74]&gt;0;['file:///C:/Users/Antony/diy/GB%20Accounts/GB%20Accounts%202009/GB%20Accounts%20Company%202009-05-31%20(May09)%20OpenOffice/Fixedassets.ods'#$Schedule.$E$74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74]&gt;0;['file:///C:/Users/Antony/diy/GB%20Accounts/GB%20Accounts%202009/GB%20Accounts%20Company%202009-05-31%20(May09)%20OpenOffice/Fixedassets.ods'#$Schedule.$Q$74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9"/>
          <table:table-cell table:style-name="ce170" office:value-type="string">
            <text:p>Expenditure on fixtures &amp; fittings between 01/06/08 and 31/05/09</text:p>
          </table:table-cell>
          <table:table-cell table:style-name="ce171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78]&gt;0;['file:///C:/Users/Antony/diy/GB%20Accounts/GB%20Accounts%202009/GB%20Accounts%20Company%202009-05-31%20(May09)%20OpenOffice/Fixedassets.ods'#$Schedule.$B$78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78]&gt;0;['file:///C:/Users/Antony/diy/GB%20Accounts/GB%20Accounts%202009/GB%20Accounts%20Company%202009-05-31%20(May09)%20OpenOffice/Fixedassets.ods'#$Schedule.$C$78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78]&gt;0;['file:///C:/Users/Antony/diy/GB%20Accounts/GB%20Accounts%202009/GB%20Accounts%20Company%202009-05-31%20(May09)%20OpenOffice/Fixedassets.ods'#$Schedule.$E$78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78]&gt;0;['file:///C:/Users/Antony/diy/GB%20Accounts/GB%20Accounts%202009/GB%20Accounts%20Company%202009-05-31%20(May09)%20OpenOffice/Fixedassets.ods'#$Schedule.$Q$78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79]&gt;0;['file:///C:/Users/Antony/diy/GB%20Accounts/GB%20Accounts%202009/GB%20Accounts%20Company%202009-05-31%20(May09)%20OpenOffice/Fixedassets.ods'#$Schedule.$B$79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79]&gt;0;['file:///C:/Users/Antony/diy/GB%20Accounts/GB%20Accounts%202009/GB%20Accounts%20Company%202009-05-31%20(May09)%20OpenOffice/Fixedassets.ods'#$Schedule.$C$79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79]&gt;0;['file:///C:/Users/Antony/diy/GB%20Accounts/GB%20Accounts%202009/GB%20Accounts%20Company%202009-05-31%20(May09)%20OpenOffice/Fixedassets.ods'#$Schedule.$E$79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79]&gt;0;['file:///C:/Users/Antony/diy/GB%20Accounts/GB%20Accounts%202009/GB%20Accounts%20Company%202009-05-31%20(May09)%20OpenOffice/Fixedassets.ods'#$Schedule.$Q$79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80]&gt;0;['file:///C:/Users/Antony/diy/GB%20Accounts/GB%20Accounts%202009/GB%20Accounts%20Company%202009-05-31%20(May09)%20OpenOffice/Fixedassets.ods'#$Schedule.$B$80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80]&gt;0;['file:///C:/Users/Antony/diy/GB%20Accounts/GB%20Accounts%202009/GB%20Accounts%20Company%202009-05-31%20(May09)%20OpenOffice/Fixedassets.ods'#$Schedule.$C$80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80]&gt;0;['file:///C:/Users/Antony/diy/GB%20Accounts/GB%20Accounts%202009/GB%20Accounts%20Company%202009-05-31%20(May09)%20OpenOffice/Fixedassets.ods'#$Schedule.$E$80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80]&gt;0;['file:///C:/Users/Antony/diy/GB%20Accounts/GB%20Accounts%202009/GB%20Accounts%20Company%202009-05-31%20(May09)%20OpenOffice/Fixedassets.ods'#$Schedule.$Q$80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81]&gt;0;['file:///C:/Users/Antony/diy/GB%20Accounts/GB%20Accounts%202009/GB%20Accounts%20Company%202009-05-31%20(May09)%20OpenOffice/Fixedassets.ods'#$Schedule.$B$81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81]&gt;0;['file:///C:/Users/Antony/diy/GB%20Accounts/GB%20Accounts%202009/GB%20Accounts%20Company%202009-05-31%20(May09)%20OpenOffice/Fixedassets.ods'#$Schedule.$C$81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81]&gt;0;['file:///C:/Users/Antony/diy/GB%20Accounts/GB%20Accounts%202009/GB%20Accounts%20Company%202009-05-31%20(May09)%20OpenOffice/Fixedassets.ods'#$Schedule.$E$81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81]&gt;0;['file:///C:/Users/Antony/diy/GB%20Accounts/GB%20Accounts%202009/GB%20Accounts%20Company%202009-05-31%20(May09)%20OpenOffice/Fixedassets.ods'#$Schedule.$Q$81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82]&gt;0;['file:///C:/Users/Antony/diy/GB%20Accounts/GB%20Accounts%202009/GB%20Accounts%20Company%202009-05-31%20(May09)%20OpenOffice/Fixedassets.ods'#$Schedule.$B$82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82]&gt;0;['file:///C:/Users/Antony/diy/GB%20Accounts/GB%20Accounts%202009/GB%20Accounts%20Company%202009-05-31%20(May09)%20OpenOffice/Fixedassets.ods'#$Schedule.$C$82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82]&gt;0;['file:///C:/Users/Antony/diy/GB%20Accounts/GB%20Accounts%202009/GB%20Accounts%20Company%202009-05-31%20(May09)%20OpenOffice/Fixedassets.ods'#$Schedule.$E$82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82]&gt;0;['file:///C:/Users/Antony/diy/GB%20Accounts/GB%20Accounts%202009/GB%20Accounts%20Company%202009-05-31%20(May09)%20OpenOffice/Fixedassets.ods'#$Schedule.$Q$82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9"/>
          <table:table-cell table:style-name="ce170" office:value-type="string">
            <text:p>Expenditure on Computer Equipment between 01/06/08 and 31/05/09</text:p>
          </table:table-cell>
          <table:table-cell table:style-name="ce171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86]&gt;0;['file:///C:/Users/Antony/diy/GB%20Accounts/GB%20Accounts%202009/GB%20Accounts%20Company%202009-05-31%20(May09)%20OpenOffice/Fixedassets.ods'#$Schedule.$B$86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86]&gt;0;['file:///C:/Users/Antony/diy/GB%20Accounts/GB%20Accounts%202009/GB%20Accounts%20Company%202009-05-31%20(May09)%20OpenOffice/Fixedassets.ods'#$Schedule.$C$86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86]&gt;0;['file:///C:/Users/Antony/diy/GB%20Accounts/GB%20Accounts%202009/GB%20Accounts%20Company%202009-05-31%20(May09)%20OpenOffice/Fixedassets.ods'#$Schedule.$E$86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86]&gt;0;['file:///C:/Users/Antony/diy/GB%20Accounts/GB%20Accounts%202009/GB%20Accounts%20Company%202009-05-31%20(May09)%20OpenOffice/Fixedassets.ods'#$Schedule.$Q$86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87]&gt;0;['file:///C:/Users/Antony/diy/GB%20Accounts/GB%20Accounts%202009/GB%20Accounts%20Company%202009-05-31%20(May09)%20OpenOffice/Fixedassets.ods'#$Schedule.$B$87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87]&gt;0;['file:///C:/Users/Antony/diy/GB%20Accounts/GB%20Accounts%202009/GB%20Accounts%20Company%202009-05-31%20(May09)%20OpenOffice/Fixedassets.ods'#$Schedule.$C$87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87]&gt;0;['file:///C:/Users/Antony/diy/GB%20Accounts/GB%20Accounts%202009/GB%20Accounts%20Company%202009-05-31%20(May09)%20OpenOffice/Fixedassets.ods'#$Schedule.$E$87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87]&gt;0;['file:///C:/Users/Antony/diy/GB%20Accounts/GB%20Accounts%202009/GB%20Accounts%20Company%202009-05-31%20(May09)%20OpenOffice/Fixedassets.ods'#$Schedule.$Q$87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5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88]&gt;0;['file:///C:/Users/Antony/diy/GB%20Accounts/GB%20Accounts%202009/GB%20Accounts%20Company%202009-05-31%20(May09)%20OpenOffice/Fixedassets.ods'#$Schedule.$B$88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88]&gt;0;['file:///C:/Users/Antony/diy/GB%20Accounts/GB%20Accounts%202009/GB%20Accounts%20Company%202009-05-31%20(May09)%20OpenOffice/Fixedassets.ods'#$Schedule.$C$88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88]&gt;0;['file:///C:/Users/Antony/diy/GB%20Accounts/GB%20Accounts%202009/GB%20Accounts%20Company%202009-05-31%20(May09)%20OpenOffice/Fixedassets.ods'#$Schedule.$E$88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88]&gt;0;['file:///C:/Users/Antony/diy/GB%20Accounts/GB%20Accounts%202009/GB%20Accounts%20Company%202009-05-31%20(May09)%20OpenOffice/Fixedassets.ods'#$Schedule.$Q$88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89]&gt;0;['file:///C:/Users/Antony/diy/GB%20Accounts/GB%20Accounts%202009/GB%20Accounts%20Company%202009-05-31%20(May09)%20OpenOffice/Fixedassets.ods'#$Schedule.$B$89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89]&gt;0;['file:///C:/Users/Antony/diy/GB%20Accounts/GB%20Accounts%202009/GB%20Accounts%20Company%202009-05-31%20(May09)%20OpenOffice/Fixedassets.ods'#$Schedule.$C$89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89]&gt;0;['file:///C:/Users/Antony/diy/GB%20Accounts/GB%20Accounts%202009/GB%20Accounts%20Company%202009-05-31%20(May09)%20OpenOffice/Fixedassets.ods'#$Schedule.$E$89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89]&gt;0;['file:///C:/Users/Antony/diy/GB%20Accounts/GB%20Accounts%202009/GB%20Accounts%20Company%202009-05-31%20(May09)%20OpenOffice/Fixedassets.ods'#$Schedule.$Q$89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90]&gt;0;['file:///C:/Users/Antony/diy/GB%20Accounts/GB%20Accounts%202009/GB%20Accounts%20Company%202009-05-31%20(May09)%20OpenOffice/Fixedassets.ods'#$Schedule.$B$90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90]&gt;0;['file:///C:/Users/Antony/diy/GB%20Accounts/GB%20Accounts%202009/GB%20Accounts%20Company%202009-05-31%20(May09)%20OpenOffice/Fixedassets.ods'#$Schedule.$C$90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90]&gt;0;['file:///C:/Users/Antony/diy/GB%20Accounts/GB%20Accounts%202009/GB%20Accounts%20Company%202009-05-31%20(May09)%20OpenOffice/Fixedassets.ods'#$Schedule.$E$90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90]&gt;0;['file:///C:/Users/Antony/diy/GB%20Accounts/GB%20Accounts%202009/GB%20Accounts%20Company%202009-05-31%20(May09)%20OpenOffice/Fixedassets.ods'#$Schedule.$Q$90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91]&gt;0;['file:///C:/Users/Antony/diy/GB%20Accounts/GB%20Accounts%202009/GB%20Accounts%20Company%202009-05-31%20(May09)%20OpenOffice/Fixedassets.ods'#$Schedule.$B$91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91]&gt;0;['file:///C:/Users/Antony/diy/GB%20Accounts/GB%20Accounts%202009/GB%20Accounts%20Company%202009-05-31%20(May09)%20OpenOffice/Fixedassets.ods'#$Schedule.$C$91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91]&gt;0;['file:///C:/Users/Antony/diy/GB%20Accounts/GB%20Accounts%202009/GB%20Accounts%20Company%202009-05-31%20(May09)%20OpenOffice/Fixedassets.ods'#$Schedule.$E$91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91]&gt;0;['file:///C:/Users/Antony/diy/GB%20Accounts/GB%20Accounts%202009/GB%20Accounts%20Company%202009-05-31%20(May09)%20OpenOffice/Fixedassets.ods'#$Schedule.$Q$91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92]&gt;0;['file:///C:/Users/Antony/diy/GB%20Accounts/GB%20Accounts%202009/GB%20Accounts%20Company%202009-05-31%20(May09)%20OpenOffice/Fixedassets.ods'#$Schedule.$B$92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92]&gt;0;['file:///C:/Users/Antony/diy/GB%20Accounts/GB%20Accounts%202009/GB%20Accounts%20Company%202009-05-31%20(May09)%20OpenOffice/Fixedassets.ods'#$Schedule.$C$92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92]&gt;0;['file:///C:/Users/Antony/diy/GB%20Accounts/GB%20Accounts%202009/GB%20Accounts%20Company%202009-05-31%20(May09)%20OpenOffice/Fixedassets.ods'#$Schedule.$E$92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92]&gt;0;['file:///C:/Users/Antony/diy/GB%20Accounts/GB%20Accounts%202009/GB%20Accounts%20Company%202009-05-31%20(May09)%20OpenOffice/Fixedassets.ods'#$Schedule.$Q$92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93]&gt;0;['file:///C:/Users/Antony/diy/GB%20Accounts/GB%20Accounts%202009/GB%20Accounts%20Company%202009-05-31%20(May09)%20OpenOffice/Fixedassets.ods'#$Schedule.$B$93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93]&gt;0;['file:///C:/Users/Antony/diy/GB%20Accounts/GB%20Accounts%202009/GB%20Accounts%20Company%202009-05-31%20(May09)%20OpenOffice/Fixedassets.ods'#$Schedule.$C$93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93]&gt;0;['file:///C:/Users/Antony/diy/GB%20Accounts/GB%20Accounts%202009/GB%20Accounts%20Company%202009-05-31%20(May09)%20OpenOffice/Fixedassets.ods'#$Schedule.$E$93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93]&gt;0;['file:///C:/Users/Antony/diy/GB%20Accounts/GB%20Accounts%202009/GB%20Accounts%20Company%202009-05-31%20(May09)%20OpenOffice/Fixedassets.ods'#$Schedule.$Q$93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5"/>
          <table:table-cell table:style-name="ce170" office:value-type="string">
            <text:p>Expenditure on Vans &amp; Lorries between 01/06/08 and 31/05/09</text:p>
          </table:table-cell>
          <table:table-cell table:style-name="ce171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103]&gt;0;['file:///C:/Users/Antony/diy/GB%20Accounts/GB%20Accounts%202009/GB%20Accounts%20Company%202009-05-31%20(May09)%20OpenOffice/Fixedassets.ods'#$Schedule.$B$103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103]&gt;0;['file:///C:/Users/Antony/diy/GB%20Accounts/GB%20Accounts%202009/GB%20Accounts%20Company%202009-05-31%20(May09)%20OpenOffice/Fixedassets.ods'#$Schedule.$C$103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103]&gt;0;['file:///C:/Users/Antony/diy/GB%20Accounts/GB%20Accounts%202009/GB%20Accounts%20Company%202009-05-31%20(May09)%20OpenOffice/Fixedassets.ods'#$Schedule.$E$103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103]&gt;0;['file:///C:/Users/Antony/diy/GB%20Accounts/GB%20Accounts%202009/GB%20Accounts%20Company%202009-05-31%20(May09)%20OpenOffice/Fixedassets.ods'#$Schedule.$Q$103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104]&gt;0;['file:///C:/Users/Antony/diy/GB%20Accounts/GB%20Accounts%202009/GB%20Accounts%20Company%202009-05-31%20(May09)%20OpenOffice/Fixedassets.ods'#$Schedule.$B$104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104]&gt;0;['file:///C:/Users/Antony/diy/GB%20Accounts/GB%20Accounts%202009/GB%20Accounts%20Company%202009-05-31%20(May09)%20OpenOffice/Fixedassets.ods'#$Schedule.$C$104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104]&gt;0;['file:///C:/Users/Antony/diy/GB%20Accounts/GB%20Accounts%202009/GB%20Accounts%20Company%202009-05-31%20(May09)%20OpenOffice/Fixedassets.ods'#$Schedule.$E$104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104]&gt;0;['file:///C:/Users/Antony/diy/GB%20Accounts/GB%20Accounts%202009/GB%20Accounts%20Company%202009-05-31%20(May09)%20OpenOffice/Fixedassets.ods'#$Schedule.$Q$104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105]&gt;0;['file:///C:/Users/Antony/diy/GB%20Accounts/GB%20Accounts%202009/GB%20Accounts%20Company%202009-05-31%20(May09)%20OpenOffice/Fixedassets.ods'#$Schedule.$B$105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105]&gt;0;['file:///C:/Users/Antony/diy/GB%20Accounts/GB%20Accounts%202009/GB%20Accounts%20Company%202009-05-31%20(May09)%20OpenOffice/Fixedassets.ods'#$Schedule.$C$105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105]&gt;0;['file:///C:/Users/Antony/diy/GB%20Accounts/GB%20Accounts%202009/GB%20Accounts%20Company%202009-05-31%20(May09)%20OpenOffice/Fixedassets.ods'#$Schedule.$E$105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105]&gt;0;['file:///C:/Users/Antony/diy/GB%20Accounts/GB%20Accounts%202009/GB%20Accounts%20Company%202009-05-31%20(May09)%20OpenOffice/Fixedassets.ods'#$Schedule.$Q$105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106]&gt;0;['file:///C:/Users/Antony/diy/GB%20Accounts/GB%20Accounts%202009/GB%20Accounts%20Company%202009-05-31%20(May09)%20OpenOffice/Fixedassets.ods'#$Schedule.$B$106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106]&gt;0;['file:///C:/Users/Antony/diy/GB%20Accounts/GB%20Accounts%202009/GB%20Accounts%20Company%202009-05-31%20(May09)%20OpenOffice/Fixedassets.ods'#$Schedule.$C$106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106]&gt;0;['file:///C:/Users/Antony/diy/GB%20Accounts/GB%20Accounts%202009/GB%20Accounts%20Company%202009-05-31%20(May09)%20OpenOffice/Fixedassets.ods'#$Schedule.$E$106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106]&gt;0;['file:///C:/Users/Antony/diy/GB%20Accounts/GB%20Accounts%202009/GB%20Accounts%20Company%202009-05-31%20(May09)%20OpenOffice/Fixedassets.ods'#$Schedule.$Q$106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8" table:formula="of:=IF(['file:///C:/Users/Antony/diy/GB%20Accounts/GB%20Accounts%202009/GB%20Accounts%20Company%202009-05-31%20(May09)%20OpenOffice/Fixedassets.ods'#$Schedule.$E$107]&gt;0;['file:///C:/Users/Antony/diy/GB%20Accounts/GB%20Accounts%202009/GB%20Accounts%20Company%202009-05-31%20(May09)%20OpenOffice/Fixedassets.ods'#$Schedule.$B$107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107]&gt;0;['file:///C:/Users/Antony/diy/GB%20Accounts/GB%20Accounts%202009/GB%20Accounts%20Company%202009-05-31%20(May09)%20OpenOffice/Fixedassets.ods'#$Schedule.$C$107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107]&gt;0;['file:///C:/Users/Antony/diy/GB%20Accounts/GB%20Accounts%202009/GB%20Accounts%20Company%202009-05-31%20(May09)%20OpenOffice/Fixedassets.ods'#$Schedule.$E$107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107]&gt;0;['file:///C:/Users/Antony/diy/GB%20Accounts/GB%20Accounts%202009/GB%20Accounts%20Company%202009-05-31%20(May09)%20OpenOffice/Fixedassets.ods'#$Schedule.$Q$107];&quot; &quot;)" office:value-type="string" office:string-value=" ">
            <text:p><text:s/>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6">
          <table:table-cell table:style-name="ce170"/>
          <table:table-cell table:style-name="ce173"/>
          <table:table-cell table:style-name="ce170" table:number-columns-repeated="2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0"/>
          <table:table-cell table:number-columns-repeated="1013"/>
        </table:table-row>
        <table:table-row table:style-name="ro10">
          <table:table-cell table:style-name="ce171"/>
          <table:table-cell table:style-name="ce175"/>
          <table:table-cell table:style-name="ce193" office:value-type="string" table:number-columns-spanned="2" table:number-rows-spanned="1">
            <text:p>Total Capital Expenditure between 01/06/08 and 31/05/09</text:p>
          </table:table-cell>
          <table:covered-table-cell/>
          <table:table-cell table:style-name="ce211" table:formula="of:=SUM([.E48:.E78])" office:value-type="float" office:value="0">
            <text:p>0</text:p>
          </table:table-cell>
          <table:table-cell table:style-name="ce201"/>
          <table:table-cell table:style-name="ce205"/>
          <table:table-cell table:style-name="ce210" table:formula="of:=SUM([.H48:.H78])" office:value-type="float" office:value="0">
            <text:p>0</text:p>
          </table:table-cell>
          <table:table-cell table:style-name="ce201"/>
          <table:table-cell table:style-name="ce210" table:formula="of:=[.H79]" office:value-type="float" office:value="0">
            <text:p>0</text:p>
          </table:table-cell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5"/>
          <table:table-cell table:style-name="ce171" table:number-columns-repeated="2"/>
          <table:table-cell table:style-name="ce201" table:number-columns-repeated="2"/>
          <table:table-cell table:style-name="ce205"/>
          <table:table-cell table:style-name="ce171"/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/>
          <table:table-cell table:style-name="ce175"/>
          <table:table-cell table:style-name="ce171" table:number-columns-repeated="2"/>
          <table:table-cell table:style-name="ce208" office:value-type="string" table:number-columns-spanned="1" table:number-rows-spanned="2">
            <text:p>Capital Expenditure</text:p>
          </table:table-cell>
          <table:table-cell table:style-name="ce201"/>
          <table:table-cell table:style-name="ce205"/>
          <table:table-cell table:style-name="ce208" office:value-type="string" table:number-columns-spanned="1" table:number-rows-spanned="2">
            <text:p>Writing Down allowances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0">
          <table:table-cell table:style-name="ce171" table:number-columns-repeated="2"/>
          <table:table-cell table:style-name="ce192" office:value-type="string">
            <text:p>WRITING DOWN ALLOWANCES</text:p>
          </table:table-cell>
          <table:table-cell table:style-name="ce200"/>
          <table:covered-table-cell/>
          <table:table-cell table:style-name="ce201"/>
          <table:table-cell table:style-name="ce205"/>
          <table:covered-table-cell/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19">
          <table:table-cell table:style-name="ce171" table:number-columns-repeated="2"/>
          <table:table-cell table:style-name="ce193"/>
          <table:table-cell table:style-name="ce200"/>
          <table:table-cell table:style-name="ce209" office:value-type="string">
            <text:p>£</text:p>
          </table:table-cell>
          <table:table-cell table:style-name="ce201"/>
          <table:table-cell table:style-name="ce205"/>
          <table:table-cell table:style-name="ce220" office:value-type="string">
            <text:p>£</text:p>
          </table:table-cell>
          <table:table-cell table:style-name="ce201" table:number-columns-repeated="2"/>
          <table:table-cell table:style-name="ce171"/>
          <table:table-cell table:style-name="ce131" table:number-columns-repeated="1013"/>
        </table:table-row>
        <table:table-row table:style-name="ro8">
          <table:table-cell table:style-name="ce170"/>
          <table:table-cell table:style-name="ce180" office:value-type="string">
            <text:p>Note 2</text:p>
          </table:table-cell>
          <table:table-cell table:style-name="ce171" office:value-type="string">
            <text:p>Expenditure on Cars between 01/06/08 and 31/05/09</text:p>
          </table:table-cell>
          <table:table-cell table:style-name="ce171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78" table:formula="of:=IF(['file:///C:/Users/Antony/diy/GB%20Accounts/GB%20Accounts%202009/GB%20Accounts%20Company%202009-05-31%20(May09)%20OpenOffice/Fixedassets.ods'#$Schedule.$E$97]&gt;0;['file:///C:/Users/Antony/diy/GB%20Accounts/GB%20Accounts%202009/GB%20Accounts%20Company%202009-05-31%20(May09)%20OpenOffice/Fixedassets.ods'#$Schedule.$B$97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97]&gt;0;['file:///C:/Users/Antony/diy/GB%20Accounts/GB%20Accounts%202009/GB%20Accounts%20Company%202009-05-31%20(May09)%20OpenOffice/Fixedassets.ods'#$Schedule.$C$97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97]&gt;0;['file:///C:/Users/Antony/diy/GB%20Accounts/GB%20Accounts%202009/GB%20Accounts%20Company%202009-05-31%20(May09)%20OpenOffice/Fixedassets.ods'#$Schedule.$E$97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97]&gt;0;['file:///C:/Users/Antony/diy/GB%20Accounts/GB%20Accounts%202009/GB%20Accounts%20Company%202009-05-31%20(May09)%20OpenOffice/Fixedassets.ods'#$Schedule.$R$97];&quot; &quot;)" office:value-type="string" office:string-value=" ">
            <text:p><text:s/></text:p>
          </table:table-cell>
          <table:table-cell table:style-name="ce201" table:number-columns-repeated="2"/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78" table:formula="of:=IF(['file:///C:/Users/Antony/diy/GB%20Accounts/GB%20Accounts%202009/GB%20Accounts%20Company%202009-05-31%20(May09)%20OpenOffice/Fixedassets.ods'#$Schedule.$E$98]&gt;0;['file:///C:/Users/Antony/diy/GB%20Accounts/GB%20Accounts%202009/GB%20Accounts%20Company%202009-05-31%20(May09)%20OpenOffice/Fixedassets.ods'#$Schedule.$B$98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98]&gt;0;['file:///C:/Users/Antony/diy/GB%20Accounts/GB%20Accounts%202009/GB%20Accounts%20Company%202009-05-31%20(May09)%20OpenOffice/Fixedassets.ods'#$Schedule.$C$98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98]&gt;0;['file:///C:/Users/Antony/diy/GB%20Accounts/GB%20Accounts%202009/GB%20Accounts%20Company%202009-05-31%20(May09)%20OpenOffice/Fixedassets.ods'#$Schedule.$E$98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98]&gt;0;['file:///C:/Users/Antony/diy/GB%20Accounts/GB%20Accounts%202009/GB%20Accounts%20Company%202009-05-31%20(May09)%20OpenOffice/Fixedassets.ods'#$Schedule.$R$98];&quot; &quot;)" office:value-type="string" office:string-value=" ">
            <text:p><text:s/></text:p>
          </table:table-cell>
          <table:table-cell table:style-name="ce201" table:number-columns-repeated="2"/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78" table:formula="of:=IF(['file:///C:/Users/Antony/diy/GB%20Accounts/GB%20Accounts%202009/GB%20Accounts%20Company%202009-05-31%20(May09)%20OpenOffice/Fixedassets.ods'#$Schedule.$E$99]&gt;0;['file:///C:/Users/Antony/diy/GB%20Accounts/GB%20Accounts%202009/GB%20Accounts%20Company%202009-05-31%20(May09)%20OpenOffice/Fixedassets.ods'#$Schedule.$B$99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99]&gt;0;['file:///C:/Users/Antony/diy/GB%20Accounts/GB%20Accounts%202009/GB%20Accounts%20Company%202009-05-31%20(May09)%20OpenOffice/Fixedassets.ods'#$Schedule.$C$99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99]&gt;0;['file:///C:/Users/Antony/diy/GB%20Accounts/GB%20Accounts%202009/GB%20Accounts%20Company%202009-05-31%20(May09)%20OpenOffice/Fixedassets.ods'#$Schedule.$E$99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99]&gt;0;['file:///C:/Users/Antony/diy/GB%20Accounts/GB%20Accounts%202009/GB%20Accounts%20Company%202009-05-31%20(May09)%20OpenOffice/Fixedassets.ods'#$Schedule.$R$99];&quot; &quot;)" office:value-type="string" office:string-value=" ">
            <text:p><text:s/></text:p>
          </table:table-cell>
          <table:table-cell table:style-name="ce201" table:number-columns-repeated="2"/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78" table:formula="of:=IF(['file:///C:/Users/Antony/diy/GB%20Accounts/GB%20Accounts%202009/GB%20Accounts%20Company%202009-05-31%20(May09)%20OpenOffice/Fixedassets.ods'#$Schedule.$E$100]&gt;0;['file:///C:/Users/Antony/diy/GB%20Accounts/GB%20Accounts%202009/GB%20Accounts%20Company%202009-05-31%20(May09)%20OpenOffice/Fixedassets.ods'#$Schedule.$B$100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100]&gt;0;['file:///C:/Users/Antony/diy/GB%20Accounts/GB%20Accounts%202009/GB%20Accounts%20Company%202009-05-31%20(May09)%20OpenOffice/Fixedassets.ods'#$Schedule.$C$100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100]&gt;0;['file:///C:/Users/Antony/diy/GB%20Accounts/GB%20Accounts%202009/GB%20Accounts%20Company%202009-05-31%20(May09)%20OpenOffice/Fixedassets.ods'#$Schedule.$E$100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100]&gt;0;['file:///C:/Users/Antony/diy/GB%20Accounts/GB%20Accounts%202009/GB%20Accounts%20Company%202009-05-31%20(May09)%20OpenOffice/Fixedassets.ods'#$Schedule.$R$100];&quot; &quot;)" office:value-type="string" office:string-value=" ">
            <text:p><text:s/></text:p>
          </table:table-cell>
          <table:table-cell table:style-name="ce201" table:number-columns-repeated="2"/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78" table:formula="of:=IF(['file:///C:/Users/Antony/diy/GB%20Accounts/GB%20Accounts%202009/GB%20Accounts%20Company%202009-05-31%20(May09)%20OpenOffice/Fixedassets.ods'#$Schedule.$E$101]&gt;0;['file:///C:/Users/Antony/diy/GB%20Accounts/GB%20Accounts%202009/GB%20Accounts%20Company%202009-05-31%20(May09)%20OpenOffice/Fixedassets.ods'#$Schedule.$B$101];&quot; &quot;)" office:value-type="string" office:string-value=" ">
            <text:p><text:s/></text:p>
          </table:table-cell>
          <table:table-cell table:style-name="ce194" table:formula="of:=IF(['file:///C:/Users/Antony/diy/GB%20Accounts/GB%20Accounts%202009/GB%20Accounts%20Company%202009-05-31%20(May09)%20OpenOffice/Fixedassets.ods'#$Schedule.$E$101]&gt;0;['file:///C:/Users/Antony/diy/GB%20Accounts/GB%20Accounts%202009/GB%20Accounts%20Company%202009-05-31%20(May09)%20OpenOffice/Fixedassets.ods'#$Schedule.$C$101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0" table:formula="of:=IF(['file:///C:/Users/Antony/diy/GB%20Accounts/GB%20Accounts%202009/GB%20Accounts%20Company%202009-05-31%20(May09)%20OpenOffice/Fixedassets.ods'#$Schedule.$E$101]&gt;0;['file:///C:/Users/Antony/diy/GB%20Accounts/GB%20Accounts%202009/GB%20Accounts%20Company%202009-05-31%20(May09)%20OpenOffice/Fixedassets.ods'#$Schedule.$E$101];&quot; &quot;)" office:value-type="string" office:string-value=" ">
            <text:p><text:s/></text:p>
          </table:table-cell>
          <table:table-cell table:style-name="ce201"/>
          <table:table-cell table:style-name="ce205"/>
          <table:table-cell table:style-name="ce221" table:formula="of:=IF(['file:///C:/Users/Antony/diy/GB%20Accounts/GB%20Accounts%202009/GB%20Accounts%20Company%202009-05-31%20(May09)%20OpenOffice/Fixedassets.ods'#$Schedule.$E$101]&gt;0;['file:///C:/Users/Antony/diy/GB%20Accounts/GB%20Accounts%202009/GB%20Accounts%20Company%202009-05-31%20(May09)%20OpenOffice/Fixedassets.ods'#$Schedule.$R$101];&quot; &quot;)" office:value-type="string" office:string-value=" ">
            <text:p><text:s/></text:p>
          </table:table-cell>
          <table:table-cell table:style-name="ce201" table:number-columns-repeated="2"/>
          <table:table-cell table:style-name="ce170"/>
          <table:table-cell table:number-columns-repeated="1013"/>
        </table:table-row>
        <table:table-row table:style-name="ro6">
          <table:table-cell table:style-name="ce170"/>
          <table:table-cell table:style-name="ce173"/>
          <table:table-cell table:style-name="ce170" table:number-columns-repeated="2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73"/>
          <table:table-cell table:style-name="ce193" office:value-type="string" table:number-columns-spanned="6" table:number-rows-spanned="1">
            <text:p>Writing Down Allowance on Cars bought 01/06/08 to 31/05/09 at 20% restricted to £3,000</text:p>
          </table:table-cell>
          <table:covered-table-cell table:number-columns-repeated="5"/>
          <table:table-cell table:style-name="ce201"/>
          <table:table-cell table:style-name="ce233" table:formula="of:=SUM([.H84:.H90])" office:value-type="float" office:value="0">
            <text:p>0</text:p>
          </table:table-cell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73"/>
          <table:table-cell table:style-name="ce186"/>
          <table:table-cell table:style-name="ce196"/>
          <table:table-cell table:style-name="ce206"/>
          <table:table-cell table:style-name="ce201"/>
          <table:table-cell table:style-name="ce205"/>
          <table:table-cell table:style-name="ce201" table:number-columns-repeated="3"/>
          <table:table-cell table:style-name="ce170"/>
          <table:table-cell table:number-columns-repeated="1013"/>
        </table:table-row>
        <table:table-row table:style-name="ro10">
          <table:table-cell table:style-name="ce171"/>
          <table:table-cell table:style-name="ce175" office:value-type="string">
            <text:p>Note 3</text:p>
          </table:table-cell>
          <table:table-cell table:style-name="ce171" office:value-type="string">
            <text:p>Writing Down Allowance on Assets purchased prior to 31/05/08 at 20%</text:p>
          </table:table-cell>
          <table:table-cell table:style-name="ce171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1"/>
          <table:table-cell table:style-name="ce131" table:number-columns-repeated="1013"/>
        </table:table-row>
        <table:table-row table:style-name="ro10">
          <table:table-cell table:style-name="ce170"/>
          <table:table-cell table:style-name="ce173"/>
          <table:table-cell table:style-name="ce170" office:value-type="string">
            <text:p>Plant &amp; Machinery purchased prior to 31/05/08</text:p>
          </table:table-cell>
          <table:table-cell table:style-name="ce170" table:number-columns-repeated="2"/>
          <table:table-cell table:style-name="ce201"/>
          <table:table-cell table:style-name="ce205"/>
          <table:table-cell table:formula="of:=IF(['file:///C:/Users/Antony/diy/GB%20Accounts/GB%20Accounts%202009/GB%20Accounts%20Company%202009-05-31%20(May09)%20OpenOffice/Fixedassets.ods'#$Schedule.$R$22]&gt;0;['file:///C:/Users/Antony/diy/GB%20Accounts/GB%20Accounts%202009/GB%20Accounts%20Company%202009-05-31%20(May09)%20OpenOffice/Fixedassets.ods'#$Schedule.$R$22];&quot; &quot;)" office:value-type="string" office:string-value=" ">
            <text:p><text:s/></text:p>
          </table:table-cell>
          <table:table-cell table:style-name="ce201" table:number-columns-repeated="2"/>
          <table:table-cell table:style-name="ce170"/>
          <table:table-cell table:number-columns-repeated="1013"/>
        </table:table-row>
        <table:table-row table:style-name="ro10">
          <table:table-cell table:style-name="ce170"/>
          <table:table-cell table:style-name="ce173"/>
          <table:table-cell table:style-name="ce170" office:value-type="string">
            <text:p>Fixtures &amp; Fittings purchased prior to 31/05/08</text:p>
          </table:table-cell>
          <table:table-cell table:style-name="ce170" table:number-columns-repeated="2"/>
          <table:table-cell table:style-name="ce201"/>
          <table:table-cell table:style-name="ce205"/>
          <table:table-cell table:formula="of:=IF(['file:///C:/Users/Antony/diy/GB%20Accounts/GB%20Accounts%202009/GB%20Accounts%20Company%202009-05-31%20(May09)%20OpenOffice/Fixedassets.ods'#$Schedule.$R$30]&gt;0;['file:///C:/Users/Antony/diy/GB%20Accounts/GB%20Accounts%202009/GB%20Accounts%20Company%202009-05-31%20(May09)%20OpenOffice/Fixedassets.ods'#$Schedule.$R$30];&quot; &quot;)" office:value-type="string" office:string-value=" ">
            <text:p><text:s/></text:p>
          </table:table-cell>
          <table:table-cell table:style-name="ce201" table:number-columns-repeated="2"/>
          <table:table-cell table:style-name="ce170"/>
          <table:table-cell table:number-columns-repeated="1013"/>
        </table:table-row>
        <table:table-row table:style-name="ro10">
          <table:table-cell table:style-name="ce170"/>
          <table:table-cell table:style-name="ce173"/>
          <table:table-cell table:style-name="ce170" office:value-type="string">
            <text:p>Computer Equipment purchased prior to 31/05/08</text:p>
          </table:table-cell>
          <table:table-cell table:style-name="ce170" table:number-columns-repeated="2"/>
          <table:table-cell table:style-name="ce201"/>
          <table:table-cell table:style-name="ce205"/>
          <table:table-cell table:formula="of:=IF(['file:///C:/Users/Antony/diy/GB%20Accounts/GB%20Accounts%202009/GB%20Accounts%20Company%202009-05-31%20(May09)%20OpenOffice/Fixedassets.ods'#$Schedule.$R$41]&gt;0;['file:///C:/Users/Antony/diy/GB%20Accounts/GB%20Accounts%202009/GB%20Accounts%20Company%202009-05-31%20(May09)%20OpenOffice/Fixedassets.ods'#$Schedule.$R$41];&quot; &quot;)" office:value-type="string" office:string-value=" ">
            <text:p><text:s/></text:p>
          </table:table-cell>
          <table:table-cell table:style-name="ce201" table:number-columns-repeated="2"/>
          <table:table-cell table:style-name="ce170"/>
          <table:table-cell table:number-columns-repeated="1013"/>
        </table:table-row>
        <table:table-row table:style-name="ro10">
          <table:table-cell table:style-name="ce170"/>
          <table:table-cell table:style-name="ce174"/>
          <table:table-cell table:style-name="ce170" office:value-type="string">
            <text:p>Motor Vehicles purchased prior to 31/05/08</text:p>
          </table:table-cell>
          <table:table-cell table:style-name="ce170" table:number-columns-repeated="2"/>
          <table:table-cell table:style-name="ce201"/>
          <table:table-cell table:style-name="ce205"/>
          <table:table-cell table:formula="of:=IF(['file:///C:/Users/Antony/diy/GB%20Accounts/GB%20Accounts%202009/GB%20Accounts%20Company%202009-05-31%20(May09)%20OpenOffice/Fixedassets.ods'#$Schedule.$R$55]&gt;0;['file:///C:/Users/Antony/diy/GB%20Accounts/GB%20Accounts%202009/GB%20Accounts%20Company%202009-05-31%20(May09)%20OpenOffice/Fixedassets.ods'#$Schedule.$R$55];&quot; &quot;)" office:value-type="string" office:string-value=" ">
            <text:p><text:s/></text:p>
          </table:table-cell>
          <table:table-cell table:style-name="ce201"/>
          <table:table-cell table:style-name="ce170" table:number-columns-repeated="2"/>
          <table:table-cell table:number-columns-repeated="1013"/>
        </table:table-row>
        <table:table-row table:style-name="ro6">
          <table:table-cell table:style-name="ce170"/>
          <table:table-cell table:style-name="ce173"/>
          <table:table-cell table:style-name="ce170" table:number-columns-repeated="2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81"/>
          <table:table-cell table:style-name="ce193" office:value-type="string" table:number-columns-spanned="6" table:number-rows-spanned="1">
            <text:p>Writing Down Allowance on Assets purchased prior to 31/05/08 at 20%</text:p>
          </table:table-cell>
          <table:covered-table-cell table:number-columns-repeated="5"/>
          <table:table-cell table:style-name="ce201"/>
          <table:table-cell table:style-name="ce210" table:formula="of:=SUM([.H93:.H98])" office:value-type="float" office:value="0">
            <text:p>0</text:p>
          </table:table-cell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73"/>
          <table:table-cell table:style-name="ce170" table:number-columns-repeated="2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80" office:value-type="string">
            <text:p>Note 4</text:p>
          </table:table-cell>
          <table:table-cell table:style-name="ce171" office:value-type="string">
            <text:p>Balancing charges on assets disposed of between 01/06/08 and 31/05/09</text:p>
          </table:table-cell>
          <table:table-cell table:style-name="ce170"/>
          <table:table-cell table:style-name="ce201" table:number-columns-repeated="2"/>
          <table:table-cell table:style-name="ce205"/>
          <table:table-cell table:formula="of:=IF(['file:///C:/Users/Antony/diy/GB%20Accounts/GB%20Accounts%202009/GB%20Accounts%20Company%202009-05-31%20(May09)%20OpenOffice/Fixedassets.ods'#$Schedule.$W$1]&gt;0;['file:///C:/Users/Antony/diy/GB%20Accounts/GB%20Accounts%202009/GB%20Accounts%20Company%202009-05-31%20(May09)%20OpenOffice/Fixedassets.ods'#$Schedule.$Z$1]-['file:///C:/Users/Antony/diy/GB%20Accounts/GB%20Accounts%202009/GB%20Accounts%20Company%202009-05-31%20(May09)%20OpenOffice/Fixedassets.ods'#$Schedule.$Y$1];&quot; &quot;)" office:value-type="string" office:string-value=" ">
            <text:p><text:s/></text:p>
          </table:table-cell>
          <table:table-cell table:style-name="ce201" table:number-columns-repeated="2"/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81"/>
          <table:table-cell table:style-name="ce193" office:value-type="string" table:number-columns-spanned="6" table:number-rows-spanned="1">
            <text:p>Balancing charges on assets disposed of between 01/06/08 and 31/05/09</text:p>
          </table:table-cell>
          <table:covered-table-cell table:number-columns-repeated="5"/>
          <table:table-cell table:style-name="ce201"/>
          <table:table-cell table:style-name="ce233" table:formula="of:=SUM([.H100:.H101])" office:value-type="float" office:value="0">
            <text:p>0</text:p>
          </table:table-cell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81"/>
          <table:table-cell table:style-name="ce170" table:number-columns-repeated="2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0"/>
          <table:table-cell table:number-columns-repeated="1013"/>
        </table:table-row>
        <table:table-row table:style-name="ro25">
          <table:table-cell table:style-name="ce170"/>
          <table:table-cell table:style-name="ce181"/>
          <table:table-cell table:style-name="ce191" office:value-type="string" table:number-columns-spanned="6" table:number-rows-spanned="1">
            <text:p>TOTAL CAPITAL ALLOWANCES DEDUCTED FROM OPERATING PROFIT</text:p>
          </table:table-cell>
          <table:covered-table-cell table:number-columns-repeated="5"/>
          <table:table-cell table:style-name="ce201"/>
          <table:table-cell table:style-name="ce234" table:formula="of:=[.J79]+[.J99]+[.J91]-[.J102]" office:value-type="float" office:value="0">
            <text:p>0</text:p>
          </table:table-cell>
          <table:table-cell table:style-name="ce170"/>
          <table:table-cell table:number-columns-repeated="1013"/>
        </table:table-row>
        <table:table-row table:style-name="ro8">
          <table:table-cell table:style-name="ce170"/>
          <table:table-cell table:style-name="ce181"/>
          <table:table-cell table:style-name="ce170" table:number-columns-repeated="2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70"/>
          <table:table-cell table:number-columns-repeated="1013"/>
        </table:table-row>
        <table:table-row table:style-name="ro10" table:number-rows-repeated="10484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9" table:protected="true">
        <table:table-column table:style-name="co36" table:default-cell-style-name="ce138"/>
        <table:table-column table:style-name="co37" table:number-columns-repeated="2" table:default-cell-style-name="ce138"/>
        <table:table-column table:style-name="co38" table:default-cell-style-name="ce138"/>
        <table:table-column table:style-name="co37" table:number-columns-repeated="2" table:default-cell-style-name="ce138"/>
        <table:table-column table:style-name="co38" table:default-cell-style-name="ce138"/>
        <table:table-column table:style-name="co37" table:number-columns-repeated="7" table:default-cell-style-name="ce138"/>
        <table:table-column table:style-name="co38" table:default-cell-style-name="ce138"/>
        <table:table-column table:style-name="co37" table:number-columns-repeated="2" table:default-cell-style-name="ce138"/>
        <table:table-column table:style-name="co38" table:default-cell-style-name="ce138"/>
        <table:table-column table:style-name="co37" table:number-columns-repeated="5" table:default-cell-style-name="ce138"/>
        <table:table-column table:style-name="co1" table:default-cell-style-name="ce138"/>
        <table:table-column table:style-name="co39" table:default-cell-style-name="ce138"/>
        <table:table-column table:style-name="co37" table:number-columns-repeated="4" table:default-cell-style-name="ce138"/>
        <table:table-column table:style-name="co1" table:default-cell-style-name="ce138"/>
        <table:table-column table:style-name="co37" table:number-columns-repeated="2" table:default-cell-style-name="ce138"/>
        <table:table-column table:style-name="co36" table:default-cell-style-name="ce138"/>
        <table:table-column table:style-name="co40" table:default-cell-style-name="ce138"/>
        <table:table-column table:style-name="co37" table:number-columns-repeated="9" table:default-cell-style-name="ce138"/>
        <table:table-column table:style-name="co41" table:default-cell-style-name="ce138"/>
        <table:table-column table:style-name="co6" table:number-columns-repeated="980" table:default-cell-style-name="ce138"/>
        <table:table-row table:style-name="ro29">
          <table:table-cell table:style-name="ce236" table:number-columns-spanned="5" table:number-rows-spanned="2"/>
          <table:covered-table-cell table:number-columns-repeated="4"/>
          <table:table-cell table:style-name="ce297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36" table:number-columns-spanned="4" table:number-rows-spanned="2"/>
          <table:covered-table-cell table:number-columns-repeated="3"/>
          <table:table-cell table:number-columns-repeated="980"/>
        </table:table-row>
        <table:table-row table:style-name="ro30">
          <table:covered-table-cell table:number-columns-repeated="5"/>
          <table:table-cell table:style-name="ce298" table:number-columns-spanned="35" table:number-rows-spanned="1"/>
          <table:covered-table-cell table:number-columns-repeated="38"/>
          <table:table-cell table:number-columns-repeated="980"/>
        </table:table-row>
        <table:table-row table:style-name="ro4">
          <table:table-cell table:style-name="ce237" table:number-columns-spanned="2" table:number-rows-spanned="5"/>
          <table:covered-table-cell/>
          <table:table-cell table:style-name="ce280" table:number-columns-spanned="38" table:number-rows-spanned="1"/>
          <table:covered-table-cell table:number-columns-repeated="37"/>
          <table:table-cell table:style-name="ce349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26">
          <table:covered-table-cell table:number-columns-repeated="2"/>
          <table:table-cell table:style-name="ce281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37" table:number-columns-spanned="12" table:number-rows-spanned="4"/>
          <table:covered-table-cell table:number-columns-repeated="11"/>
          <table:table-cell table:style-name="ce319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26">
          <table:covered-table-cell table:number-columns-repeated="44"/>
          <table:table-cell table:number-columns-repeated="980"/>
        </table:table-row>
        <table:table-row table:style-name="ro25">
          <table:covered-table-cell table:number-columns-repeated="23"/>
          <table:table-cell table:style-name="ce320" office:value-type="string" table:number-columns-spanned="21" table:number-rows-spanned="1">
            <text:p>CT600 (Short) <text:s/>(2007) <text:s/>Version 2</text:p>
          </table:table-cell>
          <table:covered-table-cell table:number-columns-repeated="20"/>
          <table:table-cell table:number-columns-repeated="980"/>
        </table:table-row>
        <table:table-row table:style-name="ro26">
          <table:covered-table-cell table:number-columns-repeated="23"/>
          <table:table-cell table:style-name="ce321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0">
          <table:table-cell table:style-name="ce236" table:number-columns-spanned="44" table:number-rows-spanned="1"/>
          <table:covered-table-cell table:number-columns-repeated="43"/>
          <table:table-cell table:number-columns-repeated="980"/>
        </table:table-row>
        <table:table-row table:style-name="ro29">
          <table:table-cell table:style-name="ce238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36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6">
          <table:table-cell table:style-name="ce239"/>
          <table:table-cell table:style-name="ce239" office:value-type="string">
            <text:p>If the revenue send the company a Notice to deliver a company tax return (form CT603) it has to comply by the filing</text:p>
          </table:table-cell>
          <table:table-cell table:style-name="ce239" table:number-columns-repeated="42"/>
          <table:table-cell table:style-name="ce98" table:number-columns-repeated="980"/>
        </table:table-row>
        <table:table-row table:style-name="ro10">
          <table:table-cell table:style-name="ce239"/>
          <table:table-cell table:style-name="ce239" office:value-type="string">
            <text:p>date, or the revenue charge a penalty, even if there is no tax to pay. A return includes a company tax return form, any</text:p>
          </table:table-cell>
          <table:table-cell table:style-name="ce239" table:number-columns-repeated="42"/>
          <table:table-cell table:style-name="ce98" table:number-columns-repeated="980"/>
        </table:table-row>
        <table:table-row table:style-name="ro10">
          <table:table-cell table:style-name="ce239"/>
          <table:table-cell table:style-name="ce239" office:value-type="string">
            <text:p>Supplementary Pages, accounts, computations and any relevant information.</text:p>
          </table:table-cell>
          <table:table-cell table:style-name="ce239" table:number-columns-repeated="42"/>
          <table:table-cell table:style-name="ce98" table:number-columns-repeated="980"/>
        </table:table-row>
        <table:table-row table:style-name="ro10">
          <table:table-cell table:style-name="ce239"/>
          <table:table-cell table:style-name="ce239" office:value-type="string">
            <text:p>In this the right form for the company? Read the advice on pages 3 to 6 of the Company tax return guide before you start.</text:p>
          </table:table-cell>
          <table:table-cell table:style-name="ce239" table:number-columns-repeated="42"/>
          <table:table-cell table:style-name="ce98" table:number-columns-repeated="980"/>
        </table:table-row>
        <table:table-row table:style-name="ro10">
          <table:table-cell table:style-name="ce239"/>
          <table:table-cell table:style-name="ce239" office:value-type="string">
            <text:p>The forms in the CT600 series set out the information we need and provide a standard format for calculations.</text:p>
          </table:table-cell>
          <table:table-cell table:style-name="ce239" table:number-columns-repeated="42"/>
          <table:table-cell table:style-name="ce98" table:number-columns-repeated="980"/>
        </table:table-row>
        <table:table-row table:style-name="ro10">
          <table:table-cell table:style-name="ce239"/>
          <table:table-cell table:style-name="ce239" office:value-type="string">
            <text:p>Use the Guide which contains general information you may need and box by box advice to help complete the return form.</text:p>
          </table:table-cell>
          <table:table-cell table:style-name="ce239" table:number-columns-repeated="42"/>
          <table:table-cell table:style-name="ce98" table:number-columns-repeated="980"/>
        </table:table-row>
        <table:table-row table:style-name="ro31">
          <table:table-cell table:style-name="ce237" table:number-columns-spanned="11" table:number-rows-spanned="1"/>
          <table:covered-table-cell table:number-columns-repeated="10"/>
          <table:table-cell table:style-name="ce236" table:number-columns-spanned="33" table:number-rows-spanned="2"/>
          <table:covered-table-cell table:number-columns-repeated="32"/>
          <table:table-cell table:number-columns-repeated="980"/>
        </table:table-row>
        <table:table-row table:style-name="ro29">
          <table:table-cell table:style-name="ce240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239"/>
          <table:table-cell table:style-name="ce256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39" table:number-columns-repeated="35"/>
          <table:table-cell table:style-name="ce98" table:number-columns-repeated="980"/>
        </table:table-row>
        <table:table-row table:style-name="ro25">
          <table:table-cell table:style-name="ce239"/>
          <table:table-cell table:style-name="ce262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39"/>
          <table:table-cell table:style-name="ce98" table:number-columns-repeated="980"/>
        </table:table-row>
        <table:table-row table:style-name="ro10">
          <table:table-cell table:style-name="ce241"/>
          <table:table-cell table:style-name="ce241" office:value-type="string">
            <text:p>Company registration number</text:p>
          </table:table-cell>
          <table:table-cell table:style-name="ce241" table:number-columns-repeated="18"/>
          <table:table-cell table:style-name="ce241" office:value-type="string">
            <text:p>Tax Reference as shown on the CT603</text:p>
          </table:table-cell>
          <table:table-cell table:style-name="ce241" table:number-columns-repeated="16"/>
          <table:table-cell table:style-name="ce241" office:value-type="string">
            <text:p>Type of company</text:p>
          </table:table-cell>
          <table:table-cell table:style-name="ce241" table:number-columns-repeated="6"/>
          <table:table-cell table:style-name="ce131" table:number-columns-repeated="980"/>
        </table:table-row>
        <table:table-row table:style-name="ro25">
          <table:table-cell table:style-name="ce239"/>
          <table:table-cell table:style-name="ce263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39" table:number-columns-repeated="7"/>
          <table:table-cell table:style-name="ce284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22"/>
          <table:table-cell table:style-name="ce284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22"/>
          <table:table-cell table:style-name="ce284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39"/>
          <table:table-cell table:style-name="ce324" table:number-columns-spanned="2" table:number-rows-spanned="1"/>
          <table:covered-table-cell/>
          <table:table-cell table:style-name="ce239" table:number-columns-repeated="5"/>
          <table:table-cell table:style-name="ce98" table:number-columns-repeated="980"/>
        </table:table-row>
        <table:table-row table:style-name="ro10">
          <table:table-cell table:style-name="ce241"/>
          <table:table-cell table:style-name="ce241" office:value-type="string">
            <text:p>Registered office address</text:p>
          </table:table-cell>
          <table:table-cell table:style-name="ce241" table:number-columns-repeated="42"/>
          <table:table-cell table:style-name="ce131" table:number-columns-repeated="980"/>
        </table:table-row>
        <table:table-row table:style-name="ro32">
          <table:table-cell table:style-name="ce239"/>
          <table:table-cell table:style-name="ce262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39"/>
          <table:table-cell table:style-name="ce98" table:number-columns-repeated="980"/>
        </table:table-row>
        <table:table-row table:style-name="ro32">
          <table:table-cell table:style-name="ce239"/>
          <table:table-cell table:style-name="ce262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39"/>
          <table:table-cell table:style-name="ce98" table:number-columns-repeated="980"/>
        </table:table-row>
        <table:table-row table:style-name="ro32">
          <table:table-cell table:style-name="ce239"/>
          <table:table-cell table:style-name="ce264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39"/>
          <table:table-cell table:style-name="ce98" table:number-columns-repeated="980"/>
        </table:table-row>
        <table:table-row table:style-name="ro32">
          <table:table-cell table:style-name="ce239"/>
          <table:table-cell table:style-name="ce265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33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43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39"/>
          <table:table-cell table:style-name="ce98" table:number-columns-repeated="980"/>
        </table:table-row>
        <table:table-row table:style-name="ro6">
          <table:table-cell table:style-name="ce242" table:number-columns-repeated="44"/>
          <table:table-cell table:number-columns-repeated="980"/>
        </table:table-row>
        <table:table-row table:style-name="ro33">
          <table:table-cell table:style-name="ce243" table:number-columns-spanned="10" table:number-rows-spanned="1"/>
          <table:covered-table-cell table:number-columns-repeated="9"/>
          <table:table-cell table:style-name="ce236" table:number-columns-spanned="34" table:number-rows-spanned="2"/>
          <table:covered-table-cell table:number-columns-repeated="33"/>
          <table:table-cell table:number-columns-repeated="980"/>
        </table:table-row>
        <table:table-row table:style-name="ro29">
          <table:table-cell table:style-name="ce240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56" table:number-columns-repeated="980"/>
        </table:table-row>
        <table:table-row table:style-name="ro34">
          <table:table-cell table:style-name="ce244" table:number-columns-spanned="23" table:number-rows-spanned="1"/>
          <table:covered-table-cell table:number-columns-repeated="22"/>
          <table:table-cell table:style-name="ce243" table:number-columns-spanned="1" table:number-rows-spanned="31"/>
          <table:table-cell table:style-name="ce301" table:number-columns-spanned="20" table:number-rows-spanned="1"/>
          <table:covered-table-cell table:number-columns-repeated="19"/>
          <table:table-cell table:style-name="ce156" table:number-columns-repeated="980"/>
        </table:table-row>
        <table:table-row table:style-name="ro10">
          <table:table-cell table:style-name="ce241"/>
          <table:table-cell table:style-name="ce241" office:value-type="string">
            <text:p>This is the above company's return for the period</text:p>
          </table:table-cell>
          <table:table-cell table:style-name="ce241" table:number-columns-repeated="21"/>
          <table:covered-table-cell/>
          <table:table-cell table:style-name="ce241"/>
          <table:table-cell table:style-name="ce241" office:value-type="string">
            <text:p>Accounts</text:p>
          </table:table-cell>
          <table:table-cell table:style-name="ce241" table:number-columns-repeated="18"/>
          <table:table-cell table:style-name="ce131" table:number-columns-repeated="980"/>
        </table:table-row>
        <table:table-row table:style-name="ro11">
          <table:table-cell table:style-name="ce239"/>
          <table:table-cell table:style-name="ce239" office:value-type="string">
            <text:p>from <text:span text:style-name="T2">(dd / mm / yyyy)</text:span></text:p>
          </table:table-cell>
          <table:table-cell table:style-name="ce239" table:number-columns-repeated="10"/>
          <table:table-cell table:style-name="ce239" office:value-type="string">
            <text:p>to<text:span text:style-name="T2"> (dd / mm / yyyy)</text:span></text:p>
          </table:table-cell>
          <table:table-cell table:style-name="ce239" table:number-columns-repeated="10"/>
          <table:covered-table-cell/>
          <table:table-cell table:style-name="ce239"/>
          <table:table-cell table:style-name="ce239" office:value-type="string">
            <text:p>I attach accounts and computations</text:p>
          </table:table-cell>
          <table:table-cell table:style-name="ce239" table:number-columns-repeated="18"/>
          <table:table-cell table:style-name="ce98" table:number-columns-repeated="980"/>
        </table:table-row>
        <table:table-row table:style-name="ro25">
          <table:table-cell table:style-name="ce239"/>
          <table:table-cell table:style-name="ce266" office:value-type="float" office:value="1" table:number-columns-spanned="2" table:number-rows-spanned="1">
            <text:p>01</text:p>
          </table:table-cell>
          <table:covered-table-cell/>
          <table:table-cell table:style-name="ce288"/>
          <table:table-cell table:style-name="ce266" office:value-type="float" office:value="6" table:number-columns-spanned="2" table:number-rows-spanned="1">
            <text:p>06</text:p>
          </table:table-cell>
          <table:covered-table-cell/>
          <table:table-cell table:style-name="ce288"/>
          <table:table-cell table:style-name="ce300" office:value-type="float" office:value="2008" table:number-columns-spanned="4" table:number-rows-spanned="1">
            <text:p>2008</text:p>
          </table:table-cell>
          <table:covered-table-cell table:number-columns-repeated="3"/>
          <table:table-cell table:style-name="ce239"/>
          <table:table-cell table:style-name="ce266" office:value-type="float" office:value="31" table:number-columns-spanned="2" table:number-rows-spanned="1">
            <text:p>31</text:p>
          </table:table-cell>
          <table:covered-table-cell/>
          <table:table-cell table:style-name="ce288"/>
          <table:table-cell table:style-name="ce266" office:value-type="float" office:value="5" table:number-columns-spanned="2" table:number-rows-spanned="1">
            <text:p>05</text:p>
          </table:table-cell>
          <table:covered-table-cell/>
          <table:table-cell table:style-name="ce288"/>
          <table:table-cell table:style-name="ce266" office:value-type="float" office:value="2009" table:number-columns-spanned="4" table:number-rows-spanned="1">
            <text:p>2009</text:p>
          </table:table-cell>
          <table:covered-table-cell table:number-columns-repeated="3"/>
          <table:table-cell table:style-name="ce239"/>
          <table:covered-table-cell/>
          <table:table-cell table:style-name="ce239" table:number-columns-repeated="20"/>
          <table:table-cell table:style-name="ce98" table:number-columns-repeated="980"/>
        </table:table-row>
        <table:table-row table:style-name="ro21">
          <table:table-cell table:style-name="ce239" table:number-columns-repeated="23"/>
          <table:covered-table-cell/>
          <table:table-cell table:style-name="ce239"/>
          <table:table-cell table:style-name="ce239" office:value-type="string">
            <text:p>for the period to which this return relates</text:p>
          </table:table-cell>
          <table:table-cell table:style-name="ce239" table:number-columns-repeated="16"/>
          <table:table-cell table:style-name="ce350" office:value-type="string">
            <text:p>X</text:p>
          </table:table-cell>
          <table:table-cell table:style-name="ce239"/>
          <table:table-cell table:style-name="ce98" table:number-columns-repeated="980"/>
        </table:table-row>
        <table:table-row table:style-name="ro11">
          <table:table-cell table:style-name="ce239"/>
          <table:table-cell table:style-name="ce267" office:value-type="string">
            <text:p>Put an 'X' in the appropriate box(es) below</text:p>
          </table:table-cell>
          <table:table-cell table:style-name="ce267" table:number-columns-repeated="15"/>
          <table:table-cell table:style-name="ce239" table:number-columns-repeated="6"/>
          <table:covered-table-cell/>
          <table:table-cell table:style-name="ce239" table:number-columns-repeated="20"/>
          <table:table-cell table:style-name="ce98" table:number-columns-repeated="980"/>
        </table:table-row>
        <table:table-row table:style-name="ro10">
          <table:table-cell table:style-name="ce239" table:number-columns-repeated="23"/>
          <table:covered-table-cell/>
          <table:table-cell table:style-name="ce239"/>
          <table:table-cell table:style-name="ce239" office:value-type="string">
            <text:p>for a different period</text:p>
          </table:table-cell>
          <table:table-cell table:style-name="ce239" table:number-columns-repeated="16"/>
          <table:table-cell table:style-name="ce324"/>
          <table:table-cell table:style-name="ce239"/>
          <table:table-cell table:style-name="ce98" table:number-columns-repeated="980"/>
        </table:table-row>
        <table:table-row table:style-name="ro10">
          <table:table-cell table:style-name="ce239"/>
          <table:table-cell table:style-name="ce239" office:value-type="string">
            <text:p>A repayment is due for this return period</text:p>
          </table:table-cell>
          <table:table-cell table:style-name="ce239" table:number-columns-repeated="18"/>
          <table:table-cell table:style-name="ce316"/>
          <table:table-cell table:style-name="ce239" table:number-columns-repeated="2"/>
          <table:covered-table-cell/>
          <table:table-cell table:style-name="ce239" table:number-columns-repeated="20"/>
          <table:table-cell table:style-name="ce98" table:number-columns-repeated="980"/>
        </table:table-row>
        <table:table-row table:style-name="ro33">
          <table:table-cell table:style-name="ce239" table:number-columns-repeated="23"/>
          <table:covered-table-cell/>
          <table:table-cell table:style-name="ce239" table:number-columns-repeated="20"/>
          <table:table-cell table:style-name="ce98" table:number-columns-repeated="980"/>
        </table:table-row>
        <table:table-row table:style-name="ro10">
          <table:table-cell table:style-name="ce239"/>
          <table:table-cell table:style-name="ce239" office:value-type="string">
            <text:p>A repayment is due for an earlier period</text:p>
          </table:table-cell>
          <table:table-cell table:style-name="ce239" table:number-columns-repeated="18"/>
          <table:table-cell table:style-name="ce316"/>
          <table:table-cell table:style-name="ce239" table:number-columns-repeated="2"/>
          <table:covered-table-cell/>
          <table:table-cell table:style-name="ce239"/>
          <table:table-cell table:style-name="ce239" office:value-type="string">
            <text:p>If you are not attaching accounts and</text:p>
          </table:table-cell>
          <table:table-cell table:style-name="ce239" table:number-columns-repeated="18"/>
          <table:table-cell table:style-name="ce98" table:number-columns-repeated="980"/>
        </table:table-row>
        <table:table-row table:style-name="ro10">
          <table:table-cell table:style-name="ce239" table:number-columns-repeated="23"/>
          <table:covered-table-cell/>
          <table:table-cell table:style-name="ce239"/>
          <table:table-cell table:style-name="ce239" office:value-type="string">
            <text:p>computations, say why not</text:p>
          </table:table-cell>
          <table:table-cell table:style-name="ce239" table:number-columns-repeated="18"/>
          <table:table-cell table:style-name="ce98" table:number-columns-repeated="980"/>
        </table:table-row>
        <table:table-row table:style-name="ro10">
          <table:table-cell table:style-name="ce239"/>
          <table:table-cell table:style-name="ce239" office:value-type="string">
            <text:p>Making more than one return for the</text:p>
          </table:table-cell>
          <table:table-cell table:style-name="ce239" table:number-columns-repeated="21"/>
          <table:covered-table-cell/>
          <table:table-cell table:style-name="ce239"/>
          <table:table-cell table:style-name="ce324" table:number-columns-spanned="18" table:number-rows-spanned="6"/>
          <table:covered-table-cell table:number-columns-repeated="17"/>
          <table:table-cell table:style-name="ce239"/>
          <table:table-cell table:style-name="ce98" table:number-columns-repeated="980"/>
        </table:table-row>
        <table:table-row table:style-name="ro10">
          <table:table-cell table:style-name="ce239"/>
          <table:table-cell table:style-name="ce239" office:value-type="string">
            <text:p>company now</text:p>
          </table:table-cell>
          <table:table-cell table:style-name="ce239" table:number-columns-repeated="18"/>
          <table:table-cell table:style-name="ce316"/>
          <table:table-cell table:style-name="ce239" table:number-columns-repeated="2"/>
          <table:covered-table-cell/>
          <table:table-cell table:style-name="ce239"/>
          <table:covered-table-cell table:number-columns-repeated="18"/>
          <table:table-cell table:style-name="ce239"/>
          <table:table-cell table:style-name="ce98" table:number-columns-repeated="980"/>
        </table:table-row>
        <table:table-row table:style-name="ro33">
          <table:table-cell table:style-name="ce239" table:number-columns-repeated="23"/>
          <table:covered-table-cell/>
          <table:table-cell table:style-name="ce239"/>
          <table:covered-table-cell table:number-columns-repeated="18"/>
          <table:table-cell table:style-name="ce239"/>
          <table:table-cell table:style-name="ce98" table:number-columns-repeated="980"/>
        </table:table-row>
        <table:table-row table:style-name="ro10">
          <table:table-cell table:style-name="ce239"/>
          <table:table-cell table:style-name="ce239" office:value-type="string">
            <text:p>This return contains estimated figures</text:p>
          </table:table-cell>
          <table:table-cell table:style-name="ce239" table:number-columns-repeated="18"/>
          <table:table-cell table:style-name="ce316"/>
          <table:table-cell table:style-name="ce239" table:number-columns-repeated="2"/>
          <table:covered-table-cell/>
          <table:table-cell table:style-name="ce239"/>
          <table:covered-table-cell table:number-columns-repeated="18"/>
          <table:table-cell table:style-name="ce239"/>
          <table:table-cell table:style-name="ce98" table:number-columns-repeated="980"/>
        </table:table-row>
        <table:table-row table:style-name="ro33">
          <table:table-cell table:style-name="ce239" table:number-columns-repeated="23"/>
          <table:covered-table-cell/>
          <table:table-cell table:style-name="ce239"/>
          <table:covered-table-cell table:number-columns-repeated="18"/>
          <table:table-cell table:style-name="ce239"/>
          <table:table-cell table:style-name="ce98" table:number-columns-repeated="980"/>
        </table:table-row>
        <table:table-row table:style-name="ro10">
          <table:table-cell table:style-name="ce239"/>
          <table:table-cell table:style-name="ce239" office:value-type="string">
            <text:p>Company part of a group that is not small</text:p>
          </table:table-cell>
          <table:table-cell table:style-name="ce239" table:number-columns-repeated="18"/>
          <table:table-cell table:style-name="ce316"/>
          <table:table-cell table:style-name="ce239" table:number-columns-repeated="2"/>
          <table:covered-table-cell/>
          <table:table-cell table:style-name="ce239"/>
          <table:covered-table-cell table:number-columns-repeated="18"/>
          <table:table-cell table:style-name="ce239"/>
          <table:table-cell table:style-name="ce98" table:number-columns-repeated="980"/>
        </table:table-row>
        <table:table-row table:style-name="ro10">
          <table:table-cell table:style-name="ce239" table:number-columns-repeated="23"/>
          <table:covered-table-cell/>
          <table:table-cell table:style-name="ce239" table:number-columns-repeated="20"/>
          <table:table-cell table:style-name="ce98" table:number-columns-repeated="980"/>
        </table:table-row>
        <table:table-row table:style-name="ro10">
          <table:table-cell table:style-name="ce239" table:number-columns-repeated="23"/>
          <table:covered-table-cell/>
          <table:table-cell table:style-name="ce239"/>
          <table:table-cell table:style-name="ce241" office:value-type="string">
            <text:p>Supplementary Pages</text:p>
          </table:table-cell>
          <table:table-cell table:style-name="ce241" table:number-columns-repeated="8"/>
          <table:table-cell table:style-name="ce239" table:number-columns-repeated="10"/>
          <table:table-cell table:style-name="ce98" table:number-columns-repeated="980"/>
        </table:table-row>
        <table:table-row table:style-name="ro10">
          <table:table-cell table:style-name="ce239"/>
          <table:table-cell table:style-name="ce241" office:value-type="string">
            <text:p>Disclosure of tax avoidance schemes</text:p>
          </table:table-cell>
          <table:table-cell table:style-name="ce241" table:number-columns-repeated="14"/>
          <table:table-cell table:style-name="ce239" table:number-columns-repeated="7"/>
          <table:covered-table-cell/>
          <table:table-cell table:style-name="ce239"/>
          <table:table-cell table:style-name="ce267" office:value-type="string">
            <text:p>If you are enclosing any Supplementary Pages put</text:p>
          </table:table-cell>
          <table:table-cell table:style-name="ce267" table:number-columns-repeated="17"/>
          <table:table-cell table:style-name="ce239"/>
          <table:table-cell table:style-name="ce98" table:number-columns-repeated="980"/>
        </table:table-row>
        <table:table-row table:style-name="ro11">
          <table:table-cell table:style-name="ce239" table:number-columns-repeated="23"/>
          <table:covered-table-cell/>
          <table:table-cell table:style-name="ce239"/>
          <table:table-cell table:style-name="ce267" office:value-type="string">
            <text:p>an 'X' in the appropriate box(es)</text:p>
          </table:table-cell>
          <table:table-cell table:style-name="ce267" table:number-columns-repeated="17"/>
          <table:table-cell table:style-name="ce239"/>
          <table:table-cell table:style-name="ce98" table:number-columns-repeated="980"/>
        </table:table-row>
        <table:table-row table:style-name="ro10">
          <table:table-cell table:style-name="ce239"/>
          <table:table-cell table:style-name="ce239" office:value-type="string">
            <text:p>Notice of disclosure avoidance schemes</text:p>
          </table:table-cell>
          <table:table-cell table:style-name="ce239" table:number-columns-repeated="18"/>
          <table:table-cell table:style-name="ce316"/>
          <table:table-cell table:style-name="ce239" table:number-columns-repeated="2"/>
          <table:covered-table-cell/>
          <table:table-cell table:style-name="ce239" table:number-columns-repeated="20"/>
          <table:table-cell table:style-name="ce98" table:number-columns-repeated="980"/>
        </table:table-row>
        <table:table-row table:style-name="ro10">
          <table:table-cell table:style-name="ce239" table:number-columns-repeated="23"/>
          <table:covered-table-cell/>
          <table:table-cell table:style-name="ce239"/>
          <table:table-cell table:style-name="ce239" office:value-type="string">
            <text:p>Loans to participation by close companies,</text:p>
          </table:table-cell>
          <table:table-cell table:style-name="ce239" table:number-columns-repeated="18"/>
          <table:table-cell table:style-name="ce98" table:number-columns-repeated="980"/>
        </table:table-row>
        <table:table-row table:style-name="ro11">
          <table:table-cell table:style-name="ce239" table:number-columns-repeated="23"/>
          <table:covered-table-cell/>
          <table:table-cell table:style-name="ce239"/>
          <table:table-cell table:style-name="ce239" office:value-type="string">
            <text:p>form <text:span text:style-name="T2">CT600A</text:span></text:p>
          </table:table-cell>
          <table:table-cell table:style-name="ce239" table:number-columns-repeated="16"/>
          <table:table-cell table:style-name="ce316"/>
          <table:table-cell table:style-name="ce239"/>
          <table:table-cell table:style-name="ce98" table:number-columns-repeated="980"/>
        </table:table-row>
        <table:table-row table:style-name="ro35">
          <table:table-cell table:style-name="ce239"/>
          <table:table-cell table:style-name="ce241" office:value-type="string">
            <text:p>Transfer pricing</text:p>
          </table:table-cell>
          <table:table-cell table:style-name="ce241" table:number-columns-repeated="7"/>
          <table:table-cell table:style-name="ce239" table:number-columns-repeated="14"/>
          <table:covered-table-cell/>
          <table:table-cell table:style-name="ce239" table:number-columns-repeated="20"/>
          <table:table-cell table:style-name="ce98" table:number-columns-repeated="980"/>
        </table:table-row>
        <table:table-row table:style-name="ro10">
          <table:table-cell table:style-name="ce239" table:number-columns-repeated="23"/>
          <table:covered-table-cell/>
          <table:table-cell table:style-name="ce239"/>
          <table:table-cell table:style-name="ce239" office:value-type="string">
            <text:p>Charities and Community Amateur Sports</text:p>
          </table:table-cell>
          <table:table-cell table:style-name="ce239" table:number-columns-repeated="18"/>
          <table:table-cell table:style-name="ce98" table:number-columns-repeated="980"/>
        </table:table-row>
        <table:table-row table:style-name="ro11">
          <table:table-cell table:style-name="ce239"/>
          <table:table-cell table:style-name="ce239" office:value-type="string">
            <text:p>Compensating adjustment claimed</text:p>
          </table:table-cell>
          <table:table-cell table:style-name="ce239" table:number-columns-repeated="18"/>
          <table:table-cell table:style-name="ce316"/>
          <table:table-cell table:style-name="ce239" table:number-columns-repeated="2"/>
          <table:covered-table-cell/>
          <table:table-cell table:style-name="ce239"/>
          <table:table-cell table:style-name="ce239" office:value-type="string">
            <text:p>Clubs (CASCs) form <text:span text:style-name="T2">CT600E</text:span></text:p>
          </table:table-cell>
          <table:table-cell table:style-name="ce239" table:number-columns-repeated="16"/>
          <table:table-cell table:style-name="ce316"/>
          <table:table-cell table:style-name="ce239"/>
          <table:table-cell table:style-name="ce98" table:number-columns-repeated="980"/>
        </table:table-row>
        <table:table-row table:style-name="ro33">
          <table:table-cell table:style-name="ce239" table:number-columns-repeated="23"/>
          <table:covered-table-cell/>
          <table:table-cell table:style-name="ce239" table:number-columns-repeated="20"/>
          <table:table-cell table:style-name="ce98" table:number-columns-repeated="980"/>
        </table:table-row>
        <table:table-row table:style-name="ro10">
          <table:table-cell table:style-name="ce239"/>
          <table:table-cell table:style-name="ce239" office:value-type="string">
            <text:p>Company qualifies for SME exemption</text:p>
          </table:table-cell>
          <table:table-cell table:style-name="ce239" table:number-columns-repeated="18"/>
          <table:table-cell table:style-name="ce316"/>
          <table:table-cell table:style-name="ce239" table:number-columns-repeated="2"/>
          <table:covered-table-cell/>
          <table:table-cell table:style-name="ce239"/>
          <table:table-cell table:style-name="ce239" office:value-type="string">
            <text:p>Disclosure of tax avoidance schemes,</text:p>
          </table:table-cell>
          <table:table-cell table:style-name="ce239" table:number-columns-repeated="18"/>
          <table:table-cell table:style-name="ce98" table:number-columns-repeated="980"/>
        </table:table-row>
        <table:table-row table:style-name="ro11">
          <table:table-cell table:style-name="ce239" table:number-columns-repeated="23"/>
          <table:covered-table-cell/>
          <table:table-cell table:style-name="ce239"/>
          <table:table-cell table:style-name="ce239" office:value-type="string">
            <text:p>form <text:span text:style-name="T2">CT600J</text:span></text:p>
          </table:table-cell>
          <table:table-cell table:style-name="ce239" table:number-columns-repeated="16"/>
          <table:table-cell table:style-name="ce316"/>
          <table:table-cell table:style-name="ce239"/>
          <table:table-cell table:style-name="ce98" table:number-columns-repeated="980"/>
        </table:table-row>
        <table:table-row table:style-name="ro4">
          <table:table-cell table:style-name="ce242" table:number-columns-repeated="23"/>
          <table:covered-table-cell/>
          <table:table-cell table:style-name="ce242" table:number-columns-repeated="20"/>
          <table:table-cell table:number-columns-repeated="980"/>
        </table:table-row>
        <table:table-row table:style-name="ro4">
          <table:table-cell table:style-name="ce237" table:number-columns-spanned="44" table:number-rows-spanned="1"/>
          <table:covered-table-cell table:number-columns-repeated="43"/>
          <table:table-cell table:style-name="ce352" table:number-columns-repeated="980"/>
        </table:table-row>
        <table:table-row table:style-name="ro20">
          <table:table-cell table:style-name="ce245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37" table:number-columns-spanned="39" table:number-rows-spanned="1"/>
          <table:covered-table-cell table:number-columns-repeated="38"/>
          <table:table-cell table:style-name="ce352" table:number-columns-repeated="980"/>
        </table:table-row>
        <table:table-row table:style-name="ro29">
          <table:table-cell table:style-name="ce246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09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9">
          <table:table-cell table:style-name="ce247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42"/>
          <table:table-cell table:style-name="ce237" table:number-columns-spanned="37" table:number-rows-spanned="1"/>
          <table:covered-table-cell table:number-columns-repeated="36"/>
          <table:table-cell table:number-columns-repeated="980"/>
        </table:table-row>
        <table:table-row table:style-name="ro36">
          <table:table-cell table:style-name="ce248" office:value-type="float" office:value="111">
            <text:p>111</text:p>
          </table:table-cell>
          <table:table-cell table:style-name="ce248" table:number-columns-repeated="5"/>
          <table:table-cell table:style-name="ce242"/>
          <table:table-cell table:style-name="ce301" table:number-columns-repeated="37"/>
          <table:table-cell table:number-columns-repeated="980"/>
        </table:table-row>
        <table:table-row table:style-name="ro25">
          <table:table-cell table:style-name="ce239"/>
          <table:table-cell table:style-name="ce241" office:value-type="float" office:value="1">
            <text:p>1</text:p>
          </table:table-cell>
          <table:table-cell table:style-name="ce241" office:value-type="string">
            <text:p>Total turnover from trade or profession</text:p>
          </table:table-cell>
          <table:table-cell table:style-name="ce241" table:number-columns-repeated="13"/>
          <table:table-cell table:style-name="ce239" table:number-columns-repeated="18"/>
          <table:table-cell table:style-name="ce269" office:value-type="float" office:value="1">
            <text:p>1</text:p>
          </table:table-cell>
          <table:table-cell table:style-name="ce307" office:value-type="string">
            <text:p>£</text:p>
          </table:table-cell>
          <table:table-cell table:style-name="ce344" table:formula="of:=[$'PubP&amp;L'.E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39"/>
          <table:table-cell table:style-name="ce98" table:number-columns-repeated="980"/>
        </table:table-row>
        <table:table-row table:style-name="ro37">
          <table:table-cell table:style-name="ce242" table:number-columns-repeated="44"/>
          <table:table-cell table:number-columns-repeated="980"/>
        </table:table-row>
        <table:table-row table:style-name="ro29">
          <table:table-cell table:style-name="ce240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37" table:number-columns-spanned="38" table:number-rows-spanned="1"/>
          <table:covered-table-cell table:number-columns-repeated="37"/>
          <table:table-cell table:number-columns-repeated="980"/>
        </table:table-row>
        <table:table-row table:style-name="ro36">
          <table:table-cell table:style-name="ce242" table:number-columns-repeated="44"/>
          <table:table-cell table:number-columns-repeated="980"/>
        </table:table-row>
        <table:table-row table:style-name="ro25">
          <table:table-cell table:style-name="ce239"/>
          <table:table-cell table:style-name="ce241" office:value-type="float" office:value="3">
            <text:p>3</text:p>
          </table:table-cell>
          <table:table-cell table:style-name="ce241" office:value-type="string">
            <text:p>Trading and professional profits</text:p>
          </table:table-cell>
          <table:table-cell table:style-name="ce241" table:number-columns-repeated="19"/>
          <table:table-cell table:style-name="ce269" office:value-type="float" office:value="3" table:number-columns-spanned="2" table:number-rows-spanned="1">
            <text:p>3</text:p>
          </table:table-cell>
          <table:covered-table-cell/>
          <table:table-cell table:style-name="ce307" office:value-type="string">
            <text:p>£</text:p>
          </table:table-cell>
          <table:table-cell table:style-name="ce328" table:formula="of:=IF([$CorporationTax.J22]&gt;0;[$CorporationTax.J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51" table:number-columns-repeated="2"/>
          <table:table-cell table:style-name="ce239" table:number-columns-repeated="10"/>
          <table:table-cell table:style-name="ce98" table:number-columns-repeated="980"/>
        </table:table-row>
        <table:table-row table:style-name="ro36">
          <table:table-cell table:style-name="ce239"/>
          <table:table-cell table:style-name="ce241" table:number-columns-repeated="21"/>
          <table:table-cell table:style-name="ce239" table:number-columns-repeated="22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4">
            <text:p>4</text:p>
          </table:table-cell>
          <table:table-cell table:style-name="ce241" office:value-type="string">
            <text:p>Trading losses brought forward claimed against profits</text:p>
          </table:table-cell>
          <table:table-cell table:style-name="ce241" table:number-columns-repeated="19"/>
          <table:table-cell table:style-name="ce269" office:value-type="float" office:value="4" table:number-columns-spanned="2" table:number-rows-spanned="1">
            <text:p>4</text:p>
          </table:table-cell>
          <table:covered-table-cell/>
          <table:table-cell table:style-name="ce307" office:value-type="string">
            <text:p>£</text:p>
          </table:table-cell>
          <table:table-cell table:style-name="ce328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51" table:number-columns-repeated="2"/>
          <table:table-cell table:style-name="ce239" table:number-columns-repeated="10"/>
          <table:table-cell table:style-name="ce98" table:number-columns-repeated="980"/>
        </table:table-row>
        <table:table-row table:style-name="ro38">
          <table:table-cell table:style-name="ce239" table:number-columns-repeated="33"/>
          <table:table-cell table:style-name="ce336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39"/>
          <table:table-cell table:style-name="ce98" table:number-columns-repeated="980"/>
        </table:table-row>
        <table:table-row table:style-name="ro25">
          <table:table-cell table:style-name="ce239"/>
          <table:table-cell table:style-name="ce255" office:value-type="float" office:value="5">
            <text:p>5</text:p>
          </table:table-cell>
          <table:table-cell table:style-name="ce255" office:value-type="string">
            <text:p>Net trading and professional profits</text:p>
          </table:table-cell>
          <table:table-cell table:style-name="ce255" table:number-columns-repeated="16"/>
          <table:table-cell table:style-name="ce241" table:number-columns-repeated="4"/>
          <table:table-cell table:style-name="ce239" table:number-columns-repeated="10"/>
          <table:table-cell table:style-name="ce269" office:value-type="float" office:value="5">
            <text:p>5</text:p>
          </table:table-cell>
          <table:table-cell table:style-name="ce317" office:value-type="string">
            <text:p>£</text:p>
          </table:table-cell>
          <table:table-cell table:style-name="ce328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39"/>
          <table:table-cell table:style-name="ce98" table:number-columns-repeated="980"/>
        </table:table-row>
        <table:table-row table:style-name="ro8">
          <table:table-cell table:style-name="ce239"/>
          <table:table-cell table:style-name="ce241" office:value-type="float" office:value="6">
            <text:p>6</text:p>
          </table:table-cell>
          <table:table-cell table:style-name="ce241" office:value-type="string">
            <text:p>Bank, building society or other interest, and profits and</text:p>
          </table:table-cell>
          <table:table-cell table:style-name="ce241" table:number-columns-repeated="20"/>
          <table:table-cell table:style-name="ce239" table:number-columns-repeated="21"/>
          <table:table-cell table:style-name="ce98" table:number-columns-repeated="980"/>
        </table:table-row>
        <table:table-row table:style-name="ro25">
          <table:table-cell table:style-name="ce239"/>
          <table:table-cell table:style-name="ce241"/>
          <table:table-cell table:style-name="ce255" office:value-type="string">
            <text:p>gains from ono-trading loan relationships</text:p>
          </table:table-cell>
          <table:table-cell table:style-name="ce255" table:number-columns-repeated="17"/>
          <table:table-cell table:style-name="ce241" table:number-columns-repeated="3"/>
          <table:table-cell table:style-name="ce239" table:number-columns-repeated="10"/>
          <table:table-cell table:style-name="ce337" office:value-type="float" office:value="6">
            <text:p>6</text:p>
          </table:table-cell>
          <table:table-cell table:style-name="ce307" office:value-type="string">
            <text:p>£</text:p>
          </table:table-cell>
          <table:table-cell table:style-name="ce328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39"/>
          <table:table-cell table:style-name="ce98" table:number-columns-repeated="980"/>
        </table:table-row>
        <table:table-row table:style-name="ro36">
          <table:table-cell table:style-name="ce239"/>
          <table:table-cell table:style-name="ce241" table:number-columns-repeated="22"/>
          <table:table-cell table:style-name="ce239" table:number-columns-repeated="21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11">
            <text:p>11</text:p>
          </table:table-cell>
          <table:table-cell table:style-name="ce241" office:value-type="string">
            <text:p>Income from UK land and buildings</text:p>
          </table:table-cell>
          <table:table-cell table:style-name="ce241" table:number-columns-repeated="20"/>
          <table:table-cell table:style-name="ce239" table:number-columns-repeated="10"/>
          <table:table-cell table:style-name="ce269" office:value-type="float" office:value="11">
            <text:p>11</text:p>
          </table:table-cell>
          <table:table-cell table:style-name="ce307" office:value-type="string">
            <text:p>£</text:p>
          </table:table-cell>
          <table:table-cell table:style-name="ce328" table:number-columns-spanned="8" table:number-rows-spanned="1"/>
          <table:covered-table-cell table:number-columns-repeated="7"/>
          <table:table-cell table:style-name="ce239"/>
          <table:table-cell table:style-name="ce98" table:number-columns-repeated="980"/>
        </table:table-row>
        <table:table-row table:style-name="ro36">
          <table:table-cell table:style-name="ce239"/>
          <table:table-cell table:style-name="ce241" table:number-columns-repeated="22"/>
          <table:table-cell table:style-name="ce239" table:number-columns-repeated="21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12">
            <text:p>12</text:p>
          </table:table-cell>
          <table:table-cell table:style-name="ce241" office:value-type="string">
            <text:p>Annual profits and gains not falling under any other heading</text:p>
          </table:table-cell>
          <table:table-cell table:style-name="ce241" table:number-columns-repeated="20"/>
          <table:table-cell table:style-name="ce239" table:number-columns-repeated="10"/>
          <table:table-cell table:style-name="ce269" office:value-type="float" office:value="14">
            <text:p>14</text:p>
          </table:table-cell>
          <table:table-cell table:style-name="ce307" office:value-type="string">
            <text:p>£</text:p>
          </table:table-cell>
          <table:table-cell table:style-name="ce328" table:number-columns-spanned="8" table:number-rows-spanned="1"/>
          <table:covered-table-cell table:number-columns-repeated="7"/>
          <table:table-cell table:style-name="ce239"/>
          <table:table-cell table:style-name="ce98" table:number-columns-repeated="980"/>
        </table:table-row>
        <table:table-row table:style-name="ro36">
          <table:table-cell table:style-name="ce239" table:number-columns-repeated="44"/>
          <table:table-cell table:style-name="ce98" table:number-columns-repeated="980"/>
        </table:table-row>
        <table:table-row table:style-name="ro29">
          <table:table-cell table:style-name="ce249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04" table:number-columns-spanned="34" table:number-rows-spanned="1"/>
          <table:covered-table-cell table:number-columns-repeated="33"/>
          <table:table-cell table:style-name="ce353" table:number-columns-repeated="980"/>
        </table:table-row>
        <table:table-row table:style-name="ro37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16">
            <text:p>16</text:p>
          </table:table-cell>
          <table:table-cell table:style-name="ce241" office:value-type="string">
            <text:p>Gross chargeable gains</text:p>
          </table:table-cell>
          <table:table-cell table:style-name="ce241" table:number-columns-repeated="18"/>
          <table:table-cell table:style-name="ce239"/>
          <table:table-cell table:style-name="ce269" office:value-type="float" office:value="16" table:number-columns-spanned="2" table:number-rows-spanned="1">
            <text:p>16</text:p>
          </table:table-cell>
          <table:covered-table-cell/>
          <table:table-cell table:style-name="ce307" office:value-type="string">
            <text:p>£</text:p>
          </table:table-cell>
          <table:table-cell table:style-name="ce314" table:number-columns-spanned="7" table:number-rows-spanned="1"/>
          <table:covered-table-cell table:number-columns-repeated="6"/>
          <table:table-cell table:style-name="ce251"/>
          <table:table-cell table:style-name="ce239" table:number-columns-repeated="11"/>
          <table:table-cell table:style-name="ce98" table:number-columns-repeated="980"/>
        </table:table-row>
        <table:table-row table:style-name="ro36">
          <table:table-cell table:style-name="ce239"/>
          <table:table-cell table:style-name="ce241" table:number-columns-repeated="20"/>
          <table:table-cell table:style-name="ce239" table:number-columns-repeated="23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17">
            <text:p>17</text:p>
          </table:table-cell>
          <table:table-cell table:style-name="ce241" office:value-type="string">
            <text:p>Allowable losses including losses brought forward</text:p>
          </table:table-cell>
          <table:table-cell table:style-name="ce241" table:number-columns-repeated="18"/>
          <table:table-cell table:style-name="ce239"/>
          <table:table-cell table:style-name="ce269" office:value-type="float" office:value="17" table:number-columns-spanned="2" table:number-rows-spanned="1">
            <text:p>17</text:p>
          </table:table-cell>
          <table:covered-table-cell/>
          <table:table-cell table:style-name="ce307" office:value-type="string">
            <text:p>£</text:p>
          </table:table-cell>
          <table:table-cell table:style-name="ce314" table:number-columns-spanned="7" table:number-rows-spanned="1"/>
          <table:covered-table-cell table:number-columns-repeated="6"/>
          <table:table-cell table:style-name="ce251"/>
          <table:table-cell table:style-name="ce239" table:number-columns-repeated="11"/>
          <table:table-cell table:style-name="ce98" table:number-columns-repeated="980"/>
        </table:table-row>
        <table:table-row table:style-name="ro38">
          <table:table-cell table:style-name="ce239"/>
          <table:table-cell table:style-name="ce241" table:number-columns-repeated="20"/>
          <table:table-cell table:style-name="ce239" table:number-columns-repeated="12"/>
          <table:table-cell table:style-name="ce336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39"/>
          <table:table-cell table:style-name="ce98" table:number-columns-repeated="980"/>
        </table:table-row>
        <table:table-row table:style-name="ro25">
          <table:table-cell table:style-name="ce239"/>
          <table:table-cell table:style-name="ce268" office:value-type="float" office:value="18">
            <text:p>18</text:p>
          </table:table-cell>
          <table:table-cell table:style-name="ce268" office:value-type="string">
            <text:p>Net chargeable gains</text:p>
          </table:table-cell>
          <table:table-cell table:style-name="ce268" table:number-columns-repeated="9"/>
          <table:table-cell table:style-name="ce241" table:number-columns-repeated="9"/>
          <table:table-cell table:style-name="ce239" table:number-columns-repeated="12"/>
          <table:table-cell table:style-name="ce269" office:value-type="float" office:value="18">
            <text:p>18</text:p>
          </table:table-cell>
          <table:table-cell table:style-name="ce317" office:value-type="string">
            <text:p>£</text:p>
          </table:table-cell>
          <table:table-cell table:style-name="ce314" table:number-columns-spanned="8" table:number-rows-spanned="1"/>
          <table:covered-table-cell table:number-columns-repeated="7"/>
          <table:table-cell table:style-name="ce239"/>
          <table:table-cell table:style-name="ce98" table:number-columns-repeated="980"/>
        </table:table-row>
        <table:table-row table:style-name="ro36">
          <table:table-cell table:style-name="ce239" table:number-columns-repeated="44"/>
          <table:table-cell table:style-name="ce98" table:number-columns-repeated="980"/>
        </table:table-row>
        <table:table-row table:style-name="ro34">
          <table:table-cell table:style-name="ce250" table:number-columns-spanned="44" table:number-rows-spanned="1"/>
          <table:covered-table-cell table:number-columns-repeated="43"/>
          <table:table-cell table:style-name="ce98" table:number-columns-repeated="980"/>
        </table:table-row>
        <table:table-row table:style-name="ro38">
          <table:table-cell table:style-name="ce239" table:number-columns-repeated="33"/>
          <table:table-cell table:style-name="ce336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39"/>
          <table:table-cell table:style-name="ce98" table:number-columns-repeated="980"/>
        </table:table-row>
        <table:table-row table:style-name="ro25">
          <table:table-cell table:style-name="ce239"/>
          <table:table-cell table:style-name="ce268" office:value-type="float" office:value="21">
            <text:p>21</text:p>
          </table:table-cell>
          <table:table-cell table:style-name="ce261" office:value-type="string">
            <text:p>Profits before other deductions and reliefs</text:p>
          </table:table-cell>
          <table:table-cell table:style-name="ce261" table:number-columns-repeated="16"/>
          <table:table-cell table:style-name="ce255"/>
          <table:table-cell table:style-name="ce241"/>
          <table:table-cell table:style-name="ce239" table:number-columns-repeated="12"/>
          <table:table-cell table:style-name="ce269" office:value-type="float" office:value="21">
            <text:p>21</text:p>
          </table:table-cell>
          <table:table-cell table:style-name="ce317" office:value-type="string">
            <text:p>£</text:p>
          </table:table-cell>
          <table:table-cell table:style-name="ce328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39"/>
          <table:table-cell table:style-name="ce98" table:number-columns-repeated="980"/>
        </table:table-row>
        <table:table-row table:style-name="ro36">
          <table:table-cell table:style-name="ce251" table:number-columns-spanned="44" table:number-rows-spanned="1"/>
          <table:covered-table-cell table:number-columns-repeated="43"/>
          <table:table-cell table:style-name="ce353" table:number-columns-repeated="980"/>
        </table:table-row>
        <table:table-row table:style-name="ro29">
          <table:table-cell table:style-name="ce249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06" table:number-columns-spanned="32" table:number-rows-spanned="1"/>
          <table:covered-table-cell table:number-columns-repeated="31"/>
          <table:table-cell table:style-name="ce98" table:number-columns-repeated="980"/>
        </table:table-row>
        <table:table-row table:style-name="ro36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24">
            <text:p>24</text:p>
          </table:table-cell>
          <table:table-cell table:style-name="ce241" office:value-type="string">
            <text:p>Management expenses under S75 ICTA 1988</text:p>
          </table:table-cell>
          <table:table-cell table:style-name="ce241" table:number-columns-repeated="17"/>
          <table:table-cell table:style-name="ce239" table:number-columns-repeated="2"/>
          <table:table-cell table:style-name="ce269" office:value-type="float" office:value="24" table:number-columns-spanned="2" table:number-rows-spanned="1">
            <text:p>24</text:p>
          </table:table-cell>
          <table:covered-table-cell/>
          <table:table-cell table:style-name="ce307" office:value-type="string">
            <text:p>£</text:p>
          </table:table-cell>
          <table:table-cell table:style-name="ce314" table:number-columns-spanned="7" table:number-rows-spanned="1"/>
          <table:covered-table-cell table:number-columns-repeated="6"/>
          <table:table-cell table:style-name="ce239" table:number-columns-repeated="12"/>
          <table:table-cell table:style-name="ce98" table:number-columns-repeated="980"/>
        </table:table-row>
        <table:table-row table:style-name="ro36">
          <table:table-cell table:style-name="ce239" table:number-columns-repeated="44"/>
          <table:table-cell table:style-name="ce98" table:number-columns-repeated="980"/>
        </table:table-row>
        <table:table-row table:style-name="ro39">
          <table:table-cell table:style-name="ce239"/>
          <table:table-cell table:style-name="ce241" office:value-type="float" office:value="30">
            <text:p>30</text:p>
          </table:table-cell>
          <table:table-cell table:style-name="ce241" office:value-type="string">
            <text:p>Trading losses of this or a later accounting period</text:p>
          </table:table-cell>
          <table:table-cell table:style-name="ce241" table:number-columns-repeated="17"/>
          <table:table-cell table:style-name="ce239" table:number-columns-repeated="2"/>
          <table:table-cell table:style-name="ce269" office:value-type="float" office:value="30" table:number-columns-spanned="2" table:number-rows-spanned="2">
            <text:p>30</text:p>
          </table:table-cell>
          <table:covered-table-cell/>
          <table:table-cell table:style-name="ce307" office:value-type="string" table:number-columns-spanned="1" table:number-rows-spanned="2">
            <text:p>£</text:p>
          </table:table-cell>
          <table:table-cell table:style-name="ce314" table:number-columns-spanned="7" table:number-rows-spanned="2"/>
          <table:covered-table-cell table:number-columns-repeated="6"/>
          <table:table-cell table:style-name="ce239" table:number-columns-repeated="12"/>
          <table:table-cell table:style-name="ce98" table:number-columns-repeated="980"/>
        </table:table-row>
        <table:table-row table:style-name="ro39">
          <table:table-cell table:style-name="ce239"/>
          <table:table-cell table:style-name="ce241"/>
          <table:table-cell table:style-name="ce241" office:value-type="string">
            <text:p>under S383A ICTA 1988</text:p>
          </table:table-cell>
          <table:table-cell table:style-name="ce241" table:number-columns-repeated="17"/>
          <table:table-cell table:style-name="ce239" table:number-columns-repeated="2"/>
          <table:covered-table-cell table:number-columns-repeated="10"/>
          <table:table-cell table:style-name="ce239" table:number-columns-repeated="12"/>
          <table:table-cell table:style-name="ce98" table:number-columns-repeated="980"/>
        </table:table-row>
        <table:table-row table:style-name="ro36">
          <table:table-cell table:style-name="ce239" table:number-columns-repeated="44"/>
          <table:table-cell table:style-name="ce98" table:number-columns-repeated="980"/>
        </table:table-row>
        <table:table-row table:style-name="ro39">
          <table:table-cell table:style-name="ce239"/>
          <table:table-cell table:style-name="ce241" office:value-type="float" office:value="31">
            <text:p>31</text:p>
          </table:table-cell>
          <table:table-cell table:style-name="ce267" office:value-type="string">
            <text:p>Put an 'X' in box 31 if amounts carried back from later</text:p>
          </table:table-cell>
          <table:table-cell table:style-name="ce267" table:number-columns-repeated="18"/>
          <table:table-cell table:style-name="ce239"/>
          <table:table-cell table:style-name="ce269" office:value-type="float" office:value="31" table:number-columns-spanned="2" table:number-rows-spanned="2">
            <text:p>31</text:p>
          </table:table-cell>
          <table:covered-table-cell/>
          <table:table-cell table:style-name="ce290" table:number-columns-spanned="2" table:number-rows-spanned="2"/>
          <table:covered-table-cell/>
          <table:table-cell table:style-name="ce251" table:number-columns-repeated="5"/>
          <table:table-cell table:style-name="ce239" table:number-columns-repeated="13"/>
          <table:table-cell table:style-name="ce98" table:number-columns-repeated="980"/>
        </table:table-row>
        <table:table-row table:style-name="ro39">
          <table:table-cell table:style-name="ce239" table:number-columns-repeated="2"/>
          <table:table-cell table:style-name="ce267" office:value-type="string">
            <text:p>accounting periods are included in box 30</text:p>
          </table:table-cell>
          <table:table-cell table:style-name="ce267" table:number-columns-repeated="18"/>
          <table:table-cell table:style-name="ce239"/>
          <table:covered-table-cell table:number-columns-repeated="4"/>
          <table:table-cell table:style-name="ce301" table:number-columns-repeated="5"/>
          <table:table-cell table:style-name="ce239" table:number-columns-repeated="13"/>
          <table:table-cell table:style-name="ce98" table:number-columns-repeated="980"/>
        </table:table-row>
        <table:table-row table:style-name="ro36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32">
            <text:p>32</text:p>
          </table:table-cell>
          <table:table-cell table:style-name="ce241" office:value-type="string">
            <text:p>Non-trade capital allowances</text:p>
          </table:table-cell>
          <table:table-cell table:style-name="ce241" table:number-columns-repeated="10"/>
          <table:table-cell table:style-name="ce239" table:number-columns-repeated="9"/>
          <table:table-cell table:style-name="ce269" office:value-type="float" office:value="32" table:number-columns-spanned="2" table:number-rows-spanned="1">
            <text:p>32</text:p>
          </table:table-cell>
          <table:covered-table-cell/>
          <table:table-cell table:style-name="ce307" office:value-type="string">
            <text:p>£</text:p>
          </table:table-cell>
          <table:table-cell table:style-name="ce314" table:number-columns-spanned="7" table:number-rows-spanned="1"/>
          <table:covered-table-cell table:number-columns-repeated="6"/>
          <table:table-cell table:style-name="ce239" table:number-columns-repeated="12"/>
          <table:table-cell table:style-name="ce98" table:number-columns-repeated="980"/>
        </table:table-row>
        <table:table-row table:style-name="ro36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35">
            <text:p>35</text:p>
          </table:table-cell>
          <table:table-cell table:style-name="ce241" office:value-type="string">
            <text:p>Charges paid</text:p>
          </table:table-cell>
          <table:table-cell table:style-name="ce241" table:number-columns-repeated="6"/>
          <table:table-cell table:style-name="ce239" table:number-columns-repeated="13"/>
          <table:table-cell table:style-name="ce269" office:value-type="float" office:value="35" table:number-columns-spanned="2" table:number-rows-spanned="2">
            <text:p>35</text:p>
          </table:table-cell>
          <table:covered-table-cell/>
          <table:table-cell table:style-name="ce307" office:value-type="string" table:number-columns-spanned="1" table:number-rows-spanned="2">
            <text:p>£</text:p>
          </table:table-cell>
          <table:table-cell table:style-name="ce314" table:number-columns-spanned="7" table:number-rows-spanned="2"/>
          <table:covered-table-cell table:number-columns-repeated="6"/>
          <table:table-cell table:style-name="ce239" table:number-columns-repeated="12"/>
          <table:table-cell table:style-name="ce98" table:number-columns-repeated="980"/>
        </table:table-row>
        <table:table-row table:style-name="ro37">
          <table:table-cell table:style-name="ce239" table:number-columns-repeated="22"/>
          <table:covered-table-cell table:number-columns-repeated="10"/>
          <table:table-cell table:style-name="ce239" table:number-columns-repeated="12"/>
          <table:table-cell table:style-name="ce98" table:number-columns-repeated="980"/>
        </table:table-row>
        <table:table-row table:style-name="ro34">
          <table:table-cell table:style-name="ce250" table:number-columns-spanned="44" table:number-rows-spanned="1"/>
          <table:covered-table-cell table:number-columns-repeated="43"/>
          <table:table-cell table:style-name="ce353" table:number-columns-repeated="980"/>
        </table:table-row>
        <table:table-row table:style-name="ro39">
          <table:table-cell table:style-name="ce239" table:number-columns-repeated="33"/>
          <table:table-cell table:style-name="ce336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39"/>
          <table:table-cell table:style-name="ce98" table:number-columns-repeated="980"/>
        </table:table-row>
        <table:table-row table:style-name="ro29">
          <table:table-cell table:style-name="ce239"/>
          <table:table-cell table:style-name="ce259" office:value-type="float" office:value="37">
            <text:p>37</text:p>
          </table:table-cell>
          <table:table-cell table:style-name="ce282" office:value-type="string">
            <text:p>Profits chargeable to corporation tax</text:p>
          </table:table-cell>
          <table:table-cell table:style-name="ce282" table:number-columns-repeated="11"/>
          <table:table-cell table:style-name="ce312" table:number-columns-repeated="5"/>
          <table:table-cell table:style-name="ce257" table:number-columns-repeated="3"/>
          <table:table-cell table:style-name="ce239" table:number-columns-repeated="11"/>
          <table:table-cell table:style-name="ce269" office:value-type="float" office:value="37">
            <text:p>37</text:p>
          </table:table-cell>
          <table:table-cell table:style-name="ce317" office:value-type="string">
            <text:p>£</text:p>
          </table:table-cell>
          <table:table-cell table:style-name="ce328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39"/>
          <table:table-cell table:style-name="ce98" table:number-columns-repeated="980"/>
        </table:table-row>
        <table:table-row table:style-name="ro37">
          <table:table-cell table:style-name="ce239" table:number-columns-repeated="44"/>
          <table:table-cell table:style-name="ce98" table:number-columns-repeated="980"/>
        </table:table-row>
        <table:table-row table:style-name="ro29">
          <table:table-cell table:style-name="ce249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02" table:number-columns-spanned="35" table:number-rows-spanned="1"/>
          <table:covered-table-cell table:number-columns-repeated="34"/>
          <table:table-cell table:style-name="ce98" table:number-columns-repeated="980"/>
        </table:table-row>
        <table:table-row table:style-name="ro36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38">
            <text:p>38</text:p>
          </table:table-cell>
          <table:table-cell table:style-name="ce241" office:value-type="string">
            <text:p>Franked investment income</text:p>
          </table:table-cell>
          <table:table-cell table:style-name="ce241" table:number-columns-repeated="17"/>
          <table:table-cell table:style-name="ce239" table:number-columns-repeated="2"/>
          <table:table-cell table:style-name="ce269" office:value-type="float" office:value="38" table:number-columns-spanned="2" table:number-rows-spanned="1">
            <text:p>38</text:p>
          </table:table-cell>
          <table:covered-table-cell/>
          <table:table-cell table:style-name="ce307" office:value-type="string">
            <text:p>£</text:p>
          </table:table-cell>
          <table:table-cell table:style-name="ce314" table:number-columns-spanned="7" table:number-rows-spanned="1"/>
          <table:covered-table-cell table:number-columns-repeated="6"/>
          <table:table-cell table:style-name="ce239" table:number-columns-repeated="12"/>
          <table:table-cell table:style-name="ce98" table:number-columns-repeated="980"/>
        </table:table-row>
        <table:table-row table:style-name="ro36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39">
            <text:p>39</text:p>
          </table:table-cell>
          <table:table-cell table:style-name="ce241" office:value-type="string">
            <text:p>Number or associated companies in this period</text:p>
          </table:table-cell>
          <table:table-cell table:style-name="ce241" table:number-columns-repeated="19"/>
          <table:table-cell table:style-name="ce269" office:value-type="float" office:value="39" table:number-columns-spanned="2" table:number-rows-spanned="1">
            <text:p>39</text:p>
          </table:table-cell>
          <table:covered-table-cell/>
          <table:table-cell table:style-name="ce326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39" table:number-columns-repeated="17"/>
          <table:table-cell table:style-name="ce98" table:number-columns-repeated="980"/>
        </table:table-row>
        <table:table-row table:style-name="ro33">
          <table:table-cell table:style-name="ce239"/>
          <table:table-cell table:style-name="ce241"/>
          <table:table-cell table:style-name="ce241" office:value-type="string">
            <text:p>or</text:p>
          </table:table-cell>
          <table:table-cell table:style-name="ce241" table:number-columns-repeated="19"/>
          <table:table-cell table:style-name="ce239" table:number-columns-repeated="22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40">
            <text:p>40</text:p>
          </table:table-cell>
          <table:table-cell table:style-name="ce241" office:value-type="string">
            <text:p>Associated companies in the first financial year</text:p>
          </table:table-cell>
          <table:table-cell table:style-name="ce241" table:number-columns-repeated="19"/>
          <table:table-cell table:style-name="ce269" office:value-type="float" office:value="40" table:number-columns-spanned="2" table:number-rows-spanned="1">
            <text:p>40</text:p>
          </table:table-cell>
          <table:covered-table-cell/>
          <table:table-cell table:style-name="ce324" table:number-columns-spanned="3" table:number-rows-spanned="1"/>
          <table:covered-table-cell table:number-columns-repeated="2"/>
          <table:table-cell table:style-name="ce239" table:number-columns-repeated="17"/>
          <table:table-cell table:style-name="ce98" table:number-columns-repeated="980"/>
        </table:table-row>
        <table:table-row table:style-name="ro36">
          <table:table-cell table:style-name="ce239"/>
          <table:table-cell table:style-name="ce241" table:number-columns-repeated="21"/>
          <table:table-cell table:style-name="ce239" table:number-columns-repeated="22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41">
            <text:p>41</text:p>
          </table:table-cell>
          <table:table-cell table:style-name="ce241" office:value-type="string">
            <text:p>Associated companies in the second financial year</text:p>
          </table:table-cell>
          <table:table-cell table:style-name="ce241" table:number-columns-repeated="19"/>
          <table:table-cell table:style-name="ce269" office:value-type="float" office:value="41" table:number-columns-spanned="2" table:number-rows-spanned="1">
            <text:p>41</text:p>
          </table:table-cell>
          <table:covered-table-cell/>
          <table:table-cell table:style-name="ce324" table:number-columns-spanned="3" table:number-rows-spanned="1"/>
          <table:covered-table-cell table:number-columns-repeated="2"/>
          <table:table-cell table:style-name="ce239" table:number-columns-repeated="17"/>
          <table:table-cell table:style-name="ce98" table:number-columns-repeated="980"/>
        </table:table-row>
        <table:table-row table:style-name="ro36">
          <table:table-cell table:style-name="ce239" table:number-columns-repeated="44"/>
          <table:table-cell table:style-name="ce98" table:number-columns-repeated="980"/>
        </table:table-row>
        <table:table-row table:style-name="ro39">
          <table:table-cell table:style-name="ce239"/>
          <table:table-cell table:style-name="ce241" office:value-type="float" office:value="42">
            <text:p>42</text:p>
          </table:table-cell>
          <table:table-cell table:style-name="ce267" office:value-type="string">
            <text:p>Put an 'X' in box 22 if the company claims to be charged at the starting rate or the</text:p>
          </table:table-cell>
          <table:table-cell table:style-name="ce239" table:number-columns-repeated="30"/>
          <table:table-cell table:style-name="ce305" office:value-type="float" office:value="42" table:number-columns-spanned="1" table:number-rows-spanned="2">
            <text:p>42</text:p>
          </table:table-cell>
          <table:table-cell table:style-name="ce339" office:value-type="string" table:number-columns-spanned="2" table:number-rows-spanned="2">
            <text:p>X</text:p>
          </table:table-cell>
          <table:covered-table-cell/>
          <table:table-cell table:style-name="ce239" table:number-columns-repeated="8"/>
          <table:table-cell table:style-name="ce98" table:number-columns-repeated="980"/>
        </table:table-row>
        <table:table-row table:style-name="ro39">
          <table:table-cell table:style-name="ce239" table:number-columns-repeated="2"/>
          <table:table-cell table:style-name="ce283" office:value-type="string">
            <text:p>small companies' rate on any part of its profits, or is claiming marginal rate relief</text:p>
          </table:table-cell>
          <table:table-cell table:style-name="ce289" table:number-columns-repeated="26"/>
          <table:table-cell table:style-name="ce239" table:number-columns-repeated="4"/>
          <table:covered-table-cell table:number-columns-repeated="3"/>
          <table:table-cell table:style-name="ce239" table:number-columns-repeated="8"/>
          <table:table-cell table:style-name="ce98" table:number-columns-repeated="980"/>
        </table:table-row>
        <table:table-row table:style-name="ro25">
          <table:table-cell table:style-name="ce241"/>
          <table:table-cell table:style-name="ce241" office:value-type="string">
            <text:p>Enter how much profits has to be charged and at what rate of tax</text:p>
          </table:table-cell>
          <table:table-cell table:style-name="ce241" table:number-columns-repeated="42"/>
          <table:table-cell table:style-name="ce131" table:number-columns-repeated="980"/>
        </table:table-row>
        <table:table-row table:style-name="ro25">
          <table:table-cell table:style-name="ce241"/>
          <table:table-cell table:style-name="ce241" office:value-type="string">
            <text:p>Financial year <text:span text:style-name="T2">(yyyy)</text:span></text:p>
          </table:table-cell>
          <table:table-cell table:style-name="ce241" table:number-columns-repeated="9"/>
          <table:table-cell table:style-name="ce241" office:value-type="string">
            <text:p>Amount of profit</text:p>
          </table:table-cell>
          <table:table-cell table:style-name="ce241" table:number-columns-repeated="12"/>
          <table:table-cell table:style-name="ce241" office:value-type="string">
            <text:p>Rate of tax</text:p>
          </table:table-cell>
          <table:table-cell table:style-name="ce241" table:number-columns-repeated="8"/>
          <table:table-cell table:style-name="ce241" office:value-type="string">
            <text:p>Tax</text:p>
          </table:table-cell>
          <table:table-cell table:style-name="ce241" table:number-columns-repeated="10"/>
          <table:table-cell table:style-name="ce131" table:number-columns-repeated="980"/>
        </table:table-row>
        <table:table-row table:style-name="ro25">
          <table:table-cell table:style-name="ce239"/>
          <table:table-cell table:style-name="ce269" office:value-type="float" office:value="43">
            <text:p>43</text:p>
          </table:table-cell>
          <table:table-cell table:style-name="ce284" table:formula="of:=[$CorporationTax.D33]" office:value-type="float" office:value="2008" table:number-columns-spanned="6" table:number-rows-spanned="1">
            <text:p>2008</text:p>
          </table:table-cell>
          <table:covered-table-cell table:number-columns-repeated="5"/>
          <table:table-cell table:style-name="ce239" table:number-columns-repeated="3"/>
          <table:table-cell table:style-name="ce269" office:value-type="float" office:value="44">
            <text:p>44</text:p>
          </table:table-cell>
          <table:table-cell table:style-name="ce307" office:value-type="string">
            <text:p>£</text:p>
          </table:table-cell>
          <table:table-cell table:style-name="ce310" table:formula="of:=[$CorporationTax.E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39" table:number-columns-repeated="4"/>
          <table:table-cell table:style-name="ce269" office:value-type="float" office:value="45" table:number-columns-spanned="2" table:number-rows-spanned="1">
            <text:p>45</text:p>
          </table:table-cell>
          <table:covered-table-cell/>
          <table:table-cell table:style-name="ce329" table:formula="of:=[$CorporationTax.F33]" office:value-type="float" office:value="21" table:number-columns-spanned="2" table:number-rows-spanned="1">
            <text:p>21</text:p>
          </table:table-cell>
          <table:covered-table-cell/>
          <table:table-cell table:style-name="ce239" table:number-columns-repeated="5"/>
          <table:table-cell table:style-name="ce269" office:value-type="float" office:value="46">
            <text:p>46</text:p>
          </table:table-cell>
          <table:table-cell table:style-name="ce317" office:value-type="string">
            <text:p>£</text:p>
          </table:table-cell>
          <table:table-cell table:style-name="ce342" table:formula="of:=[$CorporationTax.H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30" office:value-type="string">
            <text:p>p</text:p>
          </table:table-cell>
          <table:table-cell table:style-name="ce239"/>
          <table:table-cell table:style-name="ce98" table:number-columns-repeated="980"/>
        </table:table-row>
        <table:table-row table:style-name="ro36">
          <table:table-cell table:style-name="ce239" table:number-columns-repeated="2"/>
          <table:table-cell table:style-name="ce285" table:number-columns-repeated="6"/>
          <table:table-cell table:style-name="ce239" table:number-columns-repeated="36"/>
          <table:table-cell table:style-name="ce98" table:number-columns-repeated="980"/>
        </table:table-row>
        <table:table-row table:style-name="ro25">
          <table:table-cell table:style-name="ce239"/>
          <table:table-cell table:style-name="ce269" office:value-type="float" office:value="53">
            <text:p>53</text:p>
          </table:table-cell>
          <table:table-cell table:style-name="ce284" table:formula="of:=[$CorporationTax.D34]" office:value-type="float" office:value="2009" table:number-columns-spanned="6" table:number-rows-spanned="1">
            <text:p>2009</text:p>
          </table:table-cell>
          <table:covered-table-cell table:number-columns-repeated="5"/>
          <table:table-cell table:style-name="ce239" table:number-columns-repeated="3"/>
          <table:table-cell table:style-name="ce269" office:value-type="float" office:value="54">
            <text:p>54</text:p>
          </table:table-cell>
          <table:table-cell table:style-name="ce307" office:value-type="string">
            <text:p>£</text:p>
          </table:table-cell>
          <table:table-cell table:style-name="ce310" table:formula="of:=[$CorporationTax.E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39" table:number-columns-repeated="4"/>
          <table:table-cell table:style-name="ce269" office:value-type="float" office:value="55" table:number-columns-spanned="2" table:number-rows-spanned="1">
            <text:p>55</text:p>
          </table:table-cell>
          <table:covered-table-cell/>
          <table:table-cell table:style-name="ce329" table:formula="of:=[$CorporationTax.F34]" office:value-type="float" office:value="21" table:number-columns-spanned="2" table:number-rows-spanned="1">
            <text:p>21</text:p>
          </table:table-cell>
          <table:covered-table-cell/>
          <table:table-cell table:style-name="ce239" table:number-columns-repeated="5"/>
          <table:table-cell table:style-name="ce269" office:value-type="float" office:value="56">
            <text:p>56</text:p>
          </table:table-cell>
          <table:table-cell table:style-name="ce317" office:value-type="string">
            <text:p>£</text:p>
          </table:table-cell>
          <table:table-cell table:style-name="ce342" table:formula="of:=[$CorporationTax.H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30" office:value-type="string">
            <text:p>p</text:p>
          </table:table-cell>
          <table:table-cell table:style-name="ce239"/>
          <table:table-cell table:style-name="ce98" table:number-columns-repeated="980"/>
        </table:table-row>
        <table:table-row table:style-name="ro36">
          <table:table-cell table:style-name="ce239" table:number-columns-repeated="44"/>
          <table:table-cell table:style-name="ce98" table:number-columns-repeated="980"/>
        </table:table-row>
        <table:table-row table:style-name="ro38">
          <table:table-cell table:style-name="ce239" table:number-columns-repeated="33"/>
          <table:table-cell table:style-name="ce336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39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61">
            <text:p>61</text:p>
          </table:table-cell>
          <table:table-cell table:style-name="ce241" office:value-type="string">
            <text:p>Corporation tax</text:p>
          </table:table-cell>
          <table:table-cell table:style-name="ce241" table:number-columns-repeated="17"/>
          <table:table-cell table:style-name="ce239" table:number-columns-repeated="13"/>
          <table:table-cell table:style-name="ce269" office:value-type="float" office:value="63">
            <text:p>63</text:p>
          </table:table-cell>
          <table:table-cell table:style-name="ce317" office:value-type="string">
            <text:p>£</text:p>
          </table:table-cell>
          <table:table-cell table:style-name="ce342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30" office:value-type="string">
            <text:p>p</text:p>
          </table:table-cell>
          <table:table-cell table:style-name="ce239"/>
          <table:table-cell table:style-name="ce98" table:number-columns-repeated="980"/>
        </table:table-row>
        <table:table-row table:style-name="ro36">
          <table:table-cell table:style-name="ce239"/>
          <table:table-cell table:style-name="ce241" table:number-columns-repeated="19"/>
          <table:table-cell table:style-name="ce239" table:number-columns-repeated="24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64">
            <text:p>64</text:p>
          </table:table-cell>
          <table:table-cell table:style-name="ce241" office:value-type="string">
            <text:p>Marginal rate relief</text:p>
          </table:table-cell>
          <table:table-cell table:style-name="ce241" table:number-columns-repeated="17"/>
          <table:table-cell table:style-name="ce239"/>
          <table:table-cell table:style-name="ce269" office:value-type="float" office:value="64">
            <text:p>64</text:p>
          </table:table-cell>
          <table:table-cell table:style-name="ce317" office:value-type="string">
            <text:p>£</text:p>
          </table:table-cell>
          <table:table-cell table:style-name="ce323"/>
          <table:table-cell table:style-name="ce327" table:number-columns-spanned="5" table:number-rows-spanned="1"/>
          <table:covered-table-cell table:number-columns-repeated="4"/>
          <table:table-cell table:style-name="ce323"/>
          <table:table-cell table:style-name="ce330" office:value-type="string">
            <text:p>p</text:p>
          </table:table-cell>
          <table:table-cell table:style-name="ce239" table:number-columns-repeated="13"/>
          <table:table-cell table:style-name="ce98" table:number-columns-repeated="980"/>
        </table:table-row>
        <table:table-row table:style-name="ro36">
          <table:table-cell table:style-name="ce239"/>
          <table:table-cell table:style-name="ce241" table:number-columns-repeated="19"/>
          <table:table-cell table:style-name="ce239" table:number-columns-repeated="24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65">
            <text:p>65</text:p>
          </table:table-cell>
          <table:table-cell table:style-name="ce241" office:value-type="string">
            <text:p>Corporation tax net of marginal rate relief</text:p>
          </table:table-cell>
          <table:table-cell table:style-name="ce241" table:number-columns-repeated="17"/>
          <table:table-cell table:style-name="ce239"/>
          <table:table-cell table:style-name="ce269" office:value-type="float" office:value="65">
            <text:p>65</text:p>
          </table:table-cell>
          <table:table-cell table:style-name="ce317" office:value-type="string">
            <text:p>£</text:p>
          </table:table-cell>
          <table:table-cell table:style-name="ce323"/>
          <table:table-cell table:style-name="ce327" table:number-columns-spanned="5" table:number-rows-spanned="1"/>
          <table:covered-table-cell table:number-columns-repeated="4"/>
          <table:table-cell table:style-name="ce323"/>
          <table:table-cell table:style-name="ce330" office:value-type="string">
            <text:p>p</text:p>
          </table:table-cell>
          <table:table-cell table:style-name="ce239" table:number-columns-repeated="13"/>
          <table:table-cell table:style-name="ce98" table:number-columns-repeated="980"/>
        </table:table-row>
        <table:table-row table:style-name="ro36">
          <table:table-cell table:style-name="ce239"/>
          <table:table-cell table:style-name="ce241" table:number-columns-repeated="19"/>
          <table:table-cell table:style-name="ce239" table:number-columns-repeated="24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66">
            <text:p>66</text:p>
          </table:table-cell>
          <table:table-cell table:style-name="ce241" office:value-type="string">
            <text:p>Underlying rate of corporation tax</text:p>
          </table:table-cell>
          <table:table-cell table:style-name="ce241" table:number-columns-repeated="17"/>
          <table:table-cell table:style-name="ce239"/>
          <table:table-cell table:style-name="ce269" office:value-type="float" office:value="66">
            <text:p>66</text:p>
          </table:table-cell>
          <table:table-cell table:style-name="ce318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30" office:value-type="string">
            <text:p>%</text:p>
          </table:table-cell>
          <table:table-cell table:style-name="ce239" table:number-columns-repeated="17"/>
          <table:table-cell table:style-name="ce98" table:number-columns-repeated="980"/>
        </table:table-row>
        <table:table-row table:style-name="ro36">
          <table:table-cell table:style-name="ce239"/>
          <table:table-cell table:style-name="ce241" table:number-columns-repeated="19"/>
          <table:table-cell table:style-name="ce239" table:number-columns-repeated="24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67">
            <text:p>67</text:p>
          </table:table-cell>
          <table:table-cell table:style-name="ce241" office:value-type="string">
            <text:p>Profits matched with non-corporate distribution</text:p>
          </table:table-cell>
          <table:table-cell table:style-name="ce241" table:number-columns-repeated="17"/>
          <table:table-cell table:style-name="ce239"/>
          <table:table-cell table:style-name="ce269" office:value-type="float" office:value="67">
            <text:p>67</text:p>
          </table:table-cell>
          <table:table-cell table:style-name="ce290" table:number-columns-spanned="7" table:number-rows-spanned="1"/>
          <table:covered-table-cell table:number-columns-repeated="6"/>
          <table:table-cell table:style-name="ce239" table:number-columns-repeated="15"/>
          <table:table-cell table:style-name="ce98" table:number-columns-repeated="980"/>
        </table:table-row>
        <table:table-row table:style-name="ro36">
          <table:table-cell table:style-name="ce239"/>
          <table:table-cell table:style-name="ce241" table:number-columns-repeated="19"/>
          <table:table-cell table:style-name="ce239" table:number-columns-repeated="24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68">
            <text:p>68</text:p>
          </table:table-cell>
          <table:table-cell table:style-name="ce241" office:value-type="string">
            <text:p>Tax at non-corporate distribution rate</text:p>
          </table:table-cell>
          <table:table-cell table:style-name="ce241" table:number-columns-repeated="17"/>
          <table:table-cell table:style-name="ce239"/>
          <table:table-cell table:style-name="ce269" office:value-type="float" office:value="68">
            <text:p>68</text:p>
          </table:table-cell>
          <table:table-cell table:style-name="ce317" office:value-type="string">
            <text:p>£</text:p>
          </table:table-cell>
          <table:table-cell table:style-name="ce323"/>
          <table:table-cell table:style-name="ce327" table:number-columns-spanned="5" table:number-rows-spanned="1"/>
          <table:covered-table-cell table:number-columns-repeated="4"/>
          <table:table-cell table:style-name="ce323"/>
          <table:table-cell table:style-name="ce330" office:value-type="string">
            <text:p>p</text:p>
          </table:table-cell>
          <table:table-cell table:style-name="ce239" table:number-columns-repeated="13"/>
          <table:table-cell table:style-name="ce98" table:number-columns-repeated="980"/>
        </table:table-row>
        <table:table-row table:style-name="ro36">
          <table:table-cell table:style-name="ce239"/>
          <table:table-cell table:style-name="ce241" table:number-columns-repeated="19"/>
          <table:table-cell table:style-name="ce239" table:number-columns-repeated="24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69">
            <text:p>69</text:p>
          </table:table-cell>
          <table:table-cell table:style-name="ce241" office:value-type="string">
            <text:p>Tax at underlying rate on remaining profits</text:p>
          </table:table-cell>
          <table:table-cell table:style-name="ce241" table:number-columns-repeated="17"/>
          <table:table-cell table:style-name="ce239"/>
          <table:table-cell table:style-name="ce269" office:value-type="float" office:value="69">
            <text:p>69</text:p>
          </table:table-cell>
          <table:table-cell table:style-name="ce317" office:value-type="string">
            <text:p>£</text:p>
          </table:table-cell>
          <table:table-cell table:style-name="ce323"/>
          <table:table-cell table:style-name="ce327" table:number-columns-spanned="5" table:number-rows-spanned="1"/>
          <table:covered-table-cell table:number-columns-repeated="4"/>
          <table:table-cell table:style-name="ce323"/>
          <table:table-cell table:style-name="ce330" office:value-type="string">
            <text:p>p</text:p>
          </table:table-cell>
          <table:table-cell table:style-name="ce239" table:number-columns-repeated="13"/>
          <table:table-cell table:style-name="ce98" table:number-columns-repeated="980"/>
        </table:table-row>
        <table:table-row table:style-name="ro38">
          <table:table-cell table:style-name="ce239"/>
          <table:table-cell table:style-name="ce241" table:number-columns-repeated="19"/>
          <table:table-cell table:style-name="ce239" table:number-columns-repeated="13"/>
          <table:table-cell table:style-name="ce336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39"/>
          <table:table-cell table:style-name="ce98" table:number-columns-repeated="980"/>
        </table:table-row>
        <table:table-row table:style-name="ro29">
          <table:table-cell table:style-name="ce239"/>
          <table:table-cell table:style-name="ce268" office:value-type="float" office:value="70">
            <text:p>70</text:p>
          </table:table-cell>
          <table:table-cell table:style-name="ce286" office:value-type="string">
            <text:p>Corporation tax chargeable</text:p>
          </table:table-cell>
          <table:table-cell table:style-name="ce286" table:number-columns-repeated="11"/>
          <table:table-cell table:style-name="ce268" table:number-columns-repeated="3"/>
          <table:table-cell table:style-name="ce241" table:number-columns-repeated="3"/>
          <table:table-cell table:style-name="ce239" table:number-columns-repeated="13"/>
          <table:table-cell table:style-name="ce269" office:value-type="float" office:value="70">
            <text:p>70</text:p>
          </table:table-cell>
          <table:table-cell table:style-name="ce317" office:value-type="string">
            <text:p>£</text:p>
          </table:table-cell>
          <table:table-cell table:style-name="ce342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30" office:value-type="string">
            <text:p>p</text:p>
          </table:table-cell>
          <table:table-cell table:style-name="ce239"/>
          <table:table-cell table:style-name="ce98" table:number-columns-repeated="980"/>
        </table:table-row>
        <table:table-row table:style-name="ro40">
          <table:table-cell table:style-name="ce239" table:number-columns-repeated="44"/>
          <table:table-cell table:style-name="ce98" table:number-columns-repeated="980"/>
        </table:table-row>
        <table:table-row table:style-name="ro20">
          <table:table-cell table:style-name="ce250" table:number-columns-spanned="40" table:number-rows-spanned="1"/>
          <table:covered-table-cell table:number-columns-repeated="39"/>
          <table:table-cell table:style-name="ce349" office:value-type="string" table:number-columns-spanned="4" table:number-rows-spanned="1">
            <text:p>Page 3</text:p>
          </table:table-cell>
          <table:covered-table-cell table:number-columns-repeated="3"/>
          <table:table-cell table:style-name="ce98" table:number-columns-repeated="980"/>
        </table:table-row>
        <table:table-row table:style-name="ro34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79">
            <text:p>79</text:p>
          </table:table-cell>
          <table:table-cell table:style-name="ce241" office:value-type="string">
            <text:p>Tax payable under S419 ICTA 1988</text:p>
          </table:table-cell>
          <table:table-cell table:style-name="ce241" table:number-columns-repeated="16"/>
          <table:table-cell table:style-name="ce239" table:number-columns-repeated="13"/>
          <table:table-cell table:style-name="ce269" office:value-type="float" office:value="79" table:number-columns-spanned="2" table:number-rows-spanned="1">
            <text:p>79</text:p>
          </table:table-cell>
          <table:covered-table-cell/>
          <table:table-cell table:style-name="ce317" office:value-type="string">
            <text:p>£</text:p>
          </table:table-cell>
          <table:table-cell table:style-name="ce327" table:number-columns-spanned="7" table:number-rows-spanned="1"/>
          <table:covered-table-cell table:number-columns-repeated="6"/>
          <table:table-cell table:style-name="ce330" office:value-type="string">
            <text:p>p</text:p>
          </table:table-cell>
          <table:table-cell table:style-name="ce239"/>
          <table:table-cell table:style-name="ce98" table:number-columns-repeated="980"/>
        </table:table-row>
        <table:table-row table:style-name="ro34">
          <table:table-cell table:style-name="ce239"/>
          <table:table-cell table:style-name="ce241"/>
          <table:table-cell table:style-name="ce239" table:number-columns-repeated="42"/>
          <table:table-cell table:style-name="ce98" table:number-columns-repeated="980"/>
        </table:table-row>
        <table:table-row table:style-name="ro39">
          <table:table-cell table:style-name="ce239"/>
          <table:table-cell table:style-name="ce241" office:value-type="float" office:value="80">
            <text:p>80</text:p>
          </table:table-cell>
          <table:table-cell table:style-name="ce267" office:value-type="string">
            <text:p>Put an 'X' in box 80 if you completed box A11 in the</text:p>
          </table:table-cell>
          <table:table-cell table:style-name="ce267" table:number-columns-repeated="18"/>
          <table:table-cell table:style-name="ce239"/>
          <table:table-cell table:style-name="ce269" office:value-type="float" office:value="80" table:number-columns-spanned="1" table:number-rows-spanned="2">
            <text:p>80</text:p>
          </table:table-cell>
          <table:table-cell table:style-name="ce324" table:number-columns-spanned="3" table:number-rows-spanned="2"/>
          <table:covered-table-cell table:number-columns-repeated="2"/>
          <table:table-cell table:style-name="ce239" table:number-columns-repeated="18"/>
          <table:table-cell table:style-name="ce98" table:number-columns-repeated="980"/>
        </table:table-row>
        <table:table-row table:style-name="ro39">
          <table:table-cell table:style-name="ce239" table:number-columns-repeated="2"/>
          <table:table-cell table:style-name="ce267" office:value-type="string">
            <text:p>Supplementary Pages CT600A</text:p>
          </table:table-cell>
          <table:table-cell table:style-name="ce267" table:number-columns-repeated="18"/>
          <table:table-cell table:style-name="ce239"/>
          <table:covered-table-cell table:number-columns-repeated="4"/>
          <table:table-cell table:style-name="ce239" table:number-columns-repeated="18"/>
          <table:table-cell table:style-name="ce98" table:number-columns-repeated="980"/>
        </table:table-row>
        <table:table-row table:style-name="ro34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float" office:value="84">
            <text:p>84</text:p>
          </table:table-cell>
          <table:table-cell table:style-name="ce241" office:value-type="string">
            <text:p>Income tax deducted from gross income included in profits</text:p>
          </table:table-cell>
          <table:table-cell table:style-name="ce241" table:number-columns-repeated="20"/>
          <table:table-cell table:style-name="ce239" table:number-columns-repeated="10"/>
          <table:table-cell table:style-name="ce269" office:value-type="float" office:value="84">
            <text:p>84</text:p>
          </table:table-cell>
          <table:table-cell table:style-name="ce317" office:value-type="string">
            <text:p>£</text:p>
          </table:table-cell>
          <table:table-cell table:style-name="ce342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30" office:value-type="string">
            <text:p>p</text:p>
          </table:table-cell>
          <table:table-cell table:style-name="ce239"/>
          <table:table-cell table:style-name="ce98" table:number-columns-repeated="980"/>
        </table:table-row>
        <table:table-row table:style-name="ro34">
          <table:table-cell table:style-name="ce239"/>
          <table:table-cell table:style-name="ce241" table:number-columns-repeated="22"/>
          <table:table-cell table:style-name="ce239" table:number-columns-repeated="21"/>
          <table:table-cell table:style-name="ce98" table:number-columns-repeated="980"/>
        </table:table-row>
        <table:table-row table:style-name="ro4">
          <table:table-cell table:style-name="ce239"/>
          <table:table-cell table:style-name="ce241" office:value-type="float" office:value="85">
            <text:p>85</text:p>
          </table:table-cell>
          <table:table-cell table:style-name="ce241" office:value-type="string">
            <text:p>Income tax repayable to the company</text:p>
          </table:table-cell>
          <table:table-cell table:style-name="ce241" table:number-columns-repeated="20"/>
          <table:table-cell table:style-name="ce239" table:number-columns-repeated="10"/>
          <table:table-cell table:style-name="ce269" office:value-type="float" office:value="85">
            <text:p>85</text:p>
          </table:table-cell>
          <table:table-cell table:style-name="ce317" office:value-type="string">
            <text:p>£</text:p>
          </table:table-cell>
          <table:table-cell table:style-name="ce327" table:number-columns-spanned="7" table:number-rows-spanned="1"/>
          <table:covered-table-cell table:number-columns-repeated="6"/>
          <table:table-cell table:style-name="ce330" office:value-type="string">
            <text:p>p</text:p>
          </table:table-cell>
          <table:table-cell table:style-name="ce239"/>
          <table:table-cell table:style-name="ce98" table:number-columns-repeated="980"/>
        </table:table-row>
        <table:table-row table:style-name="ro6">
          <table:table-cell table:style-name="ce239" table:number-columns-repeated="44"/>
          <table:table-cell table:style-name="ce98" table:number-columns-repeated="980"/>
        </table:table-row>
        <table:table-row table:style-name="ro10">
          <table:table-cell table:style-name="ce239" table:number-columns-repeated="33"/>
          <table:table-cell table:style-name="ce336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39"/>
          <table:table-cell table:style-name="ce98" table:number-columns-repeated="980"/>
        </table:table-row>
        <table:table-row table:style-name="ro21">
          <table:table-cell table:style-name="ce239"/>
          <table:table-cell table:style-name="ce268" office:value-type="float" office:value="86">
            <text:p>86</text:p>
          </table:table-cell>
          <table:table-cell table:style-name="ce287" office:value-type="string">
            <text:p>Tax payable - this is your self-assessment of tax payable</text:p>
          </table:table-cell>
          <table:table-cell table:style-name="ce287" table:number-columns-repeated="20"/>
          <table:table-cell table:style-name="ce289" table:number-columns-repeated="6"/>
          <table:table-cell table:style-name="ce239" table:number-columns-repeated="4"/>
          <table:table-cell table:style-name="ce269" office:value-type="float" office:value="86">
            <text:p>86</text:p>
          </table:table-cell>
          <table:table-cell table:style-name="ce317" office:value-type="string">
            <text:p>£</text:p>
          </table:table-cell>
          <table:table-cell table:style-name="ce342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30" office:value-type="string">
            <text:p>p</text:p>
          </table:table-cell>
          <table:table-cell table:style-name="ce239"/>
          <table:table-cell table:style-name="ce98" table:number-columns-repeated="980"/>
        </table:table-row>
        <table:table-row table:style-name="ro6">
          <table:table-cell table:style-name="ce239" table:number-columns-repeated="44"/>
          <table:table-cell table:style-name="ce98" table:number-columns-repeated="980"/>
        </table:table-row>
        <table:table-row table:style-name="ro29">
          <table:table-cell table:style-name="ce249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250" table:number-columns-spanned="34" table:number-rows-spanned="1"/>
          <table:covered-table-cell table:number-columns-repeated="33"/>
          <table:table-cell table:style-name="ce98" table:number-columns-repeated="980"/>
        </table:table-row>
        <table:table-row table:style-name="ro34">
          <table:table-cell table:style-name="ce239" table:number-columns-repeated="44"/>
          <table:table-cell table:style-name="ce98" table:number-columns-repeated="980"/>
        </table:table-row>
        <table:table-row table:style-name="ro41">
          <table:table-cell table:style-name="ce239"/>
          <table:table-cell table:style-name="ce241" office:value-type="float" office:value="91">
            <text:p>91</text:p>
          </table:table-cell>
          <table:table-cell table:style-name="ce241" office:value-type="string">
            <text:p>Tax already paid (and not already repaid)</text:p>
          </table:table-cell>
          <table:table-cell table:style-name="ce241" table:number-columns-repeated="14"/>
          <table:table-cell table:style-name="ce239" table:number-columns-repeated="16"/>
          <table:table-cell table:style-name="ce269" office:value-type="float" office:value="91">
            <text:p>91</text:p>
          </table:table-cell>
          <table:table-cell table:style-name="ce317" office:value-type="string">
            <text:p>£</text:p>
          </table:table-cell>
          <table:table-cell table:style-name="ce342" table:number-columns-spanned="7" table:number-rows-spanned="1"/>
          <table:covered-table-cell table:number-columns-repeated="6"/>
          <table:table-cell table:style-name="ce330" office:value-type="string">
            <text:p>p</text:p>
          </table:table-cell>
          <table:table-cell table:style-name="ce239"/>
          <table:table-cell table:style-name="ce98" table:number-columns-repeated="980"/>
        </table:table-row>
        <table:table-row table:style-name="ro6">
          <table:table-cell table:style-name="ce239" table:number-columns-repeated="44"/>
          <table:table-cell table:style-name="ce98" table:number-columns-repeated="980"/>
        </table:table-row>
        <table:table-row table:style-name="ro8">
          <table:table-cell table:style-name="ce239"/>
          <table:table-cell table:style-name="ce241" office:value-type="float" office:value="92">
            <text:p>92</text:p>
          </table:table-cell>
          <table:table-cell table:style-name="ce241" office:value-type="string">
            <text:p>Tax outstanding</text:p>
          </table:table-cell>
          <table:table-cell table:style-name="ce241" table:number-columns-repeated="6"/>
          <table:table-cell table:style-name="ce239" table:number-columns-repeated="24"/>
          <table:table-cell table:style-name="ce336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39"/>
          <table:table-cell table:style-name="ce98" table:number-columns-repeated="980"/>
        </table:table-row>
        <table:table-row table:style-name="ro25">
          <table:table-cell table:style-name="ce239" table:number-columns-repeated="33"/>
          <table:table-cell table:style-name="ce269" office:value-type="float" office:value="92">
            <text:p>92</text:p>
          </table:table-cell>
          <table:table-cell table:style-name="ce317" office:value-type="string">
            <text:p>£</text:p>
          </table:table-cell>
          <table:table-cell table:style-name="ce342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30" office:value-type="string">
            <text:p>p</text:p>
          </table:table-cell>
          <table:table-cell table:style-name="ce239"/>
          <table:table-cell table:style-name="ce98" table:number-columns-repeated="980"/>
        </table:table-row>
        <table:table-row table:style-name="ro6">
          <table:table-cell table:style-name="ce239" table:number-columns-repeated="44"/>
          <table:table-cell table:style-name="ce98" table:number-columns-repeated="980"/>
        </table:table-row>
        <table:table-row table:style-name="ro8">
          <table:table-cell table:style-name="ce239"/>
          <table:table-cell table:style-name="ce241" office:value-type="float" office:value="93">
            <text:p>93</text:p>
          </table:table-cell>
          <table:table-cell table:style-name="ce241" office:value-type="string">
            <text:p>Tax overpaid</text:p>
          </table:table-cell>
          <table:table-cell table:style-name="ce241" table:number-columns-repeated="6"/>
          <table:table-cell table:style-name="ce239" table:number-columns-repeated="24"/>
          <table:table-cell table:style-name="ce336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39"/>
          <table:table-cell table:style-name="ce98" table:number-columns-repeated="980"/>
        </table:table-row>
        <table:table-row table:style-name="ro25">
          <table:table-cell table:style-name="ce239" table:number-columns-repeated="33"/>
          <table:table-cell table:style-name="ce269" office:value-type="float" office:value="93">
            <text:p>93</text:p>
          </table:table-cell>
          <table:table-cell table:style-name="ce317" office:value-type="string">
            <text:p>£</text:p>
          </table:table-cell>
          <table:table-cell table:style-name="ce342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30" office:value-type="string">
            <text:p>p</text:p>
          </table:table-cell>
          <table:table-cell table:style-name="ce239"/>
          <table:table-cell table:style-name="ce98" table:number-columns-repeated="980"/>
        </table:table-row>
        <table:table-row table:style-name="ro34">
          <table:table-cell table:style-name="ce239" table:number-columns-repeated="44"/>
          <table:table-cell table:style-name="ce98" table:number-columns-repeated="980"/>
        </table:table-row>
        <table:table-row table:style-name="ro42">
          <table:table-cell table:style-name="ce252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98" table:number-columns-repeated="980"/>
        </table:table-row>
        <table:table-row table:style-name="ro29">
          <table:table-cell table:style-name="ce249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06" table:number-columns-spanned="12" table:number-rows-spanned="1"/>
          <table:covered-table-cell table:number-columns-repeated="11"/>
          <table:table-cell table:style-name="ce98" table:number-columns-repeated="980"/>
        </table:table-row>
        <table:table-row table:style-name="ro36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41" table:number-columns-repeated="22"/>
          <table:table-cell table:style-name="ce241" office:value-type="string">
            <text:p>Capital allowances</text:p>
          </table:table-cell>
          <table:table-cell table:style-name="ce241" table:number-columns-repeated="11"/>
          <table:table-cell table:style-name="ce241" office:value-type="string">
            <text:p>Balancing charges</text:p>
          </table:table-cell>
          <table:table-cell table:style-name="ce241" table:number-columns-repeated="9"/>
          <table:table-cell table:style-name="ce131" table:number-columns-repeated="980"/>
        </table:table-row>
        <table:table-row table:style-name="ro25">
          <table:table-cell table:style-name="ce239"/>
          <table:table-cell table:style-name="ce256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41" table:number-columns-repeated="2"/>
          <table:table-cell table:style-name="ce241" office:value-type="string">
            <text:p>Machinery and plant - long life assets</text:p>
          </table:table-cell>
          <table:table-cell table:style-name="ce241" table:number-columns-repeated="13"/>
          <table:table-cell table:style-name="ce239"/>
          <table:table-cell table:style-name="ce305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13" office:value-type="string">
            <text:p>£</text:p>
          </table:table-cell>
          <table:table-cell table:style-name="ce331" table:number-columns-spanned="6" table:number-rows-spanned="1"/>
          <table:covered-table-cell table:number-columns-repeated="5"/>
          <table:table-cell table:style-name="ce239" table:number-columns-repeated="2"/>
          <table:table-cell table:style-name="ce305" office:value-type="float" office:value="106" table:number-columns-spanned="2" table:number-rows-spanned="1">
            <text:p>106</text:p>
          </table:table-cell>
          <table:covered-table-cell/>
          <table:table-cell table:style-name="ce313" office:value-type="string">
            <text:p>£</text:p>
          </table:table-cell>
          <table:table-cell table:style-name="ce345" table:number-columns-spanned="6" table:number-rows-spanned="1"/>
          <table:covered-table-cell table:number-columns-repeated="5"/>
          <table:table-cell table:style-name="ce239"/>
          <table:table-cell table:style-name="ce98" table:number-columns-repeated="980"/>
        </table:table-row>
        <table:table-row table:style-name="ro36">
          <table:table-cell table:style-name="ce239"/>
          <table:table-cell table:style-name="ce241" table:number-columns-repeated="20"/>
          <table:table-cell table:style-name="ce239" table:number-columns-repeated="5"/>
          <table:table-cell table:style-name="ce332" table:number-columns-repeated="6"/>
          <table:table-cell table:style-name="ce239" table:number-columns-repeated="5"/>
          <table:table-cell table:style-name="ce346" table:number-columns-repeated="6"/>
          <table:table-cell table:style-name="ce239"/>
          <table:table-cell table:style-name="ce98" table:number-columns-repeated="980"/>
        </table:table-row>
        <table:table-row table:style-name="ro25">
          <table:table-cell table:style-name="ce239"/>
          <table:table-cell table:style-name="ce256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41" table:number-columns-repeated="2"/>
          <table:table-cell table:style-name="ce241" office:value-type="string">
            <text:p>Machinery and plant - other (general pool)</text:p>
          </table:table-cell>
          <table:table-cell table:style-name="ce241" table:number-columns-repeated="13"/>
          <table:table-cell table:style-name="ce239"/>
          <table:table-cell table:style-name="ce305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13" office:value-type="string">
            <text:p>£</text:p>
          </table:table-cell>
          <table:table-cell table:style-name="ce310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39" table:number-columns-repeated="2"/>
          <table:table-cell table:style-name="ce305" office:value-type="float" office:value="108" table:number-columns-spanned="2" table:number-rows-spanned="1">
            <text:p>108</text:p>
          </table:table-cell>
          <table:covered-table-cell/>
          <table:table-cell table:style-name="ce313" office:value-type="string">
            <text:p>£</text:p>
          </table:table-cell>
          <table:table-cell table:style-name="ce310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39"/>
          <table:table-cell table:style-name="ce98" table:number-columns-repeated="980"/>
        </table:table-row>
        <table:table-row table:style-name="ro36">
          <table:table-cell table:style-name="ce239"/>
          <table:table-cell table:style-name="ce241" table:number-columns-repeated="20"/>
          <table:table-cell table:style-name="ce239" table:number-columns-repeated="5"/>
          <table:table-cell table:style-name="ce332" table:number-columns-repeated="6"/>
          <table:table-cell table:style-name="ce239" table:number-columns-repeated="5"/>
          <table:table-cell table:style-name="ce346" table:number-columns-repeated="6"/>
          <table:table-cell table:style-name="ce239"/>
          <table:table-cell table:style-name="ce98" table:number-columns-repeated="980"/>
        </table:table-row>
        <table:table-row table:style-name="ro25">
          <table:table-cell table:style-name="ce239"/>
          <table:table-cell table:style-name="ce256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41" table:number-columns-repeated="2"/>
          <table:table-cell table:style-name="ce241" office:value-type="string">
            <text:p>Cars outside general pool</text:p>
          </table:table-cell>
          <table:table-cell table:style-name="ce241" table:number-columns-repeated="13"/>
          <table:table-cell table:style-name="ce239"/>
          <table:table-cell table:style-name="ce305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13" office:value-type="string">
            <text:p>£</text:p>
          </table:table-cell>
          <table:table-cell table:style-name="ce310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39" table:number-columns-repeated="2"/>
          <table:table-cell table:style-name="ce305" office:value-type="float" office:value="110" table:number-columns-spanned="2" table:number-rows-spanned="1">
            <text:p>110</text:p>
          </table:table-cell>
          <table:covered-table-cell/>
          <table:table-cell table:style-name="ce313" office:value-type="string">
            <text:p>£</text:p>
          </table:table-cell>
          <table:table-cell table:style-name="ce345" table:number-columns-spanned="6" table:number-rows-spanned="1"/>
          <table:covered-table-cell table:number-columns-repeated="5"/>
          <table:table-cell table:style-name="ce239"/>
          <table:table-cell table:style-name="ce98" table:number-columns-repeated="980"/>
        </table:table-row>
        <table:table-row table:style-name="ro36">
          <table:table-cell table:style-name="ce239"/>
          <table:table-cell table:style-name="ce241" table:number-columns-repeated="20"/>
          <table:table-cell table:style-name="ce239" table:number-columns-repeated="5"/>
          <table:table-cell table:style-name="ce332" table:number-columns-repeated="6"/>
          <table:table-cell table:style-name="ce239" table:number-columns-repeated="5"/>
          <table:table-cell table:style-name="ce346" table:number-columns-repeated="6"/>
          <table:table-cell table:style-name="ce239"/>
          <table:table-cell table:style-name="ce98" table:number-columns-repeated="980"/>
        </table:table-row>
        <table:table-row table:style-name="ro25">
          <table:table-cell table:style-name="ce239"/>
          <table:table-cell table:style-name="ce256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41" table:number-columns-repeated="2"/>
          <table:table-cell table:style-name="ce241" office:value-type="string">
            <text:p>Industrial buildings and structures</text:p>
          </table:table-cell>
          <table:table-cell table:style-name="ce241" table:number-columns-repeated="13"/>
          <table:table-cell table:style-name="ce239"/>
          <table:table-cell table:style-name="ce305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13" office:value-type="string">
            <text:p>£</text:p>
          </table:table-cell>
          <table:table-cell table:style-name="ce331" table:number-columns-spanned="6" table:number-rows-spanned="1"/>
          <table:covered-table-cell table:number-columns-repeated="5"/>
          <table:table-cell table:style-name="ce239" table:number-columns-repeated="2"/>
          <table:table-cell table:style-name="ce305" office:value-type="float" office:value="112" table:number-columns-spanned="2" table:number-rows-spanned="1">
            <text:p>112</text:p>
          </table:table-cell>
          <table:covered-table-cell/>
          <table:table-cell table:style-name="ce313" office:value-type="string">
            <text:p>£</text:p>
          </table:table-cell>
          <table:table-cell table:style-name="ce345" table:number-columns-spanned="6" table:number-rows-spanned="1"/>
          <table:covered-table-cell table:number-columns-repeated="5"/>
          <table:table-cell table:style-name="ce239"/>
          <table:table-cell table:style-name="ce98" table:number-columns-repeated="980"/>
        </table:table-row>
        <table:table-row table:style-name="ro36">
          <table:table-cell table:style-name="ce239"/>
          <table:table-cell table:style-name="ce241" table:number-columns-repeated="20"/>
          <table:table-cell table:style-name="ce239" table:number-columns-repeated="5"/>
          <table:table-cell table:style-name="ce332" table:number-columns-repeated="6"/>
          <table:table-cell table:style-name="ce239" table:number-columns-repeated="5"/>
          <table:table-cell table:style-name="ce346" table:number-columns-repeated="6"/>
          <table:table-cell table:style-name="ce239"/>
          <table:table-cell table:style-name="ce98" table:number-columns-repeated="980"/>
        </table:table-row>
        <table:table-row table:style-name="ro25">
          <table:table-cell table:style-name="ce239"/>
          <table:table-cell table:style-name="ce256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41" table:number-columns-repeated="2"/>
          <table:table-cell table:style-name="ce241" office:value-type="string">
            <text:p>Other charges and allowances</text:p>
          </table:table-cell>
          <table:table-cell table:style-name="ce241" table:number-columns-repeated="13"/>
          <table:table-cell table:style-name="ce239"/>
          <table:table-cell table:style-name="ce305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13" office:value-type="string">
            <text:p>£</text:p>
          </table:table-cell>
          <table:table-cell table:style-name="ce331" table:number-columns-spanned="6" table:number-rows-spanned="1"/>
          <table:covered-table-cell table:number-columns-repeated="5"/>
          <table:table-cell table:style-name="ce239" table:number-columns-repeated="2"/>
          <table:table-cell table:style-name="ce305" office:value-type="float" office:value="114" table:number-columns-spanned="2" table:number-rows-spanned="1">
            <text:p>114</text:p>
          </table:table-cell>
          <table:covered-table-cell/>
          <table:table-cell table:style-name="ce313" office:value-type="string">
            <text:p>£</text:p>
          </table:table-cell>
          <table:table-cell table:style-name="ce345" table:number-columns-spanned="6" table:number-rows-spanned="1"/>
          <table:covered-table-cell table:number-columns-repeated="5"/>
          <table:table-cell table:style-name="ce239"/>
          <table:table-cell table:style-name="ce98" table:number-columns-repeated="980"/>
        </table:table-row>
        <table:table-row table:style-name="ro31">
          <table:table-cell table:style-name="ce239" table:number-columns-repeated="44"/>
          <table:table-cell table:style-name="ce98" table:number-columns-repeated="980"/>
        </table:table-row>
        <table:table-row table:style-name="ro29">
          <table:table-cell table:style-name="ce249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06" table:number-columns-repeated="9"/>
          <table:table-cell table:style-name="ce98" table:number-columns-repeated="980"/>
        </table:table-row>
        <table:table-row table:style-name="ro25">
          <table:table-cell table:style-name="ce241" table:number-columns-repeated="22"/>
          <table:table-cell table:style-name="ce241" office:value-type="string">
            <text:p>Capital allowances</text:p>
          </table:table-cell>
          <table:table-cell table:style-name="ce241" table:number-columns-repeated="11"/>
          <table:table-cell table:style-name="ce241" office:value-type="string">
            <text:p>Balancing charges</text:p>
          </table:table-cell>
          <table:table-cell table:style-name="ce241" table:number-columns-repeated="9"/>
          <table:table-cell table:style-name="ce131" table:number-columns-repeated="980"/>
        </table:table-row>
        <table:table-row table:style-name="ro25">
          <table:table-cell table:style-name="ce239"/>
          <table:table-cell table:style-name="ce256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41" table:number-columns-repeated="2"/>
          <table:table-cell table:style-name="ce241" office:value-type="string">
            <text:p>Non-trading charges and allowances</text:p>
          </table:table-cell>
          <table:table-cell table:style-name="ce241" table:number-columns-repeated="13"/>
          <table:table-cell table:style-name="ce239"/>
          <table:table-cell table:style-name="ce305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13" office:value-type="string">
            <text:p>£</text:p>
          </table:table-cell>
          <table:table-cell table:style-name="ce314" table:number-columns-spanned="6" table:number-rows-spanned="1"/>
          <table:covered-table-cell table:number-columns-repeated="5"/>
          <table:table-cell table:style-name="ce239" table:number-columns-repeated="2"/>
          <table:table-cell table:style-name="ce305" office:value-type="float" office:value="116" table:number-columns-spanned="2" table:number-rows-spanned="1">
            <text:p>116</text:p>
          </table:table-cell>
          <table:covered-table-cell/>
          <table:table-cell table:style-name="ce313" office:value-type="string">
            <text:p>£</text:p>
          </table:table-cell>
          <table:table-cell table:style-name="ce314" table:number-columns-spanned="6" table:number-rows-spanned="1"/>
          <table:covered-table-cell table:number-columns-repeated="5"/>
          <table:table-cell table:style-name="ce239"/>
          <table:table-cell table:style-name="ce98" table:number-columns-repeated="980"/>
        </table:table-row>
        <table:table-row table:style-name="ro43">
          <table:table-cell table:style-name="ce239" table:number-columns-repeated="44"/>
          <table:table-cell table:style-name="ce98" table:number-columns-repeated="980"/>
        </table:table-row>
        <table:table-row table:style-name="ro39">
          <table:table-cell table:style-name="ce239"/>
          <table:table-cell table:style-name="ce270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39" table:number-columns-repeated="2"/>
          <table:table-cell table:style-name="ce267" office:value-type="string">
            <text:p>Put an 'X' in box 117 if box 115</text:p>
          </table:table-cell>
          <table:table-cell table:style-name="ce267" table:number-columns-repeated="12"/>
          <table:table-cell table:style-name="ce239" table:number-columns-repeated="2"/>
          <table:table-cell table:style-name="ce305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290" table:number-columns-spanned="2" table:number-rows-spanned="2"/>
          <table:covered-table-cell/>
          <table:table-cell table:style-name="ce239" table:number-columns-repeated="17"/>
          <table:table-cell table:style-name="ce98" table:number-columns-repeated="980"/>
        </table:table-row>
        <table:table-row table:style-name="ro39">
          <table:table-cell table:style-name="ce239" table:number-columns-repeated="7"/>
          <table:table-cell table:style-name="ce267" office:value-type="string">
            <text:p>includes flat conversion allowances</text:p>
          </table:table-cell>
          <table:table-cell table:style-name="ce267" table:number-columns-repeated="12"/>
          <table:table-cell table:style-name="ce239" table:number-columns-repeated="2"/>
          <table:covered-table-cell table:number-columns-repeated="5"/>
          <table:table-cell table:style-name="ce239" table:number-columns-repeated="17"/>
          <table:table-cell table:style-name="ce98" table:number-columns-repeated="980"/>
        </table:table-row>
        <table:table-row table:style-name="ro31">
          <table:table-cell table:style-name="ce239" table:number-columns-repeated="44"/>
          <table:table-cell table:style-name="ce98" table:number-columns-repeated="980"/>
        </table:table-row>
        <table:table-row table:style-name="ro29">
          <table:table-cell table:style-name="ce249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02" table:number-columns-spanned="36" table:number-rows-spanned="1"/>
          <table:covered-table-cell table:number-columns-repeated="35"/>
          <table:table-cell table:style-name="ce98" table:number-columns-repeated="980"/>
        </table:table-row>
        <table:table-row table:style-name="ro31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39"/>
          <table:table-cell table:style-name="ce270" office:value-type="float" office:value="118" table:number-columns-spanned="2" table:number-rows-spanned="1">
            <text:p>118</text:p>
          </table:table-cell>
          <table:covered-table-cell/>
          <table:table-cell table:style-name="ce239"/>
          <table:table-cell table:style-name="ce241" office:value-type="string">
            <text:p>Expenditure on machinery and plant on which first year allowance is claimed</text:p>
          </table:table-cell>
          <table:table-cell table:style-name="ce239" table:number-columns-repeated="29"/>
          <table:table-cell table:style-name="ce305" office:value-type="float" office:value="118" table:number-columns-spanned="2" table:number-rows-spanned="1">
            <text:p>118</text:p>
          </table:table-cell>
          <table:covered-table-cell/>
          <table:table-cell table:style-name="ce313" office:value-type="string">
            <text:p>£</text:p>
          </table:table-cell>
          <table:table-cell table:style-name="ce310" table:formula="of:=IF([$CorporationTax.E79]&gt;0;[$CorporationTax.E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39"/>
          <table:table-cell table:style-name="ce98" table:number-columns-repeated="980"/>
        </table:table-row>
        <table:table-row table:style-name="ro39">
          <table:table-cell table:style-name="ce239" table:number-columns-repeated="44"/>
          <table:table-cell table:style-name="ce98" table:number-columns-repeated="980"/>
        </table:table-row>
        <table:table-row table:style-name="ro39">
          <table:table-cell table:style-name="ce239"/>
          <table:table-cell table:style-name="ce271" office:value-type="float" office:value="119" table:number-columns-spanned="2" table:number-rows-spanned="2">
            <text:p>119</text:p>
          </table:table-cell>
          <table:covered-table-cell/>
          <table:table-cell table:style-name="ce270"/>
          <table:table-cell table:style-name="ce294" office:value-type="string">
            <text:p>Put an 'X' in box 119 if claim includes enhanced capital</text:p>
          </table:table-cell>
          <table:table-cell table:style-name="ce239" table:number-columns-repeated="2"/>
          <table:table-cell table:style-name="ce267" table:number-columns-repeated="13"/>
          <table:table-cell table:style-name="ce239" table:number-columns-repeated="2"/>
          <table:table-cell table:style-name="ce305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290" table:number-columns-spanned="2" table:number-rows-spanned="2"/>
          <table:covered-table-cell/>
          <table:table-cell table:style-name="ce239" table:number-columns-repeated="17"/>
          <table:table-cell table:style-name="ce98" table:number-columns-repeated="980"/>
        </table:table-row>
        <table:table-row table:style-name="ro39">
          <table:table-cell table:style-name="ce239"/>
          <table:covered-table-cell table:number-columns-repeated="2"/>
          <table:table-cell table:style-name="ce239"/>
          <table:table-cell table:style-name="ce295" office:value-type="string">
            <text:p>allowances for designated energy-saving investments</text:p>
          </table:table-cell>
          <table:table-cell table:style-name="ce239" table:number-columns-repeated="2"/>
          <table:table-cell table:style-name="ce267" table:number-columns-repeated="13"/>
          <table:table-cell table:style-name="ce239" table:number-columns-repeated="2"/>
          <table:covered-table-cell table:number-columns-repeated="5"/>
          <table:table-cell table:style-name="ce239" table:number-columns-repeated="17"/>
          <table:table-cell table:style-name="ce98" table:number-columns-repeated="980"/>
        </table:table-row>
        <table:table-row table:style-name="ro29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39"/>
          <table:table-cell table:style-name="ce270" office:value-type="float" office:value="120" table:number-columns-spanned="2" table:number-rows-spanned="1">
            <text:p>120</text:p>
          </table:table-cell>
          <table:covered-table-cell/>
          <table:table-cell table:style-name="ce239"/>
          <table:table-cell table:style-name="ce241" office:value-type="string">
            <text:p>Qualifying expenditure on machinery and plant on long life assets</text:p>
          </table:table-cell>
          <table:table-cell table:style-name="ce239" table:number-columns-repeated="29"/>
          <table:table-cell table:style-name="ce305" office:value-type="float" office:value="120" table:number-columns-spanned="2" table:number-rows-spanned="1">
            <text:p>120</text:p>
          </table:table-cell>
          <table:covered-table-cell/>
          <table:table-cell table:style-name="ce313" office:value-type="string">
            <text:p>£</text:p>
          </table:table-cell>
          <table:table-cell table:style-name="ce314" table:number-columns-spanned="6" table:number-rows-spanned="1"/>
          <table:covered-table-cell table:number-columns-repeated="5"/>
          <table:table-cell table:style-name="ce239"/>
          <table:table-cell table:style-name="ce98" table:number-columns-repeated="980"/>
        </table:table-row>
        <table:table-row table:style-name="ro36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39"/>
          <table:table-cell table:style-name="ce270" office:value-type="float" office:value="121" table:number-columns-spanned="2" table:number-rows-spanned="1">
            <text:p>121</text:p>
          </table:table-cell>
          <table:covered-table-cell/>
          <table:table-cell table:style-name="ce239"/>
          <table:table-cell table:style-name="ce241" office:value-type="string">
            <text:p>Qualifying expenditure on machinery and plant on other assets</text:p>
          </table:table-cell>
          <table:table-cell table:style-name="ce239" table:number-columns-repeated="29"/>
          <table:table-cell table:style-name="ce305" office:value-type="float" office:value="121" table:number-columns-spanned="2" table:number-rows-spanned="1">
            <text:p>121</text:p>
          </table:table-cell>
          <table:covered-table-cell/>
          <table:table-cell table:style-name="ce313" office:value-type="string">
            <text:p>£</text:p>
          </table:table-cell>
          <table:table-cell table:style-name="ce314" table:number-columns-spanned="6" table:number-rows-spanned="1"/>
          <table:covered-table-cell table:number-columns-repeated="5"/>
          <table:table-cell table:style-name="ce239"/>
          <table:table-cell table:style-name="ce98" table:number-columns-repeated="980"/>
        </table:table-row>
        <table:table-row table:style-name="ro36">
          <table:table-cell table:style-name="ce239" table:number-columns-repeated="44"/>
          <table:table-cell table:style-name="ce98" table:number-columns-repeated="980"/>
        </table:table-row>
        <table:table-row table:style-name="ro42">
          <table:table-cell table:style-name="ce252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98" table:number-columns-repeated="980"/>
        </table:table-row>
        <table:table-row table:style-name="ro6">
          <table:table-cell table:style-name="ce239" table:number-columns-repeated="44"/>
          <table:table-cell table:style-name="ce98" table:number-columns-repeated="980"/>
        </table:table-row>
        <table:table-row table:style-name="ro8">
          <table:table-cell table:style-name="ce239"/>
          <table:table-cell table:style-name="ce270" office:value-type="float" office:value="122" table:number-columns-spanned="2" table:number-rows-spanned="1">
            <text:p>122</text:p>
          </table:table-cell>
          <table:covered-table-cell/>
          <table:table-cell table:style-name="ce241" office:value-type="string">
            <text:p>Trading losses Case 1</text:p>
          </table:table-cell>
          <table:table-cell table:style-name="ce241" table:number-columns-repeated="4"/>
          <table:table-cell table:style-name="ce239" table:number-columns-repeated="4"/>
          <table:table-cell table:style-name="ce308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39"/>
          <table:table-cell table:style-name="ce241" office:value-type="string">
            <text:p>124 Trading losses</text:p>
          </table:table-cell>
          <table:table-cell table:style-name="ce241" table:number-columns-repeated="8"/>
          <table:table-cell table:style-name="ce340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39"/>
          <table:table-cell table:style-name="ce98" table:number-columns-repeated="980"/>
        </table:table-row>
        <table:table-row table:style-name="ro25">
          <table:table-cell table:style-name="ce239"/>
          <table:table-cell table:style-name="ce241" table:number-columns-repeated="7"/>
          <table:table-cell table:style-name="ce239" table:number-columns-repeated="4"/>
          <table:table-cell table:style-name="ce305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13" office:value-type="string">
            <text:p>£</text:p>
          </table:table-cell>
          <table:table-cell table:style-name="ce310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39"/>
          <table:table-cell table:style-name="ce255" office:value-type="string">
            <text:p>Case V</text:p>
          </table:table-cell>
          <table:table-cell table:style-name="ce255" table:number-columns-repeated="2"/>
          <table:table-cell table:style-name="ce241" table:number-columns-repeated="6"/>
          <table:table-cell table:style-name="ce305" office:value-type="float" office:value="124" table:number-columns-spanned="2" table:number-rows-spanned="1">
            <text:p>124</text:p>
          </table:table-cell>
          <table:covered-table-cell/>
          <table:table-cell table:style-name="ce313" office:value-type="string">
            <text:p>£</text:p>
          </table:table-cell>
          <table:table-cell table:style-name="ce314" table:number-columns-spanned="6" table:number-rows-spanned="1"/>
          <table:covered-table-cell table:number-columns-repeated="5"/>
          <table:table-cell table:style-name="ce239"/>
          <table:table-cell table:style-name="ce98" table:number-columns-repeated="980"/>
        </table:table-row>
        <table:table-row table:style-name="ro32">
          <table:table-cell table:style-name="ce239"/>
          <table:table-cell table:style-name="ce241" table:number-columns-repeated="7"/>
          <table:table-cell table:style-name="ce239" table:number-columns-repeated="17"/>
          <table:table-cell table:style-name="ce241" table:number-columns-repeated="10"/>
          <table:table-cell table:style-name="ce239" table:number-columns-repeated="9"/>
          <table:table-cell table:style-name="ce98" table:number-columns-repeated="980"/>
        </table:table-row>
        <table:table-row table:style-name="ro8">
          <table:table-cell table:style-name="ce239"/>
          <table:table-cell table:style-name="ce270" office:value-type="float" office:value="125" table:number-columns-spanned="2" table:number-rows-spanned="1">
            <text:p>125</text:p>
          </table:table-cell>
          <table:covered-table-cell/>
          <table:table-cell table:style-name="ce241" office:value-type="string">
            <text:p>Non-trade deficits on</text:p>
          </table:table-cell>
          <table:table-cell table:style-name="ce241" table:number-columns-repeated="8"/>
          <table:table-cell table:style-name="ce308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39"/>
          <table:table-cell table:style-name="ce241" office:value-type="string">
            <text:p>127 Schedule A losses</text:p>
          </table:table-cell>
          <table:table-cell table:style-name="ce270"/>
          <table:table-cell table:style-name="ce241" table:number-columns-repeated="7"/>
          <table:table-cell table:style-name="ce340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39"/>
          <table:table-cell table:style-name="ce98" table:number-columns-repeated="980"/>
        </table:table-row>
        <table:table-row table:style-name="ro25">
          <table:table-cell table:style-name="ce239"/>
          <table:table-cell table:style-name="ce241" table:number-columns-repeated="2"/>
          <table:table-cell table:style-name="ce268" office:value-type="string">
            <text:p>loan relationships and</text:p>
          </table:table-cell>
          <table:table-cell table:style-name="ce255" table:number-columns-repeated="8"/>
          <table:table-cell table:style-name="ce305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13" office:value-type="string">
            <text:p>£</text:p>
          </table:table-cell>
          <table:table-cell table:style-name="ce314" table:number-columns-spanned="8" table:number-rows-spanned="1"/>
          <table:covered-table-cell table:number-columns-repeated="7"/>
          <table:table-cell table:style-name="ce239"/>
          <table:table-cell table:style-name="ce241" table:number-columns-repeated="9"/>
          <table:table-cell table:style-name="ce305" office:value-type="float" office:value="127" table:number-columns-spanned="2" table:number-rows-spanned="1">
            <text:p>127</text:p>
          </table:table-cell>
          <table:covered-table-cell/>
          <table:table-cell table:style-name="ce313" office:value-type="string">
            <text:p>£</text:p>
          </table:table-cell>
          <table:table-cell table:style-name="ce314" table:number-columns-spanned="6" table:number-rows-spanned="1"/>
          <table:covered-table-cell table:number-columns-repeated="5"/>
          <table:table-cell table:style-name="ce239"/>
          <table:table-cell table:style-name="ce98" table:number-columns-repeated="980"/>
        </table:table-row>
        <table:table-row table:style-name="ro39">
          <table:table-cell table:style-name="ce239"/>
          <table:table-cell table:style-name="ce241" table:number-columns-repeated="2"/>
          <table:table-cell table:style-name="ce241" office:value-type="string">
            <text:p>derivative contracts</text:p>
          </table:table-cell>
          <table:table-cell table:style-name="ce255" table:number-columns-repeated="7"/>
          <table:table-cell table:style-name="ce241"/>
          <table:table-cell table:style-name="ce239" table:number-columns-repeated="13"/>
          <table:table-cell table:style-name="ce241" table:number-columns-repeated="10"/>
          <table:table-cell table:style-name="ce239" table:number-columns-repeated="9"/>
          <table:table-cell table:style-name="ce98" table:number-columns-repeated="980"/>
        </table:table-row>
        <table:table-row table:style-name="ro6">
          <table:table-cell table:style-name="ce239"/>
          <table:table-cell table:style-name="ce241" table:number-columns-repeated="7"/>
          <table:table-cell table:style-name="ce239" table:number-columns-repeated="17"/>
          <table:table-cell table:style-name="ce241" table:number-columns-repeated="10"/>
          <table:table-cell table:style-name="ce239" table:number-columns-repeated="9"/>
          <table:table-cell table:style-name="ce98" table:number-columns-repeated="980"/>
        </table:table-row>
        <table:table-row table:style-name="ro8">
          <table:table-cell table:style-name="ce239"/>
          <table:table-cell table:style-name="ce270" office:value-type="float" office:value="129" table:number-columns-spanned="2" table:number-rows-spanned="1">
            <text:p>129</text:p>
          </table:table-cell>
          <table:covered-table-cell/>
          <table:table-cell table:style-name="ce256" office:value-type="string">
            <text:p>Overseas property</text:p>
          </table:table-cell>
          <table:table-cell table:style-name="ce256" table:number-columns-repeated="4"/>
          <table:table-cell table:style-name="ce251" table:number-columns-repeated="4"/>
          <table:table-cell table:style-name="ce308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39"/>
          <table:table-cell table:style-name="ce241" office:value-type="string">
            <text:p>130 <text:s/>Losses Case VI</text:p>
          </table:table-cell>
          <table:table-cell table:style-name="ce270"/>
          <table:table-cell table:style-name="ce241" table:number-columns-repeated="7"/>
          <table:table-cell table:style-name="ce340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39"/>
          <table:table-cell table:style-name="ce98" table:number-columns-repeated="980"/>
        </table:table-row>
        <table:table-row table:style-name="ro25">
          <table:table-cell table:style-name="ce239"/>
          <table:table-cell table:style-name="ce241" table:number-columns-repeated="2"/>
          <table:table-cell table:style-name="ce241" office:value-type="string">
            <text:p>business loss Case V</text:p>
          </table:table-cell>
          <table:table-cell table:style-name="ce255" table:number-columns-repeated="4"/>
          <table:table-cell table:style-name="ce257" table:number-columns-repeated="4"/>
          <table:table-cell table:style-name="ce305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13" office:value-type="string">
            <text:p>£</text:p>
          </table:table-cell>
          <table:table-cell table:style-name="ce314" table:number-columns-spanned="8" table:number-rows-spanned="1"/>
          <table:covered-table-cell table:number-columns-repeated="7"/>
          <table:table-cell table:style-name="ce239"/>
          <table:table-cell table:style-name="ce241" table:number-columns-repeated="9"/>
          <table:table-cell table:style-name="ce305" office:value-type="float" office:value="130" table:number-columns-spanned="2" table:number-rows-spanned="1">
            <text:p>130</text:p>
          </table:table-cell>
          <table:covered-table-cell/>
          <table:table-cell table:style-name="ce313" office:value-type="string">
            <text:p>£</text:p>
          </table:table-cell>
          <table:table-cell table:style-name="ce314" table:number-columns-spanned="6" table:number-rows-spanned="1"/>
          <table:covered-table-cell table:number-columns-repeated="5"/>
          <table:table-cell table:style-name="ce239"/>
          <table:table-cell table:style-name="ce98" table:number-columns-repeated="980"/>
        </table:table-row>
        <table:table-row table:style-name="ro32">
          <table:table-cell table:style-name="ce239"/>
          <table:table-cell table:style-name="ce241" table:number-columns-repeated="7"/>
          <table:table-cell table:style-name="ce239" table:number-columns-repeated="17"/>
          <table:table-cell table:style-name="ce241" table:number-columns-repeated="10"/>
          <table:table-cell table:style-name="ce239" table:number-columns-repeated="9"/>
          <table:table-cell table:style-name="ce98" table:number-columns-repeated="980"/>
        </table:table-row>
        <table:table-row table:style-name="ro8">
          <table:table-cell table:style-name="ce239"/>
          <table:table-cell table:style-name="ce270" office:value-type="float" office:value="131" table:number-columns-spanned="2" table:number-rows-spanned="1">
            <text:p>131</text:p>
          </table:table-cell>
          <table:covered-table-cell/>
          <table:table-cell table:style-name="ce241" office:value-type="string">
            <text:p>Capital losses</text:p>
          </table:table-cell>
          <table:table-cell table:style-name="ce241" table:number-columns-repeated="4"/>
          <table:table-cell table:style-name="ce239" table:number-columns-repeated="4"/>
          <table:table-cell table:style-name="ce308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39"/>
          <table:table-cell table:style-name="ce241" office:value-type="string">
            <text:p>136 Excess</text:p>
          </table:table-cell>
          <table:table-cell table:style-name="ce270"/>
          <table:table-cell table:style-name="ce241" table:number-columns-repeated="7"/>
          <table:table-cell table:style-name="ce340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39"/>
          <table:table-cell table:style-name="ce98" table:number-columns-repeated="980"/>
        </table:table-row>
        <table:table-row table:style-name="ro25">
          <table:table-cell table:style-name="ce239" table:number-columns-repeated="12"/>
          <table:table-cell table:style-name="ce305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13" office:value-type="string">
            <text:p>£</text:p>
          </table:table-cell>
          <table:table-cell table:style-name="ce314" table:number-columns-spanned="8" table:number-rows-spanned="1"/>
          <table:covered-table-cell table:number-columns-repeated="7"/>
          <table:table-cell table:style-name="ce239"/>
          <table:table-cell table:style-name="ce255" office:value-type="string">
            <text:p>management expenses</text:p>
          </table:table-cell>
          <table:table-cell table:style-name="ce255" table:number-columns-repeated="8"/>
          <table:table-cell table:style-name="ce305" office:value-type="float" office:value="136" table:number-columns-spanned="2" table:number-rows-spanned="1">
            <text:p>136</text:p>
          </table:table-cell>
          <table:covered-table-cell/>
          <table:table-cell table:style-name="ce313" office:value-type="string">
            <text:p>£</text:p>
          </table:table-cell>
          <table:table-cell table:style-name="ce314" table:number-columns-spanned="6" table:number-rows-spanned="1"/>
          <table:covered-table-cell table:number-columns-repeated="5"/>
          <table:table-cell table:style-name="ce239"/>
          <table:table-cell table:style-name="ce98" table:number-columns-repeated="980"/>
        </table:table-row>
        <table:table-row table:style-name="ro6">
          <table:table-cell table:style-name="ce239" table:number-columns-repeated="44"/>
          <table:table-cell table:style-name="ce98" table:number-columns-repeated="980"/>
        </table:table-row>
        <table:table-row table:style-name="ro44">
          <table:table-cell table:style-name="ce253" office:value-type="string" table:number-columns-spanned="3" table:number-rows-spanned="1">
            <text:p>Page 4</text:p>
          </table:table-cell>
          <table:covered-table-cell table:number-columns-repeated="2"/>
          <table:table-cell table:style-name="ce250" table:number-columns-spanned="41" table:number-rows-spanned="1"/>
          <table:covered-table-cell table:number-columns-repeated="40"/>
          <table:table-cell table:style-name="ce98" table:number-columns-repeated="980"/>
        </table:table-row>
        <table:table-row table:style-name="ro42">
          <table:table-cell table:style-name="ce246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98" table:number-columns-repeated="980"/>
        </table:table-row>
        <table:table-row table:style-name="ro29">
          <table:table-cell table:style-name="ce254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03" table:number-columns-spanned="35" table:number-rows-spanned="1"/>
          <table:covered-table-cell table:number-columns-repeated="34"/>
          <table:table-cell table:style-name="ce98" table:number-columns-repeated="980"/>
        </table:table-row>
        <table:table-row table:style-name="ro32">
          <table:table-cell table:style-name="ce241"/>
          <table:table-cell table:style-name="ce241" office:value-type="string">
            <text:p>If you do not want us to make small repayments please either put an 'X' in box 139 or complete box 140 below.</text:p>
          </table:table-cell>
          <table:table-cell table:style-name="ce241" table:number-columns-repeated="42"/>
          <table:table-cell table:style-name="ce131" table:number-columns-repeated="980"/>
        </table:table-row>
        <table:table-row table:style-name="ro32">
          <table:table-cell table:style-name="ce255"/>
          <table:table-cell table:style-name="ce255" office:value-type="string">
            <text:p>Repayments' here include tax, interest, and late filing penalties or any combination of them.</text:p>
          </table:table-cell>
          <table:table-cell table:style-name="ce255" table:number-columns-repeated="42"/>
          <table:table-cell table:style-name="ce354" table:number-columns-repeated="980"/>
        </table:table-row>
        <table:table-row table:style-name="ro34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string">
            <text:p>Do not repay £20 or less</text:p>
          </table:table-cell>
          <table:table-cell table:style-name="ce241" table:number-columns-repeated="8"/>
          <table:table-cell table:style-name="ce239"/>
          <table:table-cell table:style-name="ce305" office:value-type="float" office:value="139" table:number-columns-spanned="2" table:number-rows-spanned="1">
            <text:p>139</text:p>
          </table:table-cell>
          <table:covered-table-cell/>
          <table:table-cell table:style-name="ce311" table:number-columns-spanned="3" table:number-rows-spanned="1"/>
          <table:covered-table-cell table:number-columns-repeated="2"/>
          <table:table-cell table:style-name="ce239" table:number-columns-repeated="2"/>
          <table:table-cell table:style-name="ce241" office:value-type="string">
            <text:p>Do not repay sums of </text:p>
          </table:table-cell>
          <table:table-cell table:style-name="ce239" table:number-columns-repeated="7"/>
          <table:table-cell table:style-name="ce305" office:value-type="float" office:value="140" table:number-columns-spanned="2" table:number-rows-spanned="1">
            <text:p>140</text:p>
          </table:table-cell>
          <table:covered-table-cell/>
          <table:table-cell table:style-name="ce313" office:value-type="string">
            <text:p>£</text:p>
          </table:table-cell>
          <table:table-cell table:style-name="ce314" table:number-columns-spanned="5" table:number-rows-spanned="1"/>
          <table:covered-table-cell table:number-columns-repeated="4"/>
          <table:table-cell table:style-name="ce241" office:value-type="string">
            <text:p><text:s/>or less,<text:span text:style-name="T1"> Enter whole figure only</text:span></text:p>
          </table:table-cell>
          <table:table-cell table:style-name="ce239" table:number-columns-repeated="9"/>
          <table:table-cell table:style-name="ce98" table:number-columns-repeated="980"/>
        </table:table-row>
        <table:table-row table:style-name="ro6">
          <table:table-cell table:style-name="ce239" table:number-columns-repeated="44"/>
          <table:table-cell table:style-name="ce98" table:number-columns-repeated="980"/>
        </table:table-row>
        <table:table-row table:style-name="ro29">
          <table:table-cell table:style-name="ce249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06" table:number-columns-spanned="17" table:number-rows-spanned="1"/>
          <table:covered-table-cell table:number-columns-repeated="16"/>
          <table:table-cell table:style-name="ce98" table:number-columns-repeated="980"/>
        </table:table-row>
        <table:table-row table:style-name="ro32">
          <table:table-cell table:style-name="ce241"/>
          <table:table-cell table:style-name="ce241" office:value-type="string">
            <text:p>Repayment is made quickly and safely by direct credit to a bank or building society account.</text:p>
          </table:table-cell>
          <table:table-cell table:style-name="ce241" table:number-columns-repeated="42"/>
          <table:table-cell table:style-name="ce131" table:number-columns-repeated="980"/>
        </table:table-row>
        <table:table-row table:style-name="ro32">
          <table:table-cell table:style-name="ce255"/>
          <table:table-cell table:style-name="ce255" office:value-type="string">
            <text:p>Please complete the following details</text:p>
          </table:table-cell>
          <table:table-cell table:style-name="ce255" table:number-columns-repeated="42"/>
          <table:table-cell table:style-name="ce354" table:number-columns-repeated="980"/>
        </table:table-row>
        <table:table-row table:style-name="ro25">
          <table:table-cell table:style-name="ce241"/>
          <table:table-cell table:style-name="ce241" office:value-type="string">
            <text:p>Name of bank or building society</text:p>
          </table:table-cell>
          <table:table-cell table:style-name="ce241" table:number-columns-repeated="33"/>
          <table:table-cell table:style-name="ce241" office:value-type="string">
            <text:p>Branch sort code</text:p>
          </table:table-cell>
          <table:table-cell table:style-name="ce241" table:number-columns-repeated="8"/>
          <table:table-cell table:style-name="ce131" table:number-columns-repeated="980"/>
        </table:table-row>
        <table:table-row table:style-name="ro25">
          <table:table-cell table:style-name="ce239"/>
          <table:table-cell table:style-name="ce272" office:value-type="float" office:value="149" table:number-columns-spanned="2" table:number-rows-spanned="1">
            <text:p>149</text:p>
          </table:table-cell>
          <table:covered-table-cell/>
          <table:table-cell table:style-name="ce290" table:number-columns-spanned="29" table:number-rows-spanned="1"/>
          <table:covered-table-cell table:number-columns-repeated="28"/>
          <table:table-cell table:style-name="ce239" table:number-columns-repeated="3"/>
          <table:table-cell table:style-name="ce273" office:value-type="float" office:value="150" table:number-columns-spanned="2" table:number-rows-spanned="1">
            <text:p>150</text:p>
          </table:table-cell>
          <table:covered-table-cell/>
          <table:table-cell table:style-name="ce296"/>
          <table:table-cell table:style-name="ce347"/>
          <table:table-cell table:style-name="ce348"/>
          <table:table-cell table:style-name="ce347"/>
          <table:table-cell table:style-name="ce348"/>
          <table:table-cell table:style-name="ce296"/>
          <table:table-cell table:style-name="ce239"/>
          <table:table-cell table:style-name="ce353" table:number-columns-repeated="2"/>
          <table:table-cell table:style-name="ce98" table:number-columns-repeated="978"/>
        </table:table-row>
        <table:table-row table:style-name="ro37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41"/>
          <table:table-cell table:style-name="ce241" office:value-type="string">
            <text:p>Account number</text:p>
          </table:table-cell>
          <table:table-cell table:style-name="ce241" table:number-columns-repeated="18"/>
          <table:table-cell table:style-name="ce241" office:value-type="string">
            <text:p>Name of account</text:p>
          </table:table-cell>
          <table:table-cell table:style-name="ce241" table:number-columns-repeated="23"/>
          <table:table-cell table:style-name="ce235" table:number-columns-repeated="2"/>
          <table:table-cell table:style-name="ce131" table:number-columns-repeated="978"/>
        </table:table-row>
        <table:table-row table:style-name="ro25">
          <table:table-cell table:style-name="ce239"/>
          <table:table-cell table:style-name="ce273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296" table:number-columns-repeated="2"/>
          <table:table-cell table:style-name="ce299" table:number-columns-spanned="2" table:number-rows-spanned="1"/>
          <table:covered-table-cell/>
          <table:table-cell table:style-name="ce296" table:number-columns-repeated="5"/>
          <table:table-cell table:style-name="ce239" table:number-columns-repeated="7"/>
          <table:table-cell table:style-name="ce305" office:value-type="float" office:value="152" table:number-columns-spanned="2" table:number-rows-spanned="1">
            <text:p>152</text:p>
          </table:table-cell>
          <table:covered-table-cell/>
          <table:table-cell table:style-name="ce290" table:number-columns-spanned="21" table:number-rows-spanned="1"/>
          <table:covered-table-cell table:number-columns-repeated="20"/>
          <table:table-cell table:style-name="ce351"/>
          <table:table-cell table:style-name="ce250"/>
          <table:table-cell table:style-name="ce353"/>
          <table:table-cell table:style-name="ce98" table:number-columns-repeated="978"/>
        </table:table-row>
        <table:table-row table:style-name="ro37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41"/>
          <table:table-cell table:style-name="ce241" office:value-type="string">
            <text:p>Building society reference</text:p>
          </table:table-cell>
          <table:table-cell table:style-name="ce241" table:number-columns-repeated="42"/>
          <table:table-cell table:style-name="ce131" table:number-columns-repeated="980"/>
        </table:table-row>
        <table:table-row table:style-name="ro25">
          <table:table-cell table:style-name="ce239"/>
          <table:table-cell table:style-name="ce273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296" table:number-columns-repeated="2"/>
          <table:table-cell table:style-name="ce299" table:number-columns-spanned="2" table:number-rows-spanned="1"/>
          <table:covered-table-cell/>
          <table:table-cell table:style-name="ce296" table:number-columns-repeated="5"/>
          <table:table-cell table:style-name="ce290" table:number-columns-spanned="2" table:number-rows-spanned="1"/>
          <table:covered-table-cell/>
          <table:table-cell table:style-name="ce296"/>
          <table:table-cell table:style-name="ce290" table:number-columns-spanned="2" table:number-rows-spanned="1"/>
          <table:covered-table-cell/>
          <table:table-cell table:style-name="ce296" table:number-columns-repeated="5"/>
          <table:table-cell table:style-name="ce290" table:number-columns-spanned="2" table:number-rows-spanned="1"/>
          <table:covered-table-cell/>
          <table:table-cell table:style-name="ce296"/>
          <table:table-cell table:style-name="ce239" table:number-columns-repeated="18"/>
          <table:table-cell table:style-name="ce98" table:number-columns-repeated="980"/>
        </table:table-row>
        <table:table-row table:style-name="ro6">
          <table:table-cell table:style-name="ce239" table:number-columns-repeated="44"/>
          <table:table-cell table:style-name="ce98" table:number-columns-repeated="980"/>
        </table:table-row>
        <table:table-row table:style-name="ro29">
          <table:table-cell table:style-name="ce249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02" table:number-columns-spanned="23" table:number-rows-spanned="1"/>
          <table:covered-table-cell table:number-columns-repeated="22"/>
          <table:table-cell table:style-name="ce98" table:number-columns-repeated="980"/>
        </table:table-row>
        <table:table-row table:style-name="ro25">
          <table:table-cell table:style-name="ce256"/>
          <table:table-cell table:style-name="ce256" office:value-type="string">
            <text:p>Complete the authority below if you want the repayment to be made to a person other than the company.</text:p>
          </table:table-cell>
          <table:table-cell table:style-name="ce256" table:number-columns-repeated="42"/>
          <table:table-cell table:style-name="ce355" table:number-columns-repeated="980"/>
        </table:table-row>
        <table:table-row table:style-name="ro25">
          <table:table-cell table:style-name="ce257"/>
          <table:table-cell table:style-name="ce255" office:value-type="string">
            <text:p>1, as<text:span text:style-name="T1"> </text:span><text:span text:style-name="T2">(enter status - company secretary, treasurer, </text:span><text:span text:style-name="T2">liquidator or authorised agent, etc..)</text:span></text:p>
          </table:table-cell>
          <table:table-cell table:style-name="ce257" table:number-columns-repeated="42"/>
          <table:table-cell table:style-name="ce356" table:number-columns-repeated="980"/>
        </table:table-row>
        <table:table-row table:style-name="ro25">
          <table:table-cell table:style-name="ce239"/>
          <table:table-cell table:style-name="ce272" office:value-type="float" office:value="154" table:number-columns-spanned="2" table:number-rows-spanned="1">
            <text:p>154</text:p>
          </table:table-cell>
          <table:covered-table-cell/>
          <table:table-cell table:style-name="ce290" table:number-columns-spanned="29" table:number-rows-spanned="1"/>
          <table:covered-table-cell table:number-columns-repeated="28"/>
          <table:table-cell table:style-name="ce239" table:number-columns-repeated="12"/>
          <table:table-cell table:style-name="ce98" table:number-columns-repeated="980"/>
        </table:table-row>
        <table:table-row table:style-name="ro34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string">
            <text:p>of<text:span text:style-name="T2"> (enter name of company)</text:span></text:p>
          </table:table-cell>
          <table:table-cell table:style-name="ce239" table:number-columns-repeated="42"/>
          <table:table-cell table:style-name="ce98" table:number-columns-repeated="980"/>
        </table:table-row>
        <table:table-row table:style-name="ro25">
          <table:table-cell table:style-name="ce239"/>
          <table:table-cell table:style-name="ce272" office:value-type="float" office:value="155" table:number-columns-spanned="2" table:number-rows-spanned="1">
            <text:p>155</text:p>
          </table:table-cell>
          <table:covered-table-cell/>
          <table:table-cell table:style-name="ce290" table:number-columns-spanned="29" table:number-rows-spanned="1"/>
          <table:covered-table-cell table:number-columns-repeated="28"/>
          <table:table-cell table:style-name="ce239" table:number-columns-repeated="12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string">
            <text:p>authorise<text:span text:style-name="T2"> (enter name)</text:span></text:p>
          </table:table-cell>
          <table:table-cell table:style-name="ce239" table:number-columns-repeated="42"/>
          <table:table-cell table:style-name="ce98" table:number-columns-repeated="980"/>
        </table:table-row>
        <table:table-row table:style-name="ro25">
          <table:table-cell table:style-name="ce239"/>
          <table:table-cell table:style-name="ce273" office:value-type="float" office:value="156" table:number-columns-spanned="2" table:number-rows-spanned="1">
            <text:p>156</text:p>
          </table:table-cell>
          <table:covered-table-cell/>
          <table:table-cell table:style-name="ce290" table:number-columns-spanned="29" table:number-rows-spanned="1"/>
          <table:covered-table-cell table:number-columns-repeated="28"/>
          <table:table-cell table:style-name="ce239" table:number-columns-repeated="12"/>
          <table:table-cell table:style-name="ce98" table:number-columns-repeated="980"/>
        </table:table-row>
        <table:table-row table:style-name="ro25">
          <table:table-cell table:style-name="ce239"/>
          <table:table-cell table:style-name="ce267" office:value-type="string">
            <text:p>(enter address)</text:p>
          </table:table-cell>
          <table:table-cell table:style-name="ce239" table:number-columns-repeated="42"/>
          <table:table-cell table:style-name="ce98" table:number-columns-repeated="980"/>
        </table:table-row>
        <table:table-row table:style-name="ro25">
          <table:table-cell table:style-name="ce239"/>
          <table:table-cell table:style-name="ce274" office:value-type="float" office:value="157" table:number-columns-spanned="2" table:number-rows-spanned="1">
            <text:p>157</text:p>
          </table:table-cell>
          <table:covered-table-cell/>
          <table:table-cell table:style-name="ce291" table:number-columns-spanned="29" table:number-rows-spanned="1"/>
          <table:covered-table-cell table:number-columns-repeated="28"/>
          <table:table-cell table:style-name="ce239" table:number-columns-repeated="12"/>
          <table:table-cell table:style-name="ce98" table:number-columns-repeated="980"/>
        </table:table-row>
        <table:table-row table:style-name="ro25">
          <table:table-cell table:style-name="ce239"/>
          <table:table-cell table:style-name="ce275" table:number-columns-spanned="31" table:number-rows-spanned="1"/>
          <table:covered-table-cell table:number-columns-repeated="30"/>
          <table:table-cell table:style-name="ce239" table:number-columns-repeated="12"/>
          <table:table-cell table:style-name="ce98" table:number-columns-repeated="980"/>
        </table:table-row>
        <table:table-row table:style-name="ro25">
          <table:table-cell table:style-name="ce239"/>
          <table:table-cell table:style-name="ce275" table:number-columns-spanned="31" table:number-rows-spanned="1"/>
          <table:covered-table-cell table:number-columns-repeated="30"/>
          <table:table-cell table:style-name="ce239" table:number-columns-repeated="12"/>
          <table:table-cell table:style-name="ce98" table:number-columns-repeated="980"/>
        </table:table-row>
        <table:table-row table:style-name="ro25">
          <table:table-cell table:style-name="ce239"/>
          <table:table-cell table:style-name="ce276" table:number-columns-spanned="16" table:number-rows-spanned="1"/>
          <table:covered-table-cell table:number-columns-repeated="15"/>
          <table:table-cell table:style-name="ce315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25" table:number-columns-spanned="9" table:number-rows-spanned="1"/>
          <table:covered-table-cell table:number-columns-repeated="8"/>
          <table:table-cell table:style-name="ce239" table:number-columns-repeated="12"/>
          <table:table-cell table:style-name="ce98" table:number-columns-repeated="980"/>
        </table:table-row>
        <table:table-row table:style-name="ro25">
          <table:table-cell table:style-name="ce241"/>
          <table:table-cell table:style-name="ce241" office:value-type="string">
            <text:p>Nominee reference</text:p>
          </table:table-cell>
          <table:table-cell table:style-name="ce241" table:number-columns-repeated="42"/>
          <table:table-cell table:style-name="ce131" table:number-columns-repeated="980"/>
        </table:table-row>
        <table:table-row table:style-name="ro25">
          <table:table-cell table:style-name="ce239"/>
          <table:table-cell table:style-name="ce273" office:value-type="float" office:value="158" table:number-columns-spanned="2" table:number-rows-spanned="1">
            <text:p>158</text:p>
          </table:table-cell>
          <table:covered-table-cell/>
          <table:table-cell table:style-name="ce290" table:number-columns-spanned="29" table:number-rows-spanned="1"/>
          <table:covered-table-cell table:number-columns-repeated="28"/>
          <table:table-cell table:style-name="ce239" table:number-columns-repeated="12"/>
          <table:table-cell table:style-name="ce98" table:number-columns-repeated="980"/>
        </table:table-row>
        <table:table-row table:style-name="ro25">
          <table:table-cell table:style-name="ce241"/>
          <table:table-cell table:style-name="ce241" office:value-type="string">
            <text:p>to receive payment on the company's behalf.</text:p>
          </table:table-cell>
          <table:table-cell table:style-name="ce241" table:number-columns-repeated="42"/>
          <table:table-cell table:style-name="ce131" table:number-columns-repeated="980"/>
        </table:table-row>
        <table:table-row table:style-name="ro31">
          <table:table-cell table:style-name="ce239" table:number-columns-repeated="44"/>
          <table:table-cell table:style-name="ce98" table:number-columns-repeated="980"/>
        </table:table-row>
        <table:table-row table:style-name="ro25">
          <table:table-cell table:style-name="ce241"/>
          <table:table-cell table:style-name="ce241" office:value-type="string">
            <text:p>Signature</text:p>
          </table:table-cell>
          <table:table-cell table:style-name="ce241" table:number-columns-repeated="42"/>
          <table:table-cell table:style-name="ce131" table:number-columns-repeated="980"/>
        </table:table-row>
        <table:table-row table:style-name="ro25">
          <table:table-cell table:style-name="ce239"/>
          <table:table-cell table:style-name="ce272" office:value-type="float" office:value="159" table:number-columns-spanned="2" table:number-rows-spanned="1">
            <text:p>159</text:p>
          </table:table-cell>
          <table:covered-table-cell/>
          <table:table-cell table:style-name="ce292" table:number-columns-spanned="29" table:number-rows-spanned="1"/>
          <table:covered-table-cell table:number-columns-repeated="28"/>
          <table:table-cell table:style-name="ce239" table:number-columns-repeated="12"/>
          <table:table-cell table:style-name="ce98" table:number-columns-repeated="980"/>
        </table:table-row>
        <table:table-row table:style-name="ro32">
          <table:table-cell table:style-name="ce239"/>
          <table:table-cell table:style-name="ce277" table:number-columns-spanned="31" table:number-rows-spanned="2"/>
          <table:covered-table-cell table:number-columns-repeated="30"/>
          <table:table-cell table:style-name="ce239" table:number-columns-repeated="12"/>
          <table:table-cell table:style-name="ce98" table:number-columns-repeated="980"/>
        </table:table-row>
        <table:table-row table:style-name="ro32">
          <table:table-cell table:style-name="ce239"/>
          <table:covered-table-cell table:number-columns-repeated="31"/>
          <table:table-cell table:style-name="ce239" table:number-columns-repeated="12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string">
            <text:p>Name<text:span text:style-name="T1"> </text:span><text:span text:style-name="T2">(in capitals)</text:span></text:p>
          </table:table-cell>
          <table:table-cell table:style-name="ce239" table:number-columns-repeated="42"/>
          <table:table-cell table:style-name="ce98" table:number-columns-repeated="980"/>
        </table:table-row>
        <table:table-row table:style-name="ro25">
          <table:table-cell table:style-name="ce239"/>
          <table:table-cell table:style-name="ce272" office:value-type="float" office:value="160" table:number-columns-spanned="2" table:number-rows-spanned="1">
            <text:p>160</text:p>
          </table:table-cell>
          <table:covered-table-cell/>
          <table:table-cell table:style-name="ce293" table:number-columns-spanned="29" table:number-rows-spanned="1"/>
          <table:covered-table-cell table:number-columns-repeated="28"/>
          <table:table-cell table:style-name="ce239" table:number-columns-repeated="12"/>
          <table:table-cell table:style-name="ce98" table:number-columns-repeated="980"/>
        </table:table-row>
        <table:table-row table:style-name="ro34">
          <table:table-cell table:style-name="ce239" table:number-columns-repeated="44"/>
          <table:table-cell table:style-name="ce98" table:number-columns-repeated="980"/>
        </table:table-row>
        <table:table-row table:style-name="ro42">
          <table:table-cell table:style-name="ce252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98" table:number-columns-repeated="980"/>
        </table:table-row>
        <table:table-row table:style-name="ro25">
          <table:table-cell table:style-name="ce258"/>
          <table:table-cell table:style-name="ce258" office:value-type="string">
            <text:p>Warning - Giving false information in the return, or exceeding any part of the company's profits or tax</text:p>
          </table:table-cell>
          <table:table-cell table:style-name="ce258" table:number-columns-repeated="42"/>
          <table:table-cell table:style-name="ce156" table:number-columns-repeated="980"/>
        </table:table-row>
        <table:table-row table:style-name="ro25">
          <table:table-cell table:style-name="ce259"/>
          <table:table-cell table:style-name="ce259" office:value-type="string">
            <text:p>payable, can lead to both the company and yourself being prosecuted.</text:p>
          </table:table-cell>
          <table:table-cell table:style-name="ce259" table:number-columns-repeated="42"/>
          <table:table-cell table:style-name="ce357" table:number-columns-repeated="980"/>
        </table:table-row>
        <table:table-row table:style-name="ro25">
          <table:table-cell table:style-name="ce260"/>
          <table:table-cell table:style-name="ce260" office:value-type="string">
            <text:p>Declaration</text:p>
          </table:table-cell>
          <table:table-cell table:style-name="ce260" table:number-columns-repeated="42"/>
          <table:table-cell table:style-name="ce358" table:number-columns-repeated="980"/>
        </table:table-row>
        <table:table-row table:style-name="ro25">
          <table:table-cell table:style-name="ce258"/>
          <table:table-cell table:style-name="ce258" office:value-type="string">
            <text:p>The information I have given in this company tax return is correct and complete to the best of my</text:p>
          </table:table-cell>
          <table:table-cell table:style-name="ce258" table:number-columns-repeated="42"/>
          <table:table-cell table:style-name="ce156" table:number-columns-repeated="980"/>
        </table:table-row>
        <table:table-row table:style-name="ro25">
          <table:table-cell table:style-name="ce261"/>
          <table:table-cell table:style-name="ce261" office:value-type="string">
            <text:p>knowledge and belief.</text:p>
          </table:table-cell>
          <table:table-cell table:style-name="ce261" table:number-columns-repeated="42"/>
          <table:table-cell table:style-name="ce359" table:number-columns-repeated="980"/>
        </table:table-row>
        <table:table-row table:style-name="ro25">
          <table:table-cell table:style-name="ce241"/>
          <table:table-cell table:style-name="ce241" office:value-type="string">
            <text:p>Signature</text:p>
          </table:table-cell>
          <table:table-cell table:style-name="ce241" table:number-columns-repeated="42"/>
          <table:table-cell table:style-name="ce131" table:number-columns-repeated="980"/>
        </table:table-row>
        <table:table-row table:style-name="ro32">
          <table:table-cell table:style-name="ce241"/>
          <table:table-cell table:style-name="ce278" table:number-columns-spanned="32" table:number-rows-spanned="3"/>
          <table:covered-table-cell table:number-columns-repeated="31"/>
          <table:table-cell table:style-name="ce241" table:number-columns-repeated="11"/>
          <table:table-cell table:style-name="ce131" table:number-columns-repeated="980"/>
        </table:table-row>
        <table:table-row table:style-name="ro32">
          <table:table-cell table:style-name="ce239"/>
          <table:covered-table-cell table:number-columns-repeated="32"/>
          <table:table-cell table:style-name="ce239" table:number-columns-repeated="11"/>
          <table:table-cell table:style-name="ce98" table:number-columns-repeated="980"/>
        </table:table-row>
        <table:table-row table:style-name="ro32">
          <table:table-cell table:style-name="ce239"/>
          <table:covered-table-cell table:number-columns-repeated="32"/>
          <table:table-cell table:style-name="ce239" table:number-columns-repeated="11"/>
          <table:table-cell table:style-name="ce98" table:number-columns-repeated="980"/>
        </table:table-row>
        <table:table-row table:style-name="ro25">
          <table:table-cell table:style-name="ce239"/>
          <table:table-cell table:style-name="ce241" office:value-type="string">
            <text:p>Name<text:span text:style-name="T1"> </text:span><text:span text:style-name="T2">(in capitals)</text:span></text:p>
          </table:table-cell>
          <table:table-cell table:style-name="ce239" table:number-columns-repeated="28"/>
          <table:table-cell table:style-name="ce241" office:value-type="string">
            <text:p>Date<text:span text:style-name="T1"> </text:span><text:span text:style-name="T2">(dd / mm / yyyy)</text:span></text:p>
          </table:table-cell>
          <table:table-cell table:style-name="ce239" table:number-columns-repeated="13"/>
          <table:table-cell table:style-name="ce98" table:number-columns-repeated="980"/>
        </table:table-row>
        <table:table-row table:style-name="ro25">
          <table:table-cell table:style-name="ce239"/>
          <table:table-cell table:style-name="ce279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39" table:number-columns-repeated="4"/>
          <table:table-cell table:style-name="ce334"/>
          <table:table-cell table:style-name="ce335" table:number-columns-spanned="2" table:number-rows-spanned="1"/>
          <table:covered-table-cell/>
          <table:table-cell table:style-name="ce338"/>
          <table:table-cell table:style-name="ce341"/>
          <table:table-cell table:style-name="ce338"/>
          <table:table-cell table:style-name="ce334" table:number-columns-repeated="3"/>
          <table:table-cell table:style-name="ce239" table:number-columns-repeated="5"/>
          <table:table-cell table:style-name="ce98" table:number-columns-repeated="980"/>
        </table:table-row>
        <table:table-row table:style-name="ro25">
          <table:table-cell table:style-name="ce241"/>
          <table:table-cell table:style-name="ce241" office:value-type="string">
            <text:p>Status</text:p>
          </table:table-cell>
          <table:table-cell table:style-name="ce241" table:number-columns-repeated="42"/>
          <table:table-cell table:style-name="ce131" table:number-columns-repeated="980"/>
        </table:table-row>
        <table:table-row table:style-name="ro25">
          <table:table-cell table:style-name="ce239"/>
          <table:table-cell table:style-name="ce279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39" table:number-columns-repeated="18"/>
          <table:table-cell table:style-name="ce98" table:number-columns-repeated="980"/>
        </table:table-row>
        <table:table-row table:style-name="ro34">
          <table:table-cell table:style-name="ce239" table:number-columns-repeated="44"/>
          <table:table-cell table:style-name="ce98" table:number-columns-repeated="980"/>
        </table:table-row>
        <table:table-row table:style-name="ro34" table:number-rows-repeated="1048298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WagesInterface" table:style-name="ta10">
        <table:table-column table:style-name="co34" table:default-cell-style-name="ce40"/>
        <table:table-column table:style-name="co6" table:default-cell-style-name="ce48"/>
        <table:table-column table:style-name="co10" table:number-columns-repeated="7" table:default-cell-style-name="ce53"/>
        <table:table-column table:style-name="co34" table:default-cell-style-name="ce40"/>
        <table:table-column table:style-name="co42" table:default-cell-style-name="ce40"/>
        <table:table-column table:style-name="co34" table:default-cell-style-name="ce40"/>
        <table:table-column table:style-name="co6" table:number-columns-repeated="1012" table:default-cell-style-name="ce40"/>
        <table:table-row table:style-name="ro14">
          <table:table-cell table:style-name="ce360"/>
          <table:table-cell table:style-name="ce364"/>
          <table:table-cell table:style-name="ce369" table:number-columns-repeated="7"/>
          <table:table-cell table:style-name="ce371" table:number-columns-repeated="2"/>
          <table:table-cell table:style-name="ce79"/>
          <table:table-cell table:number-columns-repeated="1012"/>
        </table:table-row>
        <table:table-row table:style-name="ro45">
          <table:table-cell table:style-name="ce361"/>
          <table:table-cell table:style-name="ce47" office:value-type="string">
            <text:p>Month</text:p>
          </table:table-cell>
          <table:table-cell table:style-name="ce57" office:value-type="string">
            <text:p>Gross Wages paid</text:p>
          </table:table-cell>
          <table:table-cell table:style-name="ce57" office:value-type="string">
            <text:p>Income Tax deducted</text:p>
          </table:table-cell>
          <table:table-cell table:style-name="ce57" office:value-type="string">
            <text:p>Employees National Insurance deducted</text:p>
          </table:table-cell>
          <table:table-cell table:style-name="ce57" office:value-type="string">
            <text:p>Other Deductions</text:p>
          </table:table-cell>
          <table:table-cell table:style-name="ce57" office:value-type="string">
            <text:p>Net Wages Paid</text:p>
          </table:table-cell>
          <table:table-cell table:style-name="ce57" office:value-type="string">
            <text:p>Employers National Insurance</text:p>
          </table:table-cell>
          <table:table-cell table:style-name="ce57" office:value-type="string">
            <text:p>Recoverable Statutory Payments</text:p>
          </table:table-cell>
          <table:table-cell table:style-name="ce39"/>
          <table:table-cell table:style-name="ce47" office:value-type="string">
            <text:p>WAGES INTERFACE</text:p>
          </table:table-cell>
          <table:table-cell table:style-name="ce374"/>
          <table:table-cell table:style-name="ce60" table:number-columns-repeated="1012"/>
        </table:table-row>
        <table:table-row table:style-name="ro25">
          <table:table-cell table:style-name="ce361"/>
          <table:table-cell table:style-name="ce365" office:value-type="string" table:number-columns-spanned="2" table:number-rows-spanned="1">
            <text:p>EMPLOYEES</text:p>
          </table:table-cell>
          <table:covered-table-cell/>
          <table:table-cell table:style-name="ce58" table:number-columns-repeated="6"/>
          <table:table-cell table:style-name="ce39"/>
          <table:table-cell table:style-name="ce56"/>
          <table:table-cell table:style-name="ce374"/>
          <table:table-cell table:style-name="ce60" table:number-columns-repeated="1012"/>
        </table:table-row>
        <table:table-row table:style-name="ro10">
          <table:table-cell table:style-name="ce362"/>
          <table:table-cell table:style-name="ce366" office:value-type="date" office:date-value="2008-06-01">
            <text:p>Jun-08</text:p>
          </table:table-cell>
          <table:table-cell table:formula="of:=['file:///C:/Users/Antony/diy/GB%20Accounts/GB%20Accounts%202009/GB%20Accounts%20Company%202009-05-31%20(May09)%20OpenOffice/Payrollyearto050409.ods'#$Jun08.$M$1]-[.C17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n08.$N$1]-[.D17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n08.$O$1]-[.E17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n08.$P$1]+['file:///C:/Users/Antony/diy/GB%20Accounts/GB%20Accounts%202009/GB%20Accounts%20Company%202009-05-31%20(May09)%20OpenOffice/Payrollyearto050409.ods'#$Jun08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n08.$T$1]-[.H17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n08.$G$1]" office:value-type="float" office:value="0">
            <text:p>0.00 </text:p>
          </table:table-cell>
          <table:table-cell table:style-name="ce38"/>
          <table:table-cell table:style-name="ce373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0"/>
          <table:table-cell table:number-columns-repeated="1012"/>
        </table:table-row>
        <table:table-row table:style-name="ro8">
          <table:table-cell table:style-name="ce362"/>
          <table:table-cell table:style-name="ce366" office:value-type="date" office:date-value="2008-07-01">
            <text:p>Jul-08</text:p>
          </table:table-cell>
          <table:table-cell table:formula="of:=['file:///C:/Users/Antony/diy/GB%20Accounts/GB%20Accounts%202009/GB%20Accounts%20Company%202009-05-31%20(May09)%20OpenOffice/Payrollyearto050409.ods'#$Jul08.$M$1]-[.C18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l08.$N$1]-[.D18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l08.$O$1]-[.E18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l08.$P$1]+['file:///C:/Users/Antony/diy/GB%20Accounts/GB%20Accounts%202009/GB%20Accounts%20Company%202009-05-31%20(May09)%20OpenOffice/Payrollyearto050409.ods'#$Jul08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l08.$T$1]-[.H18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l08.$G$1]" office:value-type="float" office:value="0">
            <text:p>0.00 </text:p>
          </table:table-cell>
          <table:table-cell table:style-name="ce38"/>
          <table:covered-table-cell/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8-08-01">
            <text:p>Aug-08</text:p>
          </table:table-cell>
          <table:table-cell table:formula="of:=['file:///C:/Users/Antony/diy/GB%20Accounts/GB%20Accounts%202009/GB%20Accounts%20Company%202009-05-31%20(May09)%20OpenOffice/Payrollyearto050409.ods'#$Aug08.$M$1]-[.C19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Aug08.$N$1]-[.D19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Aug08.$O$1]-[.E19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Aug08.$P$1]+['file:///C:/Users/Antony/diy/GB%20Accounts/GB%20Accounts%202009/GB%20Accounts%20Company%202009-05-31%20(May09)%20OpenOffice/Payrollyearto050409.ods'#$Aug08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Aug08.$T$1]-[.H19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Aug08.$G$1]" office:value-type="float" office:value="0">
            <text:p>0.00 </text:p>
          </table:table-cell>
          <table:table-cell table:style-name="ce38"/>
          <table:covered-table-cell/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8-09-01">
            <text:p>Sep-08</text:p>
          </table:table-cell>
          <table:table-cell table:formula="of:=['file:///C:/Users/Antony/diy/GB%20Accounts/GB%20Accounts%202009/GB%20Accounts%20Company%202009-05-31%20(May09)%20OpenOffice/Payrollyearto050409.ods'#$Sep08.$M$1]-[.C20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Sep08.$N$1]-[.D20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Sep08.$O$1]-[.E20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Sep08.$P$1]+['file:///C:/Users/Antony/diy/GB%20Accounts/GB%20Accounts%202009/GB%20Accounts%20Company%202009-05-31%20(May09)%20OpenOffice/Payrollyearto050409.ods'#$Sep08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Sep08.$T$1]-[.H20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Sep08.$G$1]" office:value-type="float" office:value="0">
            <text:p>0.00 </text:p>
          </table:table-cell>
          <table:table-cell table:style-name="ce38"/>
          <table:covered-table-cell/>
          <table:table-cell table:style-name="ce80"/>
          <table:table-cell table:number-columns-repeated="1012"/>
        </table:table-row>
        <table:table-row table:style-name="ro8">
          <table:table-cell table:style-name="ce362"/>
          <table:table-cell table:style-name="ce366" office:value-type="date" office:date-value="2008-10-01">
            <text:p>Oct-08</text:p>
          </table:table-cell>
          <table:table-cell table:formula="of:=['file:///C:/Users/Antony/diy/GB%20Accounts/GB%20Accounts%202009/GB%20Accounts%20Company%202009-05-31%20(May09)%20OpenOffice/Payrollyearto050409.ods'#$Oct08.$M$1]-[.C21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Oct08.$N$1]-[.D21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Oct08.$O$1]-[.E21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Oct08.$P$1]+['file:///C:/Users/Antony/diy/GB%20Accounts/GB%20Accounts%202009/GB%20Accounts%20Company%202009-05-31%20(May09)%20OpenOffice/Payrollyearto050409.ods'#$Oct08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Oct08.$T$1]-[.H21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Oct08.$G$1]" office:value-type="float" office:value="0">
            <text:p>0.00 </text:p>
          </table:table-cell>
          <table:table-cell table:style-name="ce38"/>
          <table:table-cell table:style-name="ce373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0"/>
          <table:table-cell table:number-columns-repeated="1012"/>
        </table:table-row>
        <table:table-row table:style-name="ro8">
          <table:table-cell table:style-name="ce362"/>
          <table:table-cell table:style-name="ce366" office:value-type="date" office:date-value="2008-11-01">
            <text:p>Nov-08</text:p>
          </table:table-cell>
          <table:table-cell table:formula="of:=['file:///C:/Users/Antony/diy/GB%20Accounts/GB%20Accounts%202009/GB%20Accounts%20Company%202009-05-31%20(May09)%20OpenOffice/Payrollyearto050409.ods'#$Nov08.$M$1]-[.C2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Nov08.$N$1]-[.D2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Nov08.$O$1]-[.E2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Nov08.$P$1]+['file:///C:/Users/Antony/diy/GB%20Accounts/GB%20Accounts%202009/GB%20Accounts%20Company%202009-05-31%20(May09)%20OpenOffice/Payrollyearto050409.ods'#$Nov08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Nov08.$T$1]-[.H2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Nov08.$G$1]" office:value-type="float" office:value="0">
            <text:p>0.00 </text:p>
          </table:table-cell>
          <table:table-cell table:style-name="ce38"/>
          <table:covered-table-cell/>
          <table:table-cell table:style-name="ce80"/>
          <table:table-cell table:number-columns-repeated="1012"/>
        </table:table-row>
        <table:table-row table:style-name="ro8">
          <table:table-cell table:style-name="ce362"/>
          <table:table-cell table:style-name="ce366" office:value-type="date" office:date-value="2008-12-01">
            <text:p>Dec-08</text:p>
          </table:table-cell>
          <table:table-cell table:formula="of:=['file:///C:/Users/Antony/diy/GB%20Accounts/GB%20Accounts%202009/GB%20Accounts%20Company%202009-05-31%20(May09)%20OpenOffice/Payrollyearto050409.ods'#$Dec08.$M$1]-[.C23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Dec08.$N$1]-[.D23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Dec08.$O$1]-[.E23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Dec08.$P$1]+['file:///C:/Users/Antony/diy/GB%20Accounts/GB%20Accounts%202009/GB%20Accounts%20Company%202009-05-31%20(May09)%20OpenOffice/Payrollyearto050409.ods'#$Dec08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Dec08.$T$1]-[.H23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Dec08.$G$1]" office:value-type="float" office:value="0">
            <text:p>0.00 </text:p>
          </table:table-cell>
          <table:table-cell table:style-name="ce38"/>
          <table:covered-table-cell/>
          <table:table-cell table:style-name="ce80"/>
          <table:table-cell table:number-columns-repeated="1012"/>
        </table:table-row>
        <table:table-row table:style-name="ro8">
          <table:table-cell table:style-name="ce362"/>
          <table:table-cell table:style-name="ce366" office:value-type="date" office:date-value="2009-01-01">
            <text:p>Jan-09</text:p>
          </table:table-cell>
          <table:table-cell table:formula="of:=['file:///C:/Users/Antony/diy/GB%20Accounts/GB%20Accounts%202009/GB%20Accounts%20Company%202009-05-31%20(May09)%20OpenOffice/Payrollyearto050409.ods'#$Jan09.$M$1]-[.C24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an09.$N$1]-[.D24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an09.$O$1]-[.E24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an09.$P$1]+['file:///C:/Users/Antony/diy/GB%20Accounts/GB%20Accounts%202009/GB%20Accounts%20Company%202009-05-31%20(May09)%20OpenOffice/Payrollyearto050409.ods'#$Jan09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an09.$T$1]-[.H24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an09.$G$1]" office:value-type="float" office:value="0">
            <text:p>0.00 </text:p>
          </table:table-cell>
          <table:table-cell table:style-name="ce38"/>
          <table:covered-table-cell/>
          <table:table-cell table:style-name="ce80"/>
          <table:table-cell table:number-columns-repeated="1012"/>
        </table:table-row>
        <table:table-row table:style-name="ro8">
          <table:table-cell table:style-name="ce362"/>
          <table:table-cell table:style-name="ce366" office:value-type="date" office:date-value="2009-02-01">
            <text:p>Feb-09</text:p>
          </table:table-cell>
          <table:table-cell table:formula="of:=['file:///C:/Users/Antony/diy/GB%20Accounts/GB%20Accounts%202009/GB%20Accounts%20Company%202009-05-31%20(May09)%20OpenOffice/Payrollyearto050409.ods'#$Feb09.$M$1]-[.C25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Feb09.$N$1]-[.D25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Feb09.$O$1]-[.E25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Feb09.$P$1]+['file:///C:/Users/Antony/diy/GB%20Accounts/GB%20Accounts%202009/GB%20Accounts%20Company%202009-05-31%20(May09)%20OpenOffice/Payrollyearto050409.ods'#$Feb09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Feb09.$T$1]-[.H25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Feb09.$G$1]" office:value-type="float" office:value="0">
            <text:p>0.00 </text:p>
          </table:table-cell>
          <table:table-cell table:style-name="ce38"/>
          <table:table-cell table:style-name="ce373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9-03-01">
            <text:p>Mar-09</text:p>
          </table:table-cell>
          <table:table-cell table:formula="of:=['file:///C:/Users/Antony/diy/GB%20Accounts/GB%20Accounts%202009/GB%20Accounts%20Company%202009-05-31%20(May09)%20OpenOffice/Payrollyearto050409.ods'#$Mar09.$M$1]-[.C26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Mar09.$N$1]-[.D26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Mar09.$O$1]-[.E26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Mar09.$P$1]+['file:///C:/Users/Antony/diy/GB%20Accounts/GB%20Accounts%202009/GB%20Accounts%20Company%202009-05-31%20(May09)%20OpenOffice/Payrollyearto050409.ods'#$Mar09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Mar09.$T$1]-[.H26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Mar09.$G$1]" office:value-type="float" office:value="0">
            <text:p>0.00 </text:p>
          </table:table-cell>
          <table:table-cell table:style-name="ce38"/>
          <table:covered-table-cell/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9-04-01">
            <text:p>Apr-09</text:p>
          </table:table-cell>
          <table:table-cell table:formula="of:=['file:///C:/Users/Antony/diy/GB%20Accounts/GB%20Accounts%202009/GB%20Accounts%20Company%202009-05-31%20(May09)%20OpenOffice/Payrollyearto050410.ods'#$Apr09.$M$1]-[.C27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Apr09.$N$1]-[.D27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Apr09.$O$1]-[.E27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Apr09.$P$1]+['file:///C:/Users/Antony/diy/GB%20Accounts/GB%20Accounts%202009/GB%20Accounts%20Company%202009-05-31%20(May09)%20OpenOffice/Payrollyearto050410.ods'#$Apr09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Apr09.$T$1]-[.H27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Apr09.$G$1]" office:value-type="float" office:value="0">
            <text:p>0.00 </text:p>
          </table:table-cell>
          <table:table-cell table:style-name="ce38"/>
          <table:covered-table-cell/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9-05-01">
            <text:p>May-09</text:p>
          </table:table-cell>
          <table:table-cell table:formula="of:=['file:///C:/Users/Antony/diy/GB%20Accounts/GB%20Accounts%202009/GB%20Accounts%20Company%202009-05-31%20(May09)%20OpenOffice/Payrollyearto050410.ods'#$May09.$M$1]-[.C28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May09.$N$1]-[.D28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May09.$O$1]-[.E28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May09.$P$1]+['file:///C:/Users/Antony/diy/GB%20Accounts/GB%20Accounts%202009/GB%20Accounts%20Company%202009-05-31%20(May09)%20OpenOffice/Payrollyearto050410.ods'#$May09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May09.$T$1]-[.H28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May09.$G$1]" office:value-type="float" office:value="0">
            <text:p>0.00 </text:p>
          </table:table-cell>
          <table:table-cell table:style-name="ce38" table:number-columns-repeated="2"/>
          <table:table-cell table:style-name="ce80"/>
          <table:table-cell table:number-columns-repeated="1012"/>
        </table:table-row>
        <table:table-row table:style-name="ro25">
          <table:table-cell table:style-name="ce362"/>
          <table:table-cell table:style-name="ce367" office:value-type="string" table:number-columns-spanned="2" table:number-rows-spanned="1">
            <text:p>DIRECTORS</text:p>
          </table:table-cell>
          <table:covered-table-cell/>
          <table:table-cell table:style-name="ce52" table:number-columns-repeated="6"/>
          <table:table-cell table:style-name="ce38" table:number-columns-repeated="2"/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8-06-01">
            <text:p>Jun-08</text:p>
          </table:table-cell>
          <table:table-cell table:formula="of:=['file:///C:/Users/Antony/diy/GB%20Accounts/GB%20Accounts%202009/GB%20Accounts%20Company%202009-05-31%20(May09)%20OpenOffice/Payrollyearto050409.ods'#$Jun08.$M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n08.$N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n08.$O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n08.$P$2]+['file:///C:/Users/Antony/diy/GB%20Accounts/GB%20Accounts%202009/GB%20Accounts%20Company%202009-05-31%20(May09)%20OpenOffice/Payrollyearto050409.ods'#$Jun08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n08.$T$2]" office:value-type="float" office:value="0">
            <text:p>0.00 </text:p>
          </table:table-cell>
          <table:table-cell/>
          <table:table-cell table:style-name="ce38"/>
          <table:table-cell table:style-name="ce373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8-07-01">
            <text:p>Jul-08</text:p>
          </table:table-cell>
          <table:table-cell table:formula="of:=['file:///C:/Users/Antony/diy/GB%20Accounts/GB%20Accounts%202009/GB%20Accounts%20Company%202009-05-31%20(May09)%20OpenOffice/Payrollyearto050409.ods'#$Jul08.$M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l08.$N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l08.$O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l08.$P$2]+['file:///C:/Users/Antony/diy/GB%20Accounts/GB%20Accounts%202009/GB%20Accounts%20Company%202009-05-31%20(May09)%20OpenOffice/Payrollyearto050409.ods'#$Jul08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ul08.$T$2]" office:value-type="float" office:value="0">
            <text:p>0.00 </text:p>
          </table:table-cell>
          <table:table-cell/>
          <table:table-cell table:style-name="ce38"/>
          <table:covered-table-cell/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8-08-01">
            <text:p>Aug-08</text:p>
          </table:table-cell>
          <table:table-cell table:formula="of:=['file:///C:/Users/Antony/diy/GB%20Accounts/GB%20Accounts%202009/GB%20Accounts%20Company%202009-05-31%20(May09)%20OpenOffice/Payrollyearto050409.ods'#$Aug08.$M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Aug08.$N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Aug08.$O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Aug08.$P$2]+['file:///C:/Users/Antony/diy/GB%20Accounts/GB%20Accounts%202009/GB%20Accounts%20Company%202009-05-31%20(May09)%20OpenOffice/Payrollyearto050409.ods'#$Aug08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Aug08.$T$2]" office:value-type="float" office:value="0">
            <text:p>0.00 </text:p>
          </table:table-cell>
          <table:table-cell/>
          <table:table-cell table:style-name="ce38"/>
          <table:covered-table-cell/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8-09-01">
            <text:p>Sep-08</text:p>
          </table:table-cell>
          <table:table-cell table:formula="of:=['file:///C:/Users/Antony/diy/GB%20Accounts/GB%20Accounts%202009/GB%20Accounts%20Company%202009-05-31%20(May09)%20OpenOffice/Payrollyearto050409.ods'#$Sep08.$M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Sep08.$N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Sep08.$O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Sep08.$P$2]+['file:///C:/Users/Antony/diy/GB%20Accounts/GB%20Accounts%202009/GB%20Accounts%20Company%202009-05-31%20(May09)%20OpenOffice/Payrollyearto050409.ods'#$Sep08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Sep08.$T$2]" office:value-type="float" office:value="0">
            <text:p>0.00 </text:p>
          </table:table-cell>
          <table:table-cell/>
          <table:table-cell table:style-name="ce38"/>
          <table:covered-table-cell/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8-10-01">
            <text:p>Oct-08</text:p>
          </table:table-cell>
          <table:table-cell table:formula="of:=['file:///C:/Users/Antony/diy/GB%20Accounts/GB%20Accounts%202009/GB%20Accounts%20Company%202009-05-31%20(May09)%20OpenOffice/Payrollyearto050409.ods'#$Oct08.$M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Oct08.$N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Oct08.$O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Oct08.$P$2]+['file:///C:/Users/Antony/diy/GB%20Accounts/GB%20Accounts%202009/GB%20Accounts%20Company%202009-05-31%20(May09)%20OpenOffice/Payrollyearto050409.ods'#$Oct08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Oct08.$T$2]" office:value-type="float" office:value="0">
            <text:p>0.00 </text:p>
          </table:table-cell>
          <table:table-cell/>
          <table:table-cell table:style-name="ce38"/>
          <table:table-cell table:style-name="ce373" table:number-columns-spanned="1" table:number-rows-spanned="4"/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8-11-01">
            <text:p>Nov-08</text:p>
          </table:table-cell>
          <table:table-cell table:formula="of:=['file:///C:/Users/Antony/diy/GB%20Accounts/GB%20Accounts%202009/GB%20Accounts%20Company%202009-05-31%20(May09)%20OpenOffice/Payrollyearto050409.ods'#$Nov08.$M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Nov08.$N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Nov08.$O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Nov08.$P$2]+['file:///C:/Users/Antony/diy/GB%20Accounts/GB%20Accounts%202009/GB%20Accounts%20Company%202009-05-31%20(May09)%20OpenOffice/Payrollyearto050409.ods'#$Nov08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Nov08.$T$2]" office:value-type="float" office:value="0">
            <text:p>0.00 </text:p>
          </table:table-cell>
          <table:table-cell/>
          <table:table-cell table:style-name="ce38"/>
          <table:covered-table-cell/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8-12-01">
            <text:p>Dec-08</text:p>
          </table:table-cell>
          <table:table-cell table:formula="of:=['file:///C:/Users/Antony/diy/GB%20Accounts/GB%20Accounts%202009/GB%20Accounts%20Company%202009-05-31%20(May09)%20OpenOffice/Payrollyearto050409.ods'#$Dec08.$M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Dec08.$N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Dec08.$O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Dec08.$P$2]+['file:///C:/Users/Antony/diy/GB%20Accounts/GB%20Accounts%202009/GB%20Accounts%20Company%202009-05-31%20(May09)%20OpenOffice/Payrollyearto050409.ods'#$Dec08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Dec08.$T$2]" office:value-type="float" office:value="0">
            <text:p>0.00 </text:p>
          </table:table-cell>
          <table:table-cell/>
          <table:table-cell table:style-name="ce38"/>
          <table:covered-table-cell/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9-01-01">
            <text:p>Jan-09</text:p>
          </table:table-cell>
          <table:table-cell table:formula="of:=['file:///C:/Users/Antony/diy/GB%20Accounts/GB%20Accounts%202009/GB%20Accounts%20Company%202009-05-31%20(May09)%20OpenOffice/Payrollyearto050409.ods'#$Jan09.$M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an09.$N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an09.$O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an09.$P$2]+['file:///C:/Users/Antony/diy/GB%20Accounts/GB%20Accounts%202009/GB%20Accounts%20Company%202009-05-31%20(May09)%20OpenOffice/Payrollyearto050409.ods'#$Jan09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Jan09.$T$2]" office:value-type="float" office:value="0">
            <text:p>0.00 </text:p>
          </table:table-cell>
          <table:table-cell/>
          <table:table-cell table:style-name="ce38"/>
          <table:covered-table-cell/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9-02-01">
            <text:p>Feb-09</text:p>
          </table:table-cell>
          <table:table-cell table:formula="of:=['file:///C:/Users/Antony/diy/GB%20Accounts/GB%20Accounts%202009/GB%20Accounts%20Company%202009-05-31%20(May09)%20OpenOffice/Payrollyearto050409.ods'#$Feb09.$M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Feb09.$N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Feb09.$O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Feb09.$P$2]+['file:///C:/Users/Antony/diy/GB%20Accounts/GB%20Accounts%202009/GB%20Accounts%20Company%202009-05-31%20(May09)%20OpenOffice/Payrollyearto050409.ods'#$Feb09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Feb09.$T$2]" office:value-type="float" office:value="0">
            <text:p>0.00 </text:p>
          </table:table-cell>
          <table:table-cell/>
          <table:table-cell table:style-name="ce38"/>
          <table:table-cell table:style-name="ce373" table:number-columns-spanned="1" table:number-rows-spanned="3"/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9-03-01">
            <text:p>Mar-09</text:p>
          </table:table-cell>
          <table:table-cell table:formula="of:=['file:///C:/Users/Antony/diy/GB%20Accounts/GB%20Accounts%202009/GB%20Accounts%20Company%202009-05-31%20(May09)%20OpenOffice/Payrollyearto050409.ods'#$Mar09.$M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Mar09.$N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Mar09.$O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Mar09.$P$2]+['file:///C:/Users/Antony/diy/GB%20Accounts/GB%20Accounts%202009/GB%20Accounts%20Company%202009-05-31%20(May09)%20OpenOffice/Payrollyearto050409.ods'#$Mar09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09.ods'#$Mar09.$T$2]" office:value-type="float" office:value="0">
            <text:p>0.00 </text:p>
          </table:table-cell>
          <table:table-cell/>
          <table:table-cell table:style-name="ce38"/>
          <table:covered-table-cell/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9-04-01">
            <text:p>Apr-09</text:p>
          </table:table-cell>
          <table:table-cell table:formula="of:=['file:///C:/Users/Antony/diy/GB%20Accounts/GB%20Accounts%202009/GB%20Accounts%20Company%202009-05-31%20(May09)%20OpenOffice/Payrollyearto050410.ods'#$Apr09.$M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Apr09.$N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Apr09.$O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Apr09.$P$2]+['file:///C:/Users/Antony/diy/GB%20Accounts/GB%20Accounts%202009/GB%20Accounts%20Company%202009-05-31%20(May09)%20OpenOffice/Payrollyearto050410.ods'#$Apr09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Apr09.$T$2]" office:value-type="float" office:value="0">
            <text:p>0.00 </text:p>
          </table:table-cell>
          <table:table-cell/>
          <table:table-cell table:style-name="ce38"/>
          <table:covered-table-cell/>
          <table:table-cell table:style-name="ce80"/>
          <table:table-cell table:number-columns-repeated="1012"/>
        </table:table-row>
        <table:table-row table:style-name="ro10">
          <table:table-cell table:style-name="ce362"/>
          <table:table-cell table:style-name="ce366" office:value-type="date" office:date-value="2009-05-01">
            <text:p>May-09</text:p>
          </table:table-cell>
          <table:table-cell table:formula="of:=['file:///C:/Users/Antony/diy/GB%20Accounts/GB%20Accounts%202009/GB%20Accounts%20Company%202009-05-31%20(May09)%20OpenOffice/Payrollyearto050410.ods'#$May09.$M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May09.$N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May09.$O$2]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May09.$P$2]+['file:///C:/Users/Antony/diy/GB%20Accounts/GB%20Accounts%202009/GB%20Accounts%20Company%202009-05-31%20(May09)%20OpenOffice/Payrollyearto050410.ods'#$May09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09/GB%20Accounts%20Company%202009-05-31%20(May09)%20OpenOffice/Payrollyearto050410.ods'#$May09.$T$2]" office:value-type="float" office:value="0">
            <text:p>0.00 </text:p>
          </table:table-cell>
          <table:table-cell/>
          <table:table-cell table:style-name="ce38" table:number-columns-repeated="2"/>
          <table:table-cell table:style-name="ce80"/>
          <table:table-cell table:number-columns-repeated="1012"/>
        </table:table-row>
        <table:table-row table:style-name="ro10">
          <table:table-cell table:style-name="ce363"/>
          <table:table-cell table:style-name="ce368"/>
          <table:table-cell table:style-name="ce370" table:number-columns-repeated="7"/>
          <table:table-cell table:style-name="ce372" table:number-columns-repeated="2"/>
          <table:table-cell table:style-name="ce82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1">
        <table:table-column table:style-name="co43" table:default-cell-style-name="ce40"/>
        <table:table-column table:style-name="co10" table:default-cell-style-name="ce384"/>
        <table:table-column table:style-name="co1" table:default-cell-style-name="ce386"/>
        <table:table-column table:style-name="co14" table:default-cell-style-name="ce75"/>
        <table:table-column table:style-name="co1" table:default-cell-style-name="ce393"/>
        <table:table-column table:style-name="co14" table:default-cell-style-name="ce75"/>
        <table:table-column table:style-name="co1" table:default-cell-style-name="ce75"/>
        <table:table-column table:style-name="co30" table:default-cell-style-name="ce402"/>
        <table:table-column table:style-name="co1" table:default-cell-style-name="ce75"/>
        <table:table-column table:style-name="co44" table:default-cell-style-name="ce75"/>
        <table:table-column table:style-name="co1" table:default-cell-style-name="ce75"/>
        <table:table-column table:style-name="co30" table:default-cell-style-name="ce75"/>
        <table:table-column table:style-name="co1" table:default-cell-style-name="ce75"/>
        <table:table-column table:style-name="co30" table:default-cell-style-name="ce406"/>
        <table:table-column table:style-name="co1" table:default-cell-style-name="ce75"/>
        <table:table-column table:style-name="co44" table:default-cell-style-name="ce75"/>
        <table:table-column table:style-name="co1" table:default-cell-style-name="ce75"/>
        <table:table-column table:style-name="co30" table:default-cell-style-name="ce407"/>
        <table:table-column table:style-name="co1" table:default-cell-style-name="ce75"/>
        <table:table-column table:style-name="co30" table:default-cell-style-name="ce406"/>
        <table:table-column table:style-name="co1" table:default-cell-style-name="ce75"/>
        <table:table-column table:style-name="co44" table:default-cell-style-name="ce75"/>
        <table:table-column table:style-name="co1" table:default-cell-style-name="ce75"/>
        <table:table-column table:style-name="co30" table:default-cell-style-name="ce407"/>
        <table:table-column table:style-name="co1" table:default-cell-style-name="ce75"/>
        <table:table-column table:style-name="co4" table:default-cell-style-name="ce75"/>
        <table:table-column table:style-name="co1" table:default-cell-style-name="ce75"/>
        <table:table-column table:style-name="co10" table:default-cell-style-name="ce75"/>
        <table:table-column table:style-name="co34" table:default-cell-style-name="ce40"/>
        <table:table-column table:style-name="co11" table:number-columns-repeated="3" table:default-cell-style-name="ce421"/>
        <table:table-column table:style-name="co45" table:default-cell-style-name="ce421"/>
        <table:table-column table:style-name="co37" table:default-cell-style-name="ce40"/>
        <table:table-column table:style-name="co6" table:number-columns-repeated="990" table:default-cell-style-name="ce40"/>
        <table:table-row table:style-name="ro11">
          <table:table-cell table:style-name="ce360"/>
          <table:table-cell table:style-name="ce376" table:number-columns-repeated="2"/>
          <table:table-cell table:style-name="ce387" table:number-columns-repeated="4"/>
          <table:table-cell table:style-name="ce39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387"/>
          <table:table-cell table:style-name="ce39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387"/>
          <table:table-cell table:style-name="ce408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10"/>
          <table:table-cell table:style-name="ce387" table:number-columns-repeated="3"/>
          <table:table-cell table:style-name="ce79"/>
          <table:table-cell table:style-name="ce418"/>
          <table:table-cell table:style-name="ce425" table:number-columns-repeated="3"/>
          <table:table-cell table:style-name="ce79"/>
          <table:table-cell table:number-columns-repeated="990"/>
        </table:table-row>
        <table:table-row table:style-name="ro46">
          <table:table-cell table:style-name="ce375"/>
          <table:table-cell table:style-name="ce377" office:value-type="string">
            <text:p>Date</text:p>
          </table:table-cell>
          <table:table-cell table:style-name="ce385"/>
          <table:table-cell table:style-name="ce388" office:value-type="string">
            <text:p>Calculated Stock value</text:p>
          </table:table-cell>
          <table:table-cell table:style-name="ce392"/>
          <table:table-cell table:style-name="ce388" office:value-type="string">
            <text:p>Direct Material BOUGHT</text:p>
          </table:table-cell>
          <table:table-cell table:style-name="ce392"/>
          <table:table-cell table:style-name="ce396" office:value-type="string">
            <text:p>Stock % Prod A</text:p>
          </table:table-cell>
          <table:table-cell table:style-name="ce392"/>
          <table:table-cell table:style-name="ce388" office:value-type="string">
            <text:p>Net Sales Product A</text:p>
          </table:table-cell>
          <table:table-cell table:style-name="ce392"/>
          <table:table-cell table:style-name="ce388" office:value-type="string">
            <text:p>Direct Material SOLD</text:p>
          </table:table-cell>
          <table:table-cell table:style-name="ce392"/>
          <table:table-cell table:style-name="ce396" office:value-type="string">
            <text:p>Stock % Prod B</text:p>
          </table:table-cell>
          <table:table-cell table:style-name="ce392"/>
          <table:table-cell table:style-name="ce388" office:value-type="string">
            <text:p>Net Sales Product B</text:p>
          </table:table-cell>
          <table:table-cell table:style-name="ce392"/>
          <table:table-cell table:style-name="ce388" office:value-type="string">
            <text:p>Direct Material SOLD</text:p>
          </table:table-cell>
          <table:table-cell table:style-name="ce392"/>
          <table:table-cell table:style-name="ce396" office:value-type="string">
            <text:p>Stock % Prod C</text:p>
          </table:table-cell>
          <table:table-cell table:style-name="ce392"/>
          <table:table-cell table:style-name="ce388" office:value-type="string">
            <text:p>Net Sales Product C</text:p>
          </table:table-cell>
          <table:table-cell table:style-name="ce392"/>
          <table:table-cell table:style-name="ce409" office:value-type="string">
            <text:p>Direct Material SOLD</text:p>
          </table:table-cell>
          <table:table-cell table:style-name="ce411"/>
          <table:table-cell table:style-name="ce388" office:value-type="string">
            <text:p>Stock Loss Adjustment</text:p>
          </table:table-cell>
          <table:table-cell table:style-name="ce392"/>
          <table:table-cell table:style-name="ce388" office:value-type="string">
            <text:p>ACTUAL STOCK VALUE</text:p>
          </table:table-cell>
          <table:table-cell table:style-name="ce417"/>
          <table:table-cell table:style-name="ce419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17"/>
          <table:table-cell table:style-name="ce429" table:number-columns-repeated="990"/>
        </table:table-row>
        <table:table-row table:style-name="ro10">
          <table:table-cell table:style-name="ce362"/>
          <table:table-cell table:style-name="ce378" table:number-columns-repeated="2"/>
          <table:table-cell table:style-name="ce389" table:number-columns-repeated="2"/>
          <table:table-cell table:style-name="ce394" table:number-columns-repeated="2"/>
          <table:table-cell table:style-name="ce397"/>
          <table:table-cell table:style-name="ce394" table:number-columns-repeated="3"/>
          <table:table-cell table:style-name="ce403"/>
          <table:table-cell table:style-name="ce394"/>
          <table:table-cell table:style-name="ce397"/>
          <table:table-cell table:style-name="ce394" table:number-columns-repeated="3"/>
          <table:table-cell table:style-name="ce403"/>
          <table:table-cell table:style-name="ce394"/>
          <table:table-cell table:style-name="ce397"/>
          <table:table-cell table:style-name="ce394" table:number-columns-repeated="4"/>
          <table:table-cell table:style-name="ce412"/>
          <table:table-cell table:style-name="ce394" table:number-columns-repeated="3"/>
          <table:table-cell table:style-name="ce80"/>
          <table:table-cell table:style-name="ce420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0"/>
          <table:table-cell table:number-columns-repeated="990"/>
        </table:table-row>
        <table:table-row table:style-name="ro11">
          <table:table-cell table:style-name="ce362"/>
          <table:table-cell table:style-name="ce379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394"/>
          <table:table-cell table:style-name="ce398" office:value-type="percentage" office:value="0">
            <text:p>0%</text:p>
          </table:table-cell>
          <table:table-cell table:style-name="ce394" table:number-columns-repeated="3"/>
          <table:table-cell table:style-name="ce403"/>
          <table:table-cell table:style-name="ce394"/>
          <table:table-cell table:style-name="ce398" office:value-type="percentage" office:value="0">
            <text:p>0%</text:p>
          </table:table-cell>
          <table:table-cell table:style-name="ce394" table:number-columns-repeated="3"/>
          <table:table-cell table:style-name="ce403"/>
          <table:table-cell table:style-name="ce394"/>
          <table:table-cell table:style-name="ce398" office:value-type="percentage" office:value="0">
            <text:p>0%</text:p>
          </table:table-cell>
          <table:table-cell table:style-name="ce394" table:number-columns-repeated="4"/>
          <table:table-cell table:style-name="ce412"/>
          <table:table-cell table:style-name="ce394" table:number-columns-repeated="3"/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10">
          <table:table-cell table:style-name="ce362"/>
          <table:table-cell table:style-name="ce380" table:number-columns-repeated="2"/>
          <table:table-cell table:style-name="ce72" table:number-columns-repeated="4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4"/>
          <table:table-cell table:style-name="ce413"/>
          <table:table-cell table:style-name="ce72" table:number-columns-repeated="3"/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10">
          <table:table-cell table:style-name="ce362"/>
          <table:table-cell table:style-name="ce381" office:value-type="date" office:date-value="2008-06-01">
            <text:p>01-Jun-08</text:p>
          </table:table-cell>
          <table:table-cell table:style-name="ce382"/>
          <table:table-cell table:style-name="ce390" table:formula="of:=[$OpenAccounts.$E$15]" office:value-type="float" office:value="0">
            <text:p>0 </text:p>
          </table:table-cell>
          <table:table-cell table:style-name="ce391"/>
          <table:table-cell table:style-name="ce72" table:number-columns-repeated="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4"/>
          <table:table-cell table:style-name="ce413"/>
          <table:table-cell table:style-name="ce72"/>
          <table:table-cell table:style-name="ce72"/>
          <table:table-cell table:style-name="ce415" table:formula="of:=[$OpenAccounts.$E$15]" office:value-type="float" office:value="0">
            <text:p>0 </text:p>
          </table:table-cell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10">
          <table:table-cell table:style-name="ce362"/>
          <table:table-cell table:style-name="ce382" table:number-columns-repeated="2"/>
          <table:table-cell table:style-name="ce391" table:number-columns-repeated="2"/>
          <table:table-cell table:style-name="ce72" table:number-columns-repeated="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4"/>
          <table:table-cell table:style-name="ce413"/>
          <table:table-cell table:style-name="ce72" table:number-columns-repeated="3"/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10">
          <table:table-cell table:style-name="ce362"/>
          <table:table-cell table:style-name="ce381" office:value-type="date" office:date-value="2008-06-30">
            <text:p>30-Jun-08</text:p>
          </table:table-cell>
          <table:table-cell table:style-name="ce382"/>
          <table:table-cell table:style-name="ce390" table:formula="of:=[.D6]+[.F8]-[.L8]-[.R8]-[.X8]+[.Z6]" office:value-type="float" office:value="0">
            <text:p>0 </text:p>
          </table:table-cell>
          <table:table-cell table:style-name="ce391"/>
          <table:table-cell table:style-name="ce72" table:formula="of:=IF(([.H$4]+[.N$4]+[.T$4])=0;0;['file:///C:/Users/Antony/diy/GB%20Accounts/GB%20Accounts%202009/GB%20Accounts%20Company%202009-05-31%20(May09)%20OpenOffice/Purchases.ods'#$Jun08.O$1])" office:value-type="float" office:value="0">
            <text:p>0 </text:p>
          </table:table-cell>
          <table:table-cell table:style-name="ce72"/>
          <table:table-cell table:style-name="ce400" table:formula="of:=[.H4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Jun08.$O$1]" office:value-type="float" office:value="0">
            <text:p>0 </text:p>
          </table:table-cell>
          <table:table-cell table:style-name="ce72"/>
          <table:table-cell table:style-name="ce404" table:formula="of:=[.J8]*[.H8]" office:value-type="float" office:value="0">
            <text:p>0 </text:p>
          </table:table-cell>
          <table:table-cell table:style-name="ce72"/>
          <table:table-cell table:style-name="ce400" table:formula="of:=[.N4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Jun08.$P$1]" office:value-type="float" office:value="0">
            <text:p>0 </text:p>
          </table:table-cell>
          <table:table-cell table:style-name="ce72"/>
          <table:table-cell table:style-name="ce404" table:formula="of:=[.P8]*[.N8]" office:value-type="float" office:value="0">
            <text:p>0 </text:p>
          </table:table-cell>
          <table:table-cell table:style-name="ce72"/>
          <table:table-cell table:style-name="ce400" table:formula="of:=[.T4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Jun08.$Q$1]" office:value-type="float" office:value="0">
            <text:p>0 </text:p>
          </table:table-cell>
          <table:table-cell table:style-name="ce72"/>
          <table:table-cell table:style-name="ce72" table:formula="of:=[.V8]*[.T8]" office:value-type="float" office:value="0">
            <text:p>0 </text:p>
          </table:table-cell>
          <table:table-cell table:style-name="ce413"/>
          <table:table-cell table:style-name="ce72" table:formula="of:=IF([.AB8]&lt;&gt;[.D8];[.AB8]-[.D8];0)" office:value-type="float" office:value="0">
            <text:p>0 </text:p>
          </table:table-cell>
          <table:table-cell table:style-name="ce72"/>
          <table:table-cell table:style-name="ce416" table:formula="of:=[.AB6]+[.F8]-[.L8]-[.R8]-[.X8]" office:value-type="float" office:value="0">
            <text:p>0 </text:p>
          </table:table-cell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10">
          <table:table-cell table:style-name="ce362"/>
          <table:table-cell table:style-name="ce382" table:number-columns-repeated="2"/>
          <table:table-cell table:style-name="ce391" table:number-columns-repeated="2"/>
          <table:table-cell table:style-name="ce72" table:number-columns-repeated="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4"/>
          <table:table-cell table:style-name="ce413"/>
          <table:table-cell table:style-name="ce72" table:number-columns-repeated="3"/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4">
          <table:table-cell table:style-name="ce362"/>
          <table:table-cell table:style-name="ce381" office:value-type="date" office:date-value="2008-07-31">
            <text:p>31-Jul-08</text:p>
          </table:table-cell>
          <table:table-cell table:style-name="ce382"/>
          <table:table-cell table:style-name="ce390" table:formula="of:=[.D8]+[.F10]-[.L10]-[.R10]-[.X10]+[.Z8]" office:value-type="float" office:value="0">
            <text:p>0 </text:p>
          </table:table-cell>
          <table:table-cell table:style-name="ce391"/>
          <table:table-cell table:style-name="ce72" table:formula="of:=IF(([.H$4]+[.N$4]+[.T$4])=0;0;['file:///C:/Users/Antony/diy/GB%20Accounts/GB%20Accounts%202009/GB%20Accounts%20Company%202009-05-31%20(May09)%20OpenOffice/Purchases.ods'#$Jul08.O$1])" office:value-type="float" office:value="0">
            <text:p>0 </text:p>
          </table:table-cell>
          <table:table-cell table:style-name="ce72"/>
          <table:table-cell table:style-name="ce400" table:formula="of:=[.H8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Jul08.$O$1]" office:value-type="float" office:value="0">
            <text:p>0 </text:p>
          </table:table-cell>
          <table:table-cell table:style-name="ce72"/>
          <table:table-cell table:style-name="ce404" table:formula="of:=[.J10]*[.H10]" office:value-type="float" office:value="0">
            <text:p>0 </text:p>
          </table:table-cell>
          <table:table-cell table:style-name="ce72"/>
          <table:table-cell table:style-name="ce400" table:formula="of:=[.N8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Jul08.$P$1]" office:value-type="float" office:value="0">
            <text:p>0 </text:p>
          </table:table-cell>
          <table:table-cell table:style-name="ce72"/>
          <table:table-cell table:style-name="ce404" table:formula="of:=[.P10]*[.N10]" office:value-type="float" office:value="0">
            <text:p>0 </text:p>
          </table:table-cell>
          <table:table-cell table:style-name="ce72"/>
          <table:table-cell table:style-name="ce400" table:formula="of:=[.T8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Jul08.$Q$1]" office:value-type="float" office:value="0">
            <text:p>0 </text:p>
          </table:table-cell>
          <table:table-cell table:style-name="ce72"/>
          <table:table-cell table:style-name="ce72" table:formula="of:=[.V10]*[.T10]" office:value-type="float" office:value="0">
            <text:p>0 </text:p>
          </table:table-cell>
          <table:table-cell table:style-name="ce413"/>
          <table:table-cell table:style-name="ce72" table:formula="of:=IF([.AB10]&lt;&gt;[.D10];[.AB10]-[.D10];0)" office:value-type="float" office:value="0">
            <text:p>0 </text:p>
          </table:table-cell>
          <table:table-cell table:style-name="ce72"/>
          <table:table-cell table:style-name="ce416" table:formula="of:=[.AB8]+[.F10]-[.L10]-[.R10]-[.X10]" office:value-type="float" office:value="0">
            <text:p>0 </text:p>
          </table:table-cell>
          <table:table-cell table:style-name="ce80"/>
          <table:table-cell table:style-name="ce422"/>
          <table:table-cell table:style-name="ce426" table:number-columns-repeated="3"/>
          <table:table-cell table:style-name="ce80"/>
          <table:table-cell table:number-columns-repeated="990"/>
        </table:table-row>
        <table:table-row table:style-name="ro10">
          <table:table-cell table:style-name="ce362"/>
          <table:table-cell table:style-name="ce382" table:number-columns-repeated="2"/>
          <table:table-cell table:style-name="ce391" table:number-columns-repeated="2"/>
          <table:table-cell table:style-name="ce72" table:number-columns-repeated="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4"/>
          <table:table-cell table:style-name="ce413"/>
          <table:table-cell table:style-name="ce72" table:number-columns-repeated="3"/>
          <table:table-cell table:style-name="ce80"/>
          <table:table-cell table:style-name="ce420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0"/>
          <table:table-cell table:number-columns-repeated="990"/>
        </table:table-row>
        <table:table-row table:style-name="ro10">
          <table:table-cell table:style-name="ce362"/>
          <table:table-cell table:style-name="ce381" office:value-type="date" office:date-value="2008-08-31">
            <text:p>31-Aug-08</text:p>
          </table:table-cell>
          <table:table-cell table:style-name="ce382"/>
          <table:table-cell table:style-name="ce390" table:formula="of:=[.D10]+[.F12]-[.L12]-[.R12]-[.X12]+[.Z10]" office:value-type="float" office:value="0">
            <text:p>0 </text:p>
          </table:table-cell>
          <table:table-cell table:style-name="ce391"/>
          <table:table-cell table:style-name="ce72" table:formula="of:=IF(([.H$4]+[.N$4]+[.T$4])=0;0;['file:///C:/Users/Antony/diy/GB%20Accounts/GB%20Accounts%202009/GB%20Accounts%20Company%202009-05-31%20(May09)%20OpenOffice/Purchases.ods'#$Aug08.O$1])" office:value-type="float" office:value="0">
            <text:p>0 </text:p>
          </table:table-cell>
          <table:table-cell table:style-name="ce72"/>
          <table:table-cell table:style-name="ce400" table:formula="of:=[.H10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Aug08.$O$1]" office:value-type="float" office:value="0">
            <text:p>0 </text:p>
          </table:table-cell>
          <table:table-cell table:style-name="ce72"/>
          <table:table-cell table:style-name="ce404" table:formula="of:=[.J12]*[.H12]" office:value-type="float" office:value="0">
            <text:p>0 </text:p>
          </table:table-cell>
          <table:table-cell table:style-name="ce72"/>
          <table:table-cell table:style-name="ce400" table:formula="of:=[.N10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Aug08.$P$1]" office:value-type="float" office:value="0">
            <text:p>0 </text:p>
          </table:table-cell>
          <table:table-cell table:style-name="ce72"/>
          <table:table-cell table:style-name="ce404" table:formula="of:=[.P12]*[.N12]" office:value-type="float" office:value="0">
            <text:p>0 </text:p>
          </table:table-cell>
          <table:table-cell table:style-name="ce72"/>
          <table:table-cell table:style-name="ce400" table:formula="of:=[.T10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Aug08.$Q$1]" office:value-type="float" office:value="0">
            <text:p>0 </text:p>
          </table:table-cell>
          <table:table-cell table:style-name="ce72"/>
          <table:table-cell table:style-name="ce72" table:formula="of:=[.V12]*[.T12]" office:value-type="float" office:value="0">
            <text:p>0 </text:p>
          </table:table-cell>
          <table:table-cell table:style-name="ce413"/>
          <table:table-cell table:style-name="ce72" table:formula="of:=IF([.AB12]&lt;&gt;[.D12];[.AB12]-[.D12];0)" office:value-type="float" office:value="0">
            <text:p>0 </text:p>
          </table:table-cell>
          <table:table-cell table:style-name="ce72"/>
          <table:table-cell table:style-name="ce416" table:formula="of:=[.AB10]+[.F12]-[.L12]-[.R12]-[.X12]" office:value-type="float" office:value="0">
            <text:p>0 </text:p>
          </table:table-cell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10">
          <table:table-cell table:style-name="ce362"/>
          <table:table-cell table:style-name="ce382" table:number-columns-repeated="2"/>
          <table:table-cell table:style-name="ce391" table:number-columns-repeated="2"/>
          <table:table-cell table:style-name="ce72" table:number-columns-repeated="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4"/>
          <table:table-cell table:style-name="ce413"/>
          <table:table-cell table:style-name="ce72" table:number-columns-repeated="3"/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8">
          <table:table-cell table:style-name="ce362"/>
          <table:table-cell table:style-name="ce381" office:value-type="date" office:date-value="2008-09-30">
            <text:p>30-Sep-08</text:p>
          </table:table-cell>
          <table:table-cell table:style-name="ce382"/>
          <table:table-cell table:style-name="ce390" table:formula="of:=[.D12]+[.F14]-[.L14]-[.R14]-[.X14]+[.Z12]" office:value-type="float" office:value="0">
            <text:p>0 </text:p>
          </table:table-cell>
          <table:table-cell table:style-name="ce391"/>
          <table:table-cell table:style-name="ce72" table:formula="of:=IF(([.H$4]+[.N$4]+[.T$4])=0;0;['file:///C:/Users/Antony/diy/GB%20Accounts/GB%20Accounts%202009/GB%20Accounts%20Company%202009-05-31%20(May09)%20OpenOffice/Purchases.ods'#$Sep08.O$1])" office:value-type="float" office:value="0">
            <text:p>0 </text:p>
          </table:table-cell>
          <table:table-cell table:style-name="ce72"/>
          <table:table-cell table:style-name="ce400" table:formula="of:=[.H12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Sep08.$O$1]" office:value-type="float" office:value="0">
            <text:p>0 </text:p>
          </table:table-cell>
          <table:table-cell table:style-name="ce72"/>
          <table:table-cell table:style-name="ce404" table:formula="of:=[.J14]*[.H14]" office:value-type="float" office:value="0">
            <text:p>0 </text:p>
          </table:table-cell>
          <table:table-cell table:style-name="ce72"/>
          <table:table-cell table:style-name="ce400" table:formula="of:=[.N12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Sep08.$P$1]" office:value-type="float" office:value="0">
            <text:p>0 </text:p>
          </table:table-cell>
          <table:table-cell table:style-name="ce72"/>
          <table:table-cell table:style-name="ce404" table:formula="of:=[.P14]*[.N14]" office:value-type="float" office:value="0">
            <text:p>0 </text:p>
          </table:table-cell>
          <table:table-cell table:style-name="ce72"/>
          <table:table-cell table:style-name="ce400" table:formula="of:=[.T12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Sep08.$Q$1]" office:value-type="float" office:value="0">
            <text:p>0 </text:p>
          </table:table-cell>
          <table:table-cell table:style-name="ce72"/>
          <table:table-cell table:style-name="ce72" table:formula="of:=[.V14]*[.T14]" office:value-type="float" office:value="0">
            <text:p>0 </text:p>
          </table:table-cell>
          <table:table-cell table:style-name="ce413"/>
          <table:table-cell table:style-name="ce72" table:formula="of:=IF([.AB14]&lt;&gt;[.D14];[.AB14]-[.D14];0)" office:value-type="float" office:value="0">
            <text:p>0 </text:p>
          </table:table-cell>
          <table:table-cell table:style-name="ce72"/>
          <table:table-cell table:style-name="ce416" table:formula="of:=[.AB12]+[.F14]-[.L14]-[.R14]-[.X14]" office:value-type="float" office:value="0">
            <text:p>0 </text:p>
          </table:table-cell>
          <table:table-cell table:style-name="ce80"/>
          <table:table-cell table:style-name="ce423"/>
          <table:table-cell table:style-name="ce427" table:number-columns-repeated="3"/>
          <table:table-cell table:style-name="ce80"/>
          <table:table-cell table:number-columns-repeated="990"/>
        </table:table-row>
        <table:table-row table:style-name="ro8">
          <table:table-cell table:style-name="ce362"/>
          <table:table-cell table:style-name="ce382" table:number-columns-repeated="2"/>
          <table:table-cell table:style-name="ce391" table:number-columns-repeated="2"/>
          <table:table-cell table:style-name="ce72" table:number-columns-repeated="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4"/>
          <table:table-cell table:style-name="ce413"/>
          <table:table-cell table:style-name="ce72" table:number-columns-repeated="3"/>
          <table:table-cell table:style-name="ce80"/>
          <table:table-cell table:style-name="ce420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80"/>
          <table:table-cell table:number-columns-repeated="990"/>
        </table:table-row>
        <table:table-row table:style-name="ro8">
          <table:table-cell table:style-name="ce362"/>
          <table:table-cell table:style-name="ce381" office:value-type="date" office:date-value="2008-10-31">
            <text:p>31-Oct-08</text:p>
          </table:table-cell>
          <table:table-cell table:style-name="ce382"/>
          <table:table-cell table:style-name="ce390" table:formula="of:=[.D14]+[.F16]-[.L16]-[.R16]-[.X16]+[.Z14]" office:value-type="float" office:value="0">
            <text:p>0 </text:p>
          </table:table-cell>
          <table:table-cell table:style-name="ce391"/>
          <table:table-cell table:style-name="ce72" table:formula="of:=IF(([.H$4]+[.N$4]+[.T$4])=0;0;['file:///C:/Users/Antony/diy/GB%20Accounts/GB%20Accounts%202009/GB%20Accounts%20Company%202009-05-31%20(May09)%20OpenOffice/Purchases.ods'#$Oct08.O$1])" office:value-type="float" office:value="0">
            <text:p>0 </text:p>
          </table:table-cell>
          <table:table-cell table:style-name="ce72"/>
          <table:table-cell table:style-name="ce400" table:formula="of:=[.H14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Oct08.$O$1]" office:value-type="float" office:value="0">
            <text:p>0 </text:p>
          </table:table-cell>
          <table:table-cell table:style-name="ce72"/>
          <table:table-cell table:style-name="ce404" table:formula="of:=[.J16]*[.H16]" office:value-type="float" office:value="0">
            <text:p>0 </text:p>
          </table:table-cell>
          <table:table-cell table:style-name="ce72"/>
          <table:table-cell table:style-name="ce400" table:formula="of:=[.N14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Oct08.$P$1]" office:value-type="float" office:value="0">
            <text:p>0 </text:p>
          </table:table-cell>
          <table:table-cell table:style-name="ce72"/>
          <table:table-cell table:style-name="ce404" table:formula="of:=[.P16]*[.N16]" office:value-type="float" office:value="0">
            <text:p>0 </text:p>
          </table:table-cell>
          <table:table-cell table:style-name="ce72"/>
          <table:table-cell table:style-name="ce400" table:formula="of:=[.T14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Oct08.$Q$1]" office:value-type="float" office:value="0">
            <text:p>0 </text:p>
          </table:table-cell>
          <table:table-cell table:style-name="ce72"/>
          <table:table-cell table:style-name="ce72" table:formula="of:=[.V16]*[.T16]" office:value-type="float" office:value="0">
            <text:p>0 </text:p>
          </table:table-cell>
          <table:table-cell table:style-name="ce413"/>
          <table:table-cell table:style-name="ce72" table:formula="of:=IF([.AB16]&lt;&gt;[.D16];[.AB16]-[.D16];0)" office:value-type="float" office:value="0">
            <text:p>0 </text:p>
          </table:table-cell>
          <table:table-cell table:style-name="ce72"/>
          <table:table-cell table:style-name="ce416" table:formula="of:=[.AB14]+[.F16]-[.L16]-[.R16]-[.X16]" office:value-type="float" office:value="0">
            <text:p>0 </text:p>
          </table:table-cell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8">
          <table:table-cell table:style-name="ce362"/>
          <table:table-cell table:style-name="ce382" table:number-columns-repeated="2"/>
          <table:table-cell table:style-name="ce391" table:number-columns-repeated="2"/>
          <table:table-cell table:style-name="ce72" table:number-columns-repeated="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4"/>
          <table:table-cell table:style-name="ce413"/>
          <table:table-cell table:style-name="ce72" table:number-columns-repeated="3"/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8">
          <table:table-cell table:style-name="ce362"/>
          <table:table-cell table:style-name="ce381" office:value-type="date" office:date-value="2008-11-30">
            <text:p>30-Nov-08</text:p>
          </table:table-cell>
          <table:table-cell table:style-name="ce382"/>
          <table:table-cell table:style-name="ce390" table:formula="of:=[.D16]+[.F18]-[.L18]-[.R18]-[.X18]+[.Z16]" office:value-type="float" office:value="0">
            <text:p>0 </text:p>
          </table:table-cell>
          <table:table-cell table:style-name="ce391"/>
          <table:table-cell table:style-name="ce72" table:formula="of:=IF(([.H$4]+[.N$4]+[.T$4])=0;0;['file:///C:/Users/Antony/diy/GB%20Accounts/GB%20Accounts%202009/GB%20Accounts%20Company%202009-05-31%20(May09)%20OpenOffice/Purchases.ods'#$Nov08.O$1])" office:value-type="float" office:value="0">
            <text:p>0 </text:p>
          </table:table-cell>
          <table:table-cell table:style-name="ce72"/>
          <table:table-cell table:style-name="ce400" table:formula="of:=[.H16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Nov08.$O$1]" office:value-type="float" office:value="0">
            <text:p>0 </text:p>
          </table:table-cell>
          <table:table-cell table:style-name="ce72"/>
          <table:table-cell table:style-name="ce404" table:formula="of:=[.J18]*[.H18]" office:value-type="float" office:value="0">
            <text:p>0 </text:p>
          </table:table-cell>
          <table:table-cell table:style-name="ce72"/>
          <table:table-cell table:style-name="ce400" table:formula="of:=[.N16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Nov08.$P$1]" office:value-type="float" office:value="0">
            <text:p>0 </text:p>
          </table:table-cell>
          <table:table-cell table:style-name="ce72"/>
          <table:table-cell table:style-name="ce404" table:formula="of:=[.P18]*[.N18]" office:value-type="float" office:value="0">
            <text:p>0 </text:p>
          </table:table-cell>
          <table:table-cell table:style-name="ce72"/>
          <table:table-cell table:style-name="ce400" table:formula="of:=[.T16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Nov08.$Q$1]" office:value-type="float" office:value="0">
            <text:p>0 </text:p>
          </table:table-cell>
          <table:table-cell table:style-name="ce72"/>
          <table:table-cell table:style-name="ce72" table:formula="of:=[.V18]*[.T18]" office:value-type="float" office:value="0">
            <text:p>0 </text:p>
          </table:table-cell>
          <table:table-cell table:style-name="ce413"/>
          <table:table-cell table:style-name="ce72" table:formula="of:=IF([.AB18]&lt;&gt;[.D18];[.AB18]-[.D18];0)" office:value-type="float" office:value="0">
            <text:p>0 </text:p>
          </table:table-cell>
          <table:table-cell table:style-name="ce72"/>
          <table:table-cell table:style-name="ce416" table:formula="of:=[.AB16]+[.F18]-[.L18]-[.R18]-[.X18]" office:value-type="float" office:value="0">
            <text:p>0 </text:p>
          </table:table-cell>
          <table:table-cell table:style-name="ce80"/>
          <table:table-cell table:style-name="ce423"/>
          <table:table-cell table:style-name="ce427" table:number-columns-repeated="3"/>
          <table:table-cell table:style-name="ce80"/>
          <table:table-cell table:number-columns-repeated="990"/>
        </table:table-row>
        <table:table-row table:style-name="ro8">
          <table:table-cell table:style-name="ce362"/>
          <table:table-cell table:style-name="ce382" table:number-columns-repeated="2"/>
          <table:table-cell table:style-name="ce391" table:number-columns-repeated="2"/>
          <table:table-cell table:style-name="ce72" table:number-columns-repeated="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4"/>
          <table:table-cell table:style-name="ce413"/>
          <table:table-cell table:style-name="ce72" table:number-columns-repeated="3"/>
          <table:table-cell table:style-name="ce80"/>
          <table:table-cell table:style-name="ce420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0"/>
          <table:table-cell table:number-columns-repeated="990"/>
        </table:table-row>
        <table:table-row table:style-name="ro8">
          <table:table-cell table:style-name="ce362"/>
          <table:table-cell table:style-name="ce381" office:value-type="date" office:date-value="2008-12-31">
            <text:p>31-Dec-08</text:p>
          </table:table-cell>
          <table:table-cell table:style-name="ce382"/>
          <table:table-cell table:style-name="ce390" table:formula="of:=[.D18]+[.F20]-[.L20]-[.R20]-[.X20]+[.Z18]" office:value-type="float" office:value="0">
            <text:p>0 </text:p>
          </table:table-cell>
          <table:table-cell table:style-name="ce391"/>
          <table:table-cell table:style-name="ce72" table:formula="of:=IF(([.H$4]+[.N$4]+[.T$4])=0;0;['file:///C:/Users/Antony/diy/GB%20Accounts/GB%20Accounts%202009/GB%20Accounts%20Company%202009-05-31%20(May09)%20OpenOffice/Purchases.ods'#$Dec08.O$1])" office:value-type="float" office:value="0">
            <text:p>0 </text:p>
          </table:table-cell>
          <table:table-cell table:style-name="ce72"/>
          <table:table-cell table:style-name="ce400" table:formula="of:=[.H18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Dec08.$O$1]" office:value-type="float" office:value="0">
            <text:p>0 </text:p>
          </table:table-cell>
          <table:table-cell table:style-name="ce72"/>
          <table:table-cell table:style-name="ce404" table:formula="of:=[.J20]*[.H20]" office:value-type="float" office:value="0">
            <text:p>0 </text:p>
          </table:table-cell>
          <table:table-cell table:style-name="ce72"/>
          <table:table-cell table:style-name="ce400" table:formula="of:=[.N18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Dec08.$P$1]" office:value-type="float" office:value="0">
            <text:p>0 </text:p>
          </table:table-cell>
          <table:table-cell table:style-name="ce72"/>
          <table:table-cell table:style-name="ce404" table:formula="of:=[.P20]*[.N20]" office:value-type="float" office:value="0">
            <text:p>0 </text:p>
          </table:table-cell>
          <table:table-cell table:style-name="ce72"/>
          <table:table-cell table:style-name="ce400" table:formula="of:=[.T18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Dec08.$Q$1]" office:value-type="float" office:value="0">
            <text:p>0 </text:p>
          </table:table-cell>
          <table:table-cell table:style-name="ce72"/>
          <table:table-cell table:style-name="ce72" table:formula="of:=[.V20]*[.T20]" office:value-type="float" office:value="0">
            <text:p>0 </text:p>
          </table:table-cell>
          <table:table-cell table:style-name="ce413"/>
          <table:table-cell table:style-name="ce72" table:formula="of:=IF([.AB20]&lt;&gt;[.D20];[.AB20]-[.D20];0)" office:value-type="float" office:value="0">
            <text:p>0 </text:p>
          </table:table-cell>
          <table:table-cell table:style-name="ce72"/>
          <table:table-cell table:style-name="ce416" table:formula="of:=[.AB18]+[.F20]-[.L20]-[.R20]-[.X20]" office:value-type="float" office:value="0">
            <text:p>0 </text:p>
          </table:table-cell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8">
          <table:table-cell table:style-name="ce362"/>
          <table:table-cell table:style-name="ce382" table:number-columns-repeated="2"/>
          <table:table-cell table:style-name="ce391" table:number-columns-repeated="2"/>
          <table:table-cell table:style-name="ce72" table:number-columns-repeated="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4"/>
          <table:table-cell table:style-name="ce413"/>
          <table:table-cell table:style-name="ce72" table:number-columns-repeated="3"/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8">
          <table:table-cell table:style-name="ce362"/>
          <table:table-cell table:style-name="ce381" office:value-type="date" office:date-value="2009-01-31">
            <text:p>31-Jan-09</text:p>
          </table:table-cell>
          <table:table-cell table:style-name="ce382"/>
          <table:table-cell table:style-name="ce390" table:formula="of:=[.D20]+[.F22]-[.L22]-[.R22]-[.X22]+[.Z20]" office:value-type="float" office:value="0">
            <text:p>0 </text:p>
          </table:table-cell>
          <table:table-cell table:style-name="ce391"/>
          <table:table-cell table:style-name="ce72" table:formula="of:=IF(([.H$4]+[.N$4]+[.T$4])=0;0;['file:///C:/Users/Antony/diy/GB%20Accounts/GB%20Accounts%202009/GB%20Accounts%20Company%202009-05-31%20(May09)%20OpenOffice/Purchases.ods'#$Jan09.O$1])" office:value-type="float" office:value="0">
            <text:p>0 </text:p>
          </table:table-cell>
          <table:table-cell table:style-name="ce72"/>
          <table:table-cell table:style-name="ce400" table:formula="of:=[.H20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Jan09.$O$1]" office:value-type="float" office:value="0">
            <text:p>0 </text:p>
          </table:table-cell>
          <table:table-cell table:style-name="ce72"/>
          <table:table-cell table:style-name="ce404" table:formula="of:=[.J22]*[.H22]" office:value-type="float" office:value="0">
            <text:p>0 </text:p>
          </table:table-cell>
          <table:table-cell table:style-name="ce72"/>
          <table:table-cell table:style-name="ce400" table:formula="of:=[.N20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Jan09.$P$1]" office:value-type="float" office:value="0">
            <text:p>0 </text:p>
          </table:table-cell>
          <table:table-cell table:style-name="ce72"/>
          <table:table-cell table:style-name="ce404" table:formula="of:=[.P22]*[.N22]" office:value-type="float" office:value="0">
            <text:p>0 </text:p>
          </table:table-cell>
          <table:table-cell table:style-name="ce72"/>
          <table:table-cell table:style-name="ce400" table:formula="of:=[.T20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Jan09.$Q$1]" office:value-type="float" office:value="0">
            <text:p>0 </text:p>
          </table:table-cell>
          <table:table-cell table:style-name="ce72"/>
          <table:table-cell table:style-name="ce72" table:formula="of:=[.V22]*[.T22]" office:value-type="float" office:value="0">
            <text:p>0 </text:p>
          </table:table-cell>
          <table:table-cell table:style-name="ce413"/>
          <table:table-cell table:style-name="ce72" table:formula="of:=IF([.AB22]&lt;&gt;[.D22];[.AB22]-[.D22];0)" office:value-type="float" office:value="0">
            <text:p>0 </text:p>
          </table:table-cell>
          <table:table-cell table:style-name="ce72"/>
          <table:table-cell table:style-name="ce416" table:formula="of:=[.AB20]+[.F22]-[.L22]-[.R22]-[.X22]" office:value-type="float" office:value="0">
            <text:p>0 </text:p>
          </table:table-cell>
          <table:table-cell table:style-name="ce80"/>
          <table:table-cell table:style-name="ce423"/>
          <table:table-cell table:style-name="ce427" table:number-columns-repeated="3"/>
          <table:table-cell table:style-name="ce80"/>
          <table:table-cell table:number-columns-repeated="990"/>
        </table:table-row>
        <table:table-row table:style-name="ro10">
          <table:table-cell table:style-name="ce362"/>
          <table:table-cell table:style-name="ce382" table:number-columns-repeated="2"/>
          <table:table-cell table:style-name="ce391" table:number-columns-repeated="2"/>
          <table:table-cell table:style-name="ce72" table:number-columns-repeated="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4"/>
          <table:table-cell table:style-name="ce413"/>
          <table:table-cell table:style-name="ce72" table:number-columns-repeated="3"/>
          <table:table-cell table:style-name="ce80"/>
          <table:table-cell table:style-name="ce420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0"/>
          <table:table-cell table:number-columns-repeated="990"/>
        </table:table-row>
        <table:table-row table:style-name="ro10">
          <table:table-cell table:style-name="ce362"/>
          <table:table-cell table:style-name="ce381" office:value-type="date" office:date-value="2009-02-28">
            <text:p>28-Feb-09</text:p>
          </table:table-cell>
          <table:table-cell table:style-name="ce382"/>
          <table:table-cell table:style-name="ce390" table:formula="of:=[.D22]+[.F24]-[.L24]-[.R24]-[.X24]+[.Z22]" office:value-type="float" office:value="0">
            <text:p>0 </text:p>
          </table:table-cell>
          <table:table-cell table:style-name="ce391"/>
          <table:table-cell table:style-name="ce72" table:formula="of:=IF(([.H$4]+[.N$4]+[.T$4])=0;0;['file:///C:/Users/Antony/diy/GB%20Accounts/GB%20Accounts%202009/GB%20Accounts%20Company%202009-05-31%20(May09)%20OpenOffice/Purchases.ods'#$Feb09.O$1])" office:value-type="float" office:value="0">
            <text:p>0 </text:p>
          </table:table-cell>
          <table:table-cell table:style-name="ce72"/>
          <table:table-cell table:style-name="ce400" table:formula="of:=[.H22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Feb09.$O$1]" office:value-type="float" office:value="0">
            <text:p>0 </text:p>
          </table:table-cell>
          <table:table-cell table:style-name="ce72"/>
          <table:table-cell table:style-name="ce404" table:formula="of:=[.J24]*[.H24]" office:value-type="float" office:value="0">
            <text:p>0 </text:p>
          </table:table-cell>
          <table:table-cell table:style-name="ce72"/>
          <table:table-cell table:style-name="ce400" table:formula="of:=[.N22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Feb09.$P$1]" office:value-type="float" office:value="0">
            <text:p>0 </text:p>
          </table:table-cell>
          <table:table-cell table:style-name="ce72"/>
          <table:table-cell table:style-name="ce404" table:formula="of:=[.P24]*[.N24]" office:value-type="float" office:value="0">
            <text:p>0 </text:p>
          </table:table-cell>
          <table:table-cell table:style-name="ce72"/>
          <table:table-cell table:style-name="ce400" table:formula="of:=[.T22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Feb09.$Q$1]" office:value-type="float" office:value="0">
            <text:p>0 </text:p>
          </table:table-cell>
          <table:table-cell table:style-name="ce72"/>
          <table:table-cell table:style-name="ce72" table:formula="of:=[.V24]*[.T24]" office:value-type="float" office:value="0">
            <text:p>0 </text:p>
          </table:table-cell>
          <table:table-cell table:style-name="ce413"/>
          <table:table-cell table:style-name="ce72" table:formula="of:=IF([.AB24]&lt;&gt;[.D24];[.AB24]-[.D24];0)" office:value-type="float" office:value="0">
            <text:p>0 </text:p>
          </table:table-cell>
          <table:table-cell table:style-name="ce72"/>
          <table:table-cell table:style-name="ce416" table:formula="of:=[.AB22]+[.F24]-[.L24]-[.R24]-[.X24]" office:value-type="float" office:value="0">
            <text:p>0 </text:p>
          </table:table-cell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10">
          <table:table-cell table:style-name="ce362"/>
          <table:table-cell table:style-name="ce382" table:number-columns-repeated="2"/>
          <table:table-cell table:style-name="ce391" table:number-columns-repeated="2"/>
          <table:table-cell table:style-name="ce72" table:number-columns-repeated="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4"/>
          <table:table-cell table:style-name="ce413"/>
          <table:table-cell table:style-name="ce72" table:number-columns-repeated="3"/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10">
          <table:table-cell table:style-name="ce362"/>
          <table:table-cell table:style-name="ce381" office:value-type="date" office:date-value="2009-03-31">
            <text:p>31-Mar-09</text:p>
          </table:table-cell>
          <table:table-cell table:style-name="ce382"/>
          <table:table-cell table:style-name="ce390" table:formula="of:=[.D24]+[.F26]-[.L26]-[.R26]-[.X26]+[.Z24]" office:value-type="float" office:value="0">
            <text:p>0 </text:p>
          </table:table-cell>
          <table:table-cell table:style-name="ce391"/>
          <table:table-cell table:style-name="ce72" table:formula="of:=IF(([.H$4]+[.N$4]+[.T$4])=0;0;['file:///C:/Users/Antony/diy/GB%20Accounts/GB%20Accounts%202009/GB%20Accounts%20Company%202009-05-31%20(May09)%20OpenOffice/Purchases.ods'#$Mar09.O$1])" office:value-type="float" office:value="0">
            <text:p>0 </text:p>
          </table:table-cell>
          <table:table-cell table:style-name="ce72"/>
          <table:table-cell table:style-name="ce400" table:formula="of:=[.H24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Mar09.$O$1]" office:value-type="float" office:value="0">
            <text:p>0 </text:p>
          </table:table-cell>
          <table:table-cell table:style-name="ce72"/>
          <table:table-cell table:style-name="ce404" table:formula="of:=[.J26]*[.H26]" office:value-type="float" office:value="0">
            <text:p>0 </text:p>
          </table:table-cell>
          <table:table-cell table:style-name="ce72"/>
          <table:table-cell table:style-name="ce400" table:formula="of:=[.N24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Mar09.$P$1]" office:value-type="float" office:value="0">
            <text:p>0 </text:p>
          </table:table-cell>
          <table:table-cell table:style-name="ce72"/>
          <table:table-cell table:style-name="ce404" table:formula="of:=[.P26]*[.N26]" office:value-type="float" office:value="0">
            <text:p>0 </text:p>
          </table:table-cell>
          <table:table-cell table:style-name="ce72"/>
          <table:table-cell table:style-name="ce400" table:formula="of:=[.T24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Mar09.$Q$1]" office:value-type="float" office:value="0">
            <text:p>0 </text:p>
          </table:table-cell>
          <table:table-cell table:style-name="ce72"/>
          <table:table-cell table:style-name="ce72" table:formula="of:=[.V26]*[.T26]" office:value-type="float" office:value="0">
            <text:p>0 </text:p>
          </table:table-cell>
          <table:table-cell table:style-name="ce413"/>
          <table:table-cell table:style-name="ce72" table:formula="of:=IF([.AB26]&lt;&gt;[.D26];[.AB26]-[.D26];0)" office:value-type="float" office:value="0">
            <text:p>0 </text:p>
          </table:table-cell>
          <table:table-cell table:style-name="ce72"/>
          <table:table-cell table:style-name="ce416" table:formula="of:=[.AB24]+[.F26]-[.L26]-[.R26]-[.X26]" office:value-type="float" office:value="0">
            <text:p>0 </text:p>
          </table:table-cell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10">
          <table:table-cell table:style-name="ce362"/>
          <table:table-cell table:style-name="ce382" table:number-columns-repeated="2"/>
          <table:table-cell table:style-name="ce391" table:number-columns-repeated="2"/>
          <table:table-cell table:style-name="ce72" table:number-columns-repeated="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4"/>
          <table:table-cell table:style-name="ce413"/>
          <table:table-cell table:style-name="ce72" table:number-columns-repeated="3"/>
          <table:table-cell table:style-name="ce80"/>
          <table:table-cell table:style-name="ce423"/>
          <table:table-cell table:style-name="ce427" table:number-columns-repeated="3"/>
          <table:table-cell table:style-name="ce80"/>
          <table:table-cell table:number-columns-repeated="990"/>
        </table:table-row>
        <table:table-row table:style-name="ro10">
          <table:table-cell table:style-name="ce362"/>
          <table:table-cell table:style-name="ce381" office:value-type="date" office:date-value="2009-04-30">
            <text:p>30-Apr-09</text:p>
          </table:table-cell>
          <table:table-cell table:style-name="ce382"/>
          <table:table-cell table:style-name="ce390" table:formula="of:=[.D26]+[.F28]-[.L28]-[.R28]-[.X28]+[.Z26]" office:value-type="float" office:value="0">
            <text:p>0 </text:p>
          </table:table-cell>
          <table:table-cell table:style-name="ce391"/>
          <table:table-cell table:style-name="ce72" table:formula="of:=IF(([.H$4]+[.N$4]+[.T$4])=0;0;['file:///C:/Users/Antony/diy/GB%20Accounts/GB%20Accounts%202009/GB%20Accounts%20Company%202009-05-31%20(May09)%20OpenOffice/Purchases.ods'#$Apr09.O$1])" office:value-type="float" office:value="0">
            <text:p>0 </text:p>
          </table:table-cell>
          <table:table-cell table:style-name="ce72"/>
          <table:table-cell table:style-name="ce400" table:formula="of:=[.H26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Apr09.$O$1]" office:value-type="float" office:value="0">
            <text:p>0 </text:p>
          </table:table-cell>
          <table:table-cell table:style-name="ce72"/>
          <table:table-cell table:style-name="ce404" table:formula="of:=[.J28]*[.H28]" office:value-type="float" office:value="0">
            <text:p>0 </text:p>
          </table:table-cell>
          <table:table-cell table:style-name="ce72"/>
          <table:table-cell table:style-name="ce400" table:formula="of:=[.N26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Apr09.$P$1]" office:value-type="float" office:value="0">
            <text:p>0 </text:p>
          </table:table-cell>
          <table:table-cell table:style-name="ce72"/>
          <table:table-cell table:style-name="ce404" table:formula="of:=[.P28]*[.N28]" office:value-type="float" office:value="0">
            <text:p>0 </text:p>
          </table:table-cell>
          <table:table-cell table:style-name="ce72"/>
          <table:table-cell table:style-name="ce400" table:formula="of:=[.T26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Apr09.$Q$1]" office:value-type="float" office:value="0">
            <text:p>0 </text:p>
          </table:table-cell>
          <table:table-cell table:style-name="ce72"/>
          <table:table-cell table:style-name="ce72" table:formula="of:=[.V28]*[.T28]" office:value-type="float" office:value="0">
            <text:p>0 </text:p>
          </table:table-cell>
          <table:table-cell table:style-name="ce413"/>
          <table:table-cell table:style-name="ce72" table:formula="of:=IF([.AB28]&lt;&gt;[.D28];[.AB28]-[.D28];0)" office:value-type="float" office:value="0">
            <text:p>0 </text:p>
          </table:table-cell>
          <table:table-cell table:style-name="ce72"/>
          <table:table-cell table:style-name="ce416" table:formula="of:=[.AB26]+[.F28]-[.L28]-[.R28]-[.X28]" office:value-type="float" office:value="0">
            <text:p>0 </text:p>
          </table:table-cell>
          <table:table-cell table:style-name="ce80"/>
          <table:table-cell table:style-name="ce420" office:value-type="string" table:number-columns-spanned="4" table:number-rows-spanned="3">
            <text:p>6. If the % of stock sold in net sales is correct then Column Z should be zero unless stock has been lost.. <text:s text:c="25"/><text:s text:c="10"/><text:span text:style-name="T3">Investigate significant Stock Loss Adjustments</text:span></text:p>
          </table:table-cell>
          <table:covered-table-cell table:number-columns-repeated="3"/>
          <table:table-cell table:style-name="ce80"/>
          <table:table-cell table:number-columns-repeated="990"/>
        </table:table-row>
        <table:table-row table:style-name="ro10">
          <table:table-cell table:style-name="ce362"/>
          <table:table-cell table:style-name="ce382" table:number-columns-repeated="2"/>
          <table:table-cell table:style-name="ce391" table:number-columns-repeated="2"/>
          <table:table-cell table:style-name="ce72" table:number-columns-repeated="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3"/>
          <table:table-cell table:style-name="ce404"/>
          <table:table-cell table:style-name="ce72"/>
          <table:table-cell table:style-name="ce399"/>
          <table:table-cell table:style-name="ce72" table:number-columns-repeated="4"/>
          <table:table-cell table:style-name="ce413"/>
          <table:table-cell table:style-name="ce72" table:number-columns-repeated="3"/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10">
          <table:table-cell table:style-name="ce362"/>
          <table:table-cell table:style-name="ce381" office:value-type="date" office:date-value="2009-05-31">
            <text:p>31-May-09</text:p>
          </table:table-cell>
          <table:table-cell table:style-name="ce382"/>
          <table:table-cell table:style-name="ce390" table:formula="of:=[.D28]+[.F30]-[.L30]-[.R30]-[.X30]+[.Z28]" office:value-type="float" office:value="0">
            <text:p>0 </text:p>
          </table:table-cell>
          <table:table-cell table:style-name="ce391"/>
          <table:table-cell table:style-name="ce72" table:formula="of:=IF(([.H$4]+[.N$4]+[.T$4])=0;0;['file:///C:/Users/Antony/diy/GB%20Accounts/GB%20Accounts%202009/GB%20Accounts%20Company%202009-05-31%20(May09)%20OpenOffice/Purchases.ods'#$May09.O$1])" office:value-type="float" office:value="0">
            <text:p>0 </text:p>
          </table:table-cell>
          <table:table-cell table:style-name="ce72"/>
          <table:table-cell table:style-name="ce400" table:formula="of:=[.H28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May09.$O$1]" office:value-type="float" office:value="0">
            <text:p>0 </text:p>
          </table:table-cell>
          <table:table-cell table:style-name="ce72"/>
          <table:table-cell table:style-name="ce404" table:formula="of:=[.J30]*[.H30]" office:value-type="float" office:value="0">
            <text:p>0 </text:p>
          </table:table-cell>
          <table:table-cell table:style-name="ce72"/>
          <table:table-cell table:style-name="ce400" table:formula="of:=[.N28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May09.$P$1]" office:value-type="float" office:value="0">
            <text:p>0 </text:p>
          </table:table-cell>
          <table:table-cell table:style-name="ce72"/>
          <table:table-cell table:style-name="ce404" table:formula="of:=[.P30]*[.N30]" office:value-type="float" office:value="0">
            <text:p>0 </text:p>
          </table:table-cell>
          <table:table-cell table:style-name="ce72"/>
          <table:table-cell table:style-name="ce400" table:formula="of:=[.T28]" office:value-type="percentage" office:value="0">
            <text:p>0%</text:p>
          </table:table-cell>
          <table:table-cell table:style-name="ce72"/>
          <table:table-cell table:style-name="ce72" table:formula="of:=['file:///C:/Users/Antony/diy/GB%20Accounts/GB%20Accounts%202009/GB%20Accounts%20Company%202009-05-31%20(May09)%20OpenOffice/Sales.ods'#$May09.$Q$1]" office:value-type="float" office:value="0">
            <text:p>0 </text:p>
          </table:table-cell>
          <table:table-cell table:style-name="ce72"/>
          <table:table-cell table:style-name="ce72" table:formula="of:=[.V30]*[.T30]" office:value-type="float" office:value="0">
            <text:p>0 </text:p>
          </table:table-cell>
          <table:table-cell table:style-name="ce413"/>
          <table:table-cell table:style-name="ce72" table:formula="of:=IF([.AB30]&lt;&gt;[.D30];[.AB30]-[.D30];0)" office:value-type="float" office:value="0">
            <text:p>0 </text:p>
          </table:table-cell>
          <table:table-cell table:style-name="ce72"/>
          <table:table-cell table:style-name="ce416" table:formula="of:=[.AB28]+[.F30]-[.L30]-[.R30]-[.X30]" office:value-type="float" office:value="0">
            <text:p>0 </text:p>
          </table:table-cell>
          <table:table-cell table:style-name="ce80"/>
          <table:covered-table-cell table:number-columns-repeated="4"/>
          <table:table-cell table:style-name="ce80"/>
          <table:table-cell table:number-columns-repeated="990"/>
        </table:table-row>
        <table:table-row table:style-name="ro10">
          <table:table-cell table:style-name="ce363"/>
          <table:table-cell table:style-name="ce383" table:number-columns-repeated="2"/>
          <table:table-cell table:style-name="ce73" table:number-columns-repeated="4"/>
          <table:table-cell table:style-name="ce401"/>
          <table:table-cell table:style-name="ce73" table:number-columns-repeated="3"/>
          <table:table-cell table:style-name="ce405"/>
          <table:table-cell table:style-name="ce73"/>
          <table:table-cell table:style-name="ce401"/>
          <table:table-cell table:style-name="ce73" table:number-columns-repeated="3"/>
          <table:table-cell table:style-name="ce405"/>
          <table:table-cell table:style-name="ce73"/>
          <table:table-cell table:style-name="ce401"/>
          <table:table-cell table:style-name="ce73" table:number-columns-repeated="4"/>
          <table:table-cell table:style-name="ce414"/>
          <table:table-cell table:style-name="ce73" table:number-columns-repeated="3"/>
          <table:table-cell table:style-name="ce82"/>
          <table:table-cell table:style-name="ce424"/>
          <table:table-cell table:style-name="ce428" table:number-columns-repeated="3"/>
          <table:table-cell table:style-name="ce82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2" table:protected="true" table:protection-key="CAX2U5cjUI/wFNbHRjUYY2MMuuA=">
        <table:table-column table:style-name="co46" table:default-cell-style-name="ce431"/>
        <table:table-column table:style-name="co47" table:default-cell-style-name="ce436"/>
        <table:table-column table:style-name="co48" table:default-cell-style-name="ce431"/>
        <table:table-column table:style-name="co49" table:default-cell-style-name="ce431"/>
        <table:table-column table:style-name="co50" table:default-cell-style-name="ce431"/>
        <table:table-column table:style-name="co51" table:default-cell-style-name="ce431"/>
        <table:table-column table:style-name="co6" table:default-cell-style-name="ce451"/>
        <table:table-column table:style-name="co33" table:default-cell-style-name="ce431"/>
        <table:table-column table:style-name="co6" table:default-cell-style-name="ce431"/>
        <table:table-column table:style-name="co52" table:default-cell-style-name="ce431"/>
        <table:table-column table:style-name="co53" table:default-cell-style-name="ce431"/>
        <table:table-column table:style-name="co6" table:default-cell-style-name="ce431"/>
        <table:table-column table:style-name="co54" table:default-cell-style-name="ce431"/>
        <table:table-column table:style-name="co6" table:default-cell-style-name="ce431"/>
        <table:table-column table:style-name="co50" table:default-cell-style-name="ce431"/>
        <table:table-column table:style-name="co6" table:default-cell-style-name="ce431"/>
        <table:table-column table:style-name="co40" table:default-cell-style-name="ce431"/>
        <table:table-column table:style-name="co6" table:number-columns-repeated="1007" table:default-cell-style-name="ce431"/>
        <table:table-row table:style-name="ro10">
          <table:table-cell table:style-name="ce430"/>
          <table:table-cell table:style-name="ce432" office:value-type="string">
            <text:p>Dates</text:p>
          </table:table-cell>
          <table:table-cell table:style-name="ce430" table:number-columns-repeated="4"/>
          <table:table-cell table:style-name="ce443"/>
          <table:table-cell table:style-name="ce430" table:number-columns-repeated="10"/>
          <table:table-cell table:number-columns-repeated="1007"/>
        </table:table-row>
        <table:table-row table:style-name="ro8">
          <table:table-cell table:style-name="ce430"/>
          <table:table-cell table:style-name="ce433" office:value-type="date" office:date-value="2007-12-31">
            <text:p>31-Dec-07</text:p>
          </table:table-cell>
          <table:table-cell table:style-name="ce430"/>
          <table:table-cell table:style-name="ce438" table:number-columns-spanned="3" table:number-rows-spanned="1"/>
          <table:covered-table-cell table:number-columns-repeated="2"/>
          <table:table-cell table:style-name="ce438"/>
          <table:table-cell table:style-name="ce430" table:number-columns-repeated="10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1-01">
            <text:p>01-Jan-08</text:p>
          </table:table-cell>
          <table:table-cell table:style-name="ce430"/>
          <table:table-cell table:style-name="ce439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47" office:value-type="string">
            <text:p>2008-09</text:p>
          </table:table-cell>
          <table:table-cell table:style-name="ce430" table:number-columns-repeated="3"/>
          <table:table-cell table:style-name="ce454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39" table:formula="of:=[.G3]" office:value-type="string" office:string-value="2008-09">
            <text:p>2008-09</text:p>
          </table:table-cell>
          <table:table-cell table:style-name="ce430" table:number-columns-repeated="3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1-31">
            <text:p>31-Jan-08</text:p>
          </table:table-cell>
          <table:table-cell table:style-name="ce430" table:number-columns-repeated="3"/>
          <table:table-cell table:style-name="ce443" office:value-type="string">
            <text:p>Year to</text:p>
          </table:table-cell>
          <table:table-cell table:style-name="ce443" office:value-type="string">
            <text:p>%</text:p>
          </table:table-cell>
          <table:table-cell table:style-name="ce430" table:number-columns-repeated="3"/>
          <table:table-cell table:style-name="ce455" table:number-columns-repeated="3"/>
          <table:table-cell table:style-name="ce438"/>
          <table:table-cell table:style-name="ce430" table:number-columns-repeated="3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2-01">
            <text:p>01-Feb-08</text:p>
          </table:table-cell>
          <table:table-cell table:style-name="ce430"/>
          <table:table-cell table:style-name="ce437" office:value-type="string">
            <text:p>Annual Investment Allowance</text:p>
          </table:table-cell>
          <table:table-cell table:style-name="ce437"/>
          <table:table-cell table:style-name="ce444" table:formula="of:=[.B32]" office:value-type="date" office:date-value="2009-03-31">
            <text:p>31-Mar-09</text:p>
          </table:table-cell>
          <table:table-cell table:style-name="ce448" office:value-type="float" office:value="100">
            <text:p>100</text:p>
          </table:table-cell>
          <table:table-cell table:style-name="ce430" table:number-columns-repeated="8"/>
          <table:table-cell table:style-name="ce443" table:number-columns-repeated="2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2-29">
            <text:p>29-Feb-08</text:p>
          </table:table-cell>
          <table:table-cell table:style-name="ce430"/>
          <table:table-cell table:style-name="ce437" office:value-type="string">
            <text:p>Writing down allowance</text:p>
          </table:table-cell>
          <table:table-cell table:style-name="ce437"/>
          <table:table-cell table:style-name="ce444" table:formula="of:=[.F5]" office:value-type="date" office:date-value="2009-03-31">
            <text:p>31-Mar-09</text:p>
          </table:table-cell>
          <table:table-cell table:style-name="ce448" office:value-type="float" office:value="20">
            <text:p>20</text:p>
          </table:table-cell>
          <table:table-cell table:style-name="ce430"/>
          <table:table-cell table:style-name="ce452" office:value-type="string">
            <text:p>Corporation Tax</text:p>
          </table:table-cell>
          <table:table-cell table:style-name="ce452"/>
          <table:table-cell table:style-name="ce452" office:value-type="float" office:value="2008">
            <text:p>2008</text:p>
          </table:table-cell>
          <table:table-cell table:style-name="ce456" table:formula="of:=[.B13]" office:value-type="date" office:date-value="2008-06-01" table:number-columns-spanned="2" table:number-rows-spanned="1">
            <text:p>Sunday, June 01, 2008</text:p>
          </table:table-cell>
          <table:covered-table-cell/>
          <table:table-cell table:style-name="ce460" table:formula="of:=[.B32]" office:value-type="date" office:date-value="2009-03-31" table:number-columns-spanned="2" table:number-rows-spanned="1">
            <text:p>Tuesday, March 31, 2009</text:p>
          </table:table-cell>
          <table:covered-table-cell/>
          <table:table-cell table:style-name="ce448" office:value-type="float" office:value="21">
            <text:p>21</text:p>
          </table:table-cell>
          <table:table-cell table:style-name="ce443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3-01">
            <text:p>01-Mar-08</text:p>
          </table:table-cell>
          <table:table-cell table:style-name="ce430"/>
          <table:table-cell table:style-name="ce437" office:value-type="string">
            <text:p>Annual Investment Allowance</text:p>
          </table:table-cell>
          <table:table-cell table:style-name="ce437"/>
          <table:table-cell table:style-name="ce444" table:formula="of:=[.B56]" office:value-type="date" office:date-value="2010-03-31">
            <text:p>31-Mar-10</text:p>
          </table:table-cell>
          <table:table-cell table:style-name="ce448" office:value-type="float" office:value="100">
            <text:p>100</text:p>
          </table:table-cell>
          <table:table-cell table:style-name="ce430"/>
          <table:table-cell table:style-name="ce452" office:value-type="string">
            <text:p>Corporation Tax</text:p>
          </table:table-cell>
          <table:table-cell table:style-name="ce452"/>
          <table:table-cell table:style-name="ce452" office:value-type="float" office:value="2009">
            <text:p>2009</text:p>
          </table:table-cell>
          <table:table-cell table:style-name="ce456" table:formula="of:=[.B33]" office:value-type="date" office:date-value="2009-04-01" table:number-columns-spanned="2" table:number-rows-spanned="1">
            <text:p>Wednesday, April 01, 2009</text:p>
          </table:table-cell>
          <table:covered-table-cell/>
          <table:table-cell table:style-name="ce460" table:formula="of:=[.B36]" office:value-type="date" office:date-value="2009-05-31" table:number-columns-spanned="2" table:number-rows-spanned="1">
            <text:p>Sunday, May 31, 2009</text:p>
          </table:table-cell>
          <table:covered-table-cell/>
          <table:table-cell table:style-name="ce448" office:value-type="float" office:value="21">
            <text:p>21</text:p>
          </table:table-cell>
          <table:table-cell table:style-name="ce443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3-31">
            <text:p>31-Mar-08</text:p>
          </table:table-cell>
          <table:table-cell table:style-name="ce430"/>
          <table:table-cell table:style-name="ce437" office:value-type="string">
            <text:p>Writing down allowance</text:p>
          </table:table-cell>
          <table:table-cell table:style-name="ce437"/>
          <table:table-cell table:style-name="ce444" table:formula="of:=[.F7]" office:value-type="date" office:date-value="2010-03-31">
            <text:p>31-Mar-10</text:p>
          </table:table-cell>
          <table:table-cell table:style-name="ce448" office:value-type="float" office:value="20">
            <text:p>20</text:p>
          </table:table-cell>
          <table:table-cell table:style-name="ce430" table:number-columns-repeated="8"/>
          <table:table-cell table:style-name="ce443" table:number-columns-repeated="2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4-01">
            <text:p>01-Apr-08</text:p>
          </table:table-cell>
          <table:table-cell table:style-name="ce430" table:number-columns-repeated="4"/>
          <table:table-cell table:style-name="ce443"/>
          <table:table-cell table:style-name="ce430"/>
          <table:table-cell table:style-name="ce437" table:number-columns-repeated="3"/>
          <table:table-cell table:style-name="ce457" office:value-type="string">
            <text:p>Date</text:p>
          </table:table-cell>
          <table:table-cell table:style-name="ce437"/>
          <table:table-cell table:style-name="ce461" office:value-type="string">
            <text:p>Number</text:p>
          </table:table-cell>
          <table:table-cell table:style-name="ce463"/>
          <table:table-cell table:style-name="ce466"/>
          <table:table-cell table:style-name="ce443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4-30">
            <text:p>30-Apr-08</text:p>
          </table:table-cell>
          <table:table-cell table:style-name="ce430"/>
          <table:table-cell table:style-name="ce437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43"/>
          <table:table-cell table:style-name="ce430" table:number-columns-repeated="4"/>
          <table:table-cell table:style-name="ce444" table:formula="of:=[.B32]" office:value-type="date" office:date-value="2009-03-31">
            <text:p>31-Mar-09</text:p>
          </table:table-cell>
          <table:table-cell table:style-name="ce443" office:value-type="string">
            <text:p>=</text:p>
          </table:table-cell>
          <table:table-cell table:style-name="ce462" table:formula="of:=[.B8]" office:value-type="float" office:value="39538">
            <text:p>39538</text:p>
          </table:table-cell>
          <table:table-cell table:style-name="ce430"/>
          <table:table-cell table:style-name="ce443" table:number-columns-repeated="2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5-01">
            <text:p>01-May-08</text:p>
          </table:table-cell>
          <table:table-cell table:style-name="ce430"/>
          <table:table-cell table:style-name="ce430" office:value-type="string">
            <text:p>Costing over </text:p>
          </table:table-cell>
          <table:table-cell table:style-name="ce442" office:value-type="float" office:value="12000">
            <text:p>12000</text:p>
          </table:table-cell>
          <table:table-cell table:style-name="ce443" office:value-type="string">
            <text:p>Restricted to</text:p>
          </table:table-cell>
          <table:table-cell table:style-name="ce442" office:value-type="float" office:value="3000">
            <text:p>3000</text:p>
          </table:table-cell>
          <table:table-cell table:style-name="ce430" table:number-columns-repeated="4"/>
          <table:table-cell table:style-name="ce444" table:formula="of:=[.B56]" office:value-type="date" office:date-value="2010-03-31">
            <text:p>31-Mar-10</text:p>
          </table:table-cell>
          <table:table-cell table:style-name="ce458" office:value-type="string">
            <text:p>=</text:p>
          </table:table-cell>
          <table:table-cell table:style-name="ce462" table:formula="of:=[.B32]" office:value-type="float" office:value="39903">
            <text:p>39903</text:p>
          </table:table-cell>
          <table:table-cell table:style-name="ce443" table:number-columns-repeated="3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5-31">
            <text:p>31-May-08</text:p>
          </table:table-cell>
          <table:table-cell table:style-name="ce430" table:number-columns-repeated="2"/>
          <table:table-cell table:style-name="ce443"/>
          <table:table-cell table:style-name="ce430"/>
          <table:table-cell table:style-name="ce443"/>
          <table:table-cell table:style-name="ce430" table:number-columns-repeated="5"/>
          <table:table-cell table:style-name="ce458"/>
          <table:table-cell table:style-name="ce443"/>
          <table:table-cell table:style-name="ce430"/>
          <table:table-cell table:style-name="ce443" table:number-columns-repeated="2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6-01">
            <text:p>01-Jun-08</text:p>
          </table:table-cell>
          <table:table-cell table:style-name="ce430"/>
          <table:table-cell table:style-name="ce439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43" office:value-type="string">
            <text:p>%</text:p>
          </table:table-cell>
          <table:table-cell table:style-name="ce430" table:number-columns-repeated="10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6-30">
            <text:p>30-Jun-08</text:p>
          </table:table-cell>
          <table:table-cell table:style-name="ce430" table:number-columns-repeated="4"/>
          <table:table-cell table:style-name="ce443"/>
          <table:table-cell table:style-name="ce430"/>
          <table:table-cell table:style-name="ce439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38"/>
          <table:table-cell table:style-name="ce430"/>
          <table:table-cell table:style-name="ce443" office:value-type="string">
            <text:p>Miles</text:p>
          </table:table-cell>
          <table:table-cell table:style-name="ce443" office:value-type="string">
            <text:p>p per mile</text:p>
          </table:table-cell>
          <table:table-cell table:style-name="ce430" table:number-columns-repeated="2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7-01">
            <text:p>01-Jul-08</text:p>
          </table:table-cell>
          <table:table-cell table:style-name="ce430"/>
          <table:table-cell table:style-name="ce437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49" office:value-type="percentage" office:value="0">
            <text:p>0%</text:p>
          </table:table-cell>
          <table:table-cell table:style-name="ce430"/>
          <table:table-cell table:style-name="ce438" table:number-columns-repeated="4"/>
          <table:table-cell table:style-name="ce430"/>
          <table:table-cell table:style-name="ce443" table:number-columns-repeated="2"/>
          <table:table-cell table:style-name="ce430" table:number-columns-repeated="2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7-31">
            <text:p>31-Jul-08</text:p>
          </table:table-cell>
          <table:table-cell table:style-name="ce430"/>
          <table:table-cell table:style-name="ce437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49" office:value-type="percentage" office:value="0.1">
            <text:p>10%</text:p>
          </table:table-cell>
          <table:table-cell table:style-name="ce430"/>
          <table:table-cell table:style-name="ce437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42" office:value-type="float" office:value="10000">
            <text:p>10000</text:p>
          </table:table-cell>
          <table:table-cell table:style-name="ce464" office:value-type="float" office:value="0.4">
            <text:p>0.40</text:p>
          </table:table-cell>
          <table:table-cell table:style-name="ce430" table:number-columns-repeated="2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8-01">
            <text:p>01-Aug-08</text:p>
          </table:table-cell>
          <table:table-cell table:style-name="ce430"/>
          <table:table-cell table:style-name="ce437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49" office:value-type="percentage" office:value="0.2">
            <text:p>20%</text:p>
          </table:table-cell>
          <table:table-cell table:style-name="ce430"/>
          <table:table-cell table:style-name="ce437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42" office:value-type="float" office:value="10001">
            <text:p>10001</text:p>
          </table:table-cell>
          <table:table-cell table:style-name="ce464" office:value-type="float" office:value="0.25">
            <text:p>0.25</text:p>
          </table:table-cell>
          <table:table-cell table:style-name="ce430" table:number-columns-repeated="2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8-31">
            <text:p>31-Aug-08</text:p>
          </table:table-cell>
          <table:table-cell table:style-name="ce430"/>
          <table:table-cell table:style-name="ce437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49" office:value-type="percentage" office:value="0.33">
            <text:p>33%</text:p>
          </table:table-cell>
          <table:table-cell table:style-name="ce437" table:number-columns-repeated="8"/>
          <table:table-cell table:style-name="ce430" table:number-columns-repeated="2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9-01">
            <text:p>01-Sep-08</text:p>
          </table:table-cell>
          <table:table-cell table:style-name="ce437"/>
          <table:table-cell table:style-name="ce437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49" office:value-type="percentage" office:value="0.25">
            <text:p>25%</text:p>
          </table:table-cell>
          <table:table-cell table:style-name="ce437"/>
          <table:table-cell table:style-name="ce453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37"/>
          <table:table-cell table:style-name="ce459" office:value-type="float" office:value="17.5">
            <text:p>17.5</text:p>
          </table:table-cell>
          <table:table-cell table:style-name="ce432" table:formula="of:=[.B5]" office:value-type="date" office:date-value="2008-02-01">
            <text:p>01-Feb-08</text:p>
          </table:table-cell>
          <table:table-cell table:style-name="ce465" table:formula="of:=[.B24]" office:value-type="date" office:date-value="2008-11-30">
            <text:p>30-Nov-08</text:p>
          </table:table-cell>
          <table:table-cell table:style-name="ce430" table:number-columns-repeated="2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09-30">
            <text:p>30-Sep-08</text:p>
          </table:table-cell>
          <table:table-cell table:style-name="ce437" table:number-columns-repeated="4"/>
          <table:table-cell table:style-name="ce443"/>
          <table:table-cell table:style-name="ce437" table:number-columns-repeated="6"/>
          <table:table-cell table:style-name="ce458"/>
          <table:table-cell table:style-name="ce437"/>
          <table:table-cell table:style-name="ce430" table:number-columns-repeated="2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10-01">
            <text:p>01-Oct-08</text:p>
          </table:table-cell>
          <table:table-cell table:style-name="ce437" table:number-columns-repeated="4"/>
          <table:table-cell table:style-name="ce443"/>
          <table:table-cell table:style-name="ce437"/>
          <table:table-cell table:style-name="ce453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37"/>
          <table:table-cell table:style-name="ce459" office:value-type="float" office:value="15">
            <text:p>15.0</text:p>
          </table:table-cell>
          <table:table-cell table:style-name="ce432" table:formula="of:=[.B25]" office:value-type="date" office:date-value="2008-12-01">
            <text:p>01-Dec-08</text:p>
          </table:table-cell>
          <table:table-cell table:style-name="ce465" table:formula="of:=[.B50]" office:value-type="date" office:date-value="2009-12-31">
            <text:p>31-Dec-09</text:p>
          </table:table-cell>
          <table:table-cell table:style-name="ce430" table:number-columns-repeated="2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10-31">
            <text:p>31-Oct-08</text:p>
          </table:table-cell>
          <table:table-cell table:style-name="ce437" table:number-columns-repeated="4"/>
          <table:table-cell table:style-name="ce443"/>
          <table:table-cell table:style-name="ce437" table:number-columns-repeated="6"/>
          <table:table-cell table:style-name="ce458"/>
          <table:table-cell table:style-name="ce437"/>
          <table:table-cell table:style-name="ce430" table:number-columns-repeated="2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11-01">
            <text:p>01-Nov-08</text:p>
          </table:table-cell>
          <table:table-cell table:style-name="ce437"/>
          <table:table-cell table:style-name="ce440" table:number-columns-repeated="2"/>
          <table:table-cell table:style-name="ce445"/>
          <table:table-cell table:style-name="ce446"/>
          <table:table-cell table:style-name="ce440" table:number-columns-repeated="8"/>
          <table:table-cell table:style-name="ce441" table:number-columns-repeated="2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11-30">
            <text:p>30-Nov-08</text:p>
          </table:table-cell>
          <table:table-cell table:style-name="ce437"/>
          <table:table-cell table:style-name="ce440" table:number-columns-repeated="3"/>
          <table:table-cell table:style-name="ce446"/>
          <table:table-cell table:style-name="ce441" table:number-columns-repeated="10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12-01">
            <text:p>01-Dec-08</text:p>
          </table:table-cell>
          <table:table-cell table:style-name="ce430"/>
          <table:table-cell table:style-name="ce440" table:number-columns-repeated="2"/>
          <table:table-cell table:style-name="ce446"/>
          <table:table-cell table:style-name="ce450"/>
          <table:table-cell table:style-name="ce441" table:number-columns-repeated="10"/>
          <table:table-cell table:number-columns-repeated="1007"/>
        </table:table-row>
        <table:table-row table:style-name="ro8">
          <table:table-cell table:style-name="ce430"/>
          <table:table-cell table:style-name="ce434" office:value-type="date" office:date-value="2008-12-31">
            <text:p>31-Dec-08</text:p>
          </table:table-cell>
          <table:table-cell table:style-name="ce430"/>
          <table:table-cell table:style-name="ce441" table:number-columns-repeated="4"/>
          <table:table-cell/>
          <table:table-cell table:style-name="ce441" table:number-columns-repeated="9"/>
          <table:table-cell table:number-columns-repeated="1007"/>
        </table:table-row>
        <table:table-row table:style-name="ro10">
          <table:table-cell table:style-name="ce430"/>
          <table:table-cell table:style-name="ce434" office:value-type="date" office:date-value="2009-01-01">
            <text:p>01-Jan-09</text:p>
          </table:table-cell>
          <table:table-cell table:style-name="ce430"/>
          <table:table-cell table:style-name="ce441" table:number-columns-repeated="4"/>
          <table:table-cell table:number-columns-repeated="1017"/>
        </table:table-row>
        <table:table-row table:style-name="ro10">
          <table:table-cell table:style-name="ce430"/>
          <table:table-cell table:style-name="ce434" office:value-type="date" office:date-value="2009-01-31">
            <text:p>31-Jan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02-01">
            <text:p>01-Feb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02-28">
            <text:p>28-Feb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03-01">
            <text:p>01-Mar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03-31">
            <text:p>31-Mar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04-01">
            <text:p>01-Apr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04-30">
            <text:p>30-Apr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05-01">
            <text:p>01-May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05-31">
            <text:p>31-May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06-01">
            <text:p>01-Jun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06-30">
            <text:p>30-Jun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07-01">
            <text:p>01-Jul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07-31">
            <text:p>31-Jul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08-01">
            <text:p>01-Aug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08-31">
            <text:p>31-Aug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09-01">
            <text:p>01-Sep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09-30">
            <text:p>30-Sep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10-01">
            <text:p>01-Oct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10-31">
            <text:p>31-Oct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11-01">
            <text:p>01-Nov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11-30">
            <text:p>30-Nov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12-01">
            <text:p>01-Dec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09-12-31">
            <text:p>31-Dec-09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10-01-01">
            <text:p>01-Jan-10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10-01-31">
            <text:p>31-Jan-10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10-02-01">
            <text:p>01-Feb-10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10-02-28">
            <text:p>28-Feb-10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4" office:value-type="date" office:date-value="2010-03-01">
            <text:p>01-Mar-10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5" office:value-type="date" office:date-value="2010-03-31">
            <text:p>31-Mar-10</text:p>
          </table:table-cell>
          <table:table-cell table:style-name="ce430"/>
          <table:table-cell table:number-columns-repeated="1021"/>
        </table:table-row>
        <table:table-row table:style-name="ro10">
          <table:table-cell table:style-name="ce430"/>
          <table:table-cell table:style-name="ce432"/>
          <table:table-cell table:style-name="ce430"/>
          <table:table-cell table:number-columns-repeated="1021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ntony/diy/GB%20Accounts/GB%20Accounts%202009/GB%20Accounts%20Company%202009-05-31%20(May09)%20OpenOffice/Sales.ods'#Jun08" table:print="false" table:style-name="ta_extref">
        <table:table-source xlink:type="simple" xlink:href="../Sales.ods" table:table-name="Jun08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Jul08" table:print="false" table:style-name="ta_extref">
        <table:table-source xlink:type="simple" xlink:href="../Sales.ods" table:table-name="Jul08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Aug08" table:print="false" table:style-name="ta_extref">
        <table:table-source xlink:type="simple" xlink:href="../Sales.ods" table:table-name="Aug08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Sep08" table:print="false" table:style-name="ta_extref">
        <table:table-source xlink:type="simple" xlink:href="../Sales.ods" table:table-name="Sep08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Oct08" table:print="false" table:style-name="ta_extref">
        <table:table-source xlink:type="simple" xlink:href="../Sales.ods" table:table-name="Oct08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Nov08" table:print="false" table:style-name="ta_extref">
        <table:table-source xlink:type="simple" xlink:href="../Sales.ods" table:table-name="Nov08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Dec08" table:print="false" table:style-name="ta_extref">
        <table:table-source xlink:type="simple" xlink:href="../Sales.ods" table:table-name="Dec08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Jan09" table:print="false" table:style-name="ta_extref">
        <table:table-source xlink:type="simple" xlink:href="../Sales.ods" table:table-name="Jan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Feb09" table:print="false" table:style-name="ta_extref">
        <table:table-source xlink:type="simple" xlink:href="../Sales.ods" table:table-name="Feb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Mar09" table:print="false" table:style-name="ta_extref">
        <table:table-source xlink:type="simple" xlink:href="../Sales.ods" table:table-name="Mar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Apr09" table:print="false" table:style-name="ta_extref">
        <table:table-source xlink:type="simple" xlink:href="../Sales.ods" table:table-name="Apr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les.ods'#May09" table:print="false" table:style-name="ta_extref">
        <table:table-source xlink:type="simple" xlink:href="../Sales.ods" table:table-name="May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Jun08" table:print="false" table:style-name="ta_extref">
        <table:table-source xlink:type="simple" xlink:href="../Purchases.ods" table:table-name="Jun08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Jul08" table:print="false" table:style-name="ta_extref">
        <table:table-source xlink:type="simple" xlink:href="../Purchases.ods" table:table-name="Jul08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Aug08" table:print="false" table:style-name="ta_extref">
        <table:table-source xlink:type="simple" xlink:href="../Purchases.ods" table:table-name="Aug08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Sep08" table:print="false" table:style-name="ta_extref">
        <table:table-source xlink:type="simple" xlink:href="../Purchases.ods" table:table-name="Sep08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Oct08" table:print="false" table:style-name="ta_extref">
        <table:table-source xlink:type="simple" xlink:href="../Purchases.ods" table:table-name="Oct08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Nov08" table:print="false" table:style-name="ta_extref">
        <table:table-source xlink:type="simple" xlink:href="../Purchases.ods" table:table-name="Nov08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Dec08" table:print="false" table:style-name="ta_extref">
        <table:table-source xlink:type="simple" xlink:href="../Purchases.ods" table:table-name="Dec08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Jan09" table:print="false" table:style-name="ta_extref">
        <table:table-source xlink:type="simple" xlink:href="../Purchases.ods" table:table-name="Jan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Feb09" table:print="false" table:style-name="ta_extref">
        <table:table-source xlink:type="simple" xlink:href="../Purchases.ods" table:table-name="Feb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Mar09" table:print="false" table:style-name="ta_extref">
        <table:table-source xlink:type="simple" xlink:href="../Purchases.ods" table:table-name="Mar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Apr09" table:print="false" table:style-name="ta_extref">
        <table:table-source xlink:type="simple" xlink:href="../Purchases.ods" table:table-name="Apr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May09" table:print="false" table:style-name="ta_extref">
        <table:table-source xlink:type="simple" xlink:href="../Purchases.ods" table:table-name="May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reditcardaccount.ods'#Jun08" table:print="false" table:style-name="ta_extref">
        <table:table-source xlink:type="simple" xlink:href="../Creditcardaccount.ods" table:table-name="Jun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reditcardaccount.ods'#Jul08" table:print="false" table:style-name="ta_extref">
        <table:table-source xlink:type="simple" xlink:href="../Creditcardaccount.ods" table:table-name="Jul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reditcardaccount.ods'#Aug08" table:print="false" table:style-name="ta_extref">
        <table:table-source xlink:type="simple" xlink:href="../Creditcardaccount.ods" table:table-name="Aug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reditcardaccount.ods'#Sep08" table:print="false" table:style-name="ta_extref">
        <table:table-source xlink:type="simple" xlink:href="../Creditcardaccount.ods" table:table-name="Sep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reditcardaccount.ods'#Oct08" table:print="false" table:style-name="ta_extref">
        <table:table-source xlink:type="simple" xlink:href="../Creditcardaccount.ods" table:table-name="Oct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reditcardaccount.ods'#Nov08" table:print="false" table:style-name="ta_extref">
        <table:table-source xlink:type="simple" xlink:href="../Creditcardaccount.ods" table:table-name="Nov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reditcardaccount.ods'#Dec08" table:print="false" table:style-name="ta_extref">
        <table:table-source xlink:type="simple" xlink:href="../Creditcardaccount.ods" table:table-name="Dec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reditcardaccount.ods'#Jan09" table:print="false" table:style-name="ta_extref">
        <table:table-source xlink:type="simple" xlink:href="../Creditcardaccount.ods" table:table-name="Jan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reditcardaccount.ods'#Feb09" table:print="false" table:style-name="ta_extref">
        <table:table-source xlink:type="simple" xlink:href="../Creditcardaccount.ods" table:table-name="Feb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reditcardaccount.ods'#Mar09" table:print="false" table:style-name="ta_extref">
        <table:table-source xlink:type="simple" xlink:href="../Creditcardaccount.ods" table:table-name="Mar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reditcardaccount.ods'#Apr09" table:print="false" table:style-name="ta_extref">
        <table:table-source xlink:type="simple" xlink:href="../Creditcardaccount.ods" table:table-name="Apr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reditcardaccount.ods'#May09" table:print="false" table:style-name="ta_extref">
        <table:table-source xlink:type="simple" xlink:href="../Creditcardaccount.ods" table:table-name="May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ashaccount.ods'#Jun08" table:print="false" table:style-name="ta_extref">
        <table:table-source xlink:type="simple" xlink:href="../Cashaccount.ods" table:table-name="Jun08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ashaccount.ods'#Jul08" table:print="false" table:style-name="ta_extref">
        <table:table-source xlink:type="simple" xlink:href="../Cashaccount.ods" table:table-name="Jul08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ashaccount.ods'#Aug08" table:print="false" table:style-name="ta_extref">
        <table:table-source xlink:type="simple" xlink:href="../Cashaccount.ods" table:table-name="Aug08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ashaccount.ods'#Sep08" table:print="false" table:style-name="ta_extref">
        <table:table-source xlink:type="simple" xlink:href="../Cashaccount.ods" table:table-name="Sep08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ashaccount.ods'#Oct08" table:print="false" table:style-name="ta_extref">
        <table:table-source xlink:type="simple" xlink:href="../Cashaccount.ods" table:table-name="Oct08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ashaccount.ods'#Nov08" table:print="false" table:style-name="ta_extref">
        <table:table-source xlink:type="simple" xlink:href="../Cashaccount.ods" table:table-name="Nov08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ashaccount.ods'#Dec08" table:print="false" table:style-name="ta_extref">
        <table:table-source xlink:type="simple" xlink:href="../Cashaccount.ods" table:table-name="Dec08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ashaccount.ods'#Jan09" table:print="false" table:style-name="ta_extref">
        <table:table-source xlink:type="simple" xlink:href="../Cashaccount.ods" table:table-name="Jan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ashaccount.ods'#Feb09" table:print="false" table:style-name="ta_extref">
        <table:table-source xlink:type="simple" xlink:href="../Cashaccount.ods" table:table-name="Feb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ashaccount.ods'#Mar09" table:print="false" table:style-name="ta_extref">
        <table:table-source xlink:type="simple" xlink:href="../Cashaccount.ods" table:table-name="Mar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ashaccount.ods'#Apr09" table:print="false" table:style-name="ta_extref">
        <table:table-source xlink:type="simple" xlink:href="../Cashaccount.ods" table:table-name="Apr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ashaccount.ods'#May09" table:print="false" table:style-name="ta_extref">
        <table:table-source xlink:type="simple" xlink:href="../Cashaccount.ods" table:table-name="May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Fixedassets.ods'#Schedule" table:print="false" table:style-name="ta_extref">
        <table:table-source xlink:type="simple" xlink:href="../Fixedassets.ods" table:table-name="Schedule" table:mode="copy-results-only"/>
        <table:table-column table:number-columns-repeated="26"/>
        <table:table-row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5">
          <table:table-cell table:number-columns-repeated="26"/>
        </table:table-row>
        <table:table-row>
          <table:table-cell table:number-columns-repeated="7"/>
          <table:table-cell table:style-name="ce1" office:value-type="float" office:value="0">
            <text:p>0</text:p>
          </table:table-cell>
        </table:table-row>
        <table:table-row table:number-rows-repeated="3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1">
            <text:p>0.1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2">
            <text:p>0.2</text:p>
          </table:table-cell>
        </table:table-row>
        <table:table-row table:number-rows-repeated="5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33">
            <text:p>0.33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25">
            <text:p>0.25</text:p>
          </table:table-cell>
        </table:table-row>
        <table:table-row table:number-rows-repeated="11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Fixedassets.ods'#HPfinance" table:print="false" table:style-name="ta_extref">
        <table:table-source xlink:type="simple" xlink:href="../Fixedassets.ods" table:table-name="HPfinance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ompanysecretary.ods'#Boardmeeting" table:print="false" table:style-name="ta_extref">
        <table:table-source xlink:type="simple" xlink:href="../Companysecretary.ods" table:table-name="Boardmeeting" table:mode="copy-results-only"/>
        <table:table-column/>
      </table:table>
      <table:table table:name="'file:///C:/Users/Antony/diy/GB%20Accounts/GB%20Accounts%202009/GB%20Accounts%20Company%202009-05-31%20(May09)%20OpenOffice/Companysecretary.ods'#RegisterofMembers" table:print="false" table:style-name="ta_extref">
        <table:table-source xlink:type="simple" xlink:href="../Companysecretary.ods" table:table-name="RegisterofMembers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</table:table>
      <table:table table:name="'file:///C:/Users/Antony/diy/GB%20Accounts/GB%20Accounts%202009/GB%20Accounts%20Company%202009-05-31%20(May09)%20OpenOffice/Currentaccount.ods'#Jun08" table:print="false" table:style-name="ta_extref">
        <table:table-source xlink:type="simple" xlink:href="../Currentaccount.ods" table:table-name="Jun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urrentaccount.ods'#Jul08" table:print="false" table:style-name="ta_extref">
        <table:table-source xlink:type="simple" xlink:href="../Currentaccount.ods" table:table-name="Jul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urrentaccount.ods'#Aug08" table:print="false" table:style-name="ta_extref">
        <table:table-source xlink:type="simple" xlink:href="../Currentaccount.ods" table:table-name="Aug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urrentaccount.ods'#Sep08" table:print="false" table:style-name="ta_extref">
        <table:table-source xlink:type="simple" xlink:href="../Currentaccount.ods" table:table-name="Sep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urrentaccount.ods'#Oct08" table:print="false" table:style-name="ta_extref">
        <table:table-source xlink:type="simple" xlink:href="../Currentaccount.ods" table:table-name="Oct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urrentaccount.ods'#Nov08" table:print="false" table:style-name="ta_extref">
        <table:table-source xlink:type="simple" xlink:href="../Currentaccount.ods" table:table-name="Nov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urrentaccount.ods'#Dec08" table:print="false" table:style-name="ta_extref">
        <table:table-source xlink:type="simple" xlink:href="../Currentaccount.ods" table:table-name="Dec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urrentaccount.ods'#Jan09" table:print="false" table:style-name="ta_extref">
        <table:table-source xlink:type="simple" xlink:href="../Currentaccount.ods" table:table-name="Jan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urrentaccount.ods'#Feb09" table:print="false" table:style-name="ta_extref">
        <table:table-source xlink:type="simple" xlink:href="../Currentaccount.ods" table:table-name="Feb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urrentaccount.ods'#Mar09" table:print="false" table:style-name="ta_extref">
        <table:table-source xlink:type="simple" xlink:href="../Currentaccount.ods" table:table-name="Mar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urrentaccount.ods'#Apr09" table:print="false" table:style-name="ta_extref">
        <table:table-source xlink:type="simple" xlink:href="../Currentaccount.ods" table:table-name="Apr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Currentaccount.ods'#May09" table:print="false" table:style-name="ta_extref">
        <table:table-source xlink:type="simple" xlink:href="../Currentaccount.ods" table:table-name="May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vingaccount.ods'#Jun08" table:print="false" table:style-name="ta_extref">
        <table:table-source xlink:type="simple" xlink:href="../Savingaccount.ods" table:table-name="Jun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vingaccount.ods'#Jul08" table:print="false" table:style-name="ta_extref">
        <table:table-source xlink:type="simple" xlink:href="../Savingaccount.ods" table:table-name="Jul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vingaccount.ods'#Aug08" table:print="false" table:style-name="ta_extref">
        <table:table-source xlink:type="simple" xlink:href="../Savingaccount.ods" table:table-name="Aug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vingaccount.ods'#Sep08" table:print="false" table:style-name="ta_extref">
        <table:table-source xlink:type="simple" xlink:href="../Savingaccount.ods" table:table-name="Sep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vingaccount.ods'#Oct08" table:print="false" table:style-name="ta_extref">
        <table:table-source xlink:type="simple" xlink:href="../Savingaccount.ods" table:table-name="Oct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vingaccount.ods'#Nov08" table:print="false" table:style-name="ta_extref">
        <table:table-source xlink:type="simple" xlink:href="../Savingaccount.ods" table:table-name="Nov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vingaccount.ods'#Dec08" table:print="false" table:style-name="ta_extref">
        <table:table-source xlink:type="simple" xlink:href="../Savingaccount.ods" table:table-name="Dec08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vingaccount.ods'#Jan09" table:print="false" table:style-name="ta_extref">
        <table:table-source xlink:type="simple" xlink:href="../Savingaccount.ods" table:table-name="Jan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vingaccount.ods'#Feb09" table:print="false" table:style-name="ta_extref">
        <table:table-source xlink:type="simple" xlink:href="../Savingaccount.ods" table:table-name="Feb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vingaccount.ods'#Mar09" table:print="false" table:style-name="ta_extref">
        <table:table-source xlink:type="simple" xlink:href="../Savingaccount.ods" table:table-name="Mar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vingaccount.ods'#Apr09" table:print="false" table:style-name="ta_extref">
        <table:table-source xlink:type="simple" xlink:href="../Savingaccount.ods" table:table-name="Apr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Savingaccount.ods'#May09" table:print="false" table:style-name="ta_extref">
        <table:table-source xlink:type="simple" xlink:href="../Savingaccount.ods" table:table-name="May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ayrollyearto050409.ods'#Jun08" table:print="false" table:style-name="ta_extref">
        <table:table-source xlink:type="simple" xlink:href="../Payrollyearto050409.ods" table:table-name="Jun08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ayrollyearto050409.ods'#Jul08" table:print="false" table:style-name="ta_extref">
        <table:table-source xlink:type="simple" xlink:href="../Payrollyearto050409.ods" table:table-name="Jul08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ayrollyearto050409.ods'#Aug08" table:print="false" table:style-name="ta_extref">
        <table:table-source xlink:type="simple" xlink:href="../Payrollyearto050409.ods" table:table-name="Aug08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ayrollyearto050409.ods'#Sep08" table:print="false" table:style-name="ta_extref">
        <table:table-source xlink:type="simple" xlink:href="../Payrollyearto050409.ods" table:table-name="Sep08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ayrollyearto050409.ods'#Oct08" table:print="false" table:style-name="ta_extref">
        <table:table-source xlink:type="simple" xlink:href="../Payrollyearto050409.ods" table:table-name="Oct08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ayrollyearto050409.ods'#Nov08" table:print="false" table:style-name="ta_extref">
        <table:table-source xlink:type="simple" xlink:href="../Payrollyearto050409.ods" table:table-name="Nov08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ayrollyearto050409.ods'#Dec08" table:print="false" table:style-name="ta_extref">
        <table:table-source xlink:type="simple" xlink:href="../Payrollyearto050409.ods" table:table-name="Dec08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ayrollyearto050409.ods'#Jan09" table:print="false" table:style-name="ta_extref">
        <table:table-source xlink:type="simple" xlink:href="../Payrollyearto050409.ods" table:table-name="Jan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ayrollyearto050409.ods'#Feb09" table:print="false" table:style-name="ta_extref">
        <table:table-source xlink:type="simple" xlink:href="../Payrollyearto050409.ods" table:table-name="Feb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ayrollyearto050409.ods'#Mar09" table:print="false" table:style-name="ta_extref">
        <table:table-source xlink:type="simple" xlink:href="../Payrollyearto050409.ods" table:table-name="Mar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ayrollyearto050410.ods'#Apr09" table:print="false" table:style-name="ta_extref">
        <table:table-source xlink:type="simple" xlink:href="../Payrollyearto050410.ods" table:table-name="Apr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ayrollyearto050410.ods'#May09" table:print="false" table:style-name="ta_extref">
        <table:table-source xlink:type="simple" xlink:href="../Payrollyearto050410.ods" table:table-name="May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date-style style:name="N107"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number-style style:name="N110">
      <number:number number:decimal-places="0" number:min-integer-digits="1"/>
      <number:text> </number:text>
    </number:number-style>
    <number:number-style style:name="N111P0" style:volatile="true">
      <number:number number:decimal-places="0" number:min-integer-digits="1"/>
      <number:text> </number:text>
    </number:number-style>
    <number:number-style style:name="N111">
      <style:text-properties fo:color="#ff0000"/>
      <number:text>-</number:text>
      <number:number number:decimal-places="0" number:min-integer-digits="1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date-style style:name="N113P0" style:volatile="true">
      <number:day number:style="long"/>
      <number:text>/</number:text>
      <number:month number:style="long"/>
      <number:text>/</number:text>
      <number:year/>
    </number:date-style>
    <number:text-style style:name="N113">
      <number:text-content/>
      <style:map style:condition="value()&gt;=0" style:apply-style-name="N113P0"/>
    </number:text-style>
    <number:currency-style style:name="N114">
      <number:currency-symbol>£</number:currency-symbol>
      <number:number number:decimal-places="0" number:min-integer-digits="1" number:grouping="true"/>
    </number:currency-style>
    <number:number-style style:name="N115">
      <number:number number:decimal-places="0" number:min-integer-digits="2"/>
    </number:number-style>
    <number:number-style style:name="N116">
      <number:number number:decimal-places="0" number:min-integer-digits="4"/>
    </number:number-style>
    <number:percentage-style style:name="N117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25/02/2011</text:date>, <text:time>09:2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2-25">25/02/2011</text:date> <text:s/><text:time>09:29:5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2-25">25/02/2011</text:date> <text:s/><text:time>09:29:5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2-25">25/02/2011</text:date> <text:s/><text:time>09:29:5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2-25">25/02/2011</text:date> <text:s/><text:time>09:29:5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2-25">25/02/2011</text:date> <text:s/><text:time>09:29:5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2-25">25/02/2011</text:date> <text:s/><text:time>09:29:5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5T09:29:56.38</dc:date>
    <meta:print-date>2008-12-27T14:57:31Z</meta:print-date>
    <meta:editing-duration>PT2M52S</meta:editing-duration>
    <meta:editing-cycles>2</meta:editing-cycles>
    <meta:document-statistic meta:table-count="12" meta:cell-count="5208" meta:object-count="0"/>
  </office:meta>
</office:document-meta>
</file>